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29.33mm"/>
    </style:style>
    <style:style style:name="co4" style:family="table-column">
      <style:table-column-properties fo:break-before="auto" style:column-width="14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Resul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head" table:style-name="ta1">
        <table:table-column table:style-name="co1" table:number-columns-repeated="1024" table:default-cell-style-name="ce1"/>
        <table:table-row table:style-name="ro1">
          <table:table-cell office:value-type="float" office:value="1350.2520199716" calcext:value-type="float">
            <text:p>1350.2520199716</text:p>
          </table:table-cell>
          <table:table-cell office:value-type="string" calcext:value-type="string">
            <text:p>1998_6</text:p>
          </table:table-cell>
          <table:table-cell table:number-columns-repeated="1022"/>
        </table:table-row>
        <table:table-row table:style-name="ro1">
          <table:table-cell office:value-type="float" office:value="1424.6442074778" calcext:value-type="float">
            <text:p>1424.6442074778</text:p>
          </table:table-cell>
          <table:table-cell office:value-type="string" calcext:value-type="string">
            <text:p>1998_7</text:p>
          </table:table-cell>
          <table:table-cell table:number-columns-repeated="1022"/>
        </table:table-row>
        <table:table-row table:style-name="ro1">
          <table:table-cell office:value-type="float" office:value="967.4400448801" calcext:value-type="float">
            <text:p>967.4400448801</text:p>
          </table:table-cell>
          <table:table-cell office:value-type="string" calcext:value-type="string">
            <text:p>1998_8</text:p>
          </table:table-cell>
          <table:table-cell table:number-columns-repeated="1022"/>
        </table:table-row>
        <table:table-row table:style-name="ro1">
          <table:table-cell office:value-type="float" office:value="641.8451418876" calcext:value-type="float">
            <text:p>641.8451418876</text:p>
          </table:table-cell>
          <table:table-cell office:value-type="string" calcext:value-type="string">
            <text:p>1998_9</text:p>
          </table:table-cell>
          <table:table-cell table:number-columns-repeated="1022"/>
        </table:table-row>
        <table:table-row table:style-name="ro1">
          <table:table-cell table:style-name="ce2" office:value-type="float" office:value="285.3714166768" calcext:value-type="float">
            <text:p>285.3714166768</text:p>
          </table:table-cell>
          <table:table-cell office:value-type="string" calcext:value-type="string">
            <text:p>1998_10</text:p>
          </table:table-cell>
          <table:table-cell table:number-columns-repeated="1022"/>
        </table:table-row>
        <table:table-row table:style-name="ro1">
          <table:table-cell office:value-type="float" office:value="43.1500786133" calcext:value-type="float">
            <text:p>43.1500786133</text:p>
          </table:table-cell>
          <table:table-cell office:value-type="string" calcext:value-type="string">
            <text:p>1998_11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nteguli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treamflow_m3s</text:p>
          </table:table-cell>
          <table:table-cell office:value-type="string" calcext:value-type="string">
            <text:p>P_mm</text:p>
          </table:table-cell>
          <table:table-cell office:value-type="string" calcext:value-type="string">
            <text:p>year mon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string" calcext:value-type="string">
                <text:p>1998-10-01</text:p>
              </table:table-cell>
              <table:table-cell office:value-type="float" office:value="11.4614076614" calcext:value-type="float">
                <text:p>11.4614076614</text:p>
              </table:table-cell>
              <table:table-cell office:value-type="float" office:value="125" calcext:value-type="float">
                <text:p>125</text:p>
              </table:table-cell>
              <table:table-cell table:formula="of:=CONCATENATE(YEAR([.A2]);&quot;_&quot;;MONTH([.A2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02</text:p>
              </table:table-cell>
              <table:table-cell office:value-type="float" office:value="7.4849610329" calcext:value-type="float">
                <text:p>7.4849610329</text:p>
              </table:table-cell>
              <table:table-cell office:value-type="float" office:value="115" calcext:value-type="float">
                <text:p>115</text:p>
              </table:table-cell>
              <table:table-cell table:formula="of:=CONCATENATE(YEAR([.A3]);&quot;_&quot;;MONTH([.A3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03</text:p>
              </table:table-cell>
              <table:table-cell office:value-type="float" office:value="33.5630493164" calcext:value-type="float">
                <text:p>33.5630493164</text:p>
              </table:table-cell>
              <table:table-cell office:value-type="float" office:value="345" calcext:value-type="float">
                <text:p>345</text:p>
              </table:table-cell>
              <table:table-cell table:formula="of:=CONCATENATE(YEAR([.A4]);&quot;_&quot;;MONTH([.A4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04</text:p>
              </table:table-cell>
              <table:table-cell office:value-type="float" office:value="9.4818916321" calcext:value-type="float">
                <text:p>9.4818916321</text:p>
              </table:table-cell>
              <table:table-cell office:value-type="float" office:value="190" calcext:value-type="float">
                <text:p>190</text:p>
              </table:table-cell>
              <table:table-cell table:formula="of:=CONCATENATE(YEAR([.A5]);&quot;_&quot;;MONTH([.A5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05</text:p>
              </table:table-cell>
              <table:table-cell office:value-type="float" office:value="14.335609436" calcext:value-type="float">
                <text:p>14.335609436</text:p>
              </table:table-cell>
              <table:table-cell office:value-type="float" office:value="145" calcext:value-type="float">
                <text:p>145</text:p>
              </table:table-cell>
              <table:table-cell table:formula="of:=CONCATENATE(YEAR([.A6]);&quot;_&quot;;MONTH([.A6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06</text:p>
              </table:table-cell>
              <table:table-cell office:value-type="float" office:value="4.8745017052" calcext:value-type="float">
                <text:p>4.8745017052</text:p>
              </table:table-cell>
              <table:table-cell office:value-type="float" office:value="119.8" calcext:value-type="float">
                <text:p>119.8</text:p>
              </table:table-cell>
              <table:table-cell table:formula="of:=CONCATENATE(YEAR([.A7]);&quot;_&quot;;MONTH([.A7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07</text:p>
              </table:table-cell>
              <table:table-cell office:value-type="float" office:value="0.6736488342" calcext:value-type="float">
                <text:p>0.6736488342</text:p>
              </table:table-cell>
              <table:table-cell office:value-type="float" office:value="106.8" calcext:value-type="float">
                <text:p>106.8</text:p>
              </table:table-cell>
              <table:table-cell table:formula="of:=CONCATENATE(YEAR([.A8]);&quot;_&quot;;MONTH([.A8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08</text:p>
              </table:table-cell>
              <table:table-cell office:value-type="float" office:value="1.2821625471" calcext:value-type="float">
                <text:p>1.2821625471</text:p>
              </table:table-cell>
              <table:table-cell office:value-type="float" office:value="94.84" calcext:value-type="float">
                <text:p>94.84</text:p>
              </table:table-cell>
              <table:table-cell table:formula="of:=CONCATENATE(YEAR([.A9]);&quot;_&quot;;MONTH([.A9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09</text:p>
              </table:table-cell>
              <table:table-cell office:value-type="float" office:value="8.9861917496" calcext:value-type="float">
                <text:p>8.9861917496</text:p>
              </table:table-cell>
              <table:table-cell office:value-type="float" office:value="98.5" calcext:value-type="float">
                <text:p>98.5</text:p>
              </table:table-cell>
              <table:table-cell table:formula="of:=CONCATENATE(YEAR([.A10]);&quot;_&quot;;MONTH([.A10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10</text:p>
              </table:table-cell>
              <table:table-cell office:value-type="float" office:value="8.8224983215" calcext:value-type="float">
                <text:p>8.8224983215</text:p>
              </table:table-cell>
              <table:table-cell office:value-type="float" office:value="84.25" calcext:value-type="float">
                <text:p>84.25</text:p>
              </table:table-cell>
              <table:table-cell table:formula="of:=CONCATENATE(YEAR([.A11]);&quot;_&quot;;MONTH([.A11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11</text:p>
              </table:table-cell>
              <table:table-cell office:value-type="float" office:value="4.8238348961" calcext:value-type="float">
                <text:p>4.8238348961</text:p>
              </table:table-cell>
              <table:table-cell office:value-type="float" office:value="79.66" calcext:value-type="float">
                <text:p>79.66</text:p>
              </table:table-cell>
              <table:table-cell table:formula="of:=CONCATENATE(YEAR([.A12]);&quot;_&quot;;MONTH([.A12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12</text:p>
              </table:table-cell>
              <table:table-cell office:value-type="float" office:value="29.1034221649" calcext:value-type="float">
                <text:p>29.1034221649</text:p>
              </table:table-cell>
              <table:table-cell office:value-type="float" office:value="75.81" calcext:value-type="float">
                <text:p>75.81</text:p>
              </table:table-cell>
              <table:table-cell table:formula="of:=CONCATENATE(YEAR([.A13]);&quot;_&quot;;MONTH([.A13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13</text:p>
              </table:table-cell>
              <table:table-cell office:value-type="float" office:value="10.9527425766" calcext:value-type="float">
                <text:p>10.9527425766</text:p>
              </table:table-cell>
              <table:table-cell office:value-type="float" office:value="71.38" calcext:value-type="float">
                <text:p>71.38</text:p>
              </table:table-cell>
              <table:table-cell table:formula="of:=CONCATENATE(YEAR([.A14]);&quot;_&quot;;MONTH([.A14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14</text:p>
              </table:table-cell>
              <table:table-cell office:value-type="float" office:value="15.7664890289" calcext:value-type="float">
                <text:p>15.7664890289</text:p>
              </table:table-cell>
              <table:table-cell office:value-type="float" office:value="81.63" calcext:value-type="float">
                <text:p>81.63</text:p>
              </table:table-cell>
              <table:table-cell table:formula="of:=CONCATENATE(YEAR([.A15]);&quot;_&quot;;MONTH([.A15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15</text:p>
              </table:table-cell>
              <table:table-cell office:value-type="float" office:value="43.8167076111" calcext:value-type="float">
                <text:p>43.8167076111</text:p>
              </table:table-cell>
              <table:table-cell office:value-type="float" office:value="69.35" calcext:value-type="float">
                <text:p>69.35</text:p>
              </table:table-cell>
              <table:table-cell table:formula="of:=CONCATENATE(YEAR([.A16]);&quot;_&quot;;MONTH([.A16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16</text:p>
              </table:table-cell>
              <table:table-cell office:value-type="float" office:value="25.5291061401" calcext:value-type="float">
                <text:p>25.5291061401</text:p>
              </table:table-cell>
              <table:table-cell office:value-type="float" office:value="70" calcext:value-type="float">
                <text:p>70</text:p>
              </table:table-cell>
              <table:table-cell table:formula="of:=CONCATENATE(YEAR([.A17]);&quot;_&quot;;MONTH([.A17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17</text:p>
              </table:table-cell>
              <table:table-cell office:value-type="float" office:value="11.4876918793" calcext:value-type="float">
                <text:p>11.4876918793</text:p>
              </table:table-cell>
              <table:table-cell office:value-type="float" office:value="61.74" calcext:value-type="float">
                <text:p>61.74</text:p>
              </table:table-cell>
              <table:table-cell table:formula="of:=CONCATENATE(YEAR([.A18]);&quot;_&quot;;MONTH([.A18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18</text:p>
              </table:table-cell>
              <table:table-cell office:value-type="float" office:value="1.3109017611" calcext:value-type="float">
                <text:p>1.3109017611</text:p>
              </table:table-cell>
              <table:table-cell office:value-type="float" office:value="56.01" calcext:value-type="float">
                <text:p>56.01</text:p>
              </table:table-cell>
              <table:table-cell table:formula="of:=CONCATENATE(YEAR([.A19]);&quot;_&quot;;MONTH([.A19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19</text:p>
              </table:table-cell>
              <table:table-cell office:value-type="float" office:value="1.552118659" calcext:value-type="float">
                <text:p>1.552118659</text:p>
              </table:table-cell>
              <table:table-cell office:value-type="float" office:value="62.5" calcext:value-type="float">
                <text:p>62.5</text:p>
              </table:table-cell>
              <table:table-cell table:formula="of:=CONCATENATE(YEAR([.A20]);&quot;_&quot;;MONTH([.A20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20</text:p>
              </table:table-cell>
              <table:table-cell office:value-type="float" office:value="2.5754995346" calcext:value-type="float">
                <text:p>2.5754995346</text:p>
              </table:table-cell>
              <table:table-cell office:value-type="float" office:value="60" calcext:value-type="float">
                <text:p>60</text:p>
              </table:table-cell>
              <table:table-cell table:formula="of:=CONCATENATE(YEAR([.A21]);&quot;_&quot;;MONTH([.A21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21</text:p>
              </table:table-cell>
              <table:table-cell office:value-type="float" office:value="0.0640026331" calcext:value-type="float">
                <text:p>0.0640026331</text:p>
              </table:table-cell>
              <table:table-cell office:value-type="float" office:value="49.9" calcext:value-type="float">
                <text:p>49.9</text:p>
              </table:table-cell>
              <table:table-cell table:formula="of:=CONCATENATE(YEAR([.A22]);&quot;_&quot;;MONTH([.A22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22</text:p>
              </table:table-cell>
              <table:table-cell office:value-type="float" office:value="0.4883218706" calcext:value-type="float">
                <text:p>0.4883218706</text:p>
              </table:table-cell>
              <table:table-cell office:value-type="float" office:value="45.17" calcext:value-type="float">
                <text:p>45.17</text:p>
              </table:table-cell>
              <table:table-cell table:formula="of:=CONCATENATE(YEAR([.A23]);&quot;_&quot;;MONTH([.A23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23</text:p>
              </table:table-cell>
              <table:table-cell office:value-type="float" office:value="0.4168803096" calcext:value-type="float">
                <text:p>0.4168803096</text:p>
              </table:table-cell>
              <table:table-cell office:value-type="float" office:value="55" calcext:value-type="float">
                <text:p>55</text:p>
              </table:table-cell>
              <table:table-cell table:formula="of:=CONCATENATE(YEAR([.A24]);&quot;_&quot;;MONTH([.A24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9.56" calcext:value-type="float">
                <text:p>39.56</text:p>
              </table:table-cell>
              <table:table-cell table:formula="of:=CONCATENATE(YEAR([.A25]);&quot;_&quot;;MONTH([.A25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25</text:p>
              </table:table-cell>
              <table:table-cell office:value-type="float" office:value="0.051180508" calcext:value-type="float">
                <text:p>0.051180508</text:p>
              </table:table-cell>
              <table:table-cell office:value-type="float" office:value="37.55" calcext:value-type="float">
                <text:p>37.55</text:p>
              </table:table-cell>
              <table:table-cell table:formula="of:=CONCATENATE(YEAR([.A26]);&quot;_&quot;;MONTH([.A26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26</text:p>
              </table:table-cell>
              <table:table-cell office:value-type="float" office:value="1.7307885885" calcext:value-type="float">
                <text:p>1.7307885885</text:p>
              </table:table-cell>
              <table:table-cell office:value-type="float" office:value="35.75" calcext:value-type="float">
                <text:p>35.75</text:p>
              </table:table-cell>
              <table:table-cell table:formula="of:=CONCATENATE(YEAR([.A27]);&quot;_&quot;;MONTH([.A27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27</text:p>
              </table:table-cell>
              <table:table-cell office:value-type="float" office:value="1.5957218409" calcext:value-type="float">
                <text:p>1.5957218409</text:p>
              </table:table-cell>
              <table:table-cell office:value-type="float" office:value="35.43" calcext:value-type="float">
                <text:p>35.43</text:p>
              </table:table-cell>
              <table:table-cell table:formula="of:=CONCATENATE(YEAR([.A28]);&quot;_&quot;;MONTH([.A28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28</text:p>
              </table:table-cell>
              <table:table-cell office:value-type="float" office:value="21.8157444" calcext:value-type="float">
                <text:p>21.8157444</text:p>
              </table:table-cell>
              <table:table-cell office:value-type="float" office:value="33.26" calcext:value-type="float">
                <text:p>33.26</text:p>
              </table:table-cell>
              <table:table-cell table:formula="of:=CONCATENATE(YEAR([.A29]);&quot;_&quot;;MONTH([.A29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29</text:p>
              </table:table-cell>
              <table:table-cell office:value-type="float" office:value="11.0475206375" calcext:value-type="float">
                <text:p>11.0475206375</text:p>
              </table:table-cell>
              <table:table-cell office:value-type="float" office:value="28.86" calcext:value-type="float">
                <text:p>28.86</text:p>
              </table:table-cell>
              <table:table-cell table:formula="of:=CONCATENATE(YEAR([.A30]);&quot;_&quot;;MONTH([.A30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30</text:p>
              </table:table-cell>
              <table:table-cell office:value-type="float" office:value="0.2017706186" calcext:value-type="float">
                <text:p>0.2017706186</text:p>
              </table:table-cell>
              <table:table-cell office:value-type="float" office:value="42.5" calcext:value-type="float">
                <text:p>42.5</text:p>
              </table:table-cell>
              <table:table-cell table:formula="of:=CONCATENATE(YEAR([.A31]);&quot;_&quot;;MONTH([.A31]))" office:value-type="string" office:string-value="1998_10" calcext:value-type="string">
                <text:p>1998_10</text:p>
              </table:table-cell>
            </table:table-row>
            <table:table-row table:style-name="ro1" table:visibility="collapse">
              <table:table-cell office:value-type="string" calcext:value-type="string">
                <text:p>1998-10-31</text:p>
              </table:table-cell>
              <table:table-cell office:value-type="float" office:value="0.0750487819" calcext:value-type="float">
                <text:p>0.0750487819</text:p>
              </table:table-cell>
              <table:table-cell office:value-type="float" office:value="50.42" calcext:value-type="float">
                <text:p>50.42</text:p>
              </table:table-cell>
              <table:table-cell table:formula="of:=CONCATENATE(YEAR([.A32]);&quot;_&quot;;MONTH([.A32]))" office:value-type="string" office:string-value="1998_10" calcext:value-type="string">
                <text:p>1998_10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:.$B$32])" office:value-type="float" office:value="285.3714166768" calcext:value-type="float">
              <text:p>285.3714166768</text:p>
            </table:table-cell>
            <table:table-cell/>
            <table:table-cell table:style-name="Result" office:value-type="string" calcext:value-type="string">
              <text:p>1998_10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8-11-01</text:p>
              </table:table-cell>
              <table:table-cell office:value-type="float" office:value="0.0524329767" calcext:value-type="float">
                <text:p>0.0524329767</text:p>
              </table:table-cell>
              <table:table-cell office:value-type="float" office:value="45.06" calcext:value-type="float">
                <text:p>45.06</text:p>
              </table:table-cell>
              <table:table-cell table:formula="of:=CONCATENATE(YEAR([.A34]);&quot;_&quot;;MONTH([.A34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02</text:p>
              </table:table-cell>
              <table:table-cell office:value-type="float" office:value="0.3532561064" calcext:value-type="float">
                <text:p>0.3532561064</text:p>
              </table:table-cell>
              <table:table-cell office:value-type="float" office:value="44.22" calcext:value-type="float">
                <text:p>44.22</text:p>
              </table:table-cell>
              <table:table-cell table:formula="of:=CONCATENATE(YEAR([.A35]);&quot;_&quot;;MONTH([.A35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03</text:p>
              </table:table-cell>
              <table:table-cell office:value-type="float" office:value="0.4161672294" calcext:value-type="float">
                <text:p>0.4161672294</text:p>
              </table:table-cell>
              <table:table-cell office:value-type="float" office:value="40.75" calcext:value-type="float">
                <text:p>40.75</text:p>
              </table:table-cell>
              <table:table-cell table:formula="of:=CONCATENATE(YEAR([.A36]);&quot;_&quot;;MONTH([.A36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04</text:p>
              </table:table-cell>
              <table:table-cell office:value-type="float" office:value="0.9869109392" calcext:value-type="float">
                <text:p>0.9869109392</text:p>
              </table:table-cell>
              <table:table-cell office:value-type="float" office:value="36.26" calcext:value-type="float">
                <text:p>36.26</text:p>
              </table:table-cell>
              <table:table-cell table:formula="of:=CONCATENATE(YEAR([.A37]);&quot;_&quot;;MONTH([.A37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05</text:p>
              </table:table-cell>
              <table:table-cell office:value-type="float" office:value="1.9291040897" calcext:value-type="float">
                <text:p>1.9291040897</text:p>
              </table:table-cell>
              <table:table-cell office:value-type="float" office:value="32.81" calcext:value-type="float">
                <text:p>32.81</text:p>
              </table:table-cell>
              <table:table-cell table:formula="of:=CONCATENATE(YEAR([.A38]);&quot;_&quot;;MONTH([.A38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06</text:p>
              </table:table-cell>
              <table:table-cell office:value-type="float" office:value="1.7564177513" calcext:value-type="float">
                <text:p>1.7564177513</text:p>
              </table:table-cell>
              <table:table-cell office:value-type="float" office:value="32.5" calcext:value-type="float">
                <text:p>32.5</text:p>
              </table:table-cell>
              <table:table-cell table:formula="of:=CONCATENATE(YEAR([.A39]);&quot;_&quot;;MONTH([.A39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07</text:p>
              </table:table-cell>
              <table:table-cell office:value-type="float" office:value="3.1795847416" calcext:value-type="float">
                <text:p>3.1795847416</text:p>
              </table:table-cell>
              <table:table-cell office:value-type="float" office:value="26.74" calcext:value-type="float">
                <text:p>26.74</text:p>
              </table:table-cell>
              <table:table-cell table:formula="of:=CONCATENATE(YEAR([.A40]);&quot;_&quot;;MONTH([.A40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08</text:p>
              </table:table-cell>
              <table:table-cell office:value-type="float" office:value="5.8910164833" calcext:value-type="float">
                <text:p>5.8910164833</text:p>
              </table:table-cell>
              <table:table-cell office:value-type="float" office:value="30" calcext:value-type="float">
                <text:p>30</text:p>
              </table:table-cell>
              <table:table-cell table:formula="of:=CONCATENATE(YEAR([.A41]);&quot;_&quot;;MONTH([.A41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09</text:p>
              </table:table-cell>
              <table:table-cell office:value-type="float" office:value="7.8173127174" calcext:value-type="float">
                <text:p>7.8173127174</text:p>
              </table:table-cell>
              <table:table-cell office:value-type="float" office:value="24.64" calcext:value-type="float">
                <text:p>24.64</text:p>
              </table:table-cell>
              <table:table-cell table:formula="of:=CONCATENATE(YEAR([.A42]);&quot;_&quot;;MONTH([.A42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10</text:p>
              </table:table-cell>
              <table:table-cell office:value-type="float" office:value="6.0174546242" calcext:value-type="float">
                <text:p>6.0174546242</text:p>
              </table:table-cell>
              <table:table-cell office:value-type="float" office:value="23.91" calcext:value-type="float">
                <text:p>23.91</text:p>
              </table:table-cell>
              <table:table-cell table:formula="of:=CONCATENATE(YEAR([.A43]);&quot;_&quot;;MONTH([.A43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11</text:p>
              </table:table-cell>
              <table:table-cell office:value-type="float" office:value="0.2305509299" calcext:value-type="float">
                <text:p>0.2305509299</text:p>
              </table:table-cell>
              <table:table-cell office:value-type="float" office:value="22.14" calcext:value-type="float">
                <text:p>22.14</text:p>
              </table:table-cell>
              <table:table-cell table:formula="of:=CONCATENATE(YEAR([.A44]);&quot;_&quot;;MONTH([.A44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12</text:p>
              </table:table-cell>
              <table:table-cell office:value-type="float" office:value="0.2555076182" calcext:value-type="float">
                <text:p>0.2555076182</text:p>
              </table:table-cell>
              <table:table-cell office:value-type="float" office:value="21.13" calcext:value-type="float">
                <text:p>21.13</text:p>
              </table:table-cell>
              <table:table-cell table:formula="of:=CONCATENATE(YEAR([.A45]);&quot;_&quot;;MONTH([.A45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13</text:p>
              </table:table-cell>
              <table:table-cell office:value-type="float" office:value="1.4723286629" calcext:value-type="float">
                <text:p>1.4723286629</text:p>
              </table:table-cell>
              <table:table-cell office:value-type="float" office:value="25" calcext:value-type="float">
                <text:p>25</text:p>
              </table:table-cell>
              <table:table-cell table:formula="of:=CONCATENATE(YEAR([.A46]);&quot;_&quot;;MONTH([.A46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14</text:p>
              </table:table-cell>
              <table:table-cell office:value-type="float" office:value="0.1302469969" calcext:value-type="float">
                <text:p>0.1302469969</text:p>
              </table:table-cell>
              <table:table-cell office:value-type="float" office:value="19.2" calcext:value-type="float">
                <text:p>19.2</text:p>
              </table:table-cell>
              <table:table-cell table:formula="of:=CONCATENATE(YEAR([.A47]);&quot;_&quot;;MONTH([.A47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15</text:p>
              </table:table-cell>
              <table:table-cell office:value-type="float" office:value="0.0882462338" calcext:value-type="float">
                <text:p>0.0882462338</text:p>
              </table:table-cell>
              <table:table-cell office:value-type="float" office:value="18.93" calcext:value-type="float">
                <text:p>18.93</text:p>
              </table:table-cell>
              <table:table-cell table:formula="of:=CONCATENATE(YEAR([.A48]);&quot;_&quot;;MONTH([.A48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16</text:p>
              </table:table-cell>
              <table:table-cell office:value-type="float" office:value="0.0048859492" calcext:value-type="float">
                <text:p>0.0048859492</text:p>
              </table:table-cell>
              <table:table-cell office:value-type="float" office:value="18.36" calcext:value-type="float">
                <text:p>18.36</text:p>
              </table:table-cell>
              <table:table-cell table:formula="of:=CONCATENATE(YEAR([.A49]);&quot;_&quot;;MONTH([.A49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97" calcext:value-type="float">
                <text:p>16.97</text:p>
              </table:table-cell>
              <table:table-cell table:formula="of:=CONCATENATE(YEAR([.A50]);&quot;_&quot;;MONTH([.A50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18</text:p>
              </table:table-cell>
              <table:table-cell office:value-type="float" office:value="0.6350163817" calcext:value-type="float">
                <text:p>0.6350163817</text:p>
              </table:table-cell>
              <table:table-cell office:value-type="float" office:value="16.57" calcext:value-type="float">
                <text:p>16.57</text:p>
              </table:table-cell>
              <table:table-cell table:formula="of:=CONCATENATE(YEAR([.A51]);&quot;_&quot;;MONTH([.A51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19</text:p>
              </table:table-cell>
              <table:table-cell office:value-type="float" office:value="11.5765581131" calcext:value-type="float">
                <text:p>11.5765581131</text:p>
              </table:table-cell>
              <table:table-cell office:value-type="float" office:value="15.56" calcext:value-type="float">
                <text:p>15.56</text:p>
              </table:table-cell>
              <table:table-cell table:formula="of:=CONCATENATE(YEAR([.A52]);&quot;_&quot;;MONTH([.A52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20</text:p>
              </table:table-cell>
              <table:table-cell office:value-type="float" office:value="0.2431247383" calcext:value-type="float">
                <text:p>0.2431247383</text:p>
              </table:table-cell>
              <table:table-cell office:value-type="float" office:value="21" calcext:value-type="float">
                <text:p>21</text:p>
              </table:table-cell>
              <table:table-cell table:formula="of:=CONCATENATE(YEAR([.A53]);&quot;_&quot;;MONTH([.A53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21</text:p>
              </table:table-cell>
              <table:table-cell office:value-type="float" office:value="0.0814517587" calcext:value-type="float">
                <text:p>0.0814517587</text:p>
              </table:table-cell>
              <table:table-cell office:value-type="float" office:value="14.57" calcext:value-type="float">
                <text:p>14.57</text:p>
              </table:table-cell>
              <table:table-cell table:formula="of:=CONCATENATE(YEAR([.A54]);&quot;_&quot;;MONTH([.A54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22</text:p>
              </table:table-cell>
              <table:table-cell office:value-type="float" office:value="0.0325035714" calcext:value-type="float">
                <text:p>0.0325035714</text:p>
              </table:table-cell>
              <table:table-cell office:value-type="float" office:value="14.46" calcext:value-type="float">
                <text:p>14.46</text:p>
              </table:table-cell>
              <table:table-cell table:formula="of:=CONCATENATE(YEAR([.A55]);&quot;_&quot;;MONTH([.A55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" calcext:value-type="float">
                <text:p>20</text:p>
              </table:table-cell>
              <table:table-cell table:formula="of:=CONCATENATE(YEAR([.A56]);&quot;_&quot;;MONTH([.A56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17" calcext:value-type="float">
                <text:p>14.17</text:p>
              </table:table-cell>
              <table:table-cell table:formula="of:=CONCATENATE(YEAR([.A57]);&quot;_&quot;;MONTH([.A57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71" calcext:value-type="float">
                <text:p>13.71</text:p>
              </table:table-cell>
              <table:table-cell table:formula="of:=CONCATENATE(YEAR([.A58]);&quot;_&quot;;MONTH([.A58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62" calcext:value-type="float">
                <text:p>13.62</text:p>
              </table:table-cell>
              <table:table-cell table:formula="of:=CONCATENATE(YEAR([.A59]);&quot;_&quot;;MONTH([.A59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5" calcext:value-type="float">
                <text:p>17.5</text:p>
              </table:table-cell>
              <table:table-cell table:formula="of:=CONCATENATE(YEAR([.A60]);&quot;_&quot;;MONTH([.A60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62" calcext:value-type="float">
                <text:p>11.62</text:p>
              </table:table-cell>
              <table:table-cell table:formula="of:=CONCATENATE(YEAR([.A61]);&quot;_&quot;;MONTH([.A61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44" calcext:value-type="float">
                <text:p>11.44</text:p>
              </table:table-cell>
              <table:table-cell table:formula="of:=CONCATENATE(YEAR([.A62]);&quot;_&quot;;MONTH([.A62]))" office:value-type="string" office:string-value="1998_11" calcext:value-type="string">
                <text:p>1998_11</text:p>
              </table:table-cell>
            </table:table-row>
            <table:table-row table:style-name="ro1" table:visibility="collapse">
              <table:table-cell office:value-type="string" calcext:value-type="string">
                <text:p>1998-1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96" calcext:value-type="float">
                <text:p>10.96</text:p>
              </table:table-cell>
              <table:table-cell table:formula="of:=CONCATENATE(YEAR([.A63]);&quot;_&quot;;MONTH([.A63]))" office:value-type="string" office:string-value="1998_11" calcext:value-type="string">
                <text:p>1998_1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4:.$B$63])" office:value-type="float" office:value="43.1500786133" calcext:value-type="float">
              <text:p>43.1500786133</text:p>
            </table:table-cell>
            <table:table-cell/>
            <table:table-cell table:style-name="Result" office:value-type="string" calcext:value-type="string">
              <text:p>1998_1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8-1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5" calcext:value-type="float">
                <text:p>10.5</text:p>
              </table:table-cell>
              <table:table-cell table:formula="of:=CONCATENATE(YEAR([.A65]);&quot;_&quot;;MONTH([.A65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3" calcext:value-type="float">
                <text:p>10.3</text:p>
              </table:table-cell>
              <table:table-cell table:formula="of:=CONCATENATE(YEAR([.A66]);&quot;_&quot;;MONTH([.A66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2" calcext:value-type="float">
                <text:p>10.2</text:p>
              </table:table-cell>
              <table:table-cell table:formula="of:=CONCATENATE(YEAR([.A67]);&quot;_&quot;;MONTH([.A67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" calcext:value-type="float">
                <text:p>10</text:p>
              </table:table-cell>
              <table:table-cell table:formula="of:=CONCATENATE(YEAR([.A68]);&quot;_&quot;;MONTH([.A68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" calcext:value-type="float">
                <text:p>10</text:p>
              </table:table-cell>
              <table:table-cell table:formula="of:=CONCATENATE(YEAR([.A69]);&quot;_&quot;;MONTH([.A69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9" calcext:value-type="float">
                <text:p>9.9</text:p>
              </table:table-cell>
              <table:table-cell table:formula="of:=CONCATENATE(YEAR([.A70]);&quot;_&quot;;MONTH([.A70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6" calcext:value-type="float">
                <text:p>9.6</text:p>
              </table:table-cell>
              <table:table-cell table:formula="of:=CONCATENATE(YEAR([.A71]);&quot;_&quot;;MONTH([.A71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107" calcext:value-type="float">
                <text:p>9.107</text:p>
              </table:table-cell>
              <table:table-cell table:formula="of:=CONCATENATE(YEAR([.A72]);&quot;_&quot;;MONTH([.A72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754" calcext:value-type="float">
                <text:p>8.754</text:p>
              </table:table-cell>
              <table:table-cell table:formula="of:=CONCATENATE(YEAR([.A73]);&quot;_&quot;;MONTH([.A73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613" calcext:value-type="float">
                <text:p>8.613</text:p>
              </table:table-cell>
              <table:table-cell table:formula="of:=CONCATENATE(YEAR([.A74]);&quot;_&quot;;MONTH([.A74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11</text:p>
              </table:table-cell>
              <table:table-cell office:value-type="float" office:value="0.0130103463" calcext:value-type="float">
                <text:p>0.0130103463</text:p>
              </table:table-cell>
              <table:table-cell office:value-type="float" office:value="8.65" calcext:value-type="float">
                <text:p>8.65</text:p>
              </table:table-cell>
              <table:table-cell table:formula="of:=CONCATENATE(YEAR([.A75]);&quot;_&quot;;MONTH([.A75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06" calcext:value-type="float">
                <text:p>8.06</text:p>
              </table:table-cell>
              <table:table-cell table:formula="of:=CONCATENATE(YEAR([.A76]);&quot;_&quot;;MONTH([.A76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55" calcext:value-type="float">
                <text:p>8.55</text:p>
              </table:table-cell>
              <table:table-cell table:formula="of:=CONCATENATE(YEAR([.A77]);&quot;_&quot;;MONTH([.A77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14</text:p>
              </table:table-cell>
              <table:table-cell office:value-type="float" office:value="1.6726993322" calcext:value-type="float">
                <text:p>1.6726993322</text:p>
              </table:table-cell>
              <table:table-cell office:value-type="float" office:value="8.75" calcext:value-type="float">
                <text:p>8.75</text:p>
              </table:table-cell>
              <table:table-cell table:formula="of:=CONCATENATE(YEAR([.A78]);&quot;_&quot;;MONTH([.A78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15</text:p>
              </table:table-cell>
              <table:table-cell office:value-type="float" office:value="0.476161629" calcext:value-type="float">
                <text:p>0.476161629</text:p>
              </table:table-cell>
              <table:table-cell office:value-type="float" office:value="8.25" calcext:value-type="float">
                <text:p>8.25</text:p>
              </table:table-cell>
              <table:table-cell table:formula="of:=CONCATENATE(YEAR([.A79]);&quot;_&quot;;MONTH([.A79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16</text:p>
              </table:table-cell>
              <table:table-cell office:value-type="float" office:value="0.0980811492" calcext:value-type="float">
                <text:p>0.0980811492</text:p>
              </table:table-cell>
              <table:table-cell office:value-type="float" office:value="7.8" calcext:value-type="float">
                <text:p>7.8</text:p>
              </table:table-cell>
              <table:table-cell table:formula="of:=CONCATENATE(YEAR([.A80]);&quot;_&quot;;MONTH([.A80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6" calcext:value-type="float">
                <text:p>7.6</text:p>
              </table:table-cell>
              <table:table-cell table:formula="of:=CONCATENATE(YEAR([.A81]);&quot;_&quot;;MONTH([.A81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4" calcext:value-type="float">
                <text:p>7.4</text:p>
              </table:table-cell>
              <table:table-cell table:formula="of:=CONCATENATE(YEAR([.A82]);&quot;_&quot;;MONTH([.A82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75" calcext:value-type="float">
                <text:p>6.75</text:p>
              </table:table-cell>
              <table:table-cell table:formula="of:=CONCATENATE(YEAR([.A83]);&quot;_&quot;;MONTH([.A83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7" calcext:value-type="float">
                <text:p>6.7</text:p>
              </table:table-cell>
              <table:table-cell table:formula="of:=CONCATENATE(YEAR([.A84]);&quot;_&quot;;MONTH([.A84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348" calcext:value-type="float">
                <text:p>7.348</text:p>
              </table:table-cell>
              <table:table-cell table:formula="of:=CONCATENATE(YEAR([.A85]);&quot;_&quot;;MONTH([.A85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146" calcext:value-type="float">
                <text:p>7.146</text:p>
              </table:table-cell>
              <table:table-cell table:formula="of:=CONCATENATE(YEAR([.A86]);&quot;_&quot;;MONTH([.A86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776" calcext:value-type="float">
                <text:p>6.776</text:p>
              </table:table-cell>
              <table:table-cell table:formula="of:=CONCATENATE(YEAR([.A87]);&quot;_&quot;;MONTH([.A87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477" calcext:value-type="float">
                <text:p>6.477</text:p>
              </table:table-cell>
              <table:table-cell table:formula="of:=CONCATENATE(YEAR([.A88]);&quot;_&quot;;MONTH([.A88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4" calcext:value-type="float">
                <text:p>7.4</text:p>
              </table:table-cell>
              <table:table-cell table:formula="of:=CONCATENATE(YEAR([.A89]);&quot;_&quot;;MONTH([.A89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25" calcext:value-type="float">
                <text:p>7.25</text:p>
              </table:table-cell>
              <table:table-cell table:formula="of:=CONCATENATE(YEAR([.A90]);&quot;_&quot;;MONTH([.A90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1" calcext:value-type="float">
                <text:p>7.1</text:p>
              </table:table-cell>
              <table:table-cell table:formula="of:=CONCATENATE(YEAR([.A91]);&quot;_&quot;;MONTH([.A91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05" calcext:value-type="float">
                <text:p>7.05</text:p>
              </table:table-cell>
              <table:table-cell table:formula="of:=CONCATENATE(YEAR([.A92]);&quot;_&quot;;MONTH([.A92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" calcext:value-type="float">
                <text:p>7</text:p>
              </table:table-cell>
              <table:table-cell table:formula="of:=CONCATENATE(YEAR([.A93]);&quot;_&quot;;MONTH([.A93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85" calcext:value-type="float">
                <text:p>6.85</text:p>
              </table:table-cell>
              <table:table-cell table:formula="of:=CONCATENATE(YEAR([.A94]);&quot;_&quot;;MONTH([.A94]))" office:value-type="string" office:string-value="1998_12" calcext:value-type="string">
                <text:p>1998_12</text:p>
              </table:table-cell>
            </table:table-row>
            <table:table-row table:style-name="ro1" table:visibility="collapse">
              <table:table-cell office:value-type="string" calcext:value-type="string">
                <text:p>1998-12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7" calcext:value-type="float">
                <text:p>6.7</text:p>
              </table:table-cell>
              <table:table-cell table:formula="of:=CONCATENATE(YEAR([.A95]);&quot;_&quot;;MONTH([.A95]))" office:value-type="string" office:string-value="1998_12" calcext:value-type="string">
                <text:p>1998_1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65:.$B$95])" office:value-type="float" office:value="2.2599524567" calcext:value-type="float">
              <text:p>2.2599524567</text:p>
            </table:table-cell>
            <table:table-cell/>
            <table:table-cell table:style-name="Result" office:value-type="string" calcext:value-type="string">
              <text:p>1998_1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8-06-01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97]);&quot;_&quot;;MONTH([.A97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02</text:p>
              </table:table-cell>
              <table:table-cell office:value-type="float" office:value="1.3811107874" calcext:value-type="float">
                <text:p>1.3811107874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98]);&quot;_&quot;;MONTH([.A98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03</text:p>
              </table:table-cell>
              <table:table-cell office:value-type="float" office:value="7.4753236771" calcext:value-type="float">
                <text:p>7.4753236771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99]);&quot;_&quot;;MONTH([.A99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04</text:p>
              </table:table-cell>
              <table:table-cell office:value-type="float" office:value="18.3719139099" calcext:value-type="float">
                <text:p>18.3719139099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100]);&quot;_&quot;;MONTH([.A100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05</text:p>
              </table:table-cell>
              <table:table-cell office:value-type="float" office:value="0.4490173757" calcext:value-type="float">
                <text:p>0.4490173757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101]);&quot;_&quot;;MONTH([.A101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06</text:p>
              </table:table-cell>
              <table:table-cell office:value-type="float" office:value="5.8673706055" calcext:value-type="float">
                <text:p>5.8673706055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102]);&quot;_&quot;;MONTH([.A102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07</text:p>
              </table:table-cell>
              <table:table-cell office:value-type="float" office:value="1.5314959288" calcext:value-type="float">
                <text:p>1.5314959288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103]);&quot;_&quot;;MONTH([.A103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08</text:p>
              </table:table-cell>
              <table:table-cell office:value-type="float" office:value="8.1198949814" calcext:value-type="float">
                <text:p>8.1198949814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104]);&quot;_&quot;;MONTH([.A104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09</text:p>
              </table:table-cell>
              <table:table-cell office:value-type="float" office:value="45.7217826843" calcext:value-type="float">
                <text:p>45.7217826843</text:p>
              </table:table-cell>
              <table:table-cell office:value-type="float" office:value="20.62" calcext:value-type="float">
                <text:p>20.62</text:p>
              </table:table-cell>
              <table:table-cell table:formula="of:=CONCATENATE(YEAR([.A105]);&quot;_&quot;;MONTH([.A105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10</text:p>
              </table:table-cell>
              <table:table-cell office:value-type="float" office:value="63.0685844421" calcext:value-type="float">
                <text:p>63.0685844421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106]);&quot;_&quot;;MONTH([.A106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11</text:p>
              </table:table-cell>
              <table:table-cell office:value-type="float" office:value="33.3521575928" calcext:value-type="float">
                <text:p>33.3521575928</text:p>
              </table:table-cell>
              <table:table-cell office:value-type="float" office:value="58.29" calcext:value-type="float">
                <text:p>58.29</text:p>
              </table:table-cell>
              <table:table-cell table:formula="of:=CONCATENATE(YEAR([.A107]);&quot;_&quot;;MONTH([.A107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12</text:p>
              </table:table-cell>
              <table:table-cell office:value-type="float" office:value="28.6525688171" calcext:value-type="float">
                <text:p>28.6525688171</text:p>
              </table:table-cell>
              <table:table-cell office:value-type="float" office:value="20" calcext:value-type="float">
                <text:p>20</text:p>
              </table:table-cell>
              <table:table-cell table:formula="of:=CONCATENATE(YEAR([.A108]);&quot;_&quot;;MONTH([.A108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13</text:p>
              </table:table-cell>
              <table:table-cell office:value-type="float" office:value="19.4062328339" calcext:value-type="float">
                <text:p>19.4062328339</text:p>
              </table:table-cell>
              <table:table-cell office:value-type="float" office:value="75" calcext:value-type="float">
                <text:p>75</text:p>
              </table:table-cell>
              <table:table-cell table:formula="of:=CONCATENATE(YEAR([.A109]);&quot;_&quot;;MONTH([.A109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14</text:p>
              </table:table-cell>
              <table:table-cell office:value-type="float" office:value="12.455830574" calcext:value-type="float">
                <text:p>12.455830574</text:p>
              </table:table-cell>
              <table:table-cell office:value-type="float" office:value="65" calcext:value-type="float">
                <text:p>65</text:p>
              </table:table-cell>
              <table:table-cell table:formula="of:=CONCATENATE(YEAR([.A110]);&quot;_&quot;;MONTH([.A110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15</text:p>
              </table:table-cell>
              <table:table-cell office:value-type="float" office:value="12.5723876953" calcext:value-type="float">
                <text:p>12.5723876953</text:p>
              </table:table-cell>
              <table:table-cell office:value-type="float" office:value="34" calcext:value-type="float">
                <text:p>34</text:p>
              </table:table-cell>
              <table:table-cell table:formula="of:=CONCATENATE(YEAR([.A111]);&quot;_&quot;;MONTH([.A111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16</text:p>
              </table:table-cell>
              <table:table-cell office:value-type="float" office:value="8.5958042145" calcext:value-type="float">
                <text:p>8.5958042145</text:p>
              </table:table-cell>
              <table:table-cell office:value-type="float" office:value="34" calcext:value-type="float">
                <text:p>34</text:p>
              </table:table-cell>
              <table:table-cell table:formula="of:=CONCATENATE(YEAR([.A112]);&quot;_&quot;;MONTH([.A112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17</text:p>
              </table:table-cell>
              <table:table-cell office:value-type="float" office:value="14.8780384064" calcext:value-type="float">
                <text:p>14.8780384064</text:p>
              </table:table-cell>
              <table:table-cell office:value-type="float" office:value="90" calcext:value-type="float">
                <text:p>90</text:p>
              </table:table-cell>
              <table:table-cell table:formula="of:=CONCATENATE(YEAR([.A113]);&quot;_&quot;;MONTH([.A113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18</text:p>
              </table:table-cell>
              <table:table-cell office:value-type="float" office:value="3.9105403423" calcext:value-type="float">
                <text:p>3.9105403423</text:p>
              </table:table-cell>
              <table:table-cell office:value-type="float" office:value="70" calcext:value-type="float">
                <text:p>70</text:p>
              </table:table-cell>
              <table:table-cell table:formula="of:=CONCATENATE(YEAR([.A114]);&quot;_&quot;;MONTH([.A114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19</text:p>
              </table:table-cell>
              <table:table-cell office:value-type="float" office:value="13.9636554718" calcext:value-type="float">
                <text:p>13.9636554718</text:p>
              </table:table-cell>
              <table:table-cell office:value-type="float" office:value="55" calcext:value-type="float">
                <text:p>55</text:p>
              </table:table-cell>
              <table:table-cell table:formula="of:=CONCATENATE(YEAR([.A115]);&quot;_&quot;;MONTH([.A115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20</text:p>
              </table:table-cell>
              <table:table-cell office:value-type="float" office:value="29.9549179077" calcext:value-type="float">
                <text:p>29.9549179077</text:p>
              </table:table-cell>
              <table:table-cell office:value-type="float" office:value="25.04" calcext:value-type="float">
                <text:p>25.04</text:p>
              </table:table-cell>
              <table:table-cell table:formula="of:=CONCATENATE(YEAR([.A116]);&quot;_&quot;;MONTH([.A116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21</text:p>
              </table:table-cell>
              <table:table-cell office:value-type="float" office:value="85.869682312" calcext:value-type="float">
                <text:p>85.869682312</text:p>
              </table:table-cell>
              <table:table-cell office:value-type="float" office:value="38.35" calcext:value-type="float">
                <text:p>38.35</text:p>
              </table:table-cell>
              <table:table-cell table:formula="of:=CONCATENATE(YEAR([.A117]);&quot;_&quot;;MONTH([.A117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22</text:p>
              </table:table-cell>
              <table:table-cell office:value-type="float" office:value="67.0887527466" calcext:value-type="float">
                <text:p>67.0887527466</text:p>
              </table:table-cell>
              <table:table-cell office:value-type="float" office:value="47.17" calcext:value-type="float">
                <text:p>47.17</text:p>
              </table:table-cell>
              <table:table-cell table:formula="of:=CONCATENATE(YEAR([.A118]);&quot;_&quot;;MONTH([.A118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23</text:p>
              </table:table-cell>
              <table:table-cell office:value-type="float" office:value="101.853515625" calcext:value-type="float">
                <text:p>101.853515625</text:p>
              </table:table-cell>
              <table:table-cell office:value-type="float" office:value="83.88" calcext:value-type="float">
                <text:p>83.88</text:p>
              </table:table-cell>
              <table:table-cell table:formula="of:=CONCATENATE(YEAR([.A119]);&quot;_&quot;;MONTH([.A119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24</text:p>
              </table:table-cell>
              <table:table-cell office:value-type="float" office:value="151.1828765869" calcext:value-type="float">
                <text:p>151.1828765869</text:p>
              </table:table-cell>
              <table:table-cell office:value-type="float" office:value="108.2" calcext:value-type="float">
                <text:p>108.2</text:p>
              </table:table-cell>
              <table:table-cell table:formula="of:=CONCATENATE(YEAR([.A120]);&quot;_&quot;;MONTH([.A120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25</text:p>
              </table:table-cell>
              <table:table-cell office:value-type="float" office:value="68.5141830444" calcext:value-type="float">
                <text:p>68.5141830444</text:p>
              </table:table-cell>
              <table:table-cell office:value-type="float" office:value="124.2" calcext:value-type="float">
                <text:p>124.2</text:p>
              </table:table-cell>
              <table:table-cell table:formula="of:=CONCATENATE(YEAR([.A121]);&quot;_&quot;;MONTH([.A121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26</text:p>
              </table:table-cell>
              <table:table-cell office:value-type="float" office:value="76.0710372925" calcext:value-type="float">
                <text:p>76.0710372925</text:p>
              </table:table-cell>
              <table:table-cell office:value-type="float" office:value="157.5" calcext:value-type="float">
                <text:p>157.5</text:p>
              </table:table-cell>
              <table:table-cell table:formula="of:=CONCATENATE(YEAR([.A122]);&quot;_&quot;;MONTH([.A122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27</text:p>
              </table:table-cell>
              <table:table-cell office:value-type="float" office:value="52.9786376953" calcext:value-type="float">
                <text:p>52.9786376953</text:p>
              </table:table-cell>
              <table:table-cell office:value-type="float" office:value="156.3" calcext:value-type="float">
                <text:p>156.3</text:p>
              </table:table-cell>
              <table:table-cell table:formula="of:=CONCATENATE(YEAR([.A123]);&quot;_&quot;;MONTH([.A123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28</text:p>
              </table:table-cell>
              <table:table-cell office:value-type="float" office:value="141.0135040283" calcext:value-type="float">
                <text:p>141.0135040283</text:p>
              </table:table-cell>
              <table:table-cell office:value-type="float" office:value="110.6" calcext:value-type="float">
                <text:p>110.6</text:p>
              </table:table-cell>
              <table:table-cell table:formula="of:=CONCATENATE(YEAR([.A124]);&quot;_&quot;;MONTH([.A124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29</text:p>
              </table:table-cell>
              <table:table-cell office:value-type="float" office:value="152.554977417" calcext:value-type="float">
                <text:p>152.554977417</text:p>
              </table:table-cell>
              <table:table-cell office:value-type="float" office:value="88.68" calcext:value-type="float">
                <text:p>88.68</text:p>
              </table:table-cell>
              <table:table-cell table:formula="of:=CONCATENATE(YEAR([.A125]);&quot;_&quot;;MONTH([.A125]))" office:value-type="string" office:string-value="1998_6" calcext:value-type="string">
                <text:p>1998_6</text:p>
              </table:table-cell>
            </table:table-row>
            <table:table-row table:style-name="ro1" table:visibility="collapse">
              <table:table-cell office:value-type="string" calcext:value-type="string">
                <text:p>1998-06-30</text:p>
              </table:table-cell>
              <table:table-cell office:value-type="float" office:value="123.3962249756" calcext:value-type="float">
                <text:p>123.3962249756</text:p>
              </table:table-cell>
              <table:table-cell office:value-type="float" office:value="83.37" calcext:value-type="float">
                <text:p>83.37</text:p>
              </table:table-cell>
              <table:table-cell table:formula="of:=CONCATENATE(YEAR([.A126]);&quot;_&quot;;MONTH([.A126]))" office:value-type="string" office:string-value="1998_6" calcext:value-type="string">
                <text:p>1998_6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97:.$B$126])" office:value-type="float" office:value="1350.2520199716" calcext:value-type="float">
              <text:p>1350.2520199716</text:p>
            </table:table-cell>
            <table:table-cell/>
            <table:table-cell table:style-name="Result" office:value-type="string" calcext:value-type="string">
              <text:p>1998_6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8-07-01</text:p>
              </table:table-cell>
              <table:table-cell office:value-type="float" office:value="76.0399627686" calcext:value-type="float">
                <text:p>76.0399627686</text:p>
              </table:table-cell>
              <table:table-cell office:value-type="float" office:value="82.74" calcext:value-type="float">
                <text:p>82.74</text:p>
              </table:table-cell>
              <table:table-cell table:formula="of:=CONCATENATE(YEAR([.A128]);&quot;_&quot;;MONTH([.A128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02</text:p>
              </table:table-cell>
              <table:table-cell office:value-type="float" office:value="57.4181747437" calcext:value-type="float">
                <text:p>57.4181747437</text:p>
              </table:table-cell>
              <table:table-cell office:value-type="float" office:value="176.1" calcext:value-type="float">
                <text:p>176.1</text:p>
              </table:table-cell>
              <table:table-cell table:formula="of:=CONCATENATE(YEAR([.A129]);&quot;_&quot;;MONTH([.A129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03</text:p>
              </table:table-cell>
              <table:table-cell office:value-type="float" office:value="56.4264068604" calcext:value-type="float">
                <text:p>56.4264068604</text:p>
              </table:table-cell>
              <table:table-cell office:value-type="float" office:value="135" calcext:value-type="float">
                <text:p>135</text:p>
              </table:table-cell>
              <table:table-cell table:formula="of:=CONCATENATE(YEAR([.A130]);&quot;_&quot;;MONTH([.A130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04</text:p>
              </table:table-cell>
              <table:table-cell office:value-type="float" office:value="76.6045532227" calcext:value-type="float">
                <text:p>76.6045532227</text:p>
              </table:table-cell>
              <table:table-cell office:value-type="float" office:value="99.64" calcext:value-type="float">
                <text:p>99.64</text:p>
              </table:table-cell>
              <table:table-cell table:formula="of:=CONCATENATE(YEAR([.A131]);&quot;_&quot;;MONTH([.A131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05</text:p>
              </table:table-cell>
              <table:table-cell office:value-type="float" office:value="119.3079071045" calcext:value-type="float">
                <text:p>119.3079071045</text:p>
              </table:table-cell>
              <table:table-cell office:value-type="float" office:value="101.9" calcext:value-type="float">
                <text:p>101.9</text:p>
              </table:table-cell>
              <table:table-cell table:formula="of:=CONCATENATE(YEAR([.A132]);&quot;_&quot;;MONTH([.A132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06</text:p>
              </table:table-cell>
              <table:table-cell office:value-type="float" office:value="50.2161483765" calcext:value-type="float">
                <text:p>50.2161483765</text:p>
              </table:table-cell>
              <table:table-cell office:value-type="float" office:value="80.32" calcext:value-type="float">
                <text:p>80.32</text:p>
              </table:table-cell>
              <table:table-cell table:formula="of:=CONCATENATE(YEAR([.A133]);&quot;_&quot;;MONTH([.A133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07</text:p>
              </table:table-cell>
              <table:table-cell office:value-type="float" office:value="38.7368507385" calcext:value-type="float">
                <text:p>38.7368507385</text:p>
              </table:table-cell>
              <table:table-cell office:value-type="float" office:value="84.55" calcext:value-type="float">
                <text:p>84.55</text:p>
              </table:table-cell>
              <table:table-cell table:formula="of:=CONCATENATE(YEAR([.A134]);&quot;_&quot;;MONTH([.A134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08</text:p>
              </table:table-cell>
              <table:table-cell office:value-type="float" office:value="51.672908783" calcext:value-type="float">
                <text:p>51.672908783</text:p>
              </table:table-cell>
              <table:table-cell office:value-type="float" office:value="87.69" calcext:value-type="float">
                <text:p>87.69</text:p>
              </table:table-cell>
              <table:table-cell table:formula="of:=CONCATENATE(YEAR([.A135]);&quot;_&quot;;MONTH([.A135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09</text:p>
              </table:table-cell>
              <table:table-cell office:value-type="float" office:value="88.7702636719" calcext:value-type="float">
                <text:p>88.7702636719</text:p>
              </table:table-cell>
              <table:table-cell office:value-type="float" office:value="132.3" calcext:value-type="float">
                <text:p>132.3</text:p>
              </table:table-cell>
              <table:table-cell table:formula="of:=CONCATENATE(YEAR([.A136]);&quot;_&quot;;MONTH([.A136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10</text:p>
              </table:table-cell>
              <table:table-cell office:value-type="float" office:value="49.8836898804" calcext:value-type="float">
                <text:p>49.8836898804</text:p>
              </table:table-cell>
              <table:table-cell office:value-type="float" office:value="100" calcext:value-type="float">
                <text:p>100</text:p>
              </table:table-cell>
              <table:table-cell table:formula="of:=CONCATENATE(YEAR([.A137]);&quot;_&quot;;MONTH([.A137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11</text:p>
              </table:table-cell>
              <table:table-cell office:value-type="float" office:value="18.5346431732" calcext:value-type="float">
                <text:p>18.5346431732</text:p>
              </table:table-cell>
              <table:table-cell office:value-type="float" office:value="78.94" calcext:value-type="float">
                <text:p>78.94</text:p>
              </table:table-cell>
              <table:table-cell table:formula="of:=CONCATENATE(YEAR([.A138]);&quot;_&quot;;MONTH([.A138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12</text:p>
              </table:table-cell>
              <table:table-cell office:value-type="float" office:value="25.8812828064" calcext:value-type="float">
                <text:p>25.8812828064</text:p>
              </table:table-cell>
              <table:table-cell office:value-type="float" office:value="101.2" calcext:value-type="float">
                <text:p>101.2</text:p>
              </table:table-cell>
              <table:table-cell table:formula="of:=CONCATENATE(YEAR([.A139]);&quot;_&quot;;MONTH([.A139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13</text:p>
              </table:table-cell>
              <table:table-cell office:value-type="float" office:value="20.7994194031" calcext:value-type="float">
                <text:p>20.7994194031</text:p>
              </table:table-cell>
              <table:table-cell office:value-type="float" office:value="146.6" calcext:value-type="float">
                <text:p>146.6</text:p>
              </table:table-cell>
              <table:table-cell table:formula="of:=CONCATENATE(YEAR([.A140]);&quot;_&quot;;MONTH([.A140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14</text:p>
              </table:table-cell>
              <table:table-cell office:value-type="float" office:value="7.5218248367" calcext:value-type="float">
                <text:p>7.5218248367</text:p>
              </table:table-cell>
              <table:table-cell office:value-type="float" office:value="1231" calcext:value-type="float">
                <text:p>1231</text:p>
              </table:table-cell>
              <table:table-cell table:formula="of:=CONCATENATE(YEAR([.A141]);&quot;_&quot;;MONTH([.A141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15</text:p>
              </table:table-cell>
              <table:table-cell office:value-type="float" office:value="22.3311882019" calcext:value-type="float">
                <text:p>22.3311882019</text:p>
              </table:table-cell>
              <table:table-cell office:value-type="float" office:value="705" calcext:value-type="float">
                <text:p>705</text:p>
              </table:table-cell>
              <table:table-cell table:formula="of:=CONCATENATE(YEAR([.A142]);&quot;_&quot;;MONTH([.A142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16</text:p>
              </table:table-cell>
              <table:table-cell office:value-type="float" office:value="16.1086158752" calcext:value-type="float">
                <text:p>16.1086158752</text:p>
              </table:table-cell>
              <table:table-cell office:value-type="float" office:value="1580" calcext:value-type="float">
                <text:p>1580</text:p>
              </table:table-cell>
              <table:table-cell table:formula="of:=CONCATENATE(YEAR([.A143]);&quot;_&quot;;MONTH([.A143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17</text:p>
              </table:table-cell>
              <table:table-cell office:value-type="float" office:value="7.8499708176" calcext:value-type="float">
                <text:p>7.8499708176</text:p>
              </table:table-cell>
              <table:table-cell office:value-type="float" office:value="4745" calcext:value-type="float">
                <text:p>4745</text:p>
              </table:table-cell>
              <table:table-cell table:formula="of:=CONCATENATE(YEAR([.A144]);&quot;_&quot;;MONTH([.A144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18</text:p>
              </table:table-cell>
              <table:table-cell office:value-type="float" office:value="36.7848434448" calcext:value-type="float">
                <text:p>36.7848434448</text:p>
              </table:table-cell>
              <table:table-cell office:value-type="float" office:value="6730" calcext:value-type="float">
                <text:p>6730</text:p>
              </table:table-cell>
              <table:table-cell table:formula="of:=CONCATENATE(YEAR([.A145]);&quot;_&quot;;MONTH([.A145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19</text:p>
              </table:table-cell>
              <table:table-cell office:value-type="float" office:value="7.0636534691" calcext:value-type="float">
                <text:p>7.0636534691</text:p>
              </table:table-cell>
              <table:table-cell office:value-type="float" office:value="4160" calcext:value-type="float">
                <text:p>4160</text:p>
              </table:table-cell>
              <table:table-cell table:formula="of:=CONCATENATE(YEAR([.A146]);&quot;_&quot;;MONTH([.A146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20</text:p>
              </table:table-cell>
              <table:table-cell office:value-type="float" office:value="32.1026763916" calcext:value-type="float">
                <text:p>32.1026763916</text:p>
              </table:table-cell>
              <table:table-cell office:value-type="float" office:value="2330" calcext:value-type="float">
                <text:p>2330</text:p>
              </table:table-cell>
              <table:table-cell table:formula="of:=CONCATENATE(YEAR([.A147]);&quot;_&quot;;MONTH([.A147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21</text:p>
              </table:table-cell>
              <table:table-cell office:value-type="float" office:value="37.1333656311" calcext:value-type="float">
                <text:p>37.1333656311</text:p>
              </table:table-cell>
              <table:table-cell office:value-type="float" office:value="1245" calcext:value-type="float">
                <text:p>1245</text:p>
              </table:table-cell>
              <table:table-cell table:formula="of:=CONCATENATE(YEAR([.A148]);&quot;_&quot;;MONTH([.A148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22</text:p>
              </table:table-cell>
              <table:table-cell office:value-type="float" office:value="19.3283863068" calcext:value-type="float">
                <text:p>19.3283863068</text:p>
              </table:table-cell>
              <table:table-cell office:value-type="float" office:value="665" calcext:value-type="float">
                <text:p>665</text:p>
              </table:table-cell>
              <table:table-cell table:formula="of:=CONCATENATE(YEAR([.A149]);&quot;_&quot;;MONTH([.A149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23</text:p>
              </table:table-cell>
              <table:table-cell office:value-type="float" office:value="15.6289415359" calcext:value-type="float">
                <text:p>15.6289415359</text:p>
              </table:table-cell>
              <table:table-cell office:value-type="float" office:value="665" calcext:value-type="float">
                <text:p>665</text:p>
              </table:table-cell>
              <table:table-cell table:formula="of:=CONCATENATE(YEAR([.A150]);&quot;_&quot;;MONTH([.A150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24</text:p>
              </table:table-cell>
              <table:table-cell office:value-type="float" office:value="28.4066791534" calcext:value-type="float">
                <text:p>28.4066791534</text:p>
              </table:table-cell>
              <table:table-cell office:value-type="float" office:value="630" calcext:value-type="float">
                <text:p>630</text:p>
              </table:table-cell>
              <table:table-cell table:formula="of:=CONCATENATE(YEAR([.A151]);&quot;_&quot;;MONTH([.A151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25</text:p>
              </table:table-cell>
              <table:table-cell office:value-type="float" office:value="108.2693481445" calcext:value-type="float">
                <text:p>108.2693481445</text:p>
              </table:table-cell>
              <table:table-cell office:value-type="float" office:value="310" calcext:value-type="float">
                <text:p>310</text:p>
              </table:table-cell>
              <table:table-cell table:formula="of:=CONCATENATE(YEAR([.A152]);&quot;_&quot;;MONTH([.A152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26</text:p>
              </table:table-cell>
              <table:table-cell office:value-type="float" office:value="56.1789512634" calcext:value-type="float">
                <text:p>56.1789512634</text:p>
              </table:table-cell>
              <table:table-cell office:value-type="float" office:value="250" calcext:value-type="float">
                <text:p>250</text:p>
              </table:table-cell>
              <table:table-cell table:formula="of:=CONCATENATE(YEAR([.A153]);&quot;_&quot;;MONTH([.A153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27</text:p>
              </table:table-cell>
              <table:table-cell office:value-type="float" office:value="45.4454917908" calcext:value-type="float">
                <text:p>45.4454917908</text:p>
              </table:table-cell>
              <table:table-cell office:value-type="float" office:value="283.6" calcext:value-type="float">
                <text:p>283.6</text:p>
              </table:table-cell>
              <table:table-cell table:formula="of:=CONCATENATE(YEAR([.A154]);&quot;_&quot;;MONTH([.A154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28</text:p>
              </table:table-cell>
              <table:table-cell office:value-type="float" office:value="49.0752944946" calcext:value-type="float">
                <text:p>49.0752944946</text:p>
              </table:table-cell>
              <table:table-cell office:value-type="float" office:value="311.2" calcext:value-type="float">
                <text:p>311.2</text:p>
              </table:table-cell>
              <table:table-cell table:formula="of:=CONCATENATE(YEAR([.A155]);&quot;_&quot;;MONTH([.A155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29</text:p>
              </table:table-cell>
              <table:table-cell office:value-type="float" office:value="95.6941223145" calcext:value-type="float">
                <text:p>95.6941223145</text:p>
              </table:table-cell>
              <table:table-cell office:value-type="float" office:value="464.9" calcext:value-type="float">
                <text:p>464.9</text:p>
              </table:table-cell>
              <table:table-cell table:formula="of:=CONCATENATE(YEAR([.A156]);&quot;_&quot;;MONTH([.A156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30</text:p>
              </table:table-cell>
              <table:table-cell office:value-type="float" office:value="63.9090652466" calcext:value-type="float">
                <text:p>63.9090652466</text:p>
              </table:table-cell>
              <table:table-cell office:value-type="float" office:value="680" calcext:value-type="float">
                <text:p>680</text:p>
              </table:table-cell>
              <table:table-cell table:formula="of:=CONCATENATE(YEAR([.A157]);&quot;_&quot;;MONTH([.A157]))" office:value-type="string" office:string-value="1998_7" calcext:value-type="string">
                <text:p>1998_7</text:p>
              </table:table-cell>
            </table:table-row>
            <table:table-row table:style-name="ro1" table:visibility="collapse">
              <table:table-cell office:value-type="string" calcext:value-type="string">
                <text:p>1998-07-31</text:p>
              </table:table-cell>
              <table:table-cell office:value-type="float" office:value="45.5195770264" calcext:value-type="float">
                <text:p>45.5195770264</text:p>
              </table:table-cell>
              <table:table-cell office:value-type="float" office:value="490" calcext:value-type="float">
                <text:p>490</text:p>
              </table:table-cell>
              <table:table-cell table:formula="of:=CONCATENATE(YEAR([.A158]);&quot;_&quot;;MONTH([.A158]))" office:value-type="string" office:string-value="1998_7" calcext:value-type="string">
                <text:p>1998_7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28:.$B$158])" office:value-type="float" office:value="1424.6442074778" calcext:value-type="float">
              <text:p>1424.6442074778</text:p>
            </table:table-cell>
            <table:table-cell/>
            <table:table-cell table:style-name="Result" office:value-type="string" calcext:value-type="string">
              <text:p>1998_7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8-08-01</text:p>
              </table:table-cell>
              <table:table-cell office:value-type="float" office:value="41.3662796021" calcext:value-type="float">
                <text:p>41.3662796021</text:p>
              </table:table-cell>
              <table:table-cell office:value-type="float" office:value="315.5" calcext:value-type="float">
                <text:p>315.5</text:p>
              </table:table-cell>
              <table:table-cell table:formula="of:=CONCATENATE(YEAR([.A160]);&quot;_&quot;;MONTH([.A160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02</text:p>
              </table:table-cell>
              <table:table-cell office:value-type="float" office:value="15.0845909119" calcext:value-type="float">
                <text:p>15.0845909119</text:p>
              </table:table-cell>
              <table:table-cell office:value-type="float" office:value="487.9" calcext:value-type="float">
                <text:p>487.9</text:p>
              </table:table-cell>
              <table:table-cell table:formula="of:=CONCATENATE(YEAR([.A161]);&quot;_&quot;;MONTH([.A161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03</text:p>
              </table:table-cell>
              <table:table-cell office:value-type="float" office:value="9.7860202789" calcext:value-type="float">
                <text:p>9.7860202789</text:p>
              </table:table-cell>
              <table:table-cell office:value-type="float" office:value="3690" calcext:value-type="float">
                <text:p>3690</text:p>
              </table:table-cell>
              <table:table-cell table:formula="of:=CONCATENATE(YEAR([.A162]);&quot;_&quot;;MONTH([.A162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04</text:p>
              </table:table-cell>
              <table:table-cell office:value-type="float" office:value="21.6628437042" calcext:value-type="float">
                <text:p>21.6628437042</text:p>
              </table:table-cell>
              <table:table-cell office:value-type="float" office:value="4800" calcext:value-type="float">
                <text:p>4800</text:p>
              </table:table-cell>
              <table:table-cell table:formula="of:=CONCATENATE(YEAR([.A163]);&quot;_&quot;;MONTH([.A163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05</text:p>
              </table:table-cell>
              <table:table-cell office:value-type="float" office:value="7.1659460068" calcext:value-type="float">
                <text:p>7.1659460068</text:p>
              </table:table-cell>
              <table:table-cell office:value-type="float" office:value="3830" calcext:value-type="float">
                <text:p>3830</text:p>
              </table:table-cell>
              <table:table-cell table:formula="of:=CONCATENATE(YEAR([.A164]);&quot;_&quot;;MONTH([.A164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06</text:p>
              </table:table-cell>
              <table:table-cell office:value-type="float" office:value="22.9164600372" calcext:value-type="float">
                <text:p>22.9164600372</text:p>
              </table:table-cell>
              <table:table-cell office:value-type="float" office:value="1267" calcext:value-type="float">
                <text:p>1267</text:p>
              </table:table-cell>
              <table:table-cell table:formula="of:=CONCATENATE(YEAR([.A165]);&quot;_&quot;;MONTH([.A165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07</text:p>
              </table:table-cell>
              <table:table-cell office:value-type="float" office:value="43.4497566223" calcext:value-type="float">
                <text:p>43.4497566223</text:p>
              </table:table-cell>
              <table:table-cell office:value-type="float" office:value="360" calcext:value-type="float">
                <text:p>360</text:p>
              </table:table-cell>
              <table:table-cell table:formula="of:=CONCATENATE(YEAR([.A166]);&quot;_&quot;;MONTH([.A166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08</text:p>
              </table:table-cell>
              <table:table-cell office:value-type="float" office:value="66.1992416382" calcext:value-type="float">
                <text:p>66.1992416382</text:p>
              </table:table-cell>
              <table:table-cell office:value-type="float" office:value="294.3" calcext:value-type="float">
                <text:p>294.3</text:p>
              </table:table-cell>
              <table:table-cell table:formula="of:=CONCATENATE(YEAR([.A167]);&quot;_&quot;;MONTH([.A167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09</text:p>
              </table:table-cell>
              <table:table-cell office:value-type="float" office:value="52.1207809448" calcext:value-type="float">
                <text:p>52.1207809448</text:p>
              </table:table-cell>
              <table:table-cell office:value-type="float" office:value="2715" calcext:value-type="float">
                <text:p>2715</text:p>
              </table:table-cell>
              <table:table-cell table:formula="of:=CONCATENATE(YEAR([.A168]);&quot;_&quot;;MONTH([.A168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10</text:p>
              </table:table-cell>
              <table:table-cell office:value-type="float" office:value="55.906578064" calcext:value-type="float">
                <text:p>55.906578064</text:p>
              </table:table-cell>
              <table:table-cell office:value-type="float" office:value="477.2" calcext:value-type="float">
                <text:p>477.2</text:p>
              </table:table-cell>
              <table:table-cell table:formula="of:=CONCATENATE(YEAR([.A169]);&quot;_&quot;;MONTH([.A169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11</text:p>
              </table:table-cell>
              <table:table-cell office:value-type="float" office:value="59.9804115295" calcext:value-type="float">
                <text:p>59.9804115295</text:p>
              </table:table-cell>
              <table:table-cell office:value-type="float" office:value="215.6" calcext:value-type="float">
                <text:p>215.6</text:p>
              </table:table-cell>
              <table:table-cell table:formula="of:=CONCATENATE(YEAR([.A170]);&quot;_&quot;;MONTH([.A170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12</text:p>
              </table:table-cell>
              <table:table-cell office:value-type="float" office:value="33.0704879761" calcext:value-type="float">
                <text:p>33.0704879761</text:p>
              </table:table-cell>
              <table:table-cell office:value-type="float" office:value="188.1" calcext:value-type="float">
                <text:p>188.1</text:p>
              </table:table-cell>
              <table:table-cell table:formula="of:=CONCATENATE(YEAR([.A171]);&quot;_&quot;;MONTH([.A171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13</text:p>
              </table:table-cell>
              <table:table-cell office:value-type="float" office:value="32.5833511353" calcext:value-type="float">
                <text:p>32.5833511353</text:p>
              </table:table-cell>
              <table:table-cell office:value-type="float" office:value="161.5" calcext:value-type="float">
                <text:p>161.5</text:p>
              </table:table-cell>
              <table:table-cell table:formula="of:=CONCATENATE(YEAR([.A172]);&quot;_&quot;;MONTH([.A172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14</text:p>
              </table:table-cell>
              <table:table-cell office:value-type="float" office:value="24.7532634735" calcext:value-type="float">
                <text:p>24.7532634735</text:p>
              </table:table-cell>
              <table:table-cell office:value-type="float" office:value="145" calcext:value-type="float">
                <text:p>145</text:p>
              </table:table-cell>
              <table:table-cell table:formula="of:=CONCATENATE(YEAR([.A173]);&quot;_&quot;;MONTH([.A173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15</text:p>
              </table:table-cell>
              <table:table-cell office:value-type="float" office:value="12.0141935349" calcext:value-type="float">
                <text:p>12.0141935349</text:p>
              </table:table-cell>
              <table:table-cell office:value-type="float" office:value="190" calcext:value-type="float">
                <text:p>190</text:p>
              </table:table-cell>
              <table:table-cell table:formula="of:=CONCATENATE(YEAR([.A174]);&quot;_&quot;;MONTH([.A174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16</text:p>
              </table:table-cell>
              <table:table-cell office:value-type="float" office:value="1.0391910076" calcext:value-type="float">
                <text:p>1.0391910076</text:p>
              </table:table-cell>
              <table:table-cell office:value-type="float" office:value="268.2" calcext:value-type="float">
                <text:p>268.2</text:p>
              </table:table-cell>
              <table:table-cell table:formula="of:=CONCATENATE(YEAR([.A175]);&quot;_&quot;;MONTH([.A175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17</text:p>
              </table:table-cell>
              <table:table-cell office:value-type="float" office:value="4.4713492393" calcext:value-type="float">
                <text:p>4.4713492393</text:p>
              </table:table-cell>
              <table:table-cell office:value-type="float" office:value="461.3" calcext:value-type="float">
                <text:p>461.3</text:p>
              </table:table-cell>
              <table:table-cell table:formula="of:=CONCATENATE(YEAR([.A176]);&quot;_&quot;;MONTH([.A176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18</text:p>
              </table:table-cell>
              <table:table-cell office:value-type="float" office:value="0.3882851601" calcext:value-type="float">
                <text:p>0.3882851601</text:p>
              </table:table-cell>
              <table:table-cell office:value-type="float" office:value="600" calcext:value-type="float">
                <text:p>600</text:p>
              </table:table-cell>
              <table:table-cell table:formula="of:=CONCATENATE(YEAR([.A177]);&quot;_&quot;;MONTH([.A177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19</text:p>
              </table:table-cell>
              <table:table-cell office:value-type="float" office:value="0.8491947651" calcext:value-type="float">
                <text:p>0.8491947651</text:p>
              </table:table-cell>
              <table:table-cell office:value-type="float" office:value="4010" calcext:value-type="float">
                <text:p>4010</text:p>
              </table:table-cell>
              <table:table-cell table:formula="of:=CONCATENATE(YEAR([.A178]);&quot;_&quot;;MONTH([.A178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20</text:p>
              </table:table-cell>
              <table:table-cell office:value-type="float" office:value="16.5656986237" calcext:value-type="float">
                <text:p>16.5656986237</text:p>
              </table:table-cell>
              <table:table-cell office:value-type="float" office:value="4210" calcext:value-type="float">
                <text:p>4210</text:p>
              </table:table-cell>
              <table:table-cell table:formula="of:=CONCATENATE(YEAR([.A179]);&quot;_&quot;;MONTH([.A179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21</text:p>
              </table:table-cell>
              <table:table-cell office:value-type="float" office:value="22.2294845581" calcext:value-type="float">
                <text:p>22.2294845581</text:p>
              </table:table-cell>
              <table:table-cell office:value-type="float" office:value="1180" calcext:value-type="float">
                <text:p>1180</text:p>
              </table:table-cell>
              <table:table-cell table:formula="of:=CONCATENATE(YEAR([.A180]);&quot;_&quot;;MONTH([.A180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22</text:p>
              </table:table-cell>
              <table:table-cell office:value-type="float" office:value="10.1951160431" calcext:value-type="float">
                <text:p>10.1951160431</text:p>
              </table:table-cell>
              <table:table-cell office:value-type="float" office:value="365" calcext:value-type="float">
                <text:p>365</text:p>
              </table:table-cell>
              <table:table-cell table:formula="of:=CONCATENATE(YEAR([.A181]);&quot;_&quot;;MONTH([.A181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23</text:p>
              </table:table-cell>
              <table:table-cell office:value-type="float" office:value="3.2800831795" calcext:value-type="float">
                <text:p>3.2800831795</text:p>
              </table:table-cell>
              <table:table-cell office:value-type="float" office:value="282" calcext:value-type="float">
                <text:p>282</text:p>
              </table:table-cell>
              <table:table-cell table:formula="of:=CONCATENATE(YEAR([.A182]);&quot;_&quot;;MONTH([.A182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24</text:p>
              </table:table-cell>
              <table:table-cell office:value-type="float" office:value="16.733127594" calcext:value-type="float">
                <text:p>16.733127594</text:p>
              </table:table-cell>
              <table:table-cell office:value-type="float" office:value="230" calcext:value-type="float">
                <text:p>230</text:p>
              </table:table-cell>
              <table:table-cell table:formula="of:=CONCATENATE(YEAR([.A183]);&quot;_&quot;;MONTH([.A183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25</text:p>
              </table:table-cell>
              <table:table-cell office:value-type="float" office:value="87.7111129761" calcext:value-type="float">
                <text:p>87.7111129761</text:p>
              </table:table-cell>
              <table:table-cell office:value-type="float" office:value="200" calcext:value-type="float">
                <text:p>200</text:p>
              </table:table-cell>
              <table:table-cell table:formula="of:=CONCATENATE(YEAR([.A184]);&quot;_&quot;;MONTH([.A184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26</text:p>
              </table:table-cell>
              <table:table-cell office:value-type="float" office:value="121.0354614258" calcext:value-type="float">
                <text:p>121.0354614258</text:p>
              </table:table-cell>
              <table:table-cell office:value-type="float" office:value="162" calcext:value-type="float">
                <text:p>162</text:p>
              </table:table-cell>
              <table:table-cell table:formula="of:=CONCATENATE(YEAR([.A185]);&quot;_&quot;;MONTH([.A185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27</text:p>
              </table:table-cell>
              <table:table-cell office:value-type="float" office:value="64.0531005859" calcext:value-type="float">
                <text:p>64.0531005859</text:p>
              </table:table-cell>
              <table:table-cell office:value-type="float" office:value="142" calcext:value-type="float">
                <text:p>142</text:p>
              </table:table-cell>
              <table:table-cell table:formula="of:=CONCATENATE(YEAR([.A186]);&quot;_&quot;;MONTH([.A186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28</text:p>
              </table:table-cell>
              <table:table-cell office:value-type="float" office:value="30.0584011078" calcext:value-type="float">
                <text:p>30.0584011078</text:p>
              </table:table-cell>
              <table:table-cell office:value-type="float" office:value="140" calcext:value-type="float">
                <text:p>140</text:p>
              </table:table-cell>
              <table:table-cell table:formula="of:=CONCATENATE(YEAR([.A187]);&quot;_&quot;;MONTH([.A187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29</text:p>
              </table:table-cell>
              <table:table-cell office:value-type="float" office:value="29.4038314819" calcext:value-type="float">
                <text:p>29.4038314819</text:p>
              </table:table-cell>
              <table:table-cell office:value-type="float" office:value="137" calcext:value-type="float">
                <text:p>137</text:p>
              </table:table-cell>
              <table:table-cell table:formula="of:=CONCATENATE(YEAR([.A188]);&quot;_&quot;;MONTH([.A188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30</text:p>
              </table:table-cell>
              <table:table-cell office:value-type="float" office:value="32.3740501404" calcext:value-type="float">
                <text:p>32.3740501404</text:p>
              </table:table-cell>
              <table:table-cell office:value-type="float" office:value="125.1" calcext:value-type="float">
                <text:p>125.1</text:p>
              </table:table-cell>
              <table:table-cell table:formula="of:=CONCATENATE(YEAR([.A189]);&quot;_&quot;;MONTH([.A189]))" office:value-type="string" office:string-value="1998_8" calcext:value-type="string">
                <text:p>1998_8</text:p>
              </table:table-cell>
            </table:table-row>
            <table:table-row table:style-name="ro1" table:visibility="collapse">
              <table:table-cell office:value-type="string" calcext:value-type="string">
                <text:p>1998-08-31</text:p>
              </table:table-cell>
              <table:table-cell office:value-type="float" office:value="28.992351532" calcext:value-type="float">
                <text:p>28.992351532</text:p>
              </table:table-cell>
              <table:table-cell office:value-type="float" office:value="134.9" calcext:value-type="float">
                <text:p>134.9</text:p>
              </table:table-cell>
              <table:table-cell table:formula="of:=CONCATENATE(YEAR([.A190]);&quot;_&quot;;MONTH([.A190]))" office:value-type="string" office:string-value="1998_8" calcext:value-type="string">
                <text:p>1998_8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60:.$B$190])" office:value-type="float" office:value="967.4400448801" calcext:value-type="float">
              <text:p>967.4400448801</text:p>
            </table:table-cell>
            <table:table-cell/>
            <table:table-cell table:style-name="Result" office:value-type="string" calcext:value-type="string">
              <text:p>1998_8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8-09-01</text:p>
              </table:table-cell>
              <table:table-cell office:value-type="float" office:value="10.16771698" calcext:value-type="float">
                <text:p>10.16771698</text:p>
              </table:table-cell>
              <table:table-cell office:value-type="float" office:value="121.2" calcext:value-type="float">
                <text:p>121.2</text:p>
              </table:table-cell>
              <table:table-cell table:formula="of:=CONCATENATE(YEAR([.A192]);&quot;_&quot;;MONTH([.A192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02</text:p>
              </table:table-cell>
              <table:table-cell office:value-type="float" office:value="21.1772270203" calcext:value-type="float">
                <text:p>21.1772270203</text:p>
              </table:table-cell>
              <table:table-cell office:value-type="float" office:value="107.7" calcext:value-type="float">
                <text:p>107.7</text:p>
              </table:table-cell>
              <table:table-cell table:formula="of:=CONCATENATE(YEAR([.A193]);&quot;_&quot;;MONTH([.A193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03</text:p>
              </table:table-cell>
              <table:table-cell office:value-type="float" office:value="16.3951740265" calcext:value-type="float">
                <text:p>16.3951740265</text:p>
              </table:table-cell>
              <table:table-cell office:value-type="float" office:value="139.6" calcext:value-type="float">
                <text:p>139.6</text:p>
              </table:table-cell>
              <table:table-cell table:formula="of:=CONCATENATE(YEAR([.A194]);&quot;_&quot;;MONTH([.A194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04</text:p>
              </table:table-cell>
              <table:table-cell office:value-type="float" office:value="19.9725112915" calcext:value-type="float">
                <text:p>19.9725112915</text:p>
              </table:table-cell>
              <table:table-cell office:value-type="float" office:value="125" calcext:value-type="float">
                <text:p>125</text:p>
              </table:table-cell>
              <table:table-cell table:formula="of:=CONCATENATE(YEAR([.A195]);&quot;_&quot;;MONTH([.A195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05</text:p>
              </table:table-cell>
              <table:table-cell office:value-type="float" office:value="4.5935058594" calcext:value-type="float">
                <text:p>4.5935058594</text:p>
              </table:table-cell>
              <table:table-cell office:value-type="float" office:value="109.4" calcext:value-type="float">
                <text:p>109.4</text:p>
              </table:table-cell>
              <table:table-cell table:formula="of:=CONCATENATE(YEAR([.A196]);&quot;_&quot;;MONTH([.A196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06</text:p>
              </table:table-cell>
              <table:table-cell office:value-type="float" office:value="21.0235214233" calcext:value-type="float">
                <text:p>21.0235214233</text:p>
              </table:table-cell>
              <table:table-cell office:value-type="float" office:value="102.3" calcext:value-type="float">
                <text:p>102.3</text:p>
              </table:table-cell>
              <table:table-cell table:formula="of:=CONCATENATE(YEAR([.A197]);&quot;_&quot;;MONTH([.A197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07</text:p>
              </table:table-cell>
              <table:table-cell office:value-type="float" office:value="31.6041545868" calcext:value-type="float">
                <text:p>31.6041545868</text:p>
              </table:table-cell>
              <table:table-cell office:value-type="float" office:value="96.36" calcext:value-type="float">
                <text:p>96.36</text:p>
              </table:table-cell>
              <table:table-cell table:formula="of:=CONCATENATE(YEAR([.A198]);&quot;_&quot;;MONTH([.A198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08</text:p>
              </table:table-cell>
              <table:table-cell office:value-type="float" office:value="44.421043396" calcext:value-type="float">
                <text:p>44.421043396</text:p>
              </table:table-cell>
              <table:table-cell office:value-type="float" office:value="90.28" calcext:value-type="float">
                <text:p>90.28</text:p>
              </table:table-cell>
              <table:table-cell table:formula="of:=CONCATENATE(YEAR([.A199]);&quot;_&quot;;MONTH([.A199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09</text:p>
              </table:table-cell>
              <table:table-cell office:value-type="float" office:value="21.5253353119" calcext:value-type="float">
                <text:p>21.5253353119</text:p>
              </table:table-cell>
              <table:table-cell office:value-type="float" office:value="100.6" calcext:value-type="float">
                <text:p>100.6</text:p>
              </table:table-cell>
              <table:table-cell table:formula="of:=CONCATENATE(YEAR([.A200]);&quot;_&quot;;MONTH([.A200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10</text:p>
              </table:table-cell>
              <table:table-cell office:value-type="float" office:value="64.170425415" calcext:value-type="float">
                <text:p>64.170425415</text:p>
              </table:table-cell>
              <table:table-cell office:value-type="float" office:value="107.5" calcext:value-type="float">
                <text:p>107.5</text:p>
              </table:table-cell>
              <table:table-cell table:formula="of:=CONCATENATE(YEAR([.A201]);&quot;_&quot;;MONTH([.A201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11</text:p>
              </table:table-cell>
              <table:table-cell office:value-type="float" office:value="20.7502727509" calcext:value-type="float">
                <text:p>20.7502727509</text:p>
              </table:table-cell>
              <table:table-cell office:value-type="float" office:value="100" calcext:value-type="float">
                <text:p>100</text:p>
              </table:table-cell>
              <table:table-cell table:formula="of:=CONCATENATE(YEAR([.A202]);&quot;_&quot;;MONTH([.A202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12</text:p>
              </table:table-cell>
              <table:table-cell office:value-type="float" office:value="36.5621833801" calcext:value-type="float">
                <text:p>36.5621833801</text:p>
              </table:table-cell>
              <table:table-cell office:value-type="float" office:value="123.2" calcext:value-type="float">
                <text:p>123.2</text:p>
              </table:table-cell>
              <table:table-cell table:formula="of:=CONCATENATE(YEAR([.A203]);&quot;_&quot;;MONTH([.A203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13</text:p>
              </table:table-cell>
              <table:table-cell office:value-type="float" office:value="86.3582992554" calcext:value-type="float">
                <text:p>86.3582992554</text:p>
              </table:table-cell>
              <table:table-cell office:value-type="float" office:value="101.5" calcext:value-type="float">
                <text:p>101.5</text:p>
              </table:table-cell>
              <table:table-cell table:formula="of:=CONCATENATE(YEAR([.A204]);&quot;_&quot;;MONTH([.A204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14</text:p>
              </table:table-cell>
              <table:table-cell office:value-type="float" office:value="67.7717132568" calcext:value-type="float">
                <text:p>67.7717132568</text:p>
              </table:table-cell>
              <table:table-cell office:value-type="float" office:value="135" calcext:value-type="float">
                <text:p>135</text:p>
              </table:table-cell>
              <table:table-cell table:formula="of:=CONCATENATE(YEAR([.A205]);&quot;_&quot;;MONTH([.A205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15</text:p>
              </table:table-cell>
              <table:table-cell office:value-type="float" office:value="34.2664642334" calcext:value-type="float">
                <text:p>34.2664642334</text:p>
              </table:table-cell>
              <table:table-cell office:value-type="float" office:value="98" calcext:value-type="float">
                <text:p>98</text:p>
              </table:table-cell>
              <table:table-cell table:formula="of:=CONCATENATE(YEAR([.A206]);&quot;_&quot;;MONTH([.A206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16</text:p>
              </table:table-cell>
              <table:table-cell office:value-type="float" office:value="24.759185791" calcext:value-type="float">
                <text:p>24.759185791</text:p>
              </table:table-cell>
              <table:table-cell office:value-type="float" office:value="90" calcext:value-type="float">
                <text:p>90</text:p>
              </table:table-cell>
              <table:table-cell table:formula="of:=CONCATENATE(YEAR([.A207]);&quot;_&quot;;MONTH([.A207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17</text:p>
              </table:table-cell>
              <table:table-cell office:value-type="float" office:value="3.597173214" calcext:value-type="float">
                <text:p>3.597173214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208]);&quot;_&quot;;MONTH([.A208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18</text:p>
              </table:table-cell>
              <table:table-cell office:value-type="float" office:value="5.926281929" calcext:value-type="float">
                <text:p>5.926281929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209]);&quot;_&quot;;MONTH([.A209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19</text:p>
              </table:table-cell>
              <table:table-cell office:value-type="float" office:value="4.9233551025" calcext:value-type="float">
                <text:p>4.9233551025</text:p>
              </table:table-cell>
              <table:table-cell office:value-type="float" office:value="170" calcext:value-type="float">
                <text:p>170</text:p>
              </table:table-cell>
              <table:table-cell table:formula="of:=CONCATENATE(YEAR([.A210]);&quot;_&quot;;MONTH([.A210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20</text:p>
              </table:table-cell>
              <table:table-cell office:value-type="float" office:value="7.158100605" calcext:value-type="float">
                <text:p>7.158100605</text:p>
              </table:table-cell>
              <table:table-cell office:value-type="float" office:value="173" calcext:value-type="float">
                <text:p>173</text:p>
              </table:table-cell>
              <table:table-cell table:formula="of:=CONCATENATE(YEAR([.A211]);&quot;_&quot;;MONTH([.A211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21</text:p>
              </table:table-cell>
              <table:table-cell office:value-type="float" office:value="12.2033214569" calcext:value-type="float">
                <text:p>12.2033214569</text:p>
              </table:table-cell>
              <table:table-cell office:value-type="float" office:value="490" calcext:value-type="float">
                <text:p>490</text:p>
              </table:table-cell>
              <table:table-cell table:formula="of:=CONCATENATE(YEAR([.A212]);&quot;_&quot;;MONTH([.A212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22</text:p>
              </table:table-cell>
              <table:table-cell office:value-type="float" office:value="9.0440349579" calcext:value-type="float">
                <text:p>9.0440349579</text:p>
              </table:table-cell>
              <table:table-cell office:value-type="float" office:value="271" calcext:value-type="float">
                <text:p>271</text:p>
              </table:table-cell>
              <table:table-cell table:formula="of:=CONCATENATE(YEAR([.A213]);&quot;_&quot;;MONTH([.A213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23</text:p>
              </table:table-cell>
              <table:table-cell office:value-type="float" office:value="4.5415768623" calcext:value-type="float">
                <text:p>4.5415768623</text:p>
              </table:table-cell>
              <table:table-cell office:value-type="float" office:value="650" calcext:value-type="float">
                <text:p>650</text:p>
              </table:table-cell>
              <table:table-cell table:formula="of:=CONCATENATE(YEAR([.A214]);&quot;_&quot;;MONTH([.A214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24</text:p>
              </table:table-cell>
              <table:table-cell office:value-type="float" office:value="5.5628628731" calcext:value-type="float">
                <text:p>5.5628628731</text:p>
              </table:table-cell>
              <table:table-cell office:value-type="float" office:value="740" calcext:value-type="float">
                <text:p>740</text:p>
              </table:table-cell>
              <table:table-cell table:formula="of:=CONCATENATE(YEAR([.A215]);&quot;_&quot;;MONTH([.A215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25</text:p>
              </table:table-cell>
              <table:table-cell office:value-type="float" office:value="8.3280496597" calcext:value-type="float">
                <text:p>8.3280496597</text:p>
              </table:table-cell>
              <table:table-cell office:value-type="float" office:value="710" calcext:value-type="float">
                <text:p>710</text:p>
              </table:table-cell>
              <table:table-cell table:formula="of:=CONCATENATE(YEAR([.A216]);&quot;_&quot;;MONTH([.A216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26</text:p>
              </table:table-cell>
              <table:table-cell office:value-type="float" office:value="12.0882329941" calcext:value-type="float">
                <text:p>12.0882329941</text:p>
              </table:table-cell>
              <table:table-cell office:value-type="float" office:value="185.5" calcext:value-type="float">
                <text:p>185.5</text:p>
              </table:table-cell>
              <table:table-cell table:formula="of:=CONCATENATE(YEAR([.A217]);&quot;_&quot;;MONTH([.A217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27</text:p>
              </table:table-cell>
              <table:table-cell office:value-type="float" office:value="11.3282203674" calcext:value-type="float">
                <text:p>11.3282203674</text:p>
              </table:table-cell>
              <table:table-cell office:value-type="float" office:value="335" calcext:value-type="float">
                <text:p>335</text:p>
              </table:table-cell>
              <table:table-cell table:formula="of:=CONCATENATE(YEAR([.A218]);&quot;_&quot;;MONTH([.A218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28</text:p>
              </table:table-cell>
              <table:table-cell office:value-type="float" office:value="7.8690266609" calcext:value-type="float">
                <text:p>7.8690266609</text:p>
              </table:table-cell>
              <table:table-cell office:value-type="float" office:value="155" calcext:value-type="float">
                <text:p>155</text:p>
              </table:table-cell>
              <table:table-cell table:formula="of:=CONCATENATE(YEAR([.A219]);&quot;_&quot;;MONTH([.A219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29</text:p>
              </table:table-cell>
              <table:table-cell office:value-type="float" office:value="7.3580102921" calcext:value-type="float">
                <text:p>7.3580102921</text:p>
              </table:table-cell>
              <table:table-cell office:value-type="float" office:value="135" calcext:value-type="float">
                <text:p>135</text:p>
              </table:table-cell>
              <table:table-cell table:formula="of:=CONCATENATE(YEAR([.A220]);&quot;_&quot;;MONTH([.A220]))" office:value-type="string" office:string-value="1998_9" calcext:value-type="string">
                <text:p>1998_9</text:p>
              </table:table-cell>
            </table:table-row>
            <table:table-row table:style-name="ro1" table:visibility="collapse">
              <table:table-cell office:value-type="string" calcext:value-type="string">
                <text:p>1998-09-30</text:p>
              </table:table-cell>
              <table:table-cell office:value-type="float" office:value="16.3981609344" calcext:value-type="float">
                <text:p>16.3981609344</text:p>
              </table:table-cell>
              <table:table-cell office:value-type="float" office:value="140" calcext:value-type="float">
                <text:p>140</text:p>
              </table:table-cell>
              <table:table-cell table:formula="of:=CONCATENATE(YEAR([.A221]);&quot;_&quot;;MONTH([.A221]))" office:value-type="string" office:string-value="1998_9" calcext:value-type="string">
                <text:p>1998_9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92:.$B$221])" office:value-type="float" office:value="641.8451418876" calcext:value-type="float">
              <text:p>641.8451418876</text:p>
            </table:table-cell>
            <table:table-cell/>
            <table:table-cell table:style-name="Result" office:value-type="string" calcext:value-type="string">
              <text:p>1998_9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9-01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475" calcext:value-type="float">
                <text:p>6.475</text:p>
              </table:table-cell>
              <table:table-cell table:formula="of:=CONCATENATE(YEAR([.A223]);&quot;_&quot;;MONTH([.A223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45" calcext:value-type="float">
                <text:p>6.45</text:p>
              </table:table-cell>
              <table:table-cell table:formula="of:=CONCATENATE(YEAR([.A224]);&quot;_&quot;;MONTH([.A224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35" calcext:value-type="float">
                <text:p>6.35</text:p>
              </table:table-cell>
              <table:table-cell table:formula="of:=CONCATENATE(YEAR([.A225]);&quot;_&quot;;MONTH([.A225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3" calcext:value-type="float">
                <text:p>6.3</text:p>
              </table:table-cell>
              <table:table-cell table:formula="of:=CONCATENATE(YEAR([.A226]);&quot;_&quot;;MONTH([.A226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15" calcext:value-type="float">
                <text:p>6.15</text:p>
              </table:table-cell>
              <table:table-cell table:formula="of:=CONCATENATE(YEAR([.A227]);&quot;_&quot;;MONTH([.A227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05" calcext:value-type="float">
                <text:p>6.05</text:p>
              </table:table-cell>
              <table:table-cell table:formula="of:=CONCATENATE(YEAR([.A228]);&quot;_&quot;;MONTH([.A228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05" calcext:value-type="float">
                <text:p>6.05</text:p>
              </table:table-cell>
              <table:table-cell table:formula="of:=CONCATENATE(YEAR([.A229]);&quot;_&quot;;MONTH([.A229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" calcext:value-type="float">
                <text:p>6</text:p>
              </table:table-cell>
              <table:table-cell table:formula="of:=CONCATENATE(YEAR([.A230]);&quot;_&quot;;MONTH([.A230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" calcext:value-type="float">
                <text:p>6</text:p>
              </table:table-cell>
              <table:table-cell table:formula="of:=CONCATENATE(YEAR([.A231]);&quot;_&quot;;MONTH([.A231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9" calcext:value-type="float">
                <text:p>5.9</text:p>
              </table:table-cell>
              <table:table-cell table:formula="of:=CONCATENATE(YEAR([.A232]);&quot;_&quot;;MONTH([.A232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8" calcext:value-type="float">
                <text:p>5.8</text:p>
              </table:table-cell>
              <table:table-cell table:formula="of:=CONCATENATE(YEAR([.A233]);&quot;_&quot;;MONTH([.A233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7" calcext:value-type="float">
                <text:p>5.7</text:p>
              </table:table-cell>
              <table:table-cell table:formula="of:=CONCATENATE(YEAR([.A234]);&quot;_&quot;;MONTH([.A234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75" calcext:value-type="float">
                <text:p>5.75</text:p>
              </table:table-cell>
              <table:table-cell table:formula="of:=CONCATENATE(YEAR([.A235]);&quot;_&quot;;MONTH([.A235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5" calcext:value-type="float">
                <text:p>5.5</text:p>
              </table:table-cell>
              <table:table-cell table:formula="of:=CONCATENATE(YEAR([.A236]);&quot;_&quot;;MONTH([.A236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5" calcext:value-type="float">
                <text:p>5.5</text:p>
              </table:table-cell>
              <table:table-cell table:formula="of:=CONCATENATE(YEAR([.A237]);&quot;_&quot;;MONTH([.A237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41" calcext:value-type="float">
                <text:p>5.41</text:p>
              </table:table-cell>
              <table:table-cell table:formula="of:=CONCATENATE(YEAR([.A238]);&quot;_&quot;;MONTH([.A238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2" calcext:value-type="float">
                <text:p>5.2</text:p>
              </table:table-cell>
              <table:table-cell table:formula="of:=CONCATENATE(YEAR([.A239]);&quot;_&quot;;MONTH([.A239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304" calcext:value-type="float">
                <text:p>5.304</text:p>
              </table:table-cell>
              <table:table-cell table:formula="of:=CONCATENATE(YEAR([.A240]);&quot;_&quot;;MONTH([.A240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209" calcext:value-type="float">
                <text:p>5.209</text:p>
              </table:table-cell>
              <table:table-cell table:formula="of:=CONCATENATE(YEAR([.A241]);&quot;_&quot;;MONTH([.A241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374" calcext:value-type="float">
                <text:p>5.374</text:p>
              </table:table-cell>
              <table:table-cell table:formula="of:=CONCATENATE(YEAR([.A242]);&quot;_&quot;;MONTH([.A242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75" calcext:value-type="float">
                <text:p>5.175</text:p>
              </table:table-cell>
              <table:table-cell table:formula="of:=CONCATENATE(YEAR([.A243]);&quot;_&quot;;MONTH([.A243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5" calcext:value-type="float">
                <text:p>5.15</text:p>
              </table:table-cell>
              <table:table-cell table:formula="of:=CONCATENATE(YEAR([.A244]);&quot;_&quot;;MONTH([.A244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256" calcext:value-type="float">
                <text:p>5.256</text:p>
              </table:table-cell>
              <table:table-cell table:formula="of:=CONCATENATE(YEAR([.A245]);&quot;_&quot;;MONTH([.A245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208" calcext:value-type="float">
                <text:p>5.208</text:p>
              </table:table-cell>
              <table:table-cell table:formula="of:=CONCATENATE(YEAR([.A246]);&quot;_&quot;;MONTH([.A246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089" calcext:value-type="float">
                <text:p>5.089</text:p>
              </table:table-cell>
              <table:table-cell table:formula="of:=CONCATENATE(YEAR([.A247]);&quot;_&quot;;MONTH([.A247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" calcext:value-type="float">
                <text:p>5</text:p>
              </table:table-cell>
              <table:table-cell table:formula="of:=CONCATENATE(YEAR([.A248]);&quot;_&quot;;MONTH([.A248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791" calcext:value-type="float">
                <text:p>4.791</text:p>
              </table:table-cell>
              <table:table-cell table:formula="of:=CONCATENATE(YEAR([.A249]);&quot;_&quot;;MONTH([.A249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621" calcext:value-type="float">
                <text:p>4.621</text:p>
              </table:table-cell>
              <table:table-cell table:formula="of:=CONCATENATE(YEAR([.A250]);&quot;_&quot;;MONTH([.A250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7" calcext:value-type="float">
                <text:p>4.7</text:p>
              </table:table-cell>
              <table:table-cell table:formula="of:=CONCATENATE(YEAR([.A251]);&quot;_&quot;;MONTH([.A251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451" calcext:value-type="float">
                <text:p>4.451</text:p>
              </table:table-cell>
              <table:table-cell table:formula="of:=CONCATENATE(YEAR([.A252]);&quot;_&quot;;MONTH([.A252]))" office:value-type="string" office:string-value="1999_1" calcext:value-type="string">
                <text:p>1999_1</text:p>
              </table:table-cell>
            </table:table-row>
            <table:table-row table:style-name="ro1" table:visibility="collapse">
              <table:table-cell office:value-type="string" calcext:value-type="string">
                <text:p>1999-01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312" calcext:value-type="float">
                <text:p>4.312</text:p>
              </table:table-cell>
              <table:table-cell table:formula="of:=CONCATENATE(YEAR([.A253]);&quot;_&quot;;MONTH([.A253]))" office:value-type="string" office:string-value="1999_1" calcext:value-type="string">
                <text:p>1999_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23:.$B$253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1999_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9-10-01</text:p>
              </table:table-cell>
              <table:table-cell office:value-type="float" office:value="3.7080852985" calcext:value-type="float">
                <text:p>3.7080852985</text:p>
              </table:table-cell>
              <table:table-cell office:value-type="float" office:value="90" calcext:value-type="float">
                <text:p>90</text:p>
              </table:table-cell>
              <table:table-cell table:formula="of:=CONCATENATE(YEAR([.A255]);&quot;_&quot;;MONTH([.A255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02</text:p>
              </table:table-cell>
              <table:table-cell office:value-type="float" office:value="10.3192424774" calcext:value-type="float">
                <text:p>10.3192424774</text:p>
              </table:table-cell>
              <table:table-cell office:value-type="float" office:value="85" calcext:value-type="float">
                <text:p>85</text:p>
              </table:table-cell>
              <table:table-cell table:formula="of:=CONCATENATE(YEAR([.A256]);&quot;_&quot;;MONTH([.A256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03</text:p>
              </table:table-cell>
              <table:table-cell office:value-type="float" office:value="6.6725215912" calcext:value-type="float">
                <text:p>6.6725215912</text:p>
              </table:table-cell>
              <table:table-cell office:value-type="float" office:value="80.2" calcext:value-type="float">
                <text:p>80.2</text:p>
              </table:table-cell>
              <table:table-cell table:formula="of:=CONCATENATE(YEAR([.A257]);&quot;_&quot;;MONTH([.A257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04</text:p>
              </table:table-cell>
              <table:table-cell office:value-type="float" office:value="7.5693926811" calcext:value-type="float">
                <text:p>7.5693926811</text:p>
              </table:table-cell>
              <table:table-cell office:value-type="float" office:value="77.48" calcext:value-type="float">
                <text:p>77.48</text:p>
              </table:table-cell>
              <table:table-cell table:formula="of:=CONCATENATE(YEAR([.A258]);&quot;_&quot;;MONTH([.A258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05</text:p>
              </table:table-cell>
              <table:table-cell office:value-type="float" office:value="9.6781682968" calcext:value-type="float">
                <text:p>9.6781682968</text:p>
              </table:table-cell>
              <table:table-cell office:value-type="float" office:value="93.54" calcext:value-type="float">
                <text:p>93.54</text:p>
              </table:table-cell>
              <table:table-cell table:formula="of:=CONCATENATE(YEAR([.A259]);&quot;_&quot;;MONTH([.A259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06</text:p>
              </table:table-cell>
              <table:table-cell office:value-type="float" office:value="23.6286067963" calcext:value-type="float">
                <text:p>23.6286067963</text:p>
              </table:table-cell>
              <table:table-cell office:value-type="float" office:value="110.1" calcext:value-type="float">
                <text:p>110.1</text:p>
              </table:table-cell>
              <table:table-cell table:formula="of:=CONCATENATE(YEAR([.A260]);&quot;_&quot;;MONTH([.A260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07</text:p>
              </table:table-cell>
              <table:table-cell office:value-type="float" office:value="28.9333744049" calcext:value-type="float">
                <text:p>28.9333744049</text:p>
              </table:table-cell>
              <table:table-cell office:value-type="float" office:value="84.72" calcext:value-type="float">
                <text:p>84.72</text:p>
              </table:table-cell>
              <table:table-cell table:formula="of:=CONCATENATE(YEAR([.A261]);&quot;_&quot;;MONTH([.A261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08</text:p>
              </table:table-cell>
              <table:table-cell office:value-type="float" office:value="9.0526533127" calcext:value-type="float">
                <text:p>9.0526533127</text:p>
              </table:table-cell>
              <table:table-cell office:value-type="float" office:value="70" calcext:value-type="float">
                <text:p>70</text:p>
              </table:table-cell>
              <table:table-cell table:formula="of:=CONCATENATE(YEAR([.A262]);&quot;_&quot;;MONTH([.A262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09</text:p>
              </table:table-cell>
              <table:table-cell office:value-type="float" office:value="3.4082870483" calcext:value-type="float">
                <text:p>3.4082870483</text:p>
              </table:table-cell>
              <table:table-cell office:value-type="float" office:value="70" calcext:value-type="float">
                <text:p>70</text:p>
              </table:table-cell>
              <table:table-cell table:formula="of:=CONCATENATE(YEAR([.A263]);&quot;_&quot;;MONTH([.A263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10</text:p>
              </table:table-cell>
              <table:table-cell office:value-type="float" office:value="3.2471425533" calcext:value-type="float">
                <text:p>3.2471425533</text:p>
              </table:table-cell>
              <table:table-cell office:value-type="float" office:value="60" calcext:value-type="float">
                <text:p>60</text:p>
              </table:table-cell>
              <table:table-cell table:formula="of:=CONCATENATE(YEAR([.A264]);&quot;_&quot;;MONTH([.A264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11</text:p>
              </table:table-cell>
              <table:table-cell office:value-type="float" office:value="1.5447403193" calcext:value-type="float">
                <text:p>1.5447403193</text:p>
              </table:table-cell>
              <table:table-cell office:value-type="float" office:value="69.55" calcext:value-type="float">
                <text:p>69.55</text:p>
              </table:table-cell>
              <table:table-cell table:formula="of:=CONCATENATE(YEAR([.A265]);&quot;_&quot;;MONTH([.A265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12</text:p>
              </table:table-cell>
              <table:table-cell office:value-type="float" office:value="3.5621480942" calcext:value-type="float">
                <text:p>3.5621480942</text:p>
              </table:table-cell>
              <table:table-cell office:value-type="float" office:value="61.05" calcext:value-type="float">
                <text:p>61.05</text:p>
              </table:table-cell>
              <table:table-cell table:formula="of:=CONCATENATE(YEAR([.A266]);&quot;_&quot;;MONTH([.A266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13</text:p>
              </table:table-cell>
              <table:table-cell office:value-type="float" office:value="29.941110611" calcext:value-type="float">
                <text:p>29.941110611</text:p>
              </table:table-cell>
              <table:table-cell office:value-type="float" office:value="62.98" calcext:value-type="float">
                <text:p>62.98</text:p>
              </table:table-cell>
              <table:table-cell table:formula="of:=CONCATENATE(YEAR([.A267]);&quot;_&quot;;MONTH([.A267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14</text:p>
              </table:table-cell>
              <table:table-cell office:value-type="float" office:value="5.0848231316" calcext:value-type="float">
                <text:p>5.0848231316</text:p>
              </table:table-cell>
              <table:table-cell office:value-type="float" office:value="56.1" calcext:value-type="float">
                <text:p>56.1</text:p>
              </table:table-cell>
              <table:table-cell table:formula="of:=CONCATENATE(YEAR([.A268]);&quot;_&quot;;MONTH([.A268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15</text:p>
              </table:table-cell>
              <table:table-cell office:value-type="float" office:value="8.1610422134" calcext:value-type="float">
                <text:p>8.1610422134</text:p>
              </table:table-cell>
              <table:table-cell office:value-type="float" office:value="50" calcext:value-type="float">
                <text:p>50</text:p>
              </table:table-cell>
              <table:table-cell table:formula="of:=CONCATENATE(YEAR([.A269]);&quot;_&quot;;MONTH([.A269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16</text:p>
              </table:table-cell>
              <table:table-cell office:value-type="float" office:value="6.618560791" calcext:value-type="float">
                <text:p>6.618560791</text:p>
              </table:table-cell>
              <table:table-cell office:value-type="float" office:value="59.15" calcext:value-type="float">
                <text:p>59.15</text:p>
              </table:table-cell>
              <table:table-cell table:formula="of:=CONCATENATE(YEAR([.A270]);&quot;_&quot;;MONTH([.A270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17</text:p>
              </table:table-cell>
              <table:table-cell office:value-type="float" office:value="16.9293556213" calcext:value-type="float">
                <text:p>16.9293556213</text:p>
              </table:table-cell>
              <table:table-cell office:value-type="float" office:value="50.74" calcext:value-type="float">
                <text:p>50.74</text:p>
              </table:table-cell>
              <table:table-cell table:formula="of:=CONCATENATE(YEAR([.A271]);&quot;_&quot;;MONTH([.A271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18</text:p>
              </table:table-cell>
              <table:table-cell office:value-type="float" office:value="9.1510744095" calcext:value-type="float">
                <text:p>9.1510744095</text:p>
              </table:table-cell>
              <table:table-cell office:value-type="float" office:value="46.27" calcext:value-type="float">
                <text:p>46.27</text:p>
              </table:table-cell>
              <table:table-cell table:formula="of:=CONCATENATE(YEAR([.A272]);&quot;_&quot;;MONTH([.A272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19</text:p>
              </table:table-cell>
              <table:table-cell office:value-type="float" office:value="0.2554084957" calcext:value-type="float">
                <text:p>0.2554084957</text:p>
              </table:table-cell>
              <table:table-cell office:value-type="float" office:value="45" calcext:value-type="float">
                <text:p>45</text:p>
              </table:table-cell>
              <table:table-cell table:formula="of:=CONCATENATE(YEAR([.A273]);&quot;_&quot;;MONTH([.A273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20</text:p>
              </table:table-cell>
              <table:table-cell office:value-type="float" office:value="0.0976239294" calcext:value-type="float">
                <text:p>0.0976239294</text:p>
              </table:table-cell>
              <table:table-cell office:value-type="float" office:value="45" calcext:value-type="float">
                <text:p>45</text:p>
              </table:table-cell>
              <table:table-cell table:formula="of:=CONCATENATE(YEAR([.A274]);&quot;_&quot;;MONTH([.A274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21</text:p>
              </table:table-cell>
              <table:table-cell office:value-type="float" office:value="0.4861662388" calcext:value-type="float">
                <text:p>0.4861662388</text:p>
              </table:table-cell>
              <table:table-cell office:value-type="float" office:value="45" calcext:value-type="float">
                <text:p>45</text:p>
              </table:table-cell>
              <table:table-cell table:formula="of:=CONCATENATE(YEAR([.A275]);&quot;_&quot;;MONTH([.A275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22</text:p>
              </table:table-cell>
              <table:table-cell office:value-type="float" office:value="5.2172188759" calcext:value-type="float">
                <text:p>5.2172188759</text:p>
              </table:table-cell>
              <table:table-cell office:value-type="float" office:value="45" calcext:value-type="float">
                <text:p>45</text:p>
              </table:table-cell>
              <table:table-cell table:formula="of:=CONCATENATE(YEAR([.A276]);&quot;_&quot;;MONTH([.A276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23</text:p>
              </table:table-cell>
              <table:table-cell office:value-type="float" office:value="17.7759113312" calcext:value-type="float">
                <text:p>17.7759113312</text:p>
              </table:table-cell>
              <table:table-cell office:value-type="float" office:value="38" calcext:value-type="float">
                <text:p>38</text:p>
              </table:table-cell>
              <table:table-cell table:formula="of:=CONCATENATE(YEAR([.A277]);&quot;_&quot;;MONTH([.A277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24</text:p>
              </table:table-cell>
              <table:table-cell office:value-type="float" office:value="2.2369449139" calcext:value-type="float">
                <text:p>2.2369449139</text:p>
              </table:table-cell>
              <table:table-cell office:value-type="float" office:value="37" calcext:value-type="float">
                <text:p>37</text:p>
              </table:table-cell>
              <table:table-cell table:formula="of:=CONCATENATE(YEAR([.A278]);&quot;_&quot;;MONTH([.A278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25</text:p>
              </table:table-cell>
              <table:table-cell office:value-type="float" office:value="0.3758349419" calcext:value-type="float">
                <text:p>0.3758349419</text:p>
              </table:table-cell>
              <table:table-cell office:value-type="float" office:value="36" calcext:value-type="float">
                <text:p>36</text:p>
              </table:table-cell>
              <table:table-cell table:formula="of:=CONCATENATE(YEAR([.A279]);&quot;_&quot;;MONTH([.A279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26</text:p>
              </table:table-cell>
              <table:table-cell office:value-type="float" office:value="1.3697568178" calcext:value-type="float">
                <text:p>1.3697568178</text:p>
              </table:table-cell>
              <table:table-cell office:value-type="float" office:value="35" calcext:value-type="float">
                <text:p>35</text:p>
              </table:table-cell>
              <table:table-cell table:formula="of:=CONCATENATE(YEAR([.A280]);&quot;_&quot;;MONTH([.A280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27</text:p>
              </table:table-cell>
              <table:table-cell office:value-type="float" office:value="0.1730467826" calcext:value-type="float">
                <text:p>0.1730467826</text:p>
              </table:table-cell>
              <table:table-cell office:value-type="float" office:value="34" calcext:value-type="float">
                <text:p>34</text:p>
              </table:table-cell>
              <table:table-cell table:formula="of:=CONCATENATE(YEAR([.A281]);&quot;_&quot;;MONTH([.A281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28</text:p>
              </table:table-cell>
              <table:table-cell office:value-type="float" office:value="1.3075345755" calcext:value-type="float">
                <text:p>1.3075345755</text:p>
              </table:table-cell>
              <table:table-cell office:value-type="float" office:value="33" calcext:value-type="float">
                <text:p>33</text:p>
              </table:table-cell>
              <table:table-cell table:formula="of:=CONCATENATE(YEAR([.A282]);&quot;_&quot;;MONTH([.A282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29</text:p>
              </table:table-cell>
              <table:table-cell office:value-type="float" office:value="8.4120817184" calcext:value-type="float">
                <text:p>8.4120817184</text:p>
              </table:table-cell>
              <table:table-cell office:value-type="float" office:value="34" calcext:value-type="float">
                <text:p>34</text:p>
              </table:table-cell>
              <table:table-cell table:formula="of:=CONCATENATE(YEAR([.A283]);&quot;_&quot;;MONTH([.A283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3" calcext:value-type="float">
                <text:p>33</text:p>
              </table:table-cell>
              <table:table-cell table:formula="of:=CONCATENATE(YEAR([.A284]);&quot;_&quot;;MONTH([.A284]))" office:value-type="string" office:string-value="1999_10" calcext:value-type="string">
                <text:p>1999_10</text:p>
              </table:table-cell>
            </table:table-row>
            <table:table-row table:style-name="ro1" table:visibility="collapse">
              <table:table-cell office:value-type="string" calcext:value-type="string">
                <text:p>1999-10-31</text:p>
              </table:table-cell>
              <table:table-cell office:value-type="float" office:value="0.0026275998" calcext:value-type="float">
                <text:p>0.0026275998</text:p>
              </table:table-cell>
              <table:table-cell office:value-type="float" office:value="50" calcext:value-type="float">
                <text:p>50</text:p>
              </table:table-cell>
              <table:table-cell table:formula="of:=CONCATENATE(YEAR([.A285]);&quot;_&quot;;MONTH([.A285]))" office:value-type="string" office:string-value="1999_10" calcext:value-type="string">
                <text:p>1999_10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55:.$B$285])" office:value-type="float" office:value="224.9204858727" calcext:value-type="float">
              <text:p>224.9204858727</text:p>
            </table:table-cell>
            <table:table-cell/>
            <table:table-cell table:style-name="Result" office:value-type="string" calcext:value-type="string">
              <text:p>1999_10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9-11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8" calcext:value-type="float">
                <text:p>38</text:p>
              </table:table-cell>
              <table:table-cell table:formula="of:=CONCATENATE(YEAR([.A287]);&quot;_&quot;;MONTH([.A287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3" calcext:value-type="float">
                <text:p>33</text:p>
              </table:table-cell>
              <table:table-cell table:formula="of:=CONCATENATE(YEAR([.A288]);&quot;_&quot;;MONTH([.A288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7.82" calcext:value-type="float">
                <text:p>37.82</text:p>
              </table:table-cell>
              <table:table-cell table:formula="of:=CONCATENATE(YEAR([.A289]);&quot;_&quot;;MONTH([.A289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3.34" calcext:value-type="float">
                <text:p>33.34</text:p>
              </table:table-cell>
              <table:table-cell table:formula="of:=CONCATENATE(YEAR([.A290]);&quot;_&quot;;MONTH([.A290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0" calcext:value-type="float">
                <text:p>30</text:p>
              </table:table-cell>
              <table:table-cell table:formula="of:=CONCATENATE(YEAR([.A291]);&quot;_&quot;;MONTH([.A291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8.73" calcext:value-type="float">
                <text:p>28.73</text:p>
              </table:table-cell>
              <table:table-cell table:formula="of:=CONCATENATE(YEAR([.A292]);&quot;_&quot;;MONTH([.A292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7.88" calcext:value-type="float">
                <text:p>27.88</text:p>
              </table:table-cell>
              <table:table-cell table:formula="of:=CONCATENATE(YEAR([.A293]);&quot;_&quot;;MONTH([.A293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5.75" calcext:value-type="float">
                <text:p>25.75</text:p>
              </table:table-cell>
              <table:table-cell table:formula="of:=CONCATENATE(YEAR([.A294]);&quot;_&quot;;MONTH([.A294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.36" calcext:value-type="float">
                <text:p>23.36</text:p>
              </table:table-cell>
              <table:table-cell table:formula="of:=CONCATENATE(YEAR([.A295]);&quot;_&quot;;MONTH([.A295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4.6" calcext:value-type="float">
                <text:p>24.6</text:p>
              </table:table-cell>
              <table:table-cell table:formula="of:=CONCATENATE(YEAR([.A296]);&quot;_&quot;;MONTH([.A296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4.86" calcext:value-type="float">
                <text:p>24.86</text:p>
              </table:table-cell>
              <table:table-cell table:formula="of:=CONCATENATE(YEAR([.A297]);&quot;_&quot;;MONTH([.A297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5" calcext:value-type="float">
                <text:p>25</text:p>
              </table:table-cell>
              <table:table-cell table:formula="of:=CONCATENATE(YEAR([.A298]);&quot;_&quot;;MONTH([.A298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" calcext:value-type="float">
                <text:p>20</text:p>
              </table:table-cell>
              <table:table-cell table:formula="of:=CONCATENATE(YEAR([.A299]);&quot;_&quot;;MONTH([.A299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" calcext:value-type="float">
                <text:p>23</text:p>
              </table:table-cell>
              <table:table-cell table:formula="of:=CONCATENATE(YEAR([.A300]);&quot;_&quot;;MONTH([.A300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6.19" calcext:value-type="float">
                <text:p>26.19</text:p>
              </table:table-cell>
              <table:table-cell table:formula="of:=CONCATENATE(YEAR([.A301]);&quot;_&quot;;MONTH([.A301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8.28" calcext:value-type="float">
                <text:p>28.28</text:p>
              </table:table-cell>
              <table:table-cell table:formula="of:=CONCATENATE(YEAR([.A302]);&quot;_&quot;;MONTH([.A302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3" calcext:value-type="float">
                <text:p>21.3</text:p>
              </table:table-cell>
              <table:table-cell table:formula="of:=CONCATENATE(YEAR([.A303]);&quot;_&quot;;MONTH([.A303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45" calcext:value-type="float">
                <text:p>21.45</text:p>
              </table:table-cell>
              <table:table-cell table:formula="of:=CONCATENATE(YEAR([.A304]);&quot;_&quot;;MONTH([.A304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" calcext:value-type="float">
                <text:p>20</text:p>
              </table:table-cell>
              <table:table-cell table:formula="of:=CONCATENATE(YEAR([.A305]);&quot;_&quot;;MONTH([.A305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75" calcext:value-type="float">
                <text:p>17.75</text:p>
              </table:table-cell>
              <table:table-cell table:formula="of:=CONCATENATE(YEAR([.A306]);&quot;_&quot;;MONTH([.A306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22" calcext:value-type="float">
                <text:p>16.22</text:p>
              </table:table-cell>
              <table:table-cell table:formula="of:=CONCATENATE(YEAR([.A307]);&quot;_&quot;;MONTH([.A307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44" calcext:value-type="float">
                <text:p>14.44</text:p>
              </table:table-cell>
              <table:table-cell table:formula="of:=CONCATENATE(YEAR([.A308]);&quot;_&quot;;MONTH([.A308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84" calcext:value-type="float">
                <text:p>12.84</text:p>
              </table:table-cell>
              <table:table-cell table:formula="of:=CONCATENATE(YEAR([.A309]);&quot;_&quot;;MONTH([.A309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13" calcext:value-type="float">
                <text:p>12.13</text:p>
              </table:table-cell>
              <table:table-cell table:formula="of:=CONCATENATE(YEAR([.A310]);&quot;_&quot;;MONTH([.A310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12" calcext:value-type="float">
                <text:p>11.12</text:p>
              </table:table-cell>
              <table:table-cell table:formula="of:=CONCATENATE(YEAR([.A311]);&quot;_&quot;;MONTH([.A311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" calcext:value-type="float">
                <text:p>15</text:p>
              </table:table-cell>
              <table:table-cell table:formula="of:=CONCATENATE(YEAR([.A312]);&quot;_&quot;;MONTH([.A312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53" calcext:value-type="float">
                <text:p>10.53</text:p>
              </table:table-cell>
              <table:table-cell table:formula="of:=CONCATENATE(YEAR([.A313]);&quot;_&quot;;MONTH([.A313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34" calcext:value-type="float">
                <text:p>10.34</text:p>
              </table:table-cell>
              <table:table-cell table:formula="of:=CONCATENATE(YEAR([.A314]);&quot;_&quot;;MONTH([.A314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42" calcext:value-type="float">
                <text:p>10.42</text:p>
              </table:table-cell>
              <table:table-cell table:formula="of:=CONCATENATE(YEAR([.A315]);&quot;_&quot;;MONTH([.A315]))" office:value-type="string" office:string-value="1999_11" calcext:value-type="string">
                <text:p>1999_11</text:p>
              </table:table-cell>
            </table:table-row>
            <table:table-row table:style-name="ro1" table:visibility="collapse">
              <table:table-cell office:value-type="string" calcext:value-type="string">
                <text:p>1999-1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159" calcext:value-type="float">
                <text:p>9.159</text:p>
              </table:table-cell>
              <table:table-cell table:formula="of:=CONCATENATE(YEAR([.A316]);&quot;_&quot;;MONTH([.A316]))" office:value-type="string" office:string-value="1999_11" calcext:value-type="string">
                <text:p>1999_1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87:.$B$316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1999_1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9-1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56" calcext:value-type="float">
                <text:p>10.56</text:p>
              </table:table-cell>
              <table:table-cell table:formula="of:=CONCATENATE(YEAR([.A318]);&quot;_&quot;;MONTH([.A318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45" calcext:value-type="float">
                <text:p>10.45</text:p>
              </table:table-cell>
              <table:table-cell table:formula="of:=CONCATENATE(YEAR([.A319]);&quot;_&quot;;MONTH([.A319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5" calcext:value-type="float">
                <text:p>10.5</text:p>
              </table:table-cell>
              <table:table-cell table:formula="of:=CONCATENATE(YEAR([.A320]);&quot;_&quot;;MONTH([.A320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801" calcext:value-type="float">
                <text:p>9.801</text:p>
              </table:table-cell>
              <table:table-cell table:formula="of:=CONCATENATE(YEAR([.A321]);&quot;_&quot;;MONTH([.A321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154" calcext:value-type="float">
                <text:p>9.154</text:p>
              </table:table-cell>
              <table:table-cell table:formula="of:=CONCATENATE(YEAR([.A322]);&quot;_&quot;;MONTH([.A322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124" calcext:value-type="float">
                <text:p>9.124</text:p>
              </table:table-cell>
              <table:table-cell table:formula="of:=CONCATENATE(YEAR([.A323]);&quot;_&quot;;MONTH([.A323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928" calcext:value-type="float">
                <text:p>8.928</text:p>
              </table:table-cell>
              <table:table-cell table:formula="of:=CONCATENATE(YEAR([.A324]);&quot;_&quot;;MONTH([.A324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299" calcext:value-type="float">
                <text:p>8.299</text:p>
              </table:table-cell>
              <table:table-cell table:formula="of:=CONCATENATE(YEAR([.A325]);&quot;_&quot;;MONTH([.A325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226" calcext:value-type="float">
                <text:p>8.226</text:p>
              </table:table-cell>
              <table:table-cell table:formula="of:=CONCATENATE(YEAR([.A326]);&quot;_&quot;;MONTH([.A326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5" calcext:value-type="float">
                <text:p>8.5</text:p>
              </table:table-cell>
              <table:table-cell table:formula="of:=CONCATENATE(YEAR([.A327]);&quot;_&quot;;MONTH([.A327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046" calcext:value-type="float">
                <text:p>8.046</text:p>
              </table:table-cell>
              <table:table-cell table:formula="of:=CONCATENATE(YEAR([.A328]);&quot;_&quot;;MONTH([.A328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882" calcext:value-type="float">
                <text:p>7.882</text:p>
              </table:table-cell>
              <table:table-cell table:formula="of:=CONCATENATE(YEAR([.A329]);&quot;_&quot;;MONTH([.A329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573" calcext:value-type="float">
                <text:p>7.573</text:p>
              </table:table-cell>
              <table:table-cell table:formula="of:=CONCATENATE(YEAR([.A330]);&quot;_&quot;;MONTH([.A330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653" calcext:value-type="float">
                <text:p>7.653</text:p>
              </table:table-cell>
              <table:table-cell table:formula="of:=CONCATENATE(YEAR([.A331]);&quot;_&quot;;MONTH([.A331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25" calcext:value-type="float">
                <text:p>7.25</text:p>
              </table:table-cell>
              <table:table-cell table:formula="of:=CONCATENATE(YEAR([.A332]);&quot;_&quot;;MONTH([.A332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827" calcext:value-type="float">
                <text:p>6.827</text:p>
              </table:table-cell>
              <table:table-cell table:formula="of:=CONCATENATE(YEAR([.A333]);&quot;_&quot;;MONTH([.A333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25" calcext:value-type="float">
                <text:p>7.25</text:p>
              </table:table-cell>
              <table:table-cell table:formula="of:=CONCATENATE(YEAR([.A334]);&quot;_&quot;;MONTH([.A334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405" calcext:value-type="float">
                <text:p>6.405</text:p>
              </table:table-cell>
              <table:table-cell table:formula="of:=CONCATENATE(YEAR([.A335]);&quot;_&quot;;MONTH([.A335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858" calcext:value-type="float">
                <text:p>5.858</text:p>
              </table:table-cell>
              <table:table-cell table:formula="of:=CONCATENATE(YEAR([.A336]);&quot;_&quot;;MONTH([.A336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88" calcext:value-type="float">
                <text:p>5.88</text:p>
              </table:table-cell>
              <table:table-cell table:formula="of:=CONCATENATE(YEAR([.A337]);&quot;_&quot;;MONTH([.A337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75" calcext:value-type="float">
                <text:p>5.75</text:p>
              </table:table-cell>
              <table:table-cell table:formula="of:=CONCATENATE(YEAR([.A338]);&quot;_&quot;;MONTH([.A338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22</text:p>
              </table:table-cell>
              <table:table-cell office:value-type="float" office:value="0.0006852769" calcext:value-type="float">
                <text:p>0.0006852769</text:p>
              </table:table-cell>
              <table:table-cell office:value-type="float" office:value="5.9" calcext:value-type="float">
                <text:p>5.9</text:p>
              </table:table-cell>
              <table:table-cell table:formula="of:=CONCATENATE(YEAR([.A339]);&quot;_&quot;;MONTH([.A339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899" calcext:value-type="float">
                <text:p>5.899</text:p>
              </table:table-cell>
              <table:table-cell table:formula="of:=CONCATENATE(YEAR([.A340]);&quot;_&quot;;MONTH([.A340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5" calcext:value-type="float">
                <text:p>5.5</text:p>
              </table:table-cell>
              <table:table-cell table:formula="of:=CONCATENATE(YEAR([.A341]);&quot;_&quot;;MONTH([.A341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25" calcext:value-type="float">
                <text:p>5.25</text:p>
              </table:table-cell>
              <table:table-cell table:formula="of:=CONCATENATE(YEAR([.A342]);&quot;_&quot;;MONTH([.A342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766" calcext:value-type="float">
                <text:p>5.766</text:p>
              </table:table-cell>
              <table:table-cell table:formula="of:=CONCATENATE(YEAR([.A343]);&quot;_&quot;;MONTH([.A343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686" calcext:value-type="float">
                <text:p>5.686</text:p>
              </table:table-cell>
              <table:table-cell table:formula="of:=CONCATENATE(YEAR([.A344]);&quot;_&quot;;MONTH([.A344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568" calcext:value-type="float">
                <text:p>5.568</text:p>
              </table:table-cell>
              <table:table-cell table:formula="of:=CONCATENATE(YEAR([.A345]);&quot;_&quot;;MONTH([.A345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" calcext:value-type="float">
                <text:p>5</text:p>
              </table:table-cell>
              <table:table-cell table:formula="of:=CONCATENATE(YEAR([.A346]);&quot;_&quot;;MONTH([.A346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" calcext:value-type="float">
                <text:p>5.1</text:p>
              </table:table-cell>
              <table:table-cell table:formula="of:=CONCATENATE(YEAR([.A347]);&quot;_&quot;;MONTH([.A347]))" office:value-type="string" office:string-value="1999_12" calcext:value-type="string">
                <text:p>1999_12</text:p>
              </table:table-cell>
            </table:table-row>
            <table:table-row table:style-name="ro1" table:visibility="collapse">
              <table:table-cell office:value-type="string" calcext:value-type="string">
                <text:p>1999-12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" calcext:value-type="float">
                <text:p>5</text:p>
              </table:table-cell>
              <table:table-cell table:formula="of:=CONCATENATE(YEAR([.A348]);&quot;_&quot;;MONTH([.A348]))" office:value-type="string" office:string-value="1999_12" calcext:value-type="string">
                <text:p>1999_1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18:.$B$348])" office:value-type="float" office:value="0.0006852769" calcext:value-type="float">
              <text:p>0.0006852769</text:p>
            </table:table-cell>
            <table:table-cell/>
            <table:table-cell table:style-name="Result" office:value-type="string" calcext:value-type="string">
              <text:p>1999_1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9-0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662" calcext:value-type="float">
                <text:p>6.662</text:p>
              </table:table-cell>
              <table:table-cell table:formula="of:=CONCATENATE(YEAR([.A350]);&quot;_&quot;;MONTH([.A350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117" calcext:value-type="float">
                <text:p>6.117</text:p>
              </table:table-cell>
              <table:table-cell table:formula="of:=CONCATENATE(YEAR([.A351]);&quot;_&quot;;MONTH([.A351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57" calcext:value-type="float">
                <text:p>5.57</text:p>
              </table:table-cell>
              <table:table-cell table:formula="of:=CONCATENATE(YEAR([.A352]);&quot;_&quot;;MONTH([.A352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578" calcext:value-type="float">
                <text:p>5.578</text:p>
              </table:table-cell>
              <table:table-cell table:formula="of:=CONCATENATE(YEAR([.A353]);&quot;_&quot;;MONTH([.A353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4" calcext:value-type="float">
                <text:p>5.4</text:p>
              </table:table-cell>
              <table:table-cell table:formula="of:=CONCATENATE(YEAR([.A354]);&quot;_&quot;;MONTH([.A354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06</text:p>
              </table:table-cell>
              <table:table-cell office:value-type="float" office:value="0.0177478064" calcext:value-type="float">
                <text:p>0.0177478064</text:p>
              </table:table-cell>
              <table:table-cell office:value-type="float" office:value="5.15" calcext:value-type="float">
                <text:p>5.15</text:p>
              </table:table-cell>
              <table:table-cell table:formula="of:=CONCATENATE(YEAR([.A355]);&quot;_&quot;;MONTH([.A355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17" calcext:value-type="float">
                <text:p>5.117</text:p>
              </table:table-cell>
              <table:table-cell table:formula="of:=CONCATENATE(YEAR([.A356]);&quot;_&quot;;MONTH([.A356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098" calcext:value-type="float">
                <text:p>5.098</text:p>
              </table:table-cell>
              <table:table-cell table:formula="of:=CONCATENATE(YEAR([.A357]);&quot;_&quot;;MONTH([.A357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06" calcext:value-type="float">
                <text:p>5.106</text:p>
              </table:table-cell>
              <table:table-cell table:formula="of:=CONCATENATE(YEAR([.A358]);&quot;_&quot;;MONTH([.A358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827" calcext:value-type="float">
                <text:p>4.827</text:p>
              </table:table-cell>
              <table:table-cell table:formula="of:=CONCATENATE(YEAR([.A359]);&quot;_&quot;;MONTH([.A359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841" calcext:value-type="float">
                <text:p>4.841</text:p>
              </table:table-cell>
              <table:table-cell table:formula="of:=CONCATENATE(YEAR([.A360]);&quot;_&quot;;MONTH([.A360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05" calcext:value-type="float">
                <text:p>4.05</text:p>
              </table:table-cell>
              <table:table-cell table:formula="of:=CONCATENATE(YEAR([.A361]);&quot;_&quot;;MONTH([.A361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564" calcext:value-type="float">
                <text:p>4.564</text:p>
              </table:table-cell>
              <table:table-cell table:formula="of:=CONCATENATE(YEAR([.A362]);&quot;_&quot;;MONTH([.A362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525" calcext:value-type="float">
                <text:p>4.525</text:p>
              </table:table-cell>
              <table:table-cell table:formula="of:=CONCATENATE(YEAR([.A363]);&quot;_&quot;;MONTH([.A363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504" calcext:value-type="float">
                <text:p>4.504</text:p>
              </table:table-cell>
              <table:table-cell table:formula="of:=CONCATENATE(YEAR([.A364]);&quot;_&quot;;MONTH([.A364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481" calcext:value-type="float">
                <text:p>4.481</text:p>
              </table:table-cell>
              <table:table-cell table:formula="of:=CONCATENATE(YEAR([.A365]);&quot;_&quot;;MONTH([.A365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316" calcext:value-type="float">
                <text:p>4.316</text:p>
              </table:table-cell>
              <table:table-cell table:formula="of:=CONCATENATE(YEAR([.A366]);&quot;_&quot;;MONTH([.A366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108" calcext:value-type="float">
                <text:p>4.108</text:p>
              </table:table-cell>
              <table:table-cell table:formula="of:=CONCATENATE(YEAR([.A367]);&quot;_&quot;;MONTH([.A367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" calcext:value-type="float">
                <text:p>3.6</text:p>
              </table:table-cell>
              <table:table-cell table:formula="of:=CONCATENATE(YEAR([.A368]);&quot;_&quot;;MONTH([.A368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089" calcext:value-type="float">
                <text:p>4.089</text:p>
              </table:table-cell>
              <table:table-cell table:formula="of:=CONCATENATE(YEAR([.A369]);&quot;_&quot;;MONTH([.A369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719" calcext:value-type="float">
                <text:p>3.719</text:p>
              </table:table-cell>
              <table:table-cell table:formula="of:=CONCATENATE(YEAR([.A370]);&quot;_&quot;;MONTH([.A370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728" calcext:value-type="float">
                <text:p>3.728</text:p>
              </table:table-cell>
              <table:table-cell table:formula="of:=CONCATENATE(YEAR([.A371]);&quot;_&quot;;MONTH([.A371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705" calcext:value-type="float">
                <text:p>3.705</text:p>
              </table:table-cell>
              <table:table-cell table:formula="of:=CONCATENATE(YEAR([.A372]);&quot;_&quot;;MONTH([.A372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944" calcext:value-type="float">
                <text:p>2.944</text:p>
              </table:table-cell>
              <table:table-cell table:formula="of:=CONCATENATE(YEAR([.A373]);&quot;_&quot;;MONTH([.A373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957" calcext:value-type="float">
                <text:p>2.957</text:p>
              </table:table-cell>
              <table:table-cell table:formula="of:=CONCATENATE(YEAR([.A374]);&quot;_&quot;;MONTH([.A374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" calcext:value-type="float">
                <text:p>3</text:p>
              </table:table-cell>
              <table:table-cell table:formula="of:=CONCATENATE(YEAR([.A375]);&quot;_&quot;;MONTH([.A375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934" calcext:value-type="float">
                <text:p>2.934</text:p>
              </table:table-cell>
              <table:table-cell table:formula="of:=CONCATENATE(YEAR([.A376]);&quot;_&quot;;MONTH([.A376]))" office:value-type="string" office:string-value="1999_2" calcext:value-type="string">
                <text:p>1999_2</text:p>
              </table:table-cell>
            </table:table-row>
            <table:table-row table:style-name="ro1" table:visibility="collapse">
              <table:table-cell office:value-type="string" calcext:value-type="string">
                <text:p>1999-0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814" calcext:value-type="float">
                <text:p>2.814</text:p>
              </table:table-cell>
              <table:table-cell table:formula="of:=CONCATENATE(YEAR([.A377]);&quot;_&quot;;MONTH([.A377]))" office:value-type="string" office:string-value="1999_2" calcext:value-type="string">
                <text:p>1999_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50:.$B$377])" office:value-type="float" office:value="0.0177478064" calcext:value-type="float">
              <text:p>0.0177478064</text:p>
            </table:table-cell>
            <table:table-cell/>
            <table:table-cell table:style-name="Result" office:value-type="string" calcext:value-type="string">
              <text:p>1999_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9-03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692" calcext:value-type="float">
                <text:p>2.692</text:p>
              </table:table-cell>
              <table:table-cell table:formula="of:=CONCATENATE(YEAR([.A379]);&quot;_&quot;;MONTH([.A379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608" calcext:value-type="float">
                <text:p>2.608</text:p>
              </table:table-cell>
              <table:table-cell table:formula="of:=CONCATENATE(YEAR([.A380]);&quot;_&quot;;MONTH([.A380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6" calcext:value-type="float">
                <text:p>2.6</text:p>
              </table:table-cell>
              <table:table-cell table:formula="of:=CONCATENATE(YEAR([.A381]);&quot;_&quot;;MONTH([.A381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9" calcext:value-type="float">
                <text:p>2.39</text:p>
              </table:table-cell>
              <table:table-cell table:formula="of:=CONCATENATE(YEAR([.A382]);&quot;_&quot;;MONTH([.A382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" calcext:value-type="float">
                <text:p>2.3</text:p>
              </table:table-cell>
              <table:table-cell table:formula="of:=CONCATENATE(YEAR([.A383]);&quot;_&quot;;MONTH([.A383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4" calcext:value-type="float">
                <text:p>2.34</text:p>
              </table:table-cell>
              <table:table-cell table:formula="of:=CONCATENATE(YEAR([.A384]);&quot;_&quot;;MONTH([.A384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64" calcext:value-type="float">
                <text:p>2.264</text:p>
              </table:table-cell>
              <table:table-cell table:formula="of:=CONCATENATE(YEAR([.A385]);&quot;_&quot;;MONTH([.A385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03" calcext:value-type="float">
                <text:p>2.203</text:p>
              </table:table-cell>
              <table:table-cell table:formula="of:=CONCATENATE(YEAR([.A386]);&quot;_&quot;;MONTH([.A386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18" calcext:value-type="float">
                <text:p>2.218</text:p>
              </table:table-cell>
              <table:table-cell table:formula="of:=CONCATENATE(YEAR([.A387]);&quot;_&quot;;MONTH([.A387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" calcext:value-type="float">
                <text:p>2.2</text:p>
              </table:table-cell>
              <table:table-cell table:formula="of:=CONCATENATE(YEAR([.A388]);&quot;_&quot;;MONTH([.A388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27" calcext:value-type="float">
                <text:p>2.127</text:p>
              </table:table-cell>
              <table:table-cell table:formula="of:=CONCATENATE(YEAR([.A389]);&quot;_&quot;;MONTH([.A389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" calcext:value-type="float">
                <text:p>2</text:p>
              </table:table-cell>
              <table:table-cell table:formula="of:=CONCATENATE(YEAR([.A390]);&quot;_&quot;;MONTH([.A390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76" calcext:value-type="float">
                <text:p>2.076</text:p>
              </table:table-cell>
              <table:table-cell table:formula="of:=CONCATENATE(YEAR([.A391]);&quot;_&quot;;MONTH([.A391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56" calcext:value-type="float">
                <text:p>2.056</text:p>
              </table:table-cell>
              <table:table-cell table:formula="of:=CONCATENATE(YEAR([.A392]);&quot;_&quot;;MONTH([.A392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946" calcext:value-type="float">
                <text:p>1.946</text:p>
              </table:table-cell>
              <table:table-cell table:formula="of:=CONCATENATE(YEAR([.A393]);&quot;_&quot;;MONTH([.A393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" calcext:value-type="float">
                <text:p>2</text:p>
              </table:table-cell>
              <table:table-cell table:formula="of:=CONCATENATE(YEAR([.A394]);&quot;_&quot;;MONTH([.A394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8" calcext:value-type="float">
                <text:p>1.8</text:p>
              </table:table-cell>
              <table:table-cell table:formula="of:=CONCATENATE(YEAR([.A395]);&quot;_&quot;;MONTH([.A395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75" calcext:value-type="float">
                <text:p>1.75</text:p>
              </table:table-cell>
              <table:table-cell table:formula="of:=CONCATENATE(YEAR([.A396]);&quot;_&quot;;MONTH([.A396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7" calcext:value-type="float">
                <text:p>1.7</text:p>
              </table:table-cell>
              <table:table-cell table:formula="of:=CONCATENATE(YEAR([.A397]);&quot;_&quot;;MONTH([.A397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5" calcext:value-type="float">
                <text:p>1.65</text:p>
              </table:table-cell>
              <table:table-cell table:formula="of:=CONCATENATE(YEAR([.A398]);&quot;_&quot;;MONTH([.A398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5" calcext:value-type="float">
                <text:p>1.65</text:p>
              </table:table-cell>
              <table:table-cell table:formula="of:=CONCATENATE(YEAR([.A399]);&quot;_&quot;;MONTH([.A399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75" calcext:value-type="float">
                <text:p>1.575</text:p>
              </table:table-cell>
              <table:table-cell table:formula="of:=CONCATENATE(YEAR([.A400]);&quot;_&quot;;MONTH([.A400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26" calcext:value-type="float">
                <text:p>1.626</text:p>
              </table:table-cell>
              <table:table-cell table:formula="of:=CONCATENATE(YEAR([.A401]);&quot;_&quot;;MONTH([.A401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75" calcext:value-type="float">
                <text:p>1.575</text:p>
              </table:table-cell>
              <table:table-cell table:formula="of:=CONCATENATE(YEAR([.A402]);&quot;_&quot;;MONTH([.A402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57" calcext:value-type="float">
                <text:p>1.557</text:p>
              </table:table-cell>
              <table:table-cell table:formula="of:=CONCATENATE(YEAR([.A403]);&quot;_&quot;;MONTH([.A403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5" calcext:value-type="float">
                <text:p>1.45</text:p>
              </table:table-cell>
              <table:table-cell table:formula="of:=CONCATENATE(YEAR([.A404]);&quot;_&quot;;MONTH([.A404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96" calcext:value-type="float">
                <text:p>1.496</text:p>
              </table:table-cell>
              <table:table-cell table:formula="of:=CONCATENATE(YEAR([.A405]);&quot;_&quot;;MONTH([.A405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26" calcext:value-type="float">
                <text:p>1.526</text:p>
              </table:table-cell>
              <table:table-cell table:formula="of:=CONCATENATE(YEAR([.A406]);&quot;_&quot;;MONTH([.A406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03" calcext:value-type="float">
                <text:p>1.503</text:p>
              </table:table-cell>
              <table:table-cell table:formula="of:=CONCATENATE(YEAR([.A407]);&quot;_&quot;;MONTH([.A407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12" calcext:value-type="float">
                <text:p>1.512</text:p>
              </table:table-cell>
              <table:table-cell table:formula="of:=CONCATENATE(YEAR([.A408]);&quot;_&quot;;MONTH([.A408]))" office:value-type="string" office:string-value="1999_3" calcext:value-type="string">
                <text:p>1999_3</text:p>
              </table:table-cell>
            </table:table-row>
            <table:table-row table:style-name="ro1" table:visibility="collapse">
              <table:table-cell office:value-type="string" calcext:value-type="string">
                <text:p>1999-03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05" calcext:value-type="float">
                <text:p>1.505</text:p>
              </table:table-cell>
              <table:table-cell table:formula="of:=CONCATENATE(YEAR([.A409]);&quot;_&quot;;MONTH([.A409]))" office:value-type="string" office:string-value="1999_3" calcext:value-type="string">
                <text:p>1999_3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79:.$B$409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1999_3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9-04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89" calcext:value-type="float">
                <text:p>1.489</text:p>
              </table:table-cell>
              <table:table-cell table:formula="of:=CONCATENATE(YEAR([.A411]);&quot;_&quot;;MONTH([.A411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5" calcext:value-type="float">
                <text:p>1.45</text:p>
              </table:table-cell>
              <table:table-cell table:formula="of:=CONCATENATE(YEAR([.A412]);&quot;_&quot;;MONTH([.A412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8" calcext:value-type="float">
                <text:p>1.48</text:p>
              </table:table-cell>
              <table:table-cell table:formula="of:=CONCATENATE(YEAR([.A413]);&quot;_&quot;;MONTH([.A413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48" calcext:value-type="float">
                <text:p>1.448</text:p>
              </table:table-cell>
              <table:table-cell table:formula="of:=CONCATENATE(YEAR([.A414]);&quot;_&quot;;MONTH([.A414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12" calcext:value-type="float">
                <text:p>1.412</text:p>
              </table:table-cell>
              <table:table-cell table:formula="of:=CONCATENATE(YEAR([.A415]);&quot;_&quot;;MONTH([.A415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06</text:p>
              </table:table-cell>
              <table:table-cell office:value-type="float" office:value="0.0006230123" calcext:value-type="float">
                <text:p>0.0006230123</text:p>
              </table:table-cell>
              <table:table-cell office:value-type="float" office:value="1.38" calcext:value-type="float">
                <text:p>1.38</text:p>
              </table:table-cell>
              <table:table-cell table:formula="of:=CONCATENATE(YEAR([.A416]);&quot;_&quot;;MONTH([.A416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" calcext:value-type="float">
                <text:p>1.3</text:p>
              </table:table-cell>
              <table:table-cell table:formula="of:=CONCATENATE(YEAR([.A417]);&quot;_&quot;;MONTH([.A417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" calcext:value-type="float">
                <text:p>1.3</text:p>
              </table:table-cell>
              <table:table-cell table:formula="of:=CONCATENATE(YEAR([.A418]);&quot;_&quot;;MONTH([.A418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09</text:p>
              </table:table-cell>
              <table:table-cell office:value-type="float" office:value="0.3216438591" calcext:value-type="float">
                <text:p>0.3216438591</text:p>
              </table:table-cell>
              <table:table-cell office:value-type="float" office:value="1.275" calcext:value-type="float">
                <text:p>1.275</text:p>
              </table:table-cell>
              <table:table-cell table:formula="of:=CONCATENATE(YEAR([.A419]);&quot;_&quot;;MONTH([.A419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5" calcext:value-type="float">
                <text:p>1.25</text:p>
              </table:table-cell>
              <table:table-cell table:formula="of:=CONCATENATE(YEAR([.A420]);&quot;_&quot;;MONTH([.A420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11</text:p>
              </table:table-cell>
              <table:table-cell office:value-type="float" office:value="0.0025698761" calcext:value-type="float">
                <text:p>0.0025698761</text:p>
              </table:table-cell>
              <table:table-cell office:value-type="float" office:value="1.13" calcext:value-type="float">
                <text:p>1.13</text:p>
              </table:table-cell>
              <table:table-cell table:formula="of:=CONCATENATE(YEAR([.A421]);&quot;_&quot;;MONTH([.A421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12</text:p>
              </table:table-cell>
              <table:table-cell office:value-type="float" office:value="0.0118390508" calcext:value-type="float">
                <text:p>0.0118390508</text:p>
              </table:table-cell>
              <table:table-cell office:value-type="float" office:value="1.074" calcext:value-type="float">
                <text:p>1.074</text:p>
              </table:table-cell>
              <table:table-cell table:formula="of:=CONCATENATE(YEAR([.A422]);&quot;_&quot;;MONTH([.A422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039" calcext:value-type="float">
                <text:p>1.039</text:p>
              </table:table-cell>
              <table:table-cell table:formula="of:=CONCATENATE(YEAR([.A423]);&quot;_&quot;;MONTH([.A423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018" calcext:value-type="float">
                <text:p>1.018</text:p>
              </table:table-cell>
              <table:table-cell table:formula="of:=CONCATENATE(YEAR([.A424]);&quot;_&quot;;MONTH([.A424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74" calcext:value-type="float">
                <text:p>0.974</text:p>
              </table:table-cell>
              <table:table-cell table:formula="of:=CONCATENATE(YEAR([.A425]);&quot;_&quot;;MONTH([.A425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025" calcext:value-type="float">
                <text:p>1.025</text:p>
              </table:table-cell>
              <table:table-cell table:formula="of:=CONCATENATE(YEAR([.A426]);&quot;_&quot;;MONTH([.A426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9" calcext:value-type="float">
                <text:p>0.89</text:p>
              </table:table-cell>
              <table:table-cell table:formula="of:=CONCATENATE(YEAR([.A427]);&quot;_&quot;;MONTH([.A427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25" calcext:value-type="float">
                <text:p>0.925</text:p>
              </table:table-cell>
              <table:table-cell table:formula="of:=CONCATENATE(YEAR([.A428]);&quot;_&quot;;MONTH([.A428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14" calcext:value-type="float">
                <text:p>0.814</text:p>
              </table:table-cell>
              <table:table-cell table:formula="of:=CONCATENATE(YEAR([.A429]);&quot;_&quot;;MONTH([.A429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783" calcext:value-type="float">
                <text:p>0.783</text:p>
              </table:table-cell>
              <table:table-cell table:formula="of:=CONCATENATE(YEAR([.A430]);&quot;_&quot;;MONTH([.A430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17" calcext:value-type="float">
                <text:p>0.817</text:p>
              </table:table-cell>
              <table:table-cell table:formula="of:=CONCATENATE(YEAR([.A431]);&quot;_&quot;;MONTH([.A431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22</text:p>
              </table:table-cell>
              <table:table-cell office:value-type="float" office:value="0.0005943297" calcext:value-type="float">
                <text:p>0.0005943297</text:p>
              </table:table-cell>
              <table:table-cell office:value-type="float" office:value="0.815" calcext:value-type="float">
                <text:p>0.815</text:p>
              </table:table-cell>
              <table:table-cell table:formula="of:=CONCATENATE(YEAR([.A432]);&quot;_&quot;;MONTH([.A432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23</text:p>
              </table:table-cell>
              <table:table-cell office:value-type="float" office:value="0.0054139593" calcext:value-type="float">
                <text:p>0.0054139593</text:p>
              </table:table-cell>
              <table:table-cell office:value-type="float" office:value="0.9" calcext:value-type="float">
                <text:p>0.9</text:p>
              </table:table-cell>
              <table:table-cell table:formula="of:=CONCATENATE(YEAR([.A433]);&quot;_&quot;;MONTH([.A433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15" calcext:value-type="float">
                <text:p>0.815</text:p>
              </table:table-cell>
              <table:table-cell table:formula="of:=CONCATENATE(YEAR([.A434]);&quot;_&quot;;MONTH([.A434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25</text:p>
              </table:table-cell>
              <table:table-cell office:value-type="float" office:value="0.0005933775" calcext:value-type="float">
                <text:p>0.0005933775</text:p>
              </table:table-cell>
              <table:table-cell office:value-type="float" office:value="0.817" calcext:value-type="float">
                <text:p>0.817</text:p>
              </table:table-cell>
              <table:table-cell table:formula="of:=CONCATENATE(YEAR([.A435]);&quot;_&quot;;MONTH([.A435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26</text:p>
              </table:table-cell>
              <table:table-cell office:value-type="float" office:value="0.0640458018" calcext:value-type="float">
                <text:p>0.0640458018</text:p>
              </table:table-cell>
              <table:table-cell office:value-type="float" office:value="0.817" calcext:value-type="float">
                <text:p>0.817</text:p>
              </table:table-cell>
              <table:table-cell table:formula="of:=CONCATENATE(YEAR([.A436]);&quot;_&quot;;MONTH([.A436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15" calcext:value-type="float">
                <text:p>0.815</text:p>
              </table:table-cell>
              <table:table-cell table:formula="of:=CONCATENATE(YEAR([.A437]);&quot;_&quot;;MONTH([.A437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16" calcext:value-type="float">
                <text:p>0.816</text:p>
              </table:table-cell>
              <table:table-cell table:formula="of:=CONCATENATE(YEAR([.A438]);&quot;_&quot;;MONTH([.A438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03" calcext:value-type="float">
                <text:p>0.803</text:p>
              </table:table-cell>
              <table:table-cell table:formula="of:=CONCATENATE(YEAR([.A439]);&quot;_&quot;;MONTH([.A439]))" office:value-type="string" office:string-value="1999_4" calcext:value-type="string">
                <text:p>1999_4</text:p>
              </table:table-cell>
            </table:table-row>
            <table:table-row table:style-name="ro1" table:visibility="collapse">
              <table:table-cell office:value-type="string" calcext:value-type="string">
                <text:p>1999-04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75" calcext:value-type="float">
                <text:p>0.875</text:p>
              </table:table-cell>
              <table:table-cell table:formula="of:=CONCATENATE(YEAR([.A440]);&quot;_&quot;;MONTH([.A440]))" office:value-type="string" office:string-value="1999_4" calcext:value-type="string">
                <text:p>1999_4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411:.$B$440])" office:value-type="float" office:value="0.4073232666" calcext:value-type="float">
              <text:p>0.4073232666</text:p>
            </table:table-cell>
            <table:table-cell/>
            <table:table-cell table:style-name="Result" office:value-type="string" calcext:value-type="string">
              <text:p>1999_4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9-05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786" calcext:value-type="float">
                <text:p>0.786</text:p>
              </table:table-cell>
              <table:table-cell table:formula="of:=CONCATENATE(YEAR([.A442]);&quot;_&quot;;MONTH([.A442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75" calcext:value-type="float">
                <text:p>0.875</text:p>
              </table:table-cell>
              <table:table-cell table:formula="of:=CONCATENATE(YEAR([.A443]);&quot;_&quot;;MONTH([.A443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5" calcext:value-type="float">
                <text:p>0.85</text:p>
              </table:table-cell>
              <table:table-cell table:formula="of:=CONCATENATE(YEAR([.A444]);&quot;_&quot;;MONTH([.A444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739" calcext:value-type="float">
                <text:p>0.739</text:p>
              </table:table-cell>
              <table:table-cell table:formula="of:=CONCATENATE(YEAR([.A445]);&quot;_&quot;;MONTH([.A445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05</text:p>
              </table:table-cell>
              <table:table-cell office:value-type="float" office:value="0.0025867326" calcext:value-type="float">
                <text:p>0.0025867326</text:p>
              </table:table-cell>
              <table:table-cell office:value-type="float" office:value="0.711" calcext:value-type="float">
                <text:p>0.711</text:p>
              </table:table-cell>
              <table:table-cell table:formula="of:=CONCATENATE(YEAR([.A446]);&quot;_&quot;;MONTH([.A446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06</text:p>
              </table:table-cell>
              <table:table-cell office:value-type="float" office:value="0.9995781183" calcext:value-type="float">
                <text:p>0.9995781183</text:p>
              </table:table-cell>
              <table:table-cell office:value-type="float" office:value="0.704" calcext:value-type="float">
                <text:p>0.704</text:p>
              </table:table-cell>
              <table:table-cell table:formula="of:=CONCATENATE(YEAR([.A447]);&quot;_&quot;;MONTH([.A447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07</text:p>
              </table:table-cell>
              <table:table-cell office:value-type="float" office:value="3.4563064575" calcext:value-type="float">
                <text:p>3.4563064575</text:p>
              </table:table-cell>
              <table:table-cell office:value-type="float" office:value="0.8" calcext:value-type="float">
                <text:p>0.8</text:p>
              </table:table-cell>
              <table:table-cell table:formula="of:=CONCATENATE(YEAR([.A448]);&quot;_&quot;;MONTH([.A448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08</text:p>
              </table:table-cell>
              <table:table-cell office:value-type="float" office:value="1.7785826921" calcext:value-type="float">
                <text:p>1.7785826921</text:p>
              </table:table-cell>
              <table:table-cell office:value-type="float" office:value="1.35" calcext:value-type="float">
                <text:p>1.35</text:p>
              </table:table-cell>
              <table:table-cell table:formula="of:=CONCATENATE(YEAR([.A449]);&quot;_&quot;;MONTH([.A449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09</text:p>
              </table:table-cell>
              <table:table-cell office:value-type="float" office:value="1.9521899223" calcext:value-type="float">
                <text:p>1.9521899223</text:p>
              </table:table-cell>
              <table:table-cell office:value-type="float" office:value="2.1" calcext:value-type="float">
                <text:p>2.1</text:p>
              </table:table-cell>
              <table:table-cell table:formula="of:=CONCATENATE(YEAR([.A450]);&quot;_&quot;;MONTH([.A450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10</text:p>
              </table:table-cell>
              <table:table-cell office:value-type="float" office:value="4.8327188492" calcext:value-type="float">
                <text:p>4.8327188492</text:p>
              </table:table-cell>
              <table:table-cell office:value-type="float" office:value="1.95" calcext:value-type="float">
                <text:p>1.95</text:p>
              </table:table-cell>
              <table:table-cell table:formula="of:=CONCATENATE(YEAR([.A451]);&quot;_&quot;;MONTH([.A451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11</text:p>
              </table:table-cell>
              <table:table-cell office:value-type="float" office:value="2.8589890003" calcext:value-type="float">
                <text:p>2.8589890003</text:p>
              </table:table-cell>
              <table:table-cell office:value-type="float" office:value="1.75" calcext:value-type="float">
                <text:p>1.75</text:p>
              </table:table-cell>
              <table:table-cell table:formula="of:=CONCATENATE(YEAR([.A452]);&quot;_&quot;;MONTH([.A452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12</text:p>
              </table:table-cell>
              <table:table-cell office:value-type="float" office:value="2.7235934734" calcext:value-type="float">
                <text:p>2.7235934734</text:p>
              </table:table-cell>
              <table:table-cell office:value-type="float" office:value="1.6" calcext:value-type="float">
                <text:p>1.6</text:p>
              </table:table-cell>
              <table:table-cell table:formula="of:=CONCATENATE(YEAR([.A453]);&quot;_&quot;;MONTH([.A453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13</text:p>
              </table:table-cell>
              <table:table-cell office:value-type="float" office:value="3.3593299389" calcext:value-type="float">
                <text:p>3.3593299389</text:p>
              </table:table-cell>
              <table:table-cell office:value-type="float" office:value="1.55" calcext:value-type="float">
                <text:p>1.55</text:p>
              </table:table-cell>
              <table:table-cell table:formula="of:=CONCATENATE(YEAR([.A454]);&quot;_&quot;;MONTH([.A454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14</text:p>
              </table:table-cell>
              <table:table-cell office:value-type="float" office:value="4.3960042" calcext:value-type="float">
                <text:p>4.3960042</text:p>
              </table:table-cell>
              <table:table-cell office:value-type="float" office:value="1.5" calcext:value-type="float">
                <text:p>1.5</text:p>
              </table:table-cell>
              <table:table-cell table:formula="of:=CONCATENATE(YEAR([.A455]);&quot;_&quot;;MONTH([.A455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15</text:p>
              </table:table-cell>
              <table:table-cell office:value-type="float" office:value="9.2474384308" calcext:value-type="float">
                <text:p>9.2474384308</text:p>
              </table:table-cell>
              <table:table-cell office:value-type="float" office:value="1.4" calcext:value-type="float">
                <text:p>1.4</text:p>
              </table:table-cell>
              <table:table-cell table:formula="of:=CONCATENATE(YEAR([.A456]);&quot;_&quot;;MONTH([.A456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16</text:p>
              </table:table-cell>
              <table:table-cell office:value-type="float" office:value="5.6740145683" calcext:value-type="float">
                <text:p>5.6740145683</text:p>
              </table:table-cell>
              <table:table-cell office:value-type="float" office:value="1.2" calcext:value-type="float">
                <text:p>1.2</text:p>
              </table:table-cell>
              <table:table-cell table:formula="of:=CONCATENATE(YEAR([.A457]);&quot;_&quot;;MONTH([.A457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17</text:p>
              </table:table-cell>
              <table:table-cell office:value-type="float" office:value="6.2085819244" calcext:value-type="float">
                <text:p>6.2085819244</text:p>
              </table:table-cell>
              <table:table-cell office:value-type="float" office:value="1.15" calcext:value-type="float">
                <text:p>1.15</text:p>
              </table:table-cell>
              <table:table-cell table:formula="of:=CONCATENATE(YEAR([.A458]);&quot;_&quot;;MONTH([.A458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18</text:p>
              </table:table-cell>
              <table:table-cell office:value-type="float" office:value="2.8574967384" calcext:value-type="float">
                <text:p>2.8574967384</text:p>
              </table:table-cell>
              <table:table-cell office:value-type="float" office:value="1.05" calcext:value-type="float">
                <text:p>1.05</text:p>
              </table:table-cell>
              <table:table-cell table:formula="of:=CONCATENATE(YEAR([.A459]);&quot;_&quot;;MONTH([.A459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19</text:p>
              </table:table-cell>
              <table:table-cell office:value-type="float" office:value="19.6539745331" calcext:value-type="float">
                <text:p>19.6539745331</text:p>
              </table:table-cell>
              <table:table-cell office:value-type="float" office:value="2.2" calcext:value-type="float">
                <text:p>2.2</text:p>
              </table:table-cell>
              <table:table-cell table:formula="of:=CONCATENATE(YEAR([.A460]);&quot;_&quot;;MONTH([.A460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20</text:p>
              </table:table-cell>
              <table:table-cell office:value-type="float" office:value="17.2871761322" calcext:value-type="float">
                <text:p>17.2871761322</text:p>
              </table:table-cell>
              <table:table-cell office:value-type="float" office:value="2.025" calcext:value-type="float">
                <text:p>2.025</text:p>
              </table:table-cell>
              <table:table-cell table:formula="of:=CONCATENATE(YEAR([.A461]);&quot;_&quot;;MONTH([.A461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21</text:p>
              </table:table-cell>
              <table:table-cell office:value-type="float" office:value="41.0561408997" calcext:value-type="float">
                <text:p>41.0561408997</text:p>
              </table:table-cell>
              <table:table-cell office:value-type="float" office:value="2.3" calcext:value-type="float">
                <text:p>2.3</text:p>
              </table:table-cell>
              <table:table-cell table:formula="of:=CONCATENATE(YEAR([.A462]);&quot;_&quot;;MONTH([.A462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22</text:p>
              </table:table-cell>
              <table:table-cell office:value-type="float" office:value="52.1098709106" calcext:value-type="float">
                <text:p>52.1098709106</text:p>
              </table:table-cell>
              <table:table-cell office:value-type="float" office:value="2.99" calcext:value-type="float">
                <text:p>2.99</text:p>
              </table:table-cell>
              <table:table-cell table:formula="of:=CONCATENATE(YEAR([.A463]);&quot;_&quot;;MONTH([.A463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23</text:p>
              </table:table-cell>
              <table:table-cell office:value-type="float" office:value="20.0261917114" calcext:value-type="float">
                <text:p>20.0261917114</text:p>
              </table:table-cell>
              <table:table-cell office:value-type="float" office:value="2.55" calcext:value-type="float">
                <text:p>2.55</text:p>
              </table:table-cell>
              <table:table-cell table:formula="of:=CONCATENATE(YEAR([.A464]);&quot;_&quot;;MONTH([.A464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24</text:p>
              </table:table-cell>
              <table:table-cell office:value-type="float" office:value="24.8914203644" calcext:value-type="float">
                <text:p>24.8914203644</text:p>
              </table:table-cell>
              <table:table-cell office:value-type="float" office:value="2.2" calcext:value-type="float">
                <text:p>2.2</text:p>
              </table:table-cell>
              <table:table-cell table:formula="of:=CONCATENATE(YEAR([.A465]);&quot;_&quot;;MONTH([.A465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25</text:p>
              </table:table-cell>
              <table:table-cell office:value-type="float" office:value="25.1412944794" calcext:value-type="float">
                <text:p>25.1412944794</text:p>
              </table:table-cell>
              <table:table-cell office:value-type="float" office:value="1.8" calcext:value-type="float">
                <text:p>1.8</text:p>
              </table:table-cell>
              <table:table-cell table:formula="of:=CONCATENATE(YEAR([.A466]);&quot;_&quot;;MONTH([.A466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26</text:p>
              </table:table-cell>
              <table:table-cell office:value-type="float" office:value="9.5697517395" calcext:value-type="float">
                <text:p>9.5697517395</text:p>
              </table:table-cell>
              <table:table-cell office:value-type="float" office:value="1.6" calcext:value-type="float">
                <text:p>1.6</text:p>
              </table:table-cell>
              <table:table-cell table:formula="of:=CONCATENATE(YEAR([.A467]);&quot;_&quot;;MONTH([.A467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27</text:p>
              </table:table-cell>
              <table:table-cell office:value-type="float" office:value="11.2879915237" calcext:value-type="float">
                <text:p>11.2879915237</text:p>
              </table:table-cell>
              <table:table-cell office:value-type="float" office:value="1.517" calcext:value-type="float">
                <text:p>1.517</text:p>
              </table:table-cell>
              <table:table-cell table:formula="of:=CONCATENATE(YEAR([.A468]);&quot;_&quot;;MONTH([.A468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28</text:p>
              </table:table-cell>
              <table:table-cell office:value-type="float" office:value="3.6693177223" calcext:value-type="float">
                <text:p>3.6693177223</text:p>
              </table:table-cell>
              <table:table-cell office:value-type="float" office:value="1.45" calcext:value-type="float">
                <text:p>1.45</text:p>
              </table:table-cell>
              <table:table-cell table:formula="of:=CONCATENATE(YEAR([.A469]);&quot;_&quot;;MONTH([.A469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29</text:p>
              </table:table-cell>
              <table:table-cell office:value-type="float" office:value="21.5681056976" calcext:value-type="float">
                <text:p>21.5681056976</text:p>
              </table:table-cell>
              <table:table-cell office:value-type="float" office:value="1.388" calcext:value-type="float">
                <text:p>1.388</text:p>
              </table:table-cell>
              <table:table-cell table:formula="of:=CONCATENATE(YEAR([.A470]);&quot;_&quot;;MONTH([.A470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30</text:p>
              </table:table-cell>
              <table:table-cell office:value-type="float" office:value="14.2821321487" calcext:value-type="float">
                <text:p>14.2821321487</text:p>
              </table:table-cell>
              <table:table-cell office:value-type="float" office:value="1.163" calcext:value-type="float">
                <text:p>1.163</text:p>
              </table:table-cell>
              <table:table-cell table:formula="of:=CONCATENATE(YEAR([.A471]);&quot;_&quot;;MONTH([.A471]))" office:value-type="string" office:string-value="1999_5" calcext:value-type="string">
                <text:p>1999_5</text:p>
              </table:table-cell>
            </table:table-row>
            <table:table-row table:style-name="ro1" table:visibility="collapse">
              <table:table-cell office:value-type="string" calcext:value-type="string">
                <text:p>1999-05-31</text:p>
              </table:table-cell>
              <table:table-cell office:value-type="float" office:value="11.7349634171" calcext:value-type="float">
                <text:p>11.7349634171</text:p>
              </table:table-cell>
              <table:table-cell office:value-type="float" office:value="1.04" calcext:value-type="float">
                <text:p>1.04</text:p>
              </table:table-cell>
              <table:table-cell table:formula="of:=CONCATENATE(YEAR([.A472]);&quot;_&quot;;MONTH([.A472]))" office:value-type="string" office:string-value="1999_5" calcext:value-type="string">
                <text:p>1999_5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442:.$B$472])" office:value-type="float" office:value="322.6257423262" calcext:value-type="float">
              <text:p>322.6257423262</text:p>
            </table:table-cell>
            <table:table-cell/>
            <table:table-cell table:style-name="Result" office:value-type="string" calcext:value-type="string">
              <text:p>1999_5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9-06-01</text:p>
              </table:table-cell>
              <table:table-cell office:value-type="float" office:value="13.8266277313" calcext:value-type="float">
                <text:p>13.8266277313</text:p>
              </table:table-cell>
              <table:table-cell office:value-type="float" office:value="0.889" calcext:value-type="float">
                <text:p>0.889</text:p>
              </table:table-cell>
              <table:table-cell table:formula="of:=CONCATENATE(YEAR([.A474]);&quot;_&quot;;MONTH([.A474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02</text:p>
              </table:table-cell>
              <table:table-cell office:value-type="float" office:value="5.8890318871" calcext:value-type="float">
                <text:p>5.8890318871</text:p>
              </table:table-cell>
              <table:table-cell office:value-type="float" office:value="0.983" calcext:value-type="float">
                <text:p>0.983</text:p>
              </table:table-cell>
              <table:table-cell table:formula="of:=CONCATENATE(YEAR([.A475]);&quot;_&quot;;MONTH([.A475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03</text:p>
              </table:table-cell>
              <table:table-cell office:value-type="float" office:value="13.0036354065" calcext:value-type="float">
                <text:p>13.0036354065</text:p>
              </table:table-cell>
              <table:table-cell office:value-type="float" office:value="0.878" calcext:value-type="float">
                <text:p>0.878</text:p>
              </table:table-cell>
              <table:table-cell table:formula="of:=CONCATENATE(YEAR([.A476]);&quot;_&quot;;MONTH([.A476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04</text:p>
              </table:table-cell>
              <table:table-cell office:value-type="float" office:value="28.8629322052" calcext:value-type="float">
                <text:p>28.8629322052</text:p>
              </table:table-cell>
              <table:table-cell office:value-type="float" office:value="0.87" calcext:value-type="float">
                <text:p>0.87</text:p>
              </table:table-cell>
              <table:table-cell table:formula="of:=CONCATENATE(YEAR([.A477]);&quot;_&quot;;MONTH([.A477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05</text:p>
              </table:table-cell>
              <table:table-cell office:value-type="float" office:value="9.840631485" calcext:value-type="float">
                <text:p>9.840631485</text:p>
              </table:table-cell>
              <table:table-cell office:value-type="float" office:value="0.856" calcext:value-type="float">
                <text:p>0.856</text:p>
              </table:table-cell>
              <table:table-cell table:formula="of:=CONCATENATE(YEAR([.A478]);&quot;_&quot;;MONTH([.A478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06</text:p>
              </table:table-cell>
              <table:table-cell office:value-type="float" office:value="1.4530951977" calcext:value-type="float">
                <text:p>1.4530951977</text:p>
              </table:table-cell>
              <table:table-cell office:value-type="float" office:value="1.111" calcext:value-type="float">
                <text:p>1.111</text:p>
              </table:table-cell>
              <table:table-cell table:formula="of:=CONCATENATE(YEAR([.A479]);&quot;_&quot;;MONTH([.A479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07</text:p>
              </table:table-cell>
              <table:table-cell office:value-type="float" office:value="1.1545701027" calcext:value-type="float">
                <text:p>1.1545701027</text:p>
              </table:table-cell>
              <table:table-cell office:value-type="float" office:value="86.89" calcext:value-type="float">
                <text:p>86.89</text:p>
              </table:table-cell>
              <table:table-cell table:formula="of:=CONCATENATE(YEAR([.A480]);&quot;_&quot;;MONTH([.A480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08</text:p>
              </table:table-cell>
              <table:table-cell office:value-type="float" office:value="0.4806461632" calcext:value-type="float">
                <text:p>0.4806461632</text:p>
              </table:table-cell>
              <table:table-cell office:value-type="float" office:value="124.7" calcext:value-type="float">
                <text:p>124.7</text:p>
              </table:table-cell>
              <table:table-cell table:formula="of:=CONCATENATE(YEAR([.A481]);&quot;_&quot;;MONTH([.A481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09</text:p>
              </table:table-cell>
              <table:table-cell office:value-type="float" office:value="16.9612026215" calcext:value-type="float">
                <text:p>16.9612026215</text:p>
              </table:table-cell>
              <table:table-cell office:value-type="float" office:value="157.6" calcext:value-type="float">
                <text:p>157.6</text:p>
              </table:table-cell>
              <table:table-cell table:formula="of:=CONCATENATE(YEAR([.A482]);&quot;_&quot;;MONTH([.A482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10</text:p>
              </table:table-cell>
              <table:table-cell office:value-type="float" office:value="57.0110015869" calcext:value-type="float">
                <text:p>57.0110015869</text:p>
              </table:table-cell>
              <table:table-cell office:value-type="float" office:value="290" calcext:value-type="float">
                <text:p>290</text:p>
              </table:table-cell>
              <table:table-cell table:formula="of:=CONCATENATE(YEAR([.A483]);&quot;_&quot;;MONTH([.A483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11</text:p>
              </table:table-cell>
              <table:table-cell office:value-type="float" office:value="42.3532714844" calcext:value-type="float">
                <text:p>42.3532714844</text:p>
              </table:table-cell>
              <table:table-cell office:value-type="float" office:value="200" calcext:value-type="float">
                <text:p>200</text:p>
              </table:table-cell>
              <table:table-cell table:formula="of:=CONCATENATE(YEAR([.A484]);&quot;_&quot;;MONTH([.A484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12</text:p>
              </table:table-cell>
              <table:table-cell office:value-type="float" office:value="179.1356658936" calcext:value-type="float">
                <text:p>179.1356658936</text:p>
              </table:table-cell>
              <table:table-cell office:value-type="float" office:value="226.1" calcext:value-type="float">
                <text:p>226.1</text:p>
              </table:table-cell>
              <table:table-cell table:formula="of:=CONCATENATE(YEAR([.A485]);&quot;_&quot;;MONTH([.A485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13</text:p>
              </table:table-cell>
              <table:table-cell office:value-type="float" office:value="105.6347961426" calcext:value-type="float">
                <text:p>105.6347961426</text:p>
              </table:table-cell>
              <table:table-cell office:value-type="float" office:value="1378" calcext:value-type="float">
                <text:p>1378</text:p>
              </table:table-cell>
              <table:table-cell table:formula="of:=CONCATENATE(YEAR([.A486]);&quot;_&quot;;MONTH([.A486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14</text:p>
              </table:table-cell>
              <table:table-cell office:value-type="float" office:value="59.0618362427" calcext:value-type="float">
                <text:p>59.0618362427</text:p>
              </table:table-cell>
              <table:table-cell office:value-type="float" office:value="260" calcext:value-type="float">
                <text:p>260</text:p>
              </table:table-cell>
              <table:table-cell table:formula="of:=CONCATENATE(YEAR([.A487]);&quot;_&quot;;MONTH([.A487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15</text:p>
              </table:table-cell>
              <table:table-cell office:value-type="float" office:value="23.1014862061" calcext:value-type="float">
                <text:p>23.1014862061</text:p>
              </table:table-cell>
              <table:table-cell office:value-type="float" office:value="299" calcext:value-type="float">
                <text:p>299</text:p>
              </table:table-cell>
              <table:table-cell table:formula="of:=CONCATENATE(YEAR([.A488]);&quot;_&quot;;MONTH([.A488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16</text:p>
              </table:table-cell>
              <table:table-cell office:value-type="float" office:value="29.3127059937" calcext:value-type="float">
                <text:p>29.3127059937</text:p>
              </table:table-cell>
              <table:table-cell office:value-type="float" office:value="250" calcext:value-type="float">
                <text:p>250</text:p>
              </table:table-cell>
              <table:table-cell table:formula="of:=CONCATENATE(YEAR([.A489]);&quot;_&quot;;MONTH([.A489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17</text:p>
              </table:table-cell>
              <table:table-cell office:value-type="float" office:value="35.549041748" calcext:value-type="float">
                <text:p>35.549041748</text:p>
              </table:table-cell>
              <table:table-cell office:value-type="float" office:value="197.5" calcext:value-type="float">
                <text:p>197.5</text:p>
              </table:table-cell>
              <table:table-cell table:formula="of:=CONCATENATE(YEAR([.A490]);&quot;_&quot;;MONTH([.A490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18</text:p>
              </table:table-cell>
              <table:table-cell office:value-type="float" office:value="32.373249054" calcext:value-type="float">
                <text:p>32.373249054</text:p>
              </table:table-cell>
              <table:table-cell office:value-type="float" office:value="207" calcext:value-type="float">
                <text:p>207</text:p>
              </table:table-cell>
              <table:table-cell table:formula="of:=CONCATENATE(YEAR([.A491]);&quot;_&quot;;MONTH([.A491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19</text:p>
              </table:table-cell>
              <table:table-cell office:value-type="float" office:value="73.9525527954" calcext:value-type="float">
                <text:p>73.9525527954</text:p>
              </table:table-cell>
              <table:table-cell office:value-type="float" office:value="171.1" calcext:value-type="float">
                <text:p>171.1</text:p>
              </table:table-cell>
              <table:table-cell table:formula="of:=CONCATENATE(YEAR([.A492]);&quot;_&quot;;MONTH([.A492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20</text:p>
              </table:table-cell>
              <table:table-cell office:value-type="float" office:value="104.1957702637" calcext:value-type="float">
                <text:p>104.1957702637</text:p>
              </table:table-cell>
              <table:table-cell office:value-type="float" office:value="139.9" calcext:value-type="float">
                <text:p>139.9</text:p>
              </table:table-cell>
              <table:table-cell table:formula="of:=CONCATENATE(YEAR([.A493]);&quot;_&quot;;MONTH([.A493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21</text:p>
              </table:table-cell>
              <table:table-cell office:value-type="float" office:value="34.740524292" calcext:value-type="float">
                <text:p>34.740524292</text:p>
              </table:table-cell>
              <table:table-cell office:value-type="float" office:value="104.4" calcext:value-type="float">
                <text:p>104.4</text:p>
              </table:table-cell>
              <table:table-cell table:formula="of:=CONCATENATE(YEAR([.A494]);&quot;_&quot;;MONTH([.A494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22</text:p>
              </table:table-cell>
              <table:table-cell office:value-type="float" office:value="23.7893180847" calcext:value-type="float">
                <text:p>23.7893180847</text:p>
              </table:table-cell>
              <table:table-cell office:value-type="float" office:value="134.7" calcext:value-type="float">
                <text:p>134.7</text:p>
              </table:table-cell>
              <table:table-cell table:formula="of:=CONCATENATE(YEAR([.A495]);&quot;_&quot;;MONTH([.A495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23</text:p>
              </table:table-cell>
              <table:table-cell office:value-type="float" office:value="29.2293567657" calcext:value-type="float">
                <text:p>29.2293567657</text:p>
              </table:table-cell>
              <table:table-cell office:value-type="float" office:value="222.4" calcext:value-type="float">
                <text:p>222.4</text:p>
              </table:table-cell>
              <table:table-cell table:formula="of:=CONCATENATE(YEAR([.A496]);&quot;_&quot;;MONTH([.A496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24</text:p>
              </table:table-cell>
              <table:table-cell office:value-type="float" office:value="19.5333976746" calcext:value-type="float">
                <text:p>19.5333976746</text:p>
              </table:table-cell>
              <table:table-cell office:value-type="float" office:value="207.4" calcext:value-type="float">
                <text:p>207.4</text:p>
              </table:table-cell>
              <table:table-cell table:formula="of:=CONCATENATE(YEAR([.A497]);&quot;_&quot;;MONTH([.A497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25</text:p>
              </table:table-cell>
              <table:table-cell office:value-type="float" office:value="29.1291561127" calcext:value-type="float">
                <text:p>29.1291561127</text:p>
              </table:table-cell>
              <table:table-cell office:value-type="float" office:value="160" calcext:value-type="float">
                <text:p>160</text:p>
              </table:table-cell>
              <table:table-cell table:formula="of:=CONCATENATE(YEAR([.A498]);&quot;_&quot;;MONTH([.A498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26</text:p>
              </table:table-cell>
              <table:table-cell office:value-type="float" office:value="18.1655197144" calcext:value-type="float">
                <text:p>18.1655197144</text:p>
              </table:table-cell>
              <table:table-cell office:value-type="float" office:value="131" calcext:value-type="float">
                <text:p>131</text:p>
              </table:table-cell>
              <table:table-cell table:formula="of:=CONCATENATE(YEAR([.A499]);&quot;_&quot;;MONTH([.A499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27</text:p>
              </table:table-cell>
              <table:table-cell office:value-type="float" office:value="13.071346283" calcext:value-type="float">
                <text:p>13.071346283</text:p>
              </table:table-cell>
              <table:table-cell office:value-type="float" office:value="160.3" calcext:value-type="float">
                <text:p>160.3</text:p>
              </table:table-cell>
              <table:table-cell table:formula="of:=CONCATENATE(YEAR([.A500]);&quot;_&quot;;MONTH([.A500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28</text:p>
              </table:table-cell>
              <table:table-cell office:value-type="float" office:value="40.6043930054" calcext:value-type="float">
                <text:p>40.6043930054</text:p>
              </table:table-cell>
              <table:table-cell office:value-type="float" office:value="173.2" calcext:value-type="float">
                <text:p>173.2</text:p>
              </table:table-cell>
              <table:table-cell table:formula="of:=CONCATENATE(YEAR([.A501]);&quot;_&quot;;MONTH([.A501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29</text:p>
              </table:table-cell>
              <table:table-cell office:value-type="float" office:value="6.386572361" calcext:value-type="float">
                <text:p>6.386572361</text:p>
              </table:table-cell>
              <table:table-cell office:value-type="float" office:value="315.1" calcext:value-type="float">
                <text:p>315.1</text:p>
              </table:table-cell>
              <table:table-cell table:formula="of:=CONCATENATE(YEAR([.A502]);&quot;_&quot;;MONTH([.A502]))" office:value-type="string" office:string-value="1999_6" calcext:value-type="string">
                <text:p>1999_6</text:p>
              </table:table-cell>
            </table:table-row>
            <table:table-row table:style-name="ro1" table:visibility="collapse">
              <table:table-cell office:value-type="string" calcext:value-type="string">
                <text:p>1999-06-30</text:p>
              </table:table-cell>
              <table:table-cell office:value-type="float" office:value="7.4286952019" calcext:value-type="float">
                <text:p>7.4286952019</text:p>
              </table:table-cell>
              <table:table-cell office:value-type="float" office:value="462.8" calcext:value-type="float">
                <text:p>462.8</text:p>
              </table:table-cell>
              <table:table-cell table:formula="of:=CONCATENATE(YEAR([.A503]);&quot;_&quot;;MONTH([.A503]))" office:value-type="string" office:string-value="1999_6" calcext:value-type="string">
                <text:p>1999_6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474:.$B$503])" office:value-type="float" office:value="1055.2320297067" calcext:value-type="float">
              <text:p>1055.2320297067</text:p>
            </table:table-cell>
            <table:table-cell/>
            <table:table-cell table:style-name="Result" office:value-type="string" calcext:value-type="string">
              <text:p>1999_6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9-07-01</text:p>
              </table:table-cell>
              <table:table-cell office:value-type="float" office:value="6.3724403381" calcext:value-type="float">
                <text:p>6.3724403381</text:p>
              </table:table-cell>
              <table:table-cell office:value-type="float" office:value="423.6" calcext:value-type="float">
                <text:p>423.6</text:p>
              </table:table-cell>
              <table:table-cell table:formula="of:=CONCATENATE(YEAR([.A505]);&quot;_&quot;;MONTH([.A505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02</text:p>
              </table:table-cell>
              <table:table-cell office:value-type="float" office:value="5.1020693779" calcext:value-type="float">
                <text:p>5.1020693779</text:p>
              </table:table-cell>
              <table:table-cell office:value-type="float" office:value="560" calcext:value-type="float">
                <text:p>560</text:p>
              </table:table-cell>
              <table:table-cell table:formula="of:=CONCATENATE(YEAR([.A506]);&quot;_&quot;;MONTH([.A506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03</text:p>
              </table:table-cell>
              <table:table-cell office:value-type="float" office:value="14.3194980621" calcext:value-type="float">
                <text:p>14.3194980621</text:p>
              </table:table-cell>
              <table:table-cell office:value-type="float" office:value="237.6" calcext:value-type="float">
                <text:p>237.6</text:p>
              </table:table-cell>
              <table:table-cell table:formula="of:=CONCATENATE(YEAR([.A507]);&quot;_&quot;;MONTH([.A507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04</text:p>
              </table:table-cell>
              <table:table-cell office:value-type="float" office:value="10.5551404953" calcext:value-type="float">
                <text:p>10.5551404953</text:p>
              </table:table-cell>
              <table:table-cell office:value-type="float" office:value="182.6" calcext:value-type="float">
                <text:p>182.6</text:p>
              </table:table-cell>
              <table:table-cell table:formula="of:=CONCATENATE(YEAR([.A508]);&quot;_&quot;;MONTH([.A508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05</text:p>
              </table:table-cell>
              <table:table-cell office:value-type="float" office:value="7.150326252" calcext:value-type="float">
                <text:p>7.150326252</text:p>
              </table:table-cell>
              <table:table-cell office:value-type="float" office:value="141.4" calcext:value-type="float">
                <text:p>141.4</text:p>
              </table:table-cell>
              <table:table-cell table:formula="of:=CONCATENATE(YEAR([.A509]);&quot;_&quot;;MONTH([.A509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06</text:p>
              </table:table-cell>
              <table:table-cell office:value-type="float" office:value="15.5231361389" calcext:value-type="float">
                <text:p>15.5231361389</text:p>
              </table:table-cell>
              <table:table-cell office:value-type="float" office:value="139.6" calcext:value-type="float">
                <text:p>139.6</text:p>
              </table:table-cell>
              <table:table-cell table:formula="of:=CONCATENATE(YEAR([.A510]);&quot;_&quot;;MONTH([.A510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07</text:p>
              </table:table-cell>
              <table:table-cell office:value-type="float" office:value="28.7374629974" calcext:value-type="float">
                <text:p>28.7374629974</text:p>
              </table:table-cell>
              <table:table-cell office:value-type="float" office:value="108" calcext:value-type="float">
                <text:p>108</text:p>
              </table:table-cell>
              <table:table-cell table:formula="of:=CONCATENATE(YEAR([.A511]);&quot;_&quot;;MONTH([.A511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08</text:p>
              </table:table-cell>
              <table:table-cell office:value-type="float" office:value="22.6750869751" calcext:value-type="float">
                <text:p>22.6750869751</text:p>
              </table:table-cell>
              <table:table-cell office:value-type="float" office:value="105.7" calcext:value-type="float">
                <text:p>105.7</text:p>
              </table:table-cell>
              <table:table-cell table:formula="of:=CONCATENATE(YEAR([.A512]);&quot;_&quot;;MONTH([.A512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09</text:p>
              </table:table-cell>
              <table:table-cell office:value-type="float" office:value="26.0252399445" calcext:value-type="float">
                <text:p>26.0252399445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513]);&quot;_&quot;;MONTH([.A513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10</text:p>
              </table:table-cell>
              <table:table-cell office:value-type="float" office:value="68.4408493042" calcext:value-type="float">
                <text:p>68.4408493042</text:p>
              </table:table-cell>
              <table:table-cell office:value-type="float" office:value="141.7" calcext:value-type="float">
                <text:p>141.7</text:p>
              </table:table-cell>
              <table:table-cell table:formula="of:=CONCATENATE(YEAR([.A514]);&quot;_&quot;;MONTH([.A514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11</text:p>
              </table:table-cell>
              <table:table-cell office:value-type="float" office:value="91.5929794312" calcext:value-type="float">
                <text:p>91.5929794312</text:p>
              </table:table-cell>
              <table:table-cell office:value-type="float" office:value="103.9" calcext:value-type="float">
                <text:p>103.9</text:p>
              </table:table-cell>
              <table:table-cell table:formula="of:=CONCATENATE(YEAR([.A515]);&quot;_&quot;;MONTH([.A515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12</text:p>
              </table:table-cell>
              <table:table-cell office:value-type="float" office:value="57.7367172241" calcext:value-type="float">
                <text:p>57.7367172241</text:p>
              </table:table-cell>
              <table:table-cell office:value-type="float" office:value="94.16" calcext:value-type="float">
                <text:p>94.16</text:p>
              </table:table-cell>
              <table:table-cell table:formula="of:=CONCATENATE(YEAR([.A516]);&quot;_&quot;;MONTH([.A516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13</text:p>
              </table:table-cell>
              <table:table-cell office:value-type="float" office:value="38.8395042419" calcext:value-type="float">
                <text:p>38.8395042419</text:p>
              </table:table-cell>
              <table:table-cell office:value-type="float" office:value="145.6" calcext:value-type="float">
                <text:p>145.6</text:p>
              </table:table-cell>
              <table:table-cell table:formula="of:=CONCATENATE(YEAR([.A517]);&quot;_&quot;;MONTH([.A517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14</text:p>
              </table:table-cell>
              <table:table-cell office:value-type="float" office:value="74.2572631836" calcext:value-type="float">
                <text:p>74.2572631836</text:p>
              </table:table-cell>
              <table:table-cell office:value-type="float" office:value="130" calcext:value-type="float">
                <text:p>130</text:p>
              </table:table-cell>
              <table:table-cell table:formula="of:=CONCATENATE(YEAR([.A518]);&quot;_&quot;;MONTH([.A518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15</text:p>
              </table:table-cell>
              <table:table-cell office:value-type="float" office:value="85.7208709717" calcext:value-type="float">
                <text:p>85.7208709717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519]);&quot;_&quot;;MONTH([.A519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16</text:p>
              </table:table-cell>
              <table:table-cell office:value-type="float" office:value="127.5931167603" calcext:value-type="float">
                <text:p>127.5931167603</text:p>
              </table:table-cell>
              <table:table-cell office:value-type="float" office:value="90" calcext:value-type="float">
                <text:p>90</text:p>
              </table:table-cell>
              <table:table-cell table:formula="of:=CONCATENATE(YEAR([.A520]);&quot;_&quot;;MONTH([.A520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17</text:p>
              </table:table-cell>
              <table:table-cell office:value-type="float" office:value="144.0450134277" calcext:value-type="float">
                <text:p>144.0450134277</text:p>
              </table:table-cell>
              <table:table-cell office:value-type="float" office:value="130.5" calcext:value-type="float">
                <text:p>130.5</text:p>
              </table:table-cell>
              <table:table-cell table:formula="of:=CONCATENATE(YEAR([.A521]);&quot;_&quot;;MONTH([.A521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18</text:p>
              </table:table-cell>
              <table:table-cell office:value-type="float" office:value="130.0213928223" calcext:value-type="float">
                <text:p>130.0213928223</text:p>
              </table:table-cell>
              <table:table-cell office:value-type="float" office:value="338.2" calcext:value-type="float">
                <text:p>338.2</text:p>
              </table:table-cell>
              <table:table-cell table:formula="of:=CONCATENATE(YEAR([.A522]);&quot;_&quot;;MONTH([.A522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19</text:p>
              </table:table-cell>
              <table:table-cell office:value-type="float" office:value="68.6005096436" calcext:value-type="float">
                <text:p>68.6005096436</text:p>
              </table:table-cell>
              <table:table-cell office:value-type="float" office:value="306.9" calcext:value-type="float">
                <text:p>306.9</text:p>
              </table:table-cell>
              <table:table-cell table:formula="of:=CONCATENATE(YEAR([.A523]);&quot;_&quot;;MONTH([.A523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20</text:p>
              </table:table-cell>
              <table:table-cell office:value-type="float" office:value="111.2752304077" calcext:value-type="float">
                <text:p>111.2752304077</text:p>
              </table:table-cell>
              <table:table-cell office:value-type="float" office:value="366.6" calcext:value-type="float">
                <text:p>366.6</text:p>
              </table:table-cell>
              <table:table-cell table:formula="of:=CONCATENATE(YEAR([.A524]);&quot;_&quot;;MONTH([.A524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21</text:p>
              </table:table-cell>
              <table:table-cell office:value-type="float" office:value="117.2180099487" calcext:value-type="float">
                <text:p>117.2180099487</text:p>
              </table:table-cell>
              <table:table-cell office:value-type="float" office:value="438.5" calcext:value-type="float">
                <text:p>438.5</text:p>
              </table:table-cell>
              <table:table-cell table:formula="of:=CONCATENATE(YEAR([.A525]);&quot;_&quot;;MONTH([.A525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22</text:p>
              </table:table-cell>
              <table:table-cell office:value-type="float" office:value="152.0152740479" calcext:value-type="float">
                <text:p>152.0152740479</text:p>
              </table:table-cell>
              <table:table-cell office:value-type="float" office:value="3640" calcext:value-type="float">
                <text:p>3640</text:p>
              </table:table-cell>
              <table:table-cell table:formula="of:=CONCATENATE(YEAR([.A526]);&quot;_&quot;;MONTH([.A526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23</text:p>
              </table:table-cell>
              <table:table-cell office:value-type="float" office:value="191.5858612061" calcext:value-type="float">
                <text:p>191.5858612061</text:p>
              </table:table-cell>
              <table:table-cell office:value-type="float" office:value="3260" calcext:value-type="float">
                <text:p>3260</text:p>
              </table:table-cell>
              <table:table-cell table:formula="of:=CONCATENATE(YEAR([.A527]);&quot;_&quot;;MONTH([.A527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24</text:p>
              </table:table-cell>
              <table:table-cell office:value-type="float" office:value="113.037109375" calcext:value-type="float">
                <text:p>113.037109375</text:p>
              </table:table-cell>
              <table:table-cell office:value-type="float" office:value="1741" calcext:value-type="float">
                <text:p>1741</text:p>
              </table:table-cell>
              <table:table-cell table:formula="of:=CONCATENATE(YEAR([.A528]);&quot;_&quot;;MONTH([.A528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25</text:p>
              </table:table-cell>
              <table:table-cell office:value-type="float" office:value="62.8215179443" calcext:value-type="float">
                <text:p>62.8215179443</text:p>
              </table:table-cell>
              <table:table-cell office:value-type="float" office:value="1268" calcext:value-type="float">
                <text:p>1268</text:p>
              </table:table-cell>
              <table:table-cell table:formula="of:=CONCATENATE(YEAR([.A529]);&quot;_&quot;;MONTH([.A529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26</text:p>
              </table:table-cell>
              <table:table-cell office:value-type="float" office:value="85.777381897" calcext:value-type="float">
                <text:p>85.777381897</text:p>
              </table:table-cell>
              <table:table-cell office:value-type="float" office:value="890.4" calcext:value-type="float">
                <text:p>890.4</text:p>
              </table:table-cell>
              <table:table-cell table:formula="of:=CONCATENATE(YEAR([.A530]);&quot;_&quot;;MONTH([.A530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27</text:p>
              </table:table-cell>
              <table:table-cell office:value-type="float" office:value="66.2715911865" calcext:value-type="float">
                <text:p>66.2715911865</text:p>
              </table:table-cell>
              <table:table-cell office:value-type="float" office:value="610.7" calcext:value-type="float">
                <text:p>610.7</text:p>
              </table:table-cell>
              <table:table-cell table:formula="of:=CONCATENATE(YEAR([.A531]);&quot;_&quot;;MONTH([.A531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28</text:p>
              </table:table-cell>
              <table:table-cell office:value-type="float" office:value="68.8346176147" calcext:value-type="float">
                <text:p>68.8346176147</text:p>
              </table:table-cell>
              <table:table-cell office:value-type="float" office:value="438.7" calcext:value-type="float">
                <text:p>438.7</text:p>
              </table:table-cell>
              <table:table-cell table:formula="of:=CONCATENATE(YEAR([.A532]);&quot;_&quot;;MONTH([.A532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29</text:p>
              </table:table-cell>
              <table:table-cell office:value-type="float" office:value="32.5284156799" calcext:value-type="float">
                <text:p>32.5284156799</text:p>
              </table:table-cell>
              <table:table-cell office:value-type="float" office:value="294.3" calcext:value-type="float">
                <text:p>294.3</text:p>
              </table:table-cell>
              <table:table-cell table:formula="of:=CONCATENATE(YEAR([.A533]);&quot;_&quot;;MONTH([.A533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30</text:p>
              </table:table-cell>
              <table:table-cell office:value-type="float" office:value="20.3526000977" calcext:value-type="float">
                <text:p>20.3526000977</text:p>
              </table:table-cell>
              <table:table-cell office:value-type="float" office:value="270" calcext:value-type="float">
                <text:p>270</text:p>
              </table:table-cell>
              <table:table-cell table:formula="of:=CONCATENATE(YEAR([.A534]);&quot;_&quot;;MONTH([.A534]))" office:value-type="string" office:string-value="1999_7" calcext:value-type="string">
                <text:p>1999_7</text:p>
              </table:table-cell>
            </table:table-row>
            <table:table-row table:style-name="ro1" table:visibility="collapse">
              <table:table-cell office:value-type="string" calcext:value-type="string">
                <text:p>1999-07-31</text:p>
              </table:table-cell>
              <table:table-cell office:value-type="float" office:value="22.4507198334" calcext:value-type="float">
                <text:p>22.4507198334</text:p>
              </table:table-cell>
              <table:table-cell office:value-type="float" office:value="224.2" calcext:value-type="float">
                <text:p>224.2</text:p>
              </table:table-cell>
              <table:table-cell table:formula="of:=CONCATENATE(YEAR([.A535]);&quot;_&quot;;MONTH([.A535]))" office:value-type="string" office:string-value="1999_7" calcext:value-type="string">
                <text:p>1999_7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505:.$B$535])" office:value-type="float" office:value="2067.4769468308" calcext:value-type="float">
              <text:p>2067.4769468308</text:p>
            </table:table-cell>
            <table:table-cell/>
            <table:table-cell table:style-name="Result" office:value-type="string" calcext:value-type="string">
              <text:p>1999_7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9-08-01</text:p>
              </table:table-cell>
              <table:table-cell office:value-type="float" office:value="13.0882072449" calcext:value-type="float">
                <text:p>13.0882072449</text:p>
              </table:table-cell>
              <table:table-cell office:value-type="float" office:value="205.4" calcext:value-type="float">
                <text:p>205.4</text:p>
              </table:table-cell>
              <table:table-cell table:formula="of:=CONCATENATE(YEAR([.A537]);&quot;_&quot;;MONTH([.A537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02</text:p>
              </table:table-cell>
              <table:table-cell office:value-type="float" office:value="32.9598083496" calcext:value-type="float">
                <text:p>32.9598083496</text:p>
              </table:table-cell>
              <table:table-cell office:value-type="float" office:value="230.2" calcext:value-type="float">
                <text:p>230.2</text:p>
              </table:table-cell>
              <table:table-cell table:formula="of:=CONCATENATE(YEAR([.A538]);&quot;_&quot;;MONTH([.A538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03</text:p>
              </table:table-cell>
              <table:table-cell office:value-type="float" office:value="29.9563598633" calcext:value-type="float">
                <text:p>29.9563598633</text:p>
              </table:table-cell>
              <table:table-cell office:value-type="float" office:value="230.4" calcext:value-type="float">
                <text:p>230.4</text:p>
              </table:table-cell>
              <table:table-cell table:formula="of:=CONCATENATE(YEAR([.A539]);&quot;_&quot;;MONTH([.A539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04</text:p>
              </table:table-cell>
              <table:table-cell office:value-type="float" office:value="46.5056228638" calcext:value-type="float">
                <text:p>46.5056228638</text:p>
              </table:table-cell>
              <table:table-cell office:value-type="float" office:value="233.5" calcext:value-type="float">
                <text:p>233.5</text:p>
              </table:table-cell>
              <table:table-cell table:formula="of:=CONCATENATE(YEAR([.A540]);&quot;_&quot;;MONTH([.A540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05</text:p>
              </table:table-cell>
              <table:table-cell office:value-type="float" office:value="37.1706085205" calcext:value-type="float">
                <text:p>37.1706085205</text:p>
              </table:table-cell>
              <table:table-cell office:value-type="float" office:value="391.6" calcext:value-type="float">
                <text:p>391.6</text:p>
              </table:table-cell>
              <table:table-cell table:formula="of:=CONCATENATE(YEAR([.A541]);&quot;_&quot;;MONTH([.A541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06</text:p>
              </table:table-cell>
              <table:table-cell office:value-type="float" office:value="53.9928283691" calcext:value-type="float">
                <text:p>53.9928283691</text:p>
              </table:table-cell>
              <table:table-cell office:value-type="float" office:value="340" calcext:value-type="float">
                <text:p>340</text:p>
              </table:table-cell>
              <table:table-cell table:formula="of:=CONCATENATE(YEAR([.A542]);&quot;_&quot;;MONTH([.A542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07</text:p>
              </table:table-cell>
              <table:table-cell office:value-type="float" office:value="62.6880760193" calcext:value-type="float">
                <text:p>62.6880760193</text:p>
              </table:table-cell>
              <table:table-cell office:value-type="float" office:value="233" calcext:value-type="float">
                <text:p>233</text:p>
              </table:table-cell>
              <table:table-cell table:formula="of:=CONCATENATE(YEAR([.A543]);&quot;_&quot;;MONTH([.A543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08</text:p>
              </table:table-cell>
              <table:table-cell office:value-type="float" office:value="49.8946723938" calcext:value-type="float">
                <text:p>49.8946723938</text:p>
              </table:table-cell>
              <table:table-cell office:value-type="float" office:value="216.6" calcext:value-type="float">
                <text:p>216.6</text:p>
              </table:table-cell>
              <table:table-cell table:formula="of:=CONCATENATE(YEAR([.A544]);&quot;_&quot;;MONTH([.A544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09</text:p>
              </table:table-cell>
              <table:table-cell office:value-type="float" office:value="32.4625282288" calcext:value-type="float">
                <text:p>32.4625282288</text:p>
              </table:table-cell>
              <table:table-cell office:value-type="float" office:value="273.6" calcext:value-type="float">
                <text:p>273.6</text:p>
              </table:table-cell>
              <table:table-cell table:formula="of:=CONCATENATE(YEAR([.A545]);&quot;_&quot;;MONTH([.A545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10</text:p>
              </table:table-cell>
              <table:table-cell office:value-type="float" office:value="37.0465011597" calcext:value-type="float">
                <text:p>37.0465011597</text:p>
              </table:table-cell>
              <table:table-cell office:value-type="float" office:value="246.1" calcext:value-type="float">
                <text:p>246.1</text:p>
              </table:table-cell>
              <table:table-cell table:formula="of:=CONCATENATE(YEAR([.A546]);&quot;_&quot;;MONTH([.A546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11</text:p>
              </table:table-cell>
              <table:table-cell office:value-type="float" office:value="21.1993522644" calcext:value-type="float">
                <text:p>21.1993522644</text:p>
              </table:table-cell>
              <table:table-cell office:value-type="float" office:value="238.5" calcext:value-type="float">
                <text:p>238.5</text:p>
              </table:table-cell>
              <table:table-cell table:formula="of:=CONCATENATE(YEAR([.A547]);&quot;_&quot;;MONTH([.A547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12</text:p>
              </table:table-cell>
              <table:table-cell office:value-type="float" office:value="19.8682365417" calcext:value-type="float">
                <text:p>19.8682365417</text:p>
              </table:table-cell>
              <table:table-cell office:value-type="float" office:value="389.9" calcext:value-type="float">
                <text:p>389.9</text:p>
              </table:table-cell>
              <table:table-cell table:formula="of:=CONCATENATE(YEAR([.A548]);&quot;_&quot;;MONTH([.A548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13</text:p>
              </table:table-cell>
              <table:table-cell office:value-type="float" office:value="8.8854627609" calcext:value-type="float">
                <text:p>8.8854627609</text:p>
              </table:table-cell>
              <table:table-cell office:value-type="float" office:value="650" calcext:value-type="float">
                <text:p>650</text:p>
              </table:table-cell>
              <table:table-cell table:formula="of:=CONCATENATE(YEAR([.A549]);&quot;_&quot;;MONTH([.A549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14</text:p>
              </table:table-cell>
              <table:table-cell office:value-type="float" office:value="8.7780809402" calcext:value-type="float">
                <text:p>8.7780809402</text:p>
              </table:table-cell>
              <table:table-cell office:value-type="float" office:value="396.2" calcext:value-type="float">
                <text:p>396.2</text:p>
              </table:table-cell>
              <table:table-cell table:formula="of:=CONCATENATE(YEAR([.A550]);&quot;_&quot;;MONTH([.A550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15</text:p>
              </table:table-cell>
              <table:table-cell office:value-type="float" office:value="8.9321336746" calcext:value-type="float">
                <text:p>8.9321336746</text:p>
              </table:table-cell>
              <table:table-cell office:value-type="float" office:value="310" calcext:value-type="float">
                <text:p>310</text:p>
              </table:table-cell>
              <table:table-cell table:formula="of:=CONCATENATE(YEAR([.A551]);&quot;_&quot;;MONTH([.A551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16</text:p>
              </table:table-cell>
              <table:table-cell office:value-type="float" office:value="8.4202518463" calcext:value-type="float">
                <text:p>8.4202518463</text:p>
              </table:table-cell>
              <table:table-cell office:value-type="float" office:value="394.1" calcext:value-type="float">
                <text:p>394.1</text:p>
              </table:table-cell>
              <table:table-cell table:formula="of:=CONCATENATE(YEAR([.A552]);&quot;_&quot;;MONTH([.A552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17</text:p>
              </table:table-cell>
              <table:table-cell office:value-type="float" office:value="5.9365377426" calcext:value-type="float">
                <text:p>5.9365377426</text:p>
              </table:table-cell>
              <table:table-cell office:value-type="float" office:value="352" calcext:value-type="float">
                <text:p>352</text:p>
              </table:table-cell>
              <table:table-cell table:formula="of:=CONCATENATE(YEAR([.A553]);&quot;_&quot;;MONTH([.A553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18</text:p>
              </table:table-cell>
              <table:table-cell office:value-type="float" office:value="3.3429284096" calcext:value-type="float">
                <text:p>3.3429284096</text:p>
              </table:table-cell>
              <table:table-cell office:value-type="float" office:value="408.4" calcext:value-type="float">
                <text:p>408.4</text:p>
              </table:table-cell>
              <table:table-cell table:formula="of:=CONCATENATE(YEAR([.A554]);&quot;_&quot;;MONTH([.A554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19</text:p>
              </table:table-cell>
              <table:table-cell office:value-type="float" office:value="2.9453713894" calcext:value-type="float">
                <text:p>2.9453713894</text:p>
              </table:table-cell>
              <table:table-cell office:value-type="float" office:value="399.7" calcext:value-type="float">
                <text:p>399.7</text:p>
              </table:table-cell>
              <table:table-cell table:formula="of:=CONCATENATE(YEAR([.A555]);&quot;_&quot;;MONTH([.A555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20</text:p>
              </table:table-cell>
              <table:table-cell office:value-type="float" office:value="3.8931457996" calcext:value-type="float">
                <text:p>3.8931457996</text:p>
              </table:table-cell>
              <table:table-cell office:value-type="float" office:value="350" calcext:value-type="float">
                <text:p>350</text:p>
              </table:table-cell>
              <table:table-cell table:formula="of:=CONCATENATE(YEAR([.A556]);&quot;_&quot;;MONTH([.A556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21</text:p>
              </table:table-cell>
              <table:table-cell office:value-type="float" office:value="3.8660552502" calcext:value-type="float">
                <text:p>3.8660552502</text:p>
              </table:table-cell>
              <table:table-cell office:value-type="float" office:value="288.8" calcext:value-type="float">
                <text:p>288.8</text:p>
              </table:table-cell>
              <table:table-cell table:formula="of:=CONCATENATE(YEAR([.A557]);&quot;_&quot;;MONTH([.A557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22</text:p>
              </table:table-cell>
              <table:table-cell office:value-type="float" office:value="1.0856056213" calcext:value-type="float">
                <text:p>1.0856056213</text:p>
              </table:table-cell>
              <table:table-cell office:value-type="float" office:value="229.3" calcext:value-type="float">
                <text:p>229.3</text:p>
              </table:table-cell>
              <table:table-cell table:formula="of:=CONCATENATE(YEAR([.A558]);&quot;_&quot;;MONTH([.A558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23</text:p>
              </table:table-cell>
              <table:table-cell office:value-type="float" office:value="0.8544169664" calcext:value-type="float">
                <text:p>0.8544169664</text:p>
              </table:table-cell>
              <table:table-cell office:value-type="float" office:value="239.8" calcext:value-type="float">
                <text:p>239.8</text:p>
              </table:table-cell>
              <table:table-cell table:formula="of:=CONCATENATE(YEAR([.A559]);&quot;_&quot;;MONTH([.A559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24</text:p>
              </table:table-cell>
              <table:table-cell office:value-type="float" office:value="9.1699399948" calcext:value-type="float">
                <text:p>9.1699399948</text:p>
              </table:table-cell>
              <table:table-cell office:value-type="float" office:value="457" calcext:value-type="float">
                <text:p>457</text:p>
              </table:table-cell>
              <table:table-cell table:formula="of:=CONCATENATE(YEAR([.A560]);&quot;_&quot;;MONTH([.A560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25</text:p>
              </table:table-cell>
              <table:table-cell office:value-type="float" office:value="12.9151945114" calcext:value-type="float">
                <text:p>12.9151945114</text:p>
              </table:table-cell>
              <table:table-cell office:value-type="float" office:value="510.4" calcext:value-type="float">
                <text:p>510.4</text:p>
              </table:table-cell>
              <table:table-cell table:formula="of:=CONCATENATE(YEAR([.A561]);&quot;_&quot;;MONTH([.A561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26</text:p>
              </table:table-cell>
              <table:table-cell office:value-type="float" office:value="7.3507580757" calcext:value-type="float">
                <text:p>7.3507580757</text:p>
              </table:table-cell>
              <table:table-cell office:value-type="float" office:value="341.1" calcext:value-type="float">
                <text:p>341.1</text:p>
              </table:table-cell>
              <table:table-cell table:formula="of:=CONCATENATE(YEAR([.A562]);&quot;_&quot;;MONTH([.A562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27</text:p>
              </table:table-cell>
              <table:table-cell office:value-type="float" office:value="10.3432359695" calcext:value-type="float">
                <text:p>10.3432359695</text:p>
              </table:table-cell>
              <table:table-cell office:value-type="float" office:value="325" calcext:value-type="float">
                <text:p>325</text:p>
              </table:table-cell>
              <table:table-cell table:formula="of:=CONCATENATE(YEAR([.A563]);&quot;_&quot;;MONTH([.A563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28</text:p>
              </table:table-cell>
              <table:table-cell office:value-type="float" office:value="11.0133161545" calcext:value-type="float">
                <text:p>11.0133161545</text:p>
              </table:table-cell>
              <table:table-cell office:value-type="float" office:value="240.7" calcext:value-type="float">
                <text:p>240.7</text:p>
              </table:table-cell>
              <table:table-cell table:formula="of:=CONCATENATE(YEAR([.A564]);&quot;_&quot;;MONTH([.A564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29</text:p>
              </table:table-cell>
              <table:table-cell office:value-type="float" office:value="9.4367675781" calcext:value-type="float">
                <text:p>9.4367675781</text:p>
              </table:table-cell>
              <table:table-cell office:value-type="float" office:value="232.7" calcext:value-type="float">
                <text:p>232.7</text:p>
              </table:table-cell>
              <table:table-cell table:formula="of:=CONCATENATE(YEAR([.A565]);&quot;_&quot;;MONTH([.A565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30</text:p>
              </table:table-cell>
              <table:table-cell office:value-type="float" office:value="10.1901044846" calcext:value-type="float">
                <text:p>10.1901044846</text:p>
              </table:table-cell>
              <table:table-cell office:value-type="float" office:value="210.2" calcext:value-type="float">
                <text:p>210.2</text:p>
              </table:table-cell>
              <table:table-cell table:formula="of:=CONCATENATE(YEAR([.A566]);&quot;_&quot;;MONTH([.A566]))" office:value-type="string" office:string-value="1999_8" calcext:value-type="string">
                <text:p>1999_8</text:p>
              </table:table-cell>
            </table:table-row>
            <table:table-row table:style-name="ro1" table:visibility="collapse">
              <table:table-cell office:value-type="string" calcext:value-type="string">
                <text:p>1999-08-31</text:p>
              </table:table-cell>
              <table:table-cell office:value-type="float" office:value="5.4139814377" calcext:value-type="float">
                <text:p>5.4139814377</text:p>
              </table:table-cell>
              <table:table-cell office:value-type="float" office:value="196.6" calcext:value-type="float">
                <text:p>196.6</text:p>
              </table:table-cell>
              <table:table-cell table:formula="of:=CONCATENATE(YEAR([.A567]);&quot;_&quot;;MONTH([.A567]))" office:value-type="string" office:string-value="1999_8" calcext:value-type="string">
                <text:p>1999_8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537:.$B$567])" office:value-type="float" office:value="569.6060904263" calcext:value-type="float">
              <text:p>569.6060904263</text:p>
            </table:table-cell>
            <table:table-cell/>
            <table:table-cell table:style-name="Result" office:value-type="string" calcext:value-type="string">
              <text:p>1999_8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999-09-01</text:p>
              </table:table-cell>
              <table:table-cell office:value-type="float" office:value="2.9238533974" calcext:value-type="float">
                <text:p>2.9238533974</text:p>
              </table:table-cell>
              <table:table-cell office:value-type="float" office:value="175" calcext:value-type="float">
                <text:p>175</text:p>
              </table:table-cell>
              <table:table-cell table:formula="of:=CONCATENATE(YEAR([.A569]);&quot;_&quot;;MONTH([.A569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02</text:p>
              </table:table-cell>
              <table:table-cell office:value-type="float" office:value="14.5594110489" calcext:value-type="float">
                <text:p>14.5594110489</text:p>
              </table:table-cell>
              <table:table-cell office:value-type="float" office:value="160" calcext:value-type="float">
                <text:p>160</text:p>
              </table:table-cell>
              <table:table-cell table:formula="of:=CONCATENATE(YEAR([.A570]);&quot;_&quot;;MONTH([.A570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03</text:p>
              </table:table-cell>
              <table:table-cell office:value-type="float" office:value="3.7424263954" calcext:value-type="float">
                <text:p>3.7424263954</text:p>
              </table:table-cell>
              <table:table-cell office:value-type="float" office:value="150" calcext:value-type="float">
                <text:p>150</text:p>
              </table:table-cell>
              <table:table-cell table:formula="of:=CONCATENATE(YEAR([.A571]);&quot;_&quot;;MONTH([.A571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04</text:p>
              </table:table-cell>
              <table:table-cell office:value-type="float" office:value="9.4600458145" calcext:value-type="float">
                <text:p>9.4600458145</text:p>
              </table:table-cell>
              <table:table-cell office:value-type="float" office:value="140" calcext:value-type="float">
                <text:p>140</text:p>
              </table:table-cell>
              <table:table-cell table:formula="of:=CONCATENATE(YEAR([.A572]);&quot;_&quot;;MONTH([.A572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05</text:p>
              </table:table-cell>
              <table:table-cell office:value-type="float" office:value="23.095993042" calcext:value-type="float">
                <text:p>23.095993042</text:p>
              </table:table-cell>
              <table:table-cell office:value-type="float" office:value="135" calcext:value-type="float">
                <text:p>135</text:p>
              </table:table-cell>
              <table:table-cell table:formula="of:=CONCATENATE(YEAR([.A573]);&quot;_&quot;;MONTH([.A573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06</text:p>
              </table:table-cell>
              <table:table-cell office:value-type="float" office:value="21.1551570892" calcext:value-type="float">
                <text:p>21.1551570892</text:p>
              </table:table-cell>
              <table:table-cell office:value-type="float" office:value="125" calcext:value-type="float">
                <text:p>125</text:p>
              </table:table-cell>
              <table:table-cell table:formula="of:=CONCATENATE(YEAR([.A574]);&quot;_&quot;;MONTH([.A574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07</text:p>
              </table:table-cell>
              <table:table-cell office:value-type="float" office:value="14.3284578323" calcext:value-type="float">
                <text:p>14.3284578323</text:p>
              </table:table-cell>
              <table:table-cell office:value-type="float" office:value="120" calcext:value-type="float">
                <text:p>120</text:p>
              </table:table-cell>
              <table:table-cell table:formula="of:=CONCATENATE(YEAR([.A575]);&quot;_&quot;;MONTH([.A575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08</text:p>
              </table:table-cell>
              <table:table-cell office:value-type="float" office:value="4.7929244041" calcext:value-type="float">
                <text:p>4.7929244041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576]);&quot;_&quot;;MONTH([.A576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09</text:p>
              </table:table-cell>
              <table:table-cell office:value-type="float" office:value="6.6155552864" calcext:value-type="float">
                <text:p>6.6155552864</text:p>
              </table:table-cell>
              <table:table-cell office:value-type="float" office:value="105" calcext:value-type="float">
                <text:p>105</text:p>
              </table:table-cell>
              <table:table-cell table:formula="of:=CONCATENATE(YEAR([.A577]);&quot;_&quot;;MONTH([.A577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10</text:p>
              </table:table-cell>
              <table:table-cell office:value-type="float" office:value="13.5919685364" calcext:value-type="float">
                <text:p>13.5919685364</text:p>
              </table:table-cell>
              <table:table-cell office:value-type="float" office:value="95" calcext:value-type="float">
                <text:p>95</text:p>
              </table:table-cell>
              <table:table-cell table:formula="of:=CONCATENATE(YEAR([.A578]);&quot;_&quot;;MONTH([.A578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11</text:p>
              </table:table-cell>
              <table:table-cell office:value-type="float" office:value="8.8437013626" calcext:value-type="float">
                <text:p>8.8437013626</text:p>
              </table:table-cell>
              <table:table-cell office:value-type="float" office:value="94.21" calcext:value-type="float">
                <text:p>94.21</text:p>
              </table:table-cell>
              <table:table-cell table:formula="of:=CONCATENATE(YEAR([.A579]);&quot;_&quot;;MONTH([.A579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12</text:p>
              </table:table-cell>
              <table:table-cell office:value-type="float" office:value="9.089931488" calcext:value-type="float">
                <text:p>9.089931488</text:p>
              </table:table-cell>
              <table:table-cell office:value-type="float" office:value="94.87" calcext:value-type="float">
                <text:p>94.87</text:p>
              </table:table-cell>
              <table:table-cell table:formula="of:=CONCATENATE(YEAR([.A580]);&quot;_&quot;;MONTH([.A580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13</text:p>
              </table:table-cell>
              <table:table-cell office:value-type="float" office:value="3.9129662514" calcext:value-type="float">
                <text:p>3.9129662514</text:p>
              </table:table-cell>
              <table:table-cell office:value-type="float" office:value="100.6" calcext:value-type="float">
                <text:p>100.6</text:p>
              </table:table-cell>
              <table:table-cell table:formula="of:=CONCATENATE(YEAR([.A581]);&quot;_&quot;;MONTH([.A581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14</text:p>
              </table:table-cell>
              <table:table-cell office:value-type="float" office:value="3.6640775204" calcext:value-type="float">
                <text:p>3.6640775204</text:p>
              </table:table-cell>
              <table:table-cell office:value-type="float" office:value="89.76" calcext:value-type="float">
                <text:p>89.76</text:p>
              </table:table-cell>
              <table:table-cell table:formula="of:=CONCATENATE(YEAR([.A582]);&quot;_&quot;;MONTH([.A582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15</text:p>
              </table:table-cell>
              <table:table-cell office:value-type="float" office:value="10.6546144485" calcext:value-type="float">
                <text:p>10.6546144485</text:p>
              </table:table-cell>
              <table:table-cell office:value-type="float" office:value="89.26" calcext:value-type="float">
                <text:p>89.26</text:p>
              </table:table-cell>
              <table:table-cell table:formula="of:=CONCATENATE(YEAR([.A583]);&quot;_&quot;;MONTH([.A583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16</text:p>
              </table:table-cell>
              <table:table-cell office:value-type="float" office:value="6.2285733223" calcext:value-type="float">
                <text:p>6.2285733223</text:p>
              </table:table-cell>
              <table:table-cell office:value-type="float" office:value="86.03" calcext:value-type="float">
                <text:p>86.03</text:p>
              </table:table-cell>
              <table:table-cell table:formula="of:=CONCATENATE(YEAR([.A584]);&quot;_&quot;;MONTH([.A584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17</text:p>
              </table:table-cell>
              <table:table-cell office:value-type="float" office:value="8.1711587906" calcext:value-type="float">
                <text:p>8.1711587906</text:p>
              </table:table-cell>
              <table:table-cell office:value-type="float" office:value="90" calcext:value-type="float">
                <text:p>90</text:p>
              </table:table-cell>
              <table:table-cell table:formula="of:=CONCATENATE(YEAR([.A585]);&quot;_&quot;;MONTH([.A585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18</text:p>
              </table:table-cell>
              <table:table-cell office:value-type="float" office:value="2.7725980282" calcext:value-type="float">
                <text:p>2.7725980282</text:p>
              </table:table-cell>
              <table:table-cell office:value-type="float" office:value="85.95" calcext:value-type="float">
                <text:p>85.95</text:p>
              </table:table-cell>
              <table:table-cell table:formula="of:=CONCATENATE(YEAR([.A586]);&quot;_&quot;;MONTH([.A586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19</text:p>
              </table:table-cell>
              <table:table-cell office:value-type="float" office:value="2.0340497494" calcext:value-type="float">
                <text:p>2.0340497494</text:p>
              </table:table-cell>
              <table:table-cell office:value-type="float" office:value="86.14" calcext:value-type="float">
                <text:p>86.14</text:p>
              </table:table-cell>
              <table:table-cell table:formula="of:=CONCATENATE(YEAR([.A587]);&quot;_&quot;;MONTH([.A587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20</text:p>
              </table:table-cell>
              <table:table-cell office:value-type="float" office:value="0.0098904716" calcext:value-type="float">
                <text:p>0.0098904716</text:p>
              </table:table-cell>
              <table:table-cell office:value-type="float" office:value="197.4" calcext:value-type="float">
                <text:p>197.4</text:p>
              </table:table-cell>
              <table:table-cell table:formula="of:=CONCATENATE(YEAR([.A588]);&quot;_&quot;;MONTH([.A588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0" calcext:value-type="float">
                <text:p>120</text:p>
              </table:table-cell>
              <table:table-cell table:formula="of:=CONCATENATE(YEAR([.A589]);&quot;_&quot;;MONTH([.A589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22</text:p>
              </table:table-cell>
              <table:table-cell office:value-type="float" office:value="0.0028067976" calcext:value-type="float">
                <text:p>0.0028067976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590]);&quot;_&quot;;MONTH([.A590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23</text:p>
              </table:table-cell>
              <table:table-cell office:value-type="float" office:value="0.002786984" calcext:value-type="float">
                <text:p>0.002786984</text:p>
              </table:table-cell>
              <table:table-cell office:value-type="float" office:value="100" calcext:value-type="float">
                <text:p>100</text:p>
              </table:table-cell>
              <table:table-cell table:formula="of:=CONCATENATE(YEAR([.A591]);&quot;_&quot;;MONTH([.A591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24</text:p>
              </table:table-cell>
              <table:table-cell office:value-type="float" office:value="0.0027675007" calcext:value-type="float">
                <text:p>0.0027675007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592]);&quot;_&quot;;MONTH([.A592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25</text:p>
              </table:table-cell>
              <table:table-cell office:value-type="float" office:value="0.0027484521" calcext:value-type="float">
                <text:p>0.0027484521</text:p>
              </table:table-cell>
              <table:table-cell office:value-type="float" office:value="88.23" calcext:value-type="float">
                <text:p>88.23</text:p>
              </table:table-cell>
              <table:table-cell table:formula="of:=CONCATENATE(YEAR([.A593]);&quot;_&quot;;MONTH([.A593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4.3" calcext:value-type="float">
                <text:p>104.3</text:p>
              </table:table-cell>
              <table:table-cell table:formula="of:=CONCATENATE(YEAR([.A594]);&quot;_&quot;;MONTH([.A594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8.62" calcext:value-type="float">
                <text:p>98.62</text:p>
              </table:table-cell>
              <table:table-cell table:formula="of:=CONCATENATE(YEAR([.A595]);&quot;_&quot;;MONTH([.A595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28</text:p>
              </table:table-cell>
              <table:table-cell office:value-type="float" office:value="0.1624318659" calcext:value-type="float">
                <text:p>0.1624318659</text:p>
              </table:table-cell>
              <table:table-cell office:value-type="float" office:value="107.7" calcext:value-type="float">
                <text:p>107.7</text:p>
              </table:table-cell>
              <table:table-cell table:formula="of:=CONCATENATE(YEAR([.A596]);&quot;_&quot;;MONTH([.A596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29</text:p>
              </table:table-cell>
              <table:table-cell office:value-type="float" office:value="1.0552536249" calcext:value-type="float">
                <text:p>1.0552536249</text:p>
              </table:table-cell>
              <table:table-cell office:value-type="float" office:value="109.9" calcext:value-type="float">
                <text:p>109.9</text:p>
              </table:table-cell>
              <table:table-cell table:formula="of:=CONCATENATE(YEAR([.A597]);&quot;_&quot;;MONTH([.A597]))" office:value-type="string" office:string-value="1999_9" calcext:value-type="string">
                <text:p>1999_9</text:p>
              </table:table-cell>
            </table:table-row>
            <table:table-row table:style-name="ro1" table:visibility="collapse">
              <table:table-cell office:value-type="string" calcext:value-type="string">
                <text:p>1999-09-30</text:p>
              </table:table-cell>
              <table:table-cell office:value-type="float" office:value="4.9043979645" calcext:value-type="float">
                <text:p>4.9043979645</text:p>
              </table:table-cell>
              <table:table-cell office:value-type="float" office:value="94.22" calcext:value-type="float">
                <text:p>94.22</text:p>
              </table:table-cell>
              <table:table-cell table:formula="of:=CONCATENATE(YEAR([.A598]);&quot;_&quot;;MONTH([.A598]))" office:value-type="string" office:string-value="1999_9" calcext:value-type="string">
                <text:p>1999_9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569:.$B$598])" office:value-type="float" office:value="175.7805474693" calcext:value-type="float">
              <text:p>175.7805474693</text:p>
            </table:table-cell>
            <table:table-cell/>
            <table:table-cell table:style-name="Result" office:value-type="string" calcext:value-type="string">
              <text:p>1999_9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0-01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535" calcext:value-type="float">
                <text:p>5.535</text:p>
              </table:table-cell>
              <table:table-cell table:formula="of:=CONCATENATE(YEAR([.A600]);&quot;_&quot;;MONTH([.A600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431" calcext:value-type="float">
                <text:p>4.431</text:p>
              </table:table-cell>
              <table:table-cell table:formula="of:=CONCATENATE(YEAR([.A601]);&quot;_&quot;;MONTH([.A601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391" calcext:value-type="float">
                <text:p>5.391</text:p>
              </table:table-cell>
              <table:table-cell table:formula="of:=CONCATENATE(YEAR([.A602]);&quot;_&quot;;MONTH([.A602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286" calcext:value-type="float">
                <text:p>5.286</text:p>
              </table:table-cell>
              <table:table-cell table:formula="of:=CONCATENATE(YEAR([.A603]);&quot;_&quot;;MONTH([.A603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019" calcext:value-type="float">
                <text:p>5.019</text:p>
              </table:table-cell>
              <table:table-cell table:formula="of:=CONCATENATE(YEAR([.A604]);&quot;_&quot;;MONTH([.A604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886" calcext:value-type="float">
                <text:p>4.886</text:p>
              </table:table-cell>
              <table:table-cell table:formula="of:=CONCATENATE(YEAR([.A605]);&quot;_&quot;;MONTH([.A605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5" calcext:value-type="float">
                <text:p>4.25</text:p>
              </table:table-cell>
              <table:table-cell table:formula="of:=CONCATENATE(YEAR([.A606]);&quot;_&quot;;MONTH([.A606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19" calcext:value-type="float">
                <text:p>4.219</text:p>
              </table:table-cell>
              <table:table-cell table:formula="of:=CONCATENATE(YEAR([.A607]);&quot;_&quot;;MONTH([.A607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37" calcext:value-type="float">
                <text:p>4.237</text:p>
              </table:table-cell>
              <table:table-cell table:formula="of:=CONCATENATE(YEAR([.A608]);&quot;_&quot;;MONTH([.A608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136" calcext:value-type="float">
                <text:p>4.136</text:p>
              </table:table-cell>
              <table:table-cell table:formula="of:=CONCATENATE(YEAR([.A609]);&quot;_&quot;;MONTH([.A609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946" calcext:value-type="float">
                <text:p>3.946</text:p>
              </table:table-cell>
              <table:table-cell table:formula="of:=CONCATENATE(YEAR([.A610]);&quot;_&quot;;MONTH([.A610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12</text:p>
              </table:table-cell>
              <table:table-cell office:value-type="float" office:value="0.9990444183" calcext:value-type="float">
                <text:p>0.9990444183</text:p>
              </table:table-cell>
              <table:table-cell office:value-type="float" office:value="3.946" calcext:value-type="float">
                <text:p>3.946</text:p>
              </table:table-cell>
              <table:table-cell table:formula="of:=CONCATENATE(YEAR([.A611]);&quot;_&quot;;MONTH([.A611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13</text:p>
              </table:table-cell>
              <table:table-cell office:value-type="float" office:value="0.8016309142" calcext:value-type="float">
                <text:p>0.8016309142</text:p>
              </table:table-cell>
              <table:table-cell office:value-type="float" office:value="3.788" calcext:value-type="float">
                <text:p>3.788</text:p>
              </table:table-cell>
              <table:table-cell table:formula="of:=CONCATENATE(YEAR([.A612]);&quot;_&quot;;MONTH([.A612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14</text:p>
              </table:table-cell>
              <table:table-cell office:value-type="float" office:value="9.5938358307" calcext:value-type="float">
                <text:p>9.5938358307</text:p>
              </table:table-cell>
              <table:table-cell office:value-type="float" office:value="3.5" calcext:value-type="float">
                <text:p>3.5</text:p>
              </table:table-cell>
              <table:table-cell table:formula="of:=CONCATENATE(YEAR([.A613]);&quot;_&quot;;MONTH([.A613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85" calcext:value-type="float">
                <text:p>3.685</text:p>
              </table:table-cell>
              <table:table-cell table:formula="of:=CONCATENATE(YEAR([.A614]);&quot;_&quot;;MONTH([.A614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53" calcext:value-type="float">
                <text:p>3.53</text:p>
              </table:table-cell>
              <table:table-cell table:formula="of:=CONCATENATE(YEAR([.A615]);&quot;_&quot;;MONTH([.A615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424" calcext:value-type="float">
                <text:p>3.424</text:p>
              </table:table-cell>
              <table:table-cell table:formula="of:=CONCATENATE(YEAR([.A616]);&quot;_&quot;;MONTH([.A616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165" calcext:value-type="float">
                <text:p>3.165</text:p>
              </table:table-cell>
              <table:table-cell table:formula="of:=CONCATENATE(YEAR([.A617]);&quot;_&quot;;MONTH([.A617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146" calcext:value-type="float">
                <text:p>3.146</text:p>
              </table:table-cell>
              <table:table-cell table:formula="of:=CONCATENATE(YEAR([.A618]);&quot;_&quot;;MONTH([.A618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187" calcext:value-type="float">
                <text:p>3.187</text:p>
              </table:table-cell>
              <table:table-cell table:formula="of:=CONCATENATE(YEAR([.A619]);&quot;_&quot;;MONTH([.A619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15" calcext:value-type="float">
                <text:p>3.15</text:p>
              </table:table-cell>
              <table:table-cell table:formula="of:=CONCATENATE(YEAR([.A620]);&quot;_&quot;;MONTH([.A620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058" calcext:value-type="float">
                <text:p>3.058</text:p>
              </table:table-cell>
              <table:table-cell table:formula="of:=CONCATENATE(YEAR([.A621]);&quot;_&quot;;MONTH([.A621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034" calcext:value-type="float">
                <text:p>3.034</text:p>
              </table:table-cell>
              <table:table-cell table:formula="of:=CONCATENATE(YEAR([.A622]);&quot;_&quot;;MONTH([.A622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894" calcext:value-type="float">
                <text:p>2.894</text:p>
              </table:table-cell>
              <table:table-cell table:formula="of:=CONCATENATE(YEAR([.A623]);&quot;_&quot;;MONTH([.A623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88" calcext:value-type="float">
                <text:p>2.88</text:p>
              </table:table-cell>
              <table:table-cell table:formula="of:=CONCATENATE(YEAR([.A624]);&quot;_&quot;;MONTH([.A624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1" calcext:value-type="float">
                <text:p>3.1</text:p>
              </table:table-cell>
              <table:table-cell table:formula="of:=CONCATENATE(YEAR([.A625]);&quot;_&quot;;MONTH([.A625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791" calcext:value-type="float">
                <text:p>2.791</text:p>
              </table:table-cell>
              <table:table-cell table:formula="of:=CONCATENATE(YEAR([.A626]);&quot;_&quot;;MONTH([.A626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" calcext:value-type="float">
                <text:p>3</text:p>
              </table:table-cell>
              <table:table-cell table:formula="of:=CONCATENATE(YEAR([.A627]);&quot;_&quot;;MONTH([.A627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606" calcext:value-type="float">
                <text:p>2.606</text:p>
              </table:table-cell>
              <table:table-cell table:formula="of:=CONCATENATE(YEAR([.A628]);&quot;_&quot;;MONTH([.A628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618" calcext:value-type="float">
                <text:p>2.618</text:p>
              </table:table-cell>
              <table:table-cell table:formula="of:=CONCATENATE(YEAR([.A629]);&quot;_&quot;;MONTH([.A629]))" office:value-type="string" office:string-value="2000_1" calcext:value-type="string">
                <text:p>2000_1</text:p>
              </table:table-cell>
            </table:table-row>
            <table:table-row table:style-name="ro1" table:visibility="collapse">
              <table:table-cell office:value-type="string" calcext:value-type="string">
                <text:p>2000-01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615" calcext:value-type="float">
                <text:p>2.615</text:p>
              </table:table-cell>
              <table:table-cell table:formula="of:=CONCATENATE(YEAR([.A630]);&quot;_&quot;;MONTH([.A630]))" office:value-type="string" office:string-value="2000_1" calcext:value-type="string">
                <text:p>2000_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600:.$B$630])" office:value-type="float" office:value="11.3945111632" calcext:value-type="float">
              <text:p>11.3945111632</text:p>
            </table:table-cell>
            <table:table-cell/>
            <table:table-cell table:style-name="Result" office:value-type="string" calcext:value-type="string">
              <text:p>2000_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0-10-01</text:p>
              </table:table-cell>
              <table:table-cell office:value-type="float" office:value="13.1359109879" calcext:value-type="float">
                <text:p>13.1359109879</text:p>
              </table:table-cell>
              <table:table-cell office:value-type="float" office:value="73" calcext:value-type="float">
                <text:p>73</text:p>
              </table:table-cell>
              <table:table-cell table:formula="of:=CONCATENATE(YEAR([.A632]);&quot;_&quot;;MONTH([.A632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02</text:p>
              </table:table-cell>
              <table:table-cell office:value-type="float" office:value="11.9316930771" calcext:value-type="float">
                <text:p>11.9316930771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633]);&quot;_&quot;;MONTH([.A633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03</text:p>
              </table:table-cell>
              <table:table-cell office:value-type="float" office:value="20.6272697449" calcext:value-type="float">
                <text:p>20.6272697449</text:p>
              </table:table-cell>
              <table:table-cell office:value-type="float" office:value="81" calcext:value-type="float">
                <text:p>81</text:p>
              </table:table-cell>
              <table:table-cell table:formula="of:=CONCATENATE(YEAR([.A634]);&quot;_&quot;;MONTH([.A634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04</text:p>
              </table:table-cell>
              <table:table-cell office:value-type="float" office:value="7.1433591843" calcext:value-type="float">
                <text:p>7.1433591843</text:p>
              </table:table-cell>
              <table:table-cell office:value-type="float" office:value="70" calcext:value-type="float">
                <text:p>70</text:p>
              </table:table-cell>
              <table:table-cell table:formula="of:=CONCATENATE(YEAR([.A635]);&quot;_&quot;;MONTH([.A635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05</text:p>
              </table:table-cell>
              <table:table-cell office:value-type="float" office:value="0.2956120372" calcext:value-type="float">
                <text:p>0.2956120372</text:p>
              </table:table-cell>
              <table:table-cell office:value-type="float" office:value="70.94" calcext:value-type="float">
                <text:p>70.94</text:p>
              </table:table-cell>
              <table:table-cell table:formula="of:=CONCATENATE(YEAR([.A636]);&quot;_&quot;;MONTH([.A636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06</text:p>
              </table:table-cell>
              <table:table-cell office:value-type="float" office:value="1.9835786819" calcext:value-type="float">
                <text:p>1.9835786819</text:p>
              </table:table-cell>
              <table:table-cell office:value-type="float" office:value="65" calcext:value-type="float">
                <text:p>65</text:p>
              </table:table-cell>
              <table:table-cell table:formula="of:=CONCATENATE(YEAR([.A637]);&quot;_&quot;;MONTH([.A637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07</text:p>
              </table:table-cell>
              <table:table-cell office:value-type="float" office:value="3.4064352512" calcext:value-type="float">
                <text:p>3.4064352512</text:p>
              </table:table-cell>
              <table:table-cell office:value-type="float" office:value="66.19" calcext:value-type="float">
                <text:p>66.19</text:p>
              </table:table-cell>
              <table:table-cell table:formula="of:=CONCATENATE(YEAR([.A638]);&quot;_&quot;;MONTH([.A638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08</text:p>
              </table:table-cell>
              <table:table-cell office:value-type="float" office:value="2.4996311665" calcext:value-type="float">
                <text:p>2.4996311665</text:p>
              </table:table-cell>
              <table:table-cell office:value-type="float" office:value="64" calcext:value-type="float">
                <text:p>64</text:p>
              </table:table-cell>
              <table:table-cell table:formula="of:=CONCATENATE(YEAR([.A639]);&quot;_&quot;;MONTH([.A639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09</text:p>
              </table:table-cell>
              <table:table-cell office:value-type="float" office:value="11.8850240707" calcext:value-type="float">
                <text:p>11.8850240707</text:p>
              </table:table-cell>
              <table:table-cell office:value-type="float" office:value="62.81" calcext:value-type="float">
                <text:p>62.81</text:p>
              </table:table-cell>
              <table:table-cell table:formula="of:=CONCATENATE(YEAR([.A640]);&quot;_&quot;;MONTH([.A640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10</text:p>
              </table:table-cell>
              <table:table-cell office:value-type="float" office:value="10.0701255798" calcext:value-type="float">
                <text:p>10.0701255798</text:p>
              </table:table-cell>
              <table:table-cell office:value-type="float" office:value="57.3" calcext:value-type="float">
                <text:p>57.3</text:p>
              </table:table-cell>
              <table:table-cell table:formula="of:=CONCATENATE(YEAR([.A641]);&quot;_&quot;;MONTH([.A641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11</text:p>
              </table:table-cell>
              <table:table-cell office:value-type="float" office:value="0.324290067" calcext:value-type="float">
                <text:p>0.324290067</text:p>
              </table:table-cell>
              <table:table-cell office:value-type="float" office:value="53.7" calcext:value-type="float">
                <text:p>53.7</text:p>
              </table:table-cell>
              <table:table-cell table:formula="of:=CONCATENATE(YEAR([.A642]);&quot;_&quot;;MONTH([.A642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12</text:p>
              </table:table-cell>
              <table:table-cell office:value-type="float" office:value="10.9151201248" calcext:value-type="float">
                <text:p>10.9151201248</text:p>
              </table:table-cell>
              <table:table-cell office:value-type="float" office:value="51.7" calcext:value-type="float">
                <text:p>51.7</text:p>
              </table:table-cell>
              <table:table-cell table:formula="of:=CONCATENATE(YEAR([.A643]);&quot;_&quot;;MONTH([.A643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13</text:p>
              </table:table-cell>
              <table:table-cell office:value-type="float" office:value="2.23472929" calcext:value-type="float">
                <text:p>2.23472929</text:p>
              </table:table-cell>
              <table:table-cell office:value-type="float" office:value="50" calcext:value-type="float">
                <text:p>50</text:p>
              </table:table-cell>
              <table:table-cell table:formula="of:=CONCATENATE(YEAR([.A644]);&quot;_&quot;;MONTH([.A644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14</text:p>
              </table:table-cell>
              <table:table-cell office:value-type="float" office:value="2.9805152416" calcext:value-type="float">
                <text:p>2.9805152416</text:p>
              </table:table-cell>
              <table:table-cell office:value-type="float" office:value="85.7" calcext:value-type="float">
                <text:p>85.7</text:p>
              </table:table-cell>
              <table:table-cell table:formula="of:=CONCATENATE(YEAR([.A645]);&quot;_&quot;;MONTH([.A645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15</text:p>
              </table:table-cell>
              <table:table-cell office:value-type="float" office:value="6.4220609665" calcext:value-type="float">
                <text:p>6.4220609665</text:p>
              </table:table-cell>
              <table:table-cell office:value-type="float" office:value="68.5" calcext:value-type="float">
                <text:p>68.5</text:p>
              </table:table-cell>
              <table:table-cell table:formula="of:=CONCATENATE(YEAR([.A646]);&quot;_&quot;;MONTH([.A646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16</text:p>
              </table:table-cell>
              <table:table-cell office:value-type="float" office:value="12.3002977371" calcext:value-type="float">
                <text:p>12.3002977371</text:p>
              </table:table-cell>
              <table:table-cell office:value-type="float" office:value="55" calcext:value-type="float">
                <text:p>55</text:p>
              </table:table-cell>
              <table:table-cell table:formula="of:=CONCATENATE(YEAR([.A647]);&quot;_&quot;;MONTH([.A647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0" calcext:value-type="float">
                <text:p>50</text:p>
              </table:table-cell>
              <table:table-cell table:formula="of:=CONCATENATE(YEAR([.A648]);&quot;_&quot;;MONTH([.A648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9" calcext:value-type="float">
                <text:p>49</text:p>
              </table:table-cell>
              <table:table-cell table:formula="of:=CONCATENATE(YEAR([.A649]);&quot;_&quot;;MONTH([.A649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19</text:p>
              </table:table-cell>
              <table:table-cell office:value-type="float" office:value="4.4408450127" calcext:value-type="float">
                <text:p>4.4408450127</text:p>
              </table:table-cell>
              <table:table-cell office:value-type="float" office:value="45" calcext:value-type="float">
                <text:p>45</text:p>
              </table:table-cell>
              <table:table-cell table:formula="of:=CONCATENATE(YEAR([.A650]);&quot;_&quot;;MONTH([.A650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20</text:p>
              </table:table-cell>
              <table:table-cell office:value-type="float" office:value="0.8104176521" calcext:value-type="float">
                <text:p>0.8104176521</text:p>
              </table:table-cell>
              <table:table-cell office:value-type="float" office:value="43.5" calcext:value-type="float">
                <text:p>43.5</text:p>
              </table:table-cell>
              <table:table-cell table:formula="of:=CONCATENATE(YEAR([.A651]);&quot;_&quot;;MONTH([.A651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21</text:p>
              </table:table-cell>
              <table:table-cell office:value-type="float" office:value="11.7845983505" calcext:value-type="float">
                <text:p>11.7845983505</text:p>
              </table:table-cell>
              <table:table-cell office:value-type="float" office:value="40.74" calcext:value-type="float">
                <text:p>40.74</text:p>
              </table:table-cell>
              <table:table-cell table:formula="of:=CONCATENATE(YEAR([.A652]);&quot;_&quot;;MONTH([.A652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22</text:p>
              </table:table-cell>
              <table:table-cell office:value-type="float" office:value="8.102230072" calcext:value-type="float">
                <text:p>8.102230072</text:p>
              </table:table-cell>
              <table:table-cell office:value-type="float" office:value="39.85" calcext:value-type="float">
                <text:p>39.85</text:p>
              </table:table-cell>
              <table:table-cell table:formula="of:=CONCATENATE(YEAR([.A653]);&quot;_&quot;;MONTH([.A653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23</text:p>
              </table:table-cell>
              <table:table-cell office:value-type="float" office:value="14.1299495697" calcext:value-type="float">
                <text:p>14.1299495697</text:p>
              </table:table-cell>
              <table:table-cell office:value-type="float" office:value="41.12" calcext:value-type="float">
                <text:p>41.12</text:p>
              </table:table-cell>
              <table:table-cell table:formula="of:=CONCATENATE(YEAR([.A654]);&quot;_&quot;;MONTH([.A654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7.65" calcext:value-type="float">
                <text:p>57.65</text:p>
              </table:table-cell>
              <table:table-cell table:formula="of:=CONCATENATE(YEAR([.A655]);&quot;_&quot;;MONTH([.A655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1" calcext:value-type="float">
                <text:p>61</text:p>
              </table:table-cell>
              <table:table-cell table:formula="of:=CONCATENATE(YEAR([.A656]);&quot;_&quot;;MONTH([.A656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2.5" calcext:value-type="float">
                <text:p>92.5</text:p>
              </table:table-cell>
              <table:table-cell table:formula="of:=CONCATENATE(YEAR([.A657]);&quot;_&quot;;MONTH([.A657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5" calcext:value-type="float">
                <text:p>125</text:p>
              </table:table-cell>
              <table:table-cell table:formula="of:=CONCATENATE(YEAR([.A658]);&quot;_&quot;;MONTH([.A658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28</text:p>
              </table:table-cell>
              <table:table-cell office:value-type="float" office:value="1.9183834791" calcext:value-type="float">
                <text:p>1.9183834791</text:p>
              </table:table-cell>
              <table:table-cell office:value-type="float" office:value="82.28" calcext:value-type="float">
                <text:p>82.28</text:p>
              </table:table-cell>
              <table:table-cell table:formula="of:=CONCATENATE(YEAR([.A659]);&quot;_&quot;;MONTH([.A659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4.4" calcext:value-type="float">
                <text:p>104.4</text:p>
              </table:table-cell>
              <table:table-cell table:formula="of:=CONCATENATE(YEAR([.A660]);&quot;_&quot;;MONTH([.A660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4" calcext:value-type="float">
                <text:p>64</text:p>
              </table:table-cell>
              <table:table-cell table:formula="of:=CONCATENATE(YEAR([.A661]);&quot;_&quot;;MONTH([.A661]))" office:value-type="string" office:string-value="2000_10" calcext:value-type="string">
                <text:p>2000_10</text:p>
              </table:table-cell>
            </table:table-row>
            <table:table-row table:style-name="ro1" table:visibility="collapse">
              <table:table-cell office:value-type="string" calcext:value-type="string">
                <text:p>2000-10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2.1" calcext:value-type="float">
                <text:p>52.1</text:p>
              </table:table-cell>
              <table:table-cell table:formula="of:=CONCATENATE(YEAR([.A662]);&quot;_&quot;;MONTH([.A662]))" office:value-type="string" office:string-value="2000_10" calcext:value-type="string">
                <text:p>2000_10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632:.$B$662])" office:value-type="float" office:value="159.3420773446" calcext:value-type="float">
              <text:p>159.3420773446</text:p>
            </table:table-cell>
            <table:table-cell/>
            <table:table-cell table:style-name="Result" office:value-type="string" calcext:value-type="string">
              <text:p>2000_10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0-11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0" calcext:value-type="float">
                <text:p>50</text:p>
              </table:table-cell>
              <table:table-cell table:formula="of:=CONCATENATE(YEAR([.A664]);&quot;_&quot;;MONTH([.A664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02</text:p>
              </table:table-cell>
              <table:table-cell office:value-type="float" office:value="0.5093476772" calcext:value-type="float">
                <text:p>0.5093476772</text:p>
              </table:table-cell>
              <table:table-cell office:value-type="float" office:value="44.56" calcext:value-type="float">
                <text:p>44.56</text:p>
              </table:table-cell>
              <table:table-cell table:formula="of:=CONCATENATE(YEAR([.A665]);&quot;_&quot;;MONTH([.A665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03</text:p>
              </table:table-cell>
              <table:table-cell office:value-type="float" office:value="0.6406615376" calcext:value-type="float">
                <text:p>0.6406615376</text:p>
              </table:table-cell>
              <table:table-cell office:value-type="float" office:value="40" calcext:value-type="float">
                <text:p>40</text:p>
              </table:table-cell>
              <table:table-cell table:formula="of:=CONCATENATE(YEAR([.A666]);&quot;_&quot;;MONTH([.A666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6.28" calcext:value-type="float">
                <text:p>36.28</text:p>
              </table:table-cell>
              <table:table-cell table:formula="of:=CONCATENATE(YEAR([.A667]);&quot;_&quot;;MONTH([.A667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2.5" calcext:value-type="float">
                <text:p>32.5</text:p>
              </table:table-cell>
              <table:table-cell table:formula="of:=CONCATENATE(YEAR([.A668]);&quot;_&quot;;MONTH([.A668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3" calcext:value-type="float">
                <text:p>33</text:p>
              </table:table-cell>
              <table:table-cell table:formula="of:=CONCATENATE(YEAR([.A669]);&quot;_&quot;;MONTH([.A669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07</text:p>
              </table:table-cell>
              <table:table-cell office:value-type="float" office:value="6.7555756569" calcext:value-type="float">
                <text:p>6.7555756569</text:p>
              </table:table-cell>
              <table:table-cell office:value-type="float" office:value="35" calcext:value-type="float">
                <text:p>35</text:p>
              </table:table-cell>
              <table:table-cell table:formula="of:=CONCATENATE(YEAR([.A670]);&quot;_&quot;;MONTH([.A670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4.61" calcext:value-type="float">
                <text:p>34.61</text:p>
              </table:table-cell>
              <table:table-cell table:formula="of:=CONCATENATE(YEAR([.A671]);&quot;_&quot;;MONTH([.A671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8.54" calcext:value-type="float">
                <text:p>38.54</text:p>
              </table:table-cell>
              <table:table-cell table:formula="of:=CONCATENATE(YEAR([.A672]);&quot;_&quot;;MONTH([.A672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5" calcext:value-type="float">
                <text:p>45</text:p>
              </table:table-cell>
              <table:table-cell table:formula="of:=CONCATENATE(YEAR([.A673]);&quot;_&quot;;MONTH([.A673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2.96" calcext:value-type="float">
                <text:p>32.96</text:p>
              </table:table-cell>
              <table:table-cell table:formula="of:=CONCATENATE(YEAR([.A674]);&quot;_&quot;;MONTH([.A674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1.56" calcext:value-type="float">
                <text:p>31.56</text:p>
              </table:table-cell>
              <table:table-cell table:formula="of:=CONCATENATE(YEAR([.A675]);&quot;_&quot;;MONTH([.A675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8" calcext:value-type="float">
                <text:p>28</text:p>
              </table:table-cell>
              <table:table-cell table:formula="of:=CONCATENATE(YEAR([.A676]);&quot;_&quot;;MONTH([.A676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9.05" calcext:value-type="float">
                <text:p>29.05</text:p>
              </table:table-cell>
              <table:table-cell table:formula="of:=CONCATENATE(YEAR([.A677]);&quot;_&quot;;MONTH([.A677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07" calcext:value-type="float">
                <text:p>407</text:p>
              </table:table-cell>
              <table:table-cell table:formula="of:=CONCATENATE(YEAR([.A678]);&quot;_&quot;;MONTH([.A678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1.96" calcext:value-type="float">
                <text:p>91.96</text:p>
              </table:table-cell>
              <table:table-cell table:formula="of:=CONCATENATE(YEAR([.A679]);&quot;_&quot;;MONTH([.A679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9" calcext:value-type="float">
                <text:p>89</text:p>
              </table:table-cell>
              <table:table-cell table:formula="of:=CONCATENATE(YEAR([.A680]);&quot;_&quot;;MONTH([.A680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0.32" calcext:value-type="float">
                <text:p>80.32</text:p>
              </table:table-cell>
              <table:table-cell table:formula="of:=CONCATENATE(YEAR([.A681]);&quot;_&quot;;MONTH([.A681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7" calcext:value-type="float">
                <text:p>67</text:p>
              </table:table-cell>
              <table:table-cell table:formula="of:=CONCATENATE(YEAR([.A682]);&quot;_&quot;;MONTH([.A682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0" calcext:value-type="float">
                <text:p>60</text:p>
              </table:table-cell>
              <table:table-cell table:formula="of:=CONCATENATE(YEAR([.A683]);&quot;_&quot;;MONTH([.A683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9.6" calcext:value-type="float">
                <text:p>49.6</text:p>
              </table:table-cell>
              <table:table-cell table:formula="of:=CONCATENATE(YEAR([.A684]);&quot;_&quot;;MONTH([.A684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6.73" calcext:value-type="float">
                <text:p>46.73</text:p>
              </table:table-cell>
              <table:table-cell table:formula="of:=CONCATENATE(YEAR([.A685]);&quot;_&quot;;MONTH([.A685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5.18" calcext:value-type="float">
                <text:p>45.18</text:p>
              </table:table-cell>
              <table:table-cell table:formula="of:=CONCATENATE(YEAR([.A686]);&quot;_&quot;;MONTH([.A686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2.5" calcext:value-type="float">
                <text:p>42.5</text:p>
              </table:table-cell>
              <table:table-cell table:formula="of:=CONCATENATE(YEAR([.A687]);&quot;_&quot;;MONTH([.A687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8.85" calcext:value-type="float">
                <text:p>38.85</text:p>
              </table:table-cell>
              <table:table-cell table:formula="of:=CONCATENATE(YEAR([.A688]);&quot;_&quot;;MONTH([.A688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5.82" calcext:value-type="float">
                <text:p>35.82</text:p>
              </table:table-cell>
              <table:table-cell table:formula="of:=CONCATENATE(YEAR([.A689]);&quot;_&quot;;MONTH([.A689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5.74" calcext:value-type="float">
                <text:p>35.74</text:p>
              </table:table-cell>
              <table:table-cell table:formula="of:=CONCATENATE(YEAR([.A690]);&quot;_&quot;;MONTH([.A690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3.88" calcext:value-type="float">
                <text:p>33.88</text:p>
              </table:table-cell>
              <table:table-cell table:formula="of:=CONCATENATE(YEAR([.A691]);&quot;_&quot;;MONTH([.A691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1.29" calcext:value-type="float">
                <text:p>31.29</text:p>
              </table:table-cell>
              <table:table-cell table:formula="of:=CONCATENATE(YEAR([.A692]);&quot;_&quot;;MONTH([.A692]))" office:value-type="string" office:string-value="2000_11" calcext:value-type="string">
                <text:p>2000_11</text:p>
              </table:table-cell>
            </table:table-row>
            <table:table-row table:style-name="ro1" table:visibility="collapse">
              <table:table-cell office:value-type="string" calcext:value-type="string">
                <text:p>2000-1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4.8" calcext:value-type="float">
                <text:p>24.8</text:p>
              </table:table-cell>
              <table:table-cell table:formula="of:=CONCATENATE(YEAR([.A693]);&quot;_&quot;;MONTH([.A693]))" office:value-type="string" office:string-value="2000_11" calcext:value-type="string">
                <text:p>2000_1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664:.$B$693])" office:value-type="float" office:value="7.9055848717" calcext:value-type="float">
              <text:p>7.9055848717</text:p>
            </table:table-cell>
            <table:table-cell/>
            <table:table-cell table:style-name="Result" office:value-type="string" calcext:value-type="string">
              <text:p>2000_1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0-1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" calcext:value-type="float">
                <text:p>23</text:p>
              </table:table-cell>
              <table:table-cell table:formula="of:=CONCATENATE(YEAR([.A695]);&quot;_&quot;;MONTH([.A695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1" calcext:value-type="float">
                <text:p>22.1</text:p>
              </table:table-cell>
              <table:table-cell table:formula="of:=CONCATENATE(YEAR([.A696]);&quot;_&quot;;MONTH([.A696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6" calcext:value-type="float">
                <text:p>21.6</text:p>
              </table:table-cell>
              <table:table-cell table:formula="of:=CONCATENATE(YEAR([.A697]);&quot;_&quot;;MONTH([.A697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2" calcext:value-type="float">
                <text:p>21.2</text:p>
              </table:table-cell>
              <table:table-cell table:formula="of:=CONCATENATE(YEAR([.A698]);&quot;_&quot;;MONTH([.A698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8.56" calcext:value-type="float">
                <text:p>28.56</text:p>
              </table:table-cell>
              <table:table-cell table:formula="of:=CONCATENATE(YEAR([.A699]);&quot;_&quot;;MONTH([.A699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1.8" calcext:value-type="float">
                <text:p>31.8</text:p>
              </table:table-cell>
              <table:table-cell table:formula="of:=CONCATENATE(YEAR([.A700]);&quot;_&quot;;MONTH([.A700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0.4" calcext:value-type="float">
                <text:p>30.4</text:p>
              </table:table-cell>
              <table:table-cell table:formula="of:=CONCATENATE(YEAR([.A701]);&quot;_&quot;;MONTH([.A701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0.4" calcext:value-type="float">
                <text:p>30.4</text:p>
              </table:table-cell>
              <table:table-cell table:formula="of:=CONCATENATE(YEAR([.A702]);&quot;_&quot;;MONTH([.A702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8" calcext:value-type="float">
                <text:p>28</text:p>
              </table:table-cell>
              <table:table-cell table:formula="of:=CONCATENATE(YEAR([.A703]);&quot;_&quot;;MONTH([.A703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8.4" calcext:value-type="float">
                <text:p>28.4</text:p>
              </table:table-cell>
              <table:table-cell table:formula="of:=CONCATENATE(YEAR([.A704]);&quot;_&quot;;MONTH([.A704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6.6" calcext:value-type="float">
                <text:p>26.6</text:p>
              </table:table-cell>
              <table:table-cell table:formula="of:=CONCATENATE(YEAR([.A705]);&quot;_&quot;;MONTH([.A705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4.8" calcext:value-type="float">
                <text:p>24.8</text:p>
              </table:table-cell>
              <table:table-cell table:formula="of:=CONCATENATE(YEAR([.A706]);&quot;_&quot;;MONTH([.A706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4.2" calcext:value-type="float">
                <text:p>24.2</text:p>
              </table:table-cell>
              <table:table-cell table:formula="of:=CONCATENATE(YEAR([.A707]);&quot;_&quot;;MONTH([.A707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4.2" calcext:value-type="float">
                <text:p>24.2</text:p>
              </table:table-cell>
              <table:table-cell table:formula="of:=CONCATENATE(YEAR([.A708]);&quot;_&quot;;MONTH([.A708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4" calcext:value-type="float">
                <text:p>24</text:p>
              </table:table-cell>
              <table:table-cell table:formula="of:=CONCATENATE(YEAR([.A709]);&quot;_&quot;;MONTH([.A709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.5" calcext:value-type="float">
                <text:p>23.5</text:p>
              </table:table-cell>
              <table:table-cell table:formula="of:=CONCATENATE(YEAR([.A710]);&quot;_&quot;;MONTH([.A710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8" calcext:value-type="float">
                <text:p>22.8</text:p>
              </table:table-cell>
              <table:table-cell table:formula="of:=CONCATENATE(YEAR([.A711]);&quot;_&quot;;MONTH([.A711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2" calcext:value-type="float">
                <text:p>22.2</text:p>
              </table:table-cell>
              <table:table-cell table:formula="of:=CONCATENATE(YEAR([.A712]);&quot;_&quot;;MONTH([.A712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6" calcext:value-type="float">
                <text:p>20.6</text:p>
              </table:table-cell>
              <table:table-cell table:formula="of:=CONCATENATE(YEAR([.A713]);&quot;_&quot;;MONTH([.A713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" calcext:value-type="float">
                <text:p>20</text:p>
              </table:table-cell>
              <table:table-cell table:formula="of:=CONCATENATE(YEAR([.A714]);&quot;_&quot;;MONTH([.A714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3" calcext:value-type="float">
                <text:p>19.3</text:p>
              </table:table-cell>
              <table:table-cell table:formula="of:=CONCATENATE(YEAR([.A715]);&quot;_&quot;;MONTH([.A715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4" calcext:value-type="float">
                <text:p>19.4</text:p>
              </table:table-cell>
              <table:table-cell table:formula="of:=CONCATENATE(YEAR([.A716]);&quot;_&quot;;MONTH([.A716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" calcext:value-type="float">
                <text:p>18</text:p>
              </table:table-cell>
              <table:table-cell table:formula="of:=CONCATENATE(YEAR([.A717]);&quot;_&quot;;MONTH([.A717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9" calcext:value-type="float">
                <text:p>16.9</text:p>
              </table:table-cell>
              <table:table-cell table:formula="of:=CONCATENATE(YEAR([.A718]);&quot;_&quot;;MONTH([.A718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2" calcext:value-type="float">
                <text:p>16.2</text:p>
              </table:table-cell>
              <table:table-cell table:formula="of:=CONCATENATE(YEAR([.A719]);&quot;_&quot;;MONTH([.A719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3" calcext:value-type="float">
                <text:p>15.3</text:p>
              </table:table-cell>
              <table:table-cell table:formula="of:=CONCATENATE(YEAR([.A720]);&quot;_&quot;;MONTH([.A720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5" calcext:value-type="float">
                <text:p>14.5</text:p>
              </table:table-cell>
              <table:table-cell table:formula="of:=CONCATENATE(YEAR([.A721]);&quot;_&quot;;MONTH([.A721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4" calcext:value-type="float">
                <text:p>13.4</text:p>
              </table:table-cell>
              <table:table-cell table:formula="of:=CONCATENATE(YEAR([.A722]);&quot;_&quot;;MONTH([.A722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4" calcext:value-type="float">
                <text:p>13.4</text:p>
              </table:table-cell>
              <table:table-cell table:formula="of:=CONCATENATE(YEAR([.A723]);&quot;_&quot;;MONTH([.A723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9" calcext:value-type="float">
                <text:p>13.9</text:p>
              </table:table-cell>
              <table:table-cell table:formula="of:=CONCATENATE(YEAR([.A724]);&quot;_&quot;;MONTH([.A724]))" office:value-type="string" office:string-value="2000_12" calcext:value-type="string">
                <text:p>2000_12</text:p>
              </table:table-cell>
            </table:table-row>
            <table:table-row table:style-name="ro1" table:visibility="collapse">
              <table:table-cell office:value-type="string" calcext:value-type="string">
                <text:p>2000-12-31</text:p>
              </table:table-cell>
              <table:table-cell office:value-type="float" office:value="0.1966382116" calcext:value-type="float">
                <text:p>0.1966382116</text:p>
              </table:table-cell>
              <table:table-cell office:value-type="float" office:value="13.4" calcext:value-type="float">
                <text:p>13.4</text:p>
              </table:table-cell>
              <table:table-cell table:formula="of:=CONCATENATE(YEAR([.A725]);&quot;_&quot;;MONTH([.A725]))" office:value-type="string" office:string-value="2000_12" calcext:value-type="string">
                <text:p>2000_1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695:.$B$725])" office:value-type="float" office:value="0.1966382116" calcext:value-type="float">
              <text:p>0.1966382116</text:p>
            </table:table-cell>
            <table:table-cell/>
            <table:table-cell table:style-name="Result" office:value-type="string" calcext:value-type="string">
              <text:p>2000_1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0-0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586" calcext:value-type="float">
                <text:p>2.586</text:p>
              </table:table-cell>
              <table:table-cell table:formula="of:=CONCATENATE(YEAR([.A727]);&quot;_&quot;;MONTH([.A727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588" calcext:value-type="float">
                <text:p>2.588</text:p>
              </table:table-cell>
              <table:table-cell table:formula="of:=CONCATENATE(YEAR([.A728]);&quot;_&quot;;MONTH([.A728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522" calcext:value-type="float">
                <text:p>2.522</text:p>
              </table:table-cell>
              <table:table-cell table:formula="of:=CONCATENATE(YEAR([.A729]);&quot;_&quot;;MONTH([.A729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5" calcext:value-type="float">
                <text:p>2.25</text:p>
              </table:table-cell>
              <table:table-cell table:formula="of:=CONCATENATE(YEAR([.A730]);&quot;_&quot;;MONTH([.A730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513" calcext:value-type="float">
                <text:p>2.513</text:p>
              </table:table-cell>
              <table:table-cell table:formula="of:=CONCATENATE(YEAR([.A731]);&quot;_&quot;;MONTH([.A731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485" calcext:value-type="float">
                <text:p>2.485</text:p>
              </table:table-cell>
              <table:table-cell table:formula="of:=CONCATENATE(YEAR([.A732]);&quot;_&quot;;MONTH([.A732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484" calcext:value-type="float">
                <text:p>2.484</text:p>
              </table:table-cell>
              <table:table-cell table:formula="of:=CONCATENATE(YEAR([.A733]);&quot;_&quot;;MONTH([.A733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44" calcext:value-type="float">
                <text:p>2.44</text:p>
              </table:table-cell>
              <table:table-cell table:formula="of:=CONCATENATE(YEAR([.A734]);&quot;_&quot;;MONTH([.A734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432" calcext:value-type="float">
                <text:p>2.432</text:p>
              </table:table-cell>
              <table:table-cell table:formula="of:=CONCATENATE(YEAR([.A735]);&quot;_&quot;;MONTH([.A735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66" calcext:value-type="float">
                <text:p>2.366</text:p>
              </table:table-cell>
              <table:table-cell table:formula="of:=CONCATENATE(YEAR([.A736]);&quot;_&quot;;MONTH([.A736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" calcext:value-type="float">
                <text:p>2</text:p>
              </table:table-cell>
              <table:table-cell table:formula="of:=CONCATENATE(YEAR([.A737]);&quot;_&quot;;MONTH([.A737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418" calcext:value-type="float">
                <text:p>2.418</text:p>
              </table:table-cell>
              <table:table-cell table:formula="of:=CONCATENATE(YEAR([.A738]);&quot;_&quot;;MONTH([.A738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33" calcext:value-type="float">
                <text:p>2.333</text:p>
              </table:table-cell>
              <table:table-cell table:formula="of:=CONCATENATE(YEAR([.A739]);&quot;_&quot;;MONTH([.A739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25" calcext:value-type="float">
                <text:p>2.325</text:p>
              </table:table-cell>
              <table:table-cell table:formula="of:=CONCATENATE(YEAR([.A740]);&quot;_&quot;;MONTH([.A740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94" calcext:value-type="float">
                <text:p>2.294</text:p>
              </table:table-cell>
              <table:table-cell table:formula="of:=CONCATENATE(YEAR([.A741]);&quot;_&quot;;MONTH([.A741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9" calcext:value-type="float">
                <text:p>2.29</text:p>
              </table:table-cell>
              <table:table-cell table:formula="of:=CONCATENATE(YEAR([.A742]);&quot;_&quot;;MONTH([.A742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03" calcext:value-type="float">
                <text:p>2.203</text:p>
              </table:table-cell>
              <table:table-cell table:formula="of:=CONCATENATE(YEAR([.A743]);&quot;_&quot;;MONTH([.A743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75" calcext:value-type="float">
                <text:p>1.75</text:p>
              </table:table-cell>
              <table:table-cell table:formula="of:=CONCATENATE(YEAR([.A744]);&quot;_&quot;;MONTH([.A744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91" calcext:value-type="float">
                <text:p>1.91</text:p>
              </table:table-cell>
              <table:table-cell table:formula="of:=CONCATENATE(YEAR([.A745]);&quot;_&quot;;MONTH([.A745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986" calcext:value-type="float">
                <text:p>1.986</text:p>
              </table:table-cell>
              <table:table-cell table:formula="of:=CONCATENATE(YEAR([.A746]);&quot;_&quot;;MONTH([.A746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91" calcext:value-type="float">
                <text:p>1.91</text:p>
              </table:table-cell>
              <table:table-cell table:formula="of:=CONCATENATE(YEAR([.A747]);&quot;_&quot;;MONTH([.A747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37" calcext:value-type="float">
                <text:p>1.637</text:p>
              </table:table-cell>
              <table:table-cell table:formula="of:=CONCATENATE(YEAR([.A748]);&quot;_&quot;;MONTH([.A748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29" calcext:value-type="float">
                <text:p>1.629</text:p>
              </table:table-cell>
              <table:table-cell table:formula="of:=CONCATENATE(YEAR([.A749]);&quot;_&quot;;MONTH([.A749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31" calcext:value-type="float">
                <text:p>1.631</text:p>
              </table:table-cell>
              <table:table-cell table:formula="of:=CONCATENATE(YEAR([.A750]);&quot;_&quot;;MONTH([.A750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" calcext:value-type="float">
                <text:p>1.6</text:p>
              </table:table-cell>
              <table:table-cell table:formula="of:=CONCATENATE(YEAR([.A751]);&quot;_&quot;;MONTH([.A751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22" calcext:value-type="float">
                <text:p>1.522</text:p>
              </table:table-cell>
              <table:table-cell table:formula="of:=CONCATENATE(YEAR([.A752]);&quot;_&quot;;MONTH([.A752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14" calcext:value-type="float">
                <text:p>1.614</text:p>
              </table:table-cell>
              <table:table-cell table:formula="of:=CONCATENATE(YEAR([.A753]);&quot;_&quot;;MONTH([.A753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19" calcext:value-type="float">
                <text:p>1.519</text:p>
              </table:table-cell>
              <table:table-cell table:formula="of:=CONCATENATE(YEAR([.A754]);&quot;_&quot;;MONTH([.A754]))" office:value-type="string" office:string-value="2000_2" calcext:value-type="string">
                <text:p>2000_2</text:p>
              </table:table-cell>
            </table:table-row>
            <table:table-row table:style-name="ro1" table:visibility="collapse">
              <table:table-cell office:value-type="string" calcext:value-type="string">
                <text:p>2000-02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26" calcext:value-type="float">
                <text:p>1.526</text:p>
              </table:table-cell>
              <table:table-cell table:formula="of:=CONCATENATE(YEAR([.A755]);&quot;_&quot;;MONTH([.A755]))" office:value-type="string" office:string-value="2000_2" calcext:value-type="string">
                <text:p>2000_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727:.$B$755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2000_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0-03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71" calcext:value-type="float">
                <text:p>1.471</text:p>
              </table:table-cell>
              <table:table-cell table:formula="of:=CONCATENATE(YEAR([.A757]);&quot;_&quot;;MONTH([.A757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64" calcext:value-type="float">
                <text:p>1.464</text:p>
              </table:table-cell>
              <table:table-cell table:formula="of:=CONCATENATE(YEAR([.A758]);&quot;_&quot;;MONTH([.A758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" calcext:value-type="float">
                <text:p>1.5</text:p>
              </table:table-cell>
              <table:table-cell table:formula="of:=CONCATENATE(YEAR([.A759]);&quot;_&quot;;MONTH([.A759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62" calcext:value-type="float">
                <text:p>1.462</text:p>
              </table:table-cell>
              <table:table-cell table:formula="of:=CONCATENATE(YEAR([.A760]);&quot;_&quot;;MONTH([.A760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6" calcext:value-type="float">
                <text:p>1.46</text:p>
              </table:table-cell>
              <table:table-cell table:formula="of:=CONCATENATE(YEAR([.A761]);&quot;_&quot;;MONTH([.A761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13" calcext:value-type="float">
                <text:p>1.313</text:p>
              </table:table-cell>
              <table:table-cell table:formula="of:=CONCATENATE(YEAR([.A762]);&quot;_&quot;;MONTH([.A762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17" calcext:value-type="float">
                <text:p>1.317</text:p>
              </table:table-cell>
              <table:table-cell table:formula="of:=CONCATENATE(YEAR([.A763]);&quot;_&quot;;MONTH([.A763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61" calcext:value-type="float">
                <text:p>1.261</text:p>
              </table:table-cell>
              <table:table-cell table:formula="of:=CONCATENATE(YEAR([.A764]);&quot;_&quot;;MONTH([.A764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118" calcext:value-type="float">
                <text:p>1.118</text:p>
              </table:table-cell>
              <table:table-cell table:formula="of:=CONCATENATE(YEAR([.A765]);&quot;_&quot;;MONTH([.A765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formula="of:=CONCATENATE(YEAR([.A766]);&quot;_&quot;;MONTH([.A766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083" calcext:value-type="float">
                <text:p>1.083</text:p>
              </table:table-cell>
              <table:table-cell table:formula="of:=CONCATENATE(YEAR([.A767]);&quot;_&quot;;MONTH([.A767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36" calcext:value-type="float">
                <text:p>0.936</text:p>
              </table:table-cell>
              <table:table-cell table:formula="of:=CONCATENATE(YEAR([.A768]);&quot;_&quot;;MONTH([.A768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07" calcext:value-type="float">
                <text:p>0.907</text:p>
              </table:table-cell>
              <table:table-cell table:formula="of:=CONCATENATE(YEAR([.A769]);&quot;_&quot;;MONTH([.A769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1" calcext:value-type="float">
                <text:p>0.91</text:p>
              </table:table-cell>
              <table:table-cell table:formula="of:=CONCATENATE(YEAR([.A770]);&quot;_&quot;;MONTH([.A770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78" calcext:value-type="float">
                <text:p>0.878</text:p>
              </table:table-cell>
              <table:table-cell table:formula="of:=CONCATENATE(YEAR([.A771]);&quot;_&quot;;MONTH([.A771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24" calcext:value-type="float">
                <text:p>0.824</text:p>
              </table:table-cell>
              <table:table-cell table:formula="of:=CONCATENATE(YEAR([.A772]);&quot;_&quot;;MONTH([.A772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75" calcext:value-type="float">
                <text:p>0.75</text:p>
              </table:table-cell>
              <table:table-cell table:formula="of:=CONCATENATE(YEAR([.A773]);&quot;_&quot;;MONTH([.A773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6" calcext:value-type="float">
                <text:p>0.6</text:p>
              </table:table-cell>
              <table:table-cell table:formula="of:=CONCATENATE(YEAR([.A774]);&quot;_&quot;;MONTH([.A774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6" calcext:value-type="float">
                <text:p>0.6</text:p>
              </table:table-cell>
              <table:table-cell table:formula="of:=CONCATENATE(YEAR([.A775]);&quot;_&quot;;MONTH([.A775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5" calcext:value-type="float">
                <text:p>0.5</text:p>
              </table:table-cell>
              <table:table-cell table:formula="of:=CONCATENATE(YEAR([.A776]);&quot;_&quot;;MONTH([.A776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796" calcext:value-type="float">
                <text:p>0.796</text:p>
              </table:table-cell>
              <table:table-cell table:formula="of:=CONCATENATE(YEAR([.A777]);&quot;_&quot;;MONTH([.A777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775" calcext:value-type="float">
                <text:p>0.775</text:p>
              </table:table-cell>
              <table:table-cell table:formula="of:=CONCATENATE(YEAR([.A778]);&quot;_&quot;;MONTH([.A778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775" calcext:value-type="float">
                <text:p>0.775</text:p>
              </table:table-cell>
              <table:table-cell table:formula="of:=CONCATENATE(YEAR([.A779]);&quot;_&quot;;MONTH([.A779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25" calcext:value-type="float">
                <text:p>0.25</text:p>
              </table:table-cell>
              <table:table-cell table:formula="of:=CONCATENATE(YEAR([.A780]);&quot;_&quot;;MONTH([.A780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706" calcext:value-type="float">
                <text:p>0.706</text:p>
              </table:table-cell>
              <table:table-cell table:formula="of:=CONCATENATE(YEAR([.A781]);&quot;_&quot;;MONTH([.A781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2" calcext:value-type="float">
                <text:p>0.2</text:p>
              </table:table-cell>
              <table:table-cell table:formula="of:=CONCATENATE(YEAR([.A782]);&quot;_&quot;;MONTH([.A782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584" calcext:value-type="float">
                <text:p>0.584</text:p>
              </table:table-cell>
              <table:table-cell table:formula="of:=CONCATENATE(YEAR([.A783]);&quot;_&quot;;MONTH([.A783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647" calcext:value-type="float">
                <text:p>0.647</text:p>
              </table:table-cell>
              <table:table-cell table:formula="of:=CONCATENATE(YEAR([.A784]);&quot;_&quot;;MONTH([.A784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29</text:p>
              </table:table-cell>
              <table:table-cell office:value-type="float" office:value="2.5256109238" calcext:value-type="float">
                <text:p>2.5256109238</text:p>
              </table:table-cell>
              <table:table-cell office:value-type="float" office:value="0.589" calcext:value-type="float">
                <text:p>0.589</text:p>
              </table:table-cell>
              <table:table-cell table:formula="of:=CONCATENATE(YEAR([.A785]);&quot;_&quot;;MONTH([.A785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587" calcext:value-type="float">
                <text:p>0.587</text:p>
              </table:table-cell>
              <table:table-cell table:formula="of:=CONCATENATE(YEAR([.A786]);&quot;_&quot;;MONTH([.A786]))" office:value-type="string" office:string-value="2000_3" calcext:value-type="string">
                <text:p>2000_3</text:p>
              </table:table-cell>
            </table:table-row>
            <table:table-row table:style-name="ro1" table:visibility="collapse">
              <table:table-cell office:value-type="string" calcext:value-type="string">
                <text:p>2000-03-31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787]);&quot;_&quot;;MONTH([.A787]))" office:value-type="string" office:string-value="2000_3" calcext:value-type="string">
                <text:p>2000_3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757:.$B$787])" office:value-type="float" office:value="2.5256109238" calcext:value-type="float">
              <text:p>2.5256109238</text:p>
            </table:table-cell>
            <table:table-cell/>
            <table:table-cell table:style-name="Result" office:value-type="string" calcext:value-type="string">
              <text:p>2000_3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0-04-01</text:p>
              </table:table-cell>
              <table:table-cell office:value-type="float" office:value="0.208263278" calcext:value-type="float">
                <text:p>0.208263278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789]);&quot;_&quot;;MONTH([.A789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02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790]);&quot;_&quot;;MONTH([.A790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03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791]);&quot;_&quot;;MONTH([.A791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04</text:p>
              </table:table-cell>
              <table:table-cell office:value-type="float" office:value="0.6971181035" calcext:value-type="float">
                <text:p>0.6971181035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792]);&quot;_&quot;;MONTH([.A792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05</text:p>
              </table:table-cell>
              <table:table-cell office:value-type="float" office:value="1.3796937466" calcext:value-type="float">
                <text:p>1.3796937466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793]);&quot;_&quot;;MONTH([.A793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06</text:p>
              </table:table-cell>
              <table:table-cell office:value-type="float" office:value="0.1597487926" calcext:value-type="float">
                <text:p>0.1597487926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794]);&quot;_&quot;;MONTH([.A794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07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795]);&quot;_&quot;;MONTH([.A795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539" calcext:value-type="float">
                <text:p>0.539</text:p>
              </table:table-cell>
              <table:table-cell table:formula="of:=CONCATENATE(YEAR([.A796]);&quot;_&quot;;MONTH([.A796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496" calcext:value-type="float">
                <text:p>0.496</text:p>
              </table:table-cell>
              <table:table-cell table:formula="of:=CONCATENATE(YEAR([.A797]);&quot;_&quot;;MONTH([.A797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10</text:p>
              </table:table-cell>
              <table:table-cell office:value-type="float" office:value="1.9419206381" calcext:value-type="float">
                <text:p>1.9419206381</text:p>
              </table:table-cell>
              <table:table-cell office:value-type="float" office:value="0.429" calcext:value-type="float">
                <text:p>0.429</text:p>
              </table:table-cell>
              <table:table-cell table:formula="of:=CONCATENATE(YEAR([.A798]);&quot;_&quot;;MONTH([.A798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435" calcext:value-type="float">
                <text:p>0.435</text:p>
              </table:table-cell>
              <table:table-cell table:formula="of:=CONCATENATE(YEAR([.A799]);&quot;_&quot;;MONTH([.A799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12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800]);&quot;_&quot;;MONTH([.A800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417" calcext:value-type="float">
                <text:p>0.417</text:p>
              </table:table-cell>
              <table:table-cell table:formula="of:=CONCATENATE(YEAR([.A801]);&quot;_&quot;;MONTH([.A801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14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802]);&quot;_&quot;;MONTH([.A802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411" calcext:value-type="float">
                <text:p>0.411</text:p>
              </table:table-cell>
              <table:table-cell table:formula="of:=CONCATENATE(YEAR([.A803]);&quot;_&quot;;MONTH([.A803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423" calcext:value-type="float">
                <text:p>0.423</text:p>
              </table:table-cell>
              <table:table-cell table:formula="of:=CONCATENATE(YEAR([.A804]);&quot;_&quot;;MONTH([.A804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441" calcext:value-type="float">
                <text:p>0.441</text:p>
              </table:table-cell>
              <table:table-cell table:formula="of:=CONCATENATE(YEAR([.A805]);&quot;_&quot;;MONTH([.A805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363" calcext:value-type="float">
                <text:p>0.363</text:p>
              </table:table-cell>
              <table:table-cell table:formula="of:=CONCATENATE(YEAR([.A806]);&quot;_&quot;;MONTH([.A806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19</text:p>
              </table:table-cell>
              <table:table-cell office:value-type="float" office:value="0.0610710233" calcext:value-type="float">
                <text:p>0.0610710233</text:p>
              </table:table-cell>
              <table:table-cell office:value-type="float" office:value="0.366" calcext:value-type="float">
                <text:p>0.366</text:p>
              </table:table-cell>
              <table:table-cell table:formula="of:=CONCATENATE(YEAR([.A807]);&quot;_&quot;;MONTH([.A807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364" calcext:value-type="float">
                <text:p>0.364</text:p>
              </table:table-cell>
              <table:table-cell table:formula="of:=CONCATENATE(YEAR([.A808]);&quot;_&quot;;MONTH([.A808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21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809]);&quot;_&quot;;MONTH([.A809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22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810]);&quot;_&quot;;MONTH([.A810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23</text:p>
              </table:table-cell>
              <table:table-cell office:value-type="float" office:value="1.8126245737" calcext:value-type="float">
                <text:p>1.8126245737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811]);&quot;_&quot;;MONTH([.A811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24</text:p>
              </table:table-cell>
              <table:table-cell office:value-type="float" office:value="2.527140379" calcext:value-type="float">
                <text:p>2.527140379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812]);&quot;_&quot;;MONTH([.A812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25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813]);&quot;_&quot;;MONTH([.A813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26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814]);&quot;_&quot;;MONTH([.A814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27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815]);&quot;_&quot;;MONTH([.A815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28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816]);&quot;_&quot;;MONTH([.A816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29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817]);&quot;_&quot;;MONTH([.A817]))" office:value-type="string" office:string-value="2000_4" calcext:value-type="string">
                <text:p>2000_4</text:p>
              </table:table-cell>
            </table:table-row>
            <table:table-row table:style-name="ro1" table:visibility="collapse">
              <table:table-cell office:value-type="string" calcext:value-type="string">
                <text:p>2000-04-30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818]);&quot;_&quot;;MONTH([.A818]))" office:value-type="string" office:string-value="2000_4" calcext:value-type="string">
                <text:p>2000_4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789:.$B$818])" office:value-type="float" office:value="8.7875805348" calcext:value-type="float">
              <text:p>8.7875805348</text:p>
            </table:table-cell>
            <table:table-cell/>
            <table:table-cell table:style-name="Result" office:value-type="string" calcext:value-type="string">
              <text:p>2000_4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0-05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21" calcext:value-type="float">
                <text:p>0.21</text:p>
              </table:table-cell>
              <table:table-cell table:formula="of:=CONCATENATE(YEAR([.A820]);&quot;_&quot;;MONTH([.A820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02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821]);&quot;_&quot;;MONTH([.A821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03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822]);&quot;_&quot;;MONTH([.A822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04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823]);&quot;_&quot;;MONTH([.A823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05</text:p>
              </table:table-cell>
              <table:table-cell office:value-type="float" office:value="4.5672054291" calcext:value-type="float">
                <text:p>4.5672054291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824]);&quot;_&quot;;MONTH([.A824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06</text:p>
              </table:table-cell>
              <table:table-cell office:value-type="float" office:value="5.0420880318" calcext:value-type="float">
                <text:p>5.0420880318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825]);&quot;_&quot;;MONTH([.A825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07</text:p>
              </table:table-cell>
              <table:table-cell office:value-type="float" office:value="2.9816150665" calcext:value-type="float">
                <text:p>2.9816150665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826]);&quot;_&quot;;MONTH([.A826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08</text:p>
              </table:table-cell>
              <table:table-cell office:value-type="float" office:value="9.2375230789" calcext:value-type="float">
                <text:p>9.2375230789</text:p>
              </table:table-cell>
              <table:table-cell office:value-type="float" office:value="0.2" calcext:value-type="float">
                <text:p>0.2</text:p>
              </table:table-cell>
              <table:table-cell table:formula="of:=CONCATENATE(YEAR([.A827]);&quot;_&quot;;MONTH([.A827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85" calcext:value-type="float">
                <text:p>0.985</text:p>
              </table:table-cell>
              <table:table-cell table:formula="of:=CONCATENATE(YEAR([.A828]);&quot;_&quot;;MONTH([.A828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75" calcext:value-type="float">
                <text:p>1.75</text:p>
              </table:table-cell>
              <table:table-cell table:formula="of:=CONCATENATE(YEAR([.A829]);&quot;_&quot;;MONTH([.A829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85" calcext:value-type="float">
                <text:p>0.985</text:p>
              </table:table-cell>
              <table:table-cell table:formula="of:=CONCATENATE(YEAR([.A830]);&quot;_&quot;;MONTH([.A830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5" calcext:value-type="float">
                <text:p>0.5</text:p>
              </table:table-cell>
              <table:table-cell table:formula="of:=CONCATENATE(YEAR([.A831]);&quot;_&quot;;MONTH([.A831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25" calcext:value-type="float">
                <text:p>0.25</text:p>
              </table:table-cell>
              <table:table-cell table:formula="of:=CONCATENATE(YEAR([.A832]);&quot;_&quot;;MONTH([.A832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14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833]);&quot;_&quot;;MONTH([.A833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2" calcext:value-type="float">
                <text:p>0.2</text:p>
              </table:table-cell>
              <table:table-cell table:formula="of:=CONCATENATE(YEAR([.A834]);&quot;_&quot;;MONTH([.A834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16</text:p>
              </table:table-cell>
              <table:table-cell office:value-type="float" office:value="10.817738533" calcext:value-type="float">
                <text:p>10.817738533</text:p>
              </table:table-cell>
              <table:table-cell office:value-type="float" office:value="0.25" calcext:value-type="float">
                <text:p>0.25</text:p>
              </table:table-cell>
              <table:table-cell table:formula="of:=CONCATENATE(YEAR([.A835]);&quot;_&quot;;MONTH([.A835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17</text:p>
              </table:table-cell>
              <table:table-cell office:value-type="float" office:value="2.8709168434" calcext:value-type="float">
                <text:p>2.8709168434</text:p>
              </table:table-cell>
              <table:table-cell office:value-type="float" office:value="0.4" calcext:value-type="float">
                <text:p>0.4</text:p>
              </table:table-cell>
              <table:table-cell table:formula="of:=CONCATENATE(YEAR([.A836]);&quot;_&quot;;MONTH([.A836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18</text:p>
              </table:table-cell>
              <table:table-cell office:value-type="float" office:value="17.8345527649" calcext:value-type="float">
                <text:p>17.8345527649</text:p>
              </table:table-cell>
              <table:table-cell office:value-type="float" office:value="1.6" calcext:value-type="float">
                <text:p>1.6</text:p>
              </table:table-cell>
              <table:table-cell table:formula="of:=CONCATENATE(YEAR([.A837]);&quot;_&quot;;MONTH([.A837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19</text:p>
              </table:table-cell>
              <table:table-cell office:value-type="float" office:value="24.8655357361" calcext:value-type="float">
                <text:p>24.8655357361</text:p>
              </table:table-cell>
              <table:table-cell office:value-type="float" office:value="1.5" calcext:value-type="float">
                <text:p>1.5</text:p>
              </table:table-cell>
              <table:table-cell table:formula="of:=CONCATENATE(YEAR([.A838]);&quot;_&quot;;MONTH([.A838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20</text:p>
              </table:table-cell>
              <table:table-cell office:value-type="float" office:value="16.8155155182" calcext:value-type="float">
                <text:p>16.8155155182</text:p>
              </table:table-cell>
              <table:table-cell office:value-type="float" office:value="1.786" calcext:value-type="float">
                <text:p>1.786</text:p>
              </table:table-cell>
              <table:table-cell table:formula="of:=CONCATENATE(YEAR([.A839]);&quot;_&quot;;MONTH([.A839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21</text:p>
              </table:table-cell>
              <table:table-cell office:value-type="float" office:value="5.1934475899" calcext:value-type="float">
                <text:p>5.1934475899</text:p>
              </table:table-cell>
              <table:table-cell office:value-type="float" office:value="2.339" calcext:value-type="float">
                <text:p>2.339</text:p>
              </table:table-cell>
              <table:table-cell table:formula="of:=CONCATENATE(YEAR([.A840]);&quot;_&quot;;MONTH([.A840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22</text:p>
              </table:table-cell>
              <table:table-cell office:value-type="float" office:value="2.80905056" calcext:value-type="float">
                <text:p>2.80905056</text:p>
              </table:table-cell>
              <table:table-cell office:value-type="float" office:value="1.928" calcext:value-type="float">
                <text:p>1.928</text:p>
              </table:table-cell>
              <table:table-cell table:formula="of:=CONCATENATE(YEAR([.A841]);&quot;_&quot;;MONTH([.A841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23</text:p>
              </table:table-cell>
              <table:table-cell office:value-type="float" office:value="1.9683998823" calcext:value-type="float">
                <text:p>1.9683998823</text:p>
              </table:table-cell>
              <table:table-cell office:value-type="float" office:value="1.844" calcext:value-type="float">
                <text:p>1.844</text:p>
              </table:table-cell>
              <table:table-cell table:formula="of:=CONCATENATE(YEAR([.A842]);&quot;_&quot;;MONTH([.A842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24</text:p>
              </table:table-cell>
              <table:table-cell office:value-type="float" office:value="3.0736632347" calcext:value-type="float">
                <text:p>3.0736632347</text:p>
              </table:table-cell>
              <table:table-cell office:value-type="float" office:value="1.783" calcext:value-type="float">
                <text:p>1.783</text:p>
              </table:table-cell>
              <table:table-cell table:formula="of:=CONCATENATE(YEAR([.A843]);&quot;_&quot;;MONTH([.A843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25</text:p>
              </table:table-cell>
              <table:table-cell office:value-type="float" office:value="3.9096784592" calcext:value-type="float">
                <text:p>3.9096784592</text:p>
              </table:table-cell>
              <table:table-cell office:value-type="float" office:value="1.7" calcext:value-type="float">
                <text:p>1.7</text:p>
              </table:table-cell>
              <table:table-cell table:formula="of:=CONCATENATE(YEAR([.A844]);&quot;_&quot;;MONTH([.A844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26</text:p>
              </table:table-cell>
              <table:table-cell office:value-type="float" office:value="13.6843109131" calcext:value-type="float">
                <text:p>13.6843109131</text:p>
              </table:table-cell>
              <table:table-cell office:value-type="float" office:value="2.25" calcext:value-type="float">
                <text:p>2.25</text:p>
              </table:table-cell>
              <table:table-cell table:formula="of:=CONCATENATE(YEAR([.A845]);&quot;_&quot;;MONTH([.A845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27</text:p>
              </table:table-cell>
              <table:table-cell office:value-type="float" office:value="36.0902252197" calcext:value-type="float">
                <text:p>36.0902252197</text:p>
              </table:table-cell>
              <table:table-cell office:value-type="float" office:value="20.6" calcext:value-type="float">
                <text:p>20.6</text:p>
              </table:table-cell>
              <table:table-cell table:formula="of:=CONCATENATE(YEAR([.A846]);&quot;_&quot;;MONTH([.A846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28</text:p>
              </table:table-cell>
              <table:table-cell office:value-type="float" office:value="20.992855072" calcext:value-type="float">
                <text:p>20.992855072</text:p>
              </table:table-cell>
              <table:table-cell office:value-type="float" office:value="36.09" calcext:value-type="float">
                <text:p>36.09</text:p>
              </table:table-cell>
              <table:table-cell table:formula="of:=CONCATENATE(YEAR([.A847]);&quot;_&quot;;MONTH([.A847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29</text:p>
              </table:table-cell>
              <table:table-cell office:value-type="float" office:value="10.9747905731" calcext:value-type="float">
                <text:p>10.9747905731</text:p>
              </table:table-cell>
              <table:table-cell office:value-type="float" office:value="31.17" calcext:value-type="float">
                <text:p>31.17</text:p>
              </table:table-cell>
              <table:table-cell table:formula="of:=CONCATENATE(YEAR([.A848]);&quot;_&quot;;MONTH([.A848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30</text:p>
              </table:table-cell>
              <table:table-cell office:value-type="float" office:value="5.3658618927" calcext:value-type="float">
                <text:p>5.3658618927</text:p>
              </table:table-cell>
              <table:table-cell office:value-type="float" office:value="67.04" calcext:value-type="float">
                <text:p>67.04</text:p>
              </table:table-cell>
              <table:table-cell table:formula="of:=CONCATENATE(YEAR([.A849]);&quot;_&quot;;MONTH([.A849]))" office:value-type="string" office:string-value="2000_5" calcext:value-type="string">
                <text:p>2000_5</text:p>
              </table:table-cell>
            </table:table-row>
            <table:table-row table:style-name="ro1" table:visibility="collapse">
              <table:table-cell office:value-type="string" calcext:value-type="string">
                <text:p>2000-05-31</text:p>
              </table:table-cell>
              <table:table-cell office:value-type="float" office:value="0.83651793" calcext:value-type="float">
                <text:p>0.83651793</text:p>
              </table:table-cell>
              <table:table-cell office:value-type="float" office:value="46.09" calcext:value-type="float">
                <text:p>46.09</text:p>
              </table:table-cell>
              <table:table-cell table:formula="of:=CONCATENATE(YEAR([.A850]);&quot;_&quot;;MONTH([.A850]))" office:value-type="string" office:string-value="2000_5" calcext:value-type="string">
                <text:p>2000_5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820:.$B$850])" office:value-type="float" office:value="199.9314923286" calcext:value-type="float">
              <text:p>199.9314923286</text:p>
            </table:table-cell>
            <table:table-cell/>
            <table:table-cell table:style-name="Result" office:value-type="string" calcext:value-type="string">
              <text:p>2000_5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0-06-01</text:p>
              </table:table-cell>
              <table:table-cell office:value-type="float" office:value="15.7337064743" calcext:value-type="float">
                <text:p>15.7337064743</text:p>
              </table:table-cell>
              <table:table-cell office:value-type="float" office:value="25.97" calcext:value-type="float">
                <text:p>25.97</text:p>
              </table:table-cell>
              <table:table-cell table:formula="of:=CONCATENATE(YEAR([.A852]);&quot;_&quot;;MONTH([.A852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02</text:p>
              </table:table-cell>
              <table:table-cell office:value-type="float" office:value="26.499666214" calcext:value-type="float">
                <text:p>26.499666214</text:p>
              </table:table-cell>
              <table:table-cell office:value-type="float" office:value="32.5" calcext:value-type="float">
                <text:p>32.5</text:p>
              </table:table-cell>
              <table:table-cell table:formula="of:=CONCATENATE(YEAR([.A853]);&quot;_&quot;;MONTH([.A853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03</text:p>
              </table:table-cell>
              <table:table-cell office:value-type="float" office:value="31.3029308319" calcext:value-type="float">
                <text:p>31.3029308319</text:p>
              </table:table-cell>
              <table:table-cell office:value-type="float" office:value="84.19" calcext:value-type="float">
                <text:p>84.19</text:p>
              </table:table-cell>
              <table:table-cell table:formula="of:=CONCATENATE(YEAR([.A854]);&quot;_&quot;;MONTH([.A854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04</text:p>
              </table:table-cell>
              <table:table-cell office:value-type="float" office:value="21.4261741638" calcext:value-type="float">
                <text:p>21.4261741638</text:p>
              </table:table-cell>
              <table:table-cell office:value-type="float" office:value="63.8" calcext:value-type="float">
                <text:p>63.8</text:p>
              </table:table-cell>
              <table:table-cell table:formula="of:=CONCATENATE(YEAR([.A855]);&quot;_&quot;;MONTH([.A855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05</text:p>
              </table:table-cell>
              <table:table-cell office:value-type="float" office:value="37.3979759216" calcext:value-type="float">
                <text:p>37.3979759216</text:p>
              </table:table-cell>
              <table:table-cell office:value-type="float" office:value="35.88" calcext:value-type="float">
                <text:p>35.88</text:p>
              </table:table-cell>
              <table:table-cell table:formula="of:=CONCATENATE(YEAR([.A856]);&quot;_&quot;;MONTH([.A856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06</text:p>
              </table:table-cell>
              <table:table-cell office:value-type="float" office:value="138.5030670166" calcext:value-type="float">
                <text:p>138.5030670166</text:p>
              </table:table-cell>
              <table:table-cell office:value-type="float" office:value="20.24" calcext:value-type="float">
                <text:p>20.24</text:p>
              </table:table-cell>
              <table:table-cell table:formula="of:=CONCATENATE(YEAR([.A857]);&quot;_&quot;;MONTH([.A857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07</text:p>
              </table:table-cell>
              <table:table-cell office:value-type="float" office:value="80.9119567871" calcext:value-type="float">
                <text:p>80.9119567871</text:p>
              </table:table-cell>
              <table:table-cell office:value-type="float" office:value="21.11" calcext:value-type="float">
                <text:p>21.11</text:p>
              </table:table-cell>
              <table:table-cell table:formula="of:=CONCATENATE(YEAR([.A858]);&quot;_&quot;;MONTH([.A858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08</text:p>
              </table:table-cell>
              <table:table-cell office:value-type="float" office:value="57.4915809631" calcext:value-type="float">
                <text:p>57.4915809631</text:p>
              </table:table-cell>
              <table:table-cell office:value-type="float" office:value="18.76" calcext:value-type="float">
                <text:p>18.76</text:p>
              </table:table-cell>
              <table:table-cell table:formula="of:=CONCATENATE(YEAR([.A859]);&quot;_&quot;;MONTH([.A859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09</text:p>
              </table:table-cell>
              <table:table-cell office:value-type="float" office:value="25.2079162598" calcext:value-type="float">
                <text:p>25.2079162598</text:p>
              </table:table-cell>
              <table:table-cell office:value-type="float" office:value="43" calcext:value-type="float">
                <text:p>43</text:p>
              </table:table-cell>
              <table:table-cell table:formula="of:=CONCATENATE(YEAR([.A860]);&quot;_&quot;;MONTH([.A860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10</text:p>
              </table:table-cell>
              <table:table-cell office:value-type="float" office:value="30.8255462646" calcext:value-type="float">
                <text:p>30.8255462646</text:p>
              </table:table-cell>
              <table:table-cell office:value-type="float" office:value="320.5" calcext:value-type="float">
                <text:p>320.5</text:p>
              </table:table-cell>
              <table:table-cell table:formula="of:=CONCATENATE(YEAR([.A861]);&quot;_&quot;;MONTH([.A861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11</text:p>
              </table:table-cell>
              <table:table-cell office:value-type="float" office:value="46.5997123718" calcext:value-type="float">
                <text:p>46.5997123718</text:p>
              </table:table-cell>
              <table:table-cell office:value-type="float" office:value="180" calcext:value-type="float">
                <text:p>180</text:p>
              </table:table-cell>
              <table:table-cell table:formula="of:=CONCATENATE(YEAR([.A862]);&quot;_&quot;;MONTH([.A862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12</text:p>
              </table:table-cell>
              <table:table-cell office:value-type="float" office:value="80.3347625732" calcext:value-type="float">
                <text:p>80.3347625732</text:p>
              </table:table-cell>
              <table:table-cell office:value-type="float" office:value="150" calcext:value-type="float">
                <text:p>150</text:p>
              </table:table-cell>
              <table:table-cell table:formula="of:=CONCATENATE(YEAR([.A863]);&quot;_&quot;;MONTH([.A863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13</text:p>
              </table:table-cell>
              <table:table-cell office:value-type="float" office:value="36.4004745483" calcext:value-type="float">
                <text:p>36.4004745483</text:p>
              </table:table-cell>
              <table:table-cell office:value-type="float" office:value="137" calcext:value-type="float">
                <text:p>137</text:p>
              </table:table-cell>
              <table:table-cell table:formula="of:=CONCATENATE(YEAR([.A864]);&quot;_&quot;;MONTH([.A864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14</text:p>
              </table:table-cell>
              <table:table-cell office:value-type="float" office:value="14.3451385498" calcext:value-type="float">
                <text:p>14.3451385498</text:p>
              </table:table-cell>
              <table:table-cell office:value-type="float" office:value="1180" calcext:value-type="float">
                <text:p>1180</text:p>
              </table:table-cell>
              <table:table-cell table:formula="of:=CONCATENATE(YEAR([.A865]);&quot;_&quot;;MONTH([.A865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15</text:p>
              </table:table-cell>
              <table:table-cell office:value-type="float" office:value="15.3597745895" calcext:value-type="float">
                <text:p>15.3597745895</text:p>
              </table:table-cell>
              <table:table-cell office:value-type="float" office:value="425.2" calcext:value-type="float">
                <text:p>425.2</text:p>
              </table:table-cell>
              <table:table-cell table:formula="of:=CONCATENATE(YEAR([.A866]);&quot;_&quot;;MONTH([.A866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16</text:p>
              </table:table-cell>
              <table:table-cell office:value-type="float" office:value="7.8854169846" calcext:value-type="float">
                <text:p>7.8854169846</text:p>
              </table:table-cell>
              <table:table-cell office:value-type="float" office:value="375" calcext:value-type="float">
                <text:p>375</text:p>
              </table:table-cell>
              <table:table-cell table:formula="of:=CONCATENATE(YEAR([.A867]);&quot;_&quot;;MONTH([.A867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17</text:p>
              </table:table-cell>
              <table:table-cell office:value-type="float" office:value="22.262342453" calcext:value-type="float">
                <text:p>22.262342453</text:p>
              </table:table-cell>
              <table:table-cell office:value-type="float" office:value="369.7" calcext:value-type="float">
                <text:p>369.7</text:p>
              </table:table-cell>
              <table:table-cell table:formula="of:=CONCATENATE(YEAR([.A868]);&quot;_&quot;;MONTH([.A868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18</text:p>
              </table:table-cell>
              <table:table-cell office:value-type="float" office:value="21.3289890289" calcext:value-type="float">
                <text:p>21.3289890289</text:p>
              </table:table-cell>
              <table:table-cell office:value-type="float" office:value="232.4" calcext:value-type="float">
                <text:p>232.4</text:p>
              </table:table-cell>
              <table:table-cell table:formula="of:=CONCATENATE(YEAR([.A869]);&quot;_&quot;;MONTH([.A869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19</text:p>
              </table:table-cell>
              <table:table-cell office:value-type="float" office:value="46.4132766724" calcext:value-type="float">
                <text:p>46.4132766724</text:p>
              </table:table-cell>
              <table:table-cell office:value-type="float" office:value="225.4" calcext:value-type="float">
                <text:p>225.4</text:p>
              </table:table-cell>
              <table:table-cell table:formula="of:=CONCATENATE(YEAR([.A870]);&quot;_&quot;;MONTH([.A870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20</text:p>
              </table:table-cell>
              <table:table-cell office:value-type="float" office:value="32.336971283" calcext:value-type="float">
                <text:p>32.336971283</text:p>
              </table:table-cell>
              <table:table-cell office:value-type="float" office:value="172.4" calcext:value-type="float">
                <text:p>172.4</text:p>
              </table:table-cell>
              <table:table-cell table:formula="of:=CONCATENATE(YEAR([.A871]);&quot;_&quot;;MONTH([.A871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21</text:p>
              </table:table-cell>
              <table:table-cell office:value-type="float" office:value="12.0573673248" calcext:value-type="float">
                <text:p>12.0573673248</text:p>
              </table:table-cell>
              <table:table-cell office:value-type="float" office:value="274.8" calcext:value-type="float">
                <text:p>274.8</text:p>
              </table:table-cell>
              <table:table-cell table:formula="of:=CONCATENATE(YEAR([.A872]);&quot;_&quot;;MONTH([.A872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22</text:p>
              </table:table-cell>
              <table:table-cell office:value-type="float" office:value="4.9209017754" calcext:value-type="float">
                <text:p>4.9209017754</text:p>
              </table:table-cell>
              <table:table-cell office:value-type="float" office:value="264.2" calcext:value-type="float">
                <text:p>264.2</text:p>
              </table:table-cell>
              <table:table-cell table:formula="of:=CONCATENATE(YEAR([.A873]);&quot;_&quot;;MONTH([.A873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23</text:p>
              </table:table-cell>
              <table:table-cell office:value-type="float" office:value="4.4315223694" calcext:value-type="float">
                <text:p>4.4315223694</text:p>
              </table:table-cell>
              <table:table-cell office:value-type="float" office:value="230" calcext:value-type="float">
                <text:p>230</text:p>
              </table:table-cell>
              <table:table-cell table:formula="of:=CONCATENATE(YEAR([.A874]);&quot;_&quot;;MONTH([.A874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24</text:p>
              </table:table-cell>
              <table:table-cell office:value-type="float" office:value="1.3778440952" calcext:value-type="float">
                <text:p>1.3778440952</text:p>
              </table:table-cell>
              <table:table-cell office:value-type="float" office:value="326.3" calcext:value-type="float">
                <text:p>326.3</text:p>
              </table:table-cell>
              <table:table-cell table:formula="of:=CONCATENATE(YEAR([.A875]);&quot;_&quot;;MONTH([.A875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25</text:p>
              </table:table-cell>
              <table:table-cell office:value-type="float" office:value="1.6340039968" calcext:value-type="float">
                <text:p>1.6340039968</text:p>
              </table:table-cell>
              <table:table-cell office:value-type="float" office:value="434.1" calcext:value-type="float">
                <text:p>434.1</text:p>
              </table:table-cell>
              <table:table-cell table:formula="of:=CONCATENATE(YEAR([.A876]);&quot;_&quot;;MONTH([.A876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26</text:p>
              </table:table-cell>
              <table:table-cell office:value-type="float" office:value="10.7212657928" calcext:value-type="float">
                <text:p>10.7212657928</text:p>
              </table:table-cell>
              <table:table-cell office:value-type="float" office:value="568" calcext:value-type="float">
                <text:p>568</text:p>
              </table:table-cell>
              <table:table-cell table:formula="of:=CONCATENATE(YEAR([.A877]);&quot;_&quot;;MONTH([.A877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27</text:p>
              </table:table-cell>
              <table:table-cell office:value-type="float" office:value="9.7986488342" calcext:value-type="float">
                <text:p>9.7986488342</text:p>
              </table:table-cell>
              <table:table-cell office:value-type="float" office:value="394.3" calcext:value-type="float">
                <text:p>394.3</text:p>
              </table:table-cell>
              <table:table-cell table:formula="of:=CONCATENATE(YEAR([.A878]);&quot;_&quot;;MONTH([.A878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28</text:p>
              </table:table-cell>
              <table:table-cell office:value-type="float" office:value="27.2249946594" calcext:value-type="float">
                <text:p>27.2249946594</text:p>
              </table:table-cell>
              <table:table-cell office:value-type="float" office:value="518.1" calcext:value-type="float">
                <text:p>518.1</text:p>
              </table:table-cell>
              <table:table-cell table:formula="of:=CONCATENATE(YEAR([.A879]);&quot;_&quot;;MONTH([.A879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29</text:p>
              </table:table-cell>
              <table:table-cell office:value-type="float" office:value="41.0034561157" calcext:value-type="float">
                <text:p>41.0034561157</text:p>
              </table:table-cell>
              <table:table-cell office:value-type="float" office:value="1854" calcext:value-type="float">
                <text:p>1854</text:p>
              </table:table-cell>
              <table:table-cell table:formula="of:=CONCATENATE(YEAR([.A880]);&quot;_&quot;;MONTH([.A880]))" office:value-type="string" office:string-value="2000_6" calcext:value-type="string">
                <text:p>2000_6</text:p>
              </table:table-cell>
            </table:table-row>
            <table:table-row table:style-name="ro1" table:visibility="collapse">
              <table:table-cell office:value-type="string" calcext:value-type="string">
                <text:p>2000-06-30</text:p>
              </table:table-cell>
              <table:table-cell office:value-type="float" office:value="40.262298584" calcext:value-type="float">
                <text:p>40.262298584</text:p>
              </table:table-cell>
              <table:table-cell office:value-type="float" office:value="1200" calcext:value-type="float">
                <text:p>1200</text:p>
              </table:table-cell>
              <table:table-cell table:formula="of:=CONCATENATE(YEAR([.A881]);&quot;_&quot;;MONTH([.A881]))" office:value-type="string" office:string-value="2000_6" calcext:value-type="string">
                <text:p>2000_6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852:.$B$881])" office:value-type="float" office:value="941.999683499" calcext:value-type="float">
              <text:p>941.999683499</text:p>
            </table:table-cell>
            <table:table-cell/>
            <table:table-cell table:style-name="Result" office:value-type="string" calcext:value-type="string">
              <text:p>2000_6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0-07-01</text:p>
              </table:table-cell>
              <table:table-cell office:value-type="float" office:value="41.1383476257" calcext:value-type="float">
                <text:p>41.1383476257</text:p>
              </table:table-cell>
              <table:table-cell office:value-type="float" office:value="650" calcext:value-type="float">
                <text:p>650</text:p>
              </table:table-cell>
              <table:table-cell table:formula="of:=CONCATENATE(YEAR([.A883]);&quot;_&quot;;MONTH([.A883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02</text:p>
              </table:table-cell>
              <table:table-cell office:value-type="float" office:value="17.2823123932" calcext:value-type="float">
                <text:p>17.2823123932</text:p>
              </table:table-cell>
              <table:table-cell office:value-type="float" office:value="2200" calcext:value-type="float">
                <text:p>2200</text:p>
              </table:table-cell>
              <table:table-cell table:formula="of:=CONCATENATE(YEAR([.A884]);&quot;_&quot;;MONTH([.A884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03</text:p>
              </table:table-cell>
              <table:table-cell office:value-type="float" office:value="29.9870185852" calcext:value-type="float">
                <text:p>29.9870185852</text:p>
              </table:table-cell>
              <table:table-cell office:value-type="float" office:value="750" calcext:value-type="float">
                <text:p>750</text:p>
              </table:table-cell>
              <table:table-cell table:formula="of:=CONCATENATE(YEAR([.A885]);&quot;_&quot;;MONTH([.A885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04</text:p>
              </table:table-cell>
              <table:table-cell office:value-type="float" office:value="13.2830848694" calcext:value-type="float">
                <text:p>13.2830848694</text:p>
              </table:table-cell>
              <table:table-cell office:value-type="float" office:value="553.1" calcext:value-type="float">
                <text:p>553.1</text:p>
              </table:table-cell>
              <table:table-cell table:formula="of:=CONCATENATE(YEAR([.A886]);&quot;_&quot;;MONTH([.A886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05</text:p>
              </table:table-cell>
              <table:table-cell office:value-type="float" office:value="78.2868881226" calcext:value-type="float">
                <text:p>78.2868881226</text:p>
              </table:table-cell>
              <table:table-cell office:value-type="float" office:value="454.4" calcext:value-type="float">
                <text:p>454.4</text:p>
              </table:table-cell>
              <table:table-cell table:formula="of:=CONCATENATE(YEAR([.A887]);&quot;_&quot;;MONTH([.A887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06</text:p>
              </table:table-cell>
              <table:table-cell office:value-type="float" office:value="34.691280365" calcext:value-type="float">
                <text:p>34.691280365</text:p>
              </table:table-cell>
              <table:table-cell office:value-type="float" office:value="300.4" calcext:value-type="float">
                <text:p>300.4</text:p>
              </table:table-cell>
              <table:table-cell table:formula="of:=CONCATENATE(YEAR([.A888]);&quot;_&quot;;MONTH([.A888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07</text:p>
              </table:table-cell>
              <table:table-cell office:value-type="float" office:value="49.7576026917" calcext:value-type="float">
                <text:p>49.7576026917</text:p>
              </table:table-cell>
              <table:table-cell office:value-type="float" office:value="390" calcext:value-type="float">
                <text:p>390</text:p>
              </table:table-cell>
              <table:table-cell table:formula="of:=CONCATENATE(YEAR([.A889]);&quot;_&quot;;MONTH([.A889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08</text:p>
              </table:table-cell>
              <table:table-cell office:value-type="float" office:value="79.4565353394" calcext:value-type="float">
                <text:p>79.4565353394</text:p>
              </table:table-cell>
              <table:table-cell office:value-type="float" office:value="308.8" calcext:value-type="float">
                <text:p>308.8</text:p>
              </table:table-cell>
              <table:table-cell table:formula="of:=CONCATENATE(YEAR([.A890]);&quot;_&quot;;MONTH([.A890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09</text:p>
              </table:table-cell>
              <table:table-cell office:value-type="float" office:value="84.2785720825" calcext:value-type="float">
                <text:p>84.2785720825</text:p>
              </table:table-cell>
              <table:table-cell office:value-type="float" office:value="285.3" calcext:value-type="float">
                <text:p>285.3</text:p>
              </table:table-cell>
              <table:table-cell table:formula="of:=CONCATENATE(YEAR([.A891]);&quot;_&quot;;MONTH([.A891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10</text:p>
              </table:table-cell>
              <table:table-cell office:value-type="float" office:value="48.103767395" calcext:value-type="float">
                <text:p>48.103767395</text:p>
              </table:table-cell>
              <table:table-cell office:value-type="float" office:value="455.6" calcext:value-type="float">
                <text:p>455.6</text:p>
              </table:table-cell>
              <table:table-cell table:formula="of:=CONCATENATE(YEAR([.A892]);&quot;_&quot;;MONTH([.A892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11</text:p>
              </table:table-cell>
              <table:table-cell office:value-type="float" office:value="57.7976493835" calcext:value-type="float">
                <text:p>57.7976493835</text:p>
              </table:table-cell>
              <table:table-cell office:value-type="float" office:value="650" calcext:value-type="float">
                <text:p>650</text:p>
              </table:table-cell>
              <table:table-cell table:formula="of:=CONCATENATE(YEAR([.A893]);&quot;_&quot;;MONTH([.A893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12</text:p>
              </table:table-cell>
              <table:table-cell office:value-type="float" office:value="115.2150421143" calcext:value-type="float">
                <text:p>115.2150421143</text:p>
              </table:table-cell>
              <table:table-cell office:value-type="float" office:value="384.2" calcext:value-type="float">
                <text:p>384.2</text:p>
              </table:table-cell>
              <table:table-cell table:formula="of:=CONCATENATE(YEAR([.A894]);&quot;_&quot;;MONTH([.A894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13</text:p>
              </table:table-cell>
              <table:table-cell office:value-type="float" office:value="107.2759552002" calcext:value-type="float">
                <text:p>107.2759552002</text:p>
              </table:table-cell>
              <table:table-cell office:value-type="float" office:value="417.8" calcext:value-type="float">
                <text:p>417.8</text:p>
              </table:table-cell>
              <table:table-cell table:formula="of:=CONCATENATE(YEAR([.A895]);&quot;_&quot;;MONTH([.A895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14</text:p>
              </table:table-cell>
              <table:table-cell office:value-type="float" office:value="81.5741348267" calcext:value-type="float">
                <text:p>81.5741348267</text:p>
              </table:table-cell>
              <table:table-cell office:value-type="float" office:value="350" calcext:value-type="float">
                <text:p>350</text:p>
              </table:table-cell>
              <table:table-cell table:formula="of:=CONCATENATE(YEAR([.A896]);&quot;_&quot;;MONTH([.A896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15</text:p>
              </table:table-cell>
              <table:table-cell office:value-type="float" office:value="27.5507164001" calcext:value-type="float">
                <text:p>27.5507164001</text:p>
              </table:table-cell>
              <table:table-cell office:value-type="float" office:value="629" calcext:value-type="float">
                <text:p>629</text:p>
              </table:table-cell>
              <table:table-cell table:formula="of:=CONCATENATE(YEAR([.A897]);&quot;_&quot;;MONTH([.A897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16</text:p>
              </table:table-cell>
              <table:table-cell office:value-type="float" office:value="15.3848190308" calcext:value-type="float">
                <text:p>15.3848190308</text:p>
              </table:table-cell>
              <table:table-cell office:value-type="float" office:value="660.1" calcext:value-type="float">
                <text:p>660.1</text:p>
              </table:table-cell>
              <table:table-cell table:formula="of:=CONCATENATE(YEAR([.A898]);&quot;_&quot;;MONTH([.A898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17</text:p>
              </table:table-cell>
              <table:table-cell office:value-type="float" office:value="15.1708173752" calcext:value-type="float">
                <text:p>15.1708173752</text:p>
              </table:table-cell>
              <table:table-cell office:value-type="float" office:value="2662" calcext:value-type="float">
                <text:p>2662</text:p>
              </table:table-cell>
              <table:table-cell table:formula="of:=CONCATENATE(YEAR([.A899]);&quot;_&quot;;MONTH([.A899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18</text:p>
              </table:table-cell>
              <table:table-cell office:value-type="float" office:value="26.6296062469" calcext:value-type="float">
                <text:p>26.6296062469</text:p>
              </table:table-cell>
              <table:table-cell office:value-type="float" office:value="664.5" calcext:value-type="float">
                <text:p>664.5</text:p>
              </table:table-cell>
              <table:table-cell table:formula="of:=CONCATENATE(YEAR([.A900]);&quot;_&quot;;MONTH([.A900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19</text:p>
              </table:table-cell>
              <table:table-cell office:value-type="float" office:value="26.277765274" calcext:value-type="float">
                <text:p>26.277765274</text:p>
              </table:table-cell>
              <table:table-cell office:value-type="float" office:value="560.6" calcext:value-type="float">
                <text:p>560.6</text:p>
              </table:table-cell>
              <table:table-cell table:formula="of:=CONCATENATE(YEAR([.A901]);&quot;_&quot;;MONTH([.A901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20</text:p>
              </table:table-cell>
              <table:table-cell office:value-type="float" office:value="35.5213317871" calcext:value-type="float">
                <text:p>35.5213317871</text:p>
              </table:table-cell>
              <table:table-cell office:value-type="float" office:value="649.6" calcext:value-type="float">
                <text:p>649.6</text:p>
              </table:table-cell>
              <table:table-cell table:formula="of:=CONCATENATE(YEAR([.A902]);&quot;_&quot;;MONTH([.A902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21</text:p>
              </table:table-cell>
              <table:table-cell office:value-type="float" office:value="10.5689783096" calcext:value-type="float">
                <text:p>10.5689783096</text:p>
              </table:table-cell>
              <table:table-cell office:value-type="float" office:value="780" calcext:value-type="float">
                <text:p>780</text:p>
              </table:table-cell>
              <table:table-cell table:formula="of:=CONCATENATE(YEAR([.A903]);&quot;_&quot;;MONTH([.A903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22</text:p>
              </table:table-cell>
              <table:table-cell office:value-type="float" office:value="5.5753922462" calcext:value-type="float">
                <text:p>5.5753922462</text:p>
              </table:table-cell>
              <table:table-cell office:value-type="float" office:value="564" calcext:value-type="float">
                <text:p>564</text:p>
              </table:table-cell>
              <table:table-cell table:formula="of:=CONCATENATE(YEAR([.A904]);&quot;_&quot;;MONTH([.A904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23</text:p>
              </table:table-cell>
              <table:table-cell office:value-type="float" office:value="0.582963109" calcext:value-type="float">
                <text:p>0.582963109</text:p>
              </table:table-cell>
              <table:table-cell office:value-type="float" office:value="471.7" calcext:value-type="float">
                <text:p>471.7</text:p>
              </table:table-cell>
              <table:table-cell table:formula="of:=CONCATENATE(YEAR([.A905]);&quot;_&quot;;MONTH([.A905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24</text:p>
              </table:table-cell>
              <table:table-cell office:value-type="float" office:value="2.7180614471" calcext:value-type="float">
                <text:p>2.7180614471</text:p>
              </table:table-cell>
              <table:table-cell office:value-type="float" office:value="461.8" calcext:value-type="float">
                <text:p>461.8</text:p>
              </table:table-cell>
              <table:table-cell table:formula="of:=CONCATENATE(YEAR([.A906]);&quot;_&quot;;MONTH([.A906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25</text:p>
              </table:table-cell>
              <table:table-cell office:value-type="float" office:value="2.5099668503" calcext:value-type="float">
                <text:p>2.5099668503</text:p>
              </table:table-cell>
              <table:table-cell office:value-type="float" office:value="300" calcext:value-type="float">
                <text:p>300</text:p>
              </table:table-cell>
              <table:table-cell table:formula="of:=CONCATENATE(YEAR([.A907]);&quot;_&quot;;MONTH([.A907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26</text:p>
              </table:table-cell>
              <table:table-cell office:value-type="float" office:value="0.8178034425" calcext:value-type="float">
                <text:p>0.8178034425</text:p>
              </table:table-cell>
              <table:table-cell office:value-type="float" office:value="268.1" calcext:value-type="float">
                <text:p>268.1</text:p>
              </table:table-cell>
              <table:table-cell table:formula="of:=CONCATENATE(YEAR([.A908]);&quot;_&quot;;MONTH([.A908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27</text:p>
              </table:table-cell>
              <table:table-cell office:value-type="float" office:value="4.6532664299" calcext:value-type="float">
                <text:p>4.6532664299</text:p>
              </table:table-cell>
              <table:table-cell office:value-type="float" office:value="208.6" calcext:value-type="float">
                <text:p>208.6</text:p>
              </table:table-cell>
              <table:table-cell table:formula="of:=CONCATENATE(YEAR([.A909]);&quot;_&quot;;MONTH([.A909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28</text:p>
              </table:table-cell>
              <table:table-cell office:value-type="float" office:value="11.4739618301" calcext:value-type="float">
                <text:p>11.4739618301</text:p>
              </table:table-cell>
              <table:table-cell office:value-type="float" office:value="200" calcext:value-type="float">
                <text:p>200</text:p>
              </table:table-cell>
              <table:table-cell table:formula="of:=CONCATENATE(YEAR([.A910]);&quot;_&quot;;MONTH([.A910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29</text:p>
              </table:table-cell>
              <table:table-cell office:value-type="float" office:value="8.0098428726" calcext:value-type="float">
                <text:p>8.0098428726</text:p>
              </table:table-cell>
              <table:table-cell office:value-type="float" office:value="178.9" calcext:value-type="float">
                <text:p>178.9</text:p>
              </table:table-cell>
              <table:table-cell table:formula="of:=CONCATENATE(YEAR([.A911]);&quot;_&quot;;MONTH([.A911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30</text:p>
              </table:table-cell>
              <table:table-cell office:value-type="float" office:value="2.5521173477" calcext:value-type="float">
                <text:p>2.5521173477</text:p>
              </table:table-cell>
              <table:table-cell office:value-type="float" office:value="185.7" calcext:value-type="float">
                <text:p>185.7</text:p>
              </table:table-cell>
              <table:table-cell table:formula="of:=CONCATENATE(YEAR([.A912]);&quot;_&quot;;MONTH([.A912]))" office:value-type="string" office:string-value="2000_7" calcext:value-type="string">
                <text:p>2000_7</text:p>
              </table:table-cell>
            </table:table-row>
            <table:table-row table:style-name="ro1" table:visibility="collapse">
              <table:table-cell office:value-type="string" calcext:value-type="string">
                <text:p>2000-07-31</text:p>
              </table:table-cell>
              <table:table-cell office:value-type="float" office:value="0.296567142" calcext:value-type="float">
                <text:p>0.296567142</text:p>
              </table:table-cell>
              <table:table-cell office:value-type="float" office:value="199.7" calcext:value-type="float">
                <text:p>199.7</text:p>
              </table:table-cell>
              <table:table-cell table:formula="of:=CONCATENATE(YEAR([.A913]);&quot;_&quot;;MONTH([.A913]))" office:value-type="string" office:string-value="2000_7" calcext:value-type="string">
                <text:p>2000_7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883:.$B$913])" office:value-type="float" office:value="1034.4221681355" calcext:value-type="float">
              <text:p>1034.4221681355</text:p>
            </table:table-cell>
            <table:table-cell/>
            <table:table-cell table:style-name="Result" office:value-type="string" calcext:value-type="string">
              <text:p>2000_7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0-08-01</text:p>
              </table:table-cell>
              <table:table-cell office:value-type="float" office:value="0.0906074792" calcext:value-type="float">
                <text:p>0.0906074792</text:p>
              </table:table-cell>
              <table:table-cell office:value-type="float" office:value="232.5" calcext:value-type="float">
                <text:p>232.5</text:p>
              </table:table-cell>
              <table:table-cell table:formula="of:=CONCATENATE(YEAR([.A915]);&quot;_&quot;;MONTH([.A915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93.8" calcext:value-type="float">
                <text:p>293.8</text:p>
              </table:table-cell>
              <table:table-cell table:formula="of:=CONCATENATE(YEAR([.A916]);&quot;_&quot;;MONTH([.A916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03</text:p>
              </table:table-cell>
              <table:table-cell office:value-type="float" office:value="0.3639963865" calcext:value-type="float">
                <text:p>0.3639963865</text:p>
              </table:table-cell>
              <table:table-cell office:value-type="float" office:value="263.7" calcext:value-type="float">
                <text:p>263.7</text:p>
              </table:table-cell>
              <table:table-cell table:formula="of:=CONCATENATE(YEAR([.A917]);&quot;_&quot;;MONTH([.A917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04</text:p>
              </table:table-cell>
              <table:table-cell office:value-type="float" office:value="2.6074721813" calcext:value-type="float">
                <text:p>2.6074721813</text:p>
              </table:table-cell>
              <table:table-cell office:value-type="float" office:value="220" calcext:value-type="float">
                <text:p>220</text:p>
              </table:table-cell>
              <table:table-cell table:formula="of:=CONCATENATE(YEAR([.A918]);&quot;_&quot;;MONTH([.A918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05</text:p>
              </table:table-cell>
              <table:table-cell office:value-type="float" office:value="0.722063303" calcext:value-type="float">
                <text:p>0.722063303</text:p>
              </table:table-cell>
              <table:table-cell office:value-type="float" office:value="188.2" calcext:value-type="float">
                <text:p>188.2</text:p>
              </table:table-cell>
              <table:table-cell table:formula="of:=CONCATENATE(YEAR([.A919]);&quot;_&quot;;MONTH([.A919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06</text:p>
              </table:table-cell>
              <table:table-cell office:value-type="float" office:value="7.0997643471" calcext:value-type="float">
                <text:p>7.0997643471</text:p>
              </table:table-cell>
              <table:table-cell office:value-type="float" office:value="250.7" calcext:value-type="float">
                <text:p>250.7</text:p>
              </table:table-cell>
              <table:table-cell table:formula="of:=CONCATENATE(YEAR([.A920]);&quot;_&quot;;MONTH([.A920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07</text:p>
              </table:table-cell>
              <table:table-cell office:value-type="float" office:value="13.5707082748" calcext:value-type="float">
                <text:p>13.5707082748</text:p>
              </table:table-cell>
              <table:table-cell office:value-type="float" office:value="333.3" calcext:value-type="float">
                <text:p>333.3</text:p>
              </table:table-cell>
              <table:table-cell table:formula="of:=CONCATENATE(YEAR([.A921]);&quot;_&quot;;MONTH([.A921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08</text:p>
              </table:table-cell>
              <table:table-cell office:value-type="float" office:value="45.7299003601" calcext:value-type="float">
                <text:p>45.7299003601</text:p>
              </table:table-cell>
              <table:table-cell office:value-type="float" office:value="250.6" calcext:value-type="float">
                <text:p>250.6</text:p>
              </table:table-cell>
              <table:table-cell table:formula="of:=CONCATENATE(YEAR([.A922]);&quot;_&quot;;MONTH([.A922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09</text:p>
              </table:table-cell>
              <table:table-cell office:value-type="float" office:value="36.0860061646" calcext:value-type="float">
                <text:p>36.0860061646</text:p>
              </table:table-cell>
              <table:table-cell office:value-type="float" office:value="192.6" calcext:value-type="float">
                <text:p>192.6</text:p>
              </table:table-cell>
              <table:table-cell table:formula="of:=CONCATENATE(YEAR([.A923]);&quot;_&quot;;MONTH([.A923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10</text:p>
              </table:table-cell>
              <table:table-cell office:value-type="float" office:value="48.1278343201" calcext:value-type="float">
                <text:p>48.1278343201</text:p>
              </table:table-cell>
              <table:table-cell office:value-type="float" office:value="279.2" calcext:value-type="float">
                <text:p>279.2</text:p>
              </table:table-cell>
              <table:table-cell table:formula="of:=CONCATENATE(YEAR([.A924]);&quot;_&quot;;MONTH([.A924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11</text:p>
              </table:table-cell>
              <table:table-cell office:value-type="float" office:value="88.9784927368" calcext:value-type="float">
                <text:p>88.9784927368</text:p>
              </table:table-cell>
              <table:table-cell office:value-type="float" office:value="378" calcext:value-type="float">
                <text:p>378</text:p>
              </table:table-cell>
              <table:table-cell table:formula="of:=CONCATENATE(YEAR([.A925]);&quot;_&quot;;MONTH([.A925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12</text:p>
              </table:table-cell>
              <table:table-cell office:value-type="float" office:value="45.6564331055" calcext:value-type="float">
                <text:p>45.6564331055</text:p>
              </table:table-cell>
              <table:table-cell office:value-type="float" office:value="500.5" calcext:value-type="float">
                <text:p>500.5</text:p>
              </table:table-cell>
              <table:table-cell table:formula="of:=CONCATENATE(YEAR([.A926]);&quot;_&quot;;MONTH([.A926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13</text:p>
              </table:table-cell>
              <table:table-cell office:value-type="float" office:value="32.0691604614" calcext:value-type="float">
                <text:p>32.0691604614</text:p>
              </table:table-cell>
              <table:table-cell office:value-type="float" office:value="2893" calcext:value-type="float">
                <text:p>2893</text:p>
              </table:table-cell>
              <table:table-cell table:formula="of:=CONCATENATE(YEAR([.A927]);&quot;_&quot;;MONTH([.A927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14</text:p>
              </table:table-cell>
              <table:table-cell office:value-type="float" office:value="3.0143651962" calcext:value-type="float">
                <text:p>3.0143651962</text:p>
              </table:table-cell>
              <table:table-cell office:value-type="float" office:value="625" calcext:value-type="float">
                <text:p>625</text:p>
              </table:table-cell>
              <table:table-cell table:formula="of:=CONCATENATE(YEAR([.A928]);&quot;_&quot;;MONTH([.A928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15</text:p>
              </table:table-cell>
              <table:table-cell office:value-type="float" office:value="0.038132716" calcext:value-type="float">
                <text:p>0.038132716</text:p>
              </table:table-cell>
              <table:table-cell office:value-type="float" office:value="551.9" calcext:value-type="float">
                <text:p>551.9</text:p>
              </table:table-cell>
              <table:table-cell table:formula="of:=CONCATENATE(YEAR([.A929]);&quot;_&quot;;MONTH([.A929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16</text:p>
              </table:table-cell>
              <table:table-cell office:value-type="float" office:value="8.5549411774" calcext:value-type="float">
                <text:p>8.5549411774</text:p>
              </table:table-cell>
              <table:table-cell office:value-type="float" office:value="650" calcext:value-type="float">
                <text:p>650</text:p>
              </table:table-cell>
              <table:table-cell table:formula="of:=CONCATENATE(YEAR([.A930]);&quot;_&quot;;MONTH([.A930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17</text:p>
              </table:table-cell>
              <table:table-cell office:value-type="float" office:value="13.463259697" calcext:value-type="float">
                <text:p>13.463259697</text:p>
              </table:table-cell>
              <table:table-cell office:value-type="float" office:value="625" calcext:value-type="float">
                <text:p>625</text:p>
              </table:table-cell>
              <table:table-cell table:formula="of:=CONCATENATE(YEAR([.A931]);&quot;_&quot;;MONTH([.A931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18</text:p>
              </table:table-cell>
              <table:table-cell office:value-type="float" office:value="28.7466201782" calcext:value-type="float">
                <text:p>28.7466201782</text:p>
              </table:table-cell>
              <table:table-cell office:value-type="float" office:value="460" calcext:value-type="float">
                <text:p>460</text:p>
              </table:table-cell>
              <table:table-cell table:formula="of:=CONCATENATE(YEAR([.A932]);&quot;_&quot;;MONTH([.A932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19</text:p>
              </table:table-cell>
              <table:table-cell office:value-type="float" office:value="43.4142456055" calcext:value-type="float">
                <text:p>43.4142456055</text:p>
              </table:table-cell>
              <table:table-cell office:value-type="float" office:value="650" calcext:value-type="float">
                <text:p>650</text:p>
              </table:table-cell>
              <table:table-cell table:formula="of:=CONCATENATE(YEAR([.A933]);&quot;_&quot;;MONTH([.A933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20</text:p>
              </table:table-cell>
              <table:table-cell office:value-type="float" office:value="20.9356479645" calcext:value-type="float">
                <text:p>20.9356479645</text:p>
              </table:table-cell>
              <table:table-cell office:value-type="float" office:value="650" calcext:value-type="float">
                <text:p>650</text:p>
              </table:table-cell>
              <table:table-cell table:formula="of:=CONCATENATE(YEAR([.A934]);&quot;_&quot;;MONTH([.A934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21</text:p>
              </table:table-cell>
              <table:table-cell office:value-type="float" office:value="21.3120269775" calcext:value-type="float">
                <text:p>21.3120269775</text:p>
              </table:table-cell>
              <table:table-cell office:value-type="float" office:value="640" calcext:value-type="float">
                <text:p>640</text:p>
              </table:table-cell>
              <table:table-cell table:formula="of:=CONCATENATE(YEAR([.A935]);&quot;_&quot;;MONTH([.A935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22</text:p>
              </table:table-cell>
              <table:table-cell office:value-type="float" office:value="54.012878418" calcext:value-type="float">
                <text:p>54.012878418</text:p>
              </table:table-cell>
              <table:table-cell office:value-type="float" office:value="640" calcext:value-type="float">
                <text:p>640</text:p>
              </table:table-cell>
              <table:table-cell table:formula="of:=CONCATENATE(YEAR([.A936]);&quot;_&quot;;MONTH([.A936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23</text:p>
              </table:table-cell>
              <table:table-cell office:value-type="float" office:value="26.2463245392" calcext:value-type="float">
                <text:p>26.2463245392</text:p>
              </table:table-cell>
              <table:table-cell office:value-type="float" office:value="1175" calcext:value-type="float">
                <text:p>1175</text:p>
              </table:table-cell>
              <table:table-cell table:formula="of:=CONCATENATE(YEAR([.A937]);&quot;_&quot;;MONTH([.A937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24</text:p>
              </table:table-cell>
              <table:table-cell office:value-type="float" office:value="46.3765945435" calcext:value-type="float">
                <text:p>46.3765945435</text:p>
              </table:table-cell>
              <table:table-cell office:value-type="float" office:value="565.6" calcext:value-type="float">
                <text:p>565.6</text:p>
              </table:table-cell>
              <table:table-cell table:formula="of:=CONCATENATE(YEAR([.A938]);&quot;_&quot;;MONTH([.A938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25</text:p>
              </table:table-cell>
              <table:table-cell office:value-type="float" office:value="58.0639533997" calcext:value-type="float">
                <text:p>58.0639533997</text:p>
              </table:table-cell>
              <table:table-cell office:value-type="float" office:value="410" calcext:value-type="float">
                <text:p>410</text:p>
              </table:table-cell>
              <table:table-cell table:formula="of:=CONCATENATE(YEAR([.A939]);&quot;_&quot;;MONTH([.A939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26</text:p>
              </table:table-cell>
              <table:table-cell office:value-type="float" office:value="87.385055542" calcext:value-type="float">
                <text:p>87.385055542</text:p>
              </table:table-cell>
              <table:table-cell office:value-type="float" office:value="311.5" calcext:value-type="float">
                <text:p>311.5</text:p>
              </table:table-cell>
              <table:table-cell table:formula="of:=CONCATENATE(YEAR([.A940]);&quot;_&quot;;MONTH([.A940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27</text:p>
              </table:table-cell>
              <table:table-cell office:value-type="float" office:value="23.5114192963" calcext:value-type="float">
                <text:p>23.5114192963</text:p>
              </table:table-cell>
              <table:table-cell office:value-type="float" office:value="279.6" calcext:value-type="float">
                <text:p>279.6</text:p>
              </table:table-cell>
              <table:table-cell table:formula="of:=CONCATENATE(YEAR([.A941]);&quot;_&quot;;MONTH([.A941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28</text:p>
              </table:table-cell>
              <table:table-cell office:value-type="float" office:value="29.0625991821" calcext:value-type="float">
                <text:p>29.0625991821</text:p>
              </table:table-cell>
              <table:table-cell office:value-type="float" office:value="272.8" calcext:value-type="float">
                <text:p>272.8</text:p>
              </table:table-cell>
              <table:table-cell table:formula="of:=CONCATENATE(YEAR([.A942]);&quot;_&quot;;MONTH([.A942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29</text:p>
              </table:table-cell>
              <table:table-cell office:value-type="float" office:value="24.4737949371" calcext:value-type="float">
                <text:p>24.4737949371</text:p>
              </table:table-cell>
              <table:table-cell office:value-type="float" office:value="389.7" calcext:value-type="float">
                <text:p>389.7</text:p>
              </table:table-cell>
              <table:table-cell table:formula="of:=CONCATENATE(YEAR([.A943]);&quot;_&quot;;MONTH([.A943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30</text:p>
              </table:table-cell>
              <table:table-cell office:value-type="float" office:value="36.5220565796" calcext:value-type="float">
                <text:p>36.5220565796</text:p>
              </table:table-cell>
              <table:table-cell office:value-type="float" office:value="421.1" calcext:value-type="float">
                <text:p>421.1</text:p>
              </table:table-cell>
              <table:table-cell table:formula="of:=CONCATENATE(YEAR([.A944]);&quot;_&quot;;MONTH([.A944]))" office:value-type="string" office:string-value="2000_8" calcext:value-type="string">
                <text:p>2000_8</text:p>
              </table:table-cell>
            </table:table-row>
            <table:table-row table:style-name="ro1" table:visibility="collapse">
              <table:table-cell office:value-type="string" calcext:value-type="string">
                <text:p>2000-08-31</text:p>
              </table:table-cell>
              <table:table-cell office:value-type="float" office:value="14.1074380875" calcext:value-type="float">
                <text:p>14.1074380875</text:p>
              </table:table-cell>
              <table:table-cell office:value-type="float" office:value="411.5" calcext:value-type="float">
                <text:p>411.5</text:p>
              </table:table-cell>
              <table:table-cell table:formula="of:=CONCATENATE(YEAR([.A945]);&quot;_&quot;;MONTH([.A945]))" office:value-type="string" office:string-value="2000_8" calcext:value-type="string">
                <text:p>2000_8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915:.$B$945])" office:value-type="float" office:value="860.3437931577" calcext:value-type="float">
              <text:p>860.3437931577</text:p>
            </table:table-cell>
            <table:table-cell/>
            <table:table-cell table:style-name="Result" office:value-type="string" calcext:value-type="string">
              <text:p>2000_8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0-09-01</text:p>
              </table:table-cell>
              <table:table-cell office:value-type="float" office:value="29.5085582733" calcext:value-type="float">
                <text:p>29.5085582733</text:p>
              </table:table-cell>
              <table:table-cell office:value-type="float" office:value="275" calcext:value-type="float">
                <text:p>275</text:p>
              </table:table-cell>
              <table:table-cell table:formula="of:=CONCATENATE(YEAR([.A947]);&quot;_&quot;;MONTH([.A947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02</text:p>
              </table:table-cell>
              <table:table-cell office:value-type="float" office:value="30.4907302856" calcext:value-type="float">
                <text:p>30.4907302856</text:p>
              </table:table-cell>
              <table:table-cell office:value-type="float" office:value="267.4" calcext:value-type="float">
                <text:p>267.4</text:p>
              </table:table-cell>
              <table:table-cell table:formula="of:=CONCATENATE(YEAR([.A948]);&quot;_&quot;;MONTH([.A948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03</text:p>
              </table:table-cell>
              <table:table-cell office:value-type="float" office:value="58.9817619324" calcext:value-type="float">
                <text:p>58.9817619324</text:p>
              </table:table-cell>
              <table:table-cell office:value-type="float" office:value="378.8" calcext:value-type="float">
                <text:p>378.8</text:p>
              </table:table-cell>
              <table:table-cell table:formula="of:=CONCATENATE(YEAR([.A949]);&quot;_&quot;;MONTH([.A949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04</text:p>
              </table:table-cell>
              <table:table-cell office:value-type="float" office:value="4.6019153595" calcext:value-type="float">
                <text:p>4.6019153595</text:p>
              </table:table-cell>
              <table:table-cell office:value-type="float" office:value="298.2" calcext:value-type="float">
                <text:p>298.2</text:p>
              </table:table-cell>
              <table:table-cell table:formula="of:=CONCATENATE(YEAR([.A950]);&quot;_&quot;;MONTH([.A950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05</text:p>
              </table:table-cell>
              <table:table-cell office:value-type="float" office:value="2.9184844494" calcext:value-type="float">
                <text:p>2.9184844494</text:p>
              </table:table-cell>
              <table:table-cell office:value-type="float" office:value="1266" calcext:value-type="float">
                <text:p>1266</text:p>
              </table:table-cell>
              <table:table-cell table:formula="of:=CONCATENATE(YEAR([.A951]);&quot;_&quot;;MONTH([.A951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06</text:p>
              </table:table-cell>
              <table:table-cell office:value-type="float" office:value="1.0787780285" calcext:value-type="float">
                <text:p>1.0787780285</text:p>
              </table:table-cell>
              <table:table-cell office:value-type="float" office:value="489.9" calcext:value-type="float">
                <text:p>489.9</text:p>
              </table:table-cell>
              <table:table-cell table:formula="of:=CONCATENATE(YEAR([.A952]);&quot;_&quot;;MONTH([.A952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07</text:p>
              </table:table-cell>
              <table:table-cell office:value-type="float" office:value="0.3295171559" calcext:value-type="float">
                <text:p>0.3295171559</text:p>
              </table:table-cell>
              <table:table-cell office:value-type="float" office:value="377.3" calcext:value-type="float">
                <text:p>377.3</text:p>
              </table:table-cell>
              <table:table-cell table:formula="of:=CONCATENATE(YEAR([.A953]);&quot;_&quot;;MONTH([.A953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08</text:p>
              </table:table-cell>
              <table:table-cell office:value-type="float" office:value="0.1401004493" calcext:value-type="float">
                <text:p>0.1401004493</text:p>
              </table:table-cell>
              <table:table-cell office:value-type="float" office:value="243" calcext:value-type="float">
                <text:p>243</text:p>
              </table:table-cell>
              <table:table-cell table:formula="of:=CONCATENATE(YEAR([.A954]);&quot;_&quot;;MONTH([.A954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09</text:p>
              </table:table-cell>
              <table:table-cell office:value-type="float" office:value="0.2838278115" calcext:value-type="float">
                <text:p>0.2838278115</text:p>
              </table:table-cell>
              <table:table-cell office:value-type="float" office:value="205.4" calcext:value-type="float">
                <text:p>205.4</text:p>
              </table:table-cell>
              <table:table-cell table:formula="of:=CONCATENATE(YEAR([.A955]);&quot;_&quot;;MONTH([.A955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10</text:p>
              </table:table-cell>
              <table:table-cell office:value-type="float" office:value="2.206608057" calcext:value-type="float">
                <text:p>2.206608057</text:p>
              </table:table-cell>
              <table:table-cell office:value-type="float" office:value="170.5" calcext:value-type="float">
                <text:p>170.5</text:p>
              </table:table-cell>
              <table:table-cell table:formula="of:=CONCATENATE(YEAR([.A956]);&quot;_&quot;;MONTH([.A956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11</text:p>
              </table:table-cell>
              <table:table-cell office:value-type="float" office:value="2.5183968544" calcext:value-type="float">
                <text:p>2.5183968544</text:p>
              </table:table-cell>
              <table:table-cell office:value-type="float" office:value="152.9" calcext:value-type="float">
                <text:p>152.9</text:p>
              </table:table-cell>
              <table:table-cell table:formula="of:=CONCATENATE(YEAR([.A957]);&quot;_&quot;;MONTH([.A957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12</text:p>
              </table:table-cell>
              <table:table-cell office:value-type="float" office:value="1.359275341" calcext:value-type="float">
                <text:p>1.359275341</text:p>
              </table:table-cell>
              <table:table-cell office:value-type="float" office:value="146.5" calcext:value-type="float">
                <text:p>146.5</text:p>
              </table:table-cell>
              <table:table-cell table:formula="of:=CONCATENATE(YEAR([.A958]);&quot;_&quot;;MONTH([.A958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13</text:p>
              </table:table-cell>
              <table:table-cell office:value-type="float" office:value="3.8762638569" calcext:value-type="float">
                <text:p>3.8762638569</text:p>
              </table:table-cell>
              <table:table-cell office:value-type="float" office:value="140.6" calcext:value-type="float">
                <text:p>140.6</text:p>
              </table:table-cell>
              <table:table-cell table:formula="of:=CONCATENATE(YEAR([.A959]);&quot;_&quot;;MONTH([.A959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14</text:p>
              </table:table-cell>
              <table:table-cell office:value-type="float" office:value="4.9357180595" calcext:value-type="float">
                <text:p>4.9357180595</text:p>
              </table:table-cell>
              <table:table-cell office:value-type="float" office:value="120.7" calcext:value-type="float">
                <text:p>120.7</text:p>
              </table:table-cell>
              <table:table-cell table:formula="of:=CONCATENATE(YEAR([.A960]);&quot;_&quot;;MONTH([.A960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15</text:p>
              </table:table-cell>
              <table:table-cell office:value-type="float" office:value="0.4674658775" calcext:value-type="float">
                <text:p>0.4674658775</text:p>
              </table:table-cell>
              <table:table-cell office:value-type="float" office:value="115" calcext:value-type="float">
                <text:p>115</text:p>
              </table:table-cell>
              <table:table-cell table:formula="of:=CONCATENATE(YEAR([.A961]);&quot;_&quot;;MONTH([.A961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16</text:p>
              </table:table-cell>
              <table:table-cell office:value-type="float" office:value="3.0308065414" calcext:value-type="float">
                <text:p>3.0308065414</text:p>
              </table:table-cell>
              <table:table-cell office:value-type="float" office:value="101.9" calcext:value-type="float">
                <text:p>101.9</text:p>
              </table:table-cell>
              <table:table-cell table:formula="of:=CONCATENATE(YEAR([.A962]);&quot;_&quot;;MONTH([.A962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17</text:p>
              </table:table-cell>
              <table:table-cell office:value-type="float" office:value="0.0028838676" calcext:value-type="float">
                <text:p>0.0028838676</text:p>
              </table:table-cell>
              <table:table-cell office:value-type="float" office:value="92.65" calcext:value-type="float">
                <text:p>92.65</text:p>
              </table:table-cell>
              <table:table-cell table:formula="of:=CONCATENATE(YEAR([.A963]);&quot;_&quot;;MONTH([.A963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18</text:p>
              </table:table-cell>
              <table:table-cell office:value-type="float" office:value="6.3694281578" calcext:value-type="float">
                <text:p>6.3694281578</text:p>
              </table:table-cell>
              <table:table-cell office:value-type="float" office:value="89.58" calcext:value-type="float">
                <text:p>89.58</text:p>
              </table:table-cell>
              <table:table-cell table:formula="of:=CONCATENATE(YEAR([.A964]);&quot;_&quot;;MONTH([.A964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19</text:p>
              </table:table-cell>
              <table:table-cell office:value-type="float" office:value="2.4503202438" calcext:value-type="float">
                <text:p>2.4503202438</text:p>
              </table:table-cell>
              <table:table-cell office:value-type="float" office:value="91.09" calcext:value-type="float">
                <text:p>91.09</text:p>
              </table:table-cell>
              <table:table-cell table:formula="of:=CONCATENATE(YEAR([.A965]);&quot;_&quot;;MONTH([.A965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20</text:p>
              </table:table-cell>
              <table:table-cell office:value-type="float" office:value="8.1288442612" calcext:value-type="float">
                <text:p>8.1288442612</text:p>
              </table:table-cell>
              <table:table-cell office:value-type="float" office:value="83.5" calcext:value-type="float">
                <text:p>83.5</text:p>
              </table:table-cell>
              <table:table-cell table:formula="of:=CONCATENATE(YEAR([.A966]);&quot;_&quot;;MONTH([.A966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21</text:p>
              </table:table-cell>
              <table:table-cell office:value-type="float" office:value="17.3487930298" calcext:value-type="float">
                <text:p>17.3487930298</text:p>
              </table:table-cell>
              <table:table-cell office:value-type="float" office:value="81.91" calcext:value-type="float">
                <text:p>81.91</text:p>
              </table:table-cell>
              <table:table-cell table:formula="of:=CONCATENATE(YEAR([.A967]);&quot;_&quot;;MONTH([.A967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22</text:p>
              </table:table-cell>
              <table:table-cell office:value-type="float" office:value="7.1024565697" calcext:value-type="float">
                <text:p>7.1024565697</text:p>
              </table:table-cell>
              <table:table-cell office:value-type="float" office:value="90" calcext:value-type="float">
                <text:p>90</text:p>
              </table:table-cell>
              <table:table-cell table:formula="of:=CONCATENATE(YEAR([.A968]);&quot;_&quot;;MONTH([.A968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23</text:p>
              </table:table-cell>
              <table:table-cell office:value-type="float" office:value="28.419380188" calcext:value-type="float">
                <text:p>28.419380188</text:p>
              </table:table-cell>
              <table:table-cell office:value-type="float" office:value="90.55" calcext:value-type="float">
                <text:p>90.55</text:p>
              </table:table-cell>
              <table:table-cell table:formula="of:=CONCATENATE(YEAR([.A969]);&quot;_&quot;;MONTH([.A969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24</text:p>
              </table:table-cell>
              <table:table-cell office:value-type="float" office:value="16.7132015228" calcext:value-type="float">
                <text:p>16.7132015228</text:p>
              </table:table-cell>
              <table:table-cell office:value-type="float" office:value="84.28" calcext:value-type="float">
                <text:p>84.28</text:p>
              </table:table-cell>
              <table:table-cell table:formula="of:=CONCATENATE(YEAR([.A970]);&quot;_&quot;;MONTH([.A970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25</text:p>
              </table:table-cell>
              <table:table-cell office:value-type="float" office:value="14.4148302078" calcext:value-type="float">
                <text:p>14.4148302078</text:p>
              </table:table-cell>
              <table:table-cell office:value-type="float" office:value="79.55" calcext:value-type="float">
                <text:p>79.55</text:p>
              </table:table-cell>
              <table:table-cell table:formula="of:=CONCATENATE(YEAR([.A971]);&quot;_&quot;;MONTH([.A971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26</text:p>
              </table:table-cell>
              <table:table-cell office:value-type="float" office:value="28.7942848206" calcext:value-type="float">
                <text:p>28.7942848206</text:p>
              </table:table-cell>
              <table:table-cell office:value-type="float" office:value="73.63" calcext:value-type="float">
                <text:p>73.63</text:p>
              </table:table-cell>
              <table:table-cell table:formula="of:=CONCATENATE(YEAR([.A972]);&quot;_&quot;;MONTH([.A972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27</text:p>
              </table:table-cell>
              <table:table-cell office:value-type="float" office:value="12.6625289917" calcext:value-type="float">
                <text:p>12.6625289917</text:p>
              </table:table-cell>
              <table:table-cell office:value-type="float" office:value="75" calcext:value-type="float">
                <text:p>75</text:p>
              </table:table-cell>
              <table:table-cell table:formula="of:=CONCATENATE(YEAR([.A973]);&quot;_&quot;;MONTH([.A973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28</text:p>
              </table:table-cell>
              <table:table-cell office:value-type="float" office:value="9.379734993" calcext:value-type="float">
                <text:p>9.379734993</text:p>
              </table:table-cell>
              <table:table-cell office:value-type="float" office:value="75" calcext:value-type="float">
                <text:p>75</text:p>
              </table:table-cell>
              <table:table-cell table:formula="of:=CONCATENATE(YEAR([.A974]);&quot;_&quot;;MONTH([.A974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29</text:p>
              </table:table-cell>
              <table:table-cell office:value-type="float" office:value="0.9679917693" calcext:value-type="float">
                <text:p>0.9679917693</text:p>
              </table:table-cell>
              <table:table-cell office:value-type="float" office:value="90" calcext:value-type="float">
                <text:p>90</text:p>
              </table:table-cell>
              <table:table-cell table:formula="of:=CONCATENATE(YEAR([.A975]);&quot;_&quot;;MONTH([.A975]))" office:value-type="string" office:string-value="2000_9" calcext:value-type="string">
                <text:p>2000_9</text:p>
              </table:table-cell>
            </table:table-row>
            <table:table-row table:style-name="ro1" table:visibility="collapse">
              <table:table-cell office:value-type="string" calcext:value-type="string">
                <text:p>2000-09-30</text:p>
              </table:table-cell>
              <table:table-cell office:value-type="float" office:value="4.0975284576" calcext:value-type="float">
                <text:p>4.0975284576</text:p>
              </table:table-cell>
              <table:table-cell office:value-type="float" office:value="80" calcext:value-type="float">
                <text:p>80</text:p>
              </table:table-cell>
              <table:table-cell table:formula="of:=CONCATENATE(YEAR([.A976]);&quot;_&quot;;MONTH([.A976]))" office:value-type="string" office:string-value="2000_9" calcext:value-type="string">
                <text:p>2000_9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947:.$B$976])" office:value-type="float" office:value="303.5804154138" calcext:value-type="float">
              <text:p>303.5804154138</text:p>
            </table:table-cell>
            <table:table-cell/>
            <table:table-cell table:style-name="Result" office:value-type="string" calcext:value-type="string">
              <text:p>2000_9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1-01-01</text:p>
              </table:table-cell>
              <table:table-cell office:value-type="float" office:value="1.1344237328" calcext:value-type="float">
                <text:p>1.1344237328</text:p>
              </table:table-cell>
              <table:table-cell office:value-type="float" office:value="18.76" calcext:value-type="float">
                <text:p>18.76</text:p>
              </table:table-cell>
              <table:table-cell table:formula="of:=CONCATENATE(YEAR([.A978]);&quot;_&quot;;MONTH([.A978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02</text:p>
              </table:table-cell>
              <table:table-cell office:value-type="float" office:value="1.5339134932" calcext:value-type="float">
                <text:p>1.5339134932</text:p>
              </table:table-cell>
              <table:table-cell office:value-type="float" office:value="12.5" calcext:value-type="float">
                <text:p>12.5</text:p>
              </table:table-cell>
              <table:table-cell table:formula="of:=CONCATENATE(YEAR([.A979]);&quot;_&quot;;MONTH([.A979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1" calcext:value-type="float">
                <text:p>18.1</text:p>
              </table:table-cell>
              <table:table-cell table:formula="of:=CONCATENATE(YEAR([.A980]);&quot;_&quot;;MONTH([.A980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99" calcext:value-type="float">
                <text:p>17.99</text:p>
              </table:table-cell>
              <table:table-cell table:formula="of:=CONCATENATE(YEAR([.A981]);&quot;_&quot;;MONTH([.A981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5" calcext:value-type="float">
                <text:p>12.5</text:p>
              </table:table-cell>
              <table:table-cell table:formula="of:=CONCATENATE(YEAR([.A982]);&quot;_&quot;;MONTH([.A982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04" calcext:value-type="float">
                <text:p>18.04</text:p>
              </table:table-cell>
              <table:table-cell table:formula="of:=CONCATENATE(YEAR([.A983]);&quot;_&quot;;MONTH([.A983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" calcext:value-type="float">
                <text:p>18</text:p>
              </table:table-cell>
              <table:table-cell table:formula="of:=CONCATENATE(YEAR([.A984]);&quot;_&quot;;MONTH([.A984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9" calcext:value-type="float">
                <text:p>11.9</text:p>
              </table:table-cell>
              <table:table-cell table:formula="of:=CONCATENATE(YEAR([.A985]);&quot;_&quot;;MONTH([.A985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53" calcext:value-type="float">
                <text:p>17.53</text:p>
              </table:table-cell>
              <table:table-cell table:formula="of:=CONCATENATE(YEAR([.A986]);&quot;_&quot;;MONTH([.A986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01" calcext:value-type="float">
                <text:p>17.01</text:p>
              </table:table-cell>
              <table:table-cell table:formula="of:=CONCATENATE(YEAR([.A987]);&quot;_&quot;;MONTH([.A987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9" calcext:value-type="float">
                <text:p>16.9</text:p>
              </table:table-cell>
              <table:table-cell table:formula="of:=CONCATENATE(YEAR([.A988]);&quot;_&quot;;MONTH([.A988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1" calcext:value-type="float">
                <text:p>10.1</text:p>
              </table:table-cell>
              <table:table-cell table:formula="of:=CONCATENATE(YEAR([.A989]);&quot;_&quot;;MONTH([.A989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4" calcext:value-type="float">
                <text:p>16.4</text:p>
              </table:table-cell>
              <table:table-cell table:formula="of:=CONCATENATE(YEAR([.A990]);&quot;_&quot;;MONTH([.A990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8" calcext:value-type="float">
                <text:p>9.8</text:p>
              </table:table-cell>
              <table:table-cell table:formula="of:=CONCATENATE(YEAR([.A991]);&quot;_&quot;;MONTH([.A991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05" calcext:value-type="float">
                <text:p>16.05</text:p>
              </table:table-cell>
              <table:table-cell table:formula="of:=CONCATENATE(YEAR([.A992]);&quot;_&quot;;MONTH([.A992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92" calcext:value-type="float">
                <text:p>15.92</text:p>
              </table:table-cell>
              <table:table-cell table:formula="of:=CONCATENATE(YEAR([.A993]);&quot;_&quot;;MONTH([.A993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58" calcext:value-type="float">
                <text:p>15.58</text:p>
              </table:table-cell>
              <table:table-cell table:formula="of:=CONCATENATE(YEAR([.A994]);&quot;_&quot;;MONTH([.A994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99" calcext:value-type="float">
                <text:p>14.99</text:p>
              </table:table-cell>
              <table:table-cell table:formula="of:=CONCATENATE(YEAR([.A995]);&quot;_&quot;;MONTH([.A995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" calcext:value-type="float">
                <text:p>8</text:p>
              </table:table-cell>
              <table:table-cell table:formula="of:=CONCATENATE(YEAR([.A996]);&quot;_&quot;;MONTH([.A996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81" calcext:value-type="float">
                <text:p>14.81</text:p>
              </table:table-cell>
              <table:table-cell table:formula="of:=CONCATENATE(YEAR([.A997]);&quot;_&quot;;MONTH([.A997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6" calcext:value-type="float">
                <text:p>7.6</text:p>
              </table:table-cell>
              <table:table-cell table:formula="of:=CONCATENATE(YEAR([.A998]);&quot;_&quot;;MONTH([.A998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6" calcext:value-type="float">
                <text:p>7.6</text:p>
              </table:table-cell>
              <table:table-cell table:formula="of:=CONCATENATE(YEAR([.A999]);&quot;_&quot;;MONTH([.A999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4" calcext:value-type="float">
                <text:p>6.4</text:p>
              </table:table-cell>
              <table:table-cell table:formula="of:=CONCATENATE(YEAR([.A1000]);&quot;_&quot;;MONTH([.A1000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2" calcext:value-type="float">
                <text:p>6.2</text:p>
              </table:table-cell>
              <table:table-cell table:formula="of:=CONCATENATE(YEAR([.A1001]);&quot;_&quot;;MONTH([.A1001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2" calcext:value-type="float">
                <text:p>6.2</text:p>
              </table:table-cell>
              <table:table-cell table:formula="of:=CONCATENATE(YEAR([.A1002]);&quot;_&quot;;MONTH([.A1002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" calcext:value-type="float">
                <text:p>6</text:p>
              </table:table-cell>
              <table:table-cell table:formula="of:=CONCATENATE(YEAR([.A1003]);&quot;_&quot;;MONTH([.A1003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034" calcext:value-type="float">
                <text:p>6.034</text:p>
              </table:table-cell>
              <table:table-cell table:formula="of:=CONCATENATE(YEAR([.A1004]);&quot;_&quot;;MONTH([.A1004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737" calcext:value-type="float">
                <text:p>5.737</text:p>
              </table:table-cell>
              <table:table-cell table:formula="of:=CONCATENATE(YEAR([.A1005]);&quot;_&quot;;MONTH([.A1005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507" calcext:value-type="float">
                <text:p>5.507</text:p>
              </table:table-cell>
              <table:table-cell table:formula="of:=CONCATENATE(YEAR([.A1006]);&quot;_&quot;;MONTH([.A1006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456" calcext:value-type="float">
                <text:p>5.456</text:p>
              </table:table-cell>
              <table:table-cell table:formula="of:=CONCATENATE(YEAR([.A1007]);&quot;_&quot;;MONTH([.A1007]))" office:value-type="string" office:string-value="2001_1" calcext:value-type="string">
                <text:p>2001_1</text:p>
              </table:table-cell>
            </table:table-row>
            <table:table-row table:style-name="ro1" table:visibility="collapse">
              <table:table-cell office:value-type="string" calcext:value-type="string">
                <text:p>2001-01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396" calcext:value-type="float">
                <text:p>5.396</text:p>
              </table:table-cell>
              <table:table-cell table:formula="of:=CONCATENATE(YEAR([.A1008]);&quot;_&quot;;MONTH([.A1008]))" office:value-type="string" office:string-value="2001_1" calcext:value-type="string">
                <text:p>2001_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978:.$B$1008])" office:value-type="float" office:value="2.668337226" calcext:value-type="float">
              <text:p>2.668337226</text:p>
            </table:table-cell>
            <table:table-cell/>
            <table:table-cell table:style-name="Result" office:value-type="string" calcext:value-type="string">
              <text:p>2001_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1-10-01</text:p>
              </table:table-cell>
              <table:table-cell office:value-type="float" office:value="18.5963916779" calcext:value-type="float">
                <text:p>18.5963916779</text:p>
              </table:table-cell>
              <table:table-cell office:value-type="float" office:value="68.88" calcext:value-type="float">
                <text:p>68.88</text:p>
              </table:table-cell>
              <table:table-cell table:formula="of:=CONCATENATE(YEAR([.A1010]);&quot;_&quot;;MONTH([.A1010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02</text:p>
              </table:table-cell>
              <table:table-cell office:value-type="float" office:value="0.7551538348" calcext:value-type="float">
                <text:p>0.7551538348</text:p>
              </table:table-cell>
              <table:table-cell office:value-type="float" office:value="88.6" calcext:value-type="float">
                <text:p>88.6</text:p>
              </table:table-cell>
              <table:table-cell table:formula="of:=CONCATENATE(YEAR([.A1011]);&quot;_&quot;;MONTH([.A1011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03</text:p>
              </table:table-cell>
              <table:table-cell office:value-type="float" office:value="0.0407265089" calcext:value-type="float">
                <text:p>0.0407265089</text:p>
              </table:table-cell>
              <table:table-cell office:value-type="float" office:value="101.6" calcext:value-type="float">
                <text:p>101.6</text:p>
              </table:table-cell>
              <table:table-cell table:formula="of:=CONCATENATE(YEAR([.A1012]);&quot;_&quot;;MONTH([.A1012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8.4" calcext:value-type="float">
                <text:p>108.4</text:p>
              </table:table-cell>
              <table:table-cell table:formula="of:=CONCATENATE(YEAR([.A1013]);&quot;_&quot;;MONTH([.A1013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05</text:p>
              </table:table-cell>
              <table:table-cell office:value-type="float" office:value="0.3068275452" calcext:value-type="float">
                <text:p>0.3068275452</text:p>
              </table:table-cell>
              <table:table-cell office:value-type="float" office:value="81.52" calcext:value-type="float">
                <text:p>81.52</text:p>
              </table:table-cell>
              <table:table-cell table:formula="of:=CONCATENATE(YEAR([.A1014]);&quot;_&quot;;MONTH([.A1014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06</text:p>
              </table:table-cell>
              <table:table-cell office:value-type="float" office:value="13.6561098099" calcext:value-type="float">
                <text:p>13.6561098099</text:p>
              </table:table-cell>
              <table:table-cell office:value-type="float" office:value="69.47" calcext:value-type="float">
                <text:p>69.47</text:p>
              </table:table-cell>
              <table:table-cell table:formula="of:=CONCATENATE(YEAR([.A1015]);&quot;_&quot;;MONTH([.A1015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07</text:p>
              </table:table-cell>
              <table:table-cell office:value-type="float" office:value="8.2765741348" calcext:value-type="float">
                <text:p>8.2765741348</text:p>
              </table:table-cell>
              <table:table-cell office:value-type="float" office:value="63.94" calcext:value-type="float">
                <text:p>63.94</text:p>
              </table:table-cell>
              <table:table-cell table:formula="of:=CONCATENATE(YEAR([.A1016]);&quot;_&quot;;MONTH([.A1016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08</text:p>
              </table:table-cell>
              <table:table-cell office:value-type="float" office:value="12.9844064713" calcext:value-type="float">
                <text:p>12.9844064713</text:p>
              </table:table-cell>
              <table:table-cell office:value-type="float" office:value="61.48" calcext:value-type="float">
                <text:p>61.48</text:p>
              </table:table-cell>
              <table:table-cell table:formula="of:=CONCATENATE(YEAR([.A1017]);&quot;_&quot;;MONTH([.A1017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09</text:p>
              </table:table-cell>
              <table:table-cell office:value-type="float" office:value="5.1003274918" calcext:value-type="float">
                <text:p>5.1003274918</text:p>
              </table:table-cell>
              <table:table-cell office:value-type="float" office:value="60.04" calcext:value-type="float">
                <text:p>60.04</text:p>
              </table:table-cell>
              <table:table-cell table:formula="of:=CONCATENATE(YEAR([.A1018]);&quot;_&quot;;MONTH([.A1018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10</text:p>
              </table:table-cell>
              <table:table-cell office:value-type="float" office:value="0.1097540706" calcext:value-type="float">
                <text:p>0.1097540706</text:p>
              </table:table-cell>
              <table:table-cell office:value-type="float" office:value="58.05" calcext:value-type="float">
                <text:p>58.05</text:p>
              </table:table-cell>
              <table:table-cell table:formula="of:=CONCATENATE(YEAR([.A1019]);&quot;_&quot;;MONTH([.A1019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11</text:p>
              </table:table-cell>
              <table:table-cell office:value-type="float" office:value="0.3251686692" calcext:value-type="float">
                <text:p>0.3251686692</text:p>
              </table:table-cell>
              <table:table-cell office:value-type="float" office:value="55.55" calcext:value-type="float">
                <text:p>55.55</text:p>
              </table:table-cell>
              <table:table-cell table:formula="of:=CONCATENATE(YEAR([.A1020]);&quot;_&quot;;MONTH([.A1020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12</text:p>
              </table:table-cell>
              <table:table-cell office:value-type="float" office:value="3.0730192661" calcext:value-type="float">
                <text:p>3.0730192661</text:p>
              </table:table-cell>
              <table:table-cell office:value-type="float" office:value="54.54" calcext:value-type="float">
                <text:p>54.54</text:p>
              </table:table-cell>
              <table:table-cell table:formula="of:=CONCATENATE(YEAR([.A1021]);&quot;_&quot;;MONTH([.A1021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13</text:p>
              </table:table-cell>
              <table:table-cell office:value-type="float" office:value="6.6216893196" calcext:value-type="float">
                <text:p>6.6216893196</text:p>
              </table:table-cell>
              <table:table-cell office:value-type="float" office:value="54.46" calcext:value-type="float">
                <text:p>54.46</text:p>
              </table:table-cell>
              <table:table-cell table:formula="of:=CONCATENATE(YEAR([.A1022]);&quot;_&quot;;MONTH([.A1022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14</text:p>
              </table:table-cell>
              <table:table-cell office:value-type="float" office:value="2.3019757271" calcext:value-type="float">
                <text:p>2.3019757271</text:p>
              </table:table-cell>
              <table:table-cell office:value-type="float" office:value="55.6" calcext:value-type="float">
                <text:p>55.6</text:p>
              </table:table-cell>
              <table:table-cell table:formula="of:=CONCATENATE(YEAR([.A1023]);&quot;_&quot;;MONTH([.A1023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15</text:p>
              </table:table-cell>
              <table:table-cell office:value-type="float" office:value="4.2210259438" calcext:value-type="float">
                <text:p>4.2210259438</text:p>
              </table:table-cell>
              <table:table-cell office:value-type="float" office:value="90.16" calcext:value-type="float">
                <text:p>90.16</text:p>
              </table:table-cell>
              <table:table-cell table:formula="of:=CONCATENATE(YEAR([.A1024]);&quot;_&quot;;MONTH([.A1024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16</text:p>
              </table:table-cell>
              <table:table-cell office:value-type="float" office:value="16.7903518677" calcext:value-type="float">
                <text:p>16.7903518677</text:p>
              </table:table-cell>
              <table:table-cell office:value-type="float" office:value="68.32" calcext:value-type="float">
                <text:p>68.32</text:p>
              </table:table-cell>
              <table:table-cell table:formula="of:=CONCATENATE(YEAR([.A1025]);&quot;_&quot;;MONTH([.A1025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17</text:p>
              </table:table-cell>
              <table:table-cell office:value-type="float" office:value="6.8555006981" calcext:value-type="float">
                <text:p>6.8555006981</text:p>
              </table:table-cell>
              <table:table-cell office:value-type="float" office:value="67.37" calcext:value-type="float">
                <text:p>67.37</text:p>
              </table:table-cell>
              <table:table-cell table:formula="of:=CONCATENATE(YEAR([.A1026]);&quot;_&quot;;MONTH([.A1026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18</text:p>
              </table:table-cell>
              <table:table-cell office:value-type="float" office:value="4.7913017273" calcext:value-type="float">
                <text:p>4.7913017273</text:p>
              </table:table-cell>
              <table:table-cell office:value-type="float" office:value="86.41" calcext:value-type="float">
                <text:p>86.41</text:p>
              </table:table-cell>
              <table:table-cell table:formula="of:=CONCATENATE(YEAR([.A1027]);&quot;_&quot;;MONTH([.A1027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19</text:p>
              </table:table-cell>
              <table:table-cell office:value-type="float" office:value="0.7590252757" calcext:value-type="float">
                <text:p>0.7590252757</text:p>
              </table:table-cell>
              <table:table-cell office:value-type="float" office:value="72.47" calcext:value-type="float">
                <text:p>72.47</text:p>
              </table:table-cell>
              <table:table-cell table:formula="of:=CONCATENATE(YEAR([.A1028]);&quot;_&quot;;MONTH([.A1028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20</text:p>
              </table:table-cell>
              <table:table-cell office:value-type="float" office:value="1.6868646145" calcext:value-type="float">
                <text:p>1.6868646145</text:p>
              </table:table-cell>
              <table:table-cell office:value-type="float" office:value="56.04" calcext:value-type="float">
                <text:p>56.04</text:p>
              </table:table-cell>
              <table:table-cell table:formula="of:=CONCATENATE(YEAR([.A1029]);&quot;_&quot;;MONTH([.A1029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21</text:p>
              </table:table-cell>
              <table:table-cell office:value-type="float" office:value="1.4794732332" calcext:value-type="float">
                <text:p>1.4794732332</text:p>
              </table:table-cell>
              <table:table-cell office:value-type="float" office:value="50.71" calcext:value-type="float">
                <text:p>50.71</text:p>
              </table:table-cell>
              <table:table-cell table:formula="of:=CONCATENATE(YEAR([.A1030]);&quot;_&quot;;MONTH([.A1030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8.18" calcext:value-type="float">
                <text:p>48.18</text:p>
              </table:table-cell>
              <table:table-cell table:formula="of:=CONCATENATE(YEAR([.A1031]);&quot;_&quot;;MONTH([.A1031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7.76" calcext:value-type="float">
                <text:p>47.76</text:p>
              </table:table-cell>
              <table:table-cell table:formula="of:=CONCATENATE(YEAR([.A1032]);&quot;_&quot;;MONTH([.A1032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7.52" calcext:value-type="float">
                <text:p>47.52</text:p>
              </table:table-cell>
              <table:table-cell table:formula="of:=CONCATENATE(YEAR([.A1033]);&quot;_&quot;;MONTH([.A1033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25</text:p>
              </table:table-cell>
              <table:table-cell office:value-type="float" office:value="0.3784812391" calcext:value-type="float">
                <text:p>0.3784812391</text:p>
              </table:table-cell>
              <table:table-cell office:value-type="float" office:value="44.38" calcext:value-type="float">
                <text:p>44.38</text:p>
              </table:table-cell>
              <table:table-cell table:formula="of:=CONCATENATE(YEAR([.A1034]);&quot;_&quot;;MONTH([.A1034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4.08" calcext:value-type="float">
                <text:p>44.08</text:p>
              </table:table-cell>
              <table:table-cell table:formula="of:=CONCATENATE(YEAR([.A1035]);&quot;_&quot;;MONTH([.A1035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2.23" calcext:value-type="float">
                <text:p>42.23</text:p>
              </table:table-cell>
              <table:table-cell table:formula="of:=CONCATENATE(YEAR([.A1036]);&quot;_&quot;;MONTH([.A1036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2.19" calcext:value-type="float">
                <text:p>42.19</text:p>
              </table:table-cell>
              <table:table-cell table:formula="of:=CONCATENATE(YEAR([.A1037]);&quot;_&quot;;MONTH([.A1037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7.09" calcext:value-type="float">
                <text:p>47.09</text:p>
              </table:table-cell>
              <table:table-cell table:formula="of:=CONCATENATE(YEAR([.A1038]);&quot;_&quot;;MONTH([.A1038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3.71" calcext:value-type="float">
                <text:p>53.71</text:p>
              </table:table-cell>
              <table:table-cell table:formula="of:=CONCATENATE(YEAR([.A1039]);&quot;_&quot;;MONTH([.A1039]))" office:value-type="string" office:string-value="2001_10" calcext:value-type="string">
                <text:p>2001_10</text:p>
              </table:table-cell>
            </table:table-row>
            <table:table-row table:style-name="ro1" table:visibility="collapse">
              <table:table-cell office:value-type="string" calcext:value-type="string">
                <text:p>2001-10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6.02" calcext:value-type="float">
                <text:p>46.02</text:p>
              </table:table-cell>
              <table:table-cell table:formula="of:=CONCATENATE(YEAR([.A1040]);&quot;_&quot;;MONTH([.A1040]))" office:value-type="string" office:string-value="2001_10" calcext:value-type="string">
                <text:p>2001_10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010:.$B$1040])" office:value-type="float" office:value="109.1101491266" calcext:value-type="float">
              <text:p>109.1101491266</text:p>
            </table:table-cell>
            <table:table-cell/>
            <table:table-cell table:style-name="Result" office:value-type="string" calcext:value-type="string">
              <text:p>2001_10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1-11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3.58" calcext:value-type="float">
                <text:p>43.58</text:p>
              </table:table-cell>
              <table:table-cell table:formula="of:=CONCATENATE(YEAR([.A1042]);&quot;_&quot;;MONTH([.A1042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2.21" calcext:value-type="float">
                <text:p>42.21</text:p>
              </table:table-cell>
              <table:table-cell table:formula="of:=CONCATENATE(YEAR([.A1043]);&quot;_&quot;;MONTH([.A1043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1.58" calcext:value-type="float">
                <text:p>41.58</text:p>
              </table:table-cell>
              <table:table-cell table:formula="of:=CONCATENATE(YEAR([.A1044]);&quot;_&quot;;MONTH([.A1044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9.86" calcext:value-type="float">
                <text:p>59.86</text:p>
              </table:table-cell>
              <table:table-cell table:formula="of:=CONCATENATE(YEAR([.A1045]);&quot;_&quot;;MONTH([.A1045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3.29" calcext:value-type="float">
                <text:p>43.29</text:p>
              </table:table-cell>
              <table:table-cell table:formula="of:=CONCATENATE(YEAR([.A1046]);&quot;_&quot;;MONTH([.A1046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1.2" calcext:value-type="float">
                <text:p>41.2</text:p>
              </table:table-cell>
              <table:table-cell table:formula="of:=CONCATENATE(YEAR([.A1047]);&quot;_&quot;;MONTH([.A1047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9.14" calcext:value-type="float">
                <text:p>39.14</text:p>
              </table:table-cell>
              <table:table-cell table:formula="of:=CONCATENATE(YEAR([.A1048]);&quot;_&quot;;MONTH([.A1048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08</text:p>
              </table:table-cell>
              <table:table-cell office:value-type="float" office:value="0.4050373435" calcext:value-type="float">
                <text:p>0.4050373435</text:p>
              </table:table-cell>
              <table:table-cell office:value-type="float" office:value="37.44" calcext:value-type="float">
                <text:p>37.44</text:p>
              </table:table-cell>
              <table:table-cell table:formula="of:=CONCATENATE(YEAR([.A1049]);&quot;_&quot;;MONTH([.A1049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6.34" calcext:value-type="float">
                <text:p>36.34</text:p>
              </table:table-cell>
              <table:table-cell table:formula="of:=CONCATENATE(YEAR([.A1050]);&quot;_&quot;;MONTH([.A1050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5.81" calcext:value-type="float">
                <text:p>35.81</text:p>
              </table:table-cell>
              <table:table-cell table:formula="of:=CONCATENATE(YEAR([.A1051]);&quot;_&quot;;MONTH([.A1051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5.57" calcext:value-type="float">
                <text:p>35.57</text:p>
              </table:table-cell>
              <table:table-cell table:formula="of:=CONCATENATE(YEAR([.A1052]);&quot;_&quot;;MONTH([.A1052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4.74" calcext:value-type="float">
                <text:p>34.74</text:p>
              </table:table-cell>
              <table:table-cell table:formula="of:=CONCATENATE(YEAR([.A1053]);&quot;_&quot;;MONTH([.A1053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3.44" calcext:value-type="float">
                <text:p>33.44</text:p>
              </table:table-cell>
              <table:table-cell table:formula="of:=CONCATENATE(YEAR([.A1054]);&quot;_&quot;;MONTH([.A1054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2.69" calcext:value-type="float">
                <text:p>32.69</text:p>
              </table:table-cell>
              <table:table-cell table:formula="of:=CONCATENATE(YEAR([.A1055]);&quot;_&quot;;MONTH([.A1055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15</text:p>
              </table:table-cell>
              <table:table-cell office:value-type="float" office:value="0.2995254099" calcext:value-type="float">
                <text:p>0.2995254099</text:p>
              </table:table-cell>
              <table:table-cell office:value-type="float" office:value="32.34" calcext:value-type="float">
                <text:p>32.34</text:p>
              </table:table-cell>
              <table:table-cell table:formula="of:=CONCATENATE(YEAR([.A1056]);&quot;_&quot;;MONTH([.A1056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16</text:p>
              </table:table-cell>
              <table:table-cell office:value-type="float" office:value="0.9574654102" calcext:value-type="float">
                <text:p>0.9574654102</text:p>
              </table:table-cell>
              <table:table-cell office:value-type="float" office:value="32.63" calcext:value-type="float">
                <text:p>32.63</text:p>
              </table:table-cell>
              <table:table-cell table:formula="of:=CONCATENATE(YEAR([.A1057]);&quot;_&quot;;MONTH([.A1057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17</text:p>
              </table:table-cell>
              <table:table-cell office:value-type="float" office:value="6.8366980553" calcext:value-type="float">
                <text:p>6.8366980553</text:p>
              </table:table-cell>
              <table:table-cell office:value-type="float" office:value="50.97" calcext:value-type="float">
                <text:p>50.97</text:p>
              </table:table-cell>
              <table:table-cell table:formula="of:=CONCATENATE(YEAR([.A1058]);&quot;_&quot;;MONTH([.A1058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1.78" calcext:value-type="float">
                <text:p>51.78</text:p>
              </table:table-cell>
              <table:table-cell table:formula="of:=CONCATENATE(YEAR([.A1059]);&quot;_&quot;;MONTH([.A1059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9.89" calcext:value-type="float">
                <text:p>39.89</text:p>
              </table:table-cell>
              <table:table-cell table:formula="of:=CONCATENATE(YEAR([.A1060]);&quot;_&quot;;MONTH([.A1060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5.7" calcext:value-type="float">
                <text:p>35.7</text:p>
              </table:table-cell>
              <table:table-cell table:formula="of:=CONCATENATE(YEAR([.A1061]);&quot;_&quot;;MONTH([.A1061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4.02" calcext:value-type="float">
                <text:p>34.02</text:p>
              </table:table-cell>
              <table:table-cell table:formula="of:=CONCATENATE(YEAR([.A1062]);&quot;_&quot;;MONTH([.A1062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2.27" calcext:value-type="float">
                <text:p>32.27</text:p>
              </table:table-cell>
              <table:table-cell table:formula="of:=CONCATENATE(YEAR([.A1063]);&quot;_&quot;;MONTH([.A1063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1.14" calcext:value-type="float">
                <text:p>31.14</text:p>
              </table:table-cell>
              <table:table-cell table:formula="of:=CONCATENATE(YEAR([.A1064]);&quot;_&quot;;MONTH([.A1064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0.15" calcext:value-type="float">
                <text:p>30.15</text:p>
              </table:table-cell>
              <table:table-cell table:formula="of:=CONCATENATE(YEAR([.A1065]);&quot;_&quot;;MONTH([.A1065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9.57" calcext:value-type="float">
                <text:p>29.57</text:p>
              </table:table-cell>
              <table:table-cell table:formula="of:=CONCATENATE(YEAR([.A1066]);&quot;_&quot;;MONTH([.A1066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8.89" calcext:value-type="float">
                <text:p>28.89</text:p>
              </table:table-cell>
              <table:table-cell table:formula="of:=CONCATENATE(YEAR([.A1067]);&quot;_&quot;;MONTH([.A1067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8.23" calcext:value-type="float">
                <text:p>28.23</text:p>
              </table:table-cell>
              <table:table-cell table:formula="of:=CONCATENATE(YEAR([.A1068]);&quot;_&quot;;MONTH([.A1068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7.52" calcext:value-type="float">
                <text:p>27.52</text:p>
              </table:table-cell>
              <table:table-cell table:formula="of:=CONCATENATE(YEAR([.A1069]);&quot;_&quot;;MONTH([.A1069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7.42" calcext:value-type="float">
                <text:p>27.42</text:p>
              </table:table-cell>
              <table:table-cell table:formula="of:=CONCATENATE(YEAR([.A1070]);&quot;_&quot;;MONTH([.A1070]))" office:value-type="string" office:string-value="2001_11" calcext:value-type="string">
                <text:p>2001_11</text:p>
              </table:table-cell>
            </table:table-row>
            <table:table-row table:style-name="ro1" table:visibility="collapse">
              <table:table-cell office:value-type="string" calcext:value-type="string">
                <text:p>2001-1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4.7" calcext:value-type="float">
                <text:p>24.7</text:p>
              </table:table-cell>
              <table:table-cell table:formula="of:=CONCATENATE(YEAR([.A1071]);&quot;_&quot;;MONTH([.A1071]))" office:value-type="string" office:string-value="2001_11" calcext:value-type="string">
                <text:p>2001_1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042:.$B$1071])" office:value-type="float" office:value="8.4987262189" calcext:value-type="float">
              <text:p>8.4987262189</text:p>
            </table:table-cell>
            <table:table-cell/>
            <table:table-cell table:style-name="Result" office:value-type="string" calcext:value-type="string">
              <text:p>2001_1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1-1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4.64" calcext:value-type="float">
                <text:p>24.64</text:p>
              </table:table-cell>
              <table:table-cell table:formula="of:=CONCATENATE(YEAR([.A1073]);&quot;_&quot;;MONTH([.A1073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4.24" calcext:value-type="float">
                <text:p>24.24</text:p>
              </table:table-cell>
              <table:table-cell table:formula="of:=CONCATENATE(YEAR([.A1074]);&quot;_&quot;;MONTH([.A1074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.92" calcext:value-type="float">
                <text:p>23.92</text:p>
              </table:table-cell>
              <table:table-cell table:formula="of:=CONCATENATE(YEAR([.A1075]);&quot;_&quot;;MONTH([.A1075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5" calcext:value-type="float">
                <text:p>22.5</text:p>
              </table:table-cell>
              <table:table-cell table:formula="of:=CONCATENATE(YEAR([.A1076]);&quot;_&quot;;MONTH([.A1076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1" calcext:value-type="float">
                <text:p>22.1</text:p>
              </table:table-cell>
              <table:table-cell table:formula="of:=CONCATENATE(YEAR([.A1077]);&quot;_&quot;;MONTH([.A1077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7" calcext:value-type="float">
                <text:p>21.7</text:p>
              </table:table-cell>
              <table:table-cell table:formula="of:=CONCATENATE(YEAR([.A1078]);&quot;_&quot;;MONTH([.A1078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37" calcext:value-type="float">
                <text:p>21.37</text:p>
              </table:table-cell>
              <table:table-cell table:formula="of:=CONCATENATE(YEAR([.A1079]);&quot;_&quot;;MONTH([.A1079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05" calcext:value-type="float">
                <text:p>21.05</text:p>
              </table:table-cell>
              <table:table-cell table:formula="of:=CONCATENATE(YEAR([.A1080]);&quot;_&quot;;MONTH([.A1080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78" calcext:value-type="float">
                <text:p>20.78</text:p>
              </table:table-cell>
              <table:table-cell table:formula="of:=CONCATENATE(YEAR([.A1081]);&quot;_&quot;;MONTH([.A1081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53" calcext:value-type="float">
                <text:p>20.53</text:p>
              </table:table-cell>
              <table:table-cell table:formula="of:=CONCATENATE(YEAR([.A1082]);&quot;_&quot;;MONTH([.A1082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32" calcext:value-type="float">
                <text:p>20.32</text:p>
              </table:table-cell>
              <table:table-cell table:formula="of:=CONCATENATE(YEAR([.A1083]);&quot;_&quot;;MONTH([.A1083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88" calcext:value-type="float">
                <text:p>19.88</text:p>
              </table:table-cell>
              <table:table-cell table:formula="of:=CONCATENATE(YEAR([.A1084]);&quot;_&quot;;MONTH([.A1084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59" calcext:value-type="float">
                <text:p>19.59</text:p>
              </table:table-cell>
              <table:table-cell table:formula="of:=CONCATENATE(YEAR([.A1085]);&quot;_&quot;;MONTH([.A1085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17" calcext:value-type="float">
                <text:p>19.17</text:p>
              </table:table-cell>
              <table:table-cell table:formula="of:=CONCATENATE(YEAR([.A1086]);&quot;_&quot;;MONTH([.A1086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9" calcext:value-type="float">
                <text:p>18.9</text:p>
              </table:table-cell>
              <table:table-cell table:formula="of:=CONCATENATE(YEAR([.A1087]);&quot;_&quot;;MONTH([.A1087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76" calcext:value-type="float">
                <text:p>18.76</text:p>
              </table:table-cell>
              <table:table-cell table:formula="of:=CONCATENATE(YEAR([.A1088]);&quot;_&quot;;MONTH([.A1088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5" calcext:value-type="float">
                <text:p>18.5</text:p>
              </table:table-cell>
              <table:table-cell table:formula="of:=CONCATENATE(YEAR([.A1089]);&quot;_&quot;;MONTH([.A1089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41" calcext:value-type="float">
                <text:p>18.41</text:p>
              </table:table-cell>
              <table:table-cell table:formula="of:=CONCATENATE(YEAR([.A1090]);&quot;_&quot;;MONTH([.A1090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46" calcext:value-type="float">
                <text:p>18.46</text:p>
              </table:table-cell>
              <table:table-cell table:formula="of:=CONCATENATE(YEAR([.A1091]);&quot;_&quot;;MONTH([.A1091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37" calcext:value-type="float">
                <text:p>18.37</text:p>
              </table:table-cell>
              <table:table-cell table:formula="of:=CONCATENATE(YEAR([.A1092]);&quot;_&quot;;MONTH([.A1092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24" calcext:value-type="float">
                <text:p>18.24</text:p>
              </table:table-cell>
              <table:table-cell table:formula="of:=CONCATENATE(YEAR([.A1093]);&quot;_&quot;;MONTH([.A1093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08" calcext:value-type="float">
                <text:p>18.08</text:p>
              </table:table-cell>
              <table:table-cell table:formula="of:=CONCATENATE(YEAR([.A1094]);&quot;_&quot;;MONTH([.A1094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91" calcext:value-type="float">
                <text:p>17.91</text:p>
              </table:table-cell>
              <table:table-cell table:formula="of:=CONCATENATE(YEAR([.A1095]);&quot;_&quot;;MONTH([.A1095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24</text:p>
              </table:table-cell>
              <table:table-cell office:value-type="float" office:value="0.215581581" calcext:value-type="float">
                <text:p>0.215581581</text:p>
              </table:table-cell>
              <table:table-cell office:value-type="float" office:value="17.83" calcext:value-type="float">
                <text:p>17.83</text:p>
              </table:table-cell>
              <table:table-cell table:formula="of:=CONCATENATE(YEAR([.A1096]);&quot;_&quot;;MONTH([.A1096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67" calcext:value-type="float">
                <text:p>17.67</text:p>
              </table:table-cell>
              <table:table-cell table:formula="of:=CONCATENATE(YEAR([.A1097]);&quot;_&quot;;MONTH([.A1097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26</text:p>
              </table:table-cell>
              <table:table-cell office:value-type="float" office:value="0.9109691381" calcext:value-type="float">
                <text:p>0.9109691381</text:p>
              </table:table-cell>
              <table:table-cell office:value-type="float" office:value="17.63" calcext:value-type="float">
                <text:p>17.63</text:p>
              </table:table-cell>
              <table:table-cell table:formula="of:=CONCATENATE(YEAR([.A1098]);&quot;_&quot;;MONTH([.A1098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87" calcext:value-type="float">
                <text:p>17.87</text:p>
              </table:table-cell>
              <table:table-cell table:formula="of:=CONCATENATE(YEAR([.A1099]);&quot;_&quot;;MONTH([.A1099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75" calcext:value-type="float">
                <text:p>17.75</text:p>
              </table:table-cell>
              <table:table-cell table:formula="of:=CONCATENATE(YEAR([.A1100]);&quot;_&quot;;MONTH([.A1100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59" calcext:value-type="float">
                <text:p>17.59</text:p>
              </table:table-cell>
              <table:table-cell table:formula="of:=CONCATENATE(YEAR([.A1101]);&quot;_&quot;;MONTH([.A1101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4" calcext:value-type="float">
                <text:p>17.4</text:p>
              </table:table-cell>
              <table:table-cell table:formula="of:=CONCATENATE(YEAR([.A1102]);&quot;_&quot;;MONTH([.A1102]))" office:value-type="string" office:string-value="2001_12" calcext:value-type="string">
                <text:p>2001_12</text:p>
              </table:table-cell>
            </table:table-row>
            <table:table-row table:style-name="ro1" table:visibility="collapse">
              <table:table-cell office:value-type="string" calcext:value-type="string">
                <text:p>2001-12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28" calcext:value-type="float">
                <text:p>17.28</text:p>
              </table:table-cell>
              <table:table-cell table:formula="of:=CONCATENATE(YEAR([.A1103]);&quot;_&quot;;MONTH([.A1103]))" office:value-type="string" office:string-value="2001_12" calcext:value-type="string">
                <text:p>2001_1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073:.$B$1103])" office:value-type="float" office:value="1.1265507191" calcext:value-type="float">
              <text:p>1.1265507191</text:p>
            </table:table-cell>
            <table:table-cell/>
            <table:table-cell table:style-name="Result" office:value-type="string" calcext:value-type="string">
              <text:p>2001_1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1-0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338" calcext:value-type="float">
                <text:p>5.338</text:p>
              </table:table-cell>
              <table:table-cell table:formula="of:=CONCATENATE(YEAR([.A1105]);&quot;_&quot;;MONTH([.A1105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9" calcext:value-type="float">
                <text:p>4.9</text:p>
              </table:table-cell>
              <table:table-cell table:formula="of:=CONCATENATE(YEAR([.A1106]);&quot;_&quot;;MONTH([.A1106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61" calcext:value-type="float">
                <text:p>5.161</text:p>
              </table:table-cell>
              <table:table-cell table:formula="of:=CONCATENATE(YEAR([.A1107]);&quot;_&quot;;MONTH([.A1107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32" calcext:value-type="float">
                <text:p>5.132</text:p>
              </table:table-cell>
              <table:table-cell table:formula="of:=CONCATENATE(YEAR([.A1108]);&quot;_&quot;;MONTH([.A1108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33" calcext:value-type="float">
                <text:p>5.133</text:p>
              </table:table-cell>
              <table:table-cell table:formula="of:=CONCATENATE(YEAR([.A1109]);&quot;_&quot;;MONTH([.A1109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03" calcext:value-type="float">
                <text:p>5.103</text:p>
              </table:table-cell>
              <table:table-cell table:formula="of:=CONCATENATE(YEAR([.A1110]);&quot;_&quot;;MONTH([.A1110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37" calcext:value-type="float">
                <text:p>5.137</text:p>
              </table:table-cell>
              <table:table-cell table:formula="of:=CONCATENATE(YEAR([.A1111]);&quot;_&quot;;MONTH([.A1111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37" calcext:value-type="float">
                <text:p>5.137</text:p>
              </table:table-cell>
              <table:table-cell table:formula="of:=CONCATENATE(YEAR([.A1112]);&quot;_&quot;;MONTH([.A1112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6" calcext:value-type="float">
                <text:p>4.6</text:p>
              </table:table-cell>
              <table:table-cell table:formula="of:=CONCATENATE(YEAR([.A1113]);&quot;_&quot;;MONTH([.A1113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086" calcext:value-type="float">
                <text:p>5.086</text:p>
              </table:table-cell>
              <table:table-cell table:formula="of:=CONCATENATE(YEAR([.A1114]);&quot;_&quot;;MONTH([.A1114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521" calcext:value-type="float">
                <text:p>4.521</text:p>
              </table:table-cell>
              <table:table-cell table:formula="of:=CONCATENATE(YEAR([.A1115]);&quot;_&quot;;MONTH([.A1115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984" calcext:value-type="float">
                <text:p>3.984</text:p>
              </table:table-cell>
              <table:table-cell table:formula="of:=CONCATENATE(YEAR([.A1116]);&quot;_&quot;;MONTH([.A1116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014" calcext:value-type="float">
                <text:p>4.014</text:p>
              </table:table-cell>
              <table:table-cell table:formula="of:=CONCATENATE(YEAR([.A1117]);&quot;_&quot;;MONTH([.A1117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899" calcext:value-type="float">
                <text:p>3.899</text:p>
              </table:table-cell>
              <table:table-cell table:formula="of:=CONCATENATE(YEAR([.A1118]);&quot;_&quot;;MONTH([.A1118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309" calcext:value-type="float">
                <text:p>3.309</text:p>
              </table:table-cell>
              <table:table-cell table:formula="of:=CONCATENATE(YEAR([.A1119]);&quot;_&quot;;MONTH([.A1119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3" calcext:value-type="float">
                <text:p>3.3</text:p>
              </table:table-cell>
              <table:table-cell table:formula="of:=CONCATENATE(YEAR([.A1120]);&quot;_&quot;;MONTH([.A1120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239" calcext:value-type="float">
                <text:p>3.239</text:p>
              </table:table-cell>
              <table:table-cell table:formula="of:=CONCATENATE(YEAR([.A1121]);&quot;_&quot;;MONTH([.A1121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264" calcext:value-type="float">
                <text:p>3.264</text:p>
              </table:table-cell>
              <table:table-cell table:formula="of:=CONCATENATE(YEAR([.A1122]);&quot;_&quot;;MONTH([.A1122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228" calcext:value-type="float">
                <text:p>3.228</text:p>
              </table:table-cell>
              <table:table-cell table:formula="of:=CONCATENATE(YEAR([.A1123]);&quot;_&quot;;MONTH([.A1123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205" calcext:value-type="float">
                <text:p>3.205</text:p>
              </table:table-cell>
              <table:table-cell table:formula="of:=CONCATENATE(YEAR([.A1124]);&quot;_&quot;;MONTH([.A1124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988" calcext:value-type="float">
                <text:p>2.988</text:p>
              </table:table-cell>
              <table:table-cell table:formula="of:=CONCATENATE(YEAR([.A1125]);&quot;_&quot;;MONTH([.A1125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895" calcext:value-type="float">
                <text:p>2.895</text:p>
              </table:table-cell>
              <table:table-cell table:formula="of:=CONCATENATE(YEAR([.A1126]);&quot;_&quot;;MONTH([.A1126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8" calcext:value-type="float">
                <text:p>2.8</text:p>
              </table:table-cell>
              <table:table-cell table:formula="of:=CONCATENATE(YEAR([.A1127]);&quot;_&quot;;MONTH([.A1127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721" calcext:value-type="float">
                <text:p>2.721</text:p>
              </table:table-cell>
              <table:table-cell table:formula="of:=CONCATENATE(YEAR([.A1128]);&quot;_&quot;;MONTH([.A1128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737" calcext:value-type="float">
                <text:p>2.737</text:p>
              </table:table-cell>
              <table:table-cell table:formula="of:=CONCATENATE(YEAR([.A1129]);&quot;_&quot;;MONTH([.A1129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72" calcext:value-type="float">
                <text:p>2.72</text:p>
              </table:table-cell>
              <table:table-cell table:formula="of:=CONCATENATE(YEAR([.A1130]);&quot;_&quot;;MONTH([.A1130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739" calcext:value-type="float">
                <text:p>2.739</text:p>
              </table:table-cell>
              <table:table-cell table:formula="of:=CONCATENATE(YEAR([.A1131]);&quot;_&quot;;MONTH([.A1131]))" office:value-type="string" office:string-value="2001_2" calcext:value-type="string">
                <text:p>2001_2</text:p>
              </table:table-cell>
            </table:table-row>
            <table:table-row table:style-name="ro1" table:visibility="collapse">
              <table:table-cell office:value-type="string" calcext:value-type="string">
                <text:p>2001-0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11" calcext:value-type="float">
                <text:p>2.311</text:p>
              </table:table-cell>
              <table:table-cell table:formula="of:=CONCATENATE(YEAR([.A1132]);&quot;_&quot;;MONTH([.A1132]))" office:value-type="string" office:string-value="2001_2" calcext:value-type="string">
                <text:p>2001_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105:.$B$1132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2001_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1-03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15" calcext:value-type="float">
                <text:p>2.315</text:p>
              </table:table-cell>
              <table:table-cell table:formula="of:=CONCATENATE(YEAR([.A1134]);&quot;_&quot;;MONTH([.A1134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4" calcext:value-type="float">
                <text:p>2.4</text:p>
              </table:table-cell>
              <table:table-cell table:formula="of:=CONCATENATE(YEAR([.A1135]);&quot;_&quot;;MONTH([.A1135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39" calcext:value-type="float">
                <text:p>2.239</text:p>
              </table:table-cell>
              <table:table-cell table:formula="of:=CONCATENATE(YEAR([.A1136]);&quot;_&quot;;MONTH([.A1136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34" calcext:value-type="float">
                <text:p>2.134</text:p>
              </table:table-cell>
              <table:table-cell table:formula="of:=CONCATENATE(YEAR([.A1137]);&quot;_&quot;;MONTH([.A1137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03" calcext:value-type="float">
                <text:p>2.303</text:p>
              </table:table-cell>
              <table:table-cell table:formula="of:=CONCATENATE(YEAR([.A1138]);&quot;_&quot;;MONTH([.A1138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32" calcext:value-type="float">
                <text:p>2.132</text:p>
              </table:table-cell>
              <table:table-cell table:formula="of:=CONCATENATE(YEAR([.A1139]);&quot;_&quot;;MONTH([.A1139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53" calcext:value-type="float">
                <text:p>2.153</text:p>
              </table:table-cell>
              <table:table-cell table:formula="of:=CONCATENATE(YEAR([.A1140]);&quot;_&quot;;MONTH([.A1140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13" calcext:value-type="float">
                <text:p>2.313</text:p>
              </table:table-cell>
              <table:table-cell table:formula="of:=CONCATENATE(YEAR([.A1141]);&quot;_&quot;;MONTH([.A1141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" calcext:value-type="float">
                <text:p>2.1</text:p>
              </table:table-cell>
              <table:table-cell table:formula="of:=CONCATENATE(YEAR([.A1142]);&quot;_&quot;;MONTH([.A1142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31" calcext:value-type="float">
                <text:p>2.131</text:p>
              </table:table-cell>
              <table:table-cell table:formula="of:=CONCATENATE(YEAR([.A1143]);&quot;_&quot;;MONTH([.A1143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5" calcext:value-type="float">
                <text:p>2.05</text:p>
              </table:table-cell>
              <table:table-cell table:formula="of:=CONCATENATE(YEAR([.A1144]);&quot;_&quot;;MONTH([.A1144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" calcext:value-type="float">
                <text:p>2</text:p>
              </table:table-cell>
              <table:table-cell table:formula="of:=CONCATENATE(YEAR([.A1145]);&quot;_&quot;;MONTH([.A1145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69" calcext:value-type="float">
                <text:p>2.069</text:p>
              </table:table-cell>
              <table:table-cell table:formula="of:=CONCATENATE(YEAR([.A1146]);&quot;_&quot;;MONTH([.A1146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45" calcext:value-type="float">
                <text:p>2.045</text:p>
              </table:table-cell>
              <table:table-cell table:formula="of:=CONCATENATE(YEAR([.A1147]);&quot;_&quot;;MONTH([.A1147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01" calcext:value-type="float">
                <text:p>2.001</text:p>
              </table:table-cell>
              <table:table-cell table:formula="of:=CONCATENATE(YEAR([.A1148]);&quot;_&quot;;MONTH([.A1148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9" calcext:value-type="float">
                <text:p>1.9</text:p>
              </table:table-cell>
              <table:table-cell table:formula="of:=CONCATENATE(YEAR([.A1149]);&quot;_&quot;;MONTH([.A1149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931" calcext:value-type="float">
                <text:p>1.931</text:p>
              </table:table-cell>
              <table:table-cell table:formula="of:=CONCATENATE(YEAR([.A1150]);&quot;_&quot;;MONTH([.A1150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909" calcext:value-type="float">
                <text:p>1.909</text:p>
              </table:table-cell>
              <table:table-cell table:formula="of:=CONCATENATE(YEAR([.A1151]);&quot;_&quot;;MONTH([.A1151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91" calcext:value-type="float">
                <text:p>1.91</text:p>
              </table:table-cell>
              <table:table-cell table:formula="of:=CONCATENATE(YEAR([.A1152]);&quot;_&quot;;MONTH([.A1152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905" calcext:value-type="float">
                <text:p>1.905</text:p>
              </table:table-cell>
              <table:table-cell table:formula="of:=CONCATENATE(YEAR([.A1153]);&quot;_&quot;;MONTH([.A1153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64" calcext:value-type="float">
                <text:p>1.664</text:p>
              </table:table-cell>
              <table:table-cell table:formula="of:=CONCATENATE(YEAR([.A1154]);&quot;_&quot;;MONTH([.A1154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79" calcext:value-type="float">
                <text:p>1.679</text:p>
              </table:table-cell>
              <table:table-cell table:formula="of:=CONCATENATE(YEAR([.A1155]);&quot;_&quot;;MONTH([.A1155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" calcext:value-type="float">
                <text:p>1.6</text:p>
              </table:table-cell>
              <table:table-cell table:formula="of:=CONCATENATE(YEAR([.A1156]);&quot;_&quot;;MONTH([.A1156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42" calcext:value-type="float">
                <text:p>1.642</text:p>
              </table:table-cell>
              <table:table-cell table:formula="of:=CONCATENATE(YEAR([.A1157]);&quot;_&quot;;MONTH([.A1157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5" calcext:value-type="float">
                <text:p>1.65</text:p>
              </table:table-cell>
              <table:table-cell table:formula="of:=CONCATENATE(YEAR([.A1158]);&quot;_&quot;;MONTH([.A1158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87" calcext:value-type="float">
                <text:p>1.587</text:p>
              </table:table-cell>
              <table:table-cell table:formula="of:=CONCATENATE(YEAR([.A1159]);&quot;_&quot;;MONTH([.A1159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" calcext:value-type="float">
                <text:p>1.4</text:p>
              </table:table-cell>
              <table:table-cell table:formula="of:=CONCATENATE(YEAR([.A1160]);&quot;_&quot;;MONTH([.A1160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" calcext:value-type="float">
                <text:p>1.4</text:p>
              </table:table-cell>
              <table:table-cell table:formula="of:=CONCATENATE(YEAR([.A1161]);&quot;_&quot;;MONTH([.A1161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27" calcext:value-type="float">
                <text:p>1.527</text:p>
              </table:table-cell>
              <table:table-cell table:formula="of:=CONCATENATE(YEAR([.A1162]);&quot;_&quot;;MONTH([.A1162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" calcext:value-type="float">
                <text:p>1.4</text:p>
              </table:table-cell>
              <table:table-cell table:formula="of:=CONCATENATE(YEAR([.A1163]);&quot;_&quot;;MONTH([.A1163]))" office:value-type="string" office:string-value="2001_3" calcext:value-type="string">
                <text:p>2001_3</text:p>
              </table:table-cell>
            </table:table-row>
            <table:table-row table:style-name="ro1" table:visibility="collapse">
              <table:table-cell office:value-type="string" calcext:value-type="string">
                <text:p>2001-03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13" calcext:value-type="float">
                <text:p>1.313</text:p>
              </table:table-cell>
              <table:table-cell table:formula="of:=CONCATENATE(YEAR([.A1164]);&quot;_&quot;;MONTH([.A1164]))" office:value-type="string" office:string-value="2001_3" calcext:value-type="string">
                <text:p>2001_3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134:.$B$1164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2001_3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1-04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22" calcext:value-type="float">
                <text:p>1.322</text:p>
              </table:table-cell>
              <table:table-cell table:formula="of:=CONCATENATE(YEAR([.A1166]);&quot;_&quot;;MONTH([.A1166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14" calcext:value-type="float">
                <text:p>1.314</text:p>
              </table:table-cell>
              <table:table-cell table:formula="of:=CONCATENATE(YEAR([.A1167]);&quot;_&quot;;MONTH([.A1167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12" calcext:value-type="float">
                <text:p>1.312</text:p>
              </table:table-cell>
              <table:table-cell table:formula="of:=CONCATENATE(YEAR([.A1168]);&quot;_&quot;;MONTH([.A1168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04</text:p>
              </table:table-cell>
              <table:table-cell office:value-type="float" office:value="4.109231472" calcext:value-type="float">
                <text:p>4.109231472</text:p>
              </table:table-cell>
              <table:table-cell office:value-type="float" office:value="1.311" calcext:value-type="float">
                <text:p>1.311</text:p>
              </table:table-cell>
              <table:table-cell table:formula="of:=CONCATENATE(YEAR([.A1169]);&quot;_&quot;;MONTH([.A1169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67" calcext:value-type="float">
                <text:p>2.067</text:p>
              </table:table-cell>
              <table:table-cell table:formula="of:=CONCATENATE(YEAR([.A1170]);&quot;_&quot;;MONTH([.A1170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06</text:p>
              </table:table-cell>
              <table:table-cell office:value-type="float" office:value="0.4429702461" calcext:value-type="float">
                <text:p>0.4429702461</text:p>
              </table:table-cell>
              <table:table-cell office:value-type="float" office:value="4" calcext:value-type="float">
                <text:p>4</text:p>
              </table:table-cell>
              <table:table-cell table:formula="of:=CONCATENATE(YEAR([.A1171]);&quot;_&quot;;MONTH([.A1171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734" calcext:value-type="float">
                <text:p>2.734</text:p>
              </table:table-cell>
              <table:table-cell table:formula="of:=CONCATENATE(YEAR([.A1172]);&quot;_&quot;;MONTH([.A1172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" calcext:value-type="float">
                <text:p>2</text:p>
              </table:table-cell>
              <table:table-cell table:formula="of:=CONCATENATE(YEAR([.A1173]);&quot;_&quot;;MONTH([.A1173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09</text:p>
              </table:table-cell>
              <table:table-cell office:value-type="float" office:value="7.8251729012" calcext:value-type="float">
                <text:p>7.8251729012</text:p>
              </table:table-cell>
              <table:table-cell office:value-type="float" office:value="1.906" calcext:value-type="float">
                <text:p>1.906</text:p>
              </table:table-cell>
              <table:table-cell table:formula="of:=CONCATENATE(YEAR([.A1174]);&quot;_&quot;;MONTH([.A1174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75" calcext:value-type="float">
                <text:p>1.675</text:p>
              </table:table-cell>
              <table:table-cell table:formula="of:=CONCATENATE(YEAR([.A1175]);&quot;_&quot;;MONTH([.A1175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11</text:p>
              </table:table-cell>
              <table:table-cell office:value-type="float" office:value="15.6127786636" calcext:value-type="float">
                <text:p>15.6127786636</text:p>
              </table:table-cell>
              <table:table-cell office:value-type="float" office:value="1.57" calcext:value-type="float">
                <text:p>1.57</text:p>
              </table:table-cell>
              <table:table-cell table:formula="of:=CONCATENATE(YEAR([.A1176]);&quot;_&quot;;MONTH([.A1176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12</text:p>
              </table:table-cell>
              <table:table-cell office:value-type="float" office:value="7.7194843292" calcext:value-type="float">
                <text:p>7.7194843292</text:p>
              </table:table-cell>
              <table:table-cell office:value-type="float" office:value="1.4" calcext:value-type="float">
                <text:p>1.4</text:p>
              </table:table-cell>
              <table:table-cell table:formula="of:=CONCATENATE(YEAR([.A1177]);&quot;_&quot;;MONTH([.A1177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13</text:p>
              </table:table-cell>
              <table:table-cell office:value-type="float" office:value="11.8092660904" calcext:value-type="float">
                <text:p>11.8092660904</text:p>
              </table:table-cell>
              <table:table-cell office:value-type="float" office:value="1.3" calcext:value-type="float">
                <text:p>1.3</text:p>
              </table:table-cell>
              <table:table-cell table:formula="of:=CONCATENATE(YEAR([.A1178]);&quot;_&quot;;MONTH([.A1178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14</text:p>
              </table:table-cell>
              <table:table-cell office:value-type="float" office:value="1.9563354254" calcext:value-type="float">
                <text:p>1.9563354254</text:p>
              </table:table-cell>
              <table:table-cell office:value-type="float" office:value="1.315" calcext:value-type="float">
                <text:p>1.315</text:p>
              </table:table-cell>
              <table:table-cell table:formula="of:=CONCATENATE(YEAR([.A1179]);&quot;_&quot;;MONTH([.A1179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15</text:p>
              </table:table-cell>
              <table:table-cell office:value-type="float" office:value="10.0635995865" calcext:value-type="float">
                <text:p>10.0635995865</text:p>
              </table:table-cell>
              <table:table-cell office:value-type="float" office:value="1.277" calcext:value-type="float">
                <text:p>1.277</text:p>
              </table:table-cell>
              <table:table-cell table:formula="of:=CONCATENATE(YEAR([.A1180]);&quot;_&quot;;MONTH([.A1180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16</text:p>
              </table:table-cell>
              <table:table-cell office:value-type="float" office:value="0.1710745692" calcext:value-type="float">
                <text:p>0.1710745692</text:p>
              </table:table-cell>
              <table:table-cell office:value-type="float" office:value="1.15" calcext:value-type="float">
                <text:p>1.15</text:p>
              </table:table-cell>
              <table:table-cell table:formula="of:=CONCATENATE(YEAR([.A1181]);&quot;_&quot;;MONTH([.A1181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17</text:p>
              </table:table-cell>
              <table:table-cell office:value-type="float" office:value="0.4544439018" calcext:value-type="float">
                <text:p>0.4544439018</text:p>
              </table:table-cell>
              <table:table-cell office:value-type="float" office:value="1.223" calcext:value-type="float">
                <text:p>1.223</text:p>
              </table:table-cell>
              <table:table-cell table:formula="of:=CONCATENATE(YEAR([.A1182]);&quot;_&quot;;MONTH([.A1182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31" calcext:value-type="float">
                <text:p>1.231</text:p>
              </table:table-cell>
              <table:table-cell table:formula="of:=CONCATENATE(YEAR([.A1183]);&quot;_&quot;;MONTH([.A1183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01" calcext:value-type="float">
                <text:p>1.201</text:p>
              </table:table-cell>
              <table:table-cell table:formula="of:=CONCATENATE(YEAR([.A1184]);&quot;_&quot;;MONTH([.A1184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formula="of:=CONCATENATE(YEAR([.A1185]);&quot;_&quot;;MONTH([.A1185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14" calcext:value-type="float">
                <text:p>1.214</text:p>
              </table:table-cell>
              <table:table-cell table:formula="of:=CONCATENATE(YEAR([.A1186]);&quot;_&quot;;MONTH([.A1186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formula="of:=CONCATENATE(YEAR([.A1187]);&quot;_&quot;;MONTH([.A1187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23</text:p>
              </table:table-cell>
              <table:table-cell office:value-type="float" office:value="0.5578551292" calcext:value-type="float">
                <text:p>0.5578551292</text:p>
              </table:table-cell>
              <table:table-cell office:value-type="float" office:value="1" calcext:value-type="float">
                <text:p>1</text:p>
              </table:table-cell>
              <table:table-cell table:formula="of:=CONCATENATE(YEAR([.A1188]);&quot;_&quot;;MONTH([.A1188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24</text:p>
              </table:table-cell>
              <table:table-cell office:value-type="float" office:value="1.1648746729" calcext:value-type="float">
                <text:p>1.1648746729</text:p>
              </table:table-cell>
              <table:table-cell office:value-type="float" office:value="1.089" calcext:value-type="float">
                <text:p>1.089</text:p>
              </table:table-cell>
              <table:table-cell table:formula="of:=CONCATENATE(YEAR([.A1189]);&quot;_&quot;;MONTH([.A1189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05" calcext:value-type="float">
                <text:p>1.05</text:p>
              </table:table-cell>
              <table:table-cell table:formula="of:=CONCATENATE(YEAR([.A1190]);&quot;_&quot;;MONTH([.A1190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26</text:p>
              </table:table-cell>
              <table:table-cell office:value-type="float" office:value="1.0340250731" calcext:value-type="float">
                <text:p>1.0340250731</text:p>
              </table:table-cell>
              <table:table-cell office:value-type="float" office:value="1.005" calcext:value-type="float">
                <text:p>1.005</text:p>
              </table:table-cell>
              <table:table-cell table:formula="of:=CONCATENATE(YEAR([.A1191]);&quot;_&quot;;MONTH([.A1191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" calcext:value-type="float">
                <text:p>0.9</text:p>
              </table:table-cell>
              <table:table-cell table:formula="of:=CONCATENATE(YEAR([.A1192]);&quot;_&quot;;MONTH([.A1192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002" calcext:value-type="float">
                <text:p>1.002</text:p>
              </table:table-cell>
              <table:table-cell table:formula="of:=CONCATENATE(YEAR([.A1193]);&quot;_&quot;;MONTH([.A1193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formula="of:=CONCATENATE(YEAR([.A1194]);&quot;_&quot;;MONTH([.A1194]))" office:value-type="string" office:string-value="2001_4" calcext:value-type="string">
                <text:p>2001_4</text:p>
              </table:table-cell>
            </table:table-row>
            <table:table-row table:style-name="ro1" table:visibility="collapse">
              <table:table-cell office:value-type="string" calcext:value-type="string">
                <text:p>2001-04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061" calcext:value-type="float">
                <text:p>1.061</text:p>
              </table:table-cell>
              <table:table-cell table:formula="of:=CONCATENATE(YEAR([.A1195]);&quot;_&quot;;MONTH([.A1195]))" office:value-type="string" office:string-value="2001_4" calcext:value-type="string">
                <text:p>2001_4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166:.$B$1195])" office:value-type="float" office:value="62.9211120606" calcext:value-type="float">
              <text:p>62.9211120606</text:p>
            </table:table-cell>
            <table:table-cell/>
            <table:table-cell table:style-name="Result" office:value-type="string" calcext:value-type="string">
              <text:p>2001_4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1-05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944" calcext:value-type="float">
                <text:p>1.944</text:p>
              </table:table-cell>
              <table:table-cell table:formula="of:=CONCATENATE(YEAR([.A1197]);&quot;_&quot;;MONTH([.A1197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935" calcext:value-type="float">
                <text:p>1.935</text:p>
              </table:table-cell>
              <table:table-cell table:formula="of:=CONCATENATE(YEAR([.A1198]);&quot;_&quot;;MONTH([.A1198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896" calcext:value-type="float">
                <text:p>1.896</text:p>
              </table:table-cell>
              <table:table-cell table:formula="of:=CONCATENATE(YEAR([.A1199]);&quot;_&quot;;MONTH([.A1199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7" calcext:value-type="float">
                <text:p>1.7</text:p>
              </table:table-cell>
              <table:table-cell table:formula="of:=CONCATENATE(YEAR([.A1200]);&quot;_&quot;;MONTH([.A1200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05</text:p>
              </table:table-cell>
              <table:table-cell office:value-type="float" office:value="0.1927871108" calcext:value-type="float">
                <text:p>0.1927871108</text:p>
              </table:table-cell>
              <table:table-cell office:value-type="float" office:value="1.574" calcext:value-type="float">
                <text:p>1.574</text:p>
              </table:table-cell>
              <table:table-cell table:formula="of:=CONCATENATE(YEAR([.A1201]);&quot;_&quot;;MONTH([.A1201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75" calcext:value-type="float">
                <text:p>1.375</text:p>
              </table:table-cell>
              <table:table-cell table:formula="of:=CONCATENATE(YEAR([.A1202]);&quot;_&quot;;MONTH([.A1202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79" calcext:value-type="float">
                <text:p>1.279</text:p>
              </table:table-cell>
              <table:table-cell table:formula="of:=CONCATENATE(YEAR([.A1203]);&quot;_&quot;;MONTH([.A1203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08</text:p>
              </table:table-cell>
              <table:table-cell office:value-type="float" office:value="0.2496116906" calcext:value-type="float">
                <text:p>0.2496116906</text:p>
              </table:table-cell>
              <table:table-cell office:value-type="float" office:value="1.312" calcext:value-type="float">
                <text:p>1.312</text:p>
              </table:table-cell>
              <table:table-cell table:formula="of:=CONCATENATE(YEAR([.A1204]);&quot;_&quot;;MONTH([.A1204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08" calcext:value-type="float">
                <text:p>1.308</text:p>
              </table:table-cell>
              <table:table-cell table:formula="of:=CONCATENATE(YEAR([.A1205]);&quot;_&quot;;MONTH([.A1205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8" calcext:value-type="float">
                <text:p>1.28</text:p>
              </table:table-cell>
              <table:table-cell table:formula="of:=CONCATENATE(YEAR([.A1206]);&quot;_&quot;;MONTH([.A1206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" calcext:value-type="float">
                <text:p>1.2</text:p>
              </table:table-cell>
              <table:table-cell table:formula="of:=CONCATENATE(YEAR([.A1207]);&quot;_&quot;;MONTH([.A1207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48" calcext:value-type="float">
                <text:p>1.248</text:p>
              </table:table-cell>
              <table:table-cell table:formula="of:=CONCATENATE(YEAR([.A1208]);&quot;_&quot;;MONTH([.A1208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1" calcext:value-type="float">
                <text:p>1.1</text:p>
              </table:table-cell>
              <table:table-cell table:formula="of:=CONCATENATE(YEAR([.A1209]);&quot;_&quot;;MONTH([.A1209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1" calcext:value-type="float">
                <text:p>1.1</text:p>
              </table:table-cell>
              <table:table-cell table:formula="of:=CONCATENATE(YEAR([.A1210]);&quot;_&quot;;MONTH([.A1210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71" calcext:value-type="float">
                <text:p>1.571</text:p>
              </table:table-cell>
              <table:table-cell table:formula="of:=CONCATENATE(YEAR([.A1211]);&quot;_&quot;;MONTH([.A1211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67" calcext:value-type="float">
                <text:p>1.567</text:p>
              </table:table-cell>
              <table:table-cell table:formula="of:=CONCATENATE(YEAR([.A1212]);&quot;_&quot;;MONTH([.A1212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12" calcext:value-type="float">
                <text:p>1.312</text:p>
              </table:table-cell>
              <table:table-cell table:formula="of:=CONCATENATE(YEAR([.A1213]);&quot;_&quot;;MONTH([.A1213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" calcext:value-type="float">
                <text:p>1.2</text:p>
              </table:table-cell>
              <table:table-cell table:formula="of:=CONCATENATE(YEAR([.A1214]);&quot;_&quot;;MONTH([.A1214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08" calcext:value-type="float">
                <text:p>1.308</text:p>
              </table:table-cell>
              <table:table-cell table:formula="of:=CONCATENATE(YEAR([.A1215]);&quot;_&quot;;MONTH([.A1215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20</text:p>
              </table:table-cell>
              <table:table-cell office:value-type="float" office:value="0.9678693414" calcext:value-type="float">
                <text:p>0.9678693414</text:p>
              </table:table-cell>
              <table:table-cell office:value-type="float" office:value="1.297" calcext:value-type="float">
                <text:p>1.297</text:p>
              </table:table-cell>
              <table:table-cell table:formula="of:=CONCATENATE(YEAR([.A1216]);&quot;_&quot;;MONTH([.A1216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21</text:p>
              </table:table-cell>
              <table:table-cell office:value-type="float" office:value="1.5875664949" calcext:value-type="float">
                <text:p>1.5875664949</text:p>
              </table:table-cell>
              <table:table-cell office:value-type="float" office:value="1.15" calcext:value-type="float">
                <text:p>1.15</text:p>
              </table:table-cell>
              <table:table-cell table:formula="of:=CONCATENATE(YEAR([.A1217]);&quot;_&quot;;MONTH([.A1217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22</text:p>
              </table:table-cell>
              <table:table-cell office:value-type="float" office:value="3.8821871281" calcext:value-type="float">
                <text:p>3.8821871281</text:p>
              </table:table-cell>
              <table:table-cell office:value-type="float" office:value="1.225" calcext:value-type="float">
                <text:p>1.225</text:p>
              </table:table-cell>
              <table:table-cell table:formula="of:=CONCATENATE(YEAR([.A1218]);&quot;_&quot;;MONTH([.A1218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23</text:p>
              </table:table-cell>
              <table:table-cell office:value-type="float" office:value="10.8049898148" calcext:value-type="float">
                <text:p>10.8049898148</text:p>
              </table:table-cell>
              <table:table-cell office:value-type="float" office:value="1.201" calcext:value-type="float">
                <text:p>1.201</text:p>
              </table:table-cell>
              <table:table-cell table:formula="of:=CONCATENATE(YEAR([.A1219]);&quot;_&quot;;MONTH([.A1219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24</text:p>
              </table:table-cell>
              <table:table-cell office:value-type="float" office:value="24.7135829926" calcext:value-type="float">
                <text:p>24.7135829926</text:p>
              </table:table-cell>
              <table:table-cell office:value-type="float" office:value="1.314" calcext:value-type="float">
                <text:p>1.314</text:p>
              </table:table-cell>
              <table:table-cell table:formula="of:=CONCATENATE(YEAR([.A1220]);&quot;_&quot;;MONTH([.A1220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25</text:p>
              </table:table-cell>
              <table:table-cell office:value-type="float" office:value="25.4654006958" calcext:value-type="float">
                <text:p>25.4654006958</text:p>
              </table:table-cell>
              <table:table-cell office:value-type="float" office:value="5" calcext:value-type="float">
                <text:p>5</text:p>
              </table:table-cell>
              <table:table-cell table:formula="of:=CONCATENATE(YEAR([.A1221]);&quot;_&quot;;MONTH([.A1221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26</text:p>
              </table:table-cell>
              <table:table-cell office:value-type="float" office:value="13.1600790024" calcext:value-type="float">
                <text:p>13.1600790024</text:p>
              </table:table-cell>
              <table:table-cell office:value-type="float" office:value="4.564" calcext:value-type="float">
                <text:p>4.564</text:p>
              </table:table-cell>
              <table:table-cell table:formula="of:=CONCATENATE(YEAR([.A1222]);&quot;_&quot;;MONTH([.A1222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27</text:p>
              </table:table-cell>
              <table:table-cell office:value-type="float" office:value="3.8065912724" calcext:value-type="float">
                <text:p>3.8065912724</text:p>
              </table:table-cell>
              <table:table-cell office:value-type="float" office:value="17" calcext:value-type="float">
                <text:p>17</text:p>
              </table:table-cell>
              <table:table-cell table:formula="of:=CONCATENATE(YEAR([.A1223]);&quot;_&quot;;MONTH([.A1223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28</text:p>
              </table:table-cell>
              <table:table-cell office:value-type="float" office:value="1.5255054235" calcext:value-type="float">
                <text:p>1.5255054235</text:p>
              </table:table-cell>
              <table:table-cell office:value-type="float" office:value="4.497" calcext:value-type="float">
                <text:p>4.497</text:p>
              </table:table-cell>
              <table:table-cell table:formula="of:=CONCATENATE(YEAR([.A1224]);&quot;_&quot;;MONTH([.A1224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29</text:p>
              </table:table-cell>
              <table:table-cell office:value-type="float" office:value="9.1694908142" calcext:value-type="float">
                <text:p>9.1694908142</text:p>
              </table:table-cell>
              <table:table-cell office:value-type="float" office:value="2.268" calcext:value-type="float">
                <text:p>2.268</text:p>
              </table:table-cell>
              <table:table-cell table:formula="of:=CONCATENATE(YEAR([.A1225]);&quot;_&quot;;MONTH([.A1225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30</text:p>
              </table:table-cell>
              <table:table-cell office:value-type="float" office:value="3.3058760166" calcext:value-type="float">
                <text:p>3.3058760166</text:p>
              </table:table-cell>
              <table:table-cell office:value-type="float" office:value="1.971" calcext:value-type="float">
                <text:p>1.971</text:p>
              </table:table-cell>
              <table:table-cell table:formula="of:=CONCATENATE(YEAR([.A1226]);&quot;_&quot;;MONTH([.A1226]))" office:value-type="string" office:string-value="2001_5" calcext:value-type="string">
                <text:p>2001_5</text:p>
              </table:table-cell>
            </table:table-row>
            <table:table-row table:style-name="ro1" table:visibility="collapse">
              <table:table-cell office:value-type="string" calcext:value-type="string">
                <text:p>2001-05-31</text:p>
              </table:table-cell>
              <table:table-cell office:value-type="float" office:value="7.94130373" calcext:value-type="float">
                <text:p>7.94130373</text:p>
              </table:table-cell>
              <table:table-cell office:value-type="float" office:value="5.568" calcext:value-type="float">
                <text:p>5.568</text:p>
              </table:table-cell>
              <table:table-cell table:formula="of:=CONCATENATE(YEAR([.A1227]);&quot;_&quot;;MONTH([.A1227]))" office:value-type="string" office:string-value="2001_5" calcext:value-type="string">
                <text:p>2001_5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197:.$B$1227])" office:value-type="float" office:value="106.7728415281" calcext:value-type="float">
              <text:p>106.7728415281</text:p>
            </table:table-cell>
            <table:table-cell/>
            <table:table-cell table:style-name="Result" office:value-type="string" calcext:value-type="string">
              <text:p>2001_5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1-06-01</text:p>
              </table:table-cell>
              <table:table-cell office:value-type="float" office:value="0.5015768409" calcext:value-type="float">
                <text:p>0.5015768409</text:p>
              </table:table-cell>
              <table:table-cell office:value-type="float" office:value="5.843" calcext:value-type="float">
                <text:p>5.843</text:p>
              </table:table-cell>
              <table:table-cell table:formula="of:=CONCATENATE(YEAR([.A1229]);&quot;_&quot;;MONTH([.A1229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36" calcext:value-type="float">
                <text:p>5.36</text:p>
              </table:table-cell>
              <table:table-cell table:formula="of:=CONCATENATE(YEAR([.A1230]);&quot;_&quot;;MONTH([.A1230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54" calcext:value-type="float">
                <text:p>10.54</text:p>
              </table:table-cell>
              <table:table-cell table:formula="of:=CONCATENATE(YEAR([.A1231]);&quot;_&quot;;MONTH([.A1231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04</text:p>
              </table:table-cell>
              <table:table-cell office:value-type="float" office:value="0.4172590673" calcext:value-type="float">
                <text:p>0.4172590673</text:p>
              </table:table-cell>
              <table:table-cell office:value-type="float" office:value="97.8" calcext:value-type="float">
                <text:p>97.8</text:p>
              </table:table-cell>
              <table:table-cell table:formula="of:=CONCATENATE(YEAR([.A1232]);&quot;_&quot;;MONTH([.A1232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05</text:p>
              </table:table-cell>
              <table:table-cell office:value-type="float" office:value="1.8140628338" calcext:value-type="float">
                <text:p>1.8140628338</text:p>
              </table:table-cell>
              <table:table-cell office:value-type="float" office:value="40.57" calcext:value-type="float">
                <text:p>40.57</text:p>
              </table:table-cell>
              <table:table-cell table:formula="of:=CONCATENATE(YEAR([.A1233]);&quot;_&quot;;MONTH([.A1233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06</text:p>
              </table:table-cell>
              <table:table-cell office:value-type="float" office:value="33.5079650879" calcext:value-type="float">
                <text:p>33.5079650879</text:p>
              </table:table-cell>
              <table:table-cell office:value-type="float" office:value="101.8" calcext:value-type="float">
                <text:p>101.8</text:p>
              </table:table-cell>
              <table:table-cell table:formula="of:=CONCATENATE(YEAR([.A1234]);&quot;_&quot;;MONTH([.A1234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07</text:p>
              </table:table-cell>
              <table:table-cell office:value-type="float" office:value="37.2306060791" calcext:value-type="float">
                <text:p>37.2306060791</text:p>
              </table:table-cell>
              <table:table-cell office:value-type="float" office:value="128.9" calcext:value-type="float">
                <text:p>128.9</text:p>
              </table:table-cell>
              <table:table-cell table:formula="of:=CONCATENATE(YEAR([.A1235]);&quot;_&quot;;MONTH([.A1235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08</text:p>
              </table:table-cell>
              <table:table-cell office:value-type="float" office:value="40.8252258301" calcext:value-type="float">
                <text:p>40.8252258301</text:p>
              </table:table-cell>
              <table:table-cell office:value-type="float" office:value="594" calcext:value-type="float">
                <text:p>594</text:p>
              </table:table-cell>
              <table:table-cell table:formula="of:=CONCATENATE(YEAR([.A1236]);&quot;_&quot;;MONTH([.A1236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09</text:p>
              </table:table-cell>
              <table:table-cell office:value-type="float" office:value="30.1401252747" calcext:value-type="float">
                <text:p>30.1401252747</text:p>
              </table:table-cell>
              <table:table-cell office:value-type="float" office:value="1132" calcext:value-type="float">
                <text:p>1132</text:p>
              </table:table-cell>
              <table:table-cell table:formula="of:=CONCATENATE(YEAR([.A1237]);&quot;_&quot;;MONTH([.A1237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10</text:p>
              </table:table-cell>
              <table:table-cell office:value-type="float" office:value="26.0383911133" calcext:value-type="float">
                <text:p>26.0383911133</text:p>
              </table:table-cell>
              <table:table-cell office:value-type="float" office:value="764.7" calcext:value-type="float">
                <text:p>764.7</text:p>
              </table:table-cell>
              <table:table-cell table:formula="of:=CONCATENATE(YEAR([.A1238]);&quot;_&quot;;MONTH([.A1238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11</text:p>
              </table:table-cell>
              <table:table-cell office:value-type="float" office:value="36.6307754517" calcext:value-type="float">
                <text:p>36.6307754517</text:p>
              </table:table-cell>
              <table:table-cell office:value-type="float" office:value="226.5" calcext:value-type="float">
                <text:p>226.5</text:p>
              </table:table-cell>
              <table:table-cell table:formula="of:=CONCATENATE(YEAR([.A1239]);&quot;_&quot;;MONTH([.A1239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12</text:p>
              </table:table-cell>
              <table:table-cell office:value-type="float" office:value="77.6146697998" calcext:value-type="float">
                <text:p>77.6146697998</text:p>
              </table:table-cell>
              <table:table-cell office:value-type="float" office:value="180.4" calcext:value-type="float">
                <text:p>180.4</text:p>
              </table:table-cell>
              <table:table-cell table:formula="of:=CONCATENATE(YEAR([.A1240]);&quot;_&quot;;MONTH([.A1240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13</text:p>
              </table:table-cell>
              <table:table-cell office:value-type="float" office:value="45.8835716248" calcext:value-type="float">
                <text:p>45.8835716248</text:p>
              </table:table-cell>
              <table:table-cell office:value-type="float" office:value="113.3" calcext:value-type="float">
                <text:p>113.3</text:p>
              </table:table-cell>
              <table:table-cell table:formula="of:=CONCATENATE(YEAR([.A1241]);&quot;_&quot;;MONTH([.A1241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14</text:p>
              </table:table-cell>
              <table:table-cell office:value-type="float" office:value="67.5874786377" calcext:value-type="float">
                <text:p>67.5874786377</text:p>
              </table:table-cell>
              <table:table-cell office:value-type="float" office:value="86.29" calcext:value-type="float">
                <text:p>86.29</text:p>
              </table:table-cell>
              <table:table-cell table:formula="of:=CONCATENATE(YEAR([.A1242]);&quot;_&quot;;MONTH([.A1242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15</text:p>
              </table:table-cell>
              <table:table-cell office:value-type="float" office:value="44.338848114" calcext:value-type="float">
                <text:p>44.338848114</text:p>
              </table:table-cell>
              <table:table-cell office:value-type="float" office:value="70.13" calcext:value-type="float">
                <text:p>70.13</text:p>
              </table:table-cell>
              <table:table-cell table:formula="of:=CONCATENATE(YEAR([.A1243]);&quot;_&quot;;MONTH([.A1243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16</text:p>
              </table:table-cell>
              <table:table-cell office:value-type="float" office:value="17.1741657257" calcext:value-type="float">
                <text:p>17.1741657257</text:p>
              </table:table-cell>
              <table:table-cell office:value-type="float" office:value="68.34" calcext:value-type="float">
                <text:p>68.34</text:p>
              </table:table-cell>
              <table:table-cell table:formula="of:=CONCATENATE(YEAR([.A1244]);&quot;_&quot;;MONTH([.A1244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17</text:p>
              </table:table-cell>
              <table:table-cell office:value-type="float" office:value="14.3864078522" calcext:value-type="float">
                <text:p>14.3864078522</text:p>
              </table:table-cell>
              <table:table-cell office:value-type="float" office:value="88.16" calcext:value-type="float">
                <text:p>88.16</text:p>
              </table:table-cell>
              <table:table-cell table:formula="of:=CONCATENATE(YEAR([.A1245]);&quot;_&quot;;MONTH([.A1245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18</text:p>
              </table:table-cell>
              <table:table-cell office:value-type="float" office:value="8.5637130737" calcext:value-type="float">
                <text:p>8.5637130737</text:p>
              </table:table-cell>
              <table:table-cell office:value-type="float" office:value="97.79" calcext:value-type="float">
                <text:p>97.79</text:p>
              </table:table-cell>
              <table:table-cell table:formula="of:=CONCATENATE(YEAR([.A1246]);&quot;_&quot;;MONTH([.A1246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19</text:p>
              </table:table-cell>
              <table:table-cell office:value-type="float" office:value="9.2844638824" calcext:value-type="float">
                <text:p>9.2844638824</text:p>
              </table:table-cell>
              <table:table-cell office:value-type="float" office:value="117.5" calcext:value-type="float">
                <text:p>117.5</text:p>
              </table:table-cell>
              <table:table-cell table:formula="of:=CONCATENATE(YEAR([.A1247]);&quot;_&quot;;MONTH([.A1247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20</text:p>
              </table:table-cell>
              <table:table-cell office:value-type="float" office:value="22.2250175476" calcext:value-type="float">
                <text:p>22.2250175476</text:p>
              </table:table-cell>
              <table:table-cell office:value-type="float" office:value="145.8" calcext:value-type="float">
                <text:p>145.8</text:p>
              </table:table-cell>
              <table:table-cell table:formula="of:=CONCATENATE(YEAR([.A1248]);&quot;_&quot;;MONTH([.A1248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21</text:p>
              </table:table-cell>
              <table:table-cell office:value-type="float" office:value="18.0140781403" calcext:value-type="float">
                <text:p>18.0140781403</text:p>
              </table:table-cell>
              <table:table-cell office:value-type="float" office:value="158.6" calcext:value-type="float">
                <text:p>158.6</text:p>
              </table:table-cell>
              <table:table-cell table:formula="of:=CONCATENATE(YEAR([.A1249]);&quot;_&quot;;MONTH([.A1249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22</text:p>
              </table:table-cell>
              <table:table-cell office:value-type="float" office:value="31.7068119049" calcext:value-type="float">
                <text:p>31.7068119049</text:p>
              </table:table-cell>
              <table:table-cell office:value-type="float" office:value="113.1" calcext:value-type="float">
                <text:p>113.1</text:p>
              </table:table-cell>
              <table:table-cell table:formula="of:=CONCATENATE(YEAR([.A1250]);&quot;_&quot;;MONTH([.A1250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23</text:p>
              </table:table-cell>
              <table:table-cell office:value-type="float" office:value="3.3913514614" calcext:value-type="float">
                <text:p>3.3913514614</text:p>
              </table:table-cell>
              <table:table-cell office:value-type="float" office:value="97.87" calcext:value-type="float">
                <text:p>97.87</text:p>
              </table:table-cell>
              <table:table-cell table:formula="of:=CONCATENATE(YEAR([.A1251]);&quot;_&quot;;MONTH([.A1251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24</text:p>
              </table:table-cell>
              <table:table-cell office:value-type="float" office:value="2.0156433582" calcext:value-type="float">
                <text:p>2.0156433582</text:p>
              </table:table-cell>
              <table:table-cell office:value-type="float" office:value="105.7" calcext:value-type="float">
                <text:p>105.7</text:p>
              </table:table-cell>
              <table:table-cell table:formula="of:=CONCATENATE(YEAR([.A1252]);&quot;_&quot;;MONTH([.A1252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25</text:p>
              </table:table-cell>
              <table:table-cell office:value-type="float" office:value="10.3920755386" calcext:value-type="float">
                <text:p>10.3920755386</text:p>
              </table:table-cell>
              <table:table-cell office:value-type="float" office:value="124" calcext:value-type="float">
                <text:p>124</text:p>
              </table:table-cell>
              <table:table-cell table:formula="of:=CONCATENATE(YEAR([.A1253]);&quot;_&quot;;MONTH([.A1253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26</text:p>
              </table:table-cell>
              <table:table-cell office:value-type="float" office:value="16.0250759125" calcext:value-type="float">
                <text:p>16.0250759125</text:p>
              </table:table-cell>
              <table:table-cell office:value-type="float" office:value="124.1" calcext:value-type="float">
                <text:p>124.1</text:p>
              </table:table-cell>
              <table:table-cell table:formula="of:=CONCATENATE(YEAR([.A1254]);&quot;_&quot;;MONTH([.A1254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27</text:p>
              </table:table-cell>
              <table:table-cell office:value-type="float" office:value="18.0781707764" calcext:value-type="float">
                <text:p>18.0781707764</text:p>
              </table:table-cell>
              <table:table-cell office:value-type="float" office:value="235.1" calcext:value-type="float">
                <text:p>235.1</text:p>
              </table:table-cell>
              <table:table-cell table:formula="of:=CONCATENATE(YEAR([.A1255]);&quot;_&quot;;MONTH([.A1255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28</text:p>
              </table:table-cell>
              <table:table-cell office:value-type="float" office:value="46.7227859497" calcext:value-type="float">
                <text:p>46.7227859497</text:p>
              </table:table-cell>
              <table:table-cell office:value-type="float" office:value="404.5" calcext:value-type="float">
                <text:p>404.5</text:p>
              </table:table-cell>
              <table:table-cell table:formula="of:=CONCATENATE(YEAR([.A1256]);&quot;_&quot;;MONTH([.A1256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29</text:p>
              </table:table-cell>
              <table:table-cell office:value-type="float" office:value="46.1428413391" calcext:value-type="float">
                <text:p>46.1428413391</text:p>
              </table:table-cell>
              <table:table-cell office:value-type="float" office:value="247.6" calcext:value-type="float">
                <text:p>247.6</text:p>
              </table:table-cell>
              <table:table-cell table:formula="of:=CONCATENATE(YEAR([.A1257]);&quot;_&quot;;MONTH([.A1257]))" office:value-type="string" office:string-value="2001_6" calcext:value-type="string">
                <text:p>2001_6</text:p>
              </table:table-cell>
            </table:table-row>
            <table:table-row table:style-name="ro1" table:visibility="collapse">
              <table:table-cell office:value-type="string" calcext:value-type="string">
                <text:p>2001-06-30</text:p>
              </table:table-cell>
              <table:table-cell office:value-type="float" office:value="32.7830734253" calcext:value-type="float">
                <text:p>32.7830734253</text:p>
              </table:table-cell>
              <table:table-cell office:value-type="float" office:value="461.5" calcext:value-type="float">
                <text:p>461.5</text:p>
              </table:table-cell>
              <table:table-cell table:formula="of:=CONCATENATE(YEAR([.A1258]);&quot;_&quot;;MONTH([.A1258]))" office:value-type="string" office:string-value="2001_6" calcext:value-type="string">
                <text:p>2001_6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229:.$B$1258])" office:value-type="float" office:value="739.4362316431" calcext:value-type="float">
              <text:p>739.4362316431</text:p>
            </table:table-cell>
            <table:table-cell/>
            <table:table-cell table:style-name="Result" office:value-type="string" calcext:value-type="string">
              <text:p>2001_6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1-07-01</text:p>
              </table:table-cell>
              <table:table-cell office:value-type="float" office:value="32.8598175049" calcext:value-type="float">
                <text:p>32.8598175049</text:p>
              </table:table-cell>
              <table:table-cell office:value-type="float" office:value="353" calcext:value-type="float">
                <text:p>353</text:p>
              </table:table-cell>
              <table:table-cell table:formula="of:=CONCATENATE(YEAR([.A1260]);&quot;_&quot;;MONTH([.A1260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02</text:p>
              </table:table-cell>
              <table:table-cell office:value-type="float" office:value="24.8229846954" calcext:value-type="float">
                <text:p>24.8229846954</text:p>
              </table:table-cell>
              <table:table-cell office:value-type="float" office:value="277.6" calcext:value-type="float">
                <text:p>277.6</text:p>
              </table:table-cell>
              <table:table-cell table:formula="of:=CONCATENATE(YEAR([.A1261]);&quot;_&quot;;MONTH([.A1261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03</text:p>
              </table:table-cell>
              <table:table-cell office:value-type="float" office:value="15.7316226959" calcext:value-type="float">
                <text:p>15.7316226959</text:p>
              </table:table-cell>
              <table:table-cell office:value-type="float" office:value="217.1" calcext:value-type="float">
                <text:p>217.1</text:p>
              </table:table-cell>
              <table:table-cell table:formula="of:=CONCATENATE(YEAR([.A1262]);&quot;_&quot;;MONTH([.A1262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04</text:p>
              </table:table-cell>
              <table:table-cell office:value-type="float" office:value="26.3617191315" calcext:value-type="float">
                <text:p>26.3617191315</text:p>
              </table:table-cell>
              <table:table-cell office:value-type="float" office:value="365.5" calcext:value-type="float">
                <text:p>365.5</text:p>
              </table:table-cell>
              <table:table-cell table:formula="of:=CONCATENATE(YEAR([.A1263]);&quot;_&quot;;MONTH([.A1263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05</text:p>
              </table:table-cell>
              <table:table-cell office:value-type="float" office:value="68.8657073975" calcext:value-type="float">
                <text:p>68.8657073975</text:p>
              </table:table-cell>
              <table:table-cell office:value-type="float" office:value="382.1" calcext:value-type="float">
                <text:p>382.1</text:p>
              </table:table-cell>
              <table:table-cell table:formula="of:=CONCATENATE(YEAR([.A1264]);&quot;_&quot;;MONTH([.A1264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06</text:p>
              </table:table-cell>
              <table:table-cell office:value-type="float" office:value="16.302236557" calcext:value-type="float">
                <text:p>16.302236557</text:p>
              </table:table-cell>
              <table:table-cell office:value-type="float" office:value="577.8" calcext:value-type="float">
                <text:p>577.8</text:p>
              </table:table-cell>
              <table:table-cell table:formula="of:=CONCATENATE(YEAR([.A1265]);&quot;_&quot;;MONTH([.A1265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07</text:p>
              </table:table-cell>
              <table:table-cell office:value-type="float" office:value="25.0343017578" calcext:value-type="float">
                <text:p>25.0343017578</text:p>
              </table:table-cell>
              <table:table-cell office:value-type="float" office:value="446.4" calcext:value-type="float">
                <text:p>446.4</text:p>
              </table:table-cell>
              <table:table-cell table:formula="of:=CONCATENATE(YEAR([.A1266]);&quot;_&quot;;MONTH([.A1266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08</text:p>
              </table:table-cell>
              <table:table-cell office:value-type="float" office:value="40.78307724" calcext:value-type="float">
                <text:p>40.78307724</text:p>
              </table:table-cell>
              <table:table-cell office:value-type="float" office:value="1919" calcext:value-type="float">
                <text:p>1919</text:p>
              </table:table-cell>
              <table:table-cell table:formula="of:=CONCATENATE(YEAR([.A1267]);&quot;_&quot;;MONTH([.A1267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09</text:p>
              </table:table-cell>
              <table:table-cell office:value-type="float" office:value="41.2349586487" calcext:value-type="float">
                <text:p>41.2349586487</text:p>
              </table:table-cell>
              <table:table-cell office:value-type="float" office:value="591" calcext:value-type="float">
                <text:p>591</text:p>
              </table:table-cell>
              <table:table-cell table:formula="of:=CONCATENATE(YEAR([.A1268]);&quot;_&quot;;MONTH([.A1268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10</text:p>
              </table:table-cell>
              <table:table-cell office:value-type="float" office:value="33.949798584" calcext:value-type="float">
                <text:p>33.949798584</text:p>
              </table:table-cell>
              <table:table-cell office:value-type="float" office:value="405.2" calcext:value-type="float">
                <text:p>405.2</text:p>
              </table:table-cell>
              <table:table-cell table:formula="of:=CONCATENATE(YEAR([.A1269]);&quot;_&quot;;MONTH([.A1269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11</text:p>
              </table:table-cell>
              <table:table-cell office:value-type="float" office:value="24.68998909" calcext:value-type="float">
                <text:p>24.68998909</text:p>
              </table:table-cell>
              <table:table-cell office:value-type="float" office:value="809.9" calcext:value-type="float">
                <text:p>809.9</text:p>
              </table:table-cell>
              <table:table-cell table:formula="of:=CONCATENATE(YEAR([.A1270]);&quot;_&quot;;MONTH([.A1270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12</text:p>
              </table:table-cell>
              <table:table-cell office:value-type="float" office:value="13.510974884" calcext:value-type="float">
                <text:p>13.510974884</text:p>
              </table:table-cell>
              <table:table-cell office:value-type="float" office:value="1112" calcext:value-type="float">
                <text:p>1112</text:p>
              </table:table-cell>
              <table:table-cell table:formula="of:=CONCATENATE(YEAR([.A1271]);&quot;_&quot;;MONTH([.A1271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13</text:p>
              </table:table-cell>
              <table:table-cell office:value-type="float" office:value="11.2564678192" calcext:value-type="float">
                <text:p>11.2564678192</text:p>
              </table:table-cell>
              <table:table-cell office:value-type="float" office:value="615.4" calcext:value-type="float">
                <text:p>615.4</text:p>
              </table:table-cell>
              <table:table-cell table:formula="of:=CONCATENATE(YEAR([.A1272]);&quot;_&quot;;MONTH([.A1272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14</text:p>
              </table:table-cell>
              <table:table-cell office:value-type="float" office:value="25.4699802399" calcext:value-type="float">
                <text:p>25.4699802399</text:p>
              </table:table-cell>
              <table:table-cell office:value-type="float" office:value="1254" calcext:value-type="float">
                <text:p>1254</text:p>
              </table:table-cell>
              <table:table-cell table:formula="of:=CONCATENATE(YEAR([.A1273]);&quot;_&quot;;MONTH([.A1273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15</text:p>
              </table:table-cell>
              <table:table-cell office:value-type="float" office:value="31.7866687775" calcext:value-type="float">
                <text:p>31.7866687775</text:p>
              </table:table-cell>
              <table:table-cell office:value-type="float" office:value="2101" calcext:value-type="float">
                <text:p>2101</text:p>
              </table:table-cell>
              <table:table-cell table:formula="of:=CONCATENATE(YEAR([.A1274]);&quot;_&quot;;MONTH([.A1274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16</text:p>
              </table:table-cell>
              <table:table-cell office:value-type="float" office:value="29.1664466858" calcext:value-type="float">
                <text:p>29.1664466858</text:p>
              </table:table-cell>
              <table:table-cell office:value-type="float" office:value="2144" calcext:value-type="float">
                <text:p>2144</text:p>
              </table:table-cell>
              <table:table-cell table:formula="of:=CONCATENATE(YEAR([.A1275]);&quot;_&quot;;MONTH([.A1275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17</text:p>
              </table:table-cell>
              <table:table-cell office:value-type="float" office:value="15.4856977463" calcext:value-type="float">
                <text:p>15.4856977463</text:p>
              </table:table-cell>
              <table:table-cell office:value-type="float" office:value="1133" calcext:value-type="float">
                <text:p>1133</text:p>
              </table:table-cell>
              <table:table-cell table:formula="of:=CONCATENATE(YEAR([.A1276]);&quot;_&quot;;MONTH([.A1276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18</text:p>
              </table:table-cell>
              <table:table-cell office:value-type="float" office:value="16.6975784302" calcext:value-type="float">
                <text:p>16.6975784302</text:p>
              </table:table-cell>
              <table:table-cell office:value-type="float" office:value="770.7" calcext:value-type="float">
                <text:p>770.7</text:p>
              </table:table-cell>
              <table:table-cell table:formula="of:=CONCATENATE(YEAR([.A1277]);&quot;_&quot;;MONTH([.A1277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19</text:p>
              </table:table-cell>
              <table:table-cell office:value-type="float" office:value="13.1761608124" calcext:value-type="float">
                <text:p>13.1761608124</text:p>
              </table:table-cell>
              <table:table-cell office:value-type="float" office:value="586" calcext:value-type="float">
                <text:p>586</text:p>
              </table:table-cell>
              <table:table-cell table:formula="of:=CONCATENATE(YEAR([.A1278]);&quot;_&quot;;MONTH([.A1278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20</text:p>
              </table:table-cell>
              <table:table-cell office:value-type="float" office:value="10.0363445282" calcext:value-type="float">
                <text:p>10.0363445282</text:p>
              </table:table-cell>
              <table:table-cell office:value-type="float" office:value="672.3" calcext:value-type="float">
                <text:p>672.3</text:p>
              </table:table-cell>
              <table:table-cell table:formula="of:=CONCATENATE(YEAR([.A1279]);&quot;_&quot;;MONTH([.A1279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21</text:p>
              </table:table-cell>
              <table:table-cell office:value-type="float" office:value="5.6582021713" calcext:value-type="float">
                <text:p>5.6582021713</text:p>
              </table:table-cell>
              <table:table-cell office:value-type="float" office:value="741.2" calcext:value-type="float">
                <text:p>741.2</text:p>
              </table:table-cell>
              <table:table-cell table:formula="of:=CONCATENATE(YEAR([.A1280]);&quot;_&quot;;MONTH([.A1280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22</text:p>
              </table:table-cell>
              <table:table-cell office:value-type="float" office:value="8.9185504913" calcext:value-type="float">
                <text:p>8.9185504913</text:p>
              </table:table-cell>
              <table:table-cell office:value-type="float" office:value="557.8" calcext:value-type="float">
                <text:p>557.8</text:p>
              </table:table-cell>
              <table:table-cell table:formula="of:=CONCATENATE(YEAR([.A1281]);&quot;_&quot;;MONTH([.A1281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23</text:p>
              </table:table-cell>
              <table:table-cell office:value-type="float" office:value="18.6314716339" calcext:value-type="float">
                <text:p>18.6314716339</text:p>
              </table:table-cell>
              <table:table-cell office:value-type="float" office:value="664.4" calcext:value-type="float">
                <text:p>664.4</text:p>
              </table:table-cell>
              <table:table-cell table:formula="of:=CONCATENATE(YEAR([.A1282]);&quot;_&quot;;MONTH([.A1282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24</text:p>
              </table:table-cell>
              <table:table-cell office:value-type="float" office:value="25.9234409332" calcext:value-type="float">
                <text:p>25.9234409332</text:p>
              </table:table-cell>
              <table:table-cell office:value-type="float" office:value="953.4" calcext:value-type="float">
                <text:p>953.4</text:p>
              </table:table-cell>
              <table:table-cell table:formula="of:=CONCATENATE(YEAR([.A1283]);&quot;_&quot;;MONTH([.A1283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25</text:p>
              </table:table-cell>
              <table:table-cell office:value-type="float" office:value="50.0769767761" calcext:value-type="float">
                <text:p>50.0769767761</text:p>
              </table:table-cell>
              <table:table-cell office:value-type="float" office:value="1288" calcext:value-type="float">
                <text:p>1288</text:p>
              </table:table-cell>
              <table:table-cell table:formula="of:=CONCATENATE(YEAR([.A1284]);&quot;_&quot;;MONTH([.A1284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26</text:p>
              </table:table-cell>
              <table:table-cell office:value-type="float" office:value="25.255317688" calcext:value-type="float">
                <text:p>25.255317688</text:p>
              </table:table-cell>
              <table:table-cell office:value-type="float" office:value="1123" calcext:value-type="float">
                <text:p>1123</text:p>
              </table:table-cell>
              <table:table-cell table:formula="of:=CONCATENATE(YEAR([.A1285]);&quot;_&quot;;MONTH([.A1285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27</text:p>
              </table:table-cell>
              <table:table-cell office:value-type="float" office:value="28.6821575165" calcext:value-type="float">
                <text:p>28.6821575165</text:p>
              </table:table-cell>
              <table:table-cell office:value-type="float" office:value="1855" calcext:value-type="float">
                <text:p>1855</text:p>
              </table:table-cell>
              <table:table-cell table:formula="of:=CONCATENATE(YEAR([.A1286]);&quot;_&quot;;MONTH([.A1286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28</text:p>
              </table:table-cell>
              <table:table-cell office:value-type="float" office:value="24.7434368134" calcext:value-type="float">
                <text:p>24.7434368134</text:p>
              </table:table-cell>
              <table:table-cell office:value-type="float" office:value="1015" calcext:value-type="float">
                <text:p>1015</text:p>
              </table:table-cell>
              <table:table-cell table:formula="of:=CONCATENATE(YEAR([.A1287]);&quot;_&quot;;MONTH([.A1287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29</text:p>
              </table:table-cell>
              <table:table-cell office:value-type="float" office:value="37.4522399902" calcext:value-type="float">
                <text:p>37.4522399902</text:p>
              </table:table-cell>
              <table:table-cell office:value-type="float" office:value="969" calcext:value-type="float">
                <text:p>969</text:p>
              </table:table-cell>
              <table:table-cell table:formula="of:=CONCATENATE(YEAR([.A1288]);&quot;_&quot;;MONTH([.A1288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30</text:p>
              </table:table-cell>
              <table:table-cell office:value-type="float" office:value="36.375957489" calcext:value-type="float">
                <text:p>36.375957489</text:p>
              </table:table-cell>
              <table:table-cell office:value-type="float" office:value="817.8" calcext:value-type="float">
                <text:p>817.8</text:p>
              </table:table-cell>
              <table:table-cell table:formula="of:=CONCATENATE(YEAR([.A1289]);&quot;_&quot;;MONTH([.A1289]))" office:value-type="string" office:string-value="2001_7" calcext:value-type="string">
                <text:p>2001_7</text:p>
              </table:table-cell>
            </table:table-row>
            <table:table-row table:style-name="ro1" table:visibility="collapse">
              <table:table-cell office:value-type="string" calcext:value-type="string">
                <text:p>2001-07-31</text:p>
              </table:table-cell>
              <table:table-cell office:value-type="float" office:value="11.5659227371" calcext:value-type="float">
                <text:p>11.5659227371</text:p>
              </table:table-cell>
              <table:table-cell office:value-type="float" office:value="783.7" calcext:value-type="float">
                <text:p>783.7</text:p>
              </table:table-cell>
              <table:table-cell table:formula="of:=CONCATENATE(YEAR([.A1290]);&quot;_&quot;;MONTH([.A1290]))" office:value-type="string" office:string-value="2001_7" calcext:value-type="string">
                <text:p>2001_7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260:.$B$1290])" office:value-type="float" office:value="790.5062074662" calcext:value-type="float">
              <text:p>790.5062074662</text:p>
            </table:table-cell>
            <table:table-cell/>
            <table:table-cell table:style-name="Result" office:value-type="string" calcext:value-type="string">
              <text:p>2001_7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1-08-01</text:p>
              </table:table-cell>
              <table:table-cell office:value-type="float" office:value="24.3361988068" calcext:value-type="float">
                <text:p>24.3361988068</text:p>
              </table:table-cell>
              <table:table-cell office:value-type="float" office:value="675" calcext:value-type="float">
                <text:p>675</text:p>
              </table:table-cell>
              <table:table-cell table:formula="of:=CONCATENATE(YEAR([.A1292]);&quot;_&quot;;MONTH([.A1292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02</text:p>
              </table:table-cell>
              <table:table-cell office:value-type="float" office:value="24.665555954" calcext:value-type="float">
                <text:p>24.665555954</text:p>
              </table:table-cell>
              <table:table-cell office:value-type="float" office:value="425" calcext:value-type="float">
                <text:p>425</text:p>
              </table:table-cell>
              <table:table-cell table:formula="of:=CONCATENATE(YEAR([.A1293]);&quot;_&quot;;MONTH([.A1293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03</text:p>
              </table:table-cell>
              <table:table-cell office:value-type="float" office:value="40.9453125" calcext:value-type="float">
                <text:p>40.9453125</text:p>
              </table:table-cell>
              <table:table-cell office:value-type="float" office:value="320.1" calcext:value-type="float">
                <text:p>320.1</text:p>
              </table:table-cell>
              <table:table-cell table:formula="of:=CONCATENATE(YEAR([.A1294]);&quot;_&quot;;MONTH([.A1294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04</text:p>
              </table:table-cell>
              <table:table-cell office:value-type="float" office:value="44.6038131714" calcext:value-type="float">
                <text:p>44.6038131714</text:p>
              </table:table-cell>
              <table:table-cell office:value-type="float" office:value="391" calcext:value-type="float">
                <text:p>391</text:p>
              </table:table-cell>
              <table:table-cell table:formula="of:=CONCATENATE(YEAR([.A1295]);&quot;_&quot;;MONTH([.A1295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05</text:p>
              </table:table-cell>
              <table:table-cell office:value-type="float" office:value="54.1893196106" calcext:value-type="float">
                <text:p>54.1893196106</text:p>
              </table:table-cell>
              <table:table-cell office:value-type="float" office:value="271" calcext:value-type="float">
                <text:p>271</text:p>
              </table:table-cell>
              <table:table-cell table:formula="of:=CONCATENATE(YEAR([.A1296]);&quot;_&quot;;MONTH([.A1296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06</text:p>
              </table:table-cell>
              <table:table-cell office:value-type="float" office:value="12.7001657486" calcext:value-type="float">
                <text:p>12.7001657486</text:p>
              </table:table-cell>
              <table:table-cell office:value-type="float" office:value="239" calcext:value-type="float">
                <text:p>239</text:p>
              </table:table-cell>
              <table:table-cell table:formula="of:=CONCATENATE(YEAR([.A1297]);&quot;_&quot;;MONTH([.A1297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07</text:p>
              </table:table-cell>
              <table:table-cell office:value-type="float" office:value="7.9919610023" calcext:value-type="float">
                <text:p>7.9919610023</text:p>
              </table:table-cell>
              <table:table-cell office:value-type="float" office:value="349.2" calcext:value-type="float">
                <text:p>349.2</text:p>
              </table:table-cell>
              <table:table-cell table:formula="of:=CONCATENATE(YEAR([.A1298]);&quot;_&quot;;MONTH([.A1298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08</text:p>
              </table:table-cell>
              <table:table-cell office:value-type="float" office:value="11.6377782822" calcext:value-type="float">
                <text:p>11.6377782822</text:p>
              </table:table-cell>
              <table:table-cell office:value-type="float" office:value="373" calcext:value-type="float">
                <text:p>373</text:p>
              </table:table-cell>
              <table:table-cell table:formula="of:=CONCATENATE(YEAR([.A1299]);&quot;_&quot;;MONTH([.A1299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09</text:p>
              </table:table-cell>
              <table:table-cell office:value-type="float" office:value="13.7005815506" calcext:value-type="float">
                <text:p>13.7005815506</text:p>
              </table:table-cell>
              <table:table-cell office:value-type="float" office:value="353.4" calcext:value-type="float">
                <text:p>353.4</text:p>
              </table:table-cell>
              <table:table-cell table:formula="of:=CONCATENATE(YEAR([.A1300]);&quot;_&quot;;MONTH([.A1300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10</text:p>
              </table:table-cell>
              <table:table-cell office:value-type="float" office:value="7.094830513" calcext:value-type="float">
                <text:p>7.094830513</text:p>
              </table:table-cell>
              <table:table-cell office:value-type="float" office:value="362.1" calcext:value-type="float">
                <text:p>362.1</text:p>
              </table:table-cell>
              <table:table-cell table:formula="of:=CONCATENATE(YEAR([.A1301]);&quot;_&quot;;MONTH([.A1301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11</text:p>
              </table:table-cell>
              <table:table-cell office:value-type="float" office:value="9.5436229706" calcext:value-type="float">
                <text:p>9.5436229706</text:p>
              </table:table-cell>
              <table:table-cell office:value-type="float" office:value="535.9" calcext:value-type="float">
                <text:p>535.9</text:p>
              </table:table-cell>
              <table:table-cell table:formula="of:=CONCATENATE(YEAR([.A1302]);&quot;_&quot;;MONTH([.A1302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12</text:p>
              </table:table-cell>
              <table:table-cell office:value-type="float" office:value="10.0749320984" calcext:value-type="float">
                <text:p>10.0749320984</text:p>
              </table:table-cell>
              <table:table-cell office:value-type="float" office:value="522.9" calcext:value-type="float">
                <text:p>522.9</text:p>
              </table:table-cell>
              <table:table-cell table:formula="of:=CONCATENATE(YEAR([.A1303]);&quot;_&quot;;MONTH([.A1303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13</text:p>
              </table:table-cell>
              <table:table-cell office:value-type="float" office:value="11.3887138367" calcext:value-type="float">
                <text:p>11.3887138367</text:p>
              </table:table-cell>
              <table:table-cell office:value-type="float" office:value="1698" calcext:value-type="float">
                <text:p>1698</text:p>
              </table:table-cell>
              <table:table-cell table:formula="of:=CONCATENATE(YEAR([.A1304]);&quot;_&quot;;MONTH([.A1304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14</text:p>
              </table:table-cell>
              <table:table-cell office:value-type="float" office:value="21.0685577393" calcext:value-type="float">
                <text:p>21.0685577393</text:p>
              </table:table-cell>
              <table:table-cell office:value-type="float" office:value="1441" calcext:value-type="float">
                <text:p>1441</text:p>
              </table:table-cell>
              <table:table-cell table:formula="of:=CONCATENATE(YEAR([.A1305]);&quot;_&quot;;MONTH([.A1305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15</text:p>
              </table:table-cell>
              <table:table-cell office:value-type="float" office:value="19.8786506653" calcext:value-type="float">
                <text:p>19.8786506653</text:p>
              </table:table-cell>
              <table:table-cell office:value-type="float" office:value="809.3" calcext:value-type="float">
                <text:p>809.3</text:p>
              </table:table-cell>
              <table:table-cell table:formula="of:=CONCATENATE(YEAR([.A1306]);&quot;_&quot;;MONTH([.A1306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16</text:p>
              </table:table-cell>
              <table:table-cell office:value-type="float" office:value="29.0193252563" calcext:value-type="float">
                <text:p>29.0193252563</text:p>
              </table:table-cell>
              <table:table-cell office:value-type="float" office:value="831.7" calcext:value-type="float">
                <text:p>831.7</text:p>
              </table:table-cell>
              <table:table-cell table:formula="of:=CONCATENATE(YEAR([.A1307]);&quot;_&quot;;MONTH([.A1307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17</text:p>
              </table:table-cell>
              <table:table-cell office:value-type="float" office:value="42.4263267517" calcext:value-type="float">
                <text:p>42.4263267517</text:p>
              </table:table-cell>
              <table:table-cell office:value-type="float" office:value="673.1" calcext:value-type="float">
                <text:p>673.1</text:p>
              </table:table-cell>
              <table:table-cell table:formula="of:=CONCATENATE(YEAR([.A1308]);&quot;_&quot;;MONTH([.A1308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18</text:p>
              </table:table-cell>
              <table:table-cell office:value-type="float" office:value="39.6372566223" calcext:value-type="float">
                <text:p>39.6372566223</text:p>
              </table:table-cell>
              <table:table-cell office:value-type="float" office:value="514.3" calcext:value-type="float">
                <text:p>514.3</text:p>
              </table:table-cell>
              <table:table-cell table:formula="of:=CONCATENATE(YEAR([.A1309]);&quot;_&quot;;MONTH([.A1309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19</text:p>
              </table:table-cell>
              <table:table-cell office:value-type="float" office:value="39.2958106995" calcext:value-type="float">
                <text:p>39.2958106995</text:p>
              </table:table-cell>
              <table:table-cell office:value-type="float" office:value="497.3" calcext:value-type="float">
                <text:p>497.3</text:p>
              </table:table-cell>
              <table:table-cell table:formula="of:=CONCATENATE(YEAR([.A1310]);&quot;_&quot;;MONTH([.A1310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20</text:p>
              </table:table-cell>
              <table:table-cell office:value-type="float" office:value="7.0105419159" calcext:value-type="float">
                <text:p>7.0105419159</text:p>
              </table:table-cell>
              <table:table-cell office:value-type="float" office:value="469.2" calcext:value-type="float">
                <text:p>469.2</text:p>
              </table:table-cell>
              <table:table-cell table:formula="of:=CONCATENATE(YEAR([.A1311]);&quot;_&quot;;MONTH([.A1311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21</text:p>
              </table:table-cell>
              <table:table-cell office:value-type="float" office:value="40.4561767578" calcext:value-type="float">
                <text:p>40.4561767578</text:p>
              </table:table-cell>
              <table:table-cell office:value-type="float" office:value="468" calcext:value-type="float">
                <text:p>468</text:p>
              </table:table-cell>
              <table:table-cell table:formula="of:=CONCATENATE(YEAR([.A1312]);&quot;_&quot;;MONTH([.A1312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22</text:p>
              </table:table-cell>
              <table:table-cell office:value-type="float" office:value="22.5812263489" calcext:value-type="float">
                <text:p>22.5812263489</text:p>
              </table:table-cell>
              <table:table-cell office:value-type="float" office:value="448.4" calcext:value-type="float">
                <text:p>448.4</text:p>
              </table:table-cell>
              <table:table-cell table:formula="of:=CONCATENATE(YEAR([.A1313]);&quot;_&quot;;MONTH([.A1313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23</text:p>
              </table:table-cell>
              <table:table-cell office:value-type="float" office:value="12.8482847214" calcext:value-type="float">
                <text:p>12.8482847214</text:p>
              </table:table-cell>
              <table:table-cell office:value-type="float" office:value="413.6" calcext:value-type="float">
                <text:p>413.6</text:p>
              </table:table-cell>
              <table:table-cell table:formula="of:=CONCATENATE(YEAR([.A1314]);&quot;_&quot;;MONTH([.A1314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24</text:p>
              </table:table-cell>
              <table:table-cell office:value-type="float" office:value="17.9222126007" calcext:value-type="float">
                <text:p>17.9222126007</text:p>
              </table:table-cell>
              <table:table-cell office:value-type="float" office:value="381.4" calcext:value-type="float">
                <text:p>381.4</text:p>
              </table:table-cell>
              <table:table-cell table:formula="of:=CONCATENATE(YEAR([.A1315]);&quot;_&quot;;MONTH([.A1315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25</text:p>
              </table:table-cell>
              <table:table-cell office:value-type="float" office:value="27.843837738" calcext:value-type="float">
                <text:p>27.843837738</text:p>
              </table:table-cell>
              <table:table-cell office:value-type="float" office:value="326.2" calcext:value-type="float">
                <text:p>326.2</text:p>
              </table:table-cell>
              <table:table-cell table:formula="of:=CONCATENATE(YEAR([.A1316]);&quot;_&quot;;MONTH([.A1316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26</text:p>
              </table:table-cell>
              <table:table-cell office:value-type="float" office:value="3.6653382778" calcext:value-type="float">
                <text:p>3.6653382778</text:p>
              </table:table-cell>
              <table:table-cell office:value-type="float" office:value="258.2" calcext:value-type="float">
                <text:p>258.2</text:p>
              </table:table-cell>
              <table:table-cell table:formula="of:=CONCATENATE(YEAR([.A1317]);&quot;_&quot;;MONTH([.A1317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27</text:p>
              </table:table-cell>
              <table:table-cell office:value-type="float" office:value="2.2903766632" calcext:value-type="float">
                <text:p>2.2903766632</text:p>
              </table:table-cell>
              <table:table-cell office:value-type="float" office:value="234.4" calcext:value-type="float">
                <text:p>234.4</text:p>
              </table:table-cell>
              <table:table-cell table:formula="of:=CONCATENATE(YEAR([.A1318]);&quot;_&quot;;MONTH([.A1318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28</text:p>
              </table:table-cell>
              <table:table-cell office:value-type="float" office:value="8.7202854156" calcext:value-type="float">
                <text:p>8.7202854156</text:p>
              </table:table-cell>
              <table:table-cell office:value-type="float" office:value="266" calcext:value-type="float">
                <text:p>266</text:p>
              </table:table-cell>
              <table:table-cell table:formula="of:=CONCATENATE(YEAR([.A1319]);&quot;_&quot;;MONTH([.A1319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29</text:p>
              </table:table-cell>
              <table:table-cell office:value-type="float" office:value="4.1987929344" calcext:value-type="float">
                <text:p>4.1987929344</text:p>
              </table:table-cell>
              <table:table-cell office:value-type="float" office:value="225.6" calcext:value-type="float">
                <text:p>225.6</text:p>
              </table:table-cell>
              <table:table-cell table:formula="of:=CONCATENATE(YEAR([.A1320]);&quot;_&quot;;MONTH([.A1320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30</text:p>
              </table:table-cell>
              <table:table-cell office:value-type="float" office:value="8.1298189163" calcext:value-type="float">
                <text:p>8.1298189163</text:p>
              </table:table-cell>
              <table:table-cell office:value-type="float" office:value="190.2" calcext:value-type="float">
                <text:p>190.2</text:p>
              </table:table-cell>
              <table:table-cell table:formula="of:=CONCATENATE(YEAR([.A1321]);&quot;_&quot;;MONTH([.A1321]))" office:value-type="string" office:string-value="2001_8" calcext:value-type="string">
                <text:p>2001_8</text:p>
              </table:table-cell>
            </table:table-row>
            <table:table-row table:style-name="ro1" table:visibility="collapse">
              <table:table-cell office:value-type="string" calcext:value-type="string">
                <text:p>2001-08-31</text:p>
              </table:table-cell>
              <table:table-cell office:value-type="float" office:value="2.1768505573" calcext:value-type="float">
                <text:p>2.1768505573</text:p>
              </table:table-cell>
              <table:table-cell office:value-type="float" office:value="183.4" calcext:value-type="float">
                <text:p>183.4</text:p>
              </table:table-cell>
              <table:table-cell table:formula="of:=CONCATENATE(YEAR([.A1322]);&quot;_&quot;;MONTH([.A1322]))" office:value-type="string" office:string-value="2001_8" calcext:value-type="string">
                <text:p>2001_8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292:.$B$1322])" office:value-type="float" office:value="622.0424566269" calcext:value-type="float">
              <text:p>622.0424566269</text:p>
            </table:table-cell>
            <table:table-cell/>
            <table:table-cell table:style-name="Result" office:value-type="string" calcext:value-type="string">
              <text:p>2001_8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1-09-01</text:p>
              </table:table-cell>
              <table:table-cell office:value-type="float" office:value="2.417948246" calcext:value-type="float">
                <text:p>2.417948246</text:p>
              </table:table-cell>
              <table:table-cell office:value-type="float" office:value="160.7" calcext:value-type="float">
                <text:p>160.7</text:p>
              </table:table-cell>
              <table:table-cell table:formula="of:=CONCATENATE(YEAR([.A1324]);&quot;_&quot;;MONTH([.A1324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02</text:p>
              </table:table-cell>
              <table:table-cell office:value-type="float" office:value="3.2232339382" calcext:value-type="float">
                <text:p>3.2232339382</text:p>
              </table:table-cell>
              <table:table-cell office:value-type="float" office:value="147.4" calcext:value-type="float">
                <text:p>147.4</text:p>
              </table:table-cell>
              <table:table-cell table:formula="of:=CONCATENATE(YEAR([.A1325]);&quot;_&quot;;MONTH([.A1325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03</text:p>
              </table:table-cell>
              <table:table-cell office:value-type="float" office:value="0.3995254338" calcext:value-type="float">
                <text:p>0.3995254338</text:p>
              </table:table-cell>
              <table:table-cell office:value-type="float" office:value="139.7" calcext:value-type="float">
                <text:p>139.7</text:p>
              </table:table-cell>
              <table:table-cell table:formula="of:=CONCATENATE(YEAR([.A1326]);&quot;_&quot;;MONTH([.A1326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04</text:p>
              </table:table-cell>
              <table:table-cell office:value-type="float" office:value="0.0451103412" calcext:value-type="float">
                <text:p>0.0451103412</text:p>
              </table:table-cell>
              <table:table-cell office:value-type="float" office:value="125.2" calcext:value-type="float">
                <text:p>125.2</text:p>
              </table:table-cell>
              <table:table-cell table:formula="of:=CONCATENATE(YEAR([.A1327]);&quot;_&quot;;MONTH([.A1327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3" calcext:value-type="float">
                <text:p>123</text:p>
              </table:table-cell>
              <table:table-cell table:formula="of:=CONCATENATE(YEAR([.A1328]);&quot;_&quot;;MONTH([.A1328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06</text:p>
              </table:table-cell>
              <table:table-cell office:value-type="float" office:value="8.3385705948" calcext:value-type="float">
                <text:p>8.3385705948</text:p>
              </table:table-cell>
              <table:table-cell office:value-type="float" office:value="122.1" calcext:value-type="float">
                <text:p>122.1</text:p>
              </table:table-cell>
              <table:table-cell table:formula="of:=CONCATENATE(YEAR([.A1329]);&quot;_&quot;;MONTH([.A1329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07</text:p>
              </table:table-cell>
              <table:table-cell office:value-type="float" office:value="0.3134519458" calcext:value-type="float">
                <text:p>0.3134519458</text:p>
              </table:table-cell>
              <table:table-cell office:value-type="float" office:value="116.4" calcext:value-type="float">
                <text:p>116.4</text:p>
              </table:table-cell>
              <table:table-cell table:formula="of:=CONCATENATE(YEAR([.A1330]);&quot;_&quot;;MONTH([.A1330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08</text:p>
              </table:table-cell>
              <table:table-cell office:value-type="float" office:value="0.0459029004" calcext:value-type="float">
                <text:p>0.0459029004</text:p>
              </table:table-cell>
              <table:table-cell office:value-type="float" office:value="113" calcext:value-type="float">
                <text:p>113</text:p>
              </table:table-cell>
              <table:table-cell table:formula="of:=CONCATENATE(YEAR([.A1331]);&quot;_&quot;;MONTH([.A1331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09</text:p>
              </table:table-cell>
              <table:table-cell office:value-type="float" office:value="0.5797378421" calcext:value-type="float">
                <text:p>0.5797378421</text:p>
              </table:table-cell>
              <table:table-cell office:value-type="float" office:value="107.8" calcext:value-type="float">
                <text:p>107.8</text:p>
              </table:table-cell>
              <table:table-cell table:formula="of:=CONCATENATE(YEAR([.A1332]);&quot;_&quot;;MONTH([.A1332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10</text:p>
              </table:table-cell>
              <table:table-cell office:value-type="float" office:value="0.0460836664" calcext:value-type="float">
                <text:p>0.0460836664</text:p>
              </table:table-cell>
              <table:table-cell office:value-type="float" office:value="103.4" calcext:value-type="float">
                <text:p>103.4</text:p>
              </table:table-cell>
              <table:table-cell table:formula="of:=CONCATENATE(YEAR([.A1333]);&quot;_&quot;;MONTH([.A1333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8.48" calcext:value-type="float">
                <text:p>98.48</text:p>
              </table:table-cell>
              <table:table-cell table:formula="of:=CONCATENATE(YEAR([.A1334]);&quot;_&quot;;MONTH([.A1334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7.53" calcext:value-type="float">
                <text:p>97.53</text:p>
              </table:table-cell>
              <table:table-cell table:formula="of:=CONCATENATE(YEAR([.A1335]);&quot;_&quot;;MONTH([.A1335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6.08" calcext:value-type="float">
                <text:p>96.08</text:p>
              </table:table-cell>
              <table:table-cell table:formula="of:=CONCATENATE(YEAR([.A1336]);&quot;_&quot;;MONTH([.A1336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2.78" calcext:value-type="float">
                <text:p>92.78</text:p>
              </table:table-cell>
              <table:table-cell table:formula="of:=CONCATENATE(YEAR([.A1337]);&quot;_&quot;;MONTH([.A1337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15</text:p>
              </table:table-cell>
              <table:table-cell office:value-type="float" office:value="1.7372543812" calcext:value-type="float">
                <text:p>1.7372543812</text:p>
              </table:table-cell>
              <table:table-cell office:value-type="float" office:value="98.16" calcext:value-type="float">
                <text:p>98.16</text:p>
              </table:table-cell>
              <table:table-cell table:formula="of:=CONCATENATE(YEAR([.A1338]);&quot;_&quot;;MONTH([.A1338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16</text:p>
              </table:table-cell>
              <table:table-cell office:value-type="float" office:value="3.4933657646" calcext:value-type="float">
                <text:p>3.4933657646</text:p>
              </table:table-cell>
              <table:table-cell office:value-type="float" office:value="90.57" calcext:value-type="float">
                <text:p>90.57</text:p>
              </table:table-cell>
              <table:table-cell table:formula="of:=CONCATENATE(YEAR([.A1339]);&quot;_&quot;;MONTH([.A1339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17</text:p>
              </table:table-cell>
              <table:table-cell office:value-type="float" office:value="5.7894678116" calcext:value-type="float">
                <text:p>5.7894678116</text:p>
              </table:table-cell>
              <table:table-cell office:value-type="float" office:value="90.28" calcext:value-type="float">
                <text:p>90.28</text:p>
              </table:table-cell>
              <table:table-cell table:formula="of:=CONCATENATE(YEAR([.A1340]);&quot;_&quot;;MONTH([.A1340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18</text:p>
              </table:table-cell>
              <table:table-cell office:value-type="float" office:value="2.071003437" calcext:value-type="float">
                <text:p>2.071003437</text:p>
              </table:table-cell>
              <table:table-cell office:value-type="float" office:value="84.35" calcext:value-type="float">
                <text:p>84.35</text:p>
              </table:table-cell>
              <table:table-cell table:formula="of:=CONCATENATE(YEAR([.A1341]);&quot;_&quot;;MONTH([.A1341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19</text:p>
              </table:table-cell>
              <table:table-cell office:value-type="float" office:value="0.5574538112" calcext:value-type="float">
                <text:p>0.5574538112</text:p>
              </table:table-cell>
              <table:table-cell office:value-type="float" office:value="82.07" calcext:value-type="float">
                <text:p>82.07</text:p>
              </table:table-cell>
              <table:table-cell table:formula="of:=CONCATENATE(YEAR([.A1342]);&quot;_&quot;;MONTH([.A1342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20</text:p>
              </table:table-cell>
              <table:table-cell office:value-type="float" office:value="0.3276420236" calcext:value-type="float">
                <text:p>0.3276420236</text:p>
              </table:table-cell>
              <table:table-cell office:value-type="float" office:value="79.85" calcext:value-type="float">
                <text:p>79.85</text:p>
              </table:table-cell>
              <table:table-cell table:formula="of:=CONCATENATE(YEAR([.A1343]);&quot;_&quot;;MONTH([.A1343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21</text:p>
              </table:table-cell>
              <table:table-cell office:value-type="float" office:value="13.7941026688" calcext:value-type="float">
                <text:p>13.7941026688</text:p>
              </table:table-cell>
              <table:table-cell office:value-type="float" office:value="65.46" calcext:value-type="float">
                <text:p>65.46</text:p>
              </table:table-cell>
              <table:table-cell table:formula="of:=CONCATENATE(YEAR([.A1344]);&quot;_&quot;;MONTH([.A1344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22</text:p>
              </table:table-cell>
              <table:table-cell office:value-type="float" office:value="9.8051595688" calcext:value-type="float">
                <text:p>9.8051595688</text:p>
              </table:table-cell>
              <table:table-cell office:value-type="float" office:value="91.51" calcext:value-type="float">
                <text:p>91.51</text:p>
              </table:table-cell>
              <table:table-cell table:formula="of:=CONCATENATE(YEAR([.A1345]);&quot;_&quot;;MONTH([.A1345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23</text:p>
              </table:table-cell>
              <table:table-cell office:value-type="float" office:value="13.8109292984" calcext:value-type="float">
                <text:p>13.8109292984</text:p>
              </table:table-cell>
              <table:table-cell office:value-type="float" office:value="83.61" calcext:value-type="float">
                <text:p>83.61</text:p>
              </table:table-cell>
              <table:table-cell table:formula="of:=CONCATENATE(YEAR([.A1346]);&quot;_&quot;;MONTH([.A1346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24</text:p>
              </table:table-cell>
              <table:table-cell office:value-type="float" office:value="13.6296777725" calcext:value-type="float">
                <text:p>13.6296777725</text:p>
              </table:table-cell>
              <table:table-cell office:value-type="float" office:value="78.68" calcext:value-type="float">
                <text:p>78.68</text:p>
              </table:table-cell>
              <table:table-cell table:formula="of:=CONCATENATE(YEAR([.A1347]);&quot;_&quot;;MONTH([.A1347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25</text:p>
              </table:table-cell>
              <table:table-cell office:value-type="float" office:value="2.2401921749" calcext:value-type="float">
                <text:p>2.2401921749</text:p>
              </table:table-cell>
              <table:table-cell office:value-type="float" office:value="58.9" calcext:value-type="float">
                <text:p>58.9</text:p>
              </table:table-cell>
              <table:table-cell table:formula="of:=CONCATENATE(YEAR([.A1348]);&quot;_&quot;;MONTH([.A1348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26</text:p>
              </table:table-cell>
              <table:table-cell office:value-type="float" office:value="1.4746385813" calcext:value-type="float">
                <text:p>1.4746385813</text:p>
              </table:table-cell>
              <table:table-cell office:value-type="float" office:value="71.04" calcext:value-type="float">
                <text:p>71.04</text:p>
              </table:table-cell>
              <table:table-cell table:formula="of:=CONCATENATE(YEAR([.A1349]);&quot;_&quot;;MONTH([.A1349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27</text:p>
              </table:table-cell>
              <table:table-cell office:value-type="float" office:value="10.7529811859" calcext:value-type="float">
                <text:p>10.7529811859</text:p>
              </table:table-cell>
              <table:table-cell office:value-type="float" office:value="71.31" calcext:value-type="float">
                <text:p>71.31</text:p>
              </table:table-cell>
              <table:table-cell table:formula="of:=CONCATENATE(YEAR([.A1350]);&quot;_&quot;;MONTH([.A1350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28</text:p>
              </table:table-cell>
              <table:table-cell office:value-type="float" office:value="25.3770313263" calcext:value-type="float">
                <text:p>25.3770313263</text:p>
              </table:table-cell>
              <table:table-cell office:value-type="float" office:value="106" calcext:value-type="float">
                <text:p>106</text:p>
              </table:table-cell>
              <table:table-cell table:formula="of:=CONCATENATE(YEAR([.A1351]);&quot;_&quot;;MONTH([.A1351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29</text:p>
              </table:table-cell>
              <table:table-cell office:value-type="float" office:value="38.2018280029" calcext:value-type="float">
                <text:p>38.2018280029</text:p>
              </table:table-cell>
              <table:table-cell office:value-type="float" office:value="87.69" calcext:value-type="float">
                <text:p>87.69</text:p>
              </table:table-cell>
              <table:table-cell table:formula="of:=CONCATENATE(YEAR([.A1352]);&quot;_&quot;;MONTH([.A1352]))" office:value-type="string" office:string-value="2001_9" calcext:value-type="string">
                <text:p>2001_9</text:p>
              </table:table-cell>
            </table:table-row>
            <table:table-row table:style-name="ro1" table:visibility="collapse">
              <table:table-cell office:value-type="string" calcext:value-type="string">
                <text:p>2001-09-30</text:p>
              </table:table-cell>
              <table:table-cell office:value-type="float" office:value="30.1493110657" calcext:value-type="float">
                <text:p>30.1493110657</text:p>
              </table:table-cell>
              <table:table-cell office:value-type="float" office:value="73.18" calcext:value-type="float">
                <text:p>73.18</text:p>
              </table:table-cell>
              <table:table-cell table:formula="of:=CONCATENATE(YEAR([.A1353]);&quot;_&quot;;MONTH([.A1353]))" office:value-type="string" office:string-value="2001_9" calcext:value-type="string">
                <text:p>2001_9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324:.$B$1353])" office:value-type="float" office:value="188.6216037834" calcext:value-type="float">
              <text:p>188.6216037834</text:p>
            </table:table-cell>
            <table:table-cell/>
            <table:table-cell table:style-name="Result" office:value-type="string" calcext:value-type="string">
              <text:p>2001_9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2-01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24" calcext:value-type="float">
                <text:p>17.24</text:p>
              </table:table-cell>
              <table:table-cell table:formula="of:=CONCATENATE(YEAR([.A1355]);&quot;_&quot;;MONTH([.A1355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05" calcext:value-type="float">
                <text:p>17.05</text:p>
              </table:table-cell>
              <table:table-cell table:formula="of:=CONCATENATE(YEAR([.A1356]);&quot;_&quot;;MONTH([.A1356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76" calcext:value-type="float">
                <text:p>16.76</text:p>
              </table:table-cell>
              <table:table-cell table:formula="of:=CONCATENATE(YEAR([.A1357]);&quot;_&quot;;MONTH([.A1357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48" calcext:value-type="float">
                <text:p>16.48</text:p>
              </table:table-cell>
              <table:table-cell table:formula="of:=CONCATENATE(YEAR([.A1358]);&quot;_&quot;;MONTH([.A1358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17" calcext:value-type="float">
                <text:p>16.17</text:p>
              </table:table-cell>
              <table:table-cell table:formula="of:=CONCATENATE(YEAR([.A1359]);&quot;_&quot;;MONTH([.A1359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9" calcext:value-type="float">
                <text:p>15.9</text:p>
              </table:table-cell>
              <table:table-cell table:formula="of:=CONCATENATE(YEAR([.A1360]);&quot;_&quot;;MONTH([.A1360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81" calcext:value-type="float">
                <text:p>15.81</text:p>
              </table:table-cell>
              <table:table-cell table:formula="of:=CONCATENATE(YEAR([.A1361]);&quot;_&quot;;MONTH([.A1361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71" calcext:value-type="float">
                <text:p>15.71</text:p>
              </table:table-cell>
              <table:table-cell table:formula="of:=CONCATENATE(YEAR([.A1362]);&quot;_&quot;;MONTH([.A1362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62" calcext:value-type="float">
                <text:p>15.62</text:p>
              </table:table-cell>
              <table:table-cell table:formula="of:=CONCATENATE(YEAR([.A1363]);&quot;_&quot;;MONTH([.A1363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62" calcext:value-type="float">
                <text:p>15.62</text:p>
              </table:table-cell>
              <table:table-cell table:formula="of:=CONCATENATE(YEAR([.A1364]);&quot;_&quot;;MONTH([.A1364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62" calcext:value-type="float">
                <text:p>15.62</text:p>
              </table:table-cell>
              <table:table-cell table:formula="of:=CONCATENATE(YEAR([.A1365]);&quot;_&quot;;MONTH([.A1365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62" calcext:value-type="float">
                <text:p>15.62</text:p>
              </table:table-cell>
              <table:table-cell table:formula="of:=CONCATENATE(YEAR([.A1366]);&quot;_&quot;;MONTH([.A1366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62" calcext:value-type="float">
                <text:p>15.62</text:p>
              </table:table-cell>
              <table:table-cell table:formula="of:=CONCATENATE(YEAR([.A1367]);&quot;_&quot;;MONTH([.A1367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34" calcext:value-type="float">
                <text:p>15.34</text:p>
              </table:table-cell>
              <table:table-cell table:formula="of:=CONCATENATE(YEAR([.A1368]);&quot;_&quot;;MONTH([.A1368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25" calcext:value-type="float">
                <text:p>15.25</text:p>
              </table:table-cell>
              <table:table-cell table:formula="of:=CONCATENATE(YEAR([.A1369]);&quot;_&quot;;MONTH([.A1369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16" calcext:value-type="float">
                <text:p>15.16</text:p>
              </table:table-cell>
              <table:table-cell table:formula="of:=CONCATENATE(YEAR([.A1370]);&quot;_&quot;;MONTH([.A1370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08" calcext:value-type="float">
                <text:p>15.08</text:p>
              </table:table-cell>
              <table:table-cell table:formula="of:=CONCATENATE(YEAR([.A1371]);&quot;_&quot;;MONTH([.A1371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96" calcext:value-type="float">
                <text:p>14.96</text:p>
              </table:table-cell>
              <table:table-cell table:formula="of:=CONCATENATE(YEAR([.A1372]);&quot;_&quot;;MONTH([.A1372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9" calcext:value-type="float">
                <text:p>14.9</text:p>
              </table:table-cell>
              <table:table-cell table:formula="of:=CONCATENATE(YEAR([.A1373]);&quot;_&quot;;MONTH([.A1373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74" calcext:value-type="float">
                <text:p>14.74</text:p>
              </table:table-cell>
              <table:table-cell table:formula="of:=CONCATENATE(YEAR([.A1374]);&quot;_&quot;;MONTH([.A1374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74" calcext:value-type="float">
                <text:p>14.74</text:p>
              </table:table-cell>
              <table:table-cell table:formula="of:=CONCATENATE(YEAR([.A1375]);&quot;_&quot;;MONTH([.A1375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65" calcext:value-type="float">
                <text:p>14.65</text:p>
              </table:table-cell>
              <table:table-cell table:formula="of:=CONCATENATE(YEAR([.A1376]);&quot;_&quot;;MONTH([.A1376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57" calcext:value-type="float">
                <text:p>14.57</text:p>
              </table:table-cell>
              <table:table-cell table:formula="of:=CONCATENATE(YEAR([.A1377]);&quot;_&quot;;MONTH([.A1377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49" calcext:value-type="float">
                <text:p>14.49</text:p>
              </table:table-cell>
              <table:table-cell table:formula="of:=CONCATENATE(YEAR([.A1378]);&quot;_&quot;;MONTH([.A1378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41" calcext:value-type="float">
                <text:p>14.41</text:p>
              </table:table-cell>
              <table:table-cell table:formula="of:=CONCATENATE(YEAR([.A1379]);&quot;_&quot;;MONTH([.A1379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41" calcext:value-type="float">
                <text:p>14.41</text:p>
              </table:table-cell>
              <table:table-cell table:formula="of:=CONCATENATE(YEAR([.A1380]);&quot;_&quot;;MONTH([.A1380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31" calcext:value-type="float">
                <text:p>14.31</text:p>
              </table:table-cell>
              <table:table-cell table:formula="of:=CONCATENATE(YEAR([.A1381]);&quot;_&quot;;MONTH([.A1381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13" calcext:value-type="float">
                <text:p>14.13</text:p>
              </table:table-cell>
              <table:table-cell table:formula="of:=CONCATENATE(YEAR([.A1382]);&quot;_&quot;;MONTH([.A1382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04" calcext:value-type="float">
                <text:p>14.04</text:p>
              </table:table-cell>
              <table:table-cell table:formula="of:=CONCATENATE(YEAR([.A1383]);&quot;_&quot;;MONTH([.A1383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96" calcext:value-type="float">
                <text:p>13.96</text:p>
              </table:table-cell>
              <table:table-cell table:formula="of:=CONCATENATE(YEAR([.A1384]);&quot;_&quot;;MONTH([.A1384]))" office:value-type="string" office:string-value="2002_1" calcext:value-type="string">
                <text:p>2002_1</text:p>
              </table:table-cell>
            </table:table-row>
            <table:table-row table:style-name="ro1" table:visibility="collapse">
              <table:table-cell office:value-type="string" calcext:value-type="string">
                <text:p>2002-01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05" calcext:value-type="float">
                <text:p>14.05</text:p>
              </table:table-cell>
              <table:table-cell table:formula="of:=CONCATENATE(YEAR([.A1385]);&quot;_&quot;;MONTH([.A1385]))" office:value-type="string" office:string-value="2002_1" calcext:value-type="string">
                <text:p>2002_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355:.$B$1385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2002_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2-10-01</text:p>
              </table:table-cell>
              <table:table-cell office:value-type="float" office:value="4.5282278061" calcext:value-type="float">
                <text:p>4.5282278061</text:p>
              </table:table-cell>
              <table:table-cell office:value-type="float" office:value="96.05" calcext:value-type="float">
                <text:p>96.05</text:p>
              </table:table-cell>
              <table:table-cell table:formula="of:=CONCATENATE(YEAR([.A1387]);&quot;_&quot;;MONTH([.A1387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6.2" calcext:value-type="float">
                <text:p>106.2</text:p>
              </table:table-cell>
              <table:table-cell table:formula="of:=CONCATENATE(YEAR([.A1388]);&quot;_&quot;;MONTH([.A1388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03</text:p>
              </table:table-cell>
              <table:table-cell office:value-type="float" office:value="0.7534926534" calcext:value-type="float">
                <text:p>0.7534926534</text:p>
              </table:table-cell>
              <table:table-cell office:value-type="float" office:value="86.24" calcext:value-type="float">
                <text:p>86.24</text:p>
              </table:table-cell>
              <table:table-cell table:formula="of:=CONCATENATE(YEAR([.A1389]);&quot;_&quot;;MONTH([.A1389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04</text:p>
              </table:table-cell>
              <table:table-cell office:value-type="float" office:value="27.9643344879" calcext:value-type="float">
                <text:p>27.9643344879</text:p>
              </table:table-cell>
              <table:table-cell office:value-type="float" office:value="76.46" calcext:value-type="float">
                <text:p>76.46</text:p>
              </table:table-cell>
              <table:table-cell table:formula="of:=CONCATENATE(YEAR([.A1390]);&quot;_&quot;;MONTH([.A1390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05</text:p>
              </table:table-cell>
              <table:table-cell office:value-type="float" office:value="4.2083277702" calcext:value-type="float">
                <text:p>4.2083277702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1391]);&quot;_&quot;;MONTH([.A1391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06</text:p>
              </table:table-cell>
              <table:table-cell office:value-type="float" office:value="0.1185137182" calcext:value-type="float">
                <text:p>0.1185137182</text:p>
              </table:table-cell>
              <table:table-cell office:value-type="float" office:value="209.4" calcext:value-type="float">
                <text:p>209.4</text:p>
              </table:table-cell>
              <table:table-cell table:formula="of:=CONCATENATE(YEAR([.A1392]);&quot;_&quot;;MONTH([.A1392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8.5" calcext:value-type="float">
                <text:p>128.5</text:p>
              </table:table-cell>
              <table:table-cell table:formula="of:=CONCATENATE(YEAR([.A1393]);&quot;_&quot;;MONTH([.A1393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08</text:p>
              </table:table-cell>
              <table:table-cell office:value-type="float" office:value="11.3166017532" calcext:value-type="float">
                <text:p>11.3166017532</text:p>
              </table:table-cell>
              <table:table-cell office:value-type="float" office:value="85.69" calcext:value-type="float">
                <text:p>85.69</text:p>
              </table:table-cell>
              <table:table-cell table:formula="of:=CONCATENATE(YEAR([.A1394]);&quot;_&quot;;MONTH([.A1394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09</text:p>
              </table:table-cell>
              <table:table-cell office:value-type="float" office:value="25.9664840698" calcext:value-type="float">
                <text:p>25.9664840698</text:p>
              </table:table-cell>
              <table:table-cell office:value-type="float" office:value="167" calcext:value-type="float">
                <text:p>167</text:p>
              </table:table-cell>
              <table:table-cell table:formula="of:=CONCATENATE(YEAR([.A1395]);&quot;_&quot;;MONTH([.A1395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10</text:p>
              </table:table-cell>
              <table:table-cell office:value-type="float" office:value="20.8445835114" calcext:value-type="float">
                <text:p>20.8445835114</text:p>
              </table:table-cell>
              <table:table-cell office:value-type="float" office:value="93.15" calcext:value-type="float">
                <text:p>93.15</text:p>
              </table:table-cell>
              <table:table-cell table:formula="of:=CONCATENATE(YEAR([.A1396]);&quot;_&quot;;MONTH([.A1396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11</text:p>
              </table:table-cell>
              <table:table-cell office:value-type="float" office:value="11.558098793" calcext:value-type="float">
                <text:p>11.558098793</text:p>
              </table:table-cell>
              <table:table-cell office:value-type="float" office:value="74.84" calcext:value-type="float">
                <text:p>74.84</text:p>
              </table:table-cell>
              <table:table-cell table:formula="of:=CONCATENATE(YEAR([.A1397]);&quot;_&quot;;MONTH([.A1397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12</text:p>
              </table:table-cell>
              <table:table-cell office:value-type="float" office:value="23.8687877655" calcext:value-type="float">
                <text:p>23.8687877655</text:p>
              </table:table-cell>
              <table:table-cell office:value-type="float" office:value="71.36" calcext:value-type="float">
                <text:p>71.36</text:p>
              </table:table-cell>
              <table:table-cell table:formula="of:=CONCATENATE(YEAR([.A1398]);&quot;_&quot;;MONTH([.A1398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13</text:p>
              </table:table-cell>
              <table:table-cell office:value-type="float" office:value="85.8678131104" calcext:value-type="float">
                <text:p>85.8678131104</text:p>
              </table:table-cell>
              <table:table-cell office:value-type="float" office:value="65.83" calcext:value-type="float">
                <text:p>65.83</text:p>
              </table:table-cell>
              <table:table-cell table:formula="of:=CONCATENATE(YEAR([.A1399]);&quot;_&quot;;MONTH([.A1399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14</text:p>
              </table:table-cell>
              <table:table-cell office:value-type="float" office:value="24.2609710693" calcext:value-type="float">
                <text:p>24.2609710693</text:p>
              </table:table-cell>
              <table:table-cell office:value-type="float" office:value="60.39" calcext:value-type="float">
                <text:p>60.39</text:p>
              </table:table-cell>
              <table:table-cell table:formula="of:=CONCATENATE(YEAR([.A1400]);&quot;_&quot;;MONTH([.A1400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15</text:p>
              </table:table-cell>
              <table:table-cell office:value-type="float" office:value="7.9381580353" calcext:value-type="float">
                <text:p>7.9381580353</text:p>
              </table:table-cell>
              <table:table-cell office:value-type="float" office:value="57.99" calcext:value-type="float">
                <text:p>57.99</text:p>
              </table:table-cell>
              <table:table-cell table:formula="of:=CONCATENATE(YEAR([.A1401]);&quot;_&quot;;MONTH([.A1401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16</text:p>
              </table:table-cell>
              <table:table-cell office:value-type="float" office:value="24.0020236969" calcext:value-type="float">
                <text:p>24.0020236969</text:p>
              </table:table-cell>
              <table:table-cell office:value-type="float" office:value="65.22" calcext:value-type="float">
                <text:p>65.22</text:p>
              </table:table-cell>
              <table:table-cell table:formula="of:=CONCATENATE(YEAR([.A1402]);&quot;_&quot;;MONTH([.A1402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17</text:p>
              </table:table-cell>
              <table:table-cell office:value-type="float" office:value="15.8956737518" calcext:value-type="float">
                <text:p>15.8956737518</text:p>
              </table:table-cell>
              <table:table-cell office:value-type="float" office:value="55.64" calcext:value-type="float">
                <text:p>55.64</text:p>
              </table:table-cell>
              <table:table-cell table:formula="of:=CONCATENATE(YEAR([.A1403]);&quot;_&quot;;MONTH([.A1403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18</text:p>
              </table:table-cell>
              <table:table-cell office:value-type="float" office:value="0.8845891953" calcext:value-type="float">
                <text:p>0.8845891953</text:p>
              </table:table-cell>
              <table:table-cell office:value-type="float" office:value="52.18" calcext:value-type="float">
                <text:p>52.18</text:p>
              </table:table-cell>
              <table:table-cell table:formula="of:=CONCATENATE(YEAR([.A1404]);&quot;_&quot;;MONTH([.A1404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19</text:p>
              </table:table-cell>
              <table:table-cell office:value-type="float" office:value="0.0271836277" calcext:value-type="float">
                <text:p>0.0271836277</text:p>
              </table:table-cell>
              <table:table-cell office:value-type="float" office:value="50.97" calcext:value-type="float">
                <text:p>50.97</text:p>
              </table:table-cell>
              <table:table-cell table:formula="of:=CONCATENATE(YEAR([.A1405]);&quot;_&quot;;MONTH([.A1405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20</text:p>
              </table:table-cell>
              <table:table-cell office:value-type="float" office:value="1.149463892" calcext:value-type="float">
                <text:p>1.149463892</text:p>
              </table:table-cell>
              <table:table-cell office:value-type="float" office:value="55.32" calcext:value-type="float">
                <text:p>55.32</text:p>
              </table:table-cell>
              <table:table-cell table:formula="of:=CONCATENATE(YEAR([.A1406]);&quot;_&quot;;MONTH([.A1406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21</text:p>
              </table:table-cell>
              <table:table-cell office:value-type="float" office:value="2.6154272556" calcext:value-type="float">
                <text:p>2.6154272556</text:p>
              </table:table-cell>
              <table:table-cell office:value-type="float" office:value="46.75" calcext:value-type="float">
                <text:p>46.75</text:p>
              </table:table-cell>
              <table:table-cell table:formula="of:=CONCATENATE(YEAR([.A1407]);&quot;_&quot;;MONTH([.A1407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22</text:p>
              </table:table-cell>
              <table:table-cell office:value-type="float" office:value="4.3827638626" calcext:value-type="float">
                <text:p>4.3827638626</text:p>
              </table:table-cell>
              <table:table-cell office:value-type="float" office:value="51.33" calcext:value-type="float">
                <text:p>51.33</text:p>
              </table:table-cell>
              <table:table-cell table:formula="of:=CONCATENATE(YEAR([.A1408]);&quot;_&quot;;MONTH([.A1408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23</text:p>
              </table:table-cell>
              <table:table-cell office:value-type="float" office:value="1.5541909933" calcext:value-type="float">
                <text:p>1.5541909933</text:p>
              </table:table-cell>
              <table:table-cell office:value-type="float" office:value="45.44" calcext:value-type="float">
                <text:p>45.44</text:p>
              </table:table-cell>
              <table:table-cell table:formula="of:=CONCATENATE(YEAR([.A1409]);&quot;_&quot;;MONTH([.A1409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1.85" calcext:value-type="float">
                <text:p>41.85</text:p>
              </table:table-cell>
              <table:table-cell table:formula="of:=CONCATENATE(YEAR([.A1410]);&quot;_&quot;;MONTH([.A1410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1.31" calcext:value-type="float">
                <text:p>41.31</text:p>
              </table:table-cell>
              <table:table-cell table:formula="of:=CONCATENATE(YEAR([.A1411]);&quot;_&quot;;MONTH([.A1411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26</text:p>
              </table:table-cell>
              <table:table-cell office:value-type="float" office:value="0.4606506228" calcext:value-type="float">
                <text:p>0.4606506228</text:p>
              </table:table-cell>
              <table:table-cell office:value-type="float" office:value="38.88" calcext:value-type="float">
                <text:p>38.88</text:p>
              </table:table-cell>
              <table:table-cell table:formula="of:=CONCATENATE(YEAR([.A1412]);&quot;_&quot;;MONTH([.A1412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7.28" calcext:value-type="float">
                <text:p>37.28</text:p>
              </table:table-cell>
              <table:table-cell table:formula="of:=CONCATENATE(YEAR([.A1413]);&quot;_&quot;;MONTH([.A1413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28</text:p>
              </table:table-cell>
              <table:table-cell office:value-type="float" office:value="0.1145725399" calcext:value-type="float">
                <text:p>0.1145725399</text:p>
              </table:table-cell>
              <table:table-cell office:value-type="float" office:value="144" calcext:value-type="float">
                <text:p>144</text:p>
              </table:table-cell>
              <table:table-cell table:formula="of:=CONCATENATE(YEAR([.A1414]);&quot;_&quot;;MONTH([.A1414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29</text:p>
              </table:table-cell>
              <table:table-cell office:value-type="float" office:value="0.0104260296" calcext:value-type="float">
                <text:p>0.0104260296</text:p>
              </table:table-cell>
              <table:table-cell office:value-type="float" office:value="67.03" calcext:value-type="float">
                <text:p>67.03</text:p>
              </table:table-cell>
              <table:table-cell table:formula="of:=CONCATENATE(YEAR([.A1415]);&quot;_&quot;;MONTH([.A1415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30</text:p>
              </table:table-cell>
              <table:table-cell office:value-type="float" office:value="24.6288852692" calcext:value-type="float">
                <text:p>24.6288852692</text:p>
              </table:table-cell>
              <table:table-cell office:value-type="float" office:value="44.43" calcext:value-type="float">
                <text:p>44.43</text:p>
              </table:table-cell>
              <table:table-cell table:formula="of:=CONCATENATE(YEAR([.A1416]);&quot;_&quot;;MONTH([.A1416]))" office:value-type="string" office:string-value="2002_10" calcext:value-type="string">
                <text:p>2002_10</text:p>
              </table:table-cell>
            </table:table-row>
            <table:table-row table:style-name="ro1" table:visibility="collapse">
              <table:table-cell office:value-type="string" calcext:value-type="string">
                <text:p>2002-10-31</text:p>
              </table:table-cell>
              <table:table-cell office:value-type="float" office:value="2.2065589428" calcext:value-type="float">
                <text:p>2.2065589428</text:p>
              </table:table-cell>
              <table:table-cell office:value-type="float" office:value="37.55" calcext:value-type="float">
                <text:p>37.55</text:p>
              </table:table-cell>
              <table:table-cell table:formula="of:=CONCATENATE(YEAR([.A1417]);&quot;_&quot;;MONTH([.A1417]))" office:value-type="string" office:string-value="2002_10" calcext:value-type="string">
                <text:p>2002_10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387:.$B$1417])" office:value-type="float" office:value="327.1268042232" calcext:value-type="float">
              <text:p>327.1268042232</text:p>
            </table:table-cell>
            <table:table-cell/>
            <table:table-cell table:style-name="Result" office:value-type="string" calcext:value-type="string">
              <text:p>2002_10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2-11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1.1" calcext:value-type="float">
                <text:p>31.1</text:p>
              </table:table-cell>
              <table:table-cell table:formula="of:=CONCATENATE(YEAR([.A1419]);&quot;_&quot;;MONTH([.A1419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02</text:p>
              </table:table-cell>
              <table:table-cell office:value-type="float" office:value="0.2803207338" calcext:value-type="float">
                <text:p>0.2803207338</text:p>
              </table:table-cell>
              <table:table-cell office:value-type="float" office:value="27.89" calcext:value-type="float">
                <text:p>27.89</text:p>
              </table:table-cell>
              <table:table-cell table:formula="of:=CONCATENATE(YEAR([.A1420]);&quot;_&quot;;MONTH([.A1420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03</text:p>
              </table:table-cell>
              <table:table-cell office:value-type="float" office:value="4.5997929573" calcext:value-type="float">
                <text:p>4.5997929573</text:p>
              </table:table-cell>
              <table:table-cell office:value-type="float" office:value="26.07" calcext:value-type="float">
                <text:p>26.07</text:p>
              </table:table-cell>
              <table:table-cell table:formula="of:=CONCATENATE(YEAR([.A1421]);&quot;_&quot;;MONTH([.A1421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5.45" calcext:value-type="float">
                <text:p>25.45</text:p>
              </table:table-cell>
              <table:table-cell table:formula="of:=CONCATENATE(YEAR([.A1422]);&quot;_&quot;;MONTH([.A1422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.88" calcext:value-type="float">
                <text:p>23.88</text:p>
              </table:table-cell>
              <table:table-cell table:formula="of:=CONCATENATE(YEAR([.A1423]);&quot;_&quot;;MONTH([.A1423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36" calcext:value-type="float">
                <text:p>21.36</text:p>
              </table:table-cell>
              <table:table-cell table:formula="of:=CONCATENATE(YEAR([.A1424]);&quot;_&quot;;MONTH([.A1424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42" calcext:value-type="float">
                <text:p>20.42</text:p>
              </table:table-cell>
              <table:table-cell table:formula="of:=CONCATENATE(YEAR([.A1425]);&quot;_&quot;;MONTH([.A1425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01" calcext:value-type="float">
                <text:p>19.01</text:p>
              </table:table-cell>
              <table:table-cell table:formula="of:=CONCATENATE(YEAR([.A1426]);&quot;_&quot;;MONTH([.A1426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3" calcext:value-type="float">
                <text:p>18.3</text:p>
              </table:table-cell>
              <table:table-cell table:formula="of:=CONCATENATE(YEAR([.A1427]);&quot;_&quot;;MONTH([.A1427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49" calcext:value-type="float">
                <text:p>20.49</text:p>
              </table:table-cell>
              <table:table-cell table:formula="of:=CONCATENATE(YEAR([.A1428]);&quot;_&quot;;MONTH([.A1428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99" calcext:value-type="float">
                <text:p>18.99</text:p>
              </table:table-cell>
              <table:table-cell table:formula="of:=CONCATENATE(YEAR([.A1429]);&quot;_&quot;;MONTH([.A1429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12</text:p>
              </table:table-cell>
              <table:table-cell office:value-type="float" office:value="1.2422484159" calcext:value-type="float">
                <text:p>1.2422484159</text:p>
              </table:table-cell>
              <table:table-cell office:value-type="float" office:value="16.27" calcext:value-type="float">
                <text:p>16.27</text:p>
              </table:table-cell>
              <table:table-cell table:formula="of:=CONCATENATE(YEAR([.A1430]);&quot;_&quot;;MONTH([.A1430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76" calcext:value-type="float">
                <text:p>14.76</text:p>
              </table:table-cell>
              <table:table-cell table:formula="of:=CONCATENATE(YEAR([.A1431]);&quot;_&quot;;MONTH([.A1431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13" calcext:value-type="float">
                <text:p>14.13</text:p>
              </table:table-cell>
              <table:table-cell table:formula="of:=CONCATENATE(YEAR([.A1432]);&quot;_&quot;;MONTH([.A1432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26" calcext:value-type="float">
                <text:p>13.26</text:p>
              </table:table-cell>
              <table:table-cell table:formula="of:=CONCATENATE(YEAR([.A1433]);&quot;_&quot;;MONTH([.A1433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27" calcext:value-type="float">
                <text:p>16.27</text:p>
              </table:table-cell>
              <table:table-cell table:formula="of:=CONCATENATE(YEAR([.A1434]);&quot;_&quot;;MONTH([.A1434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73.3" calcext:value-type="float">
                <text:p>973.3</text:p>
              </table:table-cell>
              <table:table-cell table:formula="of:=CONCATENATE(YEAR([.A1435]);&quot;_&quot;;MONTH([.A1435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1.2" calcext:value-type="float">
                <text:p>191.2</text:p>
              </table:table-cell>
              <table:table-cell table:formula="of:=CONCATENATE(YEAR([.A1436]);&quot;_&quot;;MONTH([.A1436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5.4" calcext:value-type="float">
                <text:p>125.4</text:p>
              </table:table-cell>
              <table:table-cell table:formula="of:=CONCATENATE(YEAR([.A1437]);&quot;_&quot;;MONTH([.A1437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4.1" calcext:value-type="float">
                <text:p>94.1</text:p>
              </table:table-cell>
              <table:table-cell table:formula="of:=CONCATENATE(YEAR([.A1438]);&quot;_&quot;;MONTH([.A1438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21</text:p>
              </table:table-cell>
              <table:table-cell office:value-type="float" office:value="0.1614473611" calcext:value-type="float">
                <text:p>0.1614473611</text:p>
              </table:table-cell>
              <table:table-cell office:value-type="float" office:value="82.53" calcext:value-type="float">
                <text:p>82.53</text:p>
              </table:table-cell>
              <table:table-cell table:formula="of:=CONCATENATE(YEAR([.A1439]);&quot;_&quot;;MONTH([.A1439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2" calcext:value-type="float">
                <text:p>152</text:p>
              </table:table-cell>
              <table:table-cell table:formula="of:=CONCATENATE(YEAR([.A1440]);&quot;_&quot;;MONTH([.A1440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6.37" calcext:value-type="float">
                <text:p>96.37</text:p>
              </table:table-cell>
              <table:table-cell table:formula="of:=CONCATENATE(YEAR([.A1441]);&quot;_&quot;;MONTH([.A1441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9.66" calcext:value-type="float">
                <text:p>89.66</text:p>
              </table:table-cell>
              <table:table-cell table:formula="of:=CONCATENATE(YEAR([.A1442]);&quot;_&quot;;MONTH([.A1442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6.19" calcext:value-type="float">
                <text:p>66.19</text:p>
              </table:table-cell>
              <table:table-cell table:formula="of:=CONCATENATE(YEAR([.A1443]);&quot;_&quot;;MONTH([.A1443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6.3" calcext:value-type="float">
                <text:p>56.3</text:p>
              </table:table-cell>
              <table:table-cell table:formula="of:=CONCATENATE(YEAR([.A1444]);&quot;_&quot;;MONTH([.A1444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9.92" calcext:value-type="float">
                <text:p>49.92</text:p>
              </table:table-cell>
              <table:table-cell table:formula="of:=CONCATENATE(YEAR([.A1445]);&quot;_&quot;;MONTH([.A1445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6.39" calcext:value-type="float">
                <text:p>46.39</text:p>
              </table:table-cell>
              <table:table-cell table:formula="of:=CONCATENATE(YEAR([.A1446]);&quot;_&quot;;MONTH([.A1446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0.73" calcext:value-type="float">
                <text:p>40.73</text:p>
              </table:table-cell>
              <table:table-cell table:formula="of:=CONCATENATE(YEAR([.A1447]);&quot;_&quot;;MONTH([.A1447]))" office:value-type="string" office:string-value="2002_11" calcext:value-type="string">
                <text:p>2002_11</text:p>
              </table:table-cell>
            </table:table-row>
            <table:table-row table:style-name="ro1" table:visibility="collapse">
              <table:table-cell office:value-type="string" calcext:value-type="string">
                <text:p>2002-1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6.73" calcext:value-type="float">
                <text:p>36.73</text:p>
              </table:table-cell>
              <table:table-cell table:formula="of:=CONCATENATE(YEAR([.A1448]);&quot;_&quot;;MONTH([.A1448]))" office:value-type="string" office:string-value="2002_11" calcext:value-type="string">
                <text:p>2002_1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419:.$B$1448])" office:value-type="float" office:value="6.2838094681" calcext:value-type="float">
              <text:p>6.2838094681</text:p>
            </table:table-cell>
            <table:table-cell/>
            <table:table-cell table:style-name="Result" office:value-type="string" calcext:value-type="string">
              <text:p>2002_1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2-1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3.04" calcext:value-type="float">
                <text:p>43.04</text:p>
              </table:table-cell>
              <table:table-cell table:formula="of:=CONCATENATE(YEAR([.A1450]);&quot;_&quot;;MONTH([.A1450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1.31" calcext:value-type="float">
                <text:p>41.31</text:p>
              </table:table-cell>
              <table:table-cell table:formula="of:=CONCATENATE(YEAR([.A1451]);&quot;_&quot;;MONTH([.A1451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9.88" calcext:value-type="float">
                <text:p>39.88</text:p>
              </table:table-cell>
              <table:table-cell table:formula="of:=CONCATENATE(YEAR([.A1452]);&quot;_&quot;;MONTH([.A1452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8.99" calcext:value-type="float">
                <text:p>38.99</text:p>
              </table:table-cell>
              <table:table-cell table:formula="of:=CONCATENATE(YEAR([.A1453]);&quot;_&quot;;MONTH([.A1453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7.68" calcext:value-type="float">
                <text:p>37.68</text:p>
              </table:table-cell>
              <table:table-cell table:formula="of:=CONCATENATE(YEAR([.A1454]);&quot;_&quot;;MONTH([.A1454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6.82" calcext:value-type="float">
                <text:p>36.82</text:p>
              </table:table-cell>
              <table:table-cell table:formula="of:=CONCATENATE(YEAR([.A1455]);&quot;_&quot;;MONTH([.A1455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5.37" calcext:value-type="float">
                <text:p>35.37</text:p>
              </table:table-cell>
              <table:table-cell table:formula="of:=CONCATENATE(YEAR([.A1456]);&quot;_&quot;;MONTH([.A1456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3.87" calcext:value-type="float">
                <text:p>33.87</text:p>
              </table:table-cell>
              <table:table-cell table:formula="of:=CONCATENATE(YEAR([.A1457]);&quot;_&quot;;MONTH([.A1457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2.72" calcext:value-type="float">
                <text:p>32.72</text:p>
              </table:table-cell>
              <table:table-cell table:formula="of:=CONCATENATE(YEAR([.A1458]);&quot;_&quot;;MONTH([.A1458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1.91" calcext:value-type="float">
                <text:p>31.91</text:p>
              </table:table-cell>
              <table:table-cell table:formula="of:=CONCATENATE(YEAR([.A1459]);&quot;_&quot;;MONTH([.A1459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1.35" calcext:value-type="float">
                <text:p>31.35</text:p>
              </table:table-cell>
              <table:table-cell table:formula="of:=CONCATENATE(YEAR([.A1460]);&quot;_&quot;;MONTH([.A1460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0.8" calcext:value-type="float">
                <text:p>30.8</text:p>
              </table:table-cell>
              <table:table-cell table:formula="of:=CONCATENATE(YEAR([.A1461]);&quot;_&quot;;MONTH([.A1461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0.17" calcext:value-type="float">
                <text:p>30.17</text:p>
              </table:table-cell>
              <table:table-cell table:formula="of:=CONCATENATE(YEAR([.A1462]);&quot;_&quot;;MONTH([.A1462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9.62" calcext:value-type="float">
                <text:p>29.62</text:p>
              </table:table-cell>
              <table:table-cell table:formula="of:=CONCATENATE(YEAR([.A1463]);&quot;_&quot;;MONTH([.A1463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9.23" calcext:value-type="float">
                <text:p>29.23</text:p>
              </table:table-cell>
              <table:table-cell table:formula="of:=CONCATENATE(YEAR([.A1464]);&quot;_&quot;;MONTH([.A1464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8.61" calcext:value-type="float">
                <text:p>28.61</text:p>
              </table:table-cell>
              <table:table-cell table:formula="of:=CONCATENATE(YEAR([.A1465]);&quot;_&quot;;MONTH([.A1465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7.55" calcext:value-type="float">
                <text:p>27.55</text:p>
              </table:table-cell>
              <table:table-cell table:formula="of:=CONCATENATE(YEAR([.A1466]);&quot;_&quot;;MONTH([.A1466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6.65" calcext:value-type="float">
                <text:p>26.65</text:p>
              </table:table-cell>
              <table:table-cell table:formula="of:=CONCATENATE(YEAR([.A1467]);&quot;_&quot;;MONTH([.A1467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5.62" calcext:value-type="float">
                <text:p>25.62</text:p>
              </table:table-cell>
              <table:table-cell table:formula="of:=CONCATENATE(YEAR([.A1468]);&quot;_&quot;;MONTH([.A1468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5.04" calcext:value-type="float">
                <text:p>25.04</text:p>
              </table:table-cell>
              <table:table-cell table:formula="of:=CONCATENATE(YEAR([.A1469]);&quot;_&quot;;MONTH([.A1469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4.61" calcext:value-type="float">
                <text:p>24.61</text:p>
              </table:table-cell>
              <table:table-cell table:formula="of:=CONCATENATE(YEAR([.A1470]);&quot;_&quot;;MONTH([.A1470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.19" calcext:value-type="float">
                <text:p>23.19</text:p>
              </table:table-cell>
              <table:table-cell table:formula="of:=CONCATENATE(YEAR([.A1471]);&quot;_&quot;;MONTH([.A1471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49" calcext:value-type="float">
                <text:p>22.49</text:p>
              </table:table-cell>
              <table:table-cell table:formula="of:=CONCATENATE(YEAR([.A1472]);&quot;_&quot;;MONTH([.A1472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94" calcext:value-type="float">
                <text:p>21.94</text:p>
              </table:table-cell>
              <table:table-cell table:formula="of:=CONCATENATE(YEAR([.A1473]);&quot;_&quot;;MONTH([.A1473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2" calcext:value-type="float">
                <text:p>21.2</text:p>
              </table:table-cell>
              <table:table-cell table:formula="of:=CONCATENATE(YEAR([.A1474]);&quot;_&quot;;MONTH([.A1474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93" calcext:value-type="float">
                <text:p>20.93</text:p>
              </table:table-cell>
              <table:table-cell table:formula="of:=CONCATENATE(YEAR([.A1475]);&quot;_&quot;;MONTH([.A1475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59" calcext:value-type="float">
                <text:p>20.59</text:p>
              </table:table-cell>
              <table:table-cell table:formula="of:=CONCATENATE(YEAR([.A1476]);&quot;_&quot;;MONTH([.A1476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26" calcext:value-type="float">
                <text:p>20.26</text:p>
              </table:table-cell>
              <table:table-cell table:formula="of:=CONCATENATE(YEAR([.A1477]);&quot;_&quot;;MONTH([.A1477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93" calcext:value-type="float">
                <text:p>19.93</text:p>
              </table:table-cell>
              <table:table-cell table:formula="of:=CONCATENATE(YEAR([.A1478]);&quot;_&quot;;MONTH([.A1478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67" calcext:value-type="float">
                <text:p>19.67</text:p>
              </table:table-cell>
              <table:table-cell table:formula="of:=CONCATENATE(YEAR([.A1479]);&quot;_&quot;;MONTH([.A1479]))" office:value-type="string" office:string-value="2002_12" calcext:value-type="string">
                <text:p>2002_12</text:p>
              </table:table-cell>
            </table:table-row>
            <table:table-row table:style-name="ro1" table:visibility="collapse">
              <table:table-cell office:value-type="string" calcext:value-type="string">
                <text:p>2002-12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34" calcext:value-type="float">
                <text:p>19.34</text:p>
              </table:table-cell>
              <table:table-cell table:formula="of:=CONCATENATE(YEAR([.A1480]);&quot;_&quot;;MONTH([.A1480]))" office:value-type="string" office:string-value="2002_12" calcext:value-type="string">
                <text:p>2002_1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450:.$B$1480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2002_1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2-0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1" calcext:value-type="float">
                <text:p>14.1</text:p>
              </table:table-cell>
              <table:table-cell table:formula="of:=CONCATENATE(YEAR([.A1482]);&quot;_&quot;;MONTH([.A1482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98" calcext:value-type="float">
                <text:p>13.98</text:p>
              </table:table-cell>
              <table:table-cell table:formula="of:=CONCATENATE(YEAR([.A1483]);&quot;_&quot;;MONTH([.A1483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1" calcext:value-type="float">
                <text:p>14.1</text:p>
              </table:table-cell>
              <table:table-cell table:formula="of:=CONCATENATE(YEAR([.A1484]);&quot;_&quot;;MONTH([.A1484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1" calcext:value-type="float">
                <text:p>14.1</text:p>
              </table:table-cell>
              <table:table-cell table:formula="of:=CONCATENATE(YEAR([.A1485]);&quot;_&quot;;MONTH([.A1485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1" calcext:value-type="float">
                <text:p>14.1</text:p>
              </table:table-cell>
              <table:table-cell table:formula="of:=CONCATENATE(YEAR([.A1486]);&quot;_&quot;;MONTH([.A1486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03" calcext:value-type="float">
                <text:p>14.03</text:p>
              </table:table-cell>
              <table:table-cell table:formula="of:=CONCATENATE(YEAR([.A1487]);&quot;_&quot;;MONTH([.A1487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23" calcext:value-type="float">
                <text:p>14.23</text:p>
              </table:table-cell>
              <table:table-cell table:formula="of:=CONCATENATE(YEAR([.A1488]);&quot;_&quot;;MONTH([.A1488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05" calcext:value-type="float">
                <text:p>14.05</text:p>
              </table:table-cell>
              <table:table-cell table:formula="of:=CONCATENATE(YEAR([.A1489]);&quot;_&quot;;MONTH([.A1489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96" calcext:value-type="float">
                <text:p>13.96</text:p>
              </table:table-cell>
              <table:table-cell table:formula="of:=CONCATENATE(YEAR([.A1490]);&quot;_&quot;;MONTH([.A1490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10</text:p>
              </table:table-cell>
              <table:table-cell office:value-type="float" office:value="1.8000050783" calcext:value-type="float">
                <text:p>1.8000050783</text:p>
              </table:table-cell>
              <table:table-cell office:value-type="float" office:value="13.79" calcext:value-type="float">
                <text:p>13.79</text:p>
              </table:table-cell>
              <table:table-cell table:formula="of:=CONCATENATE(YEAR([.A1491]);&quot;_&quot;;MONTH([.A1491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74" calcext:value-type="float">
                <text:p>13.74</text:p>
              </table:table-cell>
              <table:table-cell table:formula="of:=CONCATENATE(YEAR([.A1492]);&quot;_&quot;;MONTH([.A1492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67" calcext:value-type="float">
                <text:p>13.67</text:p>
              </table:table-cell>
              <table:table-cell table:formula="of:=CONCATENATE(YEAR([.A1493]);&quot;_&quot;;MONTH([.A1493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67" calcext:value-type="float">
                <text:p>13.67</text:p>
              </table:table-cell>
              <table:table-cell table:formula="of:=CONCATENATE(YEAR([.A1494]);&quot;_&quot;;MONTH([.A1494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6" calcext:value-type="float">
                <text:p>13.6</text:p>
              </table:table-cell>
              <table:table-cell table:formula="of:=CONCATENATE(YEAR([.A1495]);&quot;_&quot;;MONTH([.A1495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53" calcext:value-type="float">
                <text:p>13.53</text:p>
              </table:table-cell>
              <table:table-cell table:formula="of:=CONCATENATE(YEAR([.A1496]);&quot;_&quot;;MONTH([.A1496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44" calcext:value-type="float">
                <text:p>13.44</text:p>
              </table:table-cell>
              <table:table-cell table:formula="of:=CONCATENATE(YEAR([.A1497]);&quot;_&quot;;MONTH([.A1497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9" calcext:value-type="float">
                <text:p>13.39</text:p>
              </table:table-cell>
              <table:table-cell table:formula="of:=CONCATENATE(YEAR([.A1498]);&quot;_&quot;;MONTH([.A1498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3" calcext:value-type="float">
                <text:p>13.33</text:p>
              </table:table-cell>
              <table:table-cell table:formula="of:=CONCATENATE(YEAR([.A1499]);&quot;_&quot;;MONTH([.A1499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3" calcext:value-type="float">
                <text:p>13.33</text:p>
              </table:table-cell>
              <table:table-cell table:formula="of:=CONCATENATE(YEAR([.A1500]);&quot;_&quot;;MONTH([.A1500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1" calcext:value-type="float">
                <text:p>13.31</text:p>
              </table:table-cell>
              <table:table-cell table:formula="of:=CONCATENATE(YEAR([.A1501]);&quot;_&quot;;MONTH([.A1501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26" calcext:value-type="float">
                <text:p>13.26</text:p>
              </table:table-cell>
              <table:table-cell table:formula="of:=CONCATENATE(YEAR([.A1502]);&quot;_&quot;;MONTH([.A1502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26" calcext:value-type="float">
                <text:p>13.26</text:p>
              </table:table-cell>
              <table:table-cell table:formula="of:=CONCATENATE(YEAR([.A1503]);&quot;_&quot;;MONTH([.A1503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53" calcext:value-type="float">
                <text:p>13.53</text:p>
              </table:table-cell>
              <table:table-cell table:formula="of:=CONCATENATE(YEAR([.A1504]);&quot;_&quot;;MONTH([.A1504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46" calcext:value-type="float">
                <text:p>13.46</text:p>
              </table:table-cell>
              <table:table-cell table:formula="of:=CONCATENATE(YEAR([.A1505]);&quot;_&quot;;MONTH([.A1505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9" calcext:value-type="float">
                <text:p>13.39</text:p>
              </table:table-cell>
              <table:table-cell table:formula="of:=CONCATENATE(YEAR([.A1506]);&quot;_&quot;;MONTH([.A1506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9" calcext:value-type="float">
                <text:p>13.39</text:p>
              </table:table-cell>
              <table:table-cell table:formula="of:=CONCATENATE(YEAR([.A1507]);&quot;_&quot;;MONTH([.A1507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9" calcext:value-type="float">
                <text:p>13.39</text:p>
              </table:table-cell>
              <table:table-cell table:formula="of:=CONCATENATE(YEAR([.A1508]);&quot;_&quot;;MONTH([.A1508]))" office:value-type="string" office:string-value="2002_2" calcext:value-type="string">
                <text:p>2002_2</text:p>
              </table:table-cell>
            </table:table-row>
            <table:table-row table:style-name="ro1" table:visibility="collapse">
              <table:table-cell office:value-type="string" calcext:value-type="string">
                <text:p>2002-0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3" calcext:value-type="float">
                <text:p>13.33</text:p>
              </table:table-cell>
              <table:table-cell table:formula="of:=CONCATENATE(YEAR([.A1509]);&quot;_&quot;;MONTH([.A1509]))" office:value-type="string" office:string-value="2002_2" calcext:value-type="string">
                <text:p>2002_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482:.$B$1509])" office:value-type="float" office:value="1.8000050783" calcext:value-type="float">
              <text:p>1.8000050783</text:p>
            </table:table-cell>
            <table:table-cell/>
            <table:table-cell table:style-name="Result" office:value-type="string" calcext:value-type="string">
              <text:p>2002_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2-03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26" calcext:value-type="float">
                <text:p>13.26</text:p>
              </table:table-cell>
              <table:table-cell table:formula="of:=CONCATENATE(YEAR([.A1511]);&quot;_&quot;;MONTH([.A1511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2" calcext:value-type="float">
                <text:p>13.2</text:p>
              </table:table-cell>
              <table:table-cell table:formula="of:=CONCATENATE(YEAR([.A1512]);&quot;_&quot;;MONTH([.A1512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13" calcext:value-type="float">
                <text:p>13.13</text:p>
              </table:table-cell>
              <table:table-cell table:formula="of:=CONCATENATE(YEAR([.A1513]);&quot;_&quot;;MONTH([.A1513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07" calcext:value-type="float">
                <text:p>13.07</text:p>
              </table:table-cell>
              <table:table-cell table:formula="of:=CONCATENATE(YEAR([.A1514]);&quot;_&quot;;MONTH([.A1514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96" calcext:value-type="float">
                <text:p>12.96</text:p>
              </table:table-cell>
              <table:table-cell table:formula="of:=CONCATENATE(YEAR([.A1515]);&quot;_&quot;;MONTH([.A1515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88" calcext:value-type="float">
                <text:p>12.88</text:p>
              </table:table-cell>
              <table:table-cell table:formula="of:=CONCATENATE(YEAR([.A1516]);&quot;_&quot;;MONTH([.A1516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82" calcext:value-type="float">
                <text:p>12.82</text:p>
              </table:table-cell>
              <table:table-cell table:formula="of:=CONCATENATE(YEAR([.A1517]);&quot;_&quot;;MONTH([.A1517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82" calcext:value-type="float">
                <text:p>12.82</text:p>
              </table:table-cell>
              <table:table-cell table:formula="of:=CONCATENATE(YEAR([.A1518]);&quot;_&quot;;MONTH([.A1518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82" calcext:value-type="float">
                <text:p>12.82</text:p>
              </table:table-cell>
              <table:table-cell table:formula="of:=CONCATENATE(YEAR([.A1519]);&quot;_&quot;;MONTH([.A1519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7" calcext:value-type="float">
                <text:p>12.7</text:p>
              </table:table-cell>
              <table:table-cell table:formula="of:=CONCATENATE(YEAR([.A1520]);&quot;_&quot;;MONTH([.A1520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64" calcext:value-type="float">
                <text:p>12.64</text:p>
              </table:table-cell>
              <table:table-cell table:formula="of:=CONCATENATE(YEAR([.A1521]);&quot;_&quot;;MONTH([.A1521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58" calcext:value-type="float">
                <text:p>12.58</text:p>
              </table:table-cell>
              <table:table-cell table:formula="of:=CONCATENATE(YEAR([.A1522]);&quot;_&quot;;MONTH([.A1522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52" calcext:value-type="float">
                <text:p>12.52</text:p>
              </table:table-cell>
              <table:table-cell table:formula="of:=CONCATENATE(YEAR([.A1523]);&quot;_&quot;;MONTH([.A1523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52" calcext:value-type="float">
                <text:p>12.52</text:p>
              </table:table-cell>
              <table:table-cell table:formula="of:=CONCATENATE(YEAR([.A1524]);&quot;_&quot;;MONTH([.A1524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47" calcext:value-type="float">
                <text:p>12.47</text:p>
              </table:table-cell>
              <table:table-cell table:formula="of:=CONCATENATE(YEAR([.A1525]);&quot;_&quot;;MONTH([.A1525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41" calcext:value-type="float">
                <text:p>12.41</text:p>
              </table:table-cell>
              <table:table-cell table:formula="of:=CONCATENATE(YEAR([.A1526]);&quot;_&quot;;MONTH([.A1526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35" calcext:value-type="float">
                <text:p>12.35</text:p>
              </table:table-cell>
              <table:table-cell table:formula="of:=CONCATENATE(YEAR([.A1527]);&quot;_&quot;;MONTH([.A1527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3" calcext:value-type="float">
                <text:p>12.3</text:p>
              </table:table-cell>
              <table:table-cell table:formula="of:=CONCATENATE(YEAR([.A1528]);&quot;_&quot;;MONTH([.A1528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3" calcext:value-type="float">
                <text:p>12.3</text:p>
              </table:table-cell>
              <table:table-cell table:formula="of:=CONCATENATE(YEAR([.A1529]);&quot;_&quot;;MONTH([.A1529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3" calcext:value-type="float">
                <text:p>12.3</text:p>
              </table:table-cell>
              <table:table-cell table:formula="of:=CONCATENATE(YEAR([.A1530]);&quot;_&quot;;MONTH([.A1530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24" calcext:value-type="float">
                <text:p>12.24</text:p>
              </table:table-cell>
              <table:table-cell table:formula="of:=CONCATENATE(YEAR([.A1531]);&quot;_&quot;;MONTH([.A1531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65" calcext:value-type="float">
                <text:p>13.65</text:p>
              </table:table-cell>
              <table:table-cell table:formula="of:=CONCATENATE(YEAR([.A1532]);&quot;_&quot;;MONTH([.A1532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5" calcext:value-type="float">
                <text:p>13.35</text:p>
              </table:table-cell>
              <table:table-cell table:formula="of:=CONCATENATE(YEAR([.A1533]);&quot;_&quot;;MONTH([.A1533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3" calcext:value-type="float">
                <text:p>13.33</text:p>
              </table:table-cell>
              <table:table-cell table:formula="of:=CONCATENATE(YEAR([.A1534]);&quot;_&quot;;MONTH([.A1534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9" calcext:value-type="float">
                <text:p>13.39</text:p>
              </table:table-cell>
              <table:table-cell table:formula="of:=CONCATENATE(YEAR([.A1535]);&quot;_&quot;;MONTH([.A1535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9" calcext:value-type="float">
                <text:p>13.39</text:p>
              </table:table-cell>
              <table:table-cell table:formula="of:=CONCATENATE(YEAR([.A1536]);&quot;_&quot;;MONTH([.A1536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9" calcext:value-type="float">
                <text:p>13.39</text:p>
              </table:table-cell>
              <table:table-cell table:formula="of:=CONCATENATE(YEAR([.A1537]);&quot;_&quot;;MONTH([.A1537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3" calcext:value-type="float">
                <text:p>13.33</text:p>
              </table:table-cell>
              <table:table-cell table:formula="of:=CONCATENATE(YEAR([.A1538]);&quot;_&quot;;MONTH([.A1538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26" calcext:value-type="float">
                <text:p>13.26</text:p>
              </table:table-cell>
              <table:table-cell table:formula="of:=CONCATENATE(YEAR([.A1539]);&quot;_&quot;;MONTH([.A1539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26" calcext:value-type="float">
                <text:p>13.26</text:p>
              </table:table-cell>
              <table:table-cell table:formula="of:=CONCATENATE(YEAR([.A1540]);&quot;_&quot;;MONTH([.A1540]))" office:value-type="string" office:string-value="2002_3" calcext:value-type="string">
                <text:p>2002_3</text:p>
              </table:table-cell>
            </table:table-row>
            <table:table-row table:style-name="ro1" table:visibility="collapse">
              <table:table-cell office:value-type="string" calcext:value-type="string">
                <text:p>2002-03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18" calcext:value-type="float">
                <text:p>13.18</text:p>
              </table:table-cell>
              <table:table-cell table:formula="of:=CONCATENATE(YEAR([.A1541]);&quot;_&quot;;MONTH([.A1541]))" office:value-type="string" office:string-value="2002_3" calcext:value-type="string">
                <text:p>2002_3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511:.$B$1541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2002_3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2-04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09" calcext:value-type="float">
                <text:p>13.09</text:p>
              </table:table-cell>
              <table:table-cell table:formula="of:=CONCATENATE(YEAR([.A1543]);&quot;_&quot;;MONTH([.A1543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01" calcext:value-type="float">
                <text:p>13.01</text:p>
              </table:table-cell>
              <table:table-cell table:formula="of:=CONCATENATE(YEAR([.A1544]);&quot;_&quot;;MONTH([.A1544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94" calcext:value-type="float">
                <text:p>12.94</text:p>
              </table:table-cell>
              <table:table-cell table:formula="of:=CONCATENATE(YEAR([.A1545]);&quot;_&quot;;MONTH([.A1545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88" calcext:value-type="float">
                <text:p>12.88</text:p>
              </table:table-cell>
              <table:table-cell table:formula="of:=CONCATENATE(YEAR([.A1546]);&quot;_&quot;;MONTH([.A1546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88" calcext:value-type="float">
                <text:p>12.88</text:p>
              </table:table-cell>
              <table:table-cell table:formula="of:=CONCATENATE(YEAR([.A1547]);&quot;_&quot;;MONTH([.A1547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88" calcext:value-type="float">
                <text:p>12.88</text:p>
              </table:table-cell>
              <table:table-cell table:formula="of:=CONCATENATE(YEAR([.A1548]);&quot;_&quot;;MONTH([.A1548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07</text:p>
              </table:table-cell>
              <table:table-cell office:value-type="float" office:value="2.0432841778" calcext:value-type="float">
                <text:p>2.0432841778</text:p>
              </table:table-cell>
              <table:table-cell office:value-type="float" office:value="12.82" calcext:value-type="float">
                <text:p>12.82</text:p>
              </table:table-cell>
              <table:table-cell table:formula="of:=CONCATENATE(YEAR([.A1549]);&quot;_&quot;;MONTH([.A1549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08</text:p>
              </table:table-cell>
              <table:table-cell office:value-type="float" office:value="2.4029994011" calcext:value-type="float">
                <text:p>2.4029994011</text:p>
              </table:table-cell>
              <table:table-cell office:value-type="float" office:value="12.82" calcext:value-type="float">
                <text:p>12.82</text:p>
              </table:table-cell>
              <table:table-cell table:formula="of:=CONCATENATE(YEAR([.A1550]);&quot;_&quot;;MONTH([.A1550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09</text:p>
              </table:table-cell>
              <table:table-cell office:value-type="float" office:value="0.217888847" calcext:value-type="float">
                <text:p>0.217888847</text:p>
              </table:table-cell>
              <table:table-cell office:value-type="float" office:value="12.76" calcext:value-type="float">
                <text:p>12.76</text:p>
              </table:table-cell>
              <table:table-cell table:formula="of:=CONCATENATE(YEAR([.A1551]);&quot;_&quot;;MONTH([.A1551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76" calcext:value-type="float">
                <text:p>12.76</text:p>
              </table:table-cell>
              <table:table-cell table:formula="of:=CONCATENATE(YEAR([.A1552]);&quot;_&quot;;MONTH([.A1552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11</text:p>
              </table:table-cell>
              <table:table-cell office:value-type="float" office:value="0.8703229427" calcext:value-type="float">
                <text:p>0.8703229427</text:p>
              </table:table-cell>
              <table:table-cell office:value-type="float" office:value="12.68" calcext:value-type="float">
                <text:p>12.68</text:p>
              </table:table-cell>
              <table:table-cell table:formula="of:=CONCATENATE(YEAR([.A1553]);&quot;_&quot;;MONTH([.A1553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12</text:p>
              </table:table-cell>
              <table:table-cell office:value-type="float" office:value="0.0212033764" calcext:value-type="float">
                <text:p>0.0212033764</text:p>
              </table:table-cell>
              <table:table-cell office:value-type="float" office:value="12.28" calcext:value-type="float">
                <text:p>12.28</text:p>
              </table:table-cell>
              <table:table-cell table:formula="of:=CONCATENATE(YEAR([.A1554]);&quot;_&quot;;MONTH([.A1554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13</text:p>
              </table:table-cell>
              <table:table-cell office:value-type="float" office:value="4.1590719223" calcext:value-type="float">
                <text:p>4.1590719223</text:p>
              </table:table-cell>
              <table:table-cell office:value-type="float" office:value="12.2" calcext:value-type="float">
                <text:p>12.2</text:p>
              </table:table-cell>
              <table:table-cell table:formula="of:=CONCATENATE(YEAR([.A1555]);&quot;_&quot;;MONTH([.A1555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14</text:p>
              </table:table-cell>
              <table:table-cell office:value-type="float" office:value="7.6126890182" calcext:value-type="float">
                <text:p>7.6126890182</text:p>
              </table:table-cell>
              <table:table-cell office:value-type="float" office:value="12.18" calcext:value-type="float">
                <text:p>12.18</text:p>
              </table:table-cell>
              <table:table-cell table:formula="of:=CONCATENATE(YEAR([.A1556]);&quot;_&quot;;MONTH([.A1556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15</text:p>
              </table:table-cell>
              <table:table-cell office:value-type="float" office:value="0.647092104" calcext:value-type="float">
                <text:p>0.647092104</text:p>
              </table:table-cell>
              <table:table-cell office:value-type="float" office:value="12.13" calcext:value-type="float">
                <text:p>12.13</text:p>
              </table:table-cell>
              <table:table-cell table:formula="of:=CONCATENATE(YEAR([.A1557]);&quot;_&quot;;MONTH([.A1557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07" calcext:value-type="float">
                <text:p>12.07</text:p>
              </table:table-cell>
              <table:table-cell table:formula="of:=CONCATENATE(YEAR([.A1558]);&quot;_&quot;;MONTH([.A1558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07" calcext:value-type="float">
                <text:p>12.07</text:p>
              </table:table-cell>
              <table:table-cell table:formula="of:=CONCATENATE(YEAR([.A1559]);&quot;_&quot;;MONTH([.A1559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07" calcext:value-type="float">
                <text:p>12.07</text:p>
              </table:table-cell>
              <table:table-cell table:formula="of:=CONCATENATE(YEAR([.A1560]);&quot;_&quot;;MONTH([.A1560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07" calcext:value-type="float">
                <text:p>12.07</text:p>
              </table:table-cell>
              <table:table-cell table:formula="of:=CONCATENATE(YEAR([.A1561]);&quot;_&quot;;MONTH([.A1561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02" calcext:value-type="float">
                <text:p>12.02</text:p>
              </table:table-cell>
              <table:table-cell table:formula="of:=CONCATENATE(YEAR([.A1562]);&quot;_&quot;;MONTH([.A1562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97" calcext:value-type="float">
                <text:p>11.97</text:p>
              </table:table-cell>
              <table:table-cell table:formula="of:=CONCATENATE(YEAR([.A1563]);&quot;_&quot;;MONTH([.A1563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22</text:p>
              </table:table-cell>
              <table:table-cell office:value-type="float" office:value="8.7921791077" calcext:value-type="float">
                <text:p>8.7921791077</text:p>
              </table:table-cell>
              <table:table-cell office:value-type="float" office:value="11.91" calcext:value-type="float">
                <text:p>11.91</text:p>
              </table:table-cell>
              <table:table-cell table:formula="of:=CONCATENATE(YEAR([.A1564]);&quot;_&quot;;MONTH([.A1564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23</text:p>
              </table:table-cell>
              <table:table-cell office:value-type="float" office:value="7.3582525253" calcext:value-type="float">
                <text:p>7.3582525253</text:p>
              </table:table-cell>
              <table:table-cell office:value-type="float" office:value="11.91" calcext:value-type="float">
                <text:p>11.91</text:p>
              </table:table-cell>
              <table:table-cell table:formula="of:=CONCATENATE(YEAR([.A1565]);&quot;_&quot;;MONTH([.A1565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24</text:p>
              </table:table-cell>
              <table:table-cell office:value-type="float" office:value="0.0150747877" calcext:value-type="float">
                <text:p>0.0150747877</text:p>
              </table:table-cell>
              <table:table-cell office:value-type="float" office:value="11.91" calcext:value-type="float">
                <text:p>11.91</text:p>
              </table:table-cell>
              <table:table-cell table:formula="of:=CONCATENATE(YEAR([.A1566]);&quot;_&quot;;MONTH([.A1566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25</text:p>
              </table:table-cell>
              <table:table-cell office:value-type="float" office:value="1.6694598198" calcext:value-type="float">
                <text:p>1.6694598198</text:p>
              </table:table-cell>
              <table:table-cell office:value-type="float" office:value="11.91" calcext:value-type="float">
                <text:p>11.91</text:p>
              </table:table-cell>
              <table:table-cell table:formula="of:=CONCATENATE(YEAR([.A1567]);&quot;_&quot;;MONTH([.A1567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77" calcext:value-type="float">
                <text:p>11.77</text:p>
              </table:table-cell>
              <table:table-cell table:formula="of:=CONCATENATE(YEAR([.A1568]);&quot;_&quot;;MONTH([.A1568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86" calcext:value-type="float">
                <text:p>11.86</text:p>
              </table:table-cell>
              <table:table-cell table:formula="of:=CONCATENATE(YEAR([.A1569]);&quot;_&quot;;MONTH([.A1569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86" calcext:value-type="float">
                <text:p>11.86</text:p>
              </table:table-cell>
              <table:table-cell table:formula="of:=CONCATENATE(YEAR([.A1570]);&quot;_&quot;;MONTH([.A1570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78" calcext:value-type="float">
                <text:p>12.78</text:p>
              </table:table-cell>
              <table:table-cell table:formula="of:=CONCATENATE(YEAR([.A1571]);&quot;_&quot;;MONTH([.A1571]))" office:value-type="string" office:string-value="2002_4" calcext:value-type="string">
                <text:p>2002_4</text:p>
              </table:table-cell>
            </table:table-row>
            <table:table-row table:style-name="ro1" table:visibility="collapse">
              <table:table-cell office:value-type="string" calcext:value-type="string">
                <text:p>2002-04-30</text:p>
              </table:table-cell>
              <table:table-cell office:value-type="float" office:value="0.0900725126" calcext:value-type="float">
                <text:p>0.0900725126</text:p>
              </table:table-cell>
              <table:table-cell office:value-type="float" office:value="12.72" calcext:value-type="float">
                <text:p>12.72</text:p>
              </table:table-cell>
              <table:table-cell table:formula="of:=CONCATENATE(YEAR([.A1572]);&quot;_&quot;;MONTH([.A1572]))" office:value-type="string" office:string-value="2002_4" calcext:value-type="string">
                <text:p>2002_4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543:.$B$1572])" office:value-type="float" office:value="35.8995905426" calcext:value-type="float">
              <text:p>35.8995905426</text:p>
            </table:table-cell>
            <table:table-cell/>
            <table:table-cell table:style-name="Result" office:value-type="string" calcext:value-type="string">
              <text:p>2002_4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2-05-01</text:p>
              </table:table-cell>
              <table:table-cell office:value-type="float" office:value="0.0864451602" calcext:value-type="float">
                <text:p>0.0864451602</text:p>
              </table:table-cell>
              <table:table-cell office:value-type="float" office:value="13.09" calcext:value-type="float">
                <text:p>13.09</text:p>
              </table:table-cell>
              <table:table-cell table:formula="of:=CONCATENATE(YEAR([.A1574]);&quot;_&quot;;MONTH([.A1574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01" calcext:value-type="float">
                <text:p>13.01</text:p>
              </table:table-cell>
              <table:table-cell table:formula="of:=CONCATENATE(YEAR([.A1575]);&quot;_&quot;;MONTH([.A1575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94" calcext:value-type="float">
                <text:p>12.94</text:p>
              </table:table-cell>
              <table:table-cell table:formula="of:=CONCATENATE(YEAR([.A1576]);&quot;_&quot;;MONTH([.A1576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88" calcext:value-type="float">
                <text:p>12.88</text:p>
              </table:table-cell>
              <table:table-cell table:formula="of:=CONCATENATE(YEAR([.A1577]);&quot;_&quot;;MONTH([.A1577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05</text:p>
              </table:table-cell>
              <table:table-cell office:value-type="float" office:value="2.3911824226" calcext:value-type="float">
                <text:p>2.3911824226</text:p>
              </table:table-cell>
              <table:table-cell office:value-type="float" office:value="12.88" calcext:value-type="float">
                <text:p>12.88</text:p>
              </table:table-cell>
              <table:table-cell table:formula="of:=CONCATENATE(YEAR([.A1578]);&quot;_&quot;;MONTH([.A1578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06</text:p>
              </table:table-cell>
              <table:table-cell office:value-type="float" office:value="2.6591041088" calcext:value-type="float">
                <text:p>2.6591041088</text:p>
              </table:table-cell>
              <table:table-cell office:value-type="float" office:value="12.88" calcext:value-type="float">
                <text:p>12.88</text:p>
              </table:table-cell>
              <table:table-cell table:formula="of:=CONCATENATE(YEAR([.A1579]);&quot;_&quot;;MONTH([.A1579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07</text:p>
              </table:table-cell>
              <table:table-cell office:value-type="float" office:value="0.2214918137" calcext:value-type="float">
                <text:p>0.2214918137</text:p>
              </table:table-cell>
              <table:table-cell office:value-type="float" office:value="12.82" calcext:value-type="float">
                <text:p>12.82</text:p>
              </table:table-cell>
              <table:table-cell table:formula="of:=CONCATENATE(YEAR([.A1580]);&quot;_&quot;;MONTH([.A1580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08</text:p>
              </table:table-cell>
              <table:table-cell office:value-type="float" office:value="18.2880687714" calcext:value-type="float">
                <text:p>18.2880687714</text:p>
              </table:table-cell>
              <table:table-cell office:value-type="float" office:value="12.82" calcext:value-type="float">
                <text:p>12.82</text:p>
              </table:table-cell>
              <table:table-cell table:formula="of:=CONCATENATE(YEAR([.A1581]);&quot;_&quot;;MONTH([.A1581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09</text:p>
              </table:table-cell>
              <table:table-cell office:value-type="float" office:value="25.0449562073" calcext:value-type="float">
                <text:p>25.0449562073</text:p>
              </table:table-cell>
              <table:table-cell office:value-type="float" office:value="12.76" calcext:value-type="float">
                <text:p>12.76</text:p>
              </table:table-cell>
              <table:table-cell table:formula="of:=CONCATENATE(YEAR([.A1582]);&quot;_&quot;;MONTH([.A1582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10</text:p>
              </table:table-cell>
              <table:table-cell office:value-type="float" office:value="6.879108429" calcext:value-type="float">
                <text:p>6.879108429</text:p>
              </table:table-cell>
              <table:table-cell office:value-type="float" office:value="12.76" calcext:value-type="float">
                <text:p>12.76</text:p>
              </table:table-cell>
              <table:table-cell table:formula="of:=CONCATENATE(YEAR([.A1583]);&quot;_&quot;;MONTH([.A1583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11</text:p>
              </table:table-cell>
              <table:table-cell office:value-type="float" office:value="1.4123313427" calcext:value-type="float">
                <text:p>1.4123313427</text:p>
              </table:table-cell>
              <table:table-cell office:value-type="float" office:value="12.68" calcext:value-type="float">
                <text:p>12.68</text:p>
              </table:table-cell>
              <table:table-cell table:formula="of:=CONCATENATE(YEAR([.A1584]);&quot;_&quot;;MONTH([.A1584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12</text:p>
              </table:table-cell>
              <table:table-cell office:value-type="float" office:value="0.0335947871" calcext:value-type="float">
                <text:p>0.0335947871</text:p>
              </table:table-cell>
              <table:table-cell office:value-type="float" office:value="12.28" calcext:value-type="float">
                <text:p>12.28</text:p>
              </table:table-cell>
              <table:table-cell table:formula="of:=CONCATENATE(YEAR([.A1585]);&quot;_&quot;;MONTH([.A1585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13</text:p>
              </table:table-cell>
              <table:table-cell office:value-type="float" office:value="0.5205566883" calcext:value-type="float">
                <text:p>0.5205566883</text:p>
              </table:table-cell>
              <table:table-cell office:value-type="float" office:value="12.2" calcext:value-type="float">
                <text:p>12.2</text:p>
              </table:table-cell>
              <table:table-cell table:formula="of:=CONCATENATE(YEAR([.A1586]);&quot;_&quot;;MONTH([.A1586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14</text:p>
              </table:table-cell>
              <table:table-cell office:value-type="float" office:value="2.5545501709" calcext:value-type="float">
                <text:p>2.5545501709</text:p>
              </table:table-cell>
              <table:table-cell office:value-type="float" office:value="12.18" calcext:value-type="float">
                <text:p>12.18</text:p>
              </table:table-cell>
              <table:table-cell table:formula="of:=CONCATENATE(YEAR([.A1587]);&quot;_&quot;;MONTH([.A1587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15</text:p>
              </table:table-cell>
              <table:table-cell office:value-type="float" office:value="2.97960639" calcext:value-type="float">
                <text:p>2.97960639</text:p>
              </table:table-cell>
              <table:table-cell office:value-type="float" office:value="12.13" calcext:value-type="float">
                <text:p>12.13</text:p>
              </table:table-cell>
              <table:table-cell table:formula="of:=CONCATENATE(YEAR([.A1588]);&quot;_&quot;;MONTH([.A1588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16</text:p>
              </table:table-cell>
              <table:table-cell office:value-type="float" office:value="0.6419237256" calcext:value-type="float">
                <text:p>0.6419237256</text:p>
              </table:table-cell>
              <table:table-cell office:value-type="float" office:value="12.07" calcext:value-type="float">
                <text:p>12.07</text:p>
              </table:table-cell>
              <table:table-cell table:formula="of:=CONCATENATE(YEAR([.A1589]);&quot;_&quot;;MONTH([.A1589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17</text:p>
              </table:table-cell>
              <table:table-cell office:value-type="float" office:value="3.7813537121" calcext:value-type="float">
                <text:p>3.7813537121</text:p>
              </table:table-cell>
              <table:table-cell office:value-type="float" office:value="12.07" calcext:value-type="float">
                <text:p>12.07</text:p>
              </table:table-cell>
              <table:table-cell table:formula="of:=CONCATENATE(YEAR([.A1590]);&quot;_&quot;;MONTH([.A1590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18</text:p>
              </table:table-cell>
              <table:table-cell office:value-type="float" office:value="8.0951547623" calcext:value-type="float">
                <text:p>8.0951547623</text:p>
              </table:table-cell>
              <table:table-cell office:value-type="float" office:value="12.07" calcext:value-type="float">
                <text:p>12.07</text:p>
              </table:table-cell>
              <table:table-cell table:formula="of:=CONCATENATE(YEAR([.A1591]);&quot;_&quot;;MONTH([.A1591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19</text:p>
              </table:table-cell>
              <table:table-cell office:value-type="float" office:value="14.7113113403" calcext:value-type="float">
                <text:p>14.7113113403</text:p>
              </table:table-cell>
              <table:table-cell office:value-type="float" office:value="12.07" calcext:value-type="float">
                <text:p>12.07</text:p>
              </table:table-cell>
              <table:table-cell table:formula="of:=CONCATENATE(YEAR([.A1592]);&quot;_&quot;;MONTH([.A1592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20</text:p>
              </table:table-cell>
              <table:table-cell office:value-type="float" office:value="9.2571134567" calcext:value-type="float">
                <text:p>9.2571134567</text:p>
              </table:table-cell>
              <table:table-cell office:value-type="float" office:value="12.02" calcext:value-type="float">
                <text:p>12.02</text:p>
              </table:table-cell>
              <table:table-cell table:formula="of:=CONCATENATE(YEAR([.A1593]);&quot;_&quot;;MONTH([.A1593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21</text:p>
              </table:table-cell>
              <table:table-cell office:value-type="float" office:value="1.3897563219" calcext:value-type="float">
                <text:p>1.3897563219</text:p>
              </table:table-cell>
              <table:table-cell office:value-type="float" office:value="11.97" calcext:value-type="float">
                <text:p>11.97</text:p>
              </table:table-cell>
              <table:table-cell table:formula="of:=CONCATENATE(YEAR([.A1594]);&quot;_&quot;;MONTH([.A1594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22</text:p>
              </table:table-cell>
              <table:table-cell office:value-type="float" office:value="0.1023089588" calcext:value-type="float">
                <text:p>0.1023089588</text:p>
              </table:table-cell>
              <table:table-cell office:value-type="float" office:value="11.91" calcext:value-type="float">
                <text:p>11.91</text:p>
              </table:table-cell>
              <table:table-cell table:formula="of:=CONCATENATE(YEAR([.A1595]);&quot;_&quot;;MONTH([.A1595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91" calcext:value-type="float">
                <text:p>11.91</text:p>
              </table:table-cell>
              <table:table-cell table:formula="of:=CONCATENATE(YEAR([.A1596]);&quot;_&quot;;MONTH([.A1596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91" calcext:value-type="float">
                <text:p>11.91</text:p>
              </table:table-cell>
              <table:table-cell table:formula="of:=CONCATENATE(YEAR([.A1597]);&quot;_&quot;;MONTH([.A1597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77" calcext:value-type="float">
                <text:p>11.77</text:p>
              </table:table-cell>
              <table:table-cell table:formula="of:=CONCATENATE(YEAR([.A1598]);&quot;_&quot;;MONTH([.A1598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86" calcext:value-type="float">
                <text:p>11.86</text:p>
              </table:table-cell>
              <table:table-cell table:formula="of:=CONCATENATE(YEAR([.A1599]);&quot;_&quot;;MONTH([.A1599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86" calcext:value-type="float">
                <text:p>11.86</text:p>
              </table:table-cell>
              <table:table-cell table:formula="of:=CONCATENATE(YEAR([.A1600]);&quot;_&quot;;MONTH([.A1600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28</text:p>
              </table:table-cell>
              <table:table-cell office:value-type="float" office:value="4.87088871" calcext:value-type="float">
                <text:p>4.87088871</text:p>
              </table:table-cell>
              <table:table-cell office:value-type="float" office:value="12.78" calcext:value-type="float">
                <text:p>12.78</text:p>
              </table:table-cell>
              <table:table-cell table:formula="of:=CONCATENATE(YEAR([.A1601]);&quot;_&quot;;MONTH([.A1601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29</text:p>
              </table:table-cell>
              <table:table-cell office:value-type="float" office:value="13.435090065" calcext:value-type="float">
                <text:p>13.435090065</text:p>
              </table:table-cell>
              <table:table-cell office:value-type="float" office:value="12.9" calcext:value-type="float">
                <text:p>12.9</text:p>
              </table:table-cell>
              <table:table-cell table:formula="of:=CONCATENATE(YEAR([.A1602]);&quot;_&quot;;MONTH([.A1602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30</text:p>
              </table:table-cell>
              <table:table-cell office:value-type="float" office:value="12.7687931061" calcext:value-type="float">
                <text:p>12.7687931061</text:p>
              </table:table-cell>
              <table:table-cell office:value-type="float" office:value="12.72" calcext:value-type="float">
                <text:p>12.72</text:p>
              </table:table-cell>
              <table:table-cell table:formula="of:=CONCATENATE(YEAR([.A1603]);&quot;_&quot;;MONTH([.A1603]))" office:value-type="string" office:string-value="2002_5" calcext:value-type="string">
                <text:p>2002_5</text:p>
              </table:table-cell>
            </table:table-row>
            <table:table-row table:style-name="ro1" table:visibility="collapse">
              <table:table-cell office:value-type="string" calcext:value-type="string">
                <text:p>2002-05-31</text:p>
              </table:table-cell>
              <table:table-cell office:value-type="float" office:value="1.2118171453" calcext:value-type="float">
                <text:p>1.2118171453</text:p>
              </table:table-cell>
              <table:table-cell office:value-type="float" office:value="12.7" calcext:value-type="float">
                <text:p>12.7</text:p>
              </table:table-cell>
              <table:table-cell table:formula="of:=CONCATENATE(YEAR([.A1604]);&quot;_&quot;;MONTH([.A1604]))" office:value-type="string" office:string-value="2002_5" calcext:value-type="string">
                <text:p>2002_5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574:.$B$1604])" office:value-type="float" office:value="133.3365075961" calcext:value-type="float">
              <text:p>133.3365075961</text:p>
            </table:table-cell>
            <table:table-cell/>
            <table:table-cell table:style-name="Result" office:value-type="string" calcext:value-type="string">
              <text:p>2002_5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2-06-01</text:p>
              </table:table-cell>
              <table:table-cell office:value-type="float" office:value="27.4616832733" calcext:value-type="float">
                <text:p>27.4616832733</text:p>
              </table:table-cell>
              <table:table-cell office:value-type="float" office:value="24.98" calcext:value-type="float">
                <text:p>24.98</text:p>
              </table:table-cell>
              <table:table-cell table:formula="of:=CONCATENATE(YEAR([.A1606]);&quot;_&quot;;MONTH([.A1606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02</text:p>
              </table:table-cell>
              <table:table-cell office:value-type="float" office:value="8.9867601395" calcext:value-type="float">
                <text:p>8.9867601395</text:p>
              </table:table-cell>
              <table:table-cell office:value-type="float" office:value="24.97" calcext:value-type="float">
                <text:p>24.97</text:p>
              </table:table-cell>
              <table:table-cell table:formula="of:=CONCATENATE(YEAR([.A1607]);&quot;_&quot;;MONTH([.A1607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03</text:p>
              </table:table-cell>
              <table:table-cell office:value-type="float" office:value="35.0859489441" calcext:value-type="float">
                <text:p>35.0859489441</text:p>
              </table:table-cell>
              <table:table-cell office:value-type="float" office:value="23.16" calcext:value-type="float">
                <text:p>23.16</text:p>
              </table:table-cell>
              <table:table-cell table:formula="of:=CONCATENATE(YEAR([.A1608]);&quot;_&quot;;MONTH([.A1608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04</text:p>
              </table:table-cell>
              <table:table-cell office:value-type="float" office:value="20.1444988251" calcext:value-type="float">
                <text:p>20.1444988251</text:p>
              </table:table-cell>
              <table:table-cell office:value-type="float" office:value="7.31" calcext:value-type="float">
                <text:p>7.31</text:p>
              </table:table-cell>
              <table:table-cell table:formula="of:=CONCATENATE(YEAR([.A1609]);&quot;_&quot;;MONTH([.A1609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05</text:p>
              </table:table-cell>
              <table:table-cell office:value-type="float" office:value="1.6329417229" calcext:value-type="float">
                <text:p>1.6329417229</text:p>
              </table:table-cell>
              <table:table-cell office:value-type="float" office:value="13.3" calcext:value-type="float">
                <text:p>13.3</text:p>
              </table:table-cell>
              <table:table-cell table:formula="of:=CONCATENATE(YEAR([.A1610]);&quot;_&quot;;MONTH([.A1610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06</text:p>
              </table:table-cell>
              <table:table-cell office:value-type="float" office:value="0.5086246729" calcext:value-type="float">
                <text:p>0.5086246729</text:p>
              </table:table-cell>
              <table:table-cell office:value-type="float" office:value="17.54" calcext:value-type="float">
                <text:p>17.54</text:p>
              </table:table-cell>
              <table:table-cell table:formula="of:=CONCATENATE(YEAR([.A1611]);&quot;_&quot;;MONTH([.A1611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07</text:p>
              </table:table-cell>
              <table:table-cell office:value-type="float" office:value="0.6912251711" calcext:value-type="float">
                <text:p>0.6912251711</text:p>
              </table:table-cell>
              <table:table-cell office:value-type="float" office:value="20.33" calcext:value-type="float">
                <text:p>20.33</text:p>
              </table:table-cell>
              <table:table-cell table:formula="of:=CONCATENATE(YEAR([.A1612]);&quot;_&quot;;MONTH([.A1612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08</text:p>
              </table:table-cell>
              <table:table-cell office:value-type="float" office:value="1.7952743769" calcext:value-type="float">
                <text:p>1.7952743769</text:p>
              </table:table-cell>
              <table:table-cell office:value-type="float" office:value="23.09" calcext:value-type="float">
                <text:p>23.09</text:p>
              </table:table-cell>
              <table:table-cell table:formula="of:=CONCATENATE(YEAR([.A1613]);&quot;_&quot;;MONTH([.A1613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09</text:p>
              </table:table-cell>
              <table:table-cell office:value-type="float" office:value="1.0075228214" calcext:value-type="float">
                <text:p>1.0075228214</text:p>
              </table:table-cell>
              <table:table-cell office:value-type="float" office:value="24.97" calcext:value-type="float">
                <text:p>24.97</text:p>
              </table:table-cell>
              <table:table-cell table:formula="of:=CONCATENATE(YEAR([.A1614]);&quot;_&quot;;MONTH([.A1614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10</text:p>
              </table:table-cell>
              <table:table-cell office:value-type="float" office:value="1.8057941198" calcext:value-type="float">
                <text:p>1.8057941198</text:p>
              </table:table-cell>
              <table:table-cell office:value-type="float" office:value="23.61" calcext:value-type="float">
                <text:p>23.61</text:p>
              </table:table-cell>
              <table:table-cell table:formula="of:=CONCATENATE(YEAR([.A1615]);&quot;_&quot;;MONTH([.A1615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11</text:p>
              </table:table-cell>
              <table:table-cell office:value-type="float" office:value="27.6430606842" calcext:value-type="float">
                <text:p>27.6430606842</text:p>
              </table:table-cell>
              <table:table-cell office:value-type="float" office:value="24.74" calcext:value-type="float">
                <text:p>24.74</text:p>
              </table:table-cell>
              <table:table-cell table:formula="of:=CONCATENATE(YEAR([.A1616]);&quot;_&quot;;MONTH([.A1616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12</text:p>
              </table:table-cell>
              <table:table-cell office:value-type="float" office:value="19.7563743591" calcext:value-type="float">
                <text:p>19.7563743591</text:p>
              </table:table-cell>
              <table:table-cell office:value-type="float" office:value="26.79" calcext:value-type="float">
                <text:p>26.79</text:p>
              </table:table-cell>
              <table:table-cell table:formula="of:=CONCATENATE(YEAR([.A1617]);&quot;_&quot;;MONTH([.A1617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13</text:p>
              </table:table-cell>
              <table:table-cell office:value-type="float" office:value="5.9097280502" calcext:value-type="float">
                <text:p>5.9097280502</text:p>
              </table:table-cell>
              <table:table-cell office:value-type="float" office:value="27.07" calcext:value-type="float">
                <text:p>27.07</text:p>
              </table:table-cell>
              <table:table-cell table:formula="of:=CONCATENATE(YEAR([.A1618]);&quot;_&quot;;MONTH([.A1618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14</text:p>
              </table:table-cell>
              <table:table-cell office:value-type="float" office:value="57.7632865906" calcext:value-type="float">
                <text:p>57.7632865906</text:p>
              </table:table-cell>
              <table:table-cell office:value-type="float" office:value="26.03" calcext:value-type="float">
                <text:p>26.03</text:p>
              </table:table-cell>
              <table:table-cell table:formula="of:=CONCATENATE(YEAR([.A1619]);&quot;_&quot;;MONTH([.A1619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15</text:p>
              </table:table-cell>
              <table:table-cell office:value-type="float" office:value="57.1797332764" calcext:value-type="float">
                <text:p>57.1797332764</text:p>
              </table:table-cell>
              <table:table-cell office:value-type="float" office:value="26.89" calcext:value-type="float">
                <text:p>26.89</text:p>
              </table:table-cell>
              <table:table-cell table:formula="of:=CONCATENATE(YEAR([.A1620]);&quot;_&quot;;MONTH([.A1620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16</text:p>
              </table:table-cell>
              <table:table-cell office:value-type="float" office:value="73.8108673096" calcext:value-type="float">
                <text:p>73.8108673096</text:p>
              </table:table-cell>
              <table:table-cell office:value-type="float" office:value="170.1" calcext:value-type="float">
                <text:p>170.1</text:p>
              </table:table-cell>
              <table:table-cell table:formula="of:=CONCATENATE(YEAR([.A1621]);&quot;_&quot;;MONTH([.A1621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17</text:p>
              </table:table-cell>
              <table:table-cell office:value-type="float" office:value="37.0340194702" calcext:value-type="float">
                <text:p>37.0340194702</text:p>
              </table:table-cell>
              <table:table-cell office:value-type="float" office:value="82.19" calcext:value-type="float">
                <text:p>82.19</text:p>
              </table:table-cell>
              <table:table-cell table:formula="of:=CONCATENATE(YEAR([.A1622]);&quot;_&quot;;MONTH([.A1622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18</text:p>
              </table:table-cell>
              <table:table-cell office:value-type="float" office:value="42.6060066223" calcext:value-type="float">
                <text:p>42.6060066223</text:p>
              </table:table-cell>
              <table:table-cell office:value-type="float" office:value="152.6" calcext:value-type="float">
                <text:p>152.6</text:p>
              </table:table-cell>
              <table:table-cell table:formula="of:=CONCATENATE(YEAR([.A1623]);&quot;_&quot;;MONTH([.A1623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19</text:p>
              </table:table-cell>
              <table:table-cell office:value-type="float" office:value="58.5476036072" calcext:value-type="float">
                <text:p>58.5476036072</text:p>
              </table:table-cell>
              <table:table-cell office:value-type="float" office:value="388.7" calcext:value-type="float">
                <text:p>388.7</text:p>
              </table:table-cell>
              <table:table-cell table:formula="of:=CONCATENATE(YEAR([.A1624]);&quot;_&quot;;MONTH([.A1624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20</text:p>
              </table:table-cell>
              <table:table-cell office:value-type="float" office:value="31.1103420258" calcext:value-type="float">
                <text:p>31.1103420258</text:p>
              </table:table-cell>
              <table:table-cell office:value-type="float" office:value="904.8" calcext:value-type="float">
                <text:p>904.8</text:p>
              </table:table-cell>
              <table:table-cell table:formula="of:=CONCATENATE(YEAR([.A1625]);&quot;_&quot;;MONTH([.A1625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21</text:p>
              </table:table-cell>
              <table:table-cell office:value-type="float" office:value="65.5303039551" calcext:value-type="float">
                <text:p>65.5303039551</text:p>
              </table:table-cell>
              <table:table-cell office:value-type="float" office:value="547.2" calcext:value-type="float">
                <text:p>547.2</text:p>
              </table:table-cell>
              <table:table-cell table:formula="of:=CONCATENATE(YEAR([.A1626]);&quot;_&quot;;MONTH([.A1626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22</text:p>
              </table:table-cell>
              <table:table-cell office:value-type="float" office:value="34.7498397827" calcext:value-type="float">
                <text:p>34.7498397827</text:p>
              </table:table-cell>
              <table:table-cell office:value-type="float" office:value="439.2" calcext:value-type="float">
                <text:p>439.2</text:p>
              </table:table-cell>
              <table:table-cell table:formula="of:=CONCATENATE(YEAR([.A1627]);&quot;_&quot;;MONTH([.A1627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23</text:p>
              </table:table-cell>
              <table:table-cell office:value-type="float" office:value="29.7147464752" calcext:value-type="float">
                <text:p>29.7147464752</text:p>
              </table:table-cell>
              <table:table-cell office:value-type="float" office:value="228.6" calcext:value-type="float">
                <text:p>228.6</text:p>
              </table:table-cell>
              <table:table-cell table:formula="of:=CONCATENATE(YEAR([.A1628]);&quot;_&quot;;MONTH([.A1628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24</text:p>
              </table:table-cell>
              <table:table-cell office:value-type="float" office:value="19.9533843994" calcext:value-type="float">
                <text:p>19.9533843994</text:p>
              </table:table-cell>
              <table:table-cell office:value-type="float" office:value="232.7" calcext:value-type="float">
                <text:p>232.7</text:p>
              </table:table-cell>
              <table:table-cell table:formula="of:=CONCATENATE(YEAR([.A1629]);&quot;_&quot;;MONTH([.A1629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25</text:p>
              </table:table-cell>
              <table:table-cell office:value-type="float" office:value="26.9105854034" calcext:value-type="float">
                <text:p>26.9105854034</text:p>
              </table:table-cell>
              <table:table-cell office:value-type="float" office:value="158.7" calcext:value-type="float">
                <text:p>158.7</text:p>
              </table:table-cell>
              <table:table-cell table:formula="of:=CONCATENATE(YEAR([.A1630]);&quot;_&quot;;MONTH([.A1630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26</text:p>
              </table:table-cell>
              <table:table-cell office:value-type="float" office:value="14.0542383194" calcext:value-type="float">
                <text:p>14.0542383194</text:p>
              </table:table-cell>
              <table:table-cell office:value-type="float" office:value="288.4" calcext:value-type="float">
                <text:p>288.4</text:p>
              </table:table-cell>
              <table:table-cell table:formula="of:=CONCATENATE(YEAR([.A1631]);&quot;_&quot;;MONTH([.A1631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27</text:p>
              </table:table-cell>
              <table:table-cell office:value-type="float" office:value="28.4026603699" calcext:value-type="float">
                <text:p>28.4026603699</text:p>
              </table:table-cell>
              <table:table-cell office:value-type="float" office:value="523.1" calcext:value-type="float">
                <text:p>523.1</text:p>
              </table:table-cell>
              <table:table-cell table:formula="of:=CONCATENATE(YEAR([.A1632]);&quot;_&quot;;MONTH([.A1632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28</text:p>
              </table:table-cell>
              <table:table-cell office:value-type="float" office:value="15.5073041916" calcext:value-type="float">
                <text:p>15.5073041916</text:p>
              </table:table-cell>
              <table:table-cell office:value-type="float" office:value="510" calcext:value-type="float">
                <text:p>510</text:p>
              </table:table-cell>
              <table:table-cell table:formula="of:=CONCATENATE(YEAR([.A1633]);&quot;_&quot;;MONTH([.A1633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29</text:p>
              </table:table-cell>
              <table:table-cell office:value-type="float" office:value="5.0896081924" calcext:value-type="float">
                <text:p>5.0896081924</text:p>
              </table:table-cell>
              <table:table-cell office:value-type="float" office:value="946.2" calcext:value-type="float">
                <text:p>946.2</text:p>
              </table:table-cell>
              <table:table-cell table:formula="of:=CONCATENATE(YEAR([.A1634]);&quot;_&quot;;MONTH([.A1634]))" office:value-type="string" office:string-value="2002_6" calcext:value-type="string">
                <text:p>2002_6</text:p>
              </table:table-cell>
            </table:table-row>
            <table:table-row table:style-name="ro1" table:visibility="collapse">
              <table:table-cell office:value-type="string" calcext:value-type="string">
                <text:p>2002-06-30</text:p>
              </table:table-cell>
              <table:table-cell office:value-type="float" office:value="3.3965010643" calcext:value-type="float">
                <text:p>3.3965010643</text:p>
              </table:table-cell>
              <table:table-cell office:value-type="float" office:value="650.1" calcext:value-type="float">
                <text:p>650.1</text:p>
              </table:table-cell>
              <table:table-cell table:formula="of:=CONCATENATE(YEAR([.A1635]);&quot;_&quot;;MONTH([.A1635]))" office:value-type="string" office:string-value="2002_6" calcext:value-type="string">
                <text:p>2002_6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606:.$B$1635])" office:value-type="float" office:value="753.790468216" calcext:value-type="float">
              <text:p>753.790468216</text:p>
            </table:table-cell>
            <table:table-cell/>
            <table:table-cell table:style-name="Result" office:value-type="string" calcext:value-type="string">
              <text:p>2002_6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2-07-01</text:p>
              </table:table-cell>
              <table:table-cell office:value-type="float" office:value="12.6866168976" calcext:value-type="float">
                <text:p>12.6866168976</text:p>
              </table:table-cell>
              <table:table-cell office:value-type="float" office:value="514.1" calcext:value-type="float">
                <text:p>514.1</text:p>
              </table:table-cell>
              <table:table-cell table:formula="of:=CONCATENATE(YEAR([.A1637]);&quot;_&quot;;MONTH([.A1637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02</text:p>
              </table:table-cell>
              <table:table-cell office:value-type="float" office:value="14.1156730652" calcext:value-type="float">
                <text:p>14.1156730652</text:p>
              </table:table-cell>
              <table:table-cell office:value-type="float" office:value="256" calcext:value-type="float">
                <text:p>256</text:p>
              </table:table-cell>
              <table:table-cell table:formula="of:=CONCATENATE(YEAR([.A1638]);&quot;_&quot;;MONTH([.A1638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03</text:p>
              </table:table-cell>
              <table:table-cell office:value-type="float" office:value="7.5476131439" calcext:value-type="float">
                <text:p>7.5476131439</text:p>
              </table:table-cell>
              <table:table-cell office:value-type="float" office:value="181.7" calcext:value-type="float">
                <text:p>181.7</text:p>
              </table:table-cell>
              <table:table-cell table:formula="of:=CONCATENATE(YEAR([.A1639]);&quot;_&quot;;MONTH([.A1639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04</text:p>
              </table:table-cell>
              <table:table-cell office:value-type="float" office:value="8.2263278961" calcext:value-type="float">
                <text:p>8.2263278961</text:p>
              </table:table-cell>
              <table:table-cell office:value-type="float" office:value="134.6" calcext:value-type="float">
                <text:p>134.6</text:p>
              </table:table-cell>
              <table:table-cell table:formula="of:=CONCATENATE(YEAR([.A1640]);&quot;_&quot;;MONTH([.A1640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05</text:p>
              </table:table-cell>
              <table:table-cell office:value-type="float" office:value="2.7327394485" calcext:value-type="float">
                <text:p>2.7327394485</text:p>
              </table:table-cell>
              <table:table-cell office:value-type="float" office:value="106" calcext:value-type="float">
                <text:p>106</text:p>
              </table:table-cell>
              <table:table-cell table:formula="of:=CONCATENATE(YEAR([.A1641]);&quot;_&quot;;MONTH([.A1641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06</text:p>
              </table:table-cell>
              <table:table-cell office:value-type="float" office:value="5.0650219917" calcext:value-type="float">
                <text:p>5.0650219917</text:p>
              </table:table-cell>
              <table:table-cell office:value-type="float" office:value="86.07" calcext:value-type="float">
                <text:p>86.07</text:p>
              </table:table-cell>
              <table:table-cell table:formula="of:=CONCATENATE(YEAR([.A1642]);&quot;_&quot;;MONTH([.A1642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07</text:p>
              </table:table-cell>
              <table:table-cell office:value-type="float" office:value="1.7370563745" calcext:value-type="float">
                <text:p>1.7370563745</text:p>
              </table:table-cell>
              <table:table-cell office:value-type="float" office:value="73.47" calcext:value-type="float">
                <text:p>73.47</text:p>
              </table:table-cell>
              <table:table-cell table:formula="of:=CONCATENATE(YEAR([.A1643]);&quot;_&quot;;MONTH([.A1643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08</text:p>
              </table:table-cell>
              <table:table-cell office:value-type="float" office:value="2.0914149284" calcext:value-type="float">
                <text:p>2.0914149284</text:p>
              </table:table-cell>
              <table:table-cell office:value-type="float" office:value="112.3" calcext:value-type="float">
                <text:p>112.3</text:p>
              </table:table-cell>
              <table:table-cell table:formula="of:=CONCATENATE(YEAR([.A1644]);&quot;_&quot;;MONTH([.A1644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09</text:p>
              </table:table-cell>
              <table:table-cell office:value-type="float" office:value="4.6116242409" calcext:value-type="float">
                <text:p>4.6116242409</text:p>
              </table:table-cell>
              <table:table-cell office:value-type="float" office:value="83.8" calcext:value-type="float">
                <text:p>83.8</text:p>
              </table:table-cell>
              <table:table-cell table:formula="of:=CONCATENATE(YEAR([.A1645]);&quot;_&quot;;MONTH([.A1645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10</text:p>
              </table:table-cell>
              <table:table-cell office:value-type="float" office:value="58.8526229858" calcext:value-type="float">
                <text:p>58.8526229858</text:p>
              </table:table-cell>
              <table:table-cell office:value-type="float" office:value="67.09" calcext:value-type="float">
                <text:p>67.09</text:p>
              </table:table-cell>
              <table:table-cell table:formula="of:=CONCATENATE(YEAR([.A1646]);&quot;_&quot;;MONTH([.A1646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11</text:p>
              </table:table-cell>
              <table:table-cell office:value-type="float" office:value="74.3258972168" calcext:value-type="float">
                <text:p>74.3258972168</text:p>
              </table:table-cell>
              <table:table-cell office:value-type="float" office:value="59.78" calcext:value-type="float">
                <text:p>59.78</text:p>
              </table:table-cell>
              <table:table-cell table:formula="of:=CONCATENATE(YEAR([.A1647]);&quot;_&quot;;MONTH([.A1647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12</text:p>
              </table:table-cell>
              <table:table-cell office:value-type="float" office:value="24.1531524658" calcext:value-type="float">
                <text:p>24.1531524658</text:p>
              </table:table-cell>
              <table:table-cell office:value-type="float" office:value="68.88" calcext:value-type="float">
                <text:p>68.88</text:p>
              </table:table-cell>
              <table:table-cell table:formula="of:=CONCATENATE(YEAR([.A1648]);&quot;_&quot;;MONTH([.A1648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13</text:p>
              </table:table-cell>
              <table:table-cell office:value-type="float" office:value="14.6932468414" calcext:value-type="float">
                <text:p>14.6932468414</text:p>
              </table:table-cell>
              <table:table-cell office:value-type="float" office:value="63.06" calcext:value-type="float">
                <text:p>63.06</text:p>
              </table:table-cell>
              <table:table-cell table:formula="of:=CONCATENATE(YEAR([.A1649]);&quot;_&quot;;MONTH([.A1649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14</text:p>
              </table:table-cell>
              <table:table-cell office:value-type="float" office:value="6.8999567032" calcext:value-type="float">
                <text:p>6.8999567032</text:p>
              </table:table-cell>
              <table:table-cell office:value-type="float" office:value="136.3" calcext:value-type="float">
                <text:p>136.3</text:p>
              </table:table-cell>
              <table:table-cell table:formula="of:=CONCATENATE(YEAR([.A1650]);&quot;_&quot;;MONTH([.A1650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15</text:p>
              </table:table-cell>
              <table:table-cell office:value-type="float" office:value="4.1410245895" calcext:value-type="float">
                <text:p>4.1410245895</text:p>
              </table:table-cell>
              <table:table-cell office:value-type="float" office:value="190.6" calcext:value-type="float">
                <text:p>190.6</text:p>
              </table:table-cell>
              <table:table-cell table:formula="of:=CONCATENATE(YEAR([.A1651]);&quot;_&quot;;MONTH([.A1651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16</text:p>
              </table:table-cell>
              <table:table-cell office:value-type="float" office:value="23.2689723969" calcext:value-type="float">
                <text:p>23.2689723969</text:p>
              </table:table-cell>
              <table:table-cell office:value-type="float" office:value="190.8" calcext:value-type="float">
                <text:p>190.8</text:p>
              </table:table-cell>
              <table:table-cell table:formula="of:=CONCATENATE(YEAR([.A1652]);&quot;_&quot;;MONTH([.A1652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17</text:p>
              </table:table-cell>
              <table:table-cell office:value-type="float" office:value="27.5940532684" calcext:value-type="float">
                <text:p>27.5940532684</text:p>
              </table:table-cell>
              <table:table-cell office:value-type="float" office:value="568.1" calcext:value-type="float">
                <text:p>568.1</text:p>
              </table:table-cell>
              <table:table-cell table:formula="of:=CONCATENATE(YEAR([.A1653]);&quot;_&quot;;MONTH([.A1653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18</text:p>
              </table:table-cell>
              <table:table-cell office:value-type="float" office:value="4.0148134232" calcext:value-type="float">
                <text:p>4.0148134232</text:p>
              </table:table-cell>
              <table:table-cell office:value-type="float" office:value="1015" calcext:value-type="float">
                <text:p>1015</text:p>
              </table:table-cell>
              <table:table-cell table:formula="of:=CONCATENATE(YEAR([.A1654]);&quot;_&quot;;MONTH([.A1654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19</text:p>
              </table:table-cell>
              <table:table-cell office:value-type="float" office:value="9.1021509171" calcext:value-type="float">
                <text:p>9.1021509171</text:p>
              </table:table-cell>
              <table:table-cell office:value-type="float" office:value="1036" calcext:value-type="float">
                <text:p>1036</text:p>
              </table:table-cell>
              <table:table-cell table:formula="of:=CONCATENATE(YEAR([.A1655]);&quot;_&quot;;MONTH([.A1655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20</text:p>
              </table:table-cell>
              <table:table-cell office:value-type="float" office:value="4.0861096382" calcext:value-type="float">
                <text:p>4.0861096382</text:p>
              </table:table-cell>
              <table:table-cell office:value-type="float" office:value="1911" calcext:value-type="float">
                <text:p>1911</text:p>
              </table:table-cell>
              <table:table-cell table:formula="of:=CONCATENATE(YEAR([.A1656]);&quot;_&quot;;MONTH([.A1656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21</text:p>
              </table:table-cell>
              <table:table-cell office:value-type="float" office:value="13.5829792023" calcext:value-type="float">
                <text:p>13.5829792023</text:p>
              </table:table-cell>
              <table:table-cell office:value-type="float" office:value="2913" calcext:value-type="float">
                <text:p>2913</text:p>
              </table:table-cell>
              <table:table-cell table:formula="of:=CONCATENATE(YEAR([.A1657]);&quot;_&quot;;MONTH([.A1657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22</text:p>
              </table:table-cell>
              <table:table-cell office:value-type="float" office:value="26.8729858398" calcext:value-type="float">
                <text:p>26.8729858398</text:p>
              </table:table-cell>
              <table:table-cell office:value-type="float" office:value="1328" calcext:value-type="float">
                <text:p>1328</text:p>
              </table:table-cell>
              <table:table-cell table:formula="of:=CONCATENATE(YEAR([.A1658]);&quot;_&quot;;MONTH([.A1658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23</text:p>
              </table:table-cell>
              <table:table-cell office:value-type="float" office:value="33.5382804871" calcext:value-type="float">
                <text:p>33.5382804871</text:p>
              </table:table-cell>
              <table:table-cell office:value-type="float" office:value="840.9" calcext:value-type="float">
                <text:p>840.9</text:p>
              </table:table-cell>
              <table:table-cell table:formula="of:=CONCATENATE(YEAR([.A1659]);&quot;_&quot;;MONTH([.A1659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24</text:p>
              </table:table-cell>
              <table:table-cell office:value-type="float" office:value="9.2764358521" calcext:value-type="float">
                <text:p>9.2764358521</text:p>
              </table:table-cell>
              <table:table-cell office:value-type="float" office:value="913.7" calcext:value-type="float">
                <text:p>913.7</text:p>
              </table:table-cell>
              <table:table-cell table:formula="of:=CONCATENATE(YEAR([.A1660]);&quot;_&quot;;MONTH([.A1660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25</text:p>
              </table:table-cell>
              <table:table-cell office:value-type="float" office:value="2.5910499096" calcext:value-type="float">
                <text:p>2.5910499096</text:p>
              </table:table-cell>
              <table:table-cell office:value-type="float" office:value="778.5" calcext:value-type="float">
                <text:p>778.5</text:p>
              </table:table-cell>
              <table:table-cell table:formula="of:=CONCATENATE(YEAR([.A1661]);&quot;_&quot;;MONTH([.A1661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26</text:p>
              </table:table-cell>
              <table:table-cell office:value-type="float" office:value="16.6221866608" calcext:value-type="float">
                <text:p>16.6221866608</text:p>
              </table:table-cell>
              <table:table-cell office:value-type="float" office:value="2297" calcext:value-type="float">
                <text:p>2297</text:p>
              </table:table-cell>
              <table:table-cell table:formula="of:=CONCATENATE(YEAR([.A1662]);&quot;_&quot;;MONTH([.A1662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27</text:p>
              </table:table-cell>
              <table:table-cell office:value-type="float" office:value="12.4521465302" calcext:value-type="float">
                <text:p>12.4521465302</text:p>
              </table:table-cell>
              <table:table-cell office:value-type="float" office:value="1350" calcext:value-type="float">
                <text:p>1350</text:p>
              </table:table-cell>
              <table:table-cell table:formula="of:=CONCATENATE(YEAR([.A1663]);&quot;_&quot;;MONTH([.A1663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28</text:p>
              </table:table-cell>
              <table:table-cell office:value-type="float" office:value="27.3931350708" calcext:value-type="float">
                <text:p>27.3931350708</text:p>
              </table:table-cell>
              <table:table-cell office:value-type="float" office:value="775.8" calcext:value-type="float">
                <text:p>775.8</text:p>
              </table:table-cell>
              <table:table-cell table:formula="of:=CONCATENATE(YEAR([.A1664]);&quot;_&quot;;MONTH([.A1664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29</text:p>
              </table:table-cell>
              <table:table-cell office:value-type="float" office:value="9.4216079712" calcext:value-type="float">
                <text:p>9.4216079712</text:p>
              </table:table-cell>
              <table:table-cell office:value-type="float" office:value="818.2" calcext:value-type="float">
                <text:p>818.2</text:p>
              </table:table-cell>
              <table:table-cell table:formula="of:=CONCATENATE(YEAR([.A1665]);&quot;_&quot;;MONTH([.A1665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30</text:p>
              </table:table-cell>
              <table:table-cell office:value-type="float" office:value="3.9170150757" calcext:value-type="float">
                <text:p>3.9170150757</text:p>
              </table:table-cell>
              <table:table-cell office:value-type="float" office:value="631.7" calcext:value-type="float">
                <text:p>631.7</text:p>
              </table:table-cell>
              <table:table-cell table:formula="of:=CONCATENATE(YEAR([.A1666]);&quot;_&quot;;MONTH([.A1666]))" office:value-type="string" office:string-value="2002_7" calcext:value-type="string">
                <text:p>2002_7</text:p>
              </table:table-cell>
            </table:table-row>
            <table:table-row table:style-name="ro1" table:visibility="collapse">
              <table:table-cell office:value-type="string" calcext:value-type="string">
                <text:p>2002-07-31</text:p>
              </table:table-cell>
              <table:table-cell office:value-type="float" office:value="4.5885396004" calcext:value-type="float">
                <text:p>4.5885396004</text:p>
              </table:table-cell>
              <table:table-cell office:value-type="float" office:value="609.5" calcext:value-type="float">
                <text:p>609.5</text:p>
              </table:table-cell>
              <table:table-cell table:formula="of:=CONCATENATE(YEAR([.A1667]);&quot;_&quot;;MONTH([.A1667]))" office:value-type="string" office:string-value="2002_7" calcext:value-type="string">
                <text:p>2002_7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637:.$B$1667])" office:value-type="float" office:value="470.2024506331" calcext:value-type="float">
              <text:p>470.2024506331</text:p>
            </table:table-cell>
            <table:table-cell/>
            <table:table-cell table:style-name="Result" office:value-type="string" calcext:value-type="string">
              <text:p>2002_7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2-08-01</text:p>
              </table:table-cell>
              <table:table-cell office:value-type="float" office:value="18.480298996" calcext:value-type="float">
                <text:p>18.480298996</text:p>
              </table:table-cell>
              <table:table-cell office:value-type="float" office:value="596.8" calcext:value-type="float">
                <text:p>596.8</text:p>
              </table:table-cell>
              <table:table-cell table:formula="of:=CONCATENATE(YEAR([.A1669]);&quot;_&quot;;MONTH([.A1669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02</text:p>
              </table:table-cell>
              <table:table-cell office:value-type="float" office:value="9.1129570007" calcext:value-type="float">
                <text:p>9.1129570007</text:p>
              </table:table-cell>
              <table:table-cell office:value-type="float" office:value="466.3" calcext:value-type="float">
                <text:p>466.3</text:p>
              </table:table-cell>
              <table:table-cell table:formula="of:=CONCATENATE(YEAR([.A1670]);&quot;_&quot;;MONTH([.A1670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03</text:p>
              </table:table-cell>
              <table:table-cell office:value-type="float" office:value="23.5525035858" calcext:value-type="float">
                <text:p>23.5525035858</text:p>
              </table:table-cell>
              <table:table-cell office:value-type="float" office:value="502.6" calcext:value-type="float">
                <text:p>502.6</text:p>
              </table:table-cell>
              <table:table-cell table:formula="of:=CONCATENATE(YEAR([.A1671]);&quot;_&quot;;MONTH([.A1671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04</text:p>
              </table:table-cell>
              <table:table-cell office:value-type="float" office:value="28.1329212189" calcext:value-type="float">
                <text:p>28.1329212189</text:p>
              </table:table-cell>
              <table:table-cell office:value-type="float" office:value="533.9" calcext:value-type="float">
                <text:p>533.9</text:p>
              </table:table-cell>
              <table:table-cell table:formula="of:=CONCATENATE(YEAR([.A1672]);&quot;_&quot;;MONTH([.A1672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05</text:p>
              </table:table-cell>
              <table:table-cell office:value-type="float" office:value="17.6904830933" calcext:value-type="float">
                <text:p>17.6904830933</text:p>
              </table:table-cell>
              <table:table-cell office:value-type="float" office:value="438.6" calcext:value-type="float">
                <text:p>438.6</text:p>
              </table:table-cell>
              <table:table-cell table:formula="of:=CONCATENATE(YEAR([.A1673]);&quot;_&quot;;MONTH([.A1673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06</text:p>
              </table:table-cell>
              <table:table-cell office:value-type="float" office:value="40.0176391602" calcext:value-type="float">
                <text:p>40.0176391602</text:p>
              </table:table-cell>
              <table:table-cell office:value-type="float" office:value="318.8" calcext:value-type="float">
                <text:p>318.8</text:p>
              </table:table-cell>
              <table:table-cell table:formula="of:=CONCATENATE(YEAR([.A1674]);&quot;_&quot;;MONTH([.A1674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07</text:p>
              </table:table-cell>
              <table:table-cell office:value-type="float" office:value="16.125749588" calcext:value-type="float">
                <text:p>16.125749588</text:p>
              </table:table-cell>
              <table:table-cell office:value-type="float" office:value="248.7" calcext:value-type="float">
                <text:p>248.7</text:p>
              </table:table-cell>
              <table:table-cell table:formula="of:=CONCATENATE(YEAR([.A1675]);&quot;_&quot;;MONTH([.A1675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08</text:p>
              </table:table-cell>
              <table:table-cell office:value-type="float" office:value="21.23188591" calcext:value-type="float">
                <text:p>21.23188591</text:p>
              </table:table-cell>
              <table:table-cell office:value-type="float" office:value="230.4" calcext:value-type="float">
                <text:p>230.4</text:p>
              </table:table-cell>
              <table:table-cell table:formula="of:=CONCATENATE(YEAR([.A1676]);&quot;_&quot;;MONTH([.A1676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09</text:p>
              </table:table-cell>
              <table:table-cell office:value-type="float" office:value="125.5149536133" calcext:value-type="float">
                <text:p>125.5149536133</text:p>
              </table:table-cell>
              <table:table-cell office:value-type="float" office:value="218.2" calcext:value-type="float">
                <text:p>218.2</text:p>
              </table:table-cell>
              <table:table-cell table:formula="of:=CONCATENATE(YEAR([.A1677]);&quot;_&quot;;MONTH([.A1677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10</text:p>
              </table:table-cell>
              <table:table-cell office:value-type="float" office:value="90.6720809937" calcext:value-type="float">
                <text:p>90.6720809937</text:p>
              </table:table-cell>
              <table:table-cell office:value-type="float" office:value="691.7" calcext:value-type="float">
                <text:p>691.7</text:p>
              </table:table-cell>
              <table:table-cell table:formula="of:=CONCATENATE(YEAR([.A1678]);&quot;_&quot;;MONTH([.A1678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11</text:p>
              </table:table-cell>
              <table:table-cell office:value-type="float" office:value="52.2626457214" calcext:value-type="float">
                <text:p>52.2626457214</text:p>
              </table:table-cell>
              <table:table-cell office:value-type="float" office:value="736.2" calcext:value-type="float">
                <text:p>736.2</text:p>
              </table:table-cell>
              <table:table-cell table:formula="of:=CONCATENATE(YEAR([.A1679]);&quot;_&quot;;MONTH([.A1679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12</text:p>
              </table:table-cell>
              <table:table-cell office:value-type="float" office:value="53.0989265442" calcext:value-type="float">
                <text:p>53.0989265442</text:p>
              </table:table-cell>
              <table:table-cell office:value-type="float" office:value="665.1" calcext:value-type="float">
                <text:p>665.1</text:p>
              </table:table-cell>
              <table:table-cell table:formula="of:=CONCATENATE(YEAR([.A1680]);&quot;_&quot;;MONTH([.A1680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13</text:p>
              </table:table-cell>
              <table:table-cell office:value-type="float" office:value="50.5600509644" calcext:value-type="float">
                <text:p>50.5600509644</text:p>
              </table:table-cell>
              <table:table-cell office:value-type="float" office:value="1129" calcext:value-type="float">
                <text:p>1129</text:p>
              </table:table-cell>
              <table:table-cell table:formula="of:=CONCATENATE(YEAR([.A1681]);&quot;_&quot;;MONTH([.A1681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14</text:p>
              </table:table-cell>
              <table:table-cell office:value-type="float" office:value="24.8034801483" calcext:value-type="float">
                <text:p>24.8034801483</text:p>
              </table:table-cell>
              <table:table-cell office:value-type="float" office:value="2592" calcext:value-type="float">
                <text:p>2592</text:p>
              </table:table-cell>
              <table:table-cell table:formula="of:=CONCATENATE(YEAR([.A1682]);&quot;_&quot;;MONTH([.A1682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15</text:p>
              </table:table-cell>
              <table:table-cell office:value-type="float" office:value="14.6140613556" calcext:value-type="float">
                <text:p>14.6140613556</text:p>
              </table:table-cell>
              <table:table-cell office:value-type="float" office:value="1197" calcext:value-type="float">
                <text:p>1197</text:p>
              </table:table-cell>
              <table:table-cell table:formula="of:=CONCATENATE(YEAR([.A1683]);&quot;_&quot;;MONTH([.A1683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16</text:p>
              </table:table-cell>
              <table:table-cell office:value-type="float" office:value="23.1080703735" calcext:value-type="float">
                <text:p>23.1080703735</text:p>
              </table:table-cell>
              <table:table-cell office:value-type="float" office:value="1346" calcext:value-type="float">
                <text:p>1346</text:p>
              </table:table-cell>
              <table:table-cell table:formula="of:=CONCATENATE(YEAR([.A1684]);&quot;_&quot;;MONTH([.A1684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17</text:p>
              </table:table-cell>
              <table:table-cell office:value-type="float" office:value="44.1949081421" calcext:value-type="float">
                <text:p>44.1949081421</text:p>
              </table:table-cell>
              <table:table-cell office:value-type="float" office:value="1429" calcext:value-type="float">
                <text:p>1429</text:p>
              </table:table-cell>
              <table:table-cell table:formula="of:=CONCATENATE(YEAR([.A1685]);&quot;_&quot;;MONTH([.A1685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18</text:p>
              </table:table-cell>
              <table:table-cell office:value-type="float" office:value="25.6436595917" calcext:value-type="float">
                <text:p>25.6436595917</text:p>
              </table:table-cell>
              <table:table-cell office:value-type="float" office:value="1404" calcext:value-type="float">
                <text:p>1404</text:p>
              </table:table-cell>
              <table:table-cell table:formula="of:=CONCATENATE(YEAR([.A1686]);&quot;_&quot;;MONTH([.A1686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19</text:p>
              </table:table-cell>
              <table:table-cell office:value-type="float" office:value="13.9355173111" calcext:value-type="float">
                <text:p>13.9355173111</text:p>
              </table:table-cell>
              <table:table-cell office:value-type="float" office:value="1380" calcext:value-type="float">
                <text:p>1380</text:p>
              </table:table-cell>
              <table:table-cell table:formula="of:=CONCATENATE(YEAR([.A1687]);&quot;_&quot;;MONTH([.A1687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20</text:p>
              </table:table-cell>
              <table:table-cell office:value-type="float" office:value="13.8095264435" calcext:value-type="float">
                <text:p>13.8095264435</text:p>
              </table:table-cell>
              <table:table-cell office:value-type="float" office:value="1044" calcext:value-type="float">
                <text:p>1044</text:p>
              </table:table-cell>
              <table:table-cell table:formula="of:=CONCATENATE(YEAR([.A1688]);&quot;_&quot;;MONTH([.A1688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21</text:p>
              </table:table-cell>
              <table:table-cell office:value-type="float" office:value="10.31914711" calcext:value-type="float">
                <text:p>10.31914711</text:p>
              </table:table-cell>
              <table:table-cell office:value-type="float" office:value="766.6" calcext:value-type="float">
                <text:p>766.6</text:p>
              </table:table-cell>
              <table:table-cell table:formula="of:=CONCATENATE(YEAR([.A1689]);&quot;_&quot;;MONTH([.A1689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22</text:p>
              </table:table-cell>
              <table:table-cell office:value-type="float" office:value="9.648519516" calcext:value-type="float">
                <text:p>9.648519516</text:p>
              </table:table-cell>
              <table:table-cell office:value-type="float" office:value="655.1" calcext:value-type="float">
                <text:p>655.1</text:p>
              </table:table-cell>
              <table:table-cell table:formula="of:=CONCATENATE(YEAR([.A1690]);&quot;_&quot;;MONTH([.A1690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23</text:p>
              </table:table-cell>
              <table:table-cell office:value-type="float" office:value="10.3230724335" calcext:value-type="float">
                <text:p>10.3230724335</text:p>
              </table:table-cell>
              <table:table-cell office:value-type="float" office:value="579.6" calcext:value-type="float">
                <text:p>579.6</text:p>
              </table:table-cell>
              <table:table-cell table:formula="of:=CONCATENATE(YEAR([.A1691]);&quot;_&quot;;MONTH([.A1691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24</text:p>
              </table:table-cell>
              <table:table-cell office:value-type="float" office:value="7.4122281075" calcext:value-type="float">
                <text:p>7.4122281075</text:p>
              </table:table-cell>
              <table:table-cell office:value-type="float" office:value="398.5" calcext:value-type="float">
                <text:p>398.5</text:p>
              </table:table-cell>
              <table:table-cell table:formula="of:=CONCATENATE(YEAR([.A1692]);&quot;_&quot;;MONTH([.A1692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25</text:p>
              </table:table-cell>
              <table:table-cell office:value-type="float" office:value="23.6681404114" calcext:value-type="float">
                <text:p>23.6681404114</text:p>
              </table:table-cell>
              <table:table-cell office:value-type="float" office:value="319.6" calcext:value-type="float">
                <text:p>319.6</text:p>
              </table:table-cell>
              <table:table-cell table:formula="of:=CONCATENATE(YEAR([.A1693]);&quot;_&quot;;MONTH([.A1693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26</text:p>
              </table:table-cell>
              <table:table-cell office:value-type="float" office:value="7.1255350113" calcext:value-type="float">
                <text:p>7.1255350113</text:p>
              </table:table-cell>
              <table:table-cell office:value-type="float" office:value="337.6" calcext:value-type="float">
                <text:p>337.6</text:p>
              </table:table-cell>
              <table:table-cell table:formula="of:=CONCATENATE(YEAR([.A1694]);&quot;_&quot;;MONTH([.A1694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27</text:p>
              </table:table-cell>
              <table:table-cell office:value-type="float" office:value="1.9593679905" calcext:value-type="float">
                <text:p>1.9593679905</text:p>
              </table:table-cell>
              <table:table-cell office:value-type="float" office:value="421.4" calcext:value-type="float">
                <text:p>421.4</text:p>
              </table:table-cell>
              <table:table-cell table:formula="of:=CONCATENATE(YEAR([.A1695]);&quot;_&quot;;MONTH([.A1695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28</text:p>
              </table:table-cell>
              <table:table-cell office:value-type="float" office:value="0.0422405601" calcext:value-type="float">
                <text:p>0.0422405601</text:p>
              </table:table-cell>
              <table:table-cell office:value-type="float" office:value="757" calcext:value-type="float">
                <text:p>757</text:p>
              </table:table-cell>
              <table:table-cell table:formula="of:=CONCATENATE(YEAR([.A1696]);&quot;_&quot;;MONTH([.A1696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28.1" calcext:value-type="float">
                <text:p>628.1</text:p>
              </table:table-cell>
              <table:table-cell table:formula="of:=CONCATENATE(YEAR([.A1697]);&quot;_&quot;;MONTH([.A1697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94.6" calcext:value-type="float">
                <text:p>494.6</text:p>
              </table:table-cell>
              <table:table-cell table:formula="of:=CONCATENATE(YEAR([.A1698]);&quot;_&quot;;MONTH([.A1698]))" office:value-type="string" office:string-value="2002_8" calcext:value-type="string">
                <text:p>2002_8</text:p>
              </table:table-cell>
            </table:table-row>
            <table:table-row table:style-name="ro1" table:visibility="collapse">
              <table:table-cell office:value-type="string" calcext:value-type="string">
                <text:p>2002-08-31</text:p>
              </table:table-cell>
              <table:table-cell office:value-type="float" office:value="0.0792968199" calcext:value-type="float">
                <text:p>0.0792968199</text:p>
              </table:table-cell>
              <table:table-cell office:value-type="float" office:value="437.3" calcext:value-type="float">
                <text:p>437.3</text:p>
              </table:table-cell>
              <table:table-cell table:formula="of:=CONCATENATE(YEAR([.A1699]);&quot;_&quot;;MONTH([.A1699]))" office:value-type="string" office:string-value="2002_8" calcext:value-type="string">
                <text:p>2002_8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669:.$B$1699])" office:value-type="float" office:value="777.1398677159" calcext:value-type="float">
              <text:p>777.1398677159</text:p>
            </table:table-cell>
            <table:table-cell/>
            <table:table-cell table:style-name="Result" office:value-type="string" calcext:value-type="string">
              <text:p>2002_8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2-09-01</text:p>
              </table:table-cell>
              <table:table-cell office:value-type="float" office:value="5.0916824341" calcext:value-type="float">
                <text:p>5.0916824341</text:p>
              </table:table-cell>
              <table:table-cell office:value-type="float" office:value="352.2" calcext:value-type="float">
                <text:p>352.2</text:p>
              </table:table-cell>
              <table:table-cell table:formula="of:=CONCATENATE(YEAR([.A1701]);&quot;_&quot;;MONTH([.A1701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02</text:p>
              </table:table-cell>
              <table:table-cell office:value-type="float" office:value="16.9081554413" calcext:value-type="float">
                <text:p>16.9081554413</text:p>
              </table:table-cell>
              <table:table-cell office:value-type="float" office:value="619" calcext:value-type="float">
                <text:p>619</text:p>
              </table:table-cell>
              <table:table-cell table:formula="of:=CONCATENATE(YEAR([.A1702]);&quot;_&quot;;MONTH([.A1702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03</text:p>
              </table:table-cell>
              <table:table-cell office:value-type="float" office:value="15.3068494797" calcext:value-type="float">
                <text:p>15.3068494797</text:p>
              </table:table-cell>
              <table:table-cell office:value-type="float" office:value="362.7" calcext:value-type="float">
                <text:p>362.7</text:p>
              </table:table-cell>
              <table:table-cell table:formula="of:=CONCATENATE(YEAR([.A1703]);&quot;_&quot;;MONTH([.A1703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04</text:p>
              </table:table-cell>
              <table:table-cell office:value-type="float" office:value="7.2058610916" calcext:value-type="float">
                <text:p>7.2058610916</text:p>
              </table:table-cell>
              <table:table-cell office:value-type="float" office:value="359.8" calcext:value-type="float">
                <text:p>359.8</text:p>
              </table:table-cell>
              <table:table-cell table:formula="of:=CONCATENATE(YEAR([.A1704]);&quot;_&quot;;MONTH([.A1704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05</text:p>
              </table:table-cell>
              <table:table-cell office:value-type="float" office:value="11.4764709473" calcext:value-type="float">
                <text:p>11.4764709473</text:p>
              </table:table-cell>
              <table:table-cell office:value-type="float" office:value="508.4" calcext:value-type="float">
                <text:p>508.4</text:p>
              </table:table-cell>
              <table:table-cell table:formula="of:=CONCATENATE(YEAR([.A1705]);&quot;_&quot;;MONTH([.A1705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06</text:p>
              </table:table-cell>
              <table:table-cell office:value-type="float" office:value="22.1452312469" calcext:value-type="float">
                <text:p>22.1452312469</text:p>
              </table:table-cell>
              <table:table-cell office:value-type="float" office:value="721.5" calcext:value-type="float">
                <text:p>721.5</text:p>
              </table:table-cell>
              <table:table-cell table:formula="of:=CONCATENATE(YEAR([.A1706]);&quot;_&quot;;MONTH([.A1706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07</text:p>
              </table:table-cell>
              <table:table-cell office:value-type="float" office:value="12.5732507706" calcext:value-type="float">
                <text:p>12.5732507706</text:p>
              </table:table-cell>
              <table:table-cell office:value-type="float" office:value="769" calcext:value-type="float">
                <text:p>769</text:p>
              </table:table-cell>
              <table:table-cell table:formula="of:=CONCATENATE(YEAR([.A1707]);&quot;_&quot;;MONTH([.A1707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08</text:p>
              </table:table-cell>
              <table:table-cell office:value-type="float" office:value="3.6269316673" calcext:value-type="float">
                <text:p>3.6269316673</text:p>
              </table:table-cell>
              <table:table-cell office:value-type="float" office:value="602.1" calcext:value-type="float">
                <text:p>602.1</text:p>
              </table:table-cell>
              <table:table-cell table:formula="of:=CONCATENATE(YEAR([.A1708]);&quot;_&quot;;MONTH([.A1708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09</text:p>
              </table:table-cell>
              <table:table-cell office:value-type="float" office:value="12.4285497665" calcext:value-type="float">
                <text:p>12.4285497665</text:p>
              </table:table-cell>
              <table:table-cell office:value-type="float" office:value="469.7" calcext:value-type="float">
                <text:p>469.7</text:p>
              </table:table-cell>
              <table:table-cell table:formula="of:=CONCATENATE(YEAR([.A1709]);&quot;_&quot;;MONTH([.A1709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10</text:p>
              </table:table-cell>
              <table:table-cell office:value-type="float" office:value="0.8772824407" calcext:value-type="float">
                <text:p>0.8772824407</text:p>
              </table:table-cell>
              <table:table-cell office:value-type="float" office:value="330.3" calcext:value-type="float">
                <text:p>330.3</text:p>
              </table:table-cell>
              <table:table-cell table:formula="of:=CONCATENATE(YEAR([.A1710]);&quot;_&quot;;MONTH([.A1710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11</text:p>
              </table:table-cell>
              <table:table-cell office:value-type="float" office:value="4.7634019852" calcext:value-type="float">
                <text:p>4.7634019852</text:p>
              </table:table-cell>
              <table:table-cell office:value-type="float" office:value="280.4" calcext:value-type="float">
                <text:p>280.4</text:p>
              </table:table-cell>
              <table:table-cell table:formula="of:=CONCATENATE(YEAR([.A1711]);&quot;_&quot;;MONTH([.A1711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12</text:p>
              </table:table-cell>
              <table:table-cell office:value-type="float" office:value="1.0226955414" calcext:value-type="float">
                <text:p>1.0226955414</text:p>
              </table:table-cell>
              <table:table-cell office:value-type="float" office:value="237.7" calcext:value-type="float">
                <text:p>237.7</text:p>
              </table:table-cell>
              <table:table-cell table:formula="of:=CONCATENATE(YEAR([.A1712]);&quot;_&quot;;MONTH([.A1712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13</text:p>
              </table:table-cell>
              <table:table-cell office:value-type="float" office:value="0.9306687117" calcext:value-type="float">
                <text:p>0.9306687117</text:p>
              </table:table-cell>
              <table:table-cell office:value-type="float" office:value="199.3" calcext:value-type="float">
                <text:p>199.3</text:p>
              </table:table-cell>
              <table:table-cell table:formula="of:=CONCATENATE(YEAR([.A1713]);&quot;_&quot;;MONTH([.A1713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6.2" calcext:value-type="float">
                <text:p>176.2</text:p>
              </table:table-cell>
              <table:table-cell table:formula="of:=CONCATENATE(YEAR([.A1714]);&quot;_&quot;;MONTH([.A1714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0.6" calcext:value-type="float">
                <text:p>160.6</text:p>
              </table:table-cell>
              <table:table-cell table:formula="of:=CONCATENATE(YEAR([.A1715]);&quot;_&quot;;MONTH([.A1715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16</text:p>
              </table:table-cell>
              <table:table-cell office:value-type="float" office:value="0.0036726056" calcext:value-type="float">
                <text:p>0.0036726056</text:p>
              </table:table-cell>
              <table:table-cell office:value-type="float" office:value="153" calcext:value-type="float">
                <text:p>153</text:p>
              </table:table-cell>
              <table:table-cell table:formula="of:=CONCATENATE(YEAR([.A1716]);&quot;_&quot;;MONTH([.A1716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17</text:p>
              </table:table-cell>
              <table:table-cell office:value-type="float" office:value="0.2770877779" calcext:value-type="float">
                <text:p>0.2770877779</text:p>
              </table:table-cell>
              <table:table-cell office:value-type="float" office:value="139.8" calcext:value-type="float">
                <text:p>139.8</text:p>
              </table:table-cell>
              <table:table-cell table:formula="of:=CONCATENATE(YEAR([.A1717]);&quot;_&quot;;MONTH([.A1717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18</text:p>
              </table:table-cell>
              <table:table-cell office:value-type="float" office:value="0.0157949012" calcext:value-type="float">
                <text:p>0.0157949012</text:p>
              </table:table-cell>
              <table:table-cell office:value-type="float" office:value="130.6" calcext:value-type="float">
                <text:p>130.6</text:p>
              </table:table-cell>
              <table:table-cell table:formula="of:=CONCATENATE(YEAR([.A1718]);&quot;_&quot;;MONTH([.A1718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19</text:p>
              </table:table-cell>
              <table:table-cell office:value-type="float" office:value="0.0106579838" calcext:value-type="float">
                <text:p>0.0106579838</text:p>
              </table:table-cell>
              <table:table-cell office:value-type="float" office:value="121.7" calcext:value-type="float">
                <text:p>121.7</text:p>
              </table:table-cell>
              <table:table-cell table:formula="of:=CONCATENATE(YEAR([.A1719]);&quot;_&quot;;MONTH([.A1719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7.6" calcext:value-type="float">
                <text:p>117.6</text:p>
              </table:table-cell>
              <table:table-cell table:formula="of:=CONCATENATE(YEAR([.A1720]);&quot;_&quot;;MONTH([.A1720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5.7" calcext:value-type="float">
                <text:p>115.7</text:p>
              </table:table-cell>
              <table:table-cell table:formula="of:=CONCATENATE(YEAR([.A1721]);&quot;_&quot;;MONTH([.A1721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1.7" calcext:value-type="float">
                <text:p>111.7</text:p>
              </table:table-cell>
              <table:table-cell table:formula="of:=CONCATENATE(YEAR([.A1722]);&quot;_&quot;;MONTH([.A1722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3.6" calcext:value-type="float">
                <text:p>103.6</text:p>
              </table:table-cell>
              <table:table-cell table:formula="of:=CONCATENATE(YEAR([.A1723]);&quot;_&quot;;MONTH([.A1723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0.2" calcext:value-type="float">
                <text:p>100.2</text:p>
              </table:table-cell>
              <table:table-cell table:formula="of:=CONCATENATE(YEAR([.A1724]);&quot;_&quot;;MONTH([.A1724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3.3" calcext:value-type="float">
                <text:p>103.3</text:p>
              </table:table-cell>
              <table:table-cell table:formula="of:=CONCATENATE(YEAR([.A1725]);&quot;_&quot;;MONTH([.A1725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26</text:p>
              </table:table-cell>
              <table:table-cell office:value-type="float" office:value="0.0426878706" calcext:value-type="float">
                <text:p>0.0426878706</text:p>
              </table:table-cell>
              <table:table-cell office:value-type="float" office:value="94.79" calcext:value-type="float">
                <text:p>94.79</text:p>
              </table:table-cell>
              <table:table-cell table:formula="of:=CONCATENATE(YEAR([.A1726]);&quot;_&quot;;MONTH([.A1726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9.98" calcext:value-type="float">
                <text:p>89.98</text:p>
              </table:table-cell>
              <table:table-cell table:formula="of:=CONCATENATE(YEAR([.A1727]);&quot;_&quot;;MONTH([.A1727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8.14" calcext:value-type="float">
                <text:p>88.14</text:p>
              </table:table-cell>
              <table:table-cell table:formula="of:=CONCATENATE(YEAR([.A1728]);&quot;_&quot;;MONTH([.A1728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6.5" calcext:value-type="float">
                <text:p>206.5</text:p>
              </table:table-cell>
              <table:table-cell table:formula="of:=CONCATENATE(YEAR([.A1729]);&quot;_&quot;;MONTH([.A1729]))" office:value-type="string" office:string-value="2002_9" calcext:value-type="string">
                <text:p>2002_9</text:p>
              </table:table-cell>
            </table:table-row>
            <table:table-row table:style-name="ro1" table:visibility="collapse">
              <table:table-cell office:value-type="string" calcext:value-type="string">
                <text:p>2002-09-30</text:p>
              </table:table-cell>
              <table:table-cell office:value-type="float" office:value="2.9660208225" calcext:value-type="float">
                <text:p>2.9660208225</text:p>
              </table:table-cell>
              <table:table-cell office:value-type="float" office:value="163.3" calcext:value-type="float">
                <text:p>163.3</text:p>
              </table:table-cell>
              <table:table-cell table:formula="of:=CONCATENATE(YEAR([.A1730]);&quot;_&quot;;MONTH([.A1730]))" office:value-type="string" office:string-value="2002_9" calcext:value-type="string">
                <text:p>2002_9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701:.$B$1730])" office:value-type="float" office:value="117.6729534859" calcext:value-type="float">
              <text:p>117.6729534859</text:p>
            </table:table-cell>
            <table:table-cell/>
            <table:table-cell table:style-name="Result" office:value-type="string" calcext:value-type="string">
              <text:p>2002_9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3-01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02" calcext:value-type="float">
                <text:p>19.02</text:p>
              </table:table-cell>
              <table:table-cell table:formula="of:=CONCATENATE(YEAR([.A1732]);&quot;_&quot;;MONTH([.A1732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57" calcext:value-type="float">
                <text:p>18.57</text:p>
              </table:table-cell>
              <table:table-cell table:formula="of:=CONCATENATE(YEAR([.A1733]);&quot;_&quot;;MONTH([.A1733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19" calcext:value-type="float">
                <text:p>18.19</text:p>
              </table:table-cell>
              <table:table-cell table:formula="of:=CONCATENATE(YEAR([.A1734]);&quot;_&quot;;MONTH([.A1734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75" calcext:value-type="float">
                <text:p>17.75</text:p>
              </table:table-cell>
              <table:table-cell table:formula="of:=CONCATENATE(YEAR([.A1735]);&quot;_&quot;;MONTH([.A1735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25" calcext:value-type="float">
                <text:p>17.25</text:p>
              </table:table-cell>
              <table:table-cell table:formula="of:=CONCATENATE(YEAR([.A1736]);&quot;_&quot;;MONTH([.A1736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64" calcext:value-type="float">
                <text:p>16.64</text:p>
              </table:table-cell>
              <table:table-cell table:formula="of:=CONCATENATE(YEAR([.A1737]);&quot;_&quot;;MONTH([.A1737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33" calcext:value-type="float">
                <text:p>16.33</text:p>
              </table:table-cell>
              <table:table-cell table:formula="of:=CONCATENATE(YEAR([.A1738]);&quot;_&quot;;MONTH([.A1738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15" calcext:value-type="float">
                <text:p>16.15</text:p>
              </table:table-cell>
              <table:table-cell table:formula="of:=CONCATENATE(YEAR([.A1739]);&quot;_&quot;;MONTH([.A1739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15" calcext:value-type="float">
                <text:p>16.15</text:p>
              </table:table-cell>
              <table:table-cell table:formula="of:=CONCATENATE(YEAR([.A1740]);&quot;_&quot;;MONTH([.A1740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15" calcext:value-type="float">
                <text:p>16.15</text:p>
              </table:table-cell>
              <table:table-cell table:formula="of:=CONCATENATE(YEAR([.A1741]);&quot;_&quot;;MONTH([.A1741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91" calcext:value-type="float">
                <text:p>15.91</text:p>
              </table:table-cell>
              <table:table-cell table:formula="of:=CONCATENATE(YEAR([.A1742]);&quot;_&quot;;MONTH([.A1742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55" calcext:value-type="float">
                <text:p>15.55</text:p>
              </table:table-cell>
              <table:table-cell table:formula="of:=CONCATENATE(YEAR([.A1743]);&quot;_&quot;;MONTH([.A1743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26" calcext:value-type="float">
                <text:p>15.26</text:p>
              </table:table-cell>
              <table:table-cell table:formula="of:=CONCATENATE(YEAR([.A1744]);&quot;_&quot;;MONTH([.A1744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26" calcext:value-type="float">
                <text:p>15.26</text:p>
              </table:table-cell>
              <table:table-cell table:formula="of:=CONCATENATE(YEAR([.A1745]);&quot;_&quot;;MONTH([.A1745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91" calcext:value-type="float">
                <text:p>15.91</text:p>
              </table:table-cell>
              <table:table-cell table:formula="of:=CONCATENATE(YEAR([.A1746]);&quot;_&quot;;MONTH([.A1746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67" calcext:value-type="float">
                <text:p>15.67</text:p>
              </table:table-cell>
              <table:table-cell table:formula="of:=CONCATENATE(YEAR([.A1747]);&quot;_&quot;;MONTH([.A1747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55" calcext:value-type="float">
                <text:p>15.55</text:p>
              </table:table-cell>
              <table:table-cell table:formula="of:=CONCATENATE(YEAR([.A1748]);&quot;_&quot;;MONTH([.A1748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14" calcext:value-type="float">
                <text:p>15.14</text:p>
              </table:table-cell>
              <table:table-cell table:formula="of:=CONCATENATE(YEAR([.A1749]);&quot;_&quot;;MONTH([.A1749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67" calcext:value-type="float">
                <text:p>14.67</text:p>
              </table:table-cell>
              <table:table-cell table:formula="of:=CONCATENATE(YEAR([.A1750]);&quot;_&quot;;MONTH([.A1750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39" calcext:value-type="float">
                <text:p>14.39</text:p>
              </table:table-cell>
              <table:table-cell table:formula="of:=CONCATENATE(YEAR([.A1751]);&quot;_&quot;;MONTH([.A1751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39" calcext:value-type="float">
                <text:p>14.39</text:p>
              </table:table-cell>
              <table:table-cell table:formula="of:=CONCATENATE(YEAR([.A1752]);&quot;_&quot;;MONTH([.A1752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04" calcext:value-type="float">
                <text:p>14.04</text:p>
              </table:table-cell>
              <table:table-cell table:formula="of:=CONCATENATE(YEAR([.A1753]);&quot;_&quot;;MONTH([.A1753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59" calcext:value-type="float">
                <text:p>13.59</text:p>
              </table:table-cell>
              <table:table-cell table:formula="of:=CONCATENATE(YEAR([.A1754]);&quot;_&quot;;MONTH([.A1754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14" calcext:value-type="float">
                <text:p>13.14</text:p>
              </table:table-cell>
              <table:table-cell table:formula="of:=CONCATENATE(YEAR([.A1755]);&quot;_&quot;;MONTH([.A1755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7" calcext:value-type="float">
                <text:p>12.7</text:p>
              </table:table-cell>
              <table:table-cell table:formula="of:=CONCATENATE(YEAR([.A1756]);&quot;_&quot;;MONTH([.A1756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32" calcext:value-type="float">
                <text:p>12.32</text:p>
              </table:table-cell>
              <table:table-cell table:formula="of:=CONCATENATE(YEAR([.A1757]);&quot;_&quot;;MONTH([.A1757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83" calcext:value-type="float">
                <text:p>11.83</text:p>
              </table:table-cell>
              <table:table-cell table:formula="of:=CONCATENATE(YEAR([.A1758]);&quot;_&quot;;MONTH([.A1758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41" calcext:value-type="float">
                <text:p>11.41</text:p>
              </table:table-cell>
              <table:table-cell table:formula="of:=CONCATENATE(YEAR([.A1759]);&quot;_&quot;;MONTH([.A1759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89" calcext:value-type="float">
                <text:p>10.89</text:p>
              </table:table-cell>
              <table:table-cell table:formula="of:=CONCATENATE(YEAR([.A1760]);&quot;_&quot;;MONTH([.A1760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83" calcext:value-type="float">
                <text:p>10.83</text:p>
              </table:table-cell>
              <table:table-cell table:formula="of:=CONCATENATE(YEAR([.A1761]);&quot;_&quot;;MONTH([.A1761]))" office:value-type="string" office:string-value="2003_1" calcext:value-type="string">
                <text:p>2003_1</text:p>
              </table:table-cell>
            </table:table-row>
            <table:table-row table:style-name="ro1" table:visibility="collapse">
              <table:table-cell office:value-type="string" calcext:value-type="string">
                <text:p>2003-01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04" calcext:value-type="float">
                <text:p>11.04</text:p>
              </table:table-cell>
              <table:table-cell table:formula="of:=CONCATENATE(YEAR([.A1762]);&quot;_&quot;;MONTH([.A1762]))" office:value-type="string" office:string-value="2003_1" calcext:value-type="string">
                <text:p>2003_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732:.$B$1762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2003_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3-10-01</text:p>
              </table:table-cell>
              <table:table-cell office:value-type="float" office:value="27.3601512909" calcext:value-type="float">
                <text:p>27.3601512909</text:p>
              </table:table-cell>
              <table:table-cell office:value-type="float" office:value="108.5" calcext:value-type="float">
                <text:p>108.5</text:p>
              </table:table-cell>
              <table:table-cell table:formula="of:=CONCATENATE(YEAR([.A1764]);&quot;_&quot;;MONTH([.A1764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02</text:p>
              </table:table-cell>
              <table:table-cell office:value-type="float" office:value="5.4547014236" calcext:value-type="float">
                <text:p>5.4547014236</text:p>
              </table:table-cell>
              <table:table-cell office:value-type="float" office:value="103.5" calcext:value-type="float">
                <text:p>103.5</text:p>
              </table:table-cell>
              <table:table-cell table:formula="of:=CONCATENATE(YEAR([.A1765]);&quot;_&quot;;MONTH([.A1765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03</text:p>
              </table:table-cell>
              <table:table-cell office:value-type="float" office:value="27.2743206024" calcext:value-type="float">
                <text:p>27.2743206024</text:p>
              </table:table-cell>
              <table:table-cell office:value-type="float" office:value="90.63" calcext:value-type="float">
                <text:p>90.63</text:p>
              </table:table-cell>
              <table:table-cell table:formula="of:=CONCATENATE(YEAR([.A1766]);&quot;_&quot;;MONTH([.A1766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04</text:p>
              </table:table-cell>
              <table:table-cell office:value-type="float" office:value="64.7059555054" calcext:value-type="float">
                <text:p>64.7059555054</text:p>
              </table:table-cell>
              <table:table-cell office:value-type="float" office:value="133.3" calcext:value-type="float">
                <text:p>133.3</text:p>
              </table:table-cell>
              <table:table-cell table:formula="of:=CONCATENATE(YEAR([.A1767]);&quot;_&quot;;MONTH([.A1767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05</text:p>
              </table:table-cell>
              <table:table-cell office:value-type="float" office:value="24.5934619904" calcext:value-type="float">
                <text:p>24.5934619904</text:p>
              </table:table-cell>
              <table:table-cell office:value-type="float" office:value="216.4" calcext:value-type="float">
                <text:p>216.4</text:p>
              </table:table-cell>
              <table:table-cell table:formula="of:=CONCATENATE(YEAR([.A1768]);&quot;_&quot;;MONTH([.A1768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06</text:p>
              </table:table-cell>
              <table:table-cell office:value-type="float" office:value="3.6588964462" calcext:value-type="float">
                <text:p>3.6588964462</text:p>
              </table:table-cell>
              <table:table-cell office:value-type="float" office:value="178.4" calcext:value-type="float">
                <text:p>178.4</text:p>
              </table:table-cell>
              <table:table-cell table:formula="of:=CONCATENATE(YEAR([.A1769]);&quot;_&quot;;MONTH([.A1769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07</text:p>
              </table:table-cell>
              <table:table-cell office:value-type="float" office:value="0.3936192393" calcext:value-type="float">
                <text:p>0.3936192393</text:p>
              </table:table-cell>
              <table:table-cell office:value-type="float" office:value="126.4" calcext:value-type="float">
                <text:p>126.4</text:p>
              </table:table-cell>
              <table:table-cell table:formula="of:=CONCATENATE(YEAR([.A1770]);&quot;_&quot;;MONTH([.A1770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08</text:p>
              </table:table-cell>
              <table:table-cell office:value-type="float" office:value="0.051588282" calcext:value-type="float">
                <text:p>0.051588282</text:p>
              </table:table-cell>
              <table:table-cell office:value-type="float" office:value="205.6" calcext:value-type="float">
                <text:p>205.6</text:p>
              </table:table-cell>
              <table:table-cell table:formula="of:=CONCATENATE(YEAR([.A1771]);&quot;_&quot;;MONTH([.A1771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09</text:p>
              </table:table-cell>
              <table:table-cell office:value-type="float" office:value="0.0527193248" calcext:value-type="float">
                <text:p>0.0527193248</text:p>
              </table:table-cell>
              <table:table-cell office:value-type="float" office:value="148.4" calcext:value-type="float">
                <text:p>148.4</text:p>
              </table:table-cell>
              <table:table-cell table:formula="of:=CONCATENATE(YEAR([.A1772]);&quot;_&quot;;MONTH([.A1772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10</text:p>
              </table:table-cell>
              <table:table-cell office:value-type="float" office:value="0.3930902779" calcext:value-type="float">
                <text:p>0.3930902779</text:p>
              </table:table-cell>
              <table:table-cell office:value-type="float" office:value="140.2" calcext:value-type="float">
                <text:p>140.2</text:p>
              </table:table-cell>
              <table:table-cell table:formula="of:=CONCATENATE(YEAR([.A1773]);&quot;_&quot;;MONTH([.A1773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11</text:p>
              </table:table-cell>
              <table:table-cell office:value-type="float" office:value="0.2217674404" calcext:value-type="float">
                <text:p>0.2217674404</text:p>
              </table:table-cell>
              <table:table-cell office:value-type="float" office:value="123.4" calcext:value-type="float">
                <text:p>123.4</text:p>
              </table:table-cell>
              <table:table-cell table:formula="of:=CONCATENATE(YEAR([.A1774]);&quot;_&quot;;MONTH([.A1774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6.8" calcext:value-type="float">
                <text:p>116.8</text:p>
              </table:table-cell>
              <table:table-cell table:formula="of:=CONCATENATE(YEAR([.A1775]);&quot;_&quot;;MONTH([.A1775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1.5" calcext:value-type="float">
                <text:p>111.5</text:p>
              </table:table-cell>
              <table:table-cell table:formula="of:=CONCATENATE(YEAR([.A1776]);&quot;_&quot;;MONTH([.A1776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6.1" calcext:value-type="float">
                <text:p>156.1</text:p>
              </table:table-cell>
              <table:table-cell table:formula="of:=CONCATENATE(YEAR([.A1777]);&quot;_&quot;;MONTH([.A1777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1.6" calcext:value-type="float">
                <text:p>141.6</text:p>
              </table:table-cell>
              <table:table-cell table:formula="of:=CONCATENATE(YEAR([.A1778]);&quot;_&quot;;MONTH([.A1778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16</text:p>
              </table:table-cell>
              <table:table-cell office:value-type="float" office:value="0.0789961964" calcext:value-type="float">
                <text:p>0.0789961964</text:p>
              </table:table-cell>
              <table:table-cell office:value-type="float" office:value="218.3" calcext:value-type="float">
                <text:p>218.3</text:p>
              </table:table-cell>
              <table:table-cell table:formula="of:=CONCATENATE(YEAR([.A1779]);&quot;_&quot;;MONTH([.A1779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5.7" calcext:value-type="float">
                <text:p>165.7</text:p>
              </table:table-cell>
              <table:table-cell table:formula="of:=CONCATENATE(YEAR([.A1780]);&quot;_&quot;;MONTH([.A1780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6.7" calcext:value-type="float">
                <text:p>226.7</text:p>
              </table:table-cell>
              <table:table-cell table:formula="of:=CONCATENATE(YEAR([.A1781]);&quot;_&quot;;MONTH([.A1781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4.3" calcext:value-type="float">
                <text:p>144.3</text:p>
              </table:table-cell>
              <table:table-cell table:formula="of:=CONCATENATE(YEAR([.A1782]);&quot;_&quot;;MONTH([.A1782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20</text:p>
              </table:table-cell>
              <table:table-cell office:value-type="float" office:value="0.3093096912" calcext:value-type="float">
                <text:p>0.3093096912</text:p>
              </table:table-cell>
              <table:table-cell office:value-type="float" office:value="176" calcext:value-type="float">
                <text:p>176</text:p>
              </table:table-cell>
              <table:table-cell table:formula="of:=CONCATENATE(YEAR([.A1783]);&quot;_&quot;;MONTH([.A1783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21</text:p>
              </table:table-cell>
              <table:table-cell office:value-type="float" office:value="11.5661201477" calcext:value-type="float">
                <text:p>11.5661201477</text:p>
              </table:table-cell>
              <table:table-cell office:value-type="float" office:value="140.9" calcext:value-type="float">
                <text:p>140.9</text:p>
              </table:table-cell>
              <table:table-cell table:formula="of:=CONCATENATE(YEAR([.A1784]);&quot;_&quot;;MONTH([.A1784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22</text:p>
              </table:table-cell>
              <table:table-cell office:value-type="float" office:value="19.663942337" calcext:value-type="float">
                <text:p>19.663942337</text:p>
              </table:table-cell>
              <table:table-cell office:value-type="float" office:value="413.3" calcext:value-type="float">
                <text:p>413.3</text:p>
              </table:table-cell>
              <table:table-cell table:formula="of:=CONCATENATE(YEAR([.A1785]);&quot;_&quot;;MONTH([.A1785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23</text:p>
              </table:table-cell>
              <table:table-cell office:value-type="float" office:value="6.3988389969" calcext:value-type="float">
                <text:p>6.3988389969</text:p>
              </table:table-cell>
              <table:table-cell office:value-type="float" office:value="248.2" calcext:value-type="float">
                <text:p>248.2</text:p>
              </table:table-cell>
              <table:table-cell table:formula="of:=CONCATENATE(YEAR([.A1786]);&quot;_&quot;;MONTH([.A1786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24</text:p>
              </table:table-cell>
              <table:table-cell office:value-type="float" office:value="6.3764677048" calcext:value-type="float">
                <text:p>6.3764677048</text:p>
              </table:table-cell>
              <table:table-cell office:value-type="float" office:value="182.3" calcext:value-type="float">
                <text:p>182.3</text:p>
              </table:table-cell>
              <table:table-cell table:formula="of:=CONCATENATE(YEAR([.A1787]);&quot;_&quot;;MONTH([.A1787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9.5" calcext:value-type="float">
                <text:p>129.5</text:p>
              </table:table-cell>
              <table:table-cell table:formula="of:=CONCATENATE(YEAR([.A1788]);&quot;_&quot;;MONTH([.A1788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4.3" calcext:value-type="float">
                <text:p>114.3</text:p>
              </table:table-cell>
              <table:table-cell table:formula="of:=CONCATENATE(YEAR([.A1789]);&quot;_&quot;;MONTH([.A1789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6.7" calcext:value-type="float">
                <text:p>116.7</text:p>
              </table:table-cell>
              <table:table-cell table:formula="of:=CONCATENATE(YEAR([.A1790]);&quot;_&quot;;MONTH([.A1790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7" calcext:value-type="float">
                <text:p>107</text:p>
              </table:table-cell>
              <table:table-cell table:formula="of:=CONCATENATE(YEAR([.A1791]);&quot;_&quot;;MONTH([.A1791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3.6" calcext:value-type="float">
                <text:p>103.6</text:p>
              </table:table-cell>
              <table:table-cell table:formula="of:=CONCATENATE(YEAR([.A1792]);&quot;_&quot;;MONTH([.A1792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6" calcext:value-type="float">
                <text:p>96</text:p>
              </table:table-cell>
              <table:table-cell table:formula="of:=CONCATENATE(YEAR([.A1793]);&quot;_&quot;;MONTH([.A1793]))" office:value-type="string" office:string-value="2003_10" calcext:value-type="string">
                <text:p>2003_10</text:p>
              </table:table-cell>
            </table:table-row>
            <table:table-row table:style-name="ro1" table:visibility="collapse">
              <table:table-cell office:value-type="string" calcext:value-type="string">
                <text:p>2003-10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0.3" calcext:value-type="float">
                <text:p>100.3</text:p>
              </table:table-cell>
              <table:table-cell table:formula="of:=CONCATENATE(YEAR([.A1794]);&quot;_&quot;;MONTH([.A1794]))" office:value-type="string" office:string-value="2003_10" calcext:value-type="string">
                <text:p>2003_10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764:.$B$1794])" office:value-type="float" office:value="198.5539468973" calcext:value-type="float">
              <text:p>198.5539468973</text:p>
            </table:table-cell>
            <table:table-cell/>
            <table:table-cell table:style-name="Result" office:value-type="string" calcext:value-type="string">
              <text:p>2003_10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3-11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3.72" calcext:value-type="float">
                <text:p>93.72</text:p>
              </table:table-cell>
              <table:table-cell table:formula="of:=CONCATENATE(YEAR([.A1796]);&quot;_&quot;;MONTH([.A1796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1.97" calcext:value-type="float">
                <text:p>81.97</text:p>
              </table:table-cell>
              <table:table-cell table:formula="of:=CONCATENATE(YEAR([.A1797]);&quot;_&quot;;MONTH([.A1797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9.37" calcext:value-type="float">
                <text:p>79.37</text:p>
              </table:table-cell>
              <table:table-cell table:formula="of:=CONCATENATE(YEAR([.A1798]);&quot;_&quot;;MONTH([.A1798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6.33" calcext:value-type="float">
                <text:p>76.33</text:p>
              </table:table-cell>
              <table:table-cell table:formula="of:=CONCATENATE(YEAR([.A1799]);&quot;_&quot;;MONTH([.A1799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3.25" calcext:value-type="float">
                <text:p>73.25</text:p>
              </table:table-cell>
              <table:table-cell table:formula="of:=CONCATENATE(YEAR([.A1800]);&quot;_&quot;;MONTH([.A1800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0.95" calcext:value-type="float">
                <text:p>70.95</text:p>
              </table:table-cell>
              <table:table-cell table:formula="of:=CONCATENATE(YEAR([.A1801]);&quot;_&quot;;MONTH([.A1801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7.73" calcext:value-type="float">
                <text:p>67.73</text:p>
              </table:table-cell>
              <table:table-cell table:formula="of:=CONCATENATE(YEAR([.A1802]);&quot;_&quot;;MONTH([.A1802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4.43" calcext:value-type="float">
                <text:p>64.43</text:p>
              </table:table-cell>
              <table:table-cell table:formula="of:=CONCATENATE(YEAR([.A1803]);&quot;_&quot;;MONTH([.A1803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09</text:p>
              </table:table-cell>
              <table:table-cell office:value-type="float" office:value="0.8218079209" calcext:value-type="float">
                <text:p>0.8218079209</text:p>
              </table:table-cell>
              <table:table-cell office:value-type="float" office:value="61.85" calcext:value-type="float">
                <text:p>61.85</text:p>
              </table:table-cell>
              <table:table-cell table:formula="of:=CONCATENATE(YEAR([.A1804]);&quot;_&quot;;MONTH([.A1804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10</text:p>
              </table:table-cell>
              <table:table-cell office:value-type="float" office:value="0.1322803795" calcext:value-type="float">
                <text:p>0.1322803795</text:p>
              </table:table-cell>
              <table:table-cell office:value-type="float" office:value="61.11" calcext:value-type="float">
                <text:p>61.11</text:p>
              </table:table-cell>
              <table:table-cell table:formula="of:=CONCATENATE(YEAR([.A1805]);&quot;_&quot;;MONTH([.A1805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9.58" calcext:value-type="float">
                <text:p>59.58</text:p>
              </table:table-cell>
              <table:table-cell table:formula="of:=CONCATENATE(YEAR([.A1806]);&quot;_&quot;;MONTH([.A1806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8.56" calcext:value-type="float">
                <text:p>58.56</text:p>
              </table:table-cell>
              <table:table-cell table:formula="of:=CONCATENATE(YEAR([.A1807]);&quot;_&quot;;MONTH([.A1807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0.65" calcext:value-type="float">
                <text:p>60.65</text:p>
              </table:table-cell>
              <table:table-cell table:formula="of:=CONCATENATE(YEAR([.A1808]);&quot;_&quot;;MONTH([.A1808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9.81" calcext:value-type="float">
                <text:p>59.81</text:p>
              </table:table-cell>
              <table:table-cell table:formula="of:=CONCATENATE(YEAR([.A1809]);&quot;_&quot;;MONTH([.A1809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0.94" calcext:value-type="float">
                <text:p>60.94</text:p>
              </table:table-cell>
              <table:table-cell table:formula="of:=CONCATENATE(YEAR([.A1810]);&quot;_&quot;;MONTH([.A1810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9.36" calcext:value-type="float">
                <text:p>59.36</text:p>
              </table:table-cell>
              <table:table-cell table:formula="of:=CONCATENATE(YEAR([.A1811]);&quot;_&quot;;MONTH([.A1811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4.42" calcext:value-type="float">
                <text:p>54.42</text:p>
              </table:table-cell>
              <table:table-cell table:formula="of:=CONCATENATE(YEAR([.A1812]);&quot;_&quot;;MONTH([.A1812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3.13" calcext:value-type="float">
                <text:p>53.13</text:p>
              </table:table-cell>
              <table:table-cell table:formula="of:=CONCATENATE(YEAR([.A1813]);&quot;_&quot;;MONTH([.A1813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6.78" calcext:value-type="float">
                <text:p>56.78</text:p>
              </table:table-cell>
              <table:table-cell table:formula="of:=CONCATENATE(YEAR([.A1814]);&quot;_&quot;;MONTH([.A1814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1.22" calcext:value-type="float">
                <text:p>51.22</text:p>
              </table:table-cell>
              <table:table-cell table:formula="of:=CONCATENATE(YEAR([.A1815]);&quot;_&quot;;MONTH([.A1815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8.8" calcext:value-type="float">
                <text:p>48.8</text:p>
              </table:table-cell>
              <table:table-cell table:formula="of:=CONCATENATE(YEAR([.A1816]);&quot;_&quot;;MONTH([.A1816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6.54" calcext:value-type="float">
                <text:p>46.54</text:p>
              </table:table-cell>
              <table:table-cell table:formula="of:=CONCATENATE(YEAR([.A1817]);&quot;_&quot;;MONTH([.A1817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4.13" calcext:value-type="float">
                <text:p>44.13</text:p>
              </table:table-cell>
              <table:table-cell table:formula="of:=CONCATENATE(YEAR([.A1818]);&quot;_&quot;;MONTH([.A1818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2.43" calcext:value-type="float">
                <text:p>42.43</text:p>
              </table:table-cell>
              <table:table-cell table:formula="of:=CONCATENATE(YEAR([.A1819]);&quot;_&quot;;MONTH([.A1819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0.93" calcext:value-type="float">
                <text:p>40.93</text:p>
              </table:table-cell>
              <table:table-cell table:formula="of:=CONCATENATE(YEAR([.A1820]);&quot;_&quot;;MONTH([.A1820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9.31" calcext:value-type="float">
                <text:p>39.31</text:p>
              </table:table-cell>
              <table:table-cell table:formula="of:=CONCATENATE(YEAR([.A1821]);&quot;_&quot;;MONTH([.A1821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8.13" calcext:value-type="float">
                <text:p>38.13</text:p>
              </table:table-cell>
              <table:table-cell table:formula="of:=CONCATENATE(YEAR([.A1822]);&quot;_&quot;;MONTH([.A1822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7.65" calcext:value-type="float">
                <text:p>37.65</text:p>
              </table:table-cell>
              <table:table-cell table:formula="of:=CONCATENATE(YEAR([.A1823]);&quot;_&quot;;MONTH([.A1823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7.33" calcext:value-type="float">
                <text:p>37.33</text:p>
              </table:table-cell>
              <table:table-cell table:formula="of:=CONCATENATE(YEAR([.A1824]);&quot;_&quot;;MONTH([.A1824]))" office:value-type="string" office:string-value="2003_11" calcext:value-type="string">
                <text:p>2003_11</text:p>
              </table:table-cell>
            </table:table-row>
            <table:table-row table:style-name="ro1" table:visibility="collapse">
              <table:table-cell office:value-type="string" calcext:value-type="string">
                <text:p>2003-1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6.58" calcext:value-type="float">
                <text:p>36.58</text:p>
              </table:table-cell>
              <table:table-cell table:formula="of:=CONCATENATE(YEAR([.A1825]);&quot;_&quot;;MONTH([.A1825]))" office:value-type="string" office:string-value="2003_11" calcext:value-type="string">
                <text:p>2003_1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796:.$B$1825])" office:value-type="float" office:value="0.9540883004" calcext:value-type="float">
              <text:p>0.9540883004</text:p>
            </table:table-cell>
            <table:table-cell/>
            <table:table-cell table:style-name="Result" office:value-type="string" calcext:value-type="string">
              <text:p>2003_1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3-1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5.19" calcext:value-type="float">
                <text:p>25.19</text:p>
              </table:table-cell>
              <table:table-cell table:formula="of:=CONCATENATE(YEAR([.A1827]);&quot;_&quot;;MONTH([.A1827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4.44" calcext:value-type="float">
                <text:p>24.44</text:p>
              </table:table-cell>
              <table:table-cell table:formula="of:=CONCATENATE(YEAR([.A1828]);&quot;_&quot;;MONTH([.A1828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.62" calcext:value-type="float">
                <text:p>23.62</text:p>
              </table:table-cell>
              <table:table-cell table:formula="of:=CONCATENATE(YEAR([.A1829]);&quot;_&quot;;MONTH([.A1829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82" calcext:value-type="float">
                <text:p>22.82</text:p>
              </table:table-cell>
              <table:table-cell table:formula="of:=CONCATENATE(YEAR([.A1830]);&quot;_&quot;;MONTH([.A1830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03" calcext:value-type="float">
                <text:p>22.03</text:p>
              </table:table-cell>
              <table:table-cell table:formula="of:=CONCATENATE(YEAR([.A1831]);&quot;_&quot;;MONTH([.A1831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6.3" calcext:value-type="float">
                <text:p>26.3</text:p>
              </table:table-cell>
              <table:table-cell table:formula="of:=CONCATENATE(YEAR([.A1832]);&quot;_&quot;;MONTH([.A1832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8.55" calcext:value-type="float">
                <text:p>58.55</text:p>
              </table:table-cell>
              <table:table-cell table:formula="of:=CONCATENATE(YEAR([.A1833]);&quot;_&quot;;MONTH([.A1833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2.99" calcext:value-type="float">
                <text:p>52.99</text:p>
              </table:table-cell>
              <table:table-cell table:formula="of:=CONCATENATE(YEAR([.A1834]);&quot;_&quot;;MONTH([.A1834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7.43" calcext:value-type="float">
                <text:p>37.43</text:p>
              </table:table-cell>
              <table:table-cell table:formula="of:=CONCATENATE(YEAR([.A1835]);&quot;_&quot;;MONTH([.A1835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1.46" calcext:value-type="float">
                <text:p>31.46</text:p>
              </table:table-cell>
              <table:table-cell table:formula="of:=CONCATENATE(YEAR([.A1836]);&quot;_&quot;;MONTH([.A1836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7.79" calcext:value-type="float">
                <text:p>27.79</text:p>
              </table:table-cell>
              <table:table-cell table:formula="of:=CONCATENATE(YEAR([.A1837]);&quot;_&quot;;MONTH([.A1837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4.53" calcext:value-type="float">
                <text:p>24.53</text:p>
              </table:table-cell>
              <table:table-cell table:formula="of:=CONCATENATE(YEAR([.A1838]);&quot;_&quot;;MONTH([.A1838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.54" calcext:value-type="float">
                <text:p>23.54</text:p>
              </table:table-cell>
              <table:table-cell table:formula="of:=CONCATENATE(YEAR([.A1839]);&quot;_&quot;;MONTH([.A1839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.46" calcext:value-type="float">
                <text:p>23.46</text:p>
              </table:table-cell>
              <table:table-cell table:formula="of:=CONCATENATE(YEAR([.A1840]);&quot;_&quot;;MONTH([.A1840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74" calcext:value-type="float">
                <text:p>22.74</text:p>
              </table:table-cell>
              <table:table-cell table:formula="of:=CONCATENATE(YEAR([.A1841]);&quot;_&quot;;MONTH([.A1841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49" calcext:value-type="float">
                <text:p>21.49</text:p>
              </table:table-cell>
              <table:table-cell table:formula="of:=CONCATENATE(YEAR([.A1842]);&quot;_&quot;;MONTH([.A1842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49" calcext:value-type="float">
                <text:p>20.49</text:p>
              </table:table-cell>
              <table:table-cell table:formula="of:=CONCATENATE(YEAR([.A1843]);&quot;_&quot;;MONTH([.A1843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82" calcext:value-type="float">
                <text:p>19.82</text:p>
              </table:table-cell>
              <table:table-cell table:formula="of:=CONCATENATE(YEAR([.A1844]);&quot;_&quot;;MONTH([.A1844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75" calcext:value-type="float">
                <text:p>19.75</text:p>
              </table:table-cell>
              <table:table-cell table:formula="of:=CONCATENATE(YEAR([.A1845]);&quot;_&quot;;MONTH([.A1845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31" calcext:value-type="float">
                <text:p>19.31</text:p>
              </table:table-cell>
              <table:table-cell table:formula="of:=CONCATENATE(YEAR([.A1846]);&quot;_&quot;;MONTH([.A1846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87" calcext:value-type="float">
                <text:p>18.87</text:p>
              </table:table-cell>
              <table:table-cell table:formula="of:=CONCATENATE(YEAR([.A1847]);&quot;_&quot;;MONTH([.A1847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95" calcext:value-type="float">
                <text:p>17.95</text:p>
              </table:table-cell>
              <table:table-cell table:formula="of:=CONCATENATE(YEAR([.A1848]);&quot;_&quot;;MONTH([.A1848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33" calcext:value-type="float">
                <text:p>17.33</text:p>
              </table:table-cell>
              <table:table-cell table:formula="of:=CONCATENATE(YEAR([.A1849]);&quot;_&quot;;MONTH([.A1849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65" calcext:value-type="float">
                <text:p>16.65</text:p>
              </table:table-cell>
              <table:table-cell table:formula="of:=CONCATENATE(YEAR([.A1850]);&quot;_&quot;;MONTH([.A1850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79" calcext:value-type="float">
                <text:p>15.79</text:p>
              </table:table-cell>
              <table:table-cell table:formula="of:=CONCATENATE(YEAR([.A1851]);&quot;_&quot;;MONTH([.A1851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14" calcext:value-type="float">
                <text:p>15.14</text:p>
              </table:table-cell>
              <table:table-cell table:formula="of:=CONCATENATE(YEAR([.A1852]);&quot;_&quot;;MONTH([.A1852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52" calcext:value-type="float">
                <text:p>14.52</text:p>
              </table:table-cell>
              <table:table-cell table:formula="of:=CONCATENATE(YEAR([.A1853]);&quot;_&quot;;MONTH([.A1853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14" calcext:value-type="float">
                <text:p>14.14</text:p>
              </table:table-cell>
              <table:table-cell table:formula="of:=CONCATENATE(YEAR([.A1854]);&quot;_&quot;;MONTH([.A1854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84" calcext:value-type="float">
                <text:p>13.84</text:p>
              </table:table-cell>
              <table:table-cell table:formula="of:=CONCATENATE(YEAR([.A1855]);&quot;_&quot;;MONTH([.A1855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42" calcext:value-type="float">
                <text:p>13.42</text:p>
              </table:table-cell>
              <table:table-cell table:formula="of:=CONCATENATE(YEAR([.A1856]);&quot;_&quot;;MONTH([.A1856]))" office:value-type="string" office:string-value="2003_12" calcext:value-type="string">
                <text:p>2003_12</text:p>
              </table:table-cell>
            </table:table-row>
            <table:table-row table:style-name="ro1" table:visibility="collapse">
              <table:table-cell office:value-type="string" calcext:value-type="string">
                <text:p>2003-12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24" calcext:value-type="float">
                <text:p>13.24</text:p>
              </table:table-cell>
              <table:table-cell table:formula="of:=CONCATENATE(YEAR([.A1857]);&quot;_&quot;;MONTH([.A1857]))" office:value-type="string" office:string-value="2003_12" calcext:value-type="string">
                <text:p>2003_1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827:.$B$1857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2003_1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3-0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78" calcext:value-type="float">
                <text:p>10.78</text:p>
              </table:table-cell>
              <table:table-cell table:formula="of:=CONCATENATE(YEAR([.A1859]);&quot;_&quot;;MONTH([.A1859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63" calcext:value-type="float">
                <text:p>10.63</text:p>
              </table:table-cell>
              <table:table-cell table:formula="of:=CONCATENATE(YEAR([.A1860]);&quot;_&quot;;MONTH([.A1860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27" calcext:value-type="float">
                <text:p>10.27</text:p>
              </table:table-cell>
              <table:table-cell table:formula="of:=CONCATENATE(YEAR([.A1861]);&quot;_&quot;;MONTH([.A1861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04</text:p>
              </table:table-cell>
              <table:table-cell office:value-type="float" office:value="0.0267211124" calcext:value-type="float">
                <text:p>0.0267211124</text:p>
              </table:table-cell>
              <table:table-cell office:value-type="float" office:value="10.17" calcext:value-type="float">
                <text:p>10.17</text:p>
              </table:table-cell>
              <table:table-cell table:formula="of:=CONCATENATE(YEAR([.A1862]);&quot;_&quot;;MONTH([.A1862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05</text:p>
              </table:table-cell>
              <table:table-cell office:value-type="float" office:value="1.3748940229" calcext:value-type="float">
                <text:p>1.3748940229</text:p>
              </table:table-cell>
              <table:table-cell office:value-type="float" office:value="10.02" calcext:value-type="float">
                <text:p>10.02</text:p>
              </table:table-cell>
              <table:table-cell table:formula="of:=CONCATENATE(YEAR([.A1863]);&quot;_&quot;;MONTH([.A1863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718" calcext:value-type="float">
                <text:p>9.718</text:p>
              </table:table-cell>
              <table:table-cell table:formula="of:=CONCATENATE(YEAR([.A1864]);&quot;_&quot;;MONTH([.A1864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569" calcext:value-type="float">
                <text:p>9.569</text:p>
              </table:table-cell>
              <table:table-cell table:formula="of:=CONCATENATE(YEAR([.A1865]);&quot;_&quot;;MONTH([.A1865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323" calcext:value-type="float">
                <text:p>9.323</text:p>
              </table:table-cell>
              <table:table-cell table:formula="of:=CONCATENATE(YEAR([.A1866]);&quot;_&quot;;MONTH([.A1866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225" calcext:value-type="float">
                <text:p>9.225</text:p>
              </table:table-cell>
              <table:table-cell table:formula="of:=CONCATENATE(YEAR([.A1867]);&quot;_&quot;;MONTH([.A1867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52" calcext:value-type="float">
                <text:p>9.52</text:p>
              </table:table-cell>
              <table:table-cell table:formula="of:=CONCATENATE(YEAR([.A1868]);&quot;_&quot;;MONTH([.A1868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42" calcext:value-type="float">
                <text:p>9.42</text:p>
              </table:table-cell>
              <table:table-cell table:formula="of:=CONCATENATE(YEAR([.A1869]);&quot;_&quot;;MONTH([.A1869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421" calcext:value-type="float">
                <text:p>9.421</text:p>
              </table:table-cell>
              <table:table-cell table:formula="of:=CONCATENATE(YEAR([.A1870]);&quot;_&quot;;MONTH([.A1870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225" calcext:value-type="float">
                <text:p>9.225</text:p>
              </table:table-cell>
              <table:table-cell table:formula="of:=CONCATENATE(YEAR([.A1871]);&quot;_&quot;;MONTH([.A1871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886" calcext:value-type="float">
                <text:p>8.886</text:p>
              </table:table-cell>
              <table:table-cell table:formula="of:=CONCATENATE(YEAR([.A1872]);&quot;_&quot;;MONTH([.A1872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742" calcext:value-type="float">
                <text:p>8.742</text:p>
              </table:table-cell>
              <table:table-cell table:formula="of:=CONCATENATE(YEAR([.A1873]);&quot;_&quot;;MONTH([.A1873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694" calcext:value-type="float">
                <text:p>8.694</text:p>
              </table:table-cell>
              <table:table-cell table:formula="of:=CONCATENATE(YEAR([.A1874]);&quot;_&quot;;MONTH([.A1874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646" calcext:value-type="float">
                <text:p>8.646</text:p>
              </table:table-cell>
              <table:table-cell table:formula="of:=CONCATENATE(YEAR([.A1875]);&quot;_&quot;;MONTH([.A1875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408" calcext:value-type="float">
                <text:p>8.408</text:p>
              </table:table-cell>
              <table:table-cell table:formula="of:=CONCATENATE(YEAR([.A1876]);&quot;_&quot;;MONTH([.A1876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408" calcext:value-type="float">
                <text:p>8.408</text:p>
              </table:table-cell>
              <table:table-cell table:formula="of:=CONCATENATE(YEAR([.A1877]);&quot;_&quot;;MONTH([.A1877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267" calcext:value-type="float">
                <text:p>8.267</text:p>
              </table:table-cell>
              <table:table-cell table:formula="of:=CONCATENATE(YEAR([.A1878]);&quot;_&quot;;MONTH([.A1878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126" calcext:value-type="float">
                <text:p>8.126</text:p>
              </table:table-cell>
              <table:table-cell table:formula="of:=CONCATENATE(YEAR([.A1879]);&quot;_&quot;;MONTH([.A1879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986" calcext:value-type="float">
                <text:p>7.986</text:p>
              </table:table-cell>
              <table:table-cell table:formula="of:=CONCATENATE(YEAR([.A1880]);&quot;_&quot;;MONTH([.A1880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801" calcext:value-type="float">
                <text:p>7.801</text:p>
              </table:table-cell>
              <table:table-cell table:formula="of:=CONCATENATE(YEAR([.A1881]);&quot;_&quot;;MONTH([.A1881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526" calcext:value-type="float">
                <text:p>7.526</text:p>
              </table:table-cell>
              <table:table-cell table:formula="of:=CONCATENATE(YEAR([.A1882]);&quot;_&quot;;MONTH([.A1882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435" calcext:value-type="float">
                <text:p>7.435</text:p>
              </table:table-cell>
              <table:table-cell table:formula="of:=CONCATENATE(YEAR([.A1883]);&quot;_&quot;;MONTH([.A1883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435" calcext:value-type="float">
                <text:p>7.435</text:p>
              </table:table-cell>
              <table:table-cell table:formula="of:=CONCATENATE(YEAR([.A1884]);&quot;_&quot;;MONTH([.A1884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435" calcext:value-type="float">
                <text:p>7.435</text:p>
              </table:table-cell>
              <table:table-cell table:formula="of:=CONCATENATE(YEAR([.A1885]);&quot;_&quot;;MONTH([.A1885]))" office:value-type="string" office:string-value="2003_2" calcext:value-type="string">
                <text:p>2003_2</text:p>
              </table:table-cell>
            </table:table-row>
            <table:table-row table:style-name="ro1" table:visibility="collapse">
              <table:table-cell office:value-type="string" calcext:value-type="string">
                <text:p>2003-0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299" calcext:value-type="float">
                <text:p>7.299</text:p>
              </table:table-cell>
              <table:table-cell table:formula="of:=CONCATENATE(YEAR([.A1886]);&quot;_&quot;;MONTH([.A1886]))" office:value-type="string" office:string-value="2003_2" calcext:value-type="string">
                <text:p>2003_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859:.$B$1886])" office:value-type="float" office:value="1.4016151353" calcext:value-type="float">
              <text:p>1.4016151353</text:p>
            </table:table-cell>
            <table:table-cell/>
            <table:table-cell table:style-name="Result" office:value-type="string" calcext:value-type="string">
              <text:p>2003_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3-03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299" calcext:value-type="float">
                <text:p>7.299</text:p>
              </table:table-cell>
              <table:table-cell table:formula="of:=CONCATENATE(YEAR([.A1888]);&quot;_&quot;;MONTH([.A1888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299" calcext:value-type="float">
                <text:p>7.299</text:p>
              </table:table-cell>
              <table:table-cell table:formula="of:=CONCATENATE(YEAR([.A1889]);&quot;_&quot;;MONTH([.A1889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299" calcext:value-type="float">
                <text:p>7.299</text:p>
              </table:table-cell>
              <table:table-cell table:formula="of:=CONCATENATE(YEAR([.A1890]);&quot;_&quot;;MONTH([.A1890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164" calcext:value-type="float">
                <text:p>7.164</text:p>
              </table:table-cell>
              <table:table-cell table:formula="of:=CONCATENATE(YEAR([.A1891]);&quot;_&quot;;MONTH([.A1891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03" calcext:value-type="float">
                <text:p>7.03</text:p>
              </table:table-cell>
              <table:table-cell table:formula="of:=CONCATENATE(YEAR([.A1892]);&quot;_&quot;;MONTH([.A1892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897" calcext:value-type="float">
                <text:p>6.897</text:p>
              </table:table-cell>
              <table:table-cell table:formula="of:=CONCATENATE(YEAR([.A1893]);&quot;_&quot;;MONTH([.A1893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897" calcext:value-type="float">
                <text:p>6.897</text:p>
              </table:table-cell>
              <table:table-cell table:formula="of:=CONCATENATE(YEAR([.A1894]);&quot;_&quot;;MONTH([.A1894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764" calcext:value-type="float">
                <text:p>6.764</text:p>
              </table:table-cell>
              <table:table-cell table:formula="of:=CONCATENATE(YEAR([.A1895]);&quot;_&quot;;MONTH([.A1895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589" calcext:value-type="float">
                <text:p>6.589</text:p>
              </table:table-cell>
              <table:table-cell table:formula="of:=CONCATENATE(YEAR([.A1896]);&quot;_&quot;;MONTH([.A1896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371" calcext:value-type="float">
                <text:p>6.371</text:p>
              </table:table-cell>
              <table:table-cell table:formula="of:=CONCATENATE(YEAR([.A1897]);&quot;_&quot;;MONTH([.A1897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242" calcext:value-type="float">
                <text:p>6.242</text:p>
              </table:table-cell>
              <table:table-cell table:formula="of:=CONCATENATE(YEAR([.A1898]);&quot;_&quot;;MONTH([.A1898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242" calcext:value-type="float">
                <text:p>6.242</text:p>
              </table:table-cell>
              <table:table-cell table:formula="of:=CONCATENATE(YEAR([.A1899]);&quot;_&quot;;MONTH([.A1899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242" calcext:value-type="float">
                <text:p>6.242</text:p>
              </table:table-cell>
              <table:table-cell table:formula="of:=CONCATENATE(YEAR([.A1900]);&quot;_&quot;;MONTH([.A1900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242" calcext:value-type="float">
                <text:p>6.242</text:p>
              </table:table-cell>
              <table:table-cell table:formula="of:=CONCATENATE(YEAR([.A1901]);&quot;_&quot;;MONTH([.A1901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242" calcext:value-type="float">
                <text:p>6.242</text:p>
              </table:table-cell>
              <table:table-cell table:formula="of:=CONCATENATE(YEAR([.A1902]);&quot;_&quot;;MONTH([.A1902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242" calcext:value-type="float">
                <text:p>6.242</text:p>
              </table:table-cell>
              <table:table-cell table:formula="of:=CONCATENATE(YEAR([.A1903]);&quot;_&quot;;MONTH([.A1903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242" calcext:value-type="float">
                <text:p>6.242</text:p>
              </table:table-cell>
              <table:table-cell table:formula="of:=CONCATENATE(YEAR([.A1904]);&quot;_&quot;;MONTH([.A1904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071" calcext:value-type="float">
                <text:p>6.071</text:p>
              </table:table-cell>
              <table:table-cell table:formula="of:=CONCATENATE(YEAR([.A1905]);&quot;_&quot;;MONTH([.A1905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986" calcext:value-type="float">
                <text:p>5.986</text:p>
              </table:table-cell>
              <table:table-cell table:formula="of:=CONCATENATE(YEAR([.A1906]);&quot;_&quot;;MONTH([.A1906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986" calcext:value-type="float">
                <text:p>5.986</text:p>
              </table:table-cell>
              <table:table-cell table:formula="of:=CONCATENATE(YEAR([.A1907]);&quot;_&quot;;MONTH([.A1907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817" calcext:value-type="float">
                <text:p>5.817</text:p>
              </table:table-cell>
              <table:table-cell table:formula="of:=CONCATENATE(YEAR([.A1908]);&quot;_&quot;;MONTH([.A1908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22</text:p>
              </table:table-cell>
              <table:table-cell office:value-type="float" office:value="2.8711750507" calcext:value-type="float">
                <text:p>2.8711750507</text:p>
              </table:table-cell>
              <table:table-cell office:value-type="float" office:value="5.817" calcext:value-type="float">
                <text:p>5.817</text:p>
              </table:table-cell>
              <table:table-cell table:formula="of:=CONCATENATE(YEAR([.A1909]);&quot;_&quot;;MONTH([.A1909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65" calcext:value-type="float">
                <text:p>5.65</text:p>
              </table:table-cell>
              <table:table-cell table:formula="of:=CONCATENATE(YEAR([.A1910]);&quot;_&quot;;MONTH([.A1910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483" calcext:value-type="float">
                <text:p>5.483</text:p>
              </table:table-cell>
              <table:table-cell table:formula="of:=CONCATENATE(YEAR([.A1911]);&quot;_&quot;;MONTH([.A1911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36" calcext:value-type="float">
                <text:p>5.36</text:p>
              </table:table-cell>
              <table:table-cell table:formula="of:=CONCATENATE(YEAR([.A1912]);&quot;_&quot;;MONTH([.A1912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237" calcext:value-type="float">
                <text:p>5.237</text:p>
              </table:table-cell>
              <table:table-cell table:formula="of:=CONCATENATE(YEAR([.A1913]);&quot;_&quot;;MONTH([.A1913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27</text:p>
              </table:table-cell>
              <table:table-cell office:value-type="float" office:value="0.5645060539" calcext:value-type="float">
                <text:p>0.5645060539</text:p>
              </table:table-cell>
              <table:table-cell office:value-type="float" office:value="5.034" calcext:value-type="float">
                <text:p>5.034</text:p>
              </table:table-cell>
              <table:table-cell table:formula="of:=CONCATENATE(YEAR([.A1914]);&quot;_&quot;;MONTH([.A1914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994" calcext:value-type="float">
                <text:p>4.994</text:p>
              </table:table-cell>
              <table:table-cell table:formula="of:=CONCATENATE(YEAR([.A1915]);&quot;_&quot;;MONTH([.A1915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29</text:p>
              </table:table-cell>
              <table:table-cell office:value-type="float" office:value="2.1394248009" calcext:value-type="float">
                <text:p>2.1394248009</text:p>
              </table:table-cell>
              <table:table-cell office:value-type="float" office:value="4.873" calcext:value-type="float">
                <text:p>4.873</text:p>
              </table:table-cell>
              <table:table-cell table:formula="of:=CONCATENATE(YEAR([.A1916]);&quot;_&quot;;MONTH([.A1916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754" calcext:value-type="float">
                <text:p>4.754</text:p>
              </table:table-cell>
              <table:table-cell table:formula="of:=CONCATENATE(YEAR([.A1917]);&quot;_&quot;;MONTH([.A1917]))" office:value-type="string" office:string-value="2003_3" calcext:value-type="string">
                <text:p>2003_3</text:p>
              </table:table-cell>
            </table:table-row>
            <table:table-row table:style-name="ro1" table:visibility="collapse">
              <table:table-cell office:value-type="string" calcext:value-type="string">
                <text:p>2003-03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714" calcext:value-type="float">
                <text:p>4.714</text:p>
              </table:table-cell>
              <table:table-cell table:formula="of:=CONCATENATE(YEAR([.A1918]);&quot;_&quot;;MONTH([.A1918]))" office:value-type="string" office:string-value="2003_3" calcext:value-type="string">
                <text:p>2003_3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888:.$B$1918])" office:value-type="float" office:value="5.5751059055" calcext:value-type="float">
              <text:p>5.5751059055</text:p>
            </table:table-cell>
            <table:table-cell/>
            <table:table-cell table:style-name="Result" office:value-type="string" calcext:value-type="string">
              <text:p>2003_3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3-04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635" calcext:value-type="float">
                <text:p>4.635</text:p>
              </table:table-cell>
              <table:table-cell table:formula="of:=CONCATENATE(YEAR([.A1920]);&quot;_&quot;;MONTH([.A1920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517" calcext:value-type="float">
                <text:p>4.517</text:p>
              </table:table-cell>
              <table:table-cell table:formula="of:=CONCATENATE(YEAR([.A1921]);&quot;_&quot;;MONTH([.A1921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4" calcext:value-type="float">
                <text:p>4.4</text:p>
              </table:table-cell>
              <table:table-cell table:formula="of:=CONCATENATE(YEAR([.A1922]);&quot;_&quot;;MONTH([.A1922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4" calcext:value-type="float">
                <text:p>4.4</text:p>
              </table:table-cell>
              <table:table-cell table:formula="of:=CONCATENATE(YEAR([.A1923]);&quot;_&quot;;MONTH([.A1923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4" calcext:value-type="float">
                <text:p>4.4</text:p>
              </table:table-cell>
              <table:table-cell table:formula="of:=CONCATENATE(YEAR([.A1924]);&quot;_&quot;;MONTH([.A1924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84" calcext:value-type="float">
                <text:p>4.284</text:p>
              </table:table-cell>
              <table:table-cell table:formula="of:=CONCATENATE(YEAR([.A1925]);&quot;_&quot;;MONTH([.A1925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07</text:p>
              </table:table-cell>
              <table:table-cell office:value-type="float" office:value="4.0383324623" calcext:value-type="float">
                <text:p>4.0383324623</text:p>
              </table:table-cell>
              <table:table-cell office:value-type="float" office:value="4.168" calcext:value-type="float">
                <text:p>4.168</text:p>
              </table:table-cell>
              <table:table-cell table:formula="of:=CONCATENATE(YEAR([.A1926]);&quot;_&quot;;MONTH([.A1926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08</text:p>
              </table:table-cell>
              <table:table-cell office:value-type="float" office:value="2.0954601765" calcext:value-type="float">
                <text:p>2.0954601765</text:p>
              </table:table-cell>
              <table:table-cell office:value-type="float" office:value="4.053" calcext:value-type="float">
                <text:p>4.053</text:p>
              </table:table-cell>
              <table:table-cell table:formula="of:=CONCATENATE(YEAR([.A1927]);&quot;_&quot;;MONTH([.A1927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94" calcext:value-type="float">
                <text:p>3.94</text:p>
              </table:table-cell>
              <table:table-cell table:formula="of:=CONCATENATE(YEAR([.A1928]);&quot;_&quot;;MONTH([.A1928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826" calcext:value-type="float">
                <text:p>3.826</text:p>
              </table:table-cell>
              <table:table-cell table:formula="of:=CONCATENATE(YEAR([.A1929]);&quot;_&quot;;MONTH([.A1929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11</text:p>
              </table:table-cell>
              <table:table-cell office:value-type="float" office:value="2.814054966" calcext:value-type="float">
                <text:p>2.814054966</text:p>
              </table:table-cell>
              <table:table-cell office:value-type="float" office:value="3.714" calcext:value-type="float">
                <text:p>3.714</text:p>
              </table:table-cell>
              <table:table-cell table:formula="of:=CONCATENATE(YEAR([.A1930]);&quot;_&quot;;MONTH([.A1930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12</text:p>
              </table:table-cell>
              <table:table-cell office:value-type="float" office:value="7.9329872131" calcext:value-type="float">
                <text:p>7.9329872131</text:p>
              </table:table-cell>
              <table:table-cell office:value-type="float" office:value="3.714" calcext:value-type="float">
                <text:p>3.714</text:p>
              </table:table-cell>
              <table:table-cell table:formula="of:=CONCATENATE(YEAR([.A1931]);&quot;_&quot;;MONTH([.A1931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13</text:p>
              </table:table-cell>
              <table:table-cell office:value-type="float" office:value="0.3352431655" calcext:value-type="float">
                <text:p>0.3352431655</text:p>
              </table:table-cell>
              <table:table-cell office:value-type="float" office:value="3.714" calcext:value-type="float">
                <text:p>3.714</text:p>
              </table:table-cell>
              <table:table-cell table:formula="of:=CONCATENATE(YEAR([.A1932]);&quot;_&quot;;MONTH([.A1932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14</text:p>
              </table:table-cell>
              <table:table-cell office:value-type="float" office:value="0.5249680281" calcext:value-type="float">
                <text:p>0.5249680281</text:p>
              </table:table-cell>
              <table:table-cell office:value-type="float" office:value="3.603" calcext:value-type="float">
                <text:p>3.603</text:p>
              </table:table-cell>
              <table:table-cell table:formula="of:=CONCATENATE(YEAR([.A1933]);&quot;_&quot;;MONTH([.A1933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15</text:p>
              </table:table-cell>
              <table:table-cell office:value-type="float" office:value="0.9331077933" calcext:value-type="float">
                <text:p>0.9331077933</text:p>
              </table:table-cell>
              <table:table-cell office:value-type="float" office:value="3.492" calcext:value-type="float">
                <text:p>3.492</text:p>
              </table:table-cell>
              <table:table-cell table:formula="of:=CONCATENATE(YEAR([.A1934]);&quot;_&quot;;MONTH([.A1934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16</text:p>
              </table:table-cell>
              <table:table-cell office:value-type="float" office:value="0.0346494503" calcext:value-type="float">
                <text:p>0.0346494503</text:p>
              </table:table-cell>
              <table:table-cell office:value-type="float" office:value="3.237" calcext:value-type="float">
                <text:p>3.237</text:p>
              </table:table-cell>
              <table:table-cell table:formula="of:=CONCATENATE(YEAR([.A1935]);&quot;_&quot;;MONTH([.A1935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17</text:p>
              </table:table-cell>
              <table:table-cell office:value-type="float" office:value="2.6248102188" calcext:value-type="float">
                <text:p>2.6248102188</text:p>
              </table:table-cell>
              <table:table-cell office:value-type="float" office:value="3.022" calcext:value-type="float">
                <text:p>3.022</text:p>
              </table:table-cell>
              <table:table-cell table:formula="of:=CONCATENATE(YEAR([.A1936]);&quot;_&quot;;MONTH([.A1936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18</text:p>
              </table:table-cell>
              <table:table-cell office:value-type="float" office:value="0.0392480157" calcext:value-type="float">
                <text:p>0.0392480157</text:p>
              </table:table-cell>
              <table:table-cell office:value-type="float" office:value="2.845" calcext:value-type="float">
                <text:p>2.845</text:p>
              </table:table-cell>
              <table:table-cell table:formula="of:=CONCATENATE(YEAR([.A1937]);&quot;_&quot;;MONTH([.A1937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845" calcext:value-type="float">
                <text:p>2.845</text:p>
              </table:table-cell>
              <table:table-cell table:formula="of:=CONCATENATE(YEAR([.A1938]);&quot;_&quot;;MONTH([.A1938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845" calcext:value-type="float">
                <text:p>2.845</text:p>
              </table:table-cell>
              <table:table-cell table:formula="of:=CONCATENATE(YEAR([.A1939]);&quot;_&quot;;MONTH([.A1939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21</text:p>
              </table:table-cell>
              <table:table-cell office:value-type="float" office:value="0.555128932" calcext:value-type="float">
                <text:p>0.555128932</text:p>
              </table:table-cell>
              <table:table-cell office:value-type="float" office:value="2.499" calcext:value-type="float">
                <text:p>2.499</text:p>
              </table:table-cell>
              <table:table-cell table:formula="of:=CONCATENATE(YEAR([.A1940]);&quot;_&quot;;MONTH([.A1940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22</text:p>
              </table:table-cell>
              <table:table-cell office:value-type="float" office:value="5.674243927" calcext:value-type="float">
                <text:p>5.674243927</text:p>
              </table:table-cell>
              <table:table-cell office:value-type="float" office:value="2.43" calcext:value-type="float">
                <text:p>2.43</text:p>
              </table:table-cell>
              <table:table-cell table:formula="of:=CONCATENATE(YEAR([.A1941]);&quot;_&quot;;MONTH([.A1941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43" calcext:value-type="float">
                <text:p>2.43</text:p>
              </table:table-cell>
              <table:table-cell table:formula="of:=CONCATENATE(YEAR([.A1942]);&quot;_&quot;;MONTH([.A1942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24</text:p>
              </table:table-cell>
              <table:table-cell office:value-type="float" office:value="0.1340243071" calcext:value-type="float">
                <text:p>0.1340243071</text:p>
              </table:table-cell>
              <table:table-cell office:value-type="float" office:value="2.43" calcext:value-type="float">
                <text:p>2.43</text:p>
              </table:table-cell>
              <table:table-cell table:formula="of:=CONCATENATE(YEAR([.A1943]);&quot;_&quot;;MONTH([.A1943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25</text:p>
              </table:table-cell>
              <table:table-cell office:value-type="float" office:value="2.5540316105" calcext:value-type="float">
                <text:p>2.5540316105</text:p>
              </table:table-cell>
              <table:table-cell office:value-type="float" office:value="2.533" calcext:value-type="float">
                <text:p>2.533</text:p>
              </table:table-cell>
              <table:table-cell table:formula="of:=CONCATENATE(YEAR([.A1944]);&quot;_&quot;;MONTH([.A1944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26</text:p>
              </table:table-cell>
              <table:table-cell office:value-type="float" office:value="0.4744223952" calcext:value-type="float">
                <text:p>0.4744223952</text:p>
              </table:table-cell>
              <table:table-cell office:value-type="float" office:value="2.329" calcext:value-type="float">
                <text:p>2.329</text:p>
              </table:table-cell>
              <table:table-cell table:formula="of:=CONCATENATE(YEAR([.A1945]);&quot;_&quot;;MONTH([.A1945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27</text:p>
              </table:table-cell>
              <table:table-cell office:value-type="float" office:value="2.2083647251" calcext:value-type="float">
                <text:p>2.2083647251</text:p>
              </table:table-cell>
              <table:table-cell office:value-type="float" office:value="2.329" calcext:value-type="float">
                <text:p>2.329</text:p>
              </table:table-cell>
              <table:table-cell table:formula="of:=CONCATENATE(YEAR([.A1946]);&quot;_&quot;;MONTH([.A1946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28</text:p>
              </table:table-cell>
              <table:table-cell office:value-type="float" office:value="1.7846671343" calcext:value-type="float">
                <text:p>1.7846671343</text:p>
              </table:table-cell>
              <table:table-cell office:value-type="float" office:value="2.228" calcext:value-type="float">
                <text:p>2.228</text:p>
              </table:table-cell>
              <table:table-cell table:formula="of:=CONCATENATE(YEAR([.A1947]);&quot;_&quot;;MONTH([.A1947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29</text:p>
              </table:table-cell>
              <table:table-cell office:value-type="float" office:value="0.4286130071" calcext:value-type="float">
                <text:p>0.4286130071</text:p>
              </table:table-cell>
              <table:table-cell office:value-type="float" office:value="2.228" calcext:value-type="float">
                <text:p>2.228</text:p>
              </table:table-cell>
              <table:table-cell table:formula="of:=CONCATENATE(YEAR([.A1948]);&quot;_&quot;;MONTH([.A1948]))" office:value-type="string" office:string-value="2003_4" calcext:value-type="string">
                <text:p>2003_4</text:p>
              </table:table-cell>
            </table:table-row>
            <table:table-row table:style-name="ro1" table:visibility="collapse">
              <table:table-cell office:value-type="string" calcext:value-type="string">
                <text:p>2003-04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28" calcext:value-type="float">
                <text:p>2.028</text:p>
              </table:table-cell>
              <table:table-cell table:formula="of:=CONCATENATE(YEAR([.A1949]);&quot;_&quot;;MONTH([.A1949]))" office:value-type="string" office:string-value="2003_4" calcext:value-type="string">
                <text:p>2003_4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920:.$B$1949])" office:value-type="float" office:value="35.1863575279" calcext:value-type="float">
              <text:p>35.1863575279</text:p>
            </table:table-cell>
            <table:table-cell/>
            <table:table-cell table:style-name="Result" office:value-type="string" calcext:value-type="string">
              <text:p>2003_4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3-05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897" calcext:value-type="float">
                <text:p>1.897</text:p>
              </table:table-cell>
              <table:table-cell table:formula="of:=CONCATENATE(YEAR([.A1951]);&quot;_&quot;;MONTH([.A1951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02</text:p>
              </table:table-cell>
              <table:table-cell office:value-type="float" office:value="0.0255392902" calcext:value-type="float">
                <text:p>0.0255392902</text:p>
              </table:table-cell>
              <table:table-cell office:value-type="float" office:value="1.768" calcext:value-type="float">
                <text:p>1.768</text:p>
              </table:table-cell>
              <table:table-cell table:formula="of:=CONCATENATE(YEAR([.A1952]);&quot;_&quot;;MONTH([.A1952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39" calcext:value-type="float">
                <text:p>1.639</text:p>
              </table:table-cell>
              <table:table-cell table:formula="of:=CONCATENATE(YEAR([.A1953]);&quot;_&quot;;MONTH([.A1953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39" calcext:value-type="float">
                <text:p>1.639</text:p>
              </table:table-cell>
              <table:table-cell table:formula="of:=CONCATENATE(YEAR([.A1954]);&quot;_&quot;;MONTH([.A1954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44" calcext:value-type="float">
                <text:p>1.544</text:p>
              </table:table-cell>
              <table:table-cell table:formula="of:=CONCATENATE(YEAR([.A1955]);&quot;_&quot;;MONTH([.A1955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5" calcext:value-type="float">
                <text:p>1.45</text:p>
              </table:table-cell>
              <table:table-cell table:formula="of:=CONCATENATE(YEAR([.A1956]);&quot;_&quot;;MONTH([.A1956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168" calcext:value-type="float">
                <text:p>4.168</text:p>
              </table:table-cell>
              <table:table-cell table:formula="of:=CONCATENATE(YEAR([.A1957]);&quot;_&quot;;MONTH([.A1957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517" calcext:value-type="float">
                <text:p>4.517</text:p>
              </table:table-cell>
              <table:table-cell table:formula="of:=CONCATENATE(YEAR([.A1958]);&quot;_&quot;;MONTH([.A1958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635" calcext:value-type="float">
                <text:p>4.635</text:p>
              </table:table-cell>
              <table:table-cell table:formula="of:=CONCATENATE(YEAR([.A1959]);&quot;_&quot;;MONTH([.A1959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10</text:p>
              </table:table-cell>
              <table:table-cell office:value-type="float" office:value="0.0906434953" calcext:value-type="float">
                <text:p>0.0906434953</text:p>
              </table:table-cell>
              <table:table-cell office:value-type="float" office:value="4.635" calcext:value-type="float">
                <text:p>4.635</text:p>
              </table:table-cell>
              <table:table-cell table:formula="of:=CONCATENATE(YEAR([.A1960]);&quot;_&quot;;MONTH([.A1960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11</text:p>
              </table:table-cell>
              <table:table-cell office:value-type="float" office:value="2.3927073479" calcext:value-type="float">
                <text:p>2.3927073479</text:p>
              </table:table-cell>
              <table:table-cell office:value-type="float" office:value="4.635" calcext:value-type="float">
                <text:p>4.635</text:p>
              </table:table-cell>
              <table:table-cell table:formula="of:=CONCATENATE(YEAR([.A1961]);&quot;_&quot;;MONTH([.A1961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635" calcext:value-type="float">
                <text:p>4.635</text:p>
              </table:table-cell>
              <table:table-cell table:formula="of:=CONCATENATE(YEAR([.A1962]);&quot;_&quot;;MONTH([.A1962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517" calcext:value-type="float">
                <text:p>4.517</text:p>
              </table:table-cell>
              <table:table-cell table:formula="of:=CONCATENATE(YEAR([.A1963]);&quot;_&quot;;MONTH([.A1963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517" calcext:value-type="float">
                <text:p>4.517</text:p>
              </table:table-cell>
              <table:table-cell table:formula="of:=CONCATENATE(YEAR([.A1964]);&quot;_&quot;;MONTH([.A1964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4" calcext:value-type="float">
                <text:p>4.4</text:p>
              </table:table-cell>
              <table:table-cell table:formula="of:=CONCATENATE(YEAR([.A1965]);&quot;_&quot;;MONTH([.A1965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84" calcext:value-type="float">
                <text:p>4.284</text:p>
              </table:table-cell>
              <table:table-cell table:formula="of:=CONCATENATE(YEAR([.A1966]);&quot;_&quot;;MONTH([.A1966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84" calcext:value-type="float">
                <text:p>4.284</text:p>
              </table:table-cell>
              <table:table-cell table:formula="of:=CONCATENATE(YEAR([.A1967]);&quot;_&quot;;MONTH([.A1967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168" calcext:value-type="float">
                <text:p>4.168</text:p>
              </table:table-cell>
              <table:table-cell table:formula="of:=CONCATENATE(YEAR([.A1968]);&quot;_&quot;;MONTH([.A1968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941" calcext:value-type="float">
                <text:p>3.941</text:p>
              </table:table-cell>
              <table:table-cell table:formula="of:=CONCATENATE(YEAR([.A1969]);&quot;_&quot;;MONTH([.A1969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439" calcext:value-type="float">
                <text:p>4.439</text:p>
              </table:table-cell>
              <table:table-cell table:formula="of:=CONCATENATE(YEAR([.A1970]);&quot;_&quot;;MONTH([.A1970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239" calcext:value-type="float">
                <text:p>5.239</text:p>
              </table:table-cell>
              <table:table-cell table:formula="of:=CONCATENATE(YEAR([.A1971]);&quot;_&quot;;MONTH([.A1971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391" calcext:value-type="float">
                <text:p>7.391</text:p>
              </table:table-cell>
              <table:table-cell table:formula="of:=CONCATENATE(YEAR([.A1972]);&quot;_&quot;;MONTH([.A1972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545" calcext:value-type="float">
                <text:p>6.545</text:p>
              </table:table-cell>
              <table:table-cell table:formula="of:=CONCATENATE(YEAR([.A1973]);&quot;_&quot;;MONTH([.A1973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987" calcext:value-type="float">
                <text:p>5.987</text:p>
              </table:table-cell>
              <table:table-cell table:formula="of:=CONCATENATE(YEAR([.A1974]);&quot;_&quot;;MONTH([.A1974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483" calcext:value-type="float">
                <text:p>5.483</text:p>
              </table:table-cell>
              <table:table-cell table:formula="of:=CONCATENATE(YEAR([.A1975]);&quot;_&quot;;MONTH([.A1975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319" calcext:value-type="float">
                <text:p>5.319</text:p>
              </table:table-cell>
              <table:table-cell table:formula="of:=CONCATENATE(YEAR([.A1976]);&quot;_&quot;;MONTH([.A1976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96" calcext:value-type="float">
                <text:p>5.196</text:p>
              </table:table-cell>
              <table:table-cell table:formula="of:=CONCATENATE(YEAR([.A1977]);&quot;_&quot;;MONTH([.A1977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794" calcext:value-type="float">
                <text:p>4.794</text:p>
              </table:table-cell>
              <table:table-cell table:formula="of:=CONCATENATE(YEAR([.A1978]);&quot;_&quot;;MONTH([.A1978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29</text:p>
              </table:table-cell>
              <table:table-cell office:value-type="float" office:value="0.5853280425" calcext:value-type="float">
                <text:p>0.5853280425</text:p>
              </table:table-cell>
              <table:table-cell office:value-type="float" office:value="4.517" calcext:value-type="float">
                <text:p>4.517</text:p>
              </table:table-cell>
              <table:table-cell table:formula="of:=CONCATENATE(YEAR([.A1979]);&quot;_&quot;;MONTH([.A1979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517" calcext:value-type="float">
                <text:p>4.517</text:p>
              </table:table-cell>
              <table:table-cell table:formula="of:=CONCATENATE(YEAR([.A1980]);&quot;_&quot;;MONTH([.A1980]))" office:value-type="string" office:string-value="2003_5" calcext:value-type="string">
                <text:p>2003_5</text:p>
              </table:table-cell>
            </table:table-row>
            <table:table-row table:style-name="ro1" table:visibility="collapse">
              <table:table-cell office:value-type="string" calcext:value-type="string">
                <text:p>2003-05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439" calcext:value-type="float">
                <text:p>4.439</text:p>
              </table:table-cell>
              <table:table-cell table:formula="of:=CONCATENATE(YEAR([.A1981]);&quot;_&quot;;MONTH([.A1981]))" office:value-type="string" office:string-value="2003_5" calcext:value-type="string">
                <text:p>2003_5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951:.$B$1981])" office:value-type="float" office:value="3.0942181759" calcext:value-type="float">
              <text:p>3.0942181759</text:p>
            </table:table-cell>
            <table:table-cell/>
            <table:table-cell table:style-name="Result" office:value-type="string" calcext:value-type="string">
              <text:p>2003_5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3-06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707" calcext:value-type="float">
                <text:p>0.707</text:p>
              </table:table-cell>
              <table:table-cell table:formula="of:=CONCATENATE(YEAR([.A1983]);&quot;_&quot;;MONTH([.A1983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02</text:p>
              </table:table-cell>
              <table:table-cell office:value-type="float" office:value="0.3331711888" calcext:value-type="float">
                <text:p>0.3331711888</text:p>
              </table:table-cell>
              <table:table-cell office:value-type="float" office:value="0.503" calcext:value-type="float">
                <text:p>0.503</text:p>
              </table:table-cell>
              <table:table-cell table:formula="of:=CONCATENATE(YEAR([.A1984]);&quot;_&quot;;MONTH([.A1984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193" calcext:value-type="float">
                <text:p>1.193</text:p>
              </table:table-cell>
              <table:table-cell table:formula="of:=CONCATENATE(YEAR([.A1985]);&quot;_&quot;;MONTH([.A1985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85" calcext:value-type="float">
                <text:p>1.585</text:p>
              </table:table-cell>
              <table:table-cell table:formula="of:=CONCATENATE(YEAR([.A1986]);&quot;_&quot;;MONTH([.A1986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418" calcext:value-type="float">
                <text:p>2.418</text:p>
              </table:table-cell>
              <table:table-cell table:formula="of:=CONCATENATE(YEAR([.A1987]);&quot;_&quot;;MONTH([.A1987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98" calcext:value-type="float">
                <text:p>3.698</text:p>
              </table:table-cell>
              <table:table-cell table:formula="of:=CONCATENATE(YEAR([.A1988]);&quot;_&quot;;MONTH([.A1988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07</text:p>
              </table:table-cell>
              <table:table-cell office:value-type="float" office:value="1.2144625187" calcext:value-type="float">
                <text:p>1.2144625187</text:p>
              </table:table-cell>
              <table:table-cell office:value-type="float" office:value="7.39" calcext:value-type="float">
                <text:p>7.39</text:p>
              </table:table-cell>
              <table:table-cell table:formula="of:=CONCATENATE(YEAR([.A1989]);&quot;_&quot;;MONTH([.A1989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08</text:p>
              </table:table-cell>
              <table:table-cell office:value-type="float" office:value="0.6085721254" calcext:value-type="float">
                <text:p>0.6085721254</text:p>
              </table:table-cell>
              <table:table-cell office:value-type="float" office:value="9" calcext:value-type="float">
                <text:p>9</text:p>
              </table:table-cell>
              <table:table-cell table:formula="of:=CONCATENATE(YEAR([.A1990]);&quot;_&quot;;MONTH([.A1990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09</text:p>
              </table:table-cell>
              <table:table-cell office:value-type="float" office:value="1.1244633198" calcext:value-type="float">
                <text:p>1.1244633198</text:p>
              </table:table-cell>
              <table:table-cell office:value-type="float" office:value="5.588" calcext:value-type="float">
                <text:p>5.588</text:p>
              </table:table-cell>
              <table:table-cell table:formula="of:=CONCATENATE(YEAR([.A1991]);&quot;_&quot;;MONTH([.A1991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10</text:p>
              </table:table-cell>
              <table:table-cell office:value-type="float" office:value="4.4551134109" calcext:value-type="float">
                <text:p>4.4551134109</text:p>
              </table:table-cell>
              <table:table-cell office:value-type="float" office:value="5.456" calcext:value-type="float">
                <text:p>5.456</text:p>
              </table:table-cell>
              <table:table-cell table:formula="of:=CONCATENATE(YEAR([.A1992]);&quot;_&quot;;MONTH([.A1992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11</text:p>
              </table:table-cell>
              <table:table-cell office:value-type="float" office:value="4.7809877396" calcext:value-type="float">
                <text:p>4.7809877396</text:p>
              </table:table-cell>
              <table:table-cell office:value-type="float" office:value="5.719" calcext:value-type="float">
                <text:p>5.719</text:p>
              </table:table-cell>
              <table:table-cell table:formula="of:=CONCATENATE(YEAR([.A1993]);&quot;_&quot;;MONTH([.A1993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12</text:p>
              </table:table-cell>
              <table:table-cell office:value-type="float" office:value="17.6393051147" calcext:value-type="float">
                <text:p>17.6393051147</text:p>
              </table:table-cell>
              <table:table-cell office:value-type="float" office:value="8.786" calcext:value-type="float">
                <text:p>8.786</text:p>
              </table:table-cell>
              <table:table-cell table:formula="of:=CONCATENATE(YEAR([.A1994]);&quot;_&quot;;MONTH([.A1994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13</text:p>
              </table:table-cell>
              <table:table-cell office:value-type="float" office:value="30.3018760681" calcext:value-type="float">
                <text:p>30.3018760681</text:p>
              </table:table-cell>
              <table:table-cell office:value-type="float" office:value="30.39" calcext:value-type="float">
                <text:p>30.39</text:p>
              </table:table-cell>
              <table:table-cell table:formula="of:=CONCATENATE(YEAR([.A1995]);&quot;_&quot;;MONTH([.A1995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14</text:p>
              </table:table-cell>
              <table:table-cell office:value-type="float" office:value="10.409532547" calcext:value-type="float">
                <text:p>10.409532547</text:p>
              </table:table-cell>
              <table:table-cell office:value-type="float" office:value="50.78" calcext:value-type="float">
                <text:p>50.78</text:p>
              </table:table-cell>
              <table:table-cell table:formula="of:=CONCATENATE(YEAR([.A1996]);&quot;_&quot;;MONTH([.A1996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15</text:p>
              </table:table-cell>
              <table:table-cell office:value-type="float" office:value="26.1320972443" calcext:value-type="float">
                <text:p>26.1320972443</text:p>
              </table:table-cell>
              <table:table-cell office:value-type="float" office:value="71.48" calcext:value-type="float">
                <text:p>71.48</text:p>
              </table:table-cell>
              <table:table-cell table:formula="of:=CONCATENATE(YEAR([.A1997]);&quot;_&quot;;MONTH([.A1997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16</text:p>
              </table:table-cell>
              <table:table-cell office:value-type="float" office:value="42.4230918884" calcext:value-type="float">
                <text:p>42.4230918884</text:p>
              </table:table-cell>
              <table:table-cell office:value-type="float" office:value="275.6" calcext:value-type="float">
                <text:p>275.6</text:p>
              </table:table-cell>
              <table:table-cell table:formula="of:=CONCATENATE(YEAR([.A1998]);&quot;_&quot;;MONTH([.A1998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17</text:p>
              </table:table-cell>
              <table:table-cell office:value-type="float" office:value="44.3789787292" calcext:value-type="float">
                <text:p>44.3789787292</text:p>
              </table:table-cell>
              <table:table-cell office:value-type="float" office:value="284.2" calcext:value-type="float">
                <text:p>284.2</text:p>
              </table:table-cell>
              <table:table-cell table:formula="of:=CONCATENATE(YEAR([.A1999]);&quot;_&quot;;MONTH([.A1999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18</text:p>
              </table:table-cell>
              <table:table-cell office:value-type="float" office:value="12.6170692444" calcext:value-type="float">
                <text:p>12.6170692444</text:p>
              </table:table-cell>
              <table:table-cell office:value-type="float" office:value="218.9" calcext:value-type="float">
                <text:p>218.9</text:p>
              </table:table-cell>
              <table:table-cell table:formula="of:=CONCATENATE(YEAR([.A2000]);&quot;_&quot;;MONTH([.A2000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19</text:p>
              </table:table-cell>
              <table:table-cell office:value-type="float" office:value="83.3490524292" calcext:value-type="float">
                <text:p>83.3490524292</text:p>
              </table:table-cell>
              <table:table-cell office:value-type="float" office:value="211.1" calcext:value-type="float">
                <text:p>211.1</text:p>
              </table:table-cell>
              <table:table-cell table:formula="of:=CONCATENATE(YEAR([.A2001]);&quot;_&quot;;MONTH([.A2001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20</text:p>
              </table:table-cell>
              <table:table-cell office:value-type="float" office:value="61.5914916992" calcext:value-type="float">
                <text:p>61.5914916992</text:p>
              </table:table-cell>
              <table:table-cell office:value-type="float" office:value="153.7" calcext:value-type="float">
                <text:p>153.7</text:p>
              </table:table-cell>
              <table:table-cell table:formula="of:=CONCATENATE(YEAR([.A2002]);&quot;_&quot;;MONTH([.A2002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21</text:p>
              </table:table-cell>
              <table:table-cell office:value-type="float" office:value="84.1507339478" calcext:value-type="float">
                <text:p>84.1507339478</text:p>
              </table:table-cell>
              <table:table-cell office:value-type="float" office:value="101" calcext:value-type="float">
                <text:p>101</text:p>
              </table:table-cell>
              <table:table-cell table:formula="of:=CONCATENATE(YEAR([.A2003]);&quot;_&quot;;MONTH([.A2003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22</text:p>
              </table:table-cell>
              <table:table-cell office:value-type="float" office:value="190.9081573486" calcext:value-type="float">
                <text:p>190.9081573486</text:p>
              </table:table-cell>
              <table:table-cell office:value-type="float" office:value="76.18" calcext:value-type="float">
                <text:p>76.18</text:p>
              </table:table-cell>
              <table:table-cell table:formula="of:=CONCATENATE(YEAR([.A2004]);&quot;_&quot;;MONTH([.A2004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23</text:p>
              </table:table-cell>
              <table:table-cell office:value-type="float" office:value="62.9361000061" calcext:value-type="float">
                <text:p>62.9361000061</text:p>
              </table:table-cell>
              <table:table-cell office:value-type="float" office:value="69.19" calcext:value-type="float">
                <text:p>69.19</text:p>
              </table:table-cell>
              <table:table-cell table:formula="of:=CONCATENATE(YEAR([.A2005]);&quot;_&quot;;MONTH([.A2005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24</text:p>
              </table:table-cell>
              <table:table-cell office:value-type="float" office:value="18.3503742218" calcext:value-type="float">
                <text:p>18.3503742218</text:p>
              </table:table-cell>
              <table:table-cell office:value-type="float" office:value="50.03" calcext:value-type="float">
                <text:p>50.03</text:p>
              </table:table-cell>
              <table:table-cell table:formula="of:=CONCATENATE(YEAR([.A2006]);&quot;_&quot;;MONTH([.A2006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25</text:p>
              </table:table-cell>
              <table:table-cell office:value-type="float" office:value="17.5035552979" calcext:value-type="float">
                <text:p>17.5035552979</text:p>
              </table:table-cell>
              <table:table-cell office:value-type="float" office:value="42.11" calcext:value-type="float">
                <text:p>42.11</text:p>
              </table:table-cell>
              <table:table-cell table:formula="of:=CONCATENATE(YEAR([.A2007]);&quot;_&quot;;MONTH([.A2007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26</text:p>
              </table:table-cell>
              <table:table-cell office:value-type="float" office:value="14.286737442" calcext:value-type="float">
                <text:p>14.286737442</text:p>
              </table:table-cell>
              <table:table-cell office:value-type="float" office:value="50.02" calcext:value-type="float">
                <text:p>50.02</text:p>
              </table:table-cell>
              <table:table-cell table:formula="of:=CONCATENATE(YEAR([.A2008]);&quot;_&quot;;MONTH([.A2008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27</text:p>
              </table:table-cell>
              <table:table-cell office:value-type="float" office:value="19.0463848114" calcext:value-type="float">
                <text:p>19.0463848114</text:p>
              </table:table-cell>
              <table:table-cell office:value-type="float" office:value="62.55" calcext:value-type="float">
                <text:p>62.55</text:p>
              </table:table-cell>
              <table:table-cell table:formula="of:=CONCATENATE(YEAR([.A2009]);&quot;_&quot;;MONTH([.A2009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28</text:p>
              </table:table-cell>
              <table:table-cell office:value-type="float" office:value="16.8742618561" calcext:value-type="float">
                <text:p>16.8742618561</text:p>
              </table:table-cell>
              <table:table-cell office:value-type="float" office:value="91.89" calcext:value-type="float">
                <text:p>91.89</text:p>
              </table:table-cell>
              <table:table-cell table:formula="of:=CONCATENATE(YEAR([.A2010]);&quot;_&quot;;MONTH([.A2010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29</text:p>
              </table:table-cell>
              <table:table-cell office:value-type="float" office:value="21.1386070251" calcext:value-type="float">
                <text:p>21.1386070251</text:p>
              </table:table-cell>
              <table:table-cell office:value-type="float" office:value="75.35" calcext:value-type="float">
                <text:p>75.35</text:p>
              </table:table-cell>
              <table:table-cell table:formula="of:=CONCATENATE(YEAR([.A2011]);&quot;_&quot;;MONTH([.A2011]))" office:value-type="string" office:string-value="2003_6" calcext:value-type="string">
                <text:p>2003_6</text:p>
              </table:table-cell>
            </table:table-row>
            <table:table-row table:style-name="ro1" table:visibility="collapse">
              <table:table-cell office:value-type="string" calcext:value-type="string">
                <text:p>2003-06-30</text:p>
              </table:table-cell>
              <table:table-cell office:value-type="float" office:value="31.3636703491" calcext:value-type="float">
                <text:p>31.3636703491</text:p>
              </table:table-cell>
              <table:table-cell office:value-type="float" office:value="53.97" calcext:value-type="float">
                <text:p>53.97</text:p>
              </table:table-cell>
              <table:table-cell table:formula="of:=CONCATENATE(YEAR([.A2012]);&quot;_&quot;;MONTH([.A2012]))" office:value-type="string" office:string-value="2003_6" calcext:value-type="string">
                <text:p>2003_6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1983:.$B$2012])" office:value-type="float" office:value="817.9178475736" calcext:value-type="float">
              <text:p>817.9178475736</text:p>
            </table:table-cell>
            <table:table-cell/>
            <table:table-cell table:style-name="Result" office:value-type="string" calcext:value-type="string">
              <text:p>2003_6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3-07-01</text:p>
              </table:table-cell>
              <table:table-cell office:value-type="float" office:value="32.867351532" calcext:value-type="float">
                <text:p>32.867351532</text:p>
              </table:table-cell>
              <table:table-cell office:value-type="float" office:value="152.9" calcext:value-type="float">
                <text:p>152.9</text:p>
              </table:table-cell>
              <table:table-cell table:formula="of:=CONCATENATE(YEAR([.A2014]);&quot;_&quot;;MONTH([.A2014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02</text:p>
              </table:table-cell>
              <table:table-cell office:value-type="float" office:value="20.8684902191" calcext:value-type="float">
                <text:p>20.8684902191</text:p>
              </table:table-cell>
              <table:table-cell office:value-type="float" office:value="247" calcext:value-type="float">
                <text:p>247</text:p>
              </table:table-cell>
              <table:table-cell table:formula="of:=CONCATENATE(YEAR([.A2015]);&quot;_&quot;;MONTH([.A2015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03</text:p>
              </table:table-cell>
              <table:table-cell office:value-type="float" office:value="20.6795864105" calcext:value-type="float">
                <text:p>20.6795864105</text:p>
              </table:table-cell>
              <table:table-cell office:value-type="float" office:value="317.8" calcext:value-type="float">
                <text:p>317.8</text:p>
              </table:table-cell>
              <table:table-cell table:formula="of:=CONCATENATE(YEAR([.A2016]);&quot;_&quot;;MONTH([.A2016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04</text:p>
              </table:table-cell>
              <table:table-cell office:value-type="float" office:value="21.9453105927" calcext:value-type="float">
                <text:p>21.9453105927</text:p>
              </table:table-cell>
              <table:table-cell office:value-type="float" office:value="550.1" calcext:value-type="float">
                <text:p>550.1</text:p>
              </table:table-cell>
              <table:table-cell table:formula="of:=CONCATENATE(YEAR([.A2017]);&quot;_&quot;;MONTH([.A2017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05</text:p>
              </table:table-cell>
              <table:table-cell office:value-type="float" office:value="80.4196929932" calcext:value-type="float">
                <text:p>80.4196929932</text:p>
              </table:table-cell>
              <table:table-cell office:value-type="float" office:value="322.5" calcext:value-type="float">
                <text:p>322.5</text:p>
              </table:table-cell>
              <table:table-cell table:formula="of:=CONCATENATE(YEAR([.A2018]);&quot;_&quot;;MONTH([.A2018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06</text:p>
              </table:table-cell>
              <table:table-cell office:value-type="float" office:value="75.8762664795" calcext:value-type="float">
                <text:p>75.8762664795</text:p>
              </table:table-cell>
              <table:table-cell office:value-type="float" office:value="313.5" calcext:value-type="float">
                <text:p>313.5</text:p>
              </table:table-cell>
              <table:table-cell table:formula="of:=CONCATENATE(YEAR([.A2019]);&quot;_&quot;;MONTH([.A2019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07</text:p>
              </table:table-cell>
              <table:table-cell office:value-type="float" office:value="71.3653564453" calcext:value-type="float">
                <text:p>71.3653564453</text:p>
              </table:table-cell>
              <table:table-cell office:value-type="float" office:value="189.3" calcext:value-type="float">
                <text:p>189.3</text:p>
              </table:table-cell>
              <table:table-cell table:formula="of:=CONCATENATE(YEAR([.A2020]);&quot;_&quot;;MONTH([.A2020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08</text:p>
              </table:table-cell>
              <table:table-cell office:value-type="float" office:value="15.3106832504" calcext:value-type="float">
                <text:p>15.3106832504</text:p>
              </table:table-cell>
              <table:table-cell office:value-type="float" office:value="221.2" calcext:value-type="float">
                <text:p>221.2</text:p>
              </table:table-cell>
              <table:table-cell table:formula="of:=CONCATENATE(YEAR([.A2021]);&quot;_&quot;;MONTH([.A2021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09</text:p>
              </table:table-cell>
              <table:table-cell office:value-type="float" office:value="18.0068664551" calcext:value-type="float">
                <text:p>18.0068664551</text:p>
              </table:table-cell>
              <table:table-cell office:value-type="float" office:value="281.8" calcext:value-type="float">
                <text:p>281.8</text:p>
              </table:table-cell>
              <table:table-cell table:formula="of:=CONCATENATE(YEAR([.A2022]);&quot;_&quot;;MONTH([.A2022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10</text:p>
              </table:table-cell>
              <table:table-cell office:value-type="float" office:value="26.9363498688" calcext:value-type="float">
                <text:p>26.9363498688</text:p>
              </table:table-cell>
              <table:table-cell office:value-type="float" office:value="646.6" calcext:value-type="float">
                <text:p>646.6</text:p>
              </table:table-cell>
              <table:table-cell table:formula="of:=CONCATENATE(YEAR([.A2023]);&quot;_&quot;;MONTH([.A2023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11</text:p>
              </table:table-cell>
              <table:table-cell office:value-type="float" office:value="16.7027645111" calcext:value-type="float">
                <text:p>16.7027645111</text:p>
              </table:table-cell>
              <table:table-cell office:value-type="float" office:value="1451" calcext:value-type="float">
                <text:p>1451</text:p>
              </table:table-cell>
              <table:table-cell table:formula="of:=CONCATENATE(YEAR([.A2024]);&quot;_&quot;;MONTH([.A2024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12</text:p>
              </table:table-cell>
              <table:table-cell office:value-type="float" office:value="20.7334308624" calcext:value-type="float">
                <text:p>20.7334308624</text:p>
              </table:table-cell>
              <table:table-cell office:value-type="float" office:value="1091" calcext:value-type="float">
                <text:p>1091</text:p>
              </table:table-cell>
              <table:table-cell table:formula="of:=CONCATENATE(YEAR([.A2025]);&quot;_&quot;;MONTH([.A2025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13</text:p>
              </table:table-cell>
              <table:table-cell office:value-type="float" office:value="13.3162145615" calcext:value-type="float">
                <text:p>13.3162145615</text:p>
              </table:table-cell>
              <table:table-cell office:value-type="float" office:value="660" calcext:value-type="float">
                <text:p>660</text:p>
              </table:table-cell>
              <table:table-cell table:formula="of:=CONCATENATE(YEAR([.A2026]);&quot;_&quot;;MONTH([.A2026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14</text:p>
              </table:table-cell>
              <table:table-cell office:value-type="float" office:value="38.0070381165" calcext:value-type="float">
                <text:p>38.0070381165</text:p>
              </table:table-cell>
              <table:table-cell office:value-type="float" office:value="1254" calcext:value-type="float">
                <text:p>1254</text:p>
              </table:table-cell>
              <table:table-cell table:formula="of:=CONCATENATE(YEAR([.A2027]);&quot;_&quot;;MONTH([.A2027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15</text:p>
              </table:table-cell>
              <table:table-cell office:value-type="float" office:value="53.5866470337" calcext:value-type="float">
                <text:p>53.5866470337</text:p>
              </table:table-cell>
              <table:table-cell office:value-type="float" office:value="1659" calcext:value-type="float">
                <text:p>1659</text:p>
              </table:table-cell>
              <table:table-cell table:formula="of:=CONCATENATE(YEAR([.A2028]);&quot;_&quot;;MONTH([.A2028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16</text:p>
              </table:table-cell>
              <table:table-cell office:value-type="float" office:value="50.099521637" calcext:value-type="float">
                <text:p>50.099521637</text:p>
              </table:table-cell>
              <table:table-cell office:value-type="float" office:value="1982" calcext:value-type="float">
                <text:p>1982</text:p>
              </table:table-cell>
              <table:table-cell table:formula="of:=CONCATENATE(YEAR([.A2029]);&quot;_&quot;;MONTH([.A2029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17</text:p>
              </table:table-cell>
              <table:table-cell office:value-type="float" office:value="29.8374176025" calcext:value-type="float">
                <text:p>29.8374176025</text:p>
              </table:table-cell>
              <table:table-cell office:value-type="float" office:value="818.1" calcext:value-type="float">
                <text:p>818.1</text:p>
              </table:table-cell>
              <table:table-cell table:formula="of:=CONCATENATE(YEAR([.A2030]);&quot;_&quot;;MONTH([.A2030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18</text:p>
              </table:table-cell>
              <table:table-cell office:value-type="float" office:value="16.8770275116" calcext:value-type="float">
                <text:p>16.8770275116</text:p>
              </table:table-cell>
              <table:table-cell office:value-type="float" office:value="537.6" calcext:value-type="float">
                <text:p>537.6</text:p>
              </table:table-cell>
              <table:table-cell table:formula="of:=CONCATENATE(YEAR([.A2031]);&quot;_&quot;;MONTH([.A2031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19</text:p>
              </table:table-cell>
              <table:table-cell office:value-type="float" office:value="14.799864769" calcext:value-type="float">
                <text:p>14.799864769</text:p>
              </table:table-cell>
              <table:table-cell office:value-type="float" office:value="408.8" calcext:value-type="float">
                <text:p>408.8</text:p>
              </table:table-cell>
              <table:table-cell table:formula="of:=CONCATENATE(YEAR([.A2032]);&quot;_&quot;;MONTH([.A2032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20</text:p>
              </table:table-cell>
              <table:table-cell office:value-type="float" office:value="11.0718545914" calcext:value-type="float">
                <text:p>11.0718545914</text:p>
              </table:table-cell>
              <table:table-cell office:value-type="float" office:value="284" calcext:value-type="float">
                <text:p>284</text:p>
              </table:table-cell>
              <table:table-cell table:formula="of:=CONCATENATE(YEAR([.A2033]);&quot;_&quot;;MONTH([.A2033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21</text:p>
              </table:table-cell>
              <table:table-cell office:value-type="float" office:value="3.4448056221" calcext:value-type="float">
                <text:p>3.4448056221</text:p>
              </table:table-cell>
              <table:table-cell office:value-type="float" office:value="438.8" calcext:value-type="float">
                <text:p>438.8</text:p>
              </table:table-cell>
              <table:table-cell table:formula="of:=CONCATENATE(YEAR([.A2034]);&quot;_&quot;;MONTH([.A2034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22</text:p>
              </table:table-cell>
              <table:table-cell office:value-type="float" office:value="9.9346227646" calcext:value-type="float">
                <text:p>9.9346227646</text:p>
              </table:table-cell>
              <table:table-cell office:value-type="float" office:value="262.8" calcext:value-type="float">
                <text:p>262.8</text:p>
              </table:table-cell>
              <table:table-cell table:formula="of:=CONCATENATE(YEAR([.A2035]);&quot;_&quot;;MONTH([.A2035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23</text:p>
              </table:table-cell>
              <table:table-cell office:value-type="float" office:value="29.006980896" calcext:value-type="float">
                <text:p>29.006980896</text:p>
              </table:table-cell>
              <table:table-cell office:value-type="float" office:value="200.1" calcext:value-type="float">
                <text:p>200.1</text:p>
              </table:table-cell>
              <table:table-cell table:formula="of:=CONCATENATE(YEAR([.A2036]);&quot;_&quot;;MONTH([.A2036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24</text:p>
              </table:table-cell>
              <table:table-cell office:value-type="float" office:value="62.0119590759" calcext:value-type="float">
                <text:p>62.0119590759</text:p>
              </table:table-cell>
              <table:table-cell office:value-type="float" office:value="374.5" calcext:value-type="float">
                <text:p>374.5</text:p>
              </table:table-cell>
              <table:table-cell table:formula="of:=CONCATENATE(YEAR([.A2037]);&quot;_&quot;;MONTH([.A2037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25</text:p>
              </table:table-cell>
              <table:table-cell office:value-type="float" office:value="18.1268863678" calcext:value-type="float">
                <text:p>18.1268863678</text:p>
              </table:table-cell>
              <table:table-cell office:value-type="float" office:value="604.2" calcext:value-type="float">
                <text:p>604.2</text:p>
              </table:table-cell>
              <table:table-cell table:formula="of:=CONCATENATE(YEAR([.A2038]);&quot;_&quot;;MONTH([.A2038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26</text:p>
              </table:table-cell>
              <table:table-cell office:value-type="float" office:value="22.9989643097" calcext:value-type="float">
                <text:p>22.9989643097</text:p>
              </table:table-cell>
              <table:table-cell office:value-type="float" office:value="649.7" calcext:value-type="float">
                <text:p>649.7</text:p>
              </table:table-cell>
              <table:table-cell table:formula="of:=CONCATENATE(YEAR([.A2039]);&quot;_&quot;;MONTH([.A2039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27</text:p>
              </table:table-cell>
              <table:table-cell office:value-type="float" office:value="26.2473144531" calcext:value-type="float">
                <text:p>26.2473144531</text:p>
              </table:table-cell>
              <table:table-cell office:value-type="float" office:value="612.8" calcext:value-type="float">
                <text:p>612.8</text:p>
              </table:table-cell>
              <table:table-cell table:formula="of:=CONCATENATE(YEAR([.A2040]);&quot;_&quot;;MONTH([.A2040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28</text:p>
              </table:table-cell>
              <table:table-cell office:value-type="float" office:value="28.5772953033" calcext:value-type="float">
                <text:p>28.5772953033</text:p>
              </table:table-cell>
              <table:table-cell office:value-type="float" office:value="167.1" calcext:value-type="float">
                <text:p>167.1</text:p>
              </table:table-cell>
              <table:table-cell table:formula="of:=CONCATENATE(YEAR([.A2041]);&quot;_&quot;;MONTH([.A2041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29</text:p>
              </table:table-cell>
              <table:table-cell office:value-type="float" office:value="37.9981689453" calcext:value-type="float">
                <text:p>37.9981689453</text:p>
              </table:table-cell>
              <table:table-cell office:value-type="float" office:value="544.7" calcext:value-type="float">
                <text:p>544.7</text:p>
              </table:table-cell>
              <table:table-cell table:formula="of:=CONCATENATE(YEAR([.A2042]);&quot;_&quot;;MONTH([.A2042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30</text:p>
              </table:table-cell>
              <table:table-cell office:value-type="float" office:value="9.4962444305" calcext:value-type="float">
                <text:p>9.4962444305</text:p>
              </table:table-cell>
              <table:table-cell office:value-type="float" office:value="661.2" calcext:value-type="float">
                <text:p>661.2</text:p>
              </table:table-cell>
              <table:table-cell table:formula="of:=CONCATENATE(YEAR([.A2043]);&quot;_&quot;;MONTH([.A2043]))" office:value-type="string" office:string-value="2003_7" calcext:value-type="string">
                <text:p>2003_7</text:p>
              </table:table-cell>
            </table:table-row>
            <table:table-row table:style-name="ro1" table:visibility="collapse">
              <table:table-cell office:value-type="string" calcext:value-type="string">
                <text:p>2003-07-31</text:p>
              </table:table-cell>
              <table:table-cell office:value-type="float" office:value="5.8863544464" calcext:value-type="float">
                <text:p>5.8863544464</text:p>
              </table:table-cell>
              <table:table-cell office:value-type="float" office:value="874.8" calcext:value-type="float">
                <text:p>874.8</text:p>
              </table:table-cell>
              <table:table-cell table:formula="of:=CONCATENATE(YEAR([.A2044]);&quot;_&quot;;MONTH([.A2044]))" office:value-type="string" office:string-value="2003_7" calcext:value-type="string">
                <text:p>2003_7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014:.$B$2044])" office:value-type="float" office:value="903.037332058" calcext:value-type="float">
              <text:p>903.037332058</text:p>
            </table:table-cell>
            <table:table-cell/>
            <table:table-cell table:style-name="Result" office:value-type="string" calcext:value-type="string">
              <text:p>2003_7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3-08-01</text:p>
              </table:table-cell>
              <table:table-cell office:value-type="float" office:value="11.608669281" calcext:value-type="float">
                <text:p>11.608669281</text:p>
              </table:table-cell>
              <table:table-cell office:value-type="float" office:value="1090" calcext:value-type="float">
                <text:p>1090</text:p>
              </table:table-cell>
              <table:table-cell table:formula="of:=CONCATENATE(YEAR([.A2046]);&quot;_&quot;;MONTH([.A2046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02</text:p>
              </table:table-cell>
              <table:table-cell office:value-type="float" office:value="30.7030143738" calcext:value-type="float">
                <text:p>30.7030143738</text:p>
              </table:table-cell>
              <table:table-cell office:value-type="float" office:value="938.4" calcext:value-type="float">
                <text:p>938.4</text:p>
              </table:table-cell>
              <table:table-cell table:formula="of:=CONCATENATE(YEAR([.A2047]);&quot;_&quot;;MONTH([.A2047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03</text:p>
              </table:table-cell>
              <table:table-cell office:value-type="float" office:value="11.8957548141" calcext:value-type="float">
                <text:p>11.8957548141</text:p>
              </table:table-cell>
              <table:table-cell office:value-type="float" office:value="664.5" calcext:value-type="float">
                <text:p>664.5</text:p>
              </table:table-cell>
              <table:table-cell table:formula="of:=CONCATENATE(YEAR([.A2048]);&quot;_&quot;;MONTH([.A2048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04</text:p>
              </table:table-cell>
              <table:table-cell office:value-type="float" office:value="8.1003694534" calcext:value-type="float">
                <text:p>8.1003694534</text:p>
              </table:table-cell>
              <table:table-cell office:value-type="float" office:value="694.8" calcext:value-type="float">
                <text:p>694.8</text:p>
              </table:table-cell>
              <table:table-cell table:formula="of:=CONCATENATE(YEAR([.A2049]);&quot;_&quot;;MONTH([.A2049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05</text:p>
              </table:table-cell>
              <table:table-cell office:value-type="float" office:value="57.3955802917" calcext:value-type="float">
                <text:p>57.3955802917</text:p>
              </table:table-cell>
              <table:table-cell office:value-type="float" office:value="454.7" calcext:value-type="float">
                <text:p>454.7</text:p>
              </table:table-cell>
              <table:table-cell table:formula="of:=CONCATENATE(YEAR([.A2050]);&quot;_&quot;;MONTH([.A2050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06</text:p>
              </table:table-cell>
              <table:table-cell office:value-type="float" office:value="30.6956100464" calcext:value-type="float">
                <text:p>30.6956100464</text:p>
              </table:table-cell>
              <table:table-cell office:value-type="float" office:value="384.6" calcext:value-type="float">
                <text:p>384.6</text:p>
              </table:table-cell>
              <table:table-cell table:formula="of:=CONCATENATE(YEAR([.A2051]);&quot;_&quot;;MONTH([.A2051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07</text:p>
              </table:table-cell>
              <table:table-cell office:value-type="float" office:value="48.7818145752" calcext:value-type="float">
                <text:p>48.7818145752</text:p>
              </table:table-cell>
              <table:table-cell office:value-type="float" office:value="268.2" calcext:value-type="float">
                <text:p>268.2</text:p>
              </table:table-cell>
              <table:table-cell table:formula="of:=CONCATENATE(YEAR([.A2052]);&quot;_&quot;;MONTH([.A2052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08</text:p>
              </table:table-cell>
              <table:table-cell office:value-type="float" office:value="37.4574050903" calcext:value-type="float">
                <text:p>37.4574050903</text:p>
              </table:table-cell>
              <table:table-cell office:value-type="float" office:value="233.2" calcext:value-type="float">
                <text:p>233.2</text:p>
              </table:table-cell>
              <table:table-cell table:formula="of:=CONCATENATE(YEAR([.A2053]);&quot;_&quot;;MONTH([.A2053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09</text:p>
              </table:table-cell>
              <table:table-cell office:value-type="float" office:value="11.6589250565" calcext:value-type="float">
                <text:p>11.6589250565</text:p>
              </table:table-cell>
              <table:table-cell office:value-type="float" office:value="219.3" calcext:value-type="float">
                <text:p>219.3</text:p>
              </table:table-cell>
              <table:table-cell table:formula="of:=CONCATENATE(YEAR([.A2054]);&quot;_&quot;;MONTH([.A2054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10</text:p>
              </table:table-cell>
              <table:table-cell office:value-type="float" office:value="6.0733547211" calcext:value-type="float">
                <text:p>6.0733547211</text:p>
              </table:table-cell>
              <table:table-cell office:value-type="float" office:value="258.7" calcext:value-type="float">
                <text:p>258.7</text:p>
              </table:table-cell>
              <table:table-cell table:formula="of:=CONCATENATE(YEAR([.A2055]);&quot;_&quot;;MONTH([.A2055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11</text:p>
              </table:table-cell>
              <table:table-cell office:value-type="float" office:value="3.2790060043" calcext:value-type="float">
                <text:p>3.2790060043</text:p>
              </table:table-cell>
              <table:table-cell office:value-type="float" office:value="259.1" calcext:value-type="float">
                <text:p>259.1</text:p>
              </table:table-cell>
              <table:table-cell table:formula="of:=CONCATENATE(YEAR([.A2056]);&quot;_&quot;;MONTH([.A2056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12</text:p>
              </table:table-cell>
              <table:table-cell office:value-type="float" office:value="8.8794975281" calcext:value-type="float">
                <text:p>8.8794975281</text:p>
              </table:table-cell>
              <table:table-cell office:value-type="float" office:value="1129" calcext:value-type="float">
                <text:p>1129</text:p>
              </table:table-cell>
              <table:table-cell table:formula="of:=CONCATENATE(YEAR([.A2057]);&quot;_&quot;;MONTH([.A2057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13</text:p>
              </table:table-cell>
              <table:table-cell office:value-type="float" office:value="10.9116382599" calcext:value-type="float">
                <text:p>10.9116382599</text:p>
              </table:table-cell>
              <table:table-cell office:value-type="float" office:value="1261" calcext:value-type="float">
                <text:p>1261</text:p>
              </table:table-cell>
              <table:table-cell table:formula="of:=CONCATENATE(YEAR([.A2058]);&quot;_&quot;;MONTH([.A2058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14</text:p>
              </table:table-cell>
              <table:table-cell office:value-type="float" office:value="8.1440973282" calcext:value-type="float">
                <text:p>8.1440973282</text:p>
              </table:table-cell>
              <table:table-cell office:value-type="float" office:value="850" calcext:value-type="float">
                <text:p>850</text:p>
              </table:table-cell>
              <table:table-cell table:formula="of:=CONCATENATE(YEAR([.A2059]);&quot;_&quot;;MONTH([.A2059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15</text:p>
              </table:table-cell>
              <table:table-cell office:value-type="float" office:value="13.5050916672" calcext:value-type="float">
                <text:p>13.5050916672</text:p>
              </table:table-cell>
              <table:table-cell office:value-type="float" office:value="1239" calcext:value-type="float">
                <text:p>1239</text:p>
              </table:table-cell>
              <table:table-cell table:formula="of:=CONCATENATE(YEAR([.A2060]);&quot;_&quot;;MONTH([.A2060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16</text:p>
              </table:table-cell>
              <table:table-cell office:value-type="float" office:value="29.9532985687" calcext:value-type="float">
                <text:p>29.9532985687</text:p>
              </table:table-cell>
              <table:table-cell office:value-type="float" office:value="836.2" calcext:value-type="float">
                <text:p>836.2</text:p>
              </table:table-cell>
              <table:table-cell table:formula="of:=CONCATENATE(YEAR([.A2061]);&quot;_&quot;;MONTH([.A2061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17</text:p>
              </table:table-cell>
              <table:table-cell office:value-type="float" office:value="16.8223609924" calcext:value-type="float">
                <text:p>16.8223609924</text:p>
              </table:table-cell>
              <table:table-cell office:value-type="float" office:value="682.1" calcext:value-type="float">
                <text:p>682.1</text:p>
              </table:table-cell>
              <table:table-cell table:formula="of:=CONCATENATE(YEAR([.A2062]);&quot;_&quot;;MONTH([.A2062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18</text:p>
              </table:table-cell>
              <table:table-cell office:value-type="float" office:value="20.4271068573" calcext:value-type="float">
                <text:p>20.4271068573</text:p>
              </table:table-cell>
              <table:table-cell office:value-type="float" office:value="671.5" calcext:value-type="float">
                <text:p>671.5</text:p>
              </table:table-cell>
              <table:table-cell table:formula="of:=CONCATENATE(YEAR([.A2063]);&quot;_&quot;;MONTH([.A2063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19</text:p>
              </table:table-cell>
              <table:table-cell office:value-type="float" office:value="35.6700134277" calcext:value-type="float">
                <text:p>35.6700134277</text:p>
              </table:table-cell>
              <table:table-cell office:value-type="float" office:value="387.3" calcext:value-type="float">
                <text:p>387.3</text:p>
              </table:table-cell>
              <table:table-cell table:formula="of:=CONCATENATE(YEAR([.A2064]);&quot;_&quot;;MONTH([.A2064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20</text:p>
              </table:table-cell>
              <table:table-cell office:value-type="float" office:value="18.1111888885" calcext:value-type="float">
                <text:p>18.1111888885</text:p>
              </table:table-cell>
              <table:table-cell office:value-type="float" office:value="332.1" calcext:value-type="float">
                <text:p>332.1</text:p>
              </table:table-cell>
              <table:table-cell table:formula="of:=CONCATENATE(YEAR([.A2065]);&quot;_&quot;;MONTH([.A2065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21</text:p>
              </table:table-cell>
              <table:table-cell office:value-type="float" office:value="48.0301895142" calcext:value-type="float">
                <text:p>48.0301895142</text:p>
              </table:table-cell>
              <table:table-cell office:value-type="float" office:value="556.1" calcext:value-type="float">
                <text:p>556.1</text:p>
              </table:table-cell>
              <table:table-cell table:formula="of:=CONCATENATE(YEAR([.A2066]);&quot;_&quot;;MONTH([.A2066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22</text:p>
              </table:table-cell>
              <table:table-cell office:value-type="float" office:value="17.7836170197" calcext:value-type="float">
                <text:p>17.7836170197</text:p>
              </table:table-cell>
              <table:table-cell office:value-type="float" office:value="605.7" calcext:value-type="float">
                <text:p>605.7</text:p>
              </table:table-cell>
              <table:table-cell table:formula="of:=CONCATENATE(YEAR([.A2067]);&quot;_&quot;;MONTH([.A2067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23</text:p>
              </table:table-cell>
              <table:table-cell office:value-type="float" office:value="11.2300977707" calcext:value-type="float">
                <text:p>11.2300977707</text:p>
              </table:table-cell>
              <table:table-cell office:value-type="float" office:value="354.5" calcext:value-type="float">
                <text:p>354.5</text:p>
              </table:table-cell>
              <table:table-cell table:formula="of:=CONCATENATE(YEAR([.A2068]);&quot;_&quot;;MONTH([.A2068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24</text:p>
              </table:table-cell>
              <table:table-cell office:value-type="float" office:value="8.7455415726" calcext:value-type="float">
                <text:p>8.7455415726</text:p>
              </table:table-cell>
              <table:table-cell office:value-type="float" office:value="288" calcext:value-type="float">
                <text:p>288</text:p>
              </table:table-cell>
              <table:table-cell table:formula="of:=CONCATENATE(YEAR([.A2069]);&quot;_&quot;;MONTH([.A2069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25</text:p>
              </table:table-cell>
              <table:table-cell office:value-type="float" office:value="12.2682437897" calcext:value-type="float">
                <text:p>12.2682437897</text:p>
              </table:table-cell>
              <table:table-cell office:value-type="float" office:value="336.5" calcext:value-type="float">
                <text:p>336.5</text:p>
              </table:table-cell>
              <table:table-cell table:formula="of:=CONCATENATE(YEAR([.A2070]);&quot;_&quot;;MONTH([.A2070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26</text:p>
              </table:table-cell>
              <table:table-cell office:value-type="float" office:value="17.1470546722" calcext:value-type="float">
                <text:p>17.1470546722</text:p>
              </table:table-cell>
              <table:table-cell office:value-type="float" office:value="407.1" calcext:value-type="float">
                <text:p>407.1</text:p>
              </table:table-cell>
              <table:table-cell table:formula="of:=CONCATENATE(YEAR([.A2071]);&quot;_&quot;;MONTH([.A2071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27</text:p>
              </table:table-cell>
              <table:table-cell office:value-type="float" office:value="9.0984334946" calcext:value-type="float">
                <text:p>9.0984334946</text:p>
              </table:table-cell>
              <table:table-cell office:value-type="float" office:value="285.6" calcext:value-type="float">
                <text:p>285.6</text:p>
              </table:table-cell>
              <table:table-cell table:formula="of:=CONCATENATE(YEAR([.A2072]);&quot;_&quot;;MONTH([.A2072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28</text:p>
              </table:table-cell>
              <table:table-cell office:value-type="float" office:value="4.673620224" calcext:value-type="float">
                <text:p>4.673620224</text:p>
              </table:table-cell>
              <table:table-cell office:value-type="float" office:value="227.7" calcext:value-type="float">
                <text:p>227.7</text:p>
              </table:table-cell>
              <table:table-cell table:formula="of:=CONCATENATE(YEAR([.A2073]);&quot;_&quot;;MONTH([.A2073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29</text:p>
              </table:table-cell>
              <table:table-cell office:value-type="float" office:value="14.762336731" calcext:value-type="float">
                <text:p>14.762336731</text:p>
              </table:table-cell>
              <table:table-cell office:value-type="float" office:value="208.8" calcext:value-type="float">
                <text:p>208.8</text:p>
              </table:table-cell>
              <table:table-cell table:formula="of:=CONCATENATE(YEAR([.A2074]);&quot;_&quot;;MONTH([.A2074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30</text:p>
              </table:table-cell>
              <table:table-cell office:value-type="float" office:value="36.0150604248" calcext:value-type="float">
                <text:p>36.0150604248</text:p>
              </table:table-cell>
              <table:table-cell office:value-type="float" office:value="194.5" calcext:value-type="float">
                <text:p>194.5</text:p>
              </table:table-cell>
              <table:table-cell table:formula="of:=CONCATENATE(YEAR([.A2075]);&quot;_&quot;;MONTH([.A2075]))" office:value-type="string" office:string-value="2003_8" calcext:value-type="string">
                <text:p>2003_8</text:p>
              </table:table-cell>
            </table:table-row>
            <table:table-row table:style-name="ro1" table:visibility="collapse">
              <table:table-cell office:value-type="string" calcext:value-type="string">
                <text:p>2003-08-31</text:p>
              </table:table-cell>
              <table:table-cell office:value-type="float" office:value="63.1342887878" calcext:value-type="float">
                <text:p>63.1342887878</text:p>
              </table:table-cell>
              <table:table-cell office:value-type="float" office:value="185.1" calcext:value-type="float">
                <text:p>185.1</text:p>
              </table:table-cell>
              <table:table-cell table:formula="of:=CONCATENATE(YEAR([.A2076]);&quot;_&quot;;MONTH([.A2076]))" office:value-type="string" office:string-value="2003_8" calcext:value-type="string">
                <text:p>2003_8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046:.$B$2076])" office:value-type="float" office:value="662.9622812271" calcext:value-type="float">
              <text:p>662.9622812271</text:p>
            </table:table-cell>
            <table:table-cell/>
            <table:table-cell table:style-name="Result" office:value-type="string" calcext:value-type="string">
              <text:p>2003_8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3-09-01</text:p>
              </table:table-cell>
              <table:table-cell office:value-type="float" office:value="15.4927301407" calcext:value-type="float">
                <text:p>15.4927301407</text:p>
              </table:table-cell>
              <table:table-cell office:value-type="float" office:value="195.1" calcext:value-type="float">
                <text:p>195.1</text:p>
              </table:table-cell>
              <table:table-cell table:formula="of:=CONCATENATE(YEAR([.A2078]);&quot;_&quot;;MONTH([.A2078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02</text:p>
              </table:table-cell>
              <table:table-cell office:value-type="float" office:value="16.9744548798" calcext:value-type="float">
                <text:p>16.9744548798</text:p>
              </table:table-cell>
              <table:table-cell office:value-type="float" office:value="174.4" calcext:value-type="float">
                <text:p>174.4</text:p>
              </table:table-cell>
              <table:table-cell table:formula="of:=CONCATENATE(YEAR([.A2079]);&quot;_&quot;;MONTH([.A2079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03</text:p>
              </table:table-cell>
              <table:table-cell office:value-type="float" office:value="16.2496490479" calcext:value-type="float">
                <text:p>16.2496490479</text:p>
              </table:table-cell>
              <table:table-cell office:value-type="float" office:value="149.6" calcext:value-type="float">
                <text:p>149.6</text:p>
              </table:table-cell>
              <table:table-cell table:formula="of:=CONCATENATE(YEAR([.A2080]);&quot;_&quot;;MONTH([.A2080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04</text:p>
              </table:table-cell>
              <table:table-cell office:value-type="float" office:value="14.8607206345" calcext:value-type="float">
                <text:p>14.8607206345</text:p>
              </table:table-cell>
              <table:table-cell office:value-type="float" office:value="169" calcext:value-type="float">
                <text:p>169</text:p>
              </table:table-cell>
              <table:table-cell table:formula="of:=CONCATENATE(YEAR([.A2081]);&quot;_&quot;;MONTH([.A2081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05</text:p>
              </table:table-cell>
              <table:table-cell office:value-type="float" office:value="1.8190977573" calcext:value-type="float">
                <text:p>1.8190977573</text:p>
              </table:table-cell>
              <table:table-cell office:value-type="float" office:value="177.4" calcext:value-type="float">
                <text:p>177.4</text:p>
              </table:table-cell>
              <table:table-cell table:formula="of:=CONCATENATE(YEAR([.A2082]);&quot;_&quot;;MONTH([.A2082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06</text:p>
              </table:table-cell>
              <table:table-cell office:value-type="float" office:value="52.9955596924" calcext:value-type="float">
                <text:p>52.9955596924</text:p>
              </table:table-cell>
              <table:table-cell office:value-type="float" office:value="288.5" calcext:value-type="float">
                <text:p>288.5</text:p>
              </table:table-cell>
              <table:table-cell table:formula="of:=CONCATENATE(YEAR([.A2083]);&quot;_&quot;;MONTH([.A2083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07</text:p>
              </table:table-cell>
              <table:table-cell office:value-type="float" office:value="35.7112617493" calcext:value-type="float">
                <text:p>35.7112617493</text:p>
              </table:table-cell>
              <table:table-cell office:value-type="float" office:value="210.2" calcext:value-type="float">
                <text:p>210.2</text:p>
              </table:table-cell>
              <table:table-cell table:formula="of:=CONCATENATE(YEAR([.A2084]);&quot;_&quot;;MONTH([.A2084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08</text:p>
              </table:table-cell>
              <table:table-cell office:value-type="float" office:value="9.649731636" calcext:value-type="float">
                <text:p>9.649731636</text:p>
              </table:table-cell>
              <table:table-cell office:value-type="float" office:value="237.5" calcext:value-type="float">
                <text:p>237.5</text:p>
              </table:table-cell>
              <table:table-cell table:formula="of:=CONCATENATE(YEAR([.A2085]);&quot;_&quot;;MONTH([.A2085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09</text:p>
              </table:table-cell>
              <table:table-cell office:value-type="float" office:value="9.0571784973" calcext:value-type="float">
                <text:p>9.0571784973</text:p>
              </table:table-cell>
              <table:table-cell office:value-type="float" office:value="184.9" calcext:value-type="float">
                <text:p>184.9</text:p>
              </table:table-cell>
              <table:table-cell table:formula="of:=CONCATENATE(YEAR([.A2086]);&quot;_&quot;;MONTH([.A2086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10</text:p>
              </table:table-cell>
              <table:table-cell office:value-type="float" office:value="8.4385700226" calcext:value-type="float">
                <text:p>8.4385700226</text:p>
              </table:table-cell>
              <table:table-cell office:value-type="float" office:value="167.6" calcext:value-type="float">
                <text:p>167.6</text:p>
              </table:table-cell>
              <table:table-cell table:formula="of:=CONCATENATE(YEAR([.A2087]);&quot;_&quot;;MONTH([.A2087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11</text:p>
              </table:table-cell>
              <table:table-cell office:value-type="float" office:value="2.7125136852" calcext:value-type="float">
                <text:p>2.7125136852</text:p>
              </table:table-cell>
              <table:table-cell office:value-type="float" office:value="158.4" calcext:value-type="float">
                <text:p>158.4</text:p>
              </table:table-cell>
              <table:table-cell table:formula="of:=CONCATENATE(YEAR([.A2088]);&quot;_&quot;;MONTH([.A2088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12</text:p>
              </table:table-cell>
              <table:table-cell office:value-type="float" office:value="4.6336951256" calcext:value-type="float">
                <text:p>4.6336951256</text:p>
              </table:table-cell>
              <table:table-cell office:value-type="float" office:value="148.2" calcext:value-type="float">
                <text:p>148.2</text:p>
              </table:table-cell>
              <table:table-cell table:formula="of:=CONCATENATE(YEAR([.A2089]);&quot;_&quot;;MONTH([.A2089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13</text:p>
              </table:table-cell>
              <table:table-cell office:value-type="float" office:value="1.6736288071" calcext:value-type="float">
                <text:p>1.6736288071</text:p>
              </table:table-cell>
              <table:table-cell office:value-type="float" office:value="146.4" calcext:value-type="float">
                <text:p>146.4</text:p>
              </table:table-cell>
              <table:table-cell table:formula="of:=CONCATENATE(YEAR([.A2090]);&quot;_&quot;;MONTH([.A2090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14</text:p>
              </table:table-cell>
              <table:table-cell office:value-type="float" office:value="4.2352833748" calcext:value-type="float">
                <text:p>4.2352833748</text:p>
              </table:table-cell>
              <table:table-cell office:value-type="float" office:value="142" calcext:value-type="float">
                <text:p>142</text:p>
              </table:table-cell>
              <table:table-cell table:formula="of:=CONCATENATE(YEAR([.A2091]);&quot;_&quot;;MONTH([.A2091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15</text:p>
              </table:table-cell>
              <table:table-cell office:value-type="float" office:value="7.5564827919" calcext:value-type="float">
                <text:p>7.5564827919</text:p>
              </table:table-cell>
              <table:table-cell office:value-type="float" office:value="127.8" calcext:value-type="float">
                <text:p>127.8</text:p>
              </table:table-cell>
              <table:table-cell table:formula="of:=CONCATENATE(YEAR([.A2092]);&quot;_&quot;;MONTH([.A2092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16</text:p>
              </table:table-cell>
              <table:table-cell office:value-type="float" office:value="10.492773056" calcext:value-type="float">
                <text:p>10.492773056</text:p>
              </table:table-cell>
              <table:table-cell office:value-type="float" office:value="124.2" calcext:value-type="float">
                <text:p>124.2</text:p>
              </table:table-cell>
              <table:table-cell table:formula="of:=CONCATENATE(YEAR([.A2093]);&quot;_&quot;;MONTH([.A2093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17</text:p>
              </table:table-cell>
              <table:table-cell office:value-type="float" office:value="9.0924139023" calcext:value-type="float">
                <text:p>9.0924139023</text:p>
              </table:table-cell>
              <table:table-cell office:value-type="float" office:value="119.3" calcext:value-type="float">
                <text:p>119.3</text:p>
              </table:table-cell>
              <table:table-cell table:formula="of:=CONCATENATE(YEAR([.A2094]);&quot;_&quot;;MONTH([.A2094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18</text:p>
              </table:table-cell>
              <table:table-cell office:value-type="float" office:value="4.2196602821" calcext:value-type="float">
                <text:p>4.2196602821</text:p>
              </table:table-cell>
              <table:table-cell office:value-type="float" office:value="113.1" calcext:value-type="float">
                <text:p>113.1</text:p>
              </table:table-cell>
              <table:table-cell table:formula="of:=CONCATENATE(YEAR([.A2095]);&quot;_&quot;;MONTH([.A2095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19</text:p>
              </table:table-cell>
              <table:table-cell office:value-type="float" office:value="2.562691927" calcext:value-type="float">
                <text:p>2.562691927</text:p>
              </table:table-cell>
              <table:table-cell office:value-type="float" office:value="109.9" calcext:value-type="float">
                <text:p>109.9</text:p>
              </table:table-cell>
              <table:table-cell table:formula="of:=CONCATENATE(YEAR([.A2096]);&quot;_&quot;;MONTH([.A2096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6.4" calcext:value-type="float">
                <text:p>106.4</text:p>
              </table:table-cell>
              <table:table-cell table:formula="of:=CONCATENATE(YEAR([.A2097]);&quot;_&quot;;MONTH([.A2097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2.9" calcext:value-type="float">
                <text:p>102.9</text:p>
              </table:table-cell>
              <table:table-cell table:formula="of:=CONCATENATE(YEAR([.A2098]);&quot;_&quot;;MONTH([.A2098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22</text:p>
              </table:table-cell>
              <table:table-cell office:value-type="float" office:value="0.3849038184" calcext:value-type="float">
                <text:p>0.3849038184</text:p>
              </table:table-cell>
              <table:table-cell office:value-type="float" office:value="98.72" calcext:value-type="float">
                <text:p>98.72</text:p>
              </table:table-cell>
              <table:table-cell table:formula="of:=CONCATENATE(YEAR([.A2099]);&quot;_&quot;;MONTH([.A2099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1" calcext:value-type="float">
                <text:p>101</text:p>
              </table:table-cell>
              <table:table-cell table:formula="of:=CONCATENATE(YEAR([.A2100]);&quot;_&quot;;MONTH([.A2100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24</text:p>
              </table:table-cell>
              <table:table-cell office:value-type="float" office:value="1.9220689535" calcext:value-type="float">
                <text:p>1.9220689535</text:p>
              </table:table-cell>
              <table:table-cell office:value-type="float" office:value="100.6" calcext:value-type="float">
                <text:p>100.6</text:p>
              </table:table-cell>
              <table:table-cell table:formula="of:=CONCATENATE(YEAR([.A2101]);&quot;_&quot;;MONTH([.A2101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25</text:p>
              </table:table-cell>
              <table:table-cell office:value-type="float" office:value="5.8953700066" calcext:value-type="float">
                <text:p>5.8953700066</text:p>
              </table:table-cell>
              <table:table-cell office:value-type="float" office:value="108.1" calcext:value-type="float">
                <text:p>108.1</text:p>
              </table:table-cell>
              <table:table-cell table:formula="of:=CONCATENATE(YEAR([.A2102]);&quot;_&quot;;MONTH([.A2102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26</text:p>
              </table:table-cell>
              <table:table-cell office:value-type="float" office:value="0.6400800943" calcext:value-type="float">
                <text:p>0.6400800943</text:p>
              </table:table-cell>
              <table:table-cell office:value-type="float" office:value="102.9" calcext:value-type="float">
                <text:p>102.9</text:p>
              </table:table-cell>
              <table:table-cell table:formula="of:=CONCATENATE(YEAR([.A2103]);&quot;_&quot;;MONTH([.A2103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5.9" calcext:value-type="float">
                <text:p>135.9</text:p>
              </table:table-cell>
              <table:table-cell table:formula="of:=CONCATENATE(YEAR([.A2104]);&quot;_&quot;;MONTH([.A2104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28</text:p>
              </table:table-cell>
              <table:table-cell office:value-type="float" office:value="8.2820940018" calcext:value-type="float">
                <text:p>8.2820940018</text:p>
              </table:table-cell>
              <table:table-cell office:value-type="float" office:value="120.1" calcext:value-type="float">
                <text:p>120.1</text:p>
              </table:table-cell>
              <table:table-cell table:formula="of:=CONCATENATE(YEAR([.A2105]);&quot;_&quot;;MONTH([.A2105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5.9" calcext:value-type="float">
                <text:p>105.9</text:p>
              </table:table-cell>
              <table:table-cell table:formula="of:=CONCATENATE(YEAR([.A2106]);&quot;_&quot;;MONTH([.A2106]))" office:value-type="string" office:string-value="2003_9" calcext:value-type="string">
                <text:p>2003_9</text:p>
              </table:table-cell>
            </table:table-row>
            <table:table-row table:style-name="ro1" table:visibility="collapse">
              <table:table-cell office:value-type="string" calcext:value-type="string">
                <text:p>2003-09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1.5" calcext:value-type="float">
                <text:p>101.5</text:p>
              </table:table-cell>
              <table:table-cell table:formula="of:=CONCATENATE(YEAR([.A2107]);&quot;_&quot;;MONTH([.A2107]))" office:value-type="string" office:string-value="2003_9" calcext:value-type="string">
                <text:p>2003_9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078:.$B$2107])" office:value-type="float" office:value="245.5526138844" calcext:value-type="float">
              <text:p>245.5526138844</text:p>
            </table:table-cell>
            <table:table-cell/>
            <table:table-cell table:style-name="Result" office:value-type="string" calcext:value-type="string">
              <text:p>2003_9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4-01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01" calcext:value-type="float">
                <text:p>13.01</text:p>
              </table:table-cell>
              <table:table-cell table:formula="of:=CONCATENATE(YEAR([.A2109]);&quot;_&quot;;MONTH([.A2109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6" calcext:value-type="float">
                <text:p>12.6</text:p>
              </table:table-cell>
              <table:table-cell table:formula="of:=CONCATENATE(YEAR([.A2110]);&quot;_&quot;;MONTH([.A2110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37" calcext:value-type="float">
                <text:p>12.37</text:p>
              </table:table-cell>
              <table:table-cell table:formula="of:=CONCATENATE(YEAR([.A2111]);&quot;_&quot;;MONTH([.A2111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87" calcext:value-type="float">
                <text:p>11.87</text:p>
              </table:table-cell>
              <table:table-cell table:formula="of:=CONCATENATE(YEAR([.A2112]);&quot;_&quot;;MONTH([.A2112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32" calcext:value-type="float">
                <text:p>11.32</text:p>
              </table:table-cell>
              <table:table-cell table:formula="of:=CONCATENATE(YEAR([.A2113]);&quot;_&quot;;MONTH([.A2113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95" calcext:value-type="float">
                <text:p>10.95</text:p>
              </table:table-cell>
              <table:table-cell table:formula="of:=CONCATENATE(YEAR([.A2114]);&quot;_&quot;;MONTH([.A2114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74" calcext:value-type="float">
                <text:p>10.74</text:p>
              </table:table-cell>
              <table:table-cell table:formula="of:=CONCATENATE(YEAR([.A2115]);&quot;_&quot;;MONTH([.A2115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43" calcext:value-type="float">
                <text:p>10.43</text:p>
              </table:table-cell>
              <table:table-cell table:formula="of:=CONCATENATE(YEAR([.A2116]);&quot;_&quot;;MONTH([.A2116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17" calcext:value-type="float">
                <text:p>10.17</text:p>
              </table:table-cell>
              <table:table-cell table:formula="of:=CONCATENATE(YEAR([.A2117]);&quot;_&quot;;MONTH([.A2117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12" calcext:value-type="float">
                <text:p>10.12</text:p>
              </table:table-cell>
              <table:table-cell table:formula="of:=CONCATENATE(YEAR([.A2118]);&quot;_&quot;;MONTH([.A2118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07" calcext:value-type="float">
                <text:p>10.07</text:p>
              </table:table-cell>
              <table:table-cell table:formula="of:=CONCATENATE(YEAR([.A2119]);&quot;_&quot;;MONTH([.A2119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92" calcext:value-type="float">
                <text:p>9.92</text:p>
              </table:table-cell>
              <table:table-cell table:formula="of:=CONCATENATE(YEAR([.A2120]);&quot;_&quot;;MONTH([.A2120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82" calcext:value-type="float">
                <text:p>9.82</text:p>
              </table:table-cell>
              <table:table-cell table:formula="of:=CONCATENATE(YEAR([.A2121]);&quot;_&quot;;MONTH([.A2121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82" calcext:value-type="float">
                <text:p>9.82</text:p>
              </table:table-cell>
              <table:table-cell table:formula="of:=CONCATENATE(YEAR([.A2122]);&quot;_&quot;;MONTH([.A2122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672" calcext:value-type="float">
                <text:p>9.672</text:p>
              </table:table-cell>
              <table:table-cell table:formula="of:=CONCATENATE(YEAR([.A2123]);&quot;_&quot;;MONTH([.A2123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574" calcext:value-type="float">
                <text:p>9.574</text:p>
              </table:table-cell>
              <table:table-cell table:formula="of:=CONCATENATE(YEAR([.A2124]);&quot;_&quot;;MONTH([.A2124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525" calcext:value-type="float">
                <text:p>9.525</text:p>
              </table:table-cell>
              <table:table-cell table:formula="of:=CONCATENATE(YEAR([.A2125]);&quot;_&quot;;MONTH([.A2125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951" calcext:value-type="float">
                <text:p>8.951</text:p>
              </table:table-cell>
              <table:table-cell table:formula="of:=CONCATENATE(YEAR([.A2126]);&quot;_&quot;;MONTH([.A2126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188" calcext:value-type="float">
                <text:p>9.188</text:p>
              </table:table-cell>
              <table:table-cell table:formula="of:=CONCATENATE(YEAR([.A2127]);&quot;_&quot;;MONTH([.A2127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951" calcext:value-type="float">
                <text:p>8.951</text:p>
              </table:table-cell>
              <table:table-cell table:formula="of:=CONCATENATE(YEAR([.A2128]);&quot;_&quot;;MONTH([.A2128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951" calcext:value-type="float">
                <text:p>8.951</text:p>
              </table:table-cell>
              <table:table-cell table:formula="of:=CONCATENATE(YEAR([.A2129]);&quot;_&quot;;MONTH([.A2129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811" calcext:value-type="float">
                <text:p>8.811</text:p>
              </table:table-cell>
              <table:table-cell table:formula="of:=CONCATENATE(YEAR([.A2130]);&quot;_&quot;;MONTH([.A2130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673" calcext:value-type="float">
                <text:p>8.673</text:p>
              </table:table-cell>
              <table:table-cell table:formula="of:=CONCATENATE(YEAR([.A2131]);&quot;_&quot;;MONTH([.A2131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31" calcext:value-type="float">
                <text:p>8.31</text:p>
              </table:table-cell>
              <table:table-cell table:formula="of:=CONCATENATE(YEAR([.A2132]);&quot;_&quot;;MONTH([.A2132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826" calcext:value-type="float">
                <text:p>7.826</text:p>
              </table:table-cell>
              <table:table-cell table:formula="of:=CONCATENATE(YEAR([.A2133]);&quot;_&quot;;MONTH([.A2133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485" calcext:value-type="float">
                <text:p>7.485</text:p>
              </table:table-cell>
              <table:table-cell table:formula="of:=CONCATENATE(YEAR([.A2134]);&quot;_&quot;;MONTH([.A2134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36" calcext:value-type="float">
                <text:p>7.36</text:p>
              </table:table-cell>
              <table:table-cell table:formula="of:=CONCATENATE(YEAR([.A2135]);&quot;_&quot;;MONTH([.A2135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953" calcext:value-type="float">
                <text:p>6.953</text:p>
              </table:table-cell>
              <table:table-cell table:formula="of:=CONCATENATE(YEAR([.A2136]);&quot;_&quot;;MONTH([.A2136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873" calcext:value-type="float">
                <text:p>6.873</text:p>
              </table:table-cell>
              <table:table-cell table:formula="of:=CONCATENATE(YEAR([.A2137]);&quot;_&quot;;MONTH([.A2137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873" calcext:value-type="float">
                <text:p>6.873</text:p>
              </table:table-cell>
              <table:table-cell table:formula="of:=CONCATENATE(YEAR([.A2138]);&quot;_&quot;;MONTH([.A2138]))" office:value-type="string" office:string-value="2004_1" calcext:value-type="string">
                <text:p>2004_1</text:p>
              </table:table-cell>
            </table:table-row>
            <table:table-row table:style-name="ro1" table:visibility="collapse">
              <table:table-cell office:value-type="string" calcext:value-type="string">
                <text:p>2004-01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873" calcext:value-type="float">
                <text:p>6.873</text:p>
              </table:table-cell>
              <table:table-cell table:formula="of:=CONCATENATE(YEAR([.A2139]);&quot;_&quot;;MONTH([.A2139]))" office:value-type="string" office:string-value="2004_1" calcext:value-type="string">
                <text:p>2004_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109:.$B$2139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2004_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4-10-01</text:p>
              </table:table-cell>
              <table:table-cell office:value-type="float" office:value="0.0203513596" calcext:value-type="float">
                <text:p>0.0203513596</text:p>
              </table:table-cell>
              <table:table-cell office:value-type="float" office:value="121.1" calcext:value-type="float">
                <text:p>121.1</text:p>
              </table:table-cell>
              <table:table-cell table:formula="of:=CONCATENATE(YEAR([.A2141]);&quot;_&quot;;MONTH([.A2141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02</text:p>
              </table:table-cell>
              <table:table-cell office:value-type="float" office:value="6.313369751" calcext:value-type="float">
                <text:p>6.313369751</text:p>
              </table:table-cell>
              <table:table-cell office:value-type="float" office:value="141.4" calcext:value-type="float">
                <text:p>141.4</text:p>
              </table:table-cell>
              <table:table-cell table:formula="of:=CONCATENATE(YEAR([.A2142]);&quot;_&quot;;MONTH([.A2142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03</text:p>
              </table:table-cell>
              <table:table-cell office:value-type="float" office:value="13.4296550751" calcext:value-type="float">
                <text:p>13.4296550751</text:p>
              </table:table-cell>
              <table:table-cell office:value-type="float" office:value="169.6" calcext:value-type="float">
                <text:p>169.6</text:p>
              </table:table-cell>
              <table:table-cell table:formula="of:=CONCATENATE(YEAR([.A2143]);&quot;_&quot;;MONTH([.A2143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04</text:p>
              </table:table-cell>
              <table:table-cell office:value-type="float" office:value="33.9246826172" calcext:value-type="float">
                <text:p>33.9246826172</text:p>
              </table:table-cell>
              <table:table-cell office:value-type="float" office:value="102.74" calcext:value-type="float">
                <text:p>102.74</text:p>
              </table:table-cell>
              <table:table-cell table:formula="of:=CONCATENATE(YEAR([.A2144]);&quot;_&quot;;MONTH([.A2144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05</text:p>
              </table:table-cell>
              <table:table-cell office:value-type="float" office:value="41.6014175415" calcext:value-type="float">
                <text:p>41.6014175415</text:p>
              </table:table-cell>
              <table:table-cell office:value-type="float" office:value="120.41" calcext:value-type="float">
                <text:p>120.41</text:p>
              </table:table-cell>
              <table:table-cell table:formula="of:=CONCATENATE(YEAR([.A2145]);&quot;_&quot;;MONTH([.A2145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06</text:p>
              </table:table-cell>
              <table:table-cell office:value-type="float" office:value="0.6515260339" calcext:value-type="float">
                <text:p>0.6515260339</text:p>
              </table:table-cell>
              <table:table-cell office:value-type="float" office:value="99.37" calcext:value-type="float">
                <text:p>99.37</text:p>
              </table:table-cell>
              <table:table-cell table:formula="of:=CONCATENATE(YEAR([.A2146]);&quot;_&quot;;MONTH([.A2146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07</text:p>
              </table:table-cell>
              <table:table-cell office:value-type="float" office:value="0.0421627201" calcext:value-type="float">
                <text:p>0.0421627201</text:p>
              </table:table-cell>
              <table:table-cell office:value-type="float" office:value="92.88" calcext:value-type="float">
                <text:p>92.88</text:p>
              </table:table-cell>
              <table:table-cell table:formula="of:=CONCATENATE(YEAR([.A2147]);&quot;_&quot;;MONTH([.A2147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0.09" calcext:value-type="float">
                <text:p>80.09</text:p>
              </table:table-cell>
              <table:table-cell table:formula="of:=CONCATENATE(YEAR([.A2148]);&quot;_&quot;;MONTH([.A2148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2.97" calcext:value-type="float">
                <text:p>92.97</text:p>
              </table:table-cell>
              <table:table-cell table:formula="of:=CONCATENATE(YEAR([.A2149]);&quot;_&quot;;MONTH([.A2149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0.7" calcext:value-type="float">
                <text:p>90.7</text:p>
              </table:table-cell>
              <table:table-cell table:formula="of:=CONCATENATE(YEAR([.A2150]);&quot;_&quot;;MONTH([.A2150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11</text:p>
              </table:table-cell>
              <table:table-cell office:value-type="float" office:value="0.0611305162" calcext:value-type="float">
                <text:p>0.0611305162</text:p>
              </table:table-cell>
              <table:table-cell office:value-type="float" office:value="77.09" calcext:value-type="float">
                <text:p>77.09</text:p>
              </table:table-cell>
              <table:table-cell table:formula="of:=CONCATENATE(YEAR([.A2151]);&quot;_&quot;;MONTH([.A2151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8.03" calcext:value-type="float">
                <text:p>78.03</text:p>
              </table:table-cell>
              <table:table-cell table:formula="of:=CONCATENATE(YEAR([.A2152]);&quot;_&quot;;MONTH([.A2152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13</text:p>
              </table:table-cell>
              <table:table-cell office:value-type="float" office:value="0.3065799773" calcext:value-type="float">
                <text:p>0.3065799773</text:p>
              </table:table-cell>
              <table:table-cell office:value-type="float" office:value="88.07" calcext:value-type="float">
                <text:p>88.07</text:p>
              </table:table-cell>
              <table:table-cell table:formula="of:=CONCATENATE(YEAR([.A2153]);&quot;_&quot;;MONTH([.A2153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14</text:p>
              </table:table-cell>
              <table:table-cell office:value-type="float" office:value="0.3581712246" calcext:value-type="float">
                <text:p>0.3581712246</text:p>
              </table:table-cell>
              <table:table-cell office:value-type="float" office:value="81.03" calcext:value-type="float">
                <text:p>81.03</text:p>
              </table:table-cell>
              <table:table-cell table:formula="of:=CONCATENATE(YEAR([.A2154]);&quot;_&quot;;MONTH([.A2154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15</text:p>
              </table:table-cell>
              <table:table-cell office:value-type="float" office:value="8.390961647" calcext:value-type="float">
                <text:p>8.390961647</text:p>
              </table:table-cell>
              <table:table-cell office:value-type="float" office:value="78.81" calcext:value-type="float">
                <text:p>78.81</text:p>
              </table:table-cell>
              <table:table-cell table:formula="of:=CONCATENATE(YEAR([.A2155]);&quot;_&quot;;MONTH([.A2155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16</text:p>
              </table:table-cell>
              <table:table-cell office:value-type="float" office:value="0.9331993461" calcext:value-type="float">
                <text:p>0.9331993461</text:p>
              </table:table-cell>
              <table:table-cell office:value-type="float" office:value="76.25" calcext:value-type="float">
                <text:p>76.25</text:p>
              </table:table-cell>
              <table:table-cell table:formula="of:=CONCATENATE(YEAR([.A2156]);&quot;_&quot;;MONTH([.A2156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17</text:p>
              </table:table-cell>
              <table:table-cell office:value-type="float" office:value="1.3272380829" calcext:value-type="float">
                <text:p>1.3272380829</text:p>
              </table:table-cell>
              <table:table-cell office:value-type="float" office:value="66.68" calcext:value-type="float">
                <text:p>66.68</text:p>
              </table:table-cell>
              <table:table-cell table:formula="of:=CONCATENATE(YEAR([.A2157]);&quot;_&quot;;MONTH([.A2157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18</text:p>
              </table:table-cell>
              <table:table-cell office:value-type="float" office:value="1.1795303822" calcext:value-type="float">
                <text:p>1.1795303822</text:p>
              </table:table-cell>
              <table:table-cell office:value-type="float" office:value="58.95" calcext:value-type="float">
                <text:p>58.95</text:p>
              </table:table-cell>
              <table:table-cell table:formula="of:=CONCATENATE(YEAR([.A2158]);&quot;_&quot;;MONTH([.A2158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19</text:p>
              </table:table-cell>
              <table:table-cell office:value-type="float" office:value="0.1693634242" calcext:value-type="float">
                <text:p>0.1693634242</text:p>
              </table:table-cell>
              <table:table-cell office:value-type="float" office:value="93.19" calcext:value-type="float">
                <text:p>93.19</text:p>
              </table:table-cell>
              <table:table-cell table:formula="of:=CONCATENATE(YEAR([.A2159]);&quot;_&quot;;MONTH([.A2159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20</text:p>
              </table:table-cell>
              <table:table-cell office:value-type="float" office:value="0.8672684431" calcext:value-type="float">
                <text:p>0.8672684431</text:p>
              </table:table-cell>
              <table:table-cell office:value-type="float" office:value="71.12" calcext:value-type="float">
                <text:p>71.12</text:p>
              </table:table-cell>
              <table:table-cell table:formula="of:=CONCATENATE(YEAR([.A2160]);&quot;_&quot;;MONTH([.A2160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21</text:p>
              </table:table-cell>
              <table:table-cell office:value-type="float" office:value="0.283424288" calcext:value-type="float">
                <text:p>0.283424288</text:p>
              </table:table-cell>
              <table:table-cell office:value-type="float" office:value="61.97" calcext:value-type="float">
                <text:p>61.97</text:p>
              </table:table-cell>
              <table:table-cell table:formula="of:=CONCATENATE(YEAR([.A2161]);&quot;_&quot;;MONTH([.A2161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22</text:p>
              </table:table-cell>
              <table:table-cell office:value-type="float" office:value="0.1431121975" calcext:value-type="float">
                <text:p>0.1431121975</text:p>
              </table:table-cell>
              <table:table-cell office:value-type="float" office:value="77.53" calcext:value-type="float">
                <text:p>77.53</text:p>
              </table:table-cell>
              <table:table-cell table:formula="of:=CONCATENATE(YEAR([.A2162]);&quot;_&quot;;MONTH([.A2162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9.78" calcext:value-type="float">
                <text:p>59.78</text:p>
              </table:table-cell>
              <table:table-cell table:formula="of:=CONCATENATE(YEAR([.A2163]);&quot;_&quot;;MONTH([.A2163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24</text:p>
              </table:table-cell>
              <table:table-cell office:value-type="float" office:value="0.3401077688" calcext:value-type="float">
                <text:p>0.3401077688</text:p>
              </table:table-cell>
              <table:table-cell office:value-type="float" office:value="60.16" calcext:value-type="float">
                <text:p>60.16</text:p>
              </table:table-cell>
              <table:table-cell table:formula="of:=CONCATENATE(YEAR([.A2164]);&quot;_&quot;;MONTH([.A2164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25</text:p>
              </table:table-cell>
              <table:table-cell office:value-type="float" office:value="0.2294850051" calcext:value-type="float">
                <text:p>0.2294850051</text:p>
              </table:table-cell>
              <table:table-cell office:value-type="float" office:value="132.8" calcext:value-type="float">
                <text:p>132.8</text:p>
              </table:table-cell>
              <table:table-cell table:formula="of:=CONCATENATE(YEAR([.A2165]);&quot;_&quot;;MONTH([.A2165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5.44" calcext:value-type="float">
                <text:p>95.44</text:p>
              </table:table-cell>
              <table:table-cell table:formula="of:=CONCATENATE(YEAR([.A2166]);&quot;_&quot;;MONTH([.A2166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27</text:p>
              </table:table-cell>
              <table:table-cell office:value-type="float" office:value="0.2425081581" calcext:value-type="float">
                <text:p>0.2425081581</text:p>
              </table:table-cell>
              <table:table-cell office:value-type="float" office:value="87.56" calcext:value-type="float">
                <text:p>87.56</text:p>
              </table:table-cell>
              <table:table-cell table:formula="of:=CONCATENATE(YEAR([.A2167]);&quot;_&quot;;MONTH([.A2167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28</text:p>
              </table:table-cell>
              <table:table-cell office:value-type="float" office:value="0.0615029186" calcext:value-type="float">
                <text:p>0.0615029186</text:p>
              </table:table-cell>
              <table:table-cell office:value-type="float" office:value="86.56" calcext:value-type="float">
                <text:p>86.56</text:p>
              </table:table-cell>
              <table:table-cell table:formula="of:=CONCATENATE(YEAR([.A2168]);&quot;_&quot;;MONTH([.A2168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0.09" calcext:value-type="float">
                <text:p>80.09</text:p>
              </table:table-cell>
              <table:table-cell table:formula="of:=CONCATENATE(YEAR([.A2169]);&quot;_&quot;;MONTH([.A2169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30</text:p>
              </table:table-cell>
              <table:table-cell office:value-type="float" office:value="0.0561792813" calcext:value-type="float">
                <text:p>0.0561792813</text:p>
              </table:table-cell>
              <table:table-cell office:value-type="float" office:value="77.75" calcext:value-type="float">
                <text:p>77.75</text:p>
              </table:table-cell>
              <table:table-cell table:formula="of:=CONCATENATE(YEAR([.A2170]);&quot;_&quot;;MONTH([.A2170]))" office:value-type="string" office:string-value="2004_10" calcext:value-type="string">
                <text:p>2004_10</text:p>
              </table:table-cell>
            </table:table-row>
            <table:table-row table:style-name="ro1" table:visibility="collapse">
              <table:table-cell office:value-type="string" calcext:value-type="string">
                <text:p>2004-10-31</text:p>
              </table:table-cell>
              <table:table-cell office:value-type="float" office:value="0.5659143329" calcext:value-type="float">
                <text:p>0.5659143329</text:p>
              </table:table-cell>
              <table:table-cell office:value-type="float" office:value="66.29" calcext:value-type="float">
                <text:p>66.29</text:p>
              </table:table-cell>
              <table:table-cell table:formula="of:=CONCATENATE(YEAR([.A2171]);&quot;_&quot;;MONTH([.A2171]))" office:value-type="string" office:string-value="2004_10" calcext:value-type="string">
                <text:p>2004_10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141:.$B$2171])" office:value-type="float" office:value="111.4988420923" calcext:value-type="float">
              <text:p>111.4988420923</text:p>
            </table:table-cell>
            <table:table-cell/>
            <table:table-cell table:style-name="Result" office:value-type="string" calcext:value-type="string">
              <text:p>2004_10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4-11-01</text:p>
              </table:table-cell>
              <table:table-cell office:value-type="float" office:value="5.3868069649" calcext:value-type="float">
                <text:p>5.3868069649</text:p>
              </table:table-cell>
              <table:table-cell office:value-type="float" office:value="62.08" calcext:value-type="float">
                <text:p>62.08</text:p>
              </table:table-cell>
              <table:table-cell table:formula="of:=CONCATENATE(YEAR([.A2173]);&quot;_&quot;;MONTH([.A2173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02</text:p>
              </table:table-cell>
              <table:table-cell office:value-type="float" office:value="2.4871976376" calcext:value-type="float">
                <text:p>2.4871976376</text:p>
              </table:table-cell>
              <table:table-cell office:value-type="float" office:value="51.57" calcext:value-type="float">
                <text:p>51.57</text:p>
              </table:table-cell>
              <table:table-cell table:formula="of:=CONCATENATE(YEAR([.A2174]);&quot;_&quot;;MONTH([.A2174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03</text:p>
              </table:table-cell>
              <table:table-cell office:value-type="float" office:value="17.0687351227" calcext:value-type="float">
                <text:p>17.0687351227</text:p>
              </table:table-cell>
              <table:table-cell office:value-type="float" office:value="49" calcext:value-type="float">
                <text:p>49</text:p>
              </table:table-cell>
              <table:table-cell table:formula="of:=CONCATENATE(YEAR([.A2175]);&quot;_&quot;;MONTH([.A2175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4.62" calcext:value-type="float">
                <text:p>44.62</text:p>
              </table:table-cell>
              <table:table-cell table:formula="of:=CONCATENATE(YEAR([.A2176]);&quot;_&quot;;MONTH([.A2176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9.78" calcext:value-type="float">
                <text:p>39.78</text:p>
              </table:table-cell>
              <table:table-cell table:formula="of:=CONCATENATE(YEAR([.A2177]);&quot;_&quot;;MONTH([.A2177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06</text:p>
              </table:table-cell>
              <table:table-cell office:value-type="float" office:value="0.1077846065" calcext:value-type="float">
                <text:p>0.1077846065</text:p>
              </table:table-cell>
              <table:table-cell office:value-type="float" office:value="36.56" calcext:value-type="float">
                <text:p>36.56</text:p>
              </table:table-cell>
              <table:table-cell table:formula="of:=CONCATENATE(YEAR([.A2178]);&quot;_&quot;;MONTH([.A2178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07</text:p>
              </table:table-cell>
              <table:table-cell office:value-type="float" office:value="1.1175458431" calcext:value-type="float">
                <text:p>1.1175458431</text:p>
              </table:table-cell>
              <table:table-cell office:value-type="float" office:value="39.76" calcext:value-type="float">
                <text:p>39.76</text:p>
              </table:table-cell>
              <table:table-cell table:formula="of:=CONCATENATE(YEAR([.A2179]);&quot;_&quot;;MONTH([.A2179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08</text:p>
              </table:table-cell>
              <table:table-cell office:value-type="float" office:value="0.3554111123" calcext:value-type="float">
                <text:p>0.3554111123</text:p>
              </table:table-cell>
              <table:table-cell office:value-type="float" office:value="39.31" calcext:value-type="float">
                <text:p>39.31</text:p>
              </table:table-cell>
              <table:table-cell table:formula="of:=CONCATENATE(YEAR([.A2180]);&quot;_&quot;;MONTH([.A2180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09</text:p>
              </table:table-cell>
              <table:table-cell office:value-type="float" office:value="0.6006598473" calcext:value-type="float">
                <text:p>0.6006598473</text:p>
              </table:table-cell>
              <table:table-cell office:value-type="float" office:value="37.5" calcext:value-type="float">
                <text:p>37.5</text:p>
              </table:table-cell>
              <table:table-cell table:formula="of:=CONCATENATE(YEAR([.A2181]);&quot;_&quot;;MONTH([.A2181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10</text:p>
              </table:table-cell>
              <table:table-cell office:value-type="float" office:value="2.9636378288" calcext:value-type="float">
                <text:p>2.9636378288</text:p>
              </table:table-cell>
              <table:table-cell office:value-type="float" office:value="35.19" calcext:value-type="float">
                <text:p>35.19</text:p>
              </table:table-cell>
              <table:table-cell table:formula="of:=CONCATENATE(YEAR([.A2182]);&quot;_&quot;;MONTH([.A2182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11</text:p>
              </table:table-cell>
              <table:table-cell office:value-type="float" office:value="0.2117521167" calcext:value-type="float">
                <text:p>0.2117521167</text:p>
              </table:table-cell>
              <table:table-cell office:value-type="float" office:value="33.36" calcext:value-type="float">
                <text:p>33.36</text:p>
              </table:table-cell>
              <table:table-cell table:formula="of:=CONCATENATE(YEAR([.A2183]);&quot;_&quot;;MONTH([.A2183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12</text:p>
              </table:table-cell>
              <table:table-cell office:value-type="float" office:value="0.7801914811" calcext:value-type="float">
                <text:p>0.7801914811</text:p>
              </table:table-cell>
              <table:table-cell office:value-type="float" office:value="33.53" calcext:value-type="float">
                <text:p>33.53</text:p>
              </table:table-cell>
              <table:table-cell table:formula="of:=CONCATENATE(YEAR([.A2184]);&quot;_&quot;;MONTH([.A2184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13</text:p>
              </table:table-cell>
              <table:table-cell office:value-type="float" office:value="0.2379170954" calcext:value-type="float">
                <text:p>0.2379170954</text:p>
              </table:table-cell>
              <table:table-cell office:value-type="float" office:value="33.53" calcext:value-type="float">
                <text:p>33.53</text:p>
              </table:table-cell>
              <table:table-cell table:formula="of:=CONCATENATE(YEAR([.A2185]);&quot;_&quot;;MONTH([.A2185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4.83" calcext:value-type="float">
                <text:p>34.83</text:p>
              </table:table-cell>
              <table:table-cell table:formula="of:=CONCATENATE(YEAR([.A2186]);&quot;_&quot;;MONTH([.A2186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3.92" calcext:value-type="float">
                <text:p>33.92</text:p>
              </table:table-cell>
              <table:table-cell table:formula="of:=CONCATENATE(YEAR([.A2187]);&quot;_&quot;;MONTH([.A2187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0.7" calcext:value-type="float">
                <text:p>30.7</text:p>
              </table:table-cell>
              <table:table-cell table:formula="of:=CONCATENATE(YEAR([.A2188]);&quot;_&quot;;MONTH([.A2188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9.36" calcext:value-type="float">
                <text:p>29.36</text:p>
              </table:table-cell>
              <table:table-cell table:formula="of:=CONCATENATE(YEAR([.A2189]);&quot;_&quot;;MONTH([.A2189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7.81" calcext:value-type="float">
                <text:p>37.81</text:p>
              </table:table-cell>
              <table:table-cell table:formula="of:=CONCATENATE(YEAR([.A2190]);&quot;_&quot;;MONTH([.A2190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6.82" calcext:value-type="float">
                <text:p>26.82</text:p>
              </table:table-cell>
              <table:table-cell table:formula="of:=CONCATENATE(YEAR([.A2191]);&quot;_&quot;;MONTH([.A2191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6.22" calcext:value-type="float">
                <text:p>26.22</text:p>
              </table:table-cell>
              <table:table-cell table:formula="of:=CONCATENATE(YEAR([.A2192]);&quot;_&quot;;MONTH([.A2192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8.31" calcext:value-type="float">
                <text:p>28.31</text:p>
              </table:table-cell>
              <table:table-cell table:formula="of:=CONCATENATE(YEAR([.A2193]);&quot;_&quot;;MONTH([.A2193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93" calcext:value-type="float">
                <text:p>22.93</text:p>
              </table:table-cell>
              <table:table-cell table:formula="of:=CONCATENATE(YEAR([.A2194]);&quot;_&quot;;MONTH([.A2194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75" calcext:value-type="float">
                <text:p>22.75</text:p>
              </table:table-cell>
              <table:table-cell table:formula="of:=CONCATENATE(YEAR([.A2195]);&quot;_&quot;;MONTH([.A2195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7" calcext:value-type="float">
                <text:p>22.7</text:p>
              </table:table-cell>
              <table:table-cell table:formula="of:=CONCATENATE(YEAR([.A2196]);&quot;_&quot;;MONTH([.A2196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63" calcext:value-type="float">
                <text:p>22.63</text:p>
              </table:table-cell>
              <table:table-cell table:formula="of:=CONCATENATE(YEAR([.A2197]);&quot;_&quot;;MONTH([.A2197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33" calcext:value-type="float">
                <text:p>22.33</text:p>
              </table:table-cell>
              <table:table-cell table:formula="of:=CONCATENATE(YEAR([.A2198]);&quot;_&quot;;MONTH([.A2198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91" calcext:value-type="float">
                <text:p>21.91</text:p>
              </table:table-cell>
              <table:table-cell table:formula="of:=CONCATENATE(YEAR([.A2199]);&quot;_&quot;;MONTH([.A2199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38" calcext:value-type="float">
                <text:p>21.38</text:p>
              </table:table-cell>
              <table:table-cell table:formula="of:=CONCATENATE(YEAR([.A2200]);&quot;_&quot;;MONTH([.A2200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67" calcext:value-type="float">
                <text:p>21.67</text:p>
              </table:table-cell>
              <table:table-cell table:formula="of:=CONCATENATE(YEAR([.A2201]);&quot;_&quot;;MONTH([.A2201]))" office:value-type="string" office:string-value="2004_11" calcext:value-type="string">
                <text:p>2004_11</text:p>
              </table:table-cell>
            </table:table-row>
            <table:table-row table:style-name="ro1" table:visibility="collapse">
              <table:table-cell office:value-type="string" calcext:value-type="string">
                <text:p>2004-1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41" calcext:value-type="float">
                <text:p>21.41</text:p>
              </table:table-cell>
              <table:table-cell table:formula="of:=CONCATENATE(YEAR([.A2202]);&quot;_&quot;;MONTH([.A2202]))" office:value-type="string" office:string-value="2004_11" calcext:value-type="string">
                <text:p>2004_1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173:.$B$2202])" office:value-type="float" office:value="31.3176396564" calcext:value-type="float">
              <text:p>31.3176396564</text:p>
            </table:table-cell>
            <table:table-cell/>
            <table:table-cell table:style-name="Result" office:value-type="string" calcext:value-type="string">
              <text:p>2004_1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4-1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31" calcext:value-type="float">
                <text:p>21.31</text:p>
              </table:table-cell>
              <table:table-cell table:formula="of:=CONCATENATE(YEAR([.A2204]);&quot;_&quot;;MONTH([.A2204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14" calcext:value-type="float">
                <text:p>21.14</text:p>
              </table:table-cell>
              <table:table-cell table:formula="of:=CONCATENATE(YEAR([.A2205]);&quot;_&quot;;MONTH([.A2205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79" calcext:value-type="float">
                <text:p>20.79</text:p>
              </table:table-cell>
              <table:table-cell table:formula="of:=CONCATENATE(YEAR([.A2206]);&quot;_&quot;;MONTH([.A2206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51" calcext:value-type="float">
                <text:p>20.51</text:p>
              </table:table-cell>
              <table:table-cell table:formula="of:=CONCATENATE(YEAR([.A2207]);&quot;_&quot;;MONTH([.A2207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08" calcext:value-type="float">
                <text:p>20.08</text:p>
              </table:table-cell>
              <table:table-cell table:formula="of:=CONCATENATE(YEAR([.A2208]);&quot;_&quot;;MONTH([.A2208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82" calcext:value-type="float">
                <text:p>19.82</text:p>
              </table:table-cell>
              <table:table-cell table:formula="of:=CONCATENATE(YEAR([.A2209]);&quot;_&quot;;MONTH([.A2209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5" calcext:value-type="float">
                <text:p>18.5</text:p>
              </table:table-cell>
              <table:table-cell table:formula="of:=CONCATENATE(YEAR([.A2210]);&quot;_&quot;;MONTH([.A2210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42" calcext:value-type="float">
                <text:p>18.42</text:p>
              </table:table-cell>
              <table:table-cell table:formula="of:=CONCATENATE(YEAR([.A2211]);&quot;_&quot;;MONTH([.A2211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7" calcext:value-type="float">
                <text:p>17.7</text:p>
              </table:table-cell>
              <table:table-cell table:formula="of:=CONCATENATE(YEAR([.A2212]);&quot;_&quot;;MONTH([.A2212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8" calcext:value-type="float">
                <text:p>17.8</text:p>
              </table:table-cell>
              <table:table-cell table:formula="of:=CONCATENATE(YEAR([.A2213]);&quot;_&quot;;MONTH([.A2213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62" calcext:value-type="float">
                <text:p>16.62</text:p>
              </table:table-cell>
              <table:table-cell table:formula="of:=CONCATENATE(YEAR([.A2214]);&quot;_&quot;;MONTH([.A2214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07" calcext:value-type="float">
                <text:p>16.07</text:p>
              </table:table-cell>
              <table:table-cell table:formula="of:=CONCATENATE(YEAR([.A2215]);&quot;_&quot;;MONTH([.A2215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06" calcext:value-type="float">
                <text:p>16.06</text:p>
              </table:table-cell>
              <table:table-cell table:formula="of:=CONCATENATE(YEAR([.A2216]);&quot;_&quot;;MONTH([.A2216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7" calcext:value-type="float">
                <text:p>16.7</text:p>
              </table:table-cell>
              <table:table-cell table:formula="of:=CONCATENATE(YEAR([.A2217]);&quot;_&quot;;MONTH([.A2217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6" calcext:value-type="float">
                <text:p>16.6</text:p>
              </table:table-cell>
              <table:table-cell table:formula="of:=CONCATENATE(YEAR([.A2218]);&quot;_&quot;;MONTH([.A2218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6" calcext:value-type="float">
                <text:p>16.6</text:p>
              </table:table-cell>
              <table:table-cell table:formula="of:=CONCATENATE(YEAR([.A2219]);&quot;_&quot;;MONTH([.A2219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81" calcext:value-type="float">
                <text:p>15.81</text:p>
              </table:table-cell>
              <table:table-cell table:formula="of:=CONCATENATE(YEAR([.A2220]);&quot;_&quot;;MONTH([.A2220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2" calcext:value-type="float">
                <text:p>16.2</text:p>
              </table:table-cell>
              <table:table-cell table:formula="of:=CONCATENATE(YEAR([.A2221]);&quot;_&quot;;MONTH([.A2221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8" calcext:value-type="float">
                <text:p>15.8</text:p>
              </table:table-cell>
              <table:table-cell table:formula="of:=CONCATENATE(YEAR([.A2222]);&quot;_&quot;;MONTH([.A2222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36" calcext:value-type="float">
                <text:p>15.36</text:p>
              </table:table-cell>
              <table:table-cell table:formula="of:=CONCATENATE(YEAR([.A2223]);&quot;_&quot;;MONTH([.A2223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9" calcext:value-type="float">
                <text:p>14.9</text:p>
              </table:table-cell>
              <table:table-cell table:formula="of:=CONCATENATE(YEAR([.A2224]);&quot;_&quot;;MONTH([.A2224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41" calcext:value-type="float">
                <text:p>14.41</text:p>
              </table:table-cell>
              <table:table-cell table:formula="of:=CONCATENATE(YEAR([.A2225]);&quot;_&quot;;MONTH([.A2225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68" calcext:value-type="float">
                <text:p>13.68</text:p>
              </table:table-cell>
              <table:table-cell table:formula="of:=CONCATENATE(YEAR([.A2226]);&quot;_&quot;;MONTH([.A2226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24" calcext:value-type="float">
                <text:p>13.24</text:p>
              </table:table-cell>
              <table:table-cell table:formula="of:=CONCATENATE(YEAR([.A2227]);&quot;_&quot;;MONTH([.A2227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03" calcext:value-type="float">
                <text:p>13.03</text:p>
              </table:table-cell>
              <table:table-cell table:formula="of:=CONCATENATE(YEAR([.A2228]);&quot;_&quot;;MONTH([.A2228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55" calcext:value-type="float">
                <text:p>12.55</text:p>
              </table:table-cell>
              <table:table-cell table:formula="of:=CONCATENATE(YEAR([.A2229]);&quot;_&quot;;MONTH([.A2229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97" calcext:value-type="float">
                <text:p>12.97</text:p>
              </table:table-cell>
              <table:table-cell table:formula="of:=CONCATENATE(YEAR([.A2230]);&quot;_&quot;;MONTH([.A2230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48" calcext:value-type="float">
                <text:p>12.48</text:p>
              </table:table-cell>
              <table:table-cell table:formula="of:=CONCATENATE(YEAR([.A2231]);&quot;_&quot;;MONTH([.A2231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03" calcext:value-type="float">
                <text:p>12.03</text:p>
              </table:table-cell>
              <table:table-cell table:formula="of:=CONCATENATE(YEAR([.A2232]);&quot;_&quot;;MONTH([.A2232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52" calcext:value-type="float">
                <text:p>11.52</text:p>
              </table:table-cell>
              <table:table-cell table:formula="of:=CONCATENATE(YEAR([.A2233]);&quot;_&quot;;MONTH([.A2233]))" office:value-type="string" office:string-value="2004_12" calcext:value-type="string">
                <text:p>2004_12</text:p>
              </table:table-cell>
            </table:table-row>
            <table:table-row table:style-name="ro1" table:visibility="collapse">
              <table:table-cell office:value-type="string" calcext:value-type="string">
                <text:p>2004-12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88" calcext:value-type="float">
                <text:p>11.88</text:p>
              </table:table-cell>
              <table:table-cell table:formula="of:=CONCATENATE(YEAR([.A2234]);&quot;_&quot;;MONTH([.A2234]))" office:value-type="string" office:string-value="2004_12" calcext:value-type="string">
                <text:p>2004_1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204:.$B$2234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2004_1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4-0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755" calcext:value-type="float">
                <text:p>6.755</text:p>
              </table:table-cell>
              <table:table-cell table:formula="of:=CONCATENATE(YEAR([.A2236]);&quot;_&quot;;MONTH([.A2236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02</text:p>
              </table:table-cell>
              <table:table-cell office:value-type="float" office:value="0.0507707782" calcext:value-type="float">
                <text:p>0.0507707782</text:p>
              </table:table-cell>
              <table:table-cell office:value-type="float" office:value="6.755" calcext:value-type="float">
                <text:p>6.755</text:p>
              </table:table-cell>
              <table:table-cell table:formula="of:=CONCATENATE(YEAR([.A2237]);&quot;_&quot;;MONTH([.A2237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755" calcext:value-type="float">
                <text:p>6.755</text:p>
              </table:table-cell>
              <table:table-cell table:formula="of:=CONCATENATE(YEAR([.A2238]);&quot;_&quot;;MONTH([.A2238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638" calcext:value-type="float">
                <text:p>6.638</text:p>
              </table:table-cell>
              <table:table-cell table:formula="of:=CONCATENATE(YEAR([.A2239]);&quot;_&quot;;MONTH([.A2239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522" calcext:value-type="float">
                <text:p>6.522</text:p>
              </table:table-cell>
              <table:table-cell table:formula="of:=CONCATENATE(YEAR([.A2240]);&quot;_&quot;;MONTH([.A2240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407" calcext:value-type="float">
                <text:p>6.407</text:p>
              </table:table-cell>
              <table:table-cell table:formula="of:=CONCATENATE(YEAR([.A2241]);&quot;_&quot;;MONTH([.A2241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407" calcext:value-type="float">
                <text:p>6.407</text:p>
              </table:table-cell>
              <table:table-cell table:formula="of:=CONCATENATE(YEAR([.A2242]);&quot;_&quot;;MONTH([.A2242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332" calcext:value-type="float">
                <text:p>6.332</text:p>
              </table:table-cell>
              <table:table-cell table:formula="of:=CONCATENATE(YEAR([.A2243]);&quot;_&quot;;MONTH([.A2243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183" calcext:value-type="float">
                <text:p>6.183</text:p>
              </table:table-cell>
              <table:table-cell table:formula="of:=CONCATENATE(YEAR([.A2244]);&quot;_&quot;;MONTH([.A2244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183" calcext:value-type="float">
                <text:p>6.183</text:p>
              </table:table-cell>
              <table:table-cell table:formula="of:=CONCATENATE(YEAR([.A2245]);&quot;_&quot;;MONTH([.A2245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072" calcext:value-type="float">
                <text:p>6.072</text:p>
              </table:table-cell>
              <table:table-cell table:formula="of:=CONCATENATE(YEAR([.A2246]);&quot;_&quot;;MONTH([.A2246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963" calcext:value-type="float">
                <text:p>5.963</text:p>
              </table:table-cell>
              <table:table-cell table:formula="of:=CONCATENATE(YEAR([.A2247]);&quot;_&quot;;MONTH([.A2247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856" calcext:value-type="float">
                <text:p>5.856</text:p>
              </table:table-cell>
              <table:table-cell table:formula="of:=CONCATENATE(YEAR([.A2248]);&quot;_&quot;;MONTH([.A2248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856" calcext:value-type="float">
                <text:p>5.856</text:p>
              </table:table-cell>
              <table:table-cell table:formula="of:=CONCATENATE(YEAR([.A2249]);&quot;_&quot;;MONTH([.A2249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75" calcext:value-type="float">
                <text:p>5.75</text:p>
              </table:table-cell>
              <table:table-cell table:formula="of:=CONCATENATE(YEAR([.A2250]);&quot;_&quot;;MONTH([.A2250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75" calcext:value-type="float">
                <text:p>5.75</text:p>
              </table:table-cell>
              <table:table-cell table:formula="of:=CONCATENATE(YEAR([.A2251]);&quot;_&quot;;MONTH([.A2251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75" calcext:value-type="float">
                <text:p>5.75</text:p>
              </table:table-cell>
              <table:table-cell table:formula="of:=CONCATENATE(YEAR([.A2252]);&quot;_&quot;;MONTH([.A2252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645" calcext:value-type="float">
                <text:p>5.645</text:p>
              </table:table-cell>
              <table:table-cell table:formula="of:=CONCATENATE(YEAR([.A2253]);&quot;_&quot;;MONTH([.A2253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541" calcext:value-type="float">
                <text:p>5.541</text:p>
              </table:table-cell>
              <table:table-cell table:formula="of:=CONCATENATE(YEAR([.A2254]);&quot;_&quot;;MONTH([.A2254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439" calcext:value-type="float">
                <text:p>5.439</text:p>
              </table:table-cell>
              <table:table-cell table:formula="of:=CONCATENATE(YEAR([.A2255]);&quot;_&quot;;MONTH([.A2255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239" calcext:value-type="float">
                <text:p>5.239</text:p>
              </table:table-cell>
              <table:table-cell table:formula="of:=CONCATENATE(YEAR([.A2256]);&quot;_&quot;;MONTH([.A2256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4" calcext:value-type="float">
                <text:p>5.14</text:p>
              </table:table-cell>
              <table:table-cell table:formula="of:=CONCATENATE(YEAR([.A2257]);&quot;_&quot;;MONTH([.A2257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4" calcext:value-type="float">
                <text:p>5.14</text:p>
              </table:table-cell>
              <table:table-cell table:formula="of:=CONCATENATE(YEAR([.A2258]);&quot;_&quot;;MONTH([.A2258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043" calcext:value-type="float">
                <text:p>5.043</text:p>
              </table:table-cell>
              <table:table-cell table:formula="of:=CONCATENATE(YEAR([.A2259]);&quot;_&quot;;MONTH([.A2259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948" calcext:value-type="float">
                <text:p>4.948</text:p>
              </table:table-cell>
              <table:table-cell table:formula="of:=CONCATENATE(YEAR([.A2260]);&quot;_&quot;;MONTH([.A2260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948" calcext:value-type="float">
                <text:p>4.948</text:p>
              </table:table-cell>
              <table:table-cell table:formula="of:=CONCATENATE(YEAR([.A2261]);&quot;_&quot;;MONTH([.A2261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854" calcext:value-type="float">
                <text:p>4.854</text:p>
              </table:table-cell>
              <table:table-cell table:formula="of:=CONCATENATE(YEAR([.A2262]);&quot;_&quot;;MONTH([.A2262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58" calcext:value-type="float">
                <text:p>4.58</text:p>
              </table:table-cell>
              <table:table-cell table:formula="of:=CONCATENATE(YEAR([.A2263]);&quot;_&quot;;MONTH([.A2263]))" office:value-type="string" office:string-value="2004_2" calcext:value-type="string">
                <text:p>2004_2</text:p>
              </table:table-cell>
            </table:table-row>
            <table:table-row table:style-name="ro1" table:visibility="collapse">
              <table:table-cell office:value-type="string" calcext:value-type="string">
                <text:p>2004-02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58" calcext:value-type="float">
                <text:p>4.58</text:p>
              </table:table-cell>
              <table:table-cell table:formula="of:=CONCATENATE(YEAR([.A2264]);&quot;_&quot;;MONTH([.A2264]))" office:value-type="string" office:string-value="2004_2" calcext:value-type="string">
                <text:p>2004_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236:.$B$2264])" office:value-type="float" office:value="0.0507707782" calcext:value-type="float">
              <text:p>0.0507707782</text:p>
            </table:table-cell>
            <table:table-cell/>
            <table:table-cell table:style-name="Result" office:value-type="string" calcext:value-type="string">
              <text:p>2004_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4-03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491" calcext:value-type="float">
                <text:p>4.491</text:p>
              </table:table-cell>
              <table:table-cell table:formula="of:=CONCATENATE(YEAR([.A2266]);&quot;_&quot;;MONTH([.A2266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403" calcext:value-type="float">
                <text:p>4.403</text:p>
              </table:table-cell>
              <table:table-cell table:formula="of:=CONCATENATE(YEAR([.A2267]);&quot;_&quot;;MONTH([.A2267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346" calcext:value-type="float">
                <text:p>4.346</text:p>
              </table:table-cell>
              <table:table-cell table:formula="of:=CONCATENATE(YEAR([.A2268]);&quot;_&quot;;MONTH([.A2268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33" calcext:value-type="float">
                <text:p>4.233</text:p>
              </table:table-cell>
              <table:table-cell table:formula="of:=CONCATENATE(YEAR([.A2269]);&quot;_&quot;;MONTH([.A2269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05" calcext:value-type="float">
                <text:p>4.205</text:p>
              </table:table-cell>
              <table:table-cell table:formula="of:=CONCATENATE(YEAR([.A2270]);&quot;_&quot;;MONTH([.A2270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149" calcext:value-type="float">
                <text:p>4.149</text:p>
              </table:table-cell>
              <table:table-cell table:formula="of:=CONCATENATE(YEAR([.A2271]);&quot;_&quot;;MONTH([.A2271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095" calcext:value-type="float">
                <text:p>4.095</text:p>
              </table:table-cell>
              <table:table-cell table:formula="of:=CONCATENATE(YEAR([.A2272]);&quot;_&quot;;MONTH([.A2272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067" calcext:value-type="float">
                <text:p>4.067</text:p>
              </table:table-cell>
              <table:table-cell table:formula="of:=CONCATENATE(YEAR([.A2273]);&quot;_&quot;;MONTH([.A2273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041" calcext:value-type="float">
                <text:p>4.041</text:p>
              </table:table-cell>
              <table:table-cell table:formula="of:=CONCATENATE(YEAR([.A2274]);&quot;_&quot;;MONTH([.A2274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96" calcext:value-type="float">
                <text:p>3.96</text:p>
              </table:table-cell>
              <table:table-cell table:formula="of:=CONCATENATE(YEAR([.A2275]);&quot;_&quot;;MONTH([.A2275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856" calcext:value-type="float">
                <text:p>3.856</text:p>
              </table:table-cell>
              <table:table-cell table:formula="of:=CONCATENATE(YEAR([.A2276]);&quot;_&quot;;MONTH([.A2276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83" calcext:value-type="float">
                <text:p>3.83</text:p>
              </table:table-cell>
              <table:table-cell table:formula="of:=CONCATENATE(YEAR([.A2277]);&quot;_&quot;;MONTH([.A2277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753" calcext:value-type="float">
                <text:p>3.753</text:p>
              </table:table-cell>
              <table:table-cell table:formula="of:=CONCATENATE(YEAR([.A2278]);&quot;_&quot;;MONTH([.A2278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753" calcext:value-type="float">
                <text:p>3.753</text:p>
              </table:table-cell>
              <table:table-cell table:formula="of:=CONCATENATE(YEAR([.A2279]);&quot;_&quot;;MONTH([.A2279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703" calcext:value-type="float">
                <text:p>3.703</text:p>
              </table:table-cell>
              <table:table-cell table:formula="of:=CONCATENATE(YEAR([.A2280]);&quot;_&quot;;MONTH([.A2280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78" calcext:value-type="float">
                <text:p>3.678</text:p>
              </table:table-cell>
              <table:table-cell table:formula="of:=CONCATENATE(YEAR([.A2281]);&quot;_&quot;;MONTH([.A2281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78" calcext:value-type="float">
                <text:p>3.678</text:p>
              </table:table-cell>
              <table:table-cell table:formula="of:=CONCATENATE(YEAR([.A2282]);&quot;_&quot;;MONTH([.A2282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04" calcext:value-type="float">
                <text:p>3.604</text:p>
              </table:table-cell>
              <table:table-cell table:formula="of:=CONCATENATE(YEAR([.A2283]);&quot;_&quot;;MONTH([.A2283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04" calcext:value-type="float">
                <text:p>3.604</text:p>
              </table:table-cell>
              <table:table-cell table:formula="of:=CONCATENATE(YEAR([.A2284]);&quot;_&quot;;MONTH([.A2284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04" calcext:value-type="float">
                <text:p>3.604</text:p>
              </table:table-cell>
              <table:table-cell table:formula="of:=CONCATENATE(YEAR([.A2285]);&quot;_&quot;;MONTH([.A2285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04" calcext:value-type="float">
                <text:p>3.604</text:p>
              </table:table-cell>
              <table:table-cell table:formula="of:=CONCATENATE(YEAR([.A2286]);&quot;_&quot;;MONTH([.A2286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46" calcext:value-type="float">
                <text:p>3.46</text:p>
              </table:table-cell>
              <table:table-cell table:formula="of:=CONCATENATE(YEAR([.A2287]);&quot;_&quot;;MONTH([.A2287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46" calcext:value-type="float">
                <text:p>3.46</text:p>
              </table:table-cell>
              <table:table-cell table:formula="of:=CONCATENATE(YEAR([.A2288]);&quot;_&quot;;MONTH([.A2288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46" calcext:value-type="float">
                <text:p>3.46</text:p>
              </table:table-cell>
              <table:table-cell table:formula="of:=CONCATENATE(YEAR([.A2289]);&quot;_&quot;;MONTH([.A2289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46" calcext:value-type="float">
                <text:p>3.46</text:p>
              </table:table-cell>
              <table:table-cell table:formula="of:=CONCATENATE(YEAR([.A2290]);&quot;_&quot;;MONTH([.A2290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26</text:p>
              </table:table-cell>
              <table:table-cell office:value-type="float" office:value="0.1576244682" calcext:value-type="float">
                <text:p>0.1576244682</text:p>
              </table:table-cell>
              <table:table-cell office:value-type="float" office:value="3.39" calcext:value-type="float">
                <text:p>3.39</text:p>
              </table:table-cell>
              <table:table-cell table:formula="of:=CONCATENATE(YEAR([.A2291]);&quot;_&quot;;MONTH([.A2291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39" calcext:value-type="float">
                <text:p>3.39</text:p>
              </table:table-cell>
              <table:table-cell table:formula="of:=CONCATENATE(YEAR([.A2292]);&quot;_&quot;;MONTH([.A2292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39" calcext:value-type="float">
                <text:p>3.39</text:p>
              </table:table-cell>
              <table:table-cell table:formula="of:=CONCATENATE(YEAR([.A2293]);&quot;_&quot;;MONTH([.A2293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39" calcext:value-type="float">
                <text:p>3.39</text:p>
              </table:table-cell>
              <table:table-cell table:formula="of:=CONCATENATE(YEAR([.A2294]);&quot;_&quot;;MONTH([.A2294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30</text:p>
              </table:table-cell>
              <table:table-cell office:value-type="float" office:value="3.1263978481" calcext:value-type="float">
                <text:p>3.1263978481</text:p>
              </table:table-cell>
              <table:table-cell office:value-type="float" office:value="5.36" calcext:value-type="float">
                <text:p>5.36</text:p>
              </table:table-cell>
              <table:table-cell table:formula="of:=CONCATENATE(YEAR([.A2295]);&quot;_&quot;;MONTH([.A2295]))" office:value-type="string" office:string-value="2004_3" calcext:value-type="string">
                <text:p>2004_3</text:p>
              </table:table-cell>
            </table:table-row>
            <table:table-row table:style-name="ro1" table:visibility="collapse">
              <table:table-cell office:value-type="string" calcext:value-type="string">
                <text:p>2004-03-31</text:p>
              </table:table-cell>
              <table:table-cell office:value-type="float" office:value="0.2294822335" calcext:value-type="float">
                <text:p>0.2294822335</text:p>
              </table:table-cell>
              <table:table-cell office:value-type="float" office:value="3.755" calcext:value-type="float">
                <text:p>3.755</text:p>
              </table:table-cell>
              <table:table-cell table:formula="of:=CONCATENATE(YEAR([.A2296]);&quot;_&quot;;MONTH([.A2296]))" office:value-type="string" office:string-value="2004_3" calcext:value-type="string">
                <text:p>2004_3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266:.$B$2296])" office:value-type="float" office:value="3.5135045498" calcext:value-type="float">
              <text:p>3.5135045498</text:p>
            </table:table-cell>
            <table:table-cell/>
            <table:table-cell table:style-name="Result" office:value-type="string" calcext:value-type="string">
              <text:p>2004_3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4-04-01</text:p>
              </table:table-cell>
              <table:table-cell office:value-type="float" office:value="7.402908802" calcext:value-type="float">
                <text:p>7.402908802</text:p>
              </table:table-cell>
              <table:table-cell office:value-type="float" office:value="3.532" calcext:value-type="float">
                <text:p>3.532</text:p>
              </table:table-cell>
              <table:table-cell table:formula="of:=CONCATENATE(YEAR([.A2298]);&quot;_&quot;;MONTH([.A2298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02</text:p>
              </table:table-cell>
              <table:table-cell office:value-type="float" office:value="2.9583752155" calcext:value-type="float">
                <text:p>2.9583752155</text:p>
              </table:table-cell>
              <table:table-cell office:value-type="float" office:value="3.83" calcext:value-type="float">
                <text:p>3.83</text:p>
              </table:table-cell>
              <table:table-cell table:formula="of:=CONCATENATE(YEAR([.A2299]);&quot;_&quot;;MONTH([.A2299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03</text:p>
              </table:table-cell>
              <table:table-cell office:value-type="float" office:value="0.3764904439" calcext:value-type="float">
                <text:p>0.3764904439</text:p>
              </table:table-cell>
              <table:table-cell office:value-type="float" office:value="3.728" calcext:value-type="float">
                <text:p>3.728</text:p>
              </table:table-cell>
              <table:table-cell table:formula="of:=CONCATENATE(YEAR([.A2300]);&quot;_&quot;;MONTH([.A2300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04</text:p>
              </table:table-cell>
              <table:table-cell office:value-type="float" office:value="1.3956729174" calcext:value-type="float">
                <text:p>1.3956729174</text:p>
              </table:table-cell>
              <table:table-cell office:value-type="float" office:value="3.556" calcext:value-type="float">
                <text:p>3.556</text:p>
              </table:table-cell>
              <table:table-cell table:formula="of:=CONCATENATE(YEAR([.A2301]);&quot;_&quot;;MONTH([.A2301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05</text:p>
              </table:table-cell>
              <table:table-cell office:value-type="float" office:value="3.1995391846" calcext:value-type="float">
                <text:p>3.1995391846</text:p>
              </table:table-cell>
              <table:table-cell office:value-type="float" office:value="3.937" calcext:value-type="float">
                <text:p>3.937</text:p>
              </table:table-cell>
              <table:table-cell table:formula="of:=CONCATENATE(YEAR([.A2302]);&quot;_&quot;;MONTH([.A2302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556" calcext:value-type="float">
                <text:p>3.556</text:p>
              </table:table-cell>
              <table:table-cell table:formula="of:=CONCATENATE(YEAR([.A2303]);&quot;_&quot;;MONTH([.A2303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07</text:p>
              </table:table-cell>
              <table:table-cell office:value-type="float" office:value="2.9964466095" calcext:value-type="float">
                <text:p>2.9964466095</text:p>
              </table:table-cell>
              <table:table-cell office:value-type="float" office:value="3.531" calcext:value-type="float">
                <text:p>3.531</text:p>
              </table:table-cell>
              <table:table-cell table:formula="of:=CONCATENATE(YEAR([.A2304]);&quot;_&quot;;MONTH([.A2304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08</text:p>
              </table:table-cell>
              <table:table-cell office:value-type="float" office:value="0.2069541067" calcext:value-type="float">
                <text:p>0.2069541067</text:p>
              </table:table-cell>
              <table:table-cell office:value-type="float" office:value="3.414" calcext:value-type="float">
                <text:p>3.414</text:p>
              </table:table-cell>
              <table:table-cell table:formula="of:=CONCATENATE(YEAR([.A2305]);&quot;_&quot;;MONTH([.A2305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322" calcext:value-type="float">
                <text:p>3.322</text:p>
              </table:table-cell>
              <table:table-cell table:formula="of:=CONCATENATE(YEAR([.A2306]);&quot;_&quot;;MONTH([.A2306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299" calcext:value-type="float">
                <text:p>3.299</text:p>
              </table:table-cell>
              <table:table-cell table:formula="of:=CONCATENATE(YEAR([.A2307]);&quot;_&quot;;MONTH([.A2307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991" calcext:value-type="float">
                <text:p>3.991</text:p>
              </table:table-cell>
              <table:table-cell table:formula="of:=CONCATENATE(YEAR([.A2308]);&quot;_&quot;;MONTH([.A2308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459" calcext:value-type="float">
                <text:p>7.459</text:p>
              </table:table-cell>
              <table:table-cell table:formula="of:=CONCATENATE(YEAR([.A2309]);&quot;_&quot;;MONTH([.A2309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048" calcext:value-type="float">
                <text:p>6.048</text:p>
              </table:table-cell>
              <table:table-cell table:formula="of:=CONCATENATE(YEAR([.A2310]);&quot;_&quot;;MONTH([.A2310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786" calcext:value-type="float">
                <text:p>5.786</text:p>
              </table:table-cell>
              <table:table-cell table:formula="of:=CONCATENATE(YEAR([.A2311]);&quot;_&quot;;MONTH([.A2311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206" calcext:value-type="float">
                <text:p>5.206</text:p>
              </table:table-cell>
              <table:table-cell table:formula="of:=CONCATENATE(YEAR([.A2312]);&quot;_&quot;;MONTH([.A2312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041" calcext:value-type="float">
                <text:p>4.041</text:p>
              </table:table-cell>
              <table:table-cell table:formula="of:=CONCATENATE(YEAR([.A2313]);&quot;_&quot;;MONTH([.A2313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856" calcext:value-type="float">
                <text:p>3.856</text:p>
              </table:table-cell>
              <table:table-cell table:formula="of:=CONCATENATE(YEAR([.A2314]);&quot;_&quot;;MONTH([.A2314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556" calcext:value-type="float">
                <text:p>3.556</text:p>
              </table:table-cell>
              <table:table-cell table:formula="of:=CONCATENATE(YEAR([.A2315]);&quot;_&quot;;MONTH([.A2315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414" calcext:value-type="float">
                <text:p>3.414</text:p>
              </table:table-cell>
              <table:table-cell table:formula="of:=CONCATENATE(YEAR([.A2316]);&quot;_&quot;;MONTH([.A2316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255" calcext:value-type="float">
                <text:p>3.255</text:p>
              </table:table-cell>
              <table:table-cell table:formula="of:=CONCATENATE(YEAR([.A2317]);&quot;_&quot;;MONTH([.A2317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02" calcext:value-type="float">
                <text:p>3.02</text:p>
              </table:table-cell>
              <table:table-cell table:formula="of:=CONCATENATE(YEAR([.A2318]);&quot;_&quot;;MONTH([.A2318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22</text:p>
              </table:table-cell>
              <table:table-cell office:value-type="float" office:value="0.747830987" calcext:value-type="float">
                <text:p>0.747830987</text:p>
              </table:table-cell>
              <table:table-cell office:value-type="float" office:value="2.939" calcext:value-type="float">
                <text:p>2.939</text:p>
              </table:table-cell>
              <table:table-cell table:formula="of:=CONCATENATE(YEAR([.A2319]);&quot;_&quot;;MONTH([.A2319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23</text:p>
              </table:table-cell>
              <table:table-cell office:value-type="float" office:value="0.6827930808" calcext:value-type="float">
                <text:p>0.6827930808</text:p>
              </table:table-cell>
              <table:table-cell office:value-type="float" office:value="2.861" calcext:value-type="float">
                <text:p>2.861</text:p>
              </table:table-cell>
              <table:table-cell table:formula="of:=CONCATENATE(YEAR([.A2320]);&quot;_&quot;;MONTH([.A2320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24</text:p>
              </table:table-cell>
              <table:table-cell office:value-type="float" office:value="0.2524283826" calcext:value-type="float">
                <text:p>0.2524283826</text:p>
              </table:table-cell>
              <table:table-cell office:value-type="float" office:value="2.693" calcext:value-type="float">
                <text:p>2.693</text:p>
              </table:table-cell>
              <table:table-cell table:formula="of:=CONCATENATE(YEAR([.A2321]);&quot;_&quot;;MONTH([.A2321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25</text:p>
              </table:table-cell>
              <table:table-cell office:value-type="float" office:value="0.1417752653" calcext:value-type="float">
                <text:p>0.1417752653</text:p>
              </table:table-cell>
              <table:table-cell office:value-type="float" office:value="2.64" calcext:value-type="float">
                <text:p>2.64</text:p>
              </table:table-cell>
              <table:table-cell table:formula="of:=CONCATENATE(YEAR([.A2322]);&quot;_&quot;;MONTH([.A2322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26</text:p>
              </table:table-cell>
              <table:table-cell office:value-type="float" office:value="1.1870253086" calcext:value-type="float">
                <text:p>1.1870253086</text:p>
              </table:table-cell>
              <table:table-cell office:value-type="float" office:value="2.505" calcext:value-type="float">
                <text:p>2.505</text:p>
              </table:table-cell>
              <table:table-cell table:formula="of:=CONCATENATE(YEAR([.A2323]);&quot;_&quot;;MONTH([.A2323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27</text:p>
              </table:table-cell>
              <table:table-cell office:value-type="float" office:value="0.9706538916" calcext:value-type="float">
                <text:p>0.9706538916</text:p>
              </table:table-cell>
              <table:table-cell office:value-type="float" office:value="2.505" calcext:value-type="float">
                <text:p>2.505</text:p>
              </table:table-cell>
              <table:table-cell table:formula="of:=CONCATENATE(YEAR([.A2324]);&quot;_&quot;;MONTH([.A2324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505" calcext:value-type="float">
                <text:p>2.505</text:p>
              </table:table-cell>
              <table:table-cell table:formula="of:=CONCATENATE(YEAR([.A2325]);&quot;_&quot;;MONTH([.A2325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505" calcext:value-type="float">
                <text:p>2.505</text:p>
              </table:table-cell>
              <table:table-cell table:formula="of:=CONCATENATE(YEAR([.A2326]);&quot;_&quot;;MONTH([.A2326]))" office:value-type="string" office:string-value="2004_4" calcext:value-type="string">
                <text:p>2004_4</text:p>
              </table:table-cell>
            </table:table-row>
            <table:table-row table:style-name="ro1" table:visibility="collapse">
              <table:table-cell office:value-type="string" calcext:value-type="string">
                <text:p>2004-04-30</text:p>
              </table:table-cell>
              <table:table-cell office:value-type="float" office:value="1.3926427364" calcext:value-type="float">
                <text:p>1.3926427364</text:p>
              </table:table-cell>
              <table:table-cell office:value-type="float" office:value="2.457" calcext:value-type="float">
                <text:p>2.457</text:p>
              </table:table-cell>
              <table:table-cell table:formula="of:=CONCATENATE(YEAR([.A2327]);&quot;_&quot;;MONTH([.A2327]))" office:value-type="string" office:string-value="2004_4" calcext:value-type="string">
                <text:p>2004_4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298:.$B$2327])" office:value-type="float" office:value="23.9115369319" calcext:value-type="float">
              <text:p>23.9115369319</text:p>
            </table:table-cell>
            <table:table-cell/>
            <table:table-cell table:style-name="Result" office:value-type="string" calcext:value-type="string">
              <text:p>2004_4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4-05-01</text:p>
              </table:table-cell>
              <table:table-cell office:value-type="float" office:value="1.5729174614" calcext:value-type="float">
                <text:p>1.5729174614</text:p>
              </table:table-cell>
              <table:table-cell office:value-type="float" office:value="2.441" calcext:value-type="float">
                <text:p>2.441</text:p>
              </table:table-cell>
              <table:table-cell table:formula="of:=CONCATENATE(YEAR([.A2329]);&quot;_&quot;;MONTH([.A2329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02</text:p>
              </table:table-cell>
              <table:table-cell office:value-type="float" office:value="3.556167841" calcext:value-type="float">
                <text:p>3.556167841</text:p>
              </table:table-cell>
              <table:table-cell office:value-type="float" office:value="2.41" calcext:value-type="float">
                <text:p>2.41</text:p>
              </table:table-cell>
              <table:table-cell table:formula="of:=CONCATENATE(YEAR([.A2330]);&quot;_&quot;;MONTH([.A2330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03</text:p>
              </table:table-cell>
              <table:table-cell office:value-type="float" office:value="0.3523874879" calcext:value-type="float">
                <text:p>0.3523874879</text:p>
              </table:table-cell>
              <table:table-cell office:value-type="float" office:value="2.379" calcext:value-type="float">
                <text:p>2.379</text:p>
              </table:table-cell>
              <table:table-cell table:formula="of:=CONCATENATE(YEAR([.A2331]);&quot;_&quot;;MONTH([.A2331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04</text:p>
              </table:table-cell>
              <table:table-cell office:value-type="float" office:value="1.3314843178" calcext:value-type="float">
                <text:p>1.3314843178</text:p>
              </table:table-cell>
              <table:table-cell office:value-type="float" office:value="2.32" calcext:value-type="float">
                <text:p>2.32</text:p>
              </table:table-cell>
              <table:table-cell table:formula="of:=CONCATENATE(YEAR([.A2332]);&quot;_&quot;;MONTH([.A2332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05</text:p>
              </table:table-cell>
              <table:table-cell office:value-type="float" office:value="9.8033056259" calcext:value-type="float">
                <text:p>9.8033056259</text:p>
              </table:table-cell>
              <table:table-cell office:value-type="float" office:value="2.222" calcext:value-type="float">
                <text:p>2.222</text:p>
              </table:table-cell>
              <table:table-cell table:formula="of:=CONCATENATE(YEAR([.A2333]);&quot;_&quot;;MONTH([.A2333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06</text:p>
              </table:table-cell>
              <table:table-cell office:value-type="float" office:value="4.2220492363" calcext:value-type="float">
                <text:p>4.2220492363</text:p>
              </table:table-cell>
              <table:table-cell office:value-type="float" office:value="2.144" calcext:value-type="float">
                <text:p>2.144</text:p>
              </table:table-cell>
              <table:table-cell table:formula="of:=CONCATENATE(YEAR([.A2334]);&quot;_&quot;;MONTH([.A2334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07</text:p>
              </table:table-cell>
              <table:table-cell office:value-type="float" office:value="8.1591415405" calcext:value-type="float">
                <text:p>8.1591415405</text:p>
              </table:table-cell>
              <table:table-cell office:value-type="float" office:value="2.157" calcext:value-type="float">
                <text:p>2.157</text:p>
              </table:table-cell>
              <table:table-cell table:formula="of:=CONCATENATE(YEAR([.A2335]);&quot;_&quot;;MONTH([.A2335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08</text:p>
              </table:table-cell>
              <table:table-cell office:value-type="float" office:value="4.3725004196" calcext:value-type="float">
                <text:p>4.3725004196</text:p>
              </table:table-cell>
              <table:table-cell office:value-type="float" office:value="2.252" calcext:value-type="float">
                <text:p>2.252</text:p>
              </table:table-cell>
              <table:table-cell table:formula="of:=CONCATENATE(YEAR([.A2336]);&quot;_&quot;;MONTH([.A2336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09</text:p>
              </table:table-cell>
              <table:table-cell office:value-type="float" office:value="7.4663968086" calcext:value-type="float">
                <text:p>7.4663968086</text:p>
              </table:table-cell>
              <table:table-cell office:value-type="float" office:value="2.731" calcext:value-type="float">
                <text:p>2.731</text:p>
              </table:table-cell>
              <table:table-cell table:formula="of:=CONCATENATE(YEAR([.A2337]);&quot;_&quot;;MONTH([.A2337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10</text:p>
              </table:table-cell>
              <table:table-cell office:value-type="float" office:value="10.013463974" calcext:value-type="float">
                <text:p>10.013463974</text:p>
              </table:table-cell>
              <table:table-cell office:value-type="float" office:value="2.693" calcext:value-type="float">
                <text:p>2.693</text:p>
              </table:table-cell>
              <table:table-cell table:formula="of:=CONCATENATE(YEAR([.A2338]);&quot;_&quot;;MONTH([.A2338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11</text:p>
              </table:table-cell>
              <table:table-cell office:value-type="float" office:value="0.827378571" calcext:value-type="float">
                <text:p>0.827378571</text:p>
              </table:table-cell>
              <table:table-cell office:value-type="float" office:value="2.623" calcext:value-type="float">
                <text:p>2.623</text:p>
              </table:table-cell>
              <table:table-cell table:formula="of:=CONCATENATE(YEAR([.A2339]);&quot;_&quot;;MONTH([.A2339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12</text:p>
              </table:table-cell>
              <table:table-cell office:value-type="float" office:value="1.8113329411" calcext:value-type="float">
                <text:p>1.8113329411</text:p>
              </table:table-cell>
              <table:table-cell office:value-type="float" office:value="2.521" calcext:value-type="float">
                <text:p>2.521</text:p>
              </table:table-cell>
              <table:table-cell table:formula="of:=CONCATENATE(YEAR([.A2340]);&quot;_&quot;;MONTH([.A2340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13</text:p>
              </table:table-cell>
              <table:table-cell office:value-type="float" office:value="1.361014843" calcext:value-type="float">
                <text:p>1.361014843</text:p>
              </table:table-cell>
              <table:table-cell office:value-type="float" office:value="2.505" calcext:value-type="float">
                <text:p>2.505</text:p>
              </table:table-cell>
              <table:table-cell table:formula="of:=CONCATENATE(YEAR([.A2341]);&quot;_&quot;;MONTH([.A2341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14</text:p>
              </table:table-cell>
              <table:table-cell office:value-type="float" office:value="12.1405878067" calcext:value-type="float">
                <text:p>12.1405878067</text:p>
              </table:table-cell>
              <table:table-cell office:value-type="float" office:value="2.457" calcext:value-type="float">
                <text:p>2.457</text:p>
              </table:table-cell>
              <table:table-cell table:formula="of:=CONCATENATE(YEAR([.A2342]);&quot;_&quot;;MONTH([.A2342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15</text:p>
              </table:table-cell>
              <table:table-cell office:value-type="float" office:value="1.1804335117" calcext:value-type="float">
                <text:p>1.1804335117</text:p>
              </table:table-cell>
              <table:table-cell office:value-type="float" office:value="2.457" calcext:value-type="float">
                <text:p>2.457</text:p>
              </table:table-cell>
              <table:table-cell table:formula="of:=CONCATENATE(YEAR([.A2343]);&quot;_&quot;;MONTH([.A2343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16</text:p>
              </table:table-cell>
              <table:table-cell office:value-type="float" office:value="20.6425170898" calcext:value-type="float">
                <text:p>20.6425170898</text:p>
              </table:table-cell>
              <table:table-cell office:value-type="float" office:value="2.457" calcext:value-type="float">
                <text:p>2.457</text:p>
              </table:table-cell>
              <table:table-cell table:formula="of:=CONCATENATE(YEAR([.A2344]);&quot;_&quot;;MONTH([.A2344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17</text:p>
              </table:table-cell>
              <table:table-cell office:value-type="float" office:value="32.8568115234" calcext:value-type="float">
                <text:p>32.8568115234</text:p>
              </table:table-cell>
              <table:table-cell office:value-type="float" office:value="2.457" calcext:value-type="float">
                <text:p>2.457</text:p>
              </table:table-cell>
              <table:table-cell table:formula="of:=CONCATENATE(YEAR([.A2345]);&quot;_&quot;;MONTH([.A2345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18</text:p>
              </table:table-cell>
              <table:table-cell office:value-type="float" office:value="17.431022644" calcext:value-type="float">
                <text:p>17.431022644</text:p>
              </table:table-cell>
              <table:table-cell office:value-type="float" office:value="2.41" calcext:value-type="float">
                <text:p>2.41</text:p>
              </table:table-cell>
              <table:table-cell table:formula="of:=CONCATENATE(YEAR([.A2346]);&quot;_&quot;;MONTH([.A2346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19</text:p>
              </table:table-cell>
              <table:table-cell office:value-type="float" office:value="21.7620449066" calcext:value-type="float">
                <text:p>21.7620449066</text:p>
              </table:table-cell>
              <table:table-cell office:value-type="float" office:value="2.379" calcext:value-type="float">
                <text:p>2.379</text:p>
              </table:table-cell>
              <table:table-cell table:formula="of:=CONCATENATE(YEAR([.A2347]);&quot;_&quot;;MONTH([.A2347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20</text:p>
              </table:table-cell>
              <table:table-cell office:value-type="float" office:value="17.1172370911" calcext:value-type="float">
                <text:p>17.1172370911</text:p>
              </table:table-cell>
              <table:table-cell office:value-type="float" office:value="2.32" calcext:value-type="float">
                <text:p>2.32</text:p>
              </table:table-cell>
              <table:table-cell table:formula="of:=CONCATENATE(YEAR([.A2348]);&quot;_&quot;;MONTH([.A2348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21</text:p>
              </table:table-cell>
              <table:table-cell office:value-type="float" office:value="3.0876748562" calcext:value-type="float">
                <text:p>3.0876748562</text:p>
              </table:table-cell>
              <table:table-cell office:value-type="float" office:value="2.32" calcext:value-type="float">
                <text:p>2.32</text:p>
              </table:table-cell>
              <table:table-cell table:formula="of:=CONCATENATE(YEAR([.A2349]);&quot;_&quot;;MONTH([.A2349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22</text:p>
              </table:table-cell>
              <table:table-cell office:value-type="float" office:value="14.050157547" calcext:value-type="float">
                <text:p>14.050157547</text:p>
              </table:table-cell>
              <table:table-cell office:value-type="float" office:value="2.277" calcext:value-type="float">
                <text:p>2.277</text:p>
              </table:table-cell>
              <table:table-cell table:formula="of:=CONCATENATE(YEAR([.A2350]);&quot;_&quot;;MONTH([.A2350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23</text:p>
              </table:table-cell>
              <table:table-cell office:value-type="float" office:value="9.7039222717" calcext:value-type="float">
                <text:p>9.7039222717</text:p>
              </table:table-cell>
              <table:table-cell office:value-type="float" office:value="2.236" calcext:value-type="float">
                <text:p>2.236</text:p>
              </table:table-cell>
              <table:table-cell table:formula="of:=CONCATENATE(YEAR([.A2351]);&quot;_&quot;;MONTH([.A2351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24</text:p>
              </table:table-cell>
              <table:table-cell office:value-type="float" office:value="9.9763765335" calcext:value-type="float">
                <text:p>9.9763765335</text:p>
              </table:table-cell>
              <table:table-cell office:value-type="float" office:value="2.038" calcext:value-type="float">
                <text:p>2.038</text:p>
              </table:table-cell>
              <table:table-cell table:formula="of:=CONCATENATE(YEAR([.A2352]);&quot;_&quot;;MONTH([.A2352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25</text:p>
              </table:table-cell>
              <table:table-cell office:value-type="float" office:value="2.3459591866" calcext:value-type="float">
                <text:p>2.3459591866</text:p>
              </table:table-cell>
              <table:table-cell office:value-type="float" office:value="2.015" calcext:value-type="float">
                <text:p>2.015</text:p>
              </table:table-cell>
              <table:table-cell table:formula="of:=CONCATENATE(YEAR([.A2353]);&quot;_&quot;;MONTH([.A2353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26</text:p>
              </table:table-cell>
              <table:table-cell office:value-type="float" office:value="5.8087253571" calcext:value-type="float">
                <text:p>5.8087253571</text:p>
              </table:table-cell>
              <table:table-cell office:value-type="float" office:value="1.994" calcext:value-type="float">
                <text:p>1.994</text:p>
              </table:table-cell>
              <table:table-cell table:formula="of:=CONCATENATE(YEAR([.A2354]);&quot;_&quot;;MONTH([.A2354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27</text:p>
              </table:table-cell>
              <table:table-cell office:value-type="float" office:value="34.2906150818" calcext:value-type="float">
                <text:p>34.2906150818</text:p>
              </table:table-cell>
              <table:table-cell office:value-type="float" office:value="2.084" calcext:value-type="float">
                <text:p>2.084</text:p>
              </table:table-cell>
              <table:table-cell table:formula="of:=CONCATENATE(YEAR([.A2355]);&quot;_&quot;;MONTH([.A2355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28</text:p>
              </table:table-cell>
              <table:table-cell office:value-type="float" office:value="2.7754020691" calcext:value-type="float">
                <text:p>2.7754020691</text:p>
              </table:table-cell>
              <table:table-cell office:value-type="float" office:value="2.38" calcext:value-type="float">
                <text:p>2.38</text:p>
              </table:table-cell>
              <table:table-cell table:formula="of:=CONCATENATE(YEAR([.A2356]);&quot;_&quot;;MONTH([.A2356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29</text:p>
              </table:table-cell>
              <table:table-cell office:value-type="float" office:value="0.914649725" calcext:value-type="float">
                <text:p>0.914649725</text:p>
              </table:table-cell>
              <table:table-cell office:value-type="float" office:value="2.308" calcext:value-type="float">
                <text:p>2.308</text:p>
              </table:table-cell>
              <table:table-cell table:formula="of:=CONCATENATE(YEAR([.A2357]);&quot;_&quot;;MONTH([.A2357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30</text:p>
              </table:table-cell>
              <table:table-cell office:value-type="float" office:value="10.9340705872" calcext:value-type="float">
                <text:p>10.9340705872</text:p>
              </table:table-cell>
              <table:table-cell office:value-type="float" office:value="2.677" calcext:value-type="float">
                <text:p>2.677</text:p>
              </table:table-cell>
              <table:table-cell table:formula="of:=CONCATENATE(YEAR([.A2358]);&quot;_&quot;;MONTH([.A2358]))" office:value-type="string" office:string-value="2004_5" calcext:value-type="string">
                <text:p>2004_5</text:p>
              </table:table-cell>
            </table:table-row>
            <table:table-row table:style-name="ro1" table:visibility="collapse">
              <table:table-cell office:value-type="string" calcext:value-type="string">
                <text:p>2004-05-31</text:p>
              </table:table-cell>
              <table:table-cell office:value-type="float" office:value="19.9218845367" calcext:value-type="float">
                <text:p>19.9218845367</text:p>
              </table:table-cell>
              <table:table-cell office:value-type="float" office:value="2.835" calcext:value-type="float">
                <text:p>2.835</text:p>
              </table:table-cell>
              <table:table-cell table:formula="of:=CONCATENATE(YEAR([.A2359]);&quot;_&quot;;MONTH([.A2359]))" office:value-type="string" office:string-value="2004_5" calcext:value-type="string">
                <text:p>2004_5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329:.$B$2359])" office:value-type="float" office:value="291.7896333933" calcext:value-type="float">
              <text:p>291.7896333933</text:p>
            </table:table-cell>
            <table:table-cell/>
            <table:table-cell table:style-name="Result" office:value-type="string" calcext:value-type="string">
              <text:p>2004_5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4-06-01</text:p>
              </table:table-cell>
              <table:table-cell office:value-type="float" office:value="9.2480068207" calcext:value-type="float">
                <text:p>9.2480068207</text:p>
              </table:table-cell>
              <table:table-cell office:value-type="float" office:value="2.5" calcext:value-type="float">
                <text:p>2.5</text:p>
              </table:table-cell>
              <table:table-cell table:formula="of:=CONCATENATE(YEAR([.A2361]);&quot;_&quot;;MONTH([.A2361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02</text:p>
              </table:table-cell>
              <table:table-cell office:value-type="float" office:value="9.3723707199" calcext:value-type="float">
                <text:p>9.3723707199</text:p>
              </table:table-cell>
              <table:table-cell office:value-type="float" office:value="2.227" calcext:value-type="float">
                <text:p>2.227</text:p>
              </table:table-cell>
              <table:table-cell table:formula="of:=CONCATENATE(YEAR([.A2362]);&quot;_&quot;;MONTH([.A2362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03</text:p>
              </table:table-cell>
              <table:table-cell office:value-type="float" office:value="2.7365884781" calcext:value-type="float">
                <text:p>2.7365884781</text:p>
              </table:table-cell>
              <table:table-cell office:value-type="float" office:value="3" calcext:value-type="float">
                <text:p>3</text:p>
              </table:table-cell>
              <table:table-cell table:formula="of:=CONCATENATE(YEAR([.A2363]);&quot;_&quot;;MONTH([.A2363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04</text:p>
              </table:table-cell>
              <table:table-cell office:value-type="float" office:value="26.8817062378" calcext:value-type="float">
                <text:p>26.8817062378</text:p>
              </table:table-cell>
              <table:table-cell office:value-type="float" office:value="11.61" calcext:value-type="float">
                <text:p>11.61</text:p>
              </table:table-cell>
              <table:table-cell table:formula="of:=CONCATENATE(YEAR([.A2364]);&quot;_&quot;;MONTH([.A2364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05</text:p>
              </table:table-cell>
              <table:table-cell office:value-type="float" office:value="4.4500217438" calcext:value-type="float">
                <text:p>4.4500217438</text:p>
              </table:table-cell>
              <table:table-cell office:value-type="float" office:value="29.86" calcext:value-type="float">
                <text:p>29.86</text:p>
              </table:table-cell>
              <table:table-cell table:formula="of:=CONCATENATE(YEAR([.A2365]);&quot;_&quot;;MONTH([.A2365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06</text:p>
              </table:table-cell>
              <table:table-cell office:value-type="float" office:value="16.0510292053" calcext:value-type="float">
                <text:p>16.0510292053</text:p>
              </table:table-cell>
              <table:table-cell office:value-type="float" office:value="34.64" calcext:value-type="float">
                <text:p>34.64</text:p>
              </table:table-cell>
              <table:table-cell table:formula="of:=CONCATENATE(YEAR([.A2366]);&quot;_&quot;;MONTH([.A2366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07</text:p>
              </table:table-cell>
              <table:table-cell office:value-type="float" office:value="22.1122875214" calcext:value-type="float">
                <text:p>22.1122875214</text:p>
              </table:table-cell>
              <table:table-cell office:value-type="float" office:value="17.3" calcext:value-type="float">
                <text:p>17.3</text:p>
              </table:table-cell>
              <table:table-cell table:formula="of:=CONCATENATE(YEAR([.A2367]);&quot;_&quot;;MONTH([.A2367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08</text:p>
              </table:table-cell>
              <table:table-cell office:value-type="float" office:value="61.4716377258" calcext:value-type="float">
                <text:p>61.4716377258</text:p>
              </table:table-cell>
              <table:table-cell office:value-type="float" office:value="29.36" calcext:value-type="float">
                <text:p>29.36</text:p>
              </table:table-cell>
              <table:table-cell table:formula="of:=CONCATENATE(YEAR([.A2368]);&quot;_&quot;;MONTH([.A2368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09</text:p>
              </table:table-cell>
              <table:table-cell office:value-type="float" office:value="55.9167671204" calcext:value-type="float">
                <text:p>55.9167671204</text:p>
              </table:table-cell>
              <table:table-cell office:value-type="float" office:value="92.91" calcext:value-type="float">
                <text:p>92.91</text:p>
              </table:table-cell>
              <table:table-cell table:formula="of:=CONCATENATE(YEAR([.A2369]);&quot;_&quot;;MONTH([.A2369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10</text:p>
              </table:table-cell>
              <table:table-cell office:value-type="float" office:value="82.0220718384" calcext:value-type="float">
                <text:p>82.0220718384</text:p>
              </table:table-cell>
              <table:table-cell office:value-type="float" office:value="45.88" calcext:value-type="float">
                <text:p>45.88</text:p>
              </table:table-cell>
              <table:table-cell table:formula="of:=CONCATENATE(YEAR([.A2370]);&quot;_&quot;;MONTH([.A2370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11</text:p>
              </table:table-cell>
              <table:table-cell office:value-type="float" office:value="48.7546234131" calcext:value-type="float">
                <text:p>48.7546234131</text:p>
              </table:table-cell>
              <table:table-cell office:value-type="float" office:value="138" calcext:value-type="float">
                <text:p>138</text:p>
              </table:table-cell>
              <table:table-cell table:formula="of:=CONCATENATE(YEAR([.A2371]);&quot;_&quot;;MONTH([.A2371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12</text:p>
              </table:table-cell>
              <table:table-cell office:value-type="float" office:value="10.2686805725" calcext:value-type="float">
                <text:p>10.2686805725</text:p>
              </table:table-cell>
              <table:table-cell office:value-type="float" office:value="210.5" calcext:value-type="float">
                <text:p>210.5</text:p>
              </table:table-cell>
              <table:table-cell table:formula="of:=CONCATENATE(YEAR([.A2372]);&quot;_&quot;;MONTH([.A2372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13</text:p>
              </table:table-cell>
              <table:table-cell office:value-type="float" office:value="9.7431688309" calcext:value-type="float">
                <text:p>9.7431688309</text:p>
              </table:table-cell>
              <table:table-cell office:value-type="float" office:value="204.4" calcext:value-type="float">
                <text:p>204.4</text:p>
              </table:table-cell>
              <table:table-cell table:formula="of:=CONCATENATE(YEAR([.A2373]);&quot;_&quot;;MONTH([.A2373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14</text:p>
              </table:table-cell>
              <table:table-cell office:value-type="float" office:value="23.2195510864" calcext:value-type="float">
                <text:p>23.2195510864</text:p>
              </table:table-cell>
              <table:table-cell office:value-type="float" office:value="210.1" calcext:value-type="float">
                <text:p>210.1</text:p>
              </table:table-cell>
              <table:table-cell table:formula="of:=CONCATENATE(YEAR([.A2374]);&quot;_&quot;;MONTH([.A2374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15</text:p>
              </table:table-cell>
              <table:table-cell office:value-type="float" office:value="21.6027240753" calcext:value-type="float">
                <text:p>21.6027240753</text:p>
              </table:table-cell>
              <table:table-cell office:value-type="float" office:value="184.9" calcext:value-type="float">
                <text:p>184.9</text:p>
              </table:table-cell>
              <table:table-cell table:formula="of:=CONCATENATE(YEAR([.A2375]);&quot;_&quot;;MONTH([.A2375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16</text:p>
              </table:table-cell>
              <table:table-cell office:value-type="float" office:value="28.9048099518" calcext:value-type="float">
                <text:p>28.9048099518</text:p>
              </table:table-cell>
              <table:table-cell office:value-type="float" office:value="173.1" calcext:value-type="float">
                <text:p>173.1</text:p>
              </table:table-cell>
              <table:table-cell table:formula="of:=CONCATENATE(YEAR([.A2376]);&quot;_&quot;;MONTH([.A2376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17</text:p>
              </table:table-cell>
              <table:table-cell office:value-type="float" office:value="14.9822540283" calcext:value-type="float">
                <text:p>14.9822540283</text:p>
              </table:table-cell>
              <table:table-cell office:value-type="float" office:value="236" calcext:value-type="float">
                <text:p>236</text:p>
              </table:table-cell>
              <table:table-cell table:formula="of:=CONCATENATE(YEAR([.A2377]);&quot;_&quot;;MONTH([.A2377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18</text:p>
              </table:table-cell>
              <table:table-cell office:value-type="float" office:value="11.3736629486" calcext:value-type="float">
                <text:p>11.3736629486</text:p>
              </table:table-cell>
              <table:table-cell office:value-type="float" office:value="173.6" calcext:value-type="float">
                <text:p>173.6</text:p>
              </table:table-cell>
              <table:table-cell table:formula="of:=CONCATENATE(YEAR([.A2378]);&quot;_&quot;;MONTH([.A2378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19</text:p>
              </table:table-cell>
              <table:table-cell office:value-type="float" office:value="7.171336174" calcext:value-type="float">
                <text:p>7.171336174</text:p>
              </table:table-cell>
              <table:table-cell office:value-type="float" office:value="132.8" calcext:value-type="float">
                <text:p>132.8</text:p>
              </table:table-cell>
              <table:table-cell table:formula="of:=CONCATENATE(YEAR([.A2379]);&quot;_&quot;;MONTH([.A2379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20</text:p>
              </table:table-cell>
              <table:table-cell office:value-type="float" office:value="1.9332578182" calcext:value-type="float">
                <text:p>1.9332578182</text:p>
              </table:table-cell>
              <table:table-cell office:value-type="float" office:value="136.2" calcext:value-type="float">
                <text:p>136.2</text:p>
              </table:table-cell>
              <table:table-cell table:formula="of:=CONCATENATE(YEAR([.A2380]);&quot;_&quot;;MONTH([.A2380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21</text:p>
              </table:table-cell>
              <table:table-cell office:value-type="float" office:value="1.8149573803" calcext:value-type="float">
                <text:p>1.8149573803</text:p>
              </table:table-cell>
              <table:table-cell office:value-type="float" office:value="88.07" calcext:value-type="float">
                <text:p>88.07</text:p>
              </table:table-cell>
              <table:table-cell table:formula="of:=CONCATENATE(YEAR([.A2381]);&quot;_&quot;;MONTH([.A2381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22</text:p>
              </table:table-cell>
              <table:table-cell office:value-type="float" office:value="3.3334846497" calcext:value-type="float">
                <text:p>3.3334846497</text:p>
              </table:table-cell>
              <table:table-cell office:value-type="float" office:value="86.03" calcext:value-type="float">
                <text:p>86.03</text:p>
              </table:table-cell>
              <table:table-cell table:formula="of:=CONCATENATE(YEAR([.A2382]);&quot;_&quot;;MONTH([.A2382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23</text:p>
              </table:table-cell>
              <table:table-cell office:value-type="float" office:value="0.2242055386" calcext:value-type="float">
                <text:p>0.2242055386</text:p>
              </table:table-cell>
              <table:table-cell office:value-type="float" office:value="96.47" calcext:value-type="float">
                <text:p>96.47</text:p>
              </table:table-cell>
              <table:table-cell table:formula="of:=CONCATENATE(YEAR([.A2383]);&quot;_&quot;;MONTH([.A2383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24</text:p>
              </table:table-cell>
              <table:table-cell office:value-type="float" office:value="2.9656796455" calcext:value-type="float">
                <text:p>2.9656796455</text:p>
              </table:table-cell>
              <table:table-cell office:value-type="float" office:value="162.8" calcext:value-type="float">
                <text:p>162.8</text:p>
              </table:table-cell>
              <table:table-cell table:formula="of:=CONCATENATE(YEAR([.A2384]);&quot;_&quot;;MONTH([.A2384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25</text:p>
              </table:table-cell>
              <table:table-cell office:value-type="float" office:value="43.5051040649" calcext:value-type="float">
                <text:p>43.5051040649</text:p>
              </table:table-cell>
              <table:table-cell office:value-type="float" office:value="317.4" calcext:value-type="float">
                <text:p>317.4</text:p>
              </table:table-cell>
              <table:table-cell table:formula="of:=CONCATENATE(YEAR([.A2385]);&quot;_&quot;;MONTH([.A2385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26</text:p>
              </table:table-cell>
              <table:table-cell office:value-type="float" office:value="46.9958190918" calcext:value-type="float">
                <text:p>46.9958190918</text:p>
              </table:table-cell>
              <table:table-cell office:value-type="float" office:value="234.8" calcext:value-type="float">
                <text:p>234.8</text:p>
              </table:table-cell>
              <table:table-cell table:formula="of:=CONCATENATE(YEAR([.A2386]);&quot;_&quot;;MONTH([.A2386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27</text:p>
              </table:table-cell>
              <table:table-cell office:value-type="float" office:value="25.2619724274" calcext:value-type="float">
                <text:p>25.2619724274</text:p>
              </table:table-cell>
              <table:table-cell office:value-type="float" office:value="476.4" calcext:value-type="float">
                <text:p>476.4</text:p>
              </table:table-cell>
              <table:table-cell table:formula="of:=CONCATENATE(YEAR([.A2387]);&quot;_&quot;;MONTH([.A2387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28</text:p>
              </table:table-cell>
              <table:table-cell office:value-type="float" office:value="15.574379921" calcext:value-type="float">
                <text:p>15.574379921</text:p>
              </table:table-cell>
              <table:table-cell office:value-type="float" office:value="1411" calcext:value-type="float">
                <text:p>1411</text:p>
              </table:table-cell>
              <table:table-cell table:formula="of:=CONCATENATE(YEAR([.A2388]);&quot;_&quot;;MONTH([.A2388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29</text:p>
              </table:table-cell>
              <table:table-cell office:value-type="float" office:value="8.5665607452" calcext:value-type="float">
                <text:p>8.5665607452</text:p>
              </table:table-cell>
              <table:table-cell office:value-type="float" office:value="1740" calcext:value-type="float">
                <text:p>1740</text:p>
              </table:table-cell>
              <table:table-cell table:formula="of:=CONCATENATE(YEAR([.A2389]);&quot;_&quot;;MONTH([.A2389]))" office:value-type="string" office:string-value="2004_6" calcext:value-type="string">
                <text:p>2004_6</text:p>
              </table:table-cell>
            </table:table-row>
            <table:table-row table:style-name="ro1" table:visibility="collapse">
              <table:table-cell office:value-type="string" calcext:value-type="string">
                <text:p>2004-06-30</text:p>
              </table:table-cell>
              <table:table-cell office:value-type="float" office:value="4.6605744362" calcext:value-type="float">
                <text:p>4.6605744362</text:p>
              </table:table-cell>
              <table:table-cell office:value-type="float" office:value="1931" calcext:value-type="float">
                <text:p>1931</text:p>
              </table:table-cell>
              <table:table-cell table:formula="of:=CONCATENATE(YEAR([.A2390]);&quot;_&quot;;MONTH([.A2390]))" office:value-type="string" office:string-value="2004_6" calcext:value-type="string">
                <text:p>2004_6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361:.$B$2390])" office:value-type="float" office:value="621.1192942113" calcext:value-type="float">
              <text:p>621.1192942113</text:p>
            </table:table-cell>
            <table:table-cell/>
            <table:table-cell table:style-name="Result" office:value-type="string" calcext:value-type="string">
              <text:p>2004_6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4-07-01</text:p>
              </table:table-cell>
              <table:table-cell office:value-type="float" office:value="7.5199241638" calcext:value-type="float">
                <text:p>7.5199241638</text:p>
              </table:table-cell>
              <table:table-cell office:value-type="float" office:value="693.2" calcext:value-type="float">
                <text:p>693.2</text:p>
              </table:table-cell>
              <table:table-cell table:formula="of:=CONCATENATE(YEAR([.A2392]);&quot;_&quot;;MONTH([.A2392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02</text:p>
              </table:table-cell>
              <table:table-cell office:value-type="float" office:value="26.6148605347" calcext:value-type="float">
                <text:p>26.6148605347</text:p>
              </table:table-cell>
              <table:table-cell office:value-type="float" office:value="781" calcext:value-type="float">
                <text:p>781</text:p>
              </table:table-cell>
              <table:table-cell table:formula="of:=CONCATENATE(YEAR([.A2393]);&quot;_&quot;;MONTH([.A2393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03</text:p>
              </table:table-cell>
              <table:table-cell office:value-type="float" office:value="54.9463729858" calcext:value-type="float">
                <text:p>54.9463729858</text:p>
              </table:table-cell>
              <table:table-cell office:value-type="float" office:value="465" calcext:value-type="float">
                <text:p>465</text:p>
              </table:table-cell>
              <table:table-cell table:formula="of:=CONCATENATE(YEAR([.A2394]);&quot;_&quot;;MONTH([.A2394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04</text:p>
              </table:table-cell>
              <table:table-cell office:value-type="float" office:value="8.6060571671" calcext:value-type="float">
                <text:p>8.6060571671</text:p>
              </table:table-cell>
              <table:table-cell office:value-type="float" office:value="276.2" calcext:value-type="float">
                <text:p>276.2</text:p>
              </table:table-cell>
              <table:table-cell table:formula="of:=CONCATENATE(YEAR([.A2395]);&quot;_&quot;;MONTH([.A2395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05</text:p>
              </table:table-cell>
              <table:table-cell office:value-type="float" office:value="6.4857087135" calcext:value-type="float">
                <text:p>6.4857087135</text:p>
              </table:table-cell>
              <table:table-cell office:value-type="float" office:value="536.1" calcext:value-type="float">
                <text:p>536.1</text:p>
              </table:table-cell>
              <table:table-cell table:formula="of:=CONCATENATE(YEAR([.A2396]);&quot;_&quot;;MONTH([.A2396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06</text:p>
              </table:table-cell>
              <table:table-cell office:value-type="float" office:value="4.8621611595" calcext:value-type="float">
                <text:p>4.8621611595</text:p>
              </table:table-cell>
              <table:table-cell office:value-type="float" office:value="456.5" calcext:value-type="float">
                <text:p>456.5</text:p>
              </table:table-cell>
              <table:table-cell table:formula="of:=CONCATENATE(YEAR([.A2397]);&quot;_&quot;;MONTH([.A2397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07</text:p>
              </table:table-cell>
              <table:table-cell office:value-type="float" office:value="0.1957450956" calcext:value-type="float">
                <text:p>0.1957450956</text:p>
              </table:table-cell>
              <table:table-cell office:value-type="float" office:value="294.4" calcext:value-type="float">
                <text:p>294.4</text:p>
              </table:table-cell>
              <table:table-cell table:formula="of:=CONCATENATE(YEAR([.A2398]);&quot;_&quot;;MONTH([.A2398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08</text:p>
              </table:table-cell>
              <table:table-cell office:value-type="float" office:value="2.3595714569" calcext:value-type="float">
                <text:p>2.3595714569</text:p>
              </table:table-cell>
              <table:table-cell office:value-type="float" office:value="332.9" calcext:value-type="float">
                <text:p>332.9</text:p>
              </table:table-cell>
              <table:table-cell table:formula="of:=CONCATENATE(YEAR([.A2399]);&quot;_&quot;;MONTH([.A2399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09</text:p>
              </table:table-cell>
              <table:table-cell office:value-type="float" office:value="25.1185531616" calcext:value-type="float">
                <text:p>25.1185531616</text:p>
              </table:table-cell>
              <table:table-cell office:value-type="float" office:value="670.9" calcext:value-type="float">
                <text:p>670.9</text:p>
              </table:table-cell>
              <table:table-cell table:formula="of:=CONCATENATE(YEAR([.A2400]);&quot;_&quot;;MONTH([.A2400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10</text:p>
              </table:table-cell>
              <table:table-cell office:value-type="float" office:value="27.1421871185" calcext:value-type="float">
                <text:p>27.1421871185</text:p>
              </table:table-cell>
              <table:table-cell office:value-type="float" office:value="2250" calcext:value-type="float">
                <text:p>2250</text:p>
              </table:table-cell>
              <table:table-cell table:formula="of:=CONCATENATE(YEAR([.A2401]);&quot;_&quot;;MONTH([.A2401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11</text:p>
              </table:table-cell>
              <table:table-cell office:value-type="float" office:value="36.3603096008" calcext:value-type="float">
                <text:p>36.3603096008</text:p>
              </table:table-cell>
              <table:table-cell office:value-type="float" office:value="3995" calcext:value-type="float">
                <text:p>3995</text:p>
              </table:table-cell>
              <table:table-cell table:formula="of:=CONCATENATE(YEAR([.A2402]);&quot;_&quot;;MONTH([.A2402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12</text:p>
              </table:table-cell>
              <table:table-cell office:value-type="float" office:value="34.1606788635" calcext:value-type="float">
                <text:p>34.1606788635</text:p>
              </table:table-cell>
              <table:table-cell office:value-type="float" office:value="1899" calcext:value-type="float">
                <text:p>1899</text:p>
              </table:table-cell>
              <table:table-cell table:formula="of:=CONCATENATE(YEAR([.A2403]);&quot;_&quot;;MONTH([.A2403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13</text:p>
              </table:table-cell>
              <table:table-cell office:value-type="float" office:value="101.2198257446" calcext:value-type="float">
                <text:p>101.2198257446</text:p>
              </table:table-cell>
              <table:table-cell office:value-type="float" office:value="2641" calcext:value-type="float">
                <text:p>2641</text:p>
              </table:table-cell>
              <table:table-cell table:formula="of:=CONCATENATE(YEAR([.A2404]);&quot;_&quot;;MONTH([.A2404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14</text:p>
              </table:table-cell>
              <table:table-cell office:value-type="float" office:value="25.3359680176" calcext:value-type="float">
                <text:p>25.3359680176</text:p>
              </table:table-cell>
              <table:table-cell office:value-type="float" office:value="2929" calcext:value-type="float">
                <text:p>2929</text:p>
              </table:table-cell>
              <table:table-cell table:formula="of:=CONCATENATE(YEAR([.A2405]);&quot;_&quot;;MONTH([.A2405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15</text:p>
              </table:table-cell>
              <table:table-cell office:value-type="float" office:value="27.2651958466" calcext:value-type="float">
                <text:p>27.2651958466</text:p>
              </table:table-cell>
              <table:table-cell office:value-type="float" office:value="1898" calcext:value-type="float">
                <text:p>1898</text:p>
              </table:table-cell>
              <table:table-cell table:formula="of:=CONCATENATE(YEAR([.A2406]);&quot;_&quot;;MONTH([.A2406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16</text:p>
              </table:table-cell>
              <table:table-cell office:value-type="float" office:value="53.6971855164" calcext:value-type="float">
                <text:p>53.6971855164</text:p>
              </table:table-cell>
              <table:table-cell office:value-type="float" office:value="1369" calcext:value-type="float">
                <text:p>1369</text:p>
              </table:table-cell>
              <table:table-cell table:formula="of:=CONCATENATE(YEAR([.A2407]);&quot;_&quot;;MONTH([.A2407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17</text:p>
              </table:table-cell>
              <table:table-cell office:value-type="float" office:value="37.6607437134" calcext:value-type="float">
                <text:p>37.6607437134</text:p>
              </table:table-cell>
              <table:table-cell office:value-type="float" office:value="1227" calcext:value-type="float">
                <text:p>1227</text:p>
              </table:table-cell>
              <table:table-cell table:formula="of:=CONCATENATE(YEAR([.A2408]);&quot;_&quot;;MONTH([.A2408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18</text:p>
              </table:table-cell>
              <table:table-cell office:value-type="float" office:value="15.3454914093" calcext:value-type="float">
                <text:p>15.3454914093</text:p>
              </table:table-cell>
              <table:table-cell office:value-type="float" office:value="968.3" calcext:value-type="float">
                <text:p>968.3</text:p>
              </table:table-cell>
              <table:table-cell table:formula="of:=CONCATENATE(YEAR([.A2409]);&quot;_&quot;;MONTH([.A2409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19</text:p>
              </table:table-cell>
              <table:table-cell office:value-type="float" office:value="14.3242101669" calcext:value-type="float">
                <text:p>14.3242101669</text:p>
              </table:table-cell>
              <table:table-cell office:value-type="float" office:value="922.4" calcext:value-type="float">
                <text:p>922.4</text:p>
              </table:table-cell>
              <table:table-cell table:formula="of:=CONCATENATE(YEAR([.A2410]);&quot;_&quot;;MONTH([.A2410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20</text:p>
              </table:table-cell>
              <table:table-cell office:value-type="float" office:value="17.5036067963" calcext:value-type="float">
                <text:p>17.5036067963</text:p>
              </table:table-cell>
              <table:table-cell office:value-type="float" office:value="1968" calcext:value-type="float">
                <text:p>1968</text:p>
              </table:table-cell>
              <table:table-cell table:formula="of:=CONCATENATE(YEAR([.A2411]);&quot;_&quot;;MONTH([.A2411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21</text:p>
              </table:table-cell>
              <table:table-cell office:value-type="float" office:value="19.1556835175" calcext:value-type="float">
                <text:p>19.1556835175</text:p>
              </table:table-cell>
              <table:table-cell office:value-type="float" office:value="1719" calcext:value-type="float">
                <text:p>1719</text:p>
              </table:table-cell>
              <table:table-cell table:formula="of:=CONCATENATE(YEAR([.A2412]);&quot;_&quot;;MONTH([.A2412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22</text:p>
              </table:table-cell>
              <table:table-cell office:value-type="float" office:value="27.3400859833" calcext:value-type="float">
                <text:p>27.3400859833</text:p>
              </table:table-cell>
              <table:table-cell office:value-type="float" office:value="1238" calcext:value-type="float">
                <text:p>1238</text:p>
              </table:table-cell>
              <table:table-cell table:formula="of:=CONCATENATE(YEAR([.A2413]);&quot;_&quot;;MONTH([.A2413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23</text:p>
              </table:table-cell>
              <table:table-cell office:value-type="float" office:value="23.8523235321" calcext:value-type="float">
                <text:p>23.8523235321</text:p>
              </table:table-cell>
              <table:table-cell office:value-type="float" office:value="799.4" calcext:value-type="float">
                <text:p>799.4</text:p>
              </table:table-cell>
              <table:table-cell table:formula="of:=CONCATENATE(YEAR([.A2414]);&quot;_&quot;;MONTH([.A2414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24</text:p>
              </table:table-cell>
              <table:table-cell office:value-type="float" office:value="27.2881298065" calcext:value-type="float">
                <text:p>27.2881298065</text:p>
              </table:table-cell>
              <table:table-cell office:value-type="float" office:value="698.9" calcext:value-type="float">
                <text:p>698.9</text:p>
              </table:table-cell>
              <table:table-cell table:formula="of:=CONCATENATE(YEAR([.A2415]);&quot;_&quot;;MONTH([.A2415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25</text:p>
              </table:table-cell>
              <table:table-cell office:value-type="float" office:value="37.8548316956" calcext:value-type="float">
                <text:p>37.8548316956</text:p>
              </table:table-cell>
              <table:table-cell office:value-type="float" office:value="861.2" calcext:value-type="float">
                <text:p>861.2</text:p>
              </table:table-cell>
              <table:table-cell table:formula="of:=CONCATENATE(YEAR([.A2416]);&quot;_&quot;;MONTH([.A2416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26</text:p>
              </table:table-cell>
              <table:table-cell office:value-type="float" office:value="54.240650177" calcext:value-type="float">
                <text:p>54.240650177</text:p>
              </table:table-cell>
              <table:table-cell office:value-type="float" office:value="717.1" calcext:value-type="float">
                <text:p>717.1</text:p>
              </table:table-cell>
              <table:table-cell table:formula="of:=CONCATENATE(YEAR([.A2417]);&quot;_&quot;;MONTH([.A2417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27</text:p>
              </table:table-cell>
              <table:table-cell office:value-type="float" office:value="26.555727005" calcext:value-type="float">
                <text:p>26.555727005</text:p>
              </table:table-cell>
              <table:table-cell office:value-type="float" office:value="673.6" calcext:value-type="float">
                <text:p>673.6</text:p>
              </table:table-cell>
              <table:table-cell table:formula="of:=CONCATENATE(YEAR([.A2418]);&quot;_&quot;;MONTH([.A2418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28</text:p>
              </table:table-cell>
              <table:table-cell office:value-type="float" office:value="18.8821582794" calcext:value-type="float">
                <text:p>18.8821582794</text:p>
              </table:table-cell>
              <table:table-cell office:value-type="float" office:value="571.1" calcext:value-type="float">
                <text:p>571.1</text:p>
              </table:table-cell>
              <table:table-cell table:formula="of:=CONCATENATE(YEAR([.A2419]);&quot;_&quot;;MONTH([.A2419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29</text:p>
              </table:table-cell>
              <table:table-cell office:value-type="float" office:value="34.1420516968" calcext:value-type="float">
                <text:p>34.1420516968</text:p>
              </table:table-cell>
              <table:table-cell office:value-type="float" office:value="946.5" calcext:value-type="float">
                <text:p>946.5</text:p>
              </table:table-cell>
              <table:table-cell table:formula="of:=CONCATENATE(YEAR([.A2420]);&quot;_&quot;;MONTH([.A2420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30</text:p>
              </table:table-cell>
              <table:table-cell office:value-type="float" office:value="45.07862854" calcext:value-type="float">
                <text:p>45.07862854</text:p>
              </table:table-cell>
              <table:table-cell office:value-type="float" office:value="601.7" calcext:value-type="float">
                <text:p>601.7</text:p>
              </table:table-cell>
              <table:table-cell table:formula="of:=CONCATENATE(YEAR([.A2421]);&quot;_&quot;;MONTH([.A2421]))" office:value-type="string" office:string-value="2004_7" calcext:value-type="string">
                <text:p>2004_7</text:p>
              </table:table-cell>
            </table:table-row>
            <table:table-row table:style-name="ro1" table:visibility="collapse">
              <table:table-cell office:value-type="string" calcext:value-type="string">
                <text:p>2004-07-31</text:p>
              </table:table-cell>
              <table:table-cell office:value-type="float" office:value="31.5766601563" calcext:value-type="float">
                <text:p>31.5766601563</text:p>
              </table:table-cell>
              <table:table-cell office:value-type="float" office:value="855.7" calcext:value-type="float">
                <text:p>855.7</text:p>
              </table:table-cell>
              <table:table-cell table:formula="of:=CONCATENATE(YEAR([.A2422]);&quot;_&quot;;MONTH([.A2422]))" office:value-type="string" office:string-value="2004_7" calcext:value-type="string">
                <text:p>2004_7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392:.$B$2422])" office:value-type="float" office:value="872.6912876219" calcext:value-type="float">
              <text:p>872.6912876219</text:p>
            </table:table-cell>
            <table:table-cell/>
            <table:table-cell table:style-name="Result" office:value-type="string" calcext:value-type="string">
              <text:p>2004_7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4-08-01</text:p>
              </table:table-cell>
              <table:table-cell office:value-type="float" office:value="56.1955566406" calcext:value-type="float">
                <text:p>56.1955566406</text:p>
              </table:table-cell>
              <table:table-cell office:value-type="float" office:value="640.1" calcext:value-type="float">
                <text:p>640.1</text:p>
              </table:table-cell>
              <table:table-cell table:formula="of:=CONCATENATE(YEAR([.A2424]);&quot;_&quot;;MONTH([.A2424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02</text:p>
              </table:table-cell>
              <table:table-cell office:value-type="float" office:value="28.9794158936" calcext:value-type="float">
                <text:p>28.9794158936</text:p>
              </table:table-cell>
              <table:table-cell office:value-type="float" office:value="549" calcext:value-type="float">
                <text:p>549</text:p>
              </table:table-cell>
              <table:table-cell table:formula="of:=CONCATENATE(YEAR([.A2425]);&quot;_&quot;;MONTH([.A2425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03</text:p>
              </table:table-cell>
              <table:table-cell office:value-type="float" office:value="92.2869949341" calcext:value-type="float">
                <text:p>92.2869949341</text:p>
              </table:table-cell>
              <table:table-cell office:value-type="float" office:value="508.8" calcext:value-type="float">
                <text:p>508.8</text:p>
              </table:table-cell>
              <table:table-cell table:formula="of:=CONCATENATE(YEAR([.A2426]);&quot;_&quot;;MONTH([.A2426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04</text:p>
              </table:table-cell>
              <table:table-cell office:value-type="float" office:value="119.4296875" calcext:value-type="float">
                <text:p>119.4296875</text:p>
              </table:table-cell>
              <table:table-cell office:value-type="float" office:value="442.2" calcext:value-type="float">
                <text:p>442.2</text:p>
              </table:table-cell>
              <table:table-cell table:formula="of:=CONCATENATE(YEAR([.A2427]);&quot;_&quot;;MONTH([.A2427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05</text:p>
              </table:table-cell>
              <table:table-cell office:value-type="float" office:value="67.058265686" calcext:value-type="float">
                <text:p>67.058265686</text:p>
              </table:table-cell>
              <table:table-cell office:value-type="float" office:value="316.6" calcext:value-type="float">
                <text:p>316.6</text:p>
              </table:table-cell>
              <table:table-cell table:formula="of:=CONCATENATE(YEAR([.A2428]);&quot;_&quot;;MONTH([.A2428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06</text:p>
              </table:table-cell>
              <table:table-cell office:value-type="float" office:value="49.0077400208" calcext:value-type="float">
                <text:p>49.0077400208</text:p>
              </table:table-cell>
              <table:table-cell office:value-type="float" office:value="230.1" calcext:value-type="float">
                <text:p>230.1</text:p>
              </table:table-cell>
              <table:table-cell table:formula="of:=CONCATENATE(YEAR([.A2429]);&quot;_&quot;;MONTH([.A2429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07</text:p>
              </table:table-cell>
              <table:table-cell office:value-type="float" office:value="31.1590175629" calcext:value-type="float">
                <text:p>31.1590175629</text:p>
              </table:table-cell>
              <table:table-cell office:value-type="float" office:value="216.2" calcext:value-type="float">
                <text:p>216.2</text:p>
              </table:table-cell>
              <table:table-cell table:formula="of:=CONCATENATE(YEAR([.A2430]);&quot;_&quot;;MONTH([.A2430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08</text:p>
              </table:table-cell>
              <table:table-cell office:value-type="float" office:value="46.3888626099" calcext:value-type="float">
                <text:p>46.3888626099</text:p>
              </table:table-cell>
              <table:table-cell office:value-type="float" office:value="229.9" calcext:value-type="float">
                <text:p>229.9</text:p>
              </table:table-cell>
              <table:table-cell table:formula="of:=CONCATENATE(YEAR([.A2431]);&quot;_&quot;;MONTH([.A2431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09</text:p>
              </table:table-cell>
              <table:table-cell office:value-type="float" office:value="7.8789620399" calcext:value-type="float">
                <text:p>7.8789620399</text:p>
              </table:table-cell>
              <table:table-cell office:value-type="float" office:value="201.6" calcext:value-type="float">
                <text:p>201.6</text:p>
              </table:table-cell>
              <table:table-cell table:formula="of:=CONCATENATE(YEAR([.A2432]);&quot;_&quot;;MONTH([.A2432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10</text:p>
              </table:table-cell>
              <table:table-cell office:value-type="float" office:value="9.462223053" calcext:value-type="float">
                <text:p>9.462223053</text:p>
              </table:table-cell>
              <table:table-cell office:value-type="float" office:value="294.2" calcext:value-type="float">
                <text:p>294.2</text:p>
              </table:table-cell>
              <table:table-cell table:formula="of:=CONCATENATE(YEAR([.A2433]);&quot;_&quot;;MONTH([.A2433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11</text:p>
              </table:table-cell>
              <table:table-cell office:value-type="float" office:value="10.7455797195" calcext:value-type="float">
                <text:p>10.7455797195</text:p>
              </table:table-cell>
              <table:table-cell office:value-type="float" office:value="1125" calcext:value-type="float">
                <text:p>1125</text:p>
              </table:table-cell>
              <table:table-cell table:formula="of:=CONCATENATE(YEAR([.A2434]);&quot;_&quot;;MONTH([.A2434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12</text:p>
              </table:table-cell>
              <table:table-cell office:value-type="float" office:value="34.7684516907" calcext:value-type="float">
                <text:p>34.7684516907</text:p>
              </table:table-cell>
              <table:table-cell office:value-type="float" office:value="529" calcext:value-type="float">
                <text:p>529</text:p>
              </table:table-cell>
              <table:table-cell table:formula="of:=CONCATENATE(YEAR([.A2435]);&quot;_&quot;;MONTH([.A2435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13</text:p>
              </table:table-cell>
              <table:table-cell office:value-type="float" office:value="76.1364974976" calcext:value-type="float">
                <text:p>76.1364974976</text:p>
              </table:table-cell>
              <table:table-cell office:value-type="float" office:value="353" calcext:value-type="float">
                <text:p>353</text:p>
              </table:table-cell>
              <table:table-cell table:formula="of:=CONCATENATE(YEAR([.A2436]);&quot;_&quot;;MONTH([.A2436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14</text:p>
              </table:table-cell>
              <table:table-cell office:value-type="float" office:value="34.7929000854" calcext:value-type="float">
                <text:p>34.7929000854</text:p>
              </table:table-cell>
              <table:table-cell office:value-type="float" office:value="245.8" calcext:value-type="float">
                <text:p>245.8</text:p>
              </table:table-cell>
              <table:table-cell table:formula="of:=CONCATENATE(YEAR([.A2437]);&quot;_&quot;;MONTH([.A2437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15</text:p>
              </table:table-cell>
              <table:table-cell office:value-type="float" office:value="28.6601772308" calcext:value-type="float">
                <text:p>28.6601772308</text:p>
              </table:table-cell>
              <table:table-cell office:value-type="float" office:value="212.6" calcext:value-type="float">
                <text:p>212.6</text:p>
              </table:table-cell>
              <table:table-cell table:formula="of:=CONCATENATE(YEAR([.A2438]);&quot;_&quot;;MONTH([.A2438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16</text:p>
              </table:table-cell>
              <table:table-cell office:value-type="float" office:value="32.7010154724" calcext:value-type="float">
                <text:p>32.7010154724</text:p>
              </table:table-cell>
              <table:table-cell office:value-type="float" office:value="211.2" calcext:value-type="float">
                <text:p>211.2</text:p>
              </table:table-cell>
              <table:table-cell table:formula="of:=CONCATENATE(YEAR([.A2439]);&quot;_&quot;;MONTH([.A2439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17</text:p>
              </table:table-cell>
              <table:table-cell office:value-type="float" office:value="33.2385635376" calcext:value-type="float">
                <text:p>33.2385635376</text:p>
              </table:table-cell>
              <table:table-cell office:value-type="float" office:value="278.2" calcext:value-type="float">
                <text:p>278.2</text:p>
              </table:table-cell>
              <table:table-cell table:formula="of:=CONCATENATE(YEAR([.A2440]);&quot;_&quot;;MONTH([.A2440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18</text:p>
              </table:table-cell>
              <table:table-cell office:value-type="float" office:value="22.5384502411" calcext:value-type="float">
                <text:p>22.5384502411</text:p>
              </table:table-cell>
              <table:table-cell office:value-type="float" office:value="586" calcext:value-type="float">
                <text:p>586</text:p>
              </table:table-cell>
              <table:table-cell table:formula="of:=CONCATENATE(YEAR([.A2441]);&quot;_&quot;;MONTH([.A2441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19</text:p>
              </table:table-cell>
              <table:table-cell office:value-type="float" office:value="23.6732902527" calcext:value-type="float">
                <text:p>23.6732902527</text:p>
              </table:table-cell>
              <table:table-cell office:value-type="float" office:value="511.5" calcext:value-type="float">
                <text:p>511.5</text:p>
              </table:table-cell>
              <table:table-cell table:formula="of:=CONCATENATE(YEAR([.A2442]);&quot;_&quot;;MONTH([.A2442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20</text:p>
              </table:table-cell>
              <table:table-cell office:value-type="float" office:value="20.6941375732" calcext:value-type="float">
                <text:p>20.6941375732</text:p>
              </table:table-cell>
              <table:table-cell office:value-type="float" office:value="693.2" calcext:value-type="float">
                <text:p>693.2</text:p>
              </table:table-cell>
              <table:table-cell table:formula="of:=CONCATENATE(YEAR([.A2443]);&quot;_&quot;;MONTH([.A2443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21</text:p>
              </table:table-cell>
              <table:table-cell office:value-type="float" office:value="12.5172977448" calcext:value-type="float">
                <text:p>12.5172977448</text:p>
              </table:table-cell>
              <table:table-cell office:value-type="float" office:value="339.9" calcext:value-type="float">
                <text:p>339.9</text:p>
              </table:table-cell>
              <table:table-cell table:formula="of:=CONCATENATE(YEAR([.A2444]);&quot;_&quot;;MONTH([.A2444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22</text:p>
              </table:table-cell>
              <table:table-cell office:value-type="float" office:value="10.6491546631" calcext:value-type="float">
                <text:p>10.6491546631</text:p>
              </table:table-cell>
              <table:table-cell office:value-type="float" office:value="350.3" calcext:value-type="float">
                <text:p>350.3</text:p>
              </table:table-cell>
              <table:table-cell table:formula="of:=CONCATENATE(YEAR([.A2445]);&quot;_&quot;;MONTH([.A2445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23</text:p>
              </table:table-cell>
              <table:table-cell office:value-type="float" office:value="14.9356679916" calcext:value-type="float">
                <text:p>14.9356679916</text:p>
              </table:table-cell>
              <table:table-cell office:value-type="float" office:value="488.4" calcext:value-type="float">
                <text:p>488.4</text:p>
              </table:table-cell>
              <table:table-cell table:formula="of:=CONCATENATE(YEAR([.A2446]);&quot;_&quot;;MONTH([.A2446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24</text:p>
              </table:table-cell>
              <table:table-cell office:value-type="float" office:value="13.8620891571" calcext:value-type="float">
                <text:p>13.8620891571</text:p>
              </table:table-cell>
              <table:table-cell office:value-type="float" office:value="529.6" calcext:value-type="float">
                <text:p>529.6</text:p>
              </table:table-cell>
              <table:table-cell table:formula="of:=CONCATENATE(YEAR([.A2447]);&quot;_&quot;;MONTH([.A2447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25</text:p>
              </table:table-cell>
              <table:table-cell office:value-type="float" office:value="6.1228823662" calcext:value-type="float">
                <text:p>6.1228823662</text:p>
              </table:table-cell>
              <table:table-cell office:value-type="float" office:value="1063" calcext:value-type="float">
                <text:p>1063</text:p>
              </table:table-cell>
              <table:table-cell table:formula="of:=CONCATENATE(YEAR([.A2448]);&quot;_&quot;;MONTH([.A2448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26</text:p>
              </table:table-cell>
              <table:table-cell office:value-type="float" office:value="7.3515744209" calcext:value-type="float">
                <text:p>7.3515744209</text:p>
              </table:table-cell>
              <table:table-cell office:value-type="float" office:value="807.9" calcext:value-type="float">
                <text:p>807.9</text:p>
              </table:table-cell>
              <table:table-cell table:formula="of:=CONCATENATE(YEAR([.A2449]);&quot;_&quot;;MONTH([.A2449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27</text:p>
              </table:table-cell>
              <table:table-cell office:value-type="float" office:value="5.5589308739" calcext:value-type="float">
                <text:p>5.5589308739</text:p>
              </table:table-cell>
              <table:table-cell office:value-type="float" office:value="1069" calcext:value-type="float">
                <text:p>1069</text:p>
              </table:table-cell>
              <table:table-cell table:formula="of:=CONCATENATE(YEAR([.A2450]);&quot;_&quot;;MONTH([.A2450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28</text:p>
              </table:table-cell>
              <table:table-cell office:value-type="float" office:value="1.9204815626" calcext:value-type="float">
                <text:p>1.9204815626</text:p>
              </table:table-cell>
              <table:table-cell office:value-type="float" office:value="1767" calcext:value-type="float">
                <text:p>1767</text:p>
              </table:table-cell>
              <table:table-cell table:formula="of:=CONCATENATE(YEAR([.A2451]);&quot;_&quot;;MONTH([.A2451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29</text:p>
              </table:table-cell>
              <table:table-cell office:value-type="float" office:value="0.5737075806" calcext:value-type="float">
                <text:p>0.5737075806</text:p>
              </table:table-cell>
              <table:table-cell office:value-type="float" office:value="815.6" calcext:value-type="float">
                <text:p>815.6</text:p>
              </table:table-cell>
              <table:table-cell table:formula="of:=CONCATENATE(YEAR([.A2452]);&quot;_&quot;;MONTH([.A2452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30</text:p>
              </table:table-cell>
              <table:table-cell office:value-type="float" office:value="2.3300478458" calcext:value-type="float">
                <text:p>2.3300478458</text:p>
              </table:table-cell>
              <table:table-cell office:value-type="float" office:value="1123" calcext:value-type="float">
                <text:p>1123</text:p>
              </table:table-cell>
              <table:table-cell table:formula="of:=CONCATENATE(YEAR([.A2453]);&quot;_&quot;;MONTH([.A2453]))" office:value-type="string" office:string-value="2004_8" calcext:value-type="string">
                <text:p>2004_8</text:p>
              </table:table-cell>
            </table:table-row>
            <table:table-row table:style-name="ro1" table:visibility="collapse">
              <table:table-cell office:value-type="string" calcext:value-type="string">
                <text:p>2004-08-31</text:p>
              </table:table-cell>
              <table:table-cell office:value-type="float" office:value="0.6553448439" calcext:value-type="float">
                <text:p>0.6553448439</text:p>
              </table:table-cell>
              <table:table-cell office:value-type="float" office:value="411.8" calcext:value-type="float">
                <text:p>411.8</text:p>
              </table:table-cell>
              <table:table-cell table:formula="of:=CONCATENATE(YEAR([.A2454]);&quot;_&quot;;MONTH([.A2454]))" office:value-type="string" office:string-value="2004_8" calcext:value-type="string">
                <text:p>2004_8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424:.$B$2454])" office:value-type="float" office:value="902.272968292299" calcext:value-type="float">
              <text:p>902.2729682923</text:p>
            </table:table-cell>
            <table:table-cell/>
            <table:table-cell table:style-name="Result" office:value-type="string" calcext:value-type="string">
              <text:p>2004_8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4-09-01</text:p>
              </table:table-cell>
              <table:table-cell office:value-type="float" office:value="0.1151924878" calcext:value-type="float">
                <text:p>0.1151924878</text:p>
              </table:table-cell>
              <table:table-cell office:value-type="float" office:value="1084" calcext:value-type="float">
                <text:p>1084</text:p>
              </table:table-cell>
              <table:table-cell table:formula="of:=CONCATENATE(YEAR([.A2456]);&quot;_&quot;;MONTH([.A2456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02</text:p>
              </table:table-cell>
              <table:table-cell office:value-type="float" office:value="0.0154110463" calcext:value-type="float">
                <text:p>0.0154110463</text:p>
              </table:table-cell>
              <table:table-cell office:value-type="float" office:value="831.2" calcext:value-type="float">
                <text:p>831.2</text:p>
              </table:table-cell>
              <table:table-cell table:formula="of:=CONCATENATE(YEAR([.A2457]);&quot;_&quot;;MONTH([.A2457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70.9" calcext:value-type="float">
                <text:p>670.9</text:p>
              </table:table-cell>
              <table:table-cell table:formula="of:=CONCATENATE(YEAR([.A2458]);&quot;_&quot;;MONTH([.A2458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04</text:p>
              </table:table-cell>
              <table:table-cell office:value-type="float" office:value="11.1651000977" calcext:value-type="float">
                <text:p>11.1651000977</text:p>
              </table:table-cell>
              <table:table-cell office:value-type="float" office:value="840" calcext:value-type="float">
                <text:p>840</text:p>
              </table:table-cell>
              <table:table-cell table:formula="of:=CONCATENATE(YEAR([.A2459]);&quot;_&quot;;MONTH([.A2459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05</text:p>
              </table:table-cell>
              <table:table-cell office:value-type="float" office:value="2.6366968155" calcext:value-type="float">
                <text:p>2.6366968155</text:p>
              </table:table-cell>
              <table:table-cell office:value-type="float" office:value="892.6" calcext:value-type="float">
                <text:p>892.6</text:p>
              </table:table-cell>
              <table:table-cell table:formula="of:=CONCATENATE(YEAR([.A2460]);&quot;_&quot;;MONTH([.A2460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06</text:p>
              </table:table-cell>
              <table:table-cell office:value-type="float" office:value="5.2581949234" calcext:value-type="float">
                <text:p>5.2581949234</text:p>
              </table:table-cell>
              <table:table-cell office:value-type="float" office:value="763.2" calcext:value-type="float">
                <text:p>763.2</text:p>
              </table:table-cell>
              <table:table-cell table:formula="of:=CONCATENATE(YEAR([.A2461]);&quot;_&quot;;MONTH([.A2461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07</text:p>
              </table:table-cell>
              <table:table-cell office:value-type="float" office:value="20.2553653717" calcext:value-type="float">
                <text:p>20.2553653717</text:p>
              </table:table-cell>
              <table:table-cell office:value-type="float" office:value="541.1" calcext:value-type="float">
                <text:p>541.1</text:p>
              </table:table-cell>
              <table:table-cell table:formula="of:=CONCATENATE(YEAR([.A2462]);&quot;_&quot;;MONTH([.A2462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08</text:p>
              </table:table-cell>
              <table:table-cell office:value-type="float" office:value="3.7133955956" calcext:value-type="float">
                <text:p>3.7133955956</text:p>
              </table:table-cell>
              <table:table-cell office:value-type="float" office:value="427.6" calcext:value-type="float">
                <text:p>427.6</text:p>
              </table:table-cell>
              <table:table-cell table:formula="of:=CONCATENATE(YEAR([.A2463]);&quot;_&quot;;MONTH([.A2463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09</text:p>
              </table:table-cell>
              <table:table-cell office:value-type="float" office:value="3.1711094379" calcext:value-type="float">
                <text:p>3.1711094379</text:p>
              </table:table-cell>
              <table:table-cell office:value-type="float" office:value="391" calcext:value-type="float">
                <text:p>391</text:p>
              </table:table-cell>
              <table:table-cell table:formula="of:=CONCATENATE(YEAR([.A2464]);&quot;_&quot;;MONTH([.A2464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10</text:p>
              </table:table-cell>
              <table:table-cell office:value-type="float" office:value="18.9541454315" calcext:value-type="float">
                <text:p>18.9541454315</text:p>
              </table:table-cell>
              <table:table-cell office:value-type="float" office:value="253" calcext:value-type="float">
                <text:p>253</text:p>
              </table:table-cell>
              <table:table-cell table:formula="of:=CONCATENATE(YEAR([.A2465]);&quot;_&quot;;MONTH([.A2465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11</text:p>
              </table:table-cell>
              <table:table-cell office:value-type="float" office:value="17.2151412964" calcext:value-type="float">
                <text:p>17.2151412964</text:p>
              </table:table-cell>
              <table:table-cell office:value-type="float" office:value="202.6" calcext:value-type="float">
                <text:p>202.6</text:p>
              </table:table-cell>
              <table:table-cell table:formula="of:=CONCATENATE(YEAR([.A2466]);&quot;_&quot;;MONTH([.A2466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12</text:p>
              </table:table-cell>
              <table:table-cell office:value-type="float" office:value="10.4258756638" calcext:value-type="float">
                <text:p>10.4258756638</text:p>
              </table:table-cell>
              <table:table-cell office:value-type="float" office:value="159.2" calcext:value-type="float">
                <text:p>159.2</text:p>
              </table:table-cell>
              <table:table-cell table:formula="of:=CONCATENATE(YEAR([.A2467]);&quot;_&quot;;MONTH([.A2467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13</text:p>
              </table:table-cell>
              <table:table-cell office:value-type="float" office:value="6.2995619774" calcext:value-type="float">
                <text:p>6.2995619774</text:p>
              </table:table-cell>
              <table:table-cell office:value-type="float" office:value="149.6" calcext:value-type="float">
                <text:p>149.6</text:p>
              </table:table-cell>
              <table:table-cell table:formula="of:=CONCATENATE(YEAR([.A2468]);&quot;_&quot;;MONTH([.A2468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14</text:p>
              </table:table-cell>
              <table:table-cell office:value-type="float" office:value="0.6316328049" calcext:value-type="float">
                <text:p>0.6316328049</text:p>
              </table:table-cell>
              <table:table-cell office:value-type="float" office:value="163" calcext:value-type="float">
                <text:p>163</text:p>
              </table:table-cell>
              <table:table-cell table:formula="of:=CONCATENATE(YEAR([.A2469]);&quot;_&quot;;MONTH([.A2469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15</text:p>
              </table:table-cell>
              <table:table-cell office:value-type="float" office:value="0.6989124417" calcext:value-type="float">
                <text:p>0.6989124417</text:p>
              </table:table-cell>
              <table:table-cell office:value-type="float" office:value="137.5" calcext:value-type="float">
                <text:p>137.5</text:p>
              </table:table-cell>
              <table:table-cell table:formula="of:=CONCATENATE(YEAR([.A2470]);&quot;_&quot;;MONTH([.A2470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16</text:p>
              </table:table-cell>
              <table:table-cell office:value-type="float" office:value="0.3876677454" calcext:value-type="float">
                <text:p>0.3876677454</text:p>
              </table:table-cell>
              <table:table-cell office:value-type="float" office:value="129.4" calcext:value-type="float">
                <text:p>129.4</text:p>
              </table:table-cell>
              <table:table-cell table:formula="of:=CONCATENATE(YEAR([.A2471]);&quot;_&quot;;MONTH([.A2471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17</text:p>
              </table:table-cell>
              <table:table-cell office:value-type="float" office:value="1.852134943" calcext:value-type="float">
                <text:p>1.852134943</text:p>
              </table:table-cell>
              <table:table-cell office:value-type="float" office:value="128.5" calcext:value-type="float">
                <text:p>128.5</text:p>
              </table:table-cell>
              <table:table-cell table:formula="of:=CONCATENATE(YEAR([.A2472]);&quot;_&quot;;MONTH([.A2472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18</text:p>
              </table:table-cell>
              <table:table-cell office:value-type="float" office:value="0.8229848742" calcext:value-type="float">
                <text:p>0.8229848742</text:p>
              </table:table-cell>
              <table:table-cell office:value-type="float" office:value="129.2" calcext:value-type="float">
                <text:p>129.2</text:p>
              </table:table-cell>
              <table:table-cell table:formula="of:=CONCATENATE(YEAR([.A2473]);&quot;_&quot;;MONTH([.A2473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4.3" calcext:value-type="float">
                <text:p>114.3</text:p>
              </table:table-cell>
              <table:table-cell table:formula="of:=CONCATENATE(YEAR([.A2474]);&quot;_&quot;;MONTH([.A2474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20</text:p>
              </table:table-cell>
              <table:table-cell office:value-type="float" office:value="2.1240656376" calcext:value-type="float">
                <text:p>2.1240656376</text:p>
              </table:table-cell>
              <table:table-cell office:value-type="float" office:value="89.27" calcext:value-type="float">
                <text:p>89.27</text:p>
              </table:table-cell>
              <table:table-cell table:formula="of:=CONCATENATE(YEAR([.A2475]);&quot;_&quot;;MONTH([.A2475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21</text:p>
              </table:table-cell>
              <table:table-cell office:value-type="float" office:value="7.7311038971" calcext:value-type="float">
                <text:p>7.7311038971</text:p>
              </table:table-cell>
              <table:table-cell office:value-type="float" office:value="105.3" calcext:value-type="float">
                <text:p>105.3</text:p>
              </table:table-cell>
              <table:table-cell table:formula="of:=CONCATENATE(YEAR([.A2476]);&quot;_&quot;;MONTH([.A2476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22</text:p>
              </table:table-cell>
              <table:table-cell office:value-type="float" office:value="8.2114162445" calcext:value-type="float">
                <text:p>8.2114162445</text:p>
              </table:table-cell>
              <table:table-cell office:value-type="float" office:value="105.3" calcext:value-type="float">
                <text:p>105.3</text:p>
              </table:table-cell>
              <table:table-cell table:formula="of:=CONCATENATE(YEAR([.A2477]);&quot;_&quot;;MONTH([.A2477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23</text:p>
              </table:table-cell>
              <table:table-cell office:value-type="float" office:value="7.409473896" calcext:value-type="float">
                <text:p>7.409473896</text:p>
              </table:table-cell>
              <table:table-cell office:value-type="float" office:value="104.6" calcext:value-type="float">
                <text:p>104.6</text:p>
              </table:table-cell>
              <table:table-cell table:formula="of:=CONCATENATE(YEAR([.A2478]);&quot;_&quot;;MONTH([.A2478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24</text:p>
              </table:table-cell>
              <table:table-cell office:value-type="float" office:value="2.4448561668" calcext:value-type="float">
                <text:p>2.4448561668</text:p>
              </table:table-cell>
              <table:table-cell office:value-type="float" office:value="100.1" calcext:value-type="float">
                <text:p>100.1</text:p>
              </table:table-cell>
              <table:table-cell table:formula="of:=CONCATENATE(YEAR([.A2479]);&quot;_&quot;;MONTH([.A2479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25</text:p>
              </table:table-cell>
              <table:table-cell office:value-type="float" office:value="5.1780018806" calcext:value-type="float">
                <text:p>5.1780018806</text:p>
              </table:table-cell>
              <table:table-cell office:value-type="float" office:value="91.79" calcext:value-type="float">
                <text:p>91.79</text:p>
              </table:table-cell>
              <table:table-cell table:formula="of:=CONCATENATE(YEAR([.A2480]);&quot;_&quot;;MONTH([.A2480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26</text:p>
              </table:table-cell>
              <table:table-cell office:value-type="float" office:value="9.1674633026" calcext:value-type="float">
                <text:p>9.1674633026</text:p>
              </table:table-cell>
              <table:table-cell office:value-type="float" office:value="92.36" calcext:value-type="float">
                <text:p>92.36</text:p>
              </table:table-cell>
              <table:table-cell table:formula="of:=CONCATENATE(YEAR([.A2481]);&quot;_&quot;;MONTH([.A2481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27</text:p>
              </table:table-cell>
              <table:table-cell office:value-type="float" office:value="13.2997016907" calcext:value-type="float">
                <text:p>13.2997016907</text:p>
              </table:table-cell>
              <table:table-cell office:value-type="float" office:value="89.19" calcext:value-type="float">
                <text:p>89.19</text:p>
              </table:table-cell>
              <table:table-cell table:formula="of:=CONCATENATE(YEAR([.A2482]);&quot;_&quot;;MONTH([.A2482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28</text:p>
              </table:table-cell>
              <table:table-cell office:value-type="float" office:value="3.6732237339" calcext:value-type="float">
                <text:p>3.6732237339</text:p>
              </table:table-cell>
              <table:table-cell office:value-type="float" office:value="80.82" calcext:value-type="float">
                <text:p>80.82</text:p>
              </table:table-cell>
              <table:table-cell table:formula="of:=CONCATENATE(YEAR([.A2483]);&quot;_&quot;;MONTH([.A2483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29</text:p>
              </table:table-cell>
              <table:table-cell office:value-type="float" office:value="10.804186821" calcext:value-type="float">
                <text:p>10.804186821</text:p>
              </table:table-cell>
              <table:table-cell office:value-type="float" office:value="76.4" calcext:value-type="float">
                <text:p>76.4</text:p>
              </table:table-cell>
              <table:table-cell table:formula="of:=CONCATENATE(YEAR([.A2484]);&quot;_&quot;;MONTH([.A2484]))" office:value-type="string" office:string-value="2004_9" calcext:value-type="string">
                <text:p>2004_9</text:p>
              </table:table-cell>
            </table:table-row>
            <table:table-row table:style-name="ro1" table:visibility="collapse">
              <table:table-cell office:value-type="string" calcext:value-type="string">
                <text:p>2004-09-30</text:p>
              </table:table-cell>
              <table:table-cell office:value-type="float" office:value="1.2373734713" calcext:value-type="float">
                <text:p>1.2373734713</text:p>
              </table:table-cell>
              <table:table-cell office:value-type="float" office:value="84.82" calcext:value-type="float">
                <text:p>84.82</text:p>
              </table:table-cell>
              <table:table-cell table:formula="of:=CONCATENATE(YEAR([.A2485]);&quot;_&quot;;MONTH([.A2485]))" office:value-type="string" office:string-value="2004_9" calcext:value-type="string">
                <text:p>2004_9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456:.$B$2485])" office:value-type="float" office:value="174.8993896963" calcext:value-type="float">
              <text:p>174.8993896963</text:p>
            </table:table-cell>
            <table:table-cell/>
            <table:table-cell table:style-name="Result" office:value-type="string" calcext:value-type="string">
              <text:p>2004_9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5-01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61" calcext:value-type="float">
                <text:p>12.61</text:p>
              </table:table-cell>
              <table:table-cell table:formula="of:=CONCATENATE(YEAR([.A2487]);&quot;_&quot;;MONTH([.A2487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02</text:p>
              </table:table-cell>
              <table:table-cell office:value-type="float" office:value="0.1259848028" calcext:value-type="float">
                <text:p>0.1259848028</text:p>
              </table:table-cell>
              <table:table-cell office:value-type="float" office:value="10.34" calcext:value-type="float">
                <text:p>10.34</text:p>
              </table:table-cell>
              <table:table-cell table:formula="of:=CONCATENATE(YEAR([.A2488]);&quot;_&quot;;MONTH([.A2488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79" calcext:value-type="float">
                <text:p>10.79</text:p>
              </table:table-cell>
              <table:table-cell table:formula="of:=CONCATENATE(YEAR([.A2489]);&quot;_&quot;;MONTH([.A2489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919" calcext:value-type="float">
                <text:p>9.919</text:p>
              </table:table-cell>
              <table:table-cell table:formula="of:=CONCATENATE(YEAR([.A2490]);&quot;_&quot;;MONTH([.A2490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838" calcext:value-type="float">
                <text:p>9.838</text:p>
              </table:table-cell>
              <table:table-cell table:formula="of:=CONCATENATE(YEAR([.A2491]);&quot;_&quot;;MONTH([.A2491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828" calcext:value-type="float">
                <text:p>9.828</text:p>
              </table:table-cell>
              <table:table-cell table:formula="of:=CONCATENATE(YEAR([.A2492]);&quot;_&quot;;MONTH([.A2492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23" calcext:value-type="float">
                <text:p>11.23</text:p>
              </table:table-cell>
              <table:table-cell table:formula="of:=CONCATENATE(YEAR([.A2493]);&quot;_&quot;;MONTH([.A2493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81" calcext:value-type="float">
                <text:p>15.81</text:p>
              </table:table-cell>
              <table:table-cell table:formula="of:=CONCATENATE(YEAR([.A2494]);&quot;_&quot;;MONTH([.A2494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92" calcext:value-type="float">
                <text:p>12.92</text:p>
              </table:table-cell>
              <table:table-cell table:formula="of:=CONCATENATE(YEAR([.A2495]);&quot;_&quot;;MONTH([.A2495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07" calcext:value-type="float">
                <text:p>13.07</text:p>
              </table:table-cell>
              <table:table-cell table:formula="of:=CONCATENATE(YEAR([.A2496]);&quot;_&quot;;MONTH([.A2496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59" calcext:value-type="float">
                <text:p>12.59</text:p>
              </table:table-cell>
              <table:table-cell table:formula="of:=CONCATENATE(YEAR([.A2497]);&quot;_&quot;;MONTH([.A2497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55" calcext:value-type="float">
                <text:p>11.55</text:p>
              </table:table-cell>
              <table:table-cell table:formula="of:=CONCATENATE(YEAR([.A2498]);&quot;_&quot;;MONTH([.A2498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05" calcext:value-type="float">
                <text:p>10.05</text:p>
              </table:table-cell>
              <table:table-cell table:formula="of:=CONCATENATE(YEAR([.A2499]);&quot;_&quot;;MONTH([.A2499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844" calcext:value-type="float">
                <text:p>9.844</text:p>
              </table:table-cell>
              <table:table-cell table:formula="of:=CONCATENATE(YEAR([.A2500]);&quot;_&quot;;MONTH([.A2500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07" calcext:value-type="float">
                <text:p>10.07</text:p>
              </table:table-cell>
              <table:table-cell table:formula="of:=CONCATENATE(YEAR([.A2501]);&quot;_&quot;;MONTH([.A2501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55" calcext:value-type="float">
                <text:p>9.55</text:p>
              </table:table-cell>
              <table:table-cell table:formula="of:=CONCATENATE(YEAR([.A2502]);&quot;_&quot;;MONTH([.A2502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492" calcext:value-type="float">
                <text:p>9.492</text:p>
              </table:table-cell>
              <table:table-cell table:formula="of:=CONCATENATE(YEAR([.A2503]);&quot;_&quot;;MONTH([.A2503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223" calcext:value-type="float">
                <text:p>9.223</text:p>
              </table:table-cell>
              <table:table-cell table:formula="of:=CONCATENATE(YEAR([.A2504]);&quot;_&quot;;MONTH([.A2504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015" calcext:value-type="float">
                <text:p>9.015</text:p>
              </table:table-cell>
              <table:table-cell table:formula="of:=CONCATENATE(YEAR([.A2505]);&quot;_&quot;;MONTH([.A2505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926" calcext:value-type="float">
                <text:p>8.926</text:p>
              </table:table-cell>
              <table:table-cell table:formula="of:=CONCATENATE(YEAR([.A2506]);&quot;_&quot;;MONTH([.A2506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423" calcext:value-type="float">
                <text:p>8.423</text:p>
              </table:table-cell>
              <table:table-cell table:formula="of:=CONCATENATE(YEAR([.A2507]);&quot;_&quot;;MONTH([.A2507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97" calcext:value-type="float">
                <text:p>7.97</text:p>
              </table:table-cell>
              <table:table-cell table:formula="of:=CONCATENATE(YEAR([.A2508]);&quot;_&quot;;MONTH([.A2508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24" calcext:value-type="float">
                <text:p>7.24</text:p>
              </table:table-cell>
              <table:table-cell table:formula="of:=CONCATENATE(YEAR([.A2509]);&quot;_&quot;;MONTH([.A2509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248" calcext:value-type="float">
                <text:p>7.248</text:p>
              </table:table-cell>
              <table:table-cell table:formula="of:=CONCATENATE(YEAR([.A2510]);&quot;_&quot;;MONTH([.A2510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502" calcext:value-type="float">
                <text:p>7.502</text:p>
              </table:table-cell>
              <table:table-cell table:formula="of:=CONCATENATE(YEAR([.A2511]);&quot;_&quot;;MONTH([.A2511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266" calcext:value-type="float">
                <text:p>7.266</text:p>
              </table:table-cell>
              <table:table-cell table:formula="of:=CONCATENATE(YEAR([.A2512]);&quot;_&quot;;MONTH([.A2512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522" calcext:value-type="float">
                <text:p>6.522</text:p>
              </table:table-cell>
              <table:table-cell table:formula="of:=CONCATENATE(YEAR([.A2513]);&quot;_&quot;;MONTH([.A2513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644" calcext:value-type="float">
                <text:p>6.644</text:p>
              </table:table-cell>
              <table:table-cell table:formula="of:=CONCATENATE(YEAR([.A2514]);&quot;_&quot;;MONTH([.A2514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61" calcext:value-type="float">
                <text:p>6.61</text:p>
              </table:table-cell>
              <table:table-cell table:formula="of:=CONCATENATE(YEAR([.A2515]);&quot;_&quot;;MONTH([.A2515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30</text:p>
              </table:table-cell>
              <table:table-cell office:value-type="float" office:value="1.0282566547" calcext:value-type="float">
                <text:p>1.0282566547</text:p>
              </table:table-cell>
              <table:table-cell office:value-type="float" office:value="6.46" calcext:value-type="float">
                <text:p>6.46</text:p>
              </table:table-cell>
              <table:table-cell table:formula="of:=CONCATENATE(YEAR([.A2516]);&quot;_&quot;;MONTH([.A2516]))" office:value-type="string" office:string-value="2005_1" calcext:value-type="string">
                <text:p>2005_1</text:p>
              </table:table-cell>
            </table:table-row>
            <table:table-row table:style-name="ro1" table:visibility="collapse">
              <table:table-cell office:value-type="string" calcext:value-type="string">
                <text:p>2005-01-31</text:p>
              </table:table-cell>
              <table:table-cell office:value-type="float" office:value="1.9593118429" calcext:value-type="float">
                <text:p>1.9593118429</text:p>
              </table:table-cell>
              <table:table-cell office:value-type="float" office:value="6.537" calcext:value-type="float">
                <text:p>6.537</text:p>
              </table:table-cell>
              <table:table-cell table:formula="of:=CONCATENATE(YEAR([.A2517]);&quot;_&quot;;MONTH([.A2517]))" office:value-type="string" office:string-value="2005_1" calcext:value-type="string">
                <text:p>2005_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487:.$B$2517])" office:value-type="float" office:value="3.1135533004" calcext:value-type="float">
              <text:p>3.1135533004</text:p>
            </table:table-cell>
            <table:table-cell/>
            <table:table-cell table:style-name="Result" office:value-type="string" calcext:value-type="string">
              <text:p>2005_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5-10-01</text:p>
              </table:table-cell>
              <table:table-cell office:value-type="float" office:value="1.6437430382" calcext:value-type="float">
                <text:p>1.6437430382</text:p>
              </table:table-cell>
              <table:table-cell office:value-type="float" office:value="75" calcext:value-type="float">
                <text:p>75</text:p>
              </table:table-cell>
              <table:table-cell table:formula="of:=CONCATENATE(YEAR([.A2519]);&quot;_&quot;;MONTH([.A2519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02</text:p>
              </table:table-cell>
              <table:table-cell office:value-type="float" office:value="0.1404734552" calcext:value-type="float">
                <text:p>0.1404734552</text:p>
              </table:table-cell>
              <table:table-cell office:value-type="float" office:value="70" calcext:value-type="float">
                <text:p>70</text:p>
              </table:table-cell>
              <table:table-cell table:formula="of:=CONCATENATE(YEAR([.A2520]);&quot;_&quot;;MONTH([.A2520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03</text:p>
              </table:table-cell>
              <table:table-cell office:value-type="float" office:value="0.1251669079" calcext:value-type="float">
                <text:p>0.1251669079</text:p>
              </table:table-cell>
              <table:table-cell office:value-type="float" office:value="68.21" calcext:value-type="float">
                <text:p>68.21</text:p>
              </table:table-cell>
              <table:table-cell table:formula="of:=CONCATENATE(YEAR([.A2521]);&quot;_&quot;;MONTH([.A2521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04</text:p>
              </table:table-cell>
              <table:table-cell office:value-type="float" office:value="1.9643781185" calcext:value-type="float">
                <text:p>1.9643781185</text:p>
              </table:table-cell>
              <table:table-cell office:value-type="float" office:value="105.2" calcext:value-type="float">
                <text:p>105.2</text:p>
              </table:table-cell>
              <table:table-cell table:formula="of:=CONCATENATE(YEAR([.A2522]);&quot;_&quot;;MONTH([.A2522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05</text:p>
              </table:table-cell>
              <table:table-cell office:value-type="float" office:value="10.9585237503" calcext:value-type="float">
                <text:p>10.9585237503</text:p>
              </table:table-cell>
              <table:table-cell office:value-type="float" office:value="105.8" calcext:value-type="float">
                <text:p>105.8</text:p>
              </table:table-cell>
              <table:table-cell table:formula="of:=CONCATENATE(YEAR([.A2523]);&quot;_&quot;;MONTH([.A2523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06</text:p>
              </table:table-cell>
              <table:table-cell office:value-type="float" office:value="1.3004909754" calcext:value-type="float">
                <text:p>1.3004909754</text:p>
              </table:table-cell>
              <table:table-cell office:value-type="float" office:value="61.11" calcext:value-type="float">
                <text:p>61.11</text:p>
              </table:table-cell>
              <table:table-cell table:formula="of:=CONCATENATE(YEAR([.A2524]);&quot;_&quot;;MONTH([.A2524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07</text:p>
              </table:table-cell>
              <table:table-cell office:value-type="float" office:value="0.0368102118" calcext:value-type="float">
                <text:p>0.0368102118</text:p>
              </table:table-cell>
              <table:table-cell office:value-type="float" office:value="57" calcext:value-type="float">
                <text:p>57</text:p>
              </table:table-cell>
              <table:table-cell table:formula="of:=CONCATENATE(YEAR([.A2525]);&quot;_&quot;;MONTH([.A2525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08</text:p>
              </table:table-cell>
              <table:table-cell office:value-type="float" office:value="1.901568532" calcext:value-type="float">
                <text:p>1.901568532</text:p>
              </table:table-cell>
              <table:table-cell office:value-type="float" office:value="52.63" calcext:value-type="float">
                <text:p>52.63</text:p>
              </table:table-cell>
              <table:table-cell table:formula="of:=CONCATENATE(YEAR([.A2526]);&quot;_&quot;;MONTH([.A2526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09</text:p>
              </table:table-cell>
              <table:table-cell office:value-type="float" office:value="11.7441759109" calcext:value-type="float">
                <text:p>11.7441759109</text:p>
              </table:table-cell>
              <table:table-cell office:value-type="float" office:value="53.14" calcext:value-type="float">
                <text:p>53.14</text:p>
              </table:table-cell>
              <table:table-cell table:formula="of:=CONCATENATE(YEAR([.A2527]);&quot;_&quot;;MONTH([.A2527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10</text:p>
              </table:table-cell>
              <table:table-cell office:value-type="float" office:value="0.8780841827" calcext:value-type="float">
                <text:p>0.8780841827</text:p>
              </table:table-cell>
              <table:table-cell office:value-type="float" office:value="60.55" calcext:value-type="float">
                <text:p>60.55</text:p>
              </table:table-cell>
              <table:table-cell table:formula="of:=CONCATENATE(YEAR([.A2528]);&quot;_&quot;;MONTH([.A2528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11</text:p>
              </table:table-cell>
              <table:table-cell office:value-type="float" office:value="0.7749902606" calcext:value-type="float">
                <text:p>0.7749902606</text:p>
              </table:table-cell>
              <table:table-cell office:value-type="float" office:value="80.58" calcext:value-type="float">
                <text:p>80.58</text:p>
              </table:table-cell>
              <table:table-cell table:formula="of:=CONCATENATE(YEAR([.A2529]);&quot;_&quot;;MONTH([.A2529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12</text:p>
              </table:table-cell>
              <table:table-cell office:value-type="float" office:value="22.3626937866" calcext:value-type="float">
                <text:p>22.3626937866</text:p>
              </table:table-cell>
              <table:table-cell office:value-type="float" office:value="79.22" calcext:value-type="float">
                <text:p>79.22</text:p>
              </table:table-cell>
              <table:table-cell table:formula="of:=CONCATENATE(YEAR([.A2530]);&quot;_&quot;;MONTH([.A2530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13</text:p>
              </table:table-cell>
              <table:table-cell office:value-type="float" office:value="12.1449270248" calcext:value-type="float">
                <text:p>12.1449270248</text:p>
              </table:table-cell>
              <table:table-cell office:value-type="float" office:value="71.76" calcext:value-type="float">
                <text:p>71.76</text:p>
              </table:table-cell>
              <table:table-cell table:formula="of:=CONCATENATE(YEAR([.A2531]);&quot;_&quot;;MONTH([.A2531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14</text:p>
              </table:table-cell>
              <table:table-cell office:value-type="float" office:value="28.8788719177" calcext:value-type="float">
                <text:p>28.8788719177</text:p>
              </table:table-cell>
              <table:table-cell office:value-type="float" office:value="55" calcext:value-type="float">
                <text:p>55</text:p>
              </table:table-cell>
              <table:table-cell table:formula="of:=CONCATENATE(YEAR([.A2532]);&quot;_&quot;;MONTH([.A2532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15</text:p>
              </table:table-cell>
              <table:table-cell office:value-type="float" office:value="38.5384101868" calcext:value-type="float">
                <text:p>38.5384101868</text:p>
              </table:table-cell>
              <table:table-cell office:value-type="float" office:value="49.71" calcext:value-type="float">
                <text:p>49.71</text:p>
              </table:table-cell>
              <table:table-cell table:formula="of:=CONCATENATE(YEAR([.A2533]);&quot;_&quot;;MONTH([.A2533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16</text:p>
              </table:table-cell>
              <table:table-cell office:value-type="float" office:value="6.4855751991" calcext:value-type="float">
                <text:p>6.4855751991</text:p>
              </table:table-cell>
              <table:table-cell office:value-type="float" office:value="47.3" calcext:value-type="float">
                <text:p>47.3</text:p>
              </table:table-cell>
              <table:table-cell table:formula="of:=CONCATENATE(YEAR([.A2534]);&quot;_&quot;;MONTH([.A2534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17</text:p>
              </table:table-cell>
              <table:table-cell office:value-type="float" office:value="7.9659018517" calcext:value-type="float">
                <text:p>7.9659018517</text:p>
              </table:table-cell>
              <table:table-cell office:value-type="float" office:value="47.3" calcext:value-type="float">
                <text:p>47.3</text:p>
              </table:table-cell>
              <table:table-cell table:formula="of:=CONCATENATE(YEAR([.A2535]);&quot;_&quot;;MONTH([.A2535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18</text:p>
              </table:table-cell>
              <table:table-cell office:value-type="float" office:value="7.5143957138" calcext:value-type="float">
                <text:p>7.5143957138</text:p>
              </table:table-cell>
              <table:table-cell office:value-type="float" office:value="79.22" calcext:value-type="float">
                <text:p>79.22</text:p>
              </table:table-cell>
              <table:table-cell table:formula="of:=CONCATENATE(YEAR([.A2536]);&quot;_&quot;;MONTH([.A2536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19</text:p>
              </table:table-cell>
              <table:table-cell office:value-type="float" office:value="23.8317222595" calcext:value-type="float">
                <text:p>23.8317222595</text:p>
              </table:table-cell>
              <table:table-cell office:value-type="float" office:value="68.03" calcext:value-type="float">
                <text:p>68.03</text:p>
              </table:table-cell>
              <table:table-cell table:formula="of:=CONCATENATE(YEAR([.A2537]);&quot;_&quot;;MONTH([.A2537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20</text:p>
              </table:table-cell>
              <table:table-cell office:value-type="float" office:value="0.7219830155" calcext:value-type="float">
                <text:p>0.7219830155</text:p>
              </table:table-cell>
              <table:table-cell office:value-type="float" office:value="51.35" calcext:value-type="float">
                <text:p>51.35</text:p>
              </table:table-cell>
              <table:table-cell table:formula="of:=CONCATENATE(YEAR([.A2538]);&quot;_&quot;;MONTH([.A2538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21</text:p>
              </table:table-cell>
              <table:table-cell office:value-type="float" office:value="0.0338733718" calcext:value-type="float">
                <text:p>0.0338733718</text:p>
              </table:table-cell>
              <table:table-cell office:value-type="float" office:value="45" calcext:value-type="float">
                <text:p>45</text:p>
              </table:table-cell>
              <table:table-cell table:formula="of:=CONCATENATE(YEAR([.A2539]);&quot;_&quot;;MONTH([.A2539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22</text:p>
              </table:table-cell>
              <table:table-cell office:value-type="float" office:value="2.3988659382" calcext:value-type="float">
                <text:p>2.3988659382</text:p>
              </table:table-cell>
              <table:table-cell office:value-type="float" office:value="40" calcext:value-type="float">
                <text:p>40</text:p>
              </table:table-cell>
              <table:table-cell table:formula="of:=CONCATENATE(YEAR([.A2540]);&quot;_&quot;;MONTH([.A2540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23</text:p>
              </table:table-cell>
              <table:table-cell office:value-type="float" office:value="5.5503153801" calcext:value-type="float">
                <text:p>5.5503153801</text:p>
              </table:table-cell>
              <table:table-cell office:value-type="float" office:value="44" calcext:value-type="float">
                <text:p>44</text:p>
              </table:table-cell>
              <table:table-cell table:formula="of:=CONCATENATE(YEAR([.A2541]);&quot;_&quot;;MONTH([.A2541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24</text:p>
              </table:table-cell>
              <table:table-cell office:value-type="float" office:value="1.6443557739" calcext:value-type="float">
                <text:p>1.6443557739</text:p>
              </table:table-cell>
              <table:table-cell office:value-type="float" office:value="71.76" calcext:value-type="float">
                <text:p>71.76</text:p>
              </table:table-cell>
              <table:table-cell table:formula="of:=CONCATENATE(YEAR([.A2542]);&quot;_&quot;;MONTH([.A2542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25</text:p>
              </table:table-cell>
              <table:table-cell office:value-type="float" office:value="0.1879074574" calcext:value-type="float">
                <text:p>0.1879074574</text:p>
              </table:table-cell>
              <table:table-cell office:value-type="float" office:value="51.32" calcext:value-type="float">
                <text:p>51.32</text:p>
              </table:table-cell>
              <table:table-cell table:formula="of:=CONCATENATE(YEAR([.A2543]);&quot;_&quot;;MONTH([.A2543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26</text:p>
              </table:table-cell>
              <table:table-cell office:value-type="float" office:value="10.5853862762" calcext:value-type="float">
                <text:p>10.5853862762</text:p>
              </table:table-cell>
              <table:table-cell office:value-type="float" office:value="51.1" calcext:value-type="float">
                <text:p>51.1</text:p>
              </table:table-cell>
              <table:table-cell table:formula="of:=CONCATENATE(YEAR([.A2544]);&quot;_&quot;;MONTH([.A2544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27</text:p>
              </table:table-cell>
              <table:table-cell office:value-type="float" office:value="3.1428663731" calcext:value-type="float">
                <text:p>3.1428663731</text:p>
              </table:table-cell>
              <table:table-cell office:value-type="float" office:value="47.3" calcext:value-type="float">
                <text:p>47.3</text:p>
              </table:table-cell>
              <table:table-cell table:formula="of:=CONCATENATE(YEAR([.A2545]);&quot;_&quot;;MONTH([.A2545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28</text:p>
              </table:table-cell>
              <table:table-cell office:value-type="float" office:value="7.1980223656" calcext:value-type="float">
                <text:p>7.1980223656</text:p>
              </table:table-cell>
              <table:table-cell office:value-type="float" office:value="40" calcext:value-type="float">
                <text:p>40</text:p>
              </table:table-cell>
              <table:table-cell table:formula="of:=CONCATENATE(YEAR([.A2546]);&quot;_&quot;;MONTH([.A2546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29</text:p>
              </table:table-cell>
              <table:table-cell office:value-type="float" office:value="0.8435037732" calcext:value-type="float">
                <text:p>0.8435037732</text:p>
              </table:table-cell>
              <table:table-cell office:value-type="float" office:value="39.91" calcext:value-type="float">
                <text:p>39.91</text:p>
              </table:table-cell>
              <table:table-cell table:formula="of:=CONCATENATE(YEAR([.A2547]);&quot;_&quot;;MONTH([.A2547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30</text:p>
              </table:table-cell>
              <table:table-cell office:value-type="float" office:value="4.4011611938" calcext:value-type="float">
                <text:p>4.4011611938</text:p>
              </table:table-cell>
              <table:table-cell office:value-type="float" office:value="43.03" calcext:value-type="float">
                <text:p>43.03</text:p>
              </table:table-cell>
              <table:table-cell table:formula="of:=CONCATENATE(YEAR([.A2548]);&quot;_&quot;;MONTH([.A2548]))" office:value-type="string" office:string-value="2005_10" calcext:value-type="string">
                <text:p>2005_10</text:p>
              </table:table-cell>
            </table:table-row>
            <table:table-row table:style-name="ro1" table:visibility="collapse">
              <table:table-cell office:value-type="string" calcext:value-type="string">
                <text:p>2005-10-31</text:p>
              </table:table-cell>
              <table:table-cell office:value-type="float" office:value="2.9201843739" calcext:value-type="float">
                <text:p>2.9201843739</text:p>
              </table:table-cell>
              <table:table-cell office:value-type="float" office:value="45.36" calcext:value-type="float">
                <text:p>45.36</text:p>
              </table:table-cell>
              <table:table-cell table:formula="of:=CONCATENATE(YEAR([.A2549]);&quot;_&quot;;MONTH([.A2549]))" office:value-type="string" office:string-value="2005_10" calcext:value-type="string">
                <text:p>2005_10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519:.$B$2549])" office:value-type="float" office:value="218.8193285762" calcext:value-type="float">
              <text:p>218.8193285762</text:p>
            </table:table-cell>
            <table:table-cell/>
            <table:table-cell table:style-name="Result" office:value-type="string" calcext:value-type="string">
              <text:p>2005_10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5-11-01</text:p>
              </table:table-cell>
              <table:table-cell office:value-type="float" office:value="0.4949181974" calcext:value-type="float">
                <text:p>0.4949181974</text:p>
              </table:table-cell>
              <table:table-cell office:value-type="float" office:value="40.6" calcext:value-type="float">
                <text:p>40.6</text:p>
              </table:table-cell>
              <table:table-cell table:formula="of:=CONCATENATE(YEAR([.A2551]);&quot;_&quot;;MONTH([.A2551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02</text:p>
              </table:table-cell>
              <table:table-cell office:value-type="float" office:value="9.0335817337" calcext:value-type="float">
                <text:p>9.0335817337</text:p>
              </table:table-cell>
              <table:table-cell office:value-type="float" office:value="37.38" calcext:value-type="float">
                <text:p>37.38</text:p>
              </table:table-cell>
              <table:table-cell table:formula="of:=CONCATENATE(YEAR([.A2552]);&quot;_&quot;;MONTH([.A2552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03</text:p>
              </table:table-cell>
              <table:table-cell office:value-type="float" office:value="1.8639910221" calcext:value-type="float">
                <text:p>1.8639910221</text:p>
              </table:table-cell>
              <table:table-cell office:value-type="float" office:value="37.94" calcext:value-type="float">
                <text:p>37.94</text:p>
              </table:table-cell>
              <table:table-cell table:formula="of:=CONCATENATE(YEAR([.A2553]);&quot;_&quot;;MONTH([.A2553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04</text:p>
              </table:table-cell>
              <table:table-cell office:value-type="float" office:value="0.037496198" calcext:value-type="float">
                <text:p>0.037496198</text:p>
              </table:table-cell>
              <table:table-cell office:value-type="float" office:value="35" calcext:value-type="float">
                <text:p>35</text:p>
              </table:table-cell>
              <table:table-cell table:formula="of:=CONCATENATE(YEAR([.A2554]);&quot;_&quot;;MONTH([.A2554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5.28" calcext:value-type="float">
                <text:p>35.28</text:p>
              </table:table-cell>
              <table:table-cell table:formula="of:=CONCATENATE(YEAR([.A2555]);&quot;_&quot;;MONTH([.A2555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06</text:p>
              </table:table-cell>
              <table:table-cell office:value-type="float" office:value="0.8352103233" calcext:value-type="float">
                <text:p>0.8352103233</text:p>
              </table:table-cell>
              <table:table-cell office:value-type="float" office:value="28" calcext:value-type="float">
                <text:p>28</text:p>
              </table:table-cell>
              <table:table-cell table:formula="of:=CONCATENATE(YEAR([.A2556]);&quot;_&quot;;MONTH([.A2556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3.9" calcext:value-type="float">
                <text:p>33.9</text:p>
              </table:table-cell>
              <table:table-cell table:formula="of:=CONCATENATE(YEAR([.A2557]);&quot;_&quot;;MONTH([.A2557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1.33" calcext:value-type="float">
                <text:p>31.33</text:p>
              </table:table-cell>
              <table:table-cell table:formula="of:=CONCATENATE(YEAR([.A2558]);&quot;_&quot;;MONTH([.A2558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9.03" calcext:value-type="float">
                <text:p>29.03</text:p>
              </table:table-cell>
              <table:table-cell table:formula="of:=CONCATENATE(YEAR([.A2559]);&quot;_&quot;;MONTH([.A2559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8.62" calcext:value-type="float">
                <text:p>28.62</text:p>
              </table:table-cell>
              <table:table-cell table:formula="of:=CONCATENATE(YEAR([.A2560]);&quot;_&quot;;MONTH([.A2560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5" calcext:value-type="float">
                <text:p>25</text:p>
              </table:table-cell>
              <table:table-cell table:formula="of:=CONCATENATE(YEAR([.A2561]);&quot;_&quot;;MONTH([.A2561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12</text:p>
              </table:table-cell>
              <table:table-cell office:value-type="float" office:value="2.4505383968" calcext:value-type="float">
                <text:p>2.4505383968</text:p>
              </table:table-cell>
              <table:table-cell office:value-type="float" office:value="28.47" calcext:value-type="float">
                <text:p>28.47</text:p>
              </table:table-cell>
              <table:table-cell table:formula="of:=CONCATENATE(YEAR([.A2562]);&quot;_&quot;;MONTH([.A2562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6.83" calcext:value-type="float">
                <text:p>26.83</text:p>
              </table:table-cell>
              <table:table-cell table:formula="of:=CONCATENATE(YEAR([.A2563]);&quot;_&quot;;MONTH([.A2563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.86" calcext:value-type="float">
                <text:p>23.86</text:p>
              </table:table-cell>
              <table:table-cell table:formula="of:=CONCATENATE(YEAR([.A2564]);&quot;_&quot;;MONTH([.A2564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83" calcext:value-type="float">
                <text:p>22.83</text:p>
              </table:table-cell>
              <table:table-cell table:formula="of:=CONCATENATE(YEAR([.A2565]);&quot;_&quot;;MONTH([.A2565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9" calcext:value-type="float">
                <text:p>22.9</text:p>
              </table:table-cell>
              <table:table-cell table:formula="of:=CONCATENATE(YEAR([.A2566]);&quot;_&quot;;MONTH([.A2566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36" calcext:value-type="float">
                <text:p>22.36</text:p>
              </table:table-cell>
              <table:table-cell table:formula="of:=CONCATENATE(YEAR([.A2567]);&quot;_&quot;;MONTH([.A2567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" calcext:value-type="float">
                <text:p>18</text:p>
              </table:table-cell>
              <table:table-cell table:formula="of:=CONCATENATE(YEAR([.A2568]);&quot;_&quot;;MONTH([.A2568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93" calcext:value-type="float">
                <text:p>21.93</text:p>
              </table:table-cell>
              <table:table-cell table:formula="of:=CONCATENATE(YEAR([.A2569]);&quot;_&quot;;MONTH([.A2569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" calcext:value-type="float">
                <text:p>23</text:p>
              </table:table-cell>
              <table:table-cell table:formula="of:=CONCATENATE(YEAR([.A2570]);&quot;_&quot;;MONTH([.A2570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.4" calcext:value-type="float">
                <text:p>23.4</text:p>
              </table:table-cell>
              <table:table-cell table:formula="of:=CONCATENATE(YEAR([.A2571]);&quot;_&quot;;MONTH([.A2571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22</text:p>
              </table:table-cell>
              <table:table-cell office:value-type="float" office:value="1.7280070782" calcext:value-type="float">
                <text:p>1.7280070782</text:p>
              </table:table-cell>
              <table:table-cell office:value-type="float" office:value="24.63" calcext:value-type="float">
                <text:p>24.63</text:p>
              </table:table-cell>
              <table:table-cell table:formula="of:=CONCATENATE(YEAR([.A2572]);&quot;_&quot;;MONTH([.A2572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23</text:p>
              </table:table-cell>
              <table:table-cell office:value-type="float" office:value="6.8155860901" calcext:value-type="float">
                <text:p>6.8155860901</text:p>
              </table:table-cell>
              <table:table-cell office:value-type="float" office:value="23.51" calcext:value-type="float">
                <text:p>23.51</text:p>
              </table:table-cell>
              <table:table-cell table:formula="of:=CONCATENATE(YEAR([.A2573]);&quot;_&quot;;MONTH([.A2573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24</text:p>
              </table:table-cell>
              <table:table-cell office:value-type="float" office:value="8.3486642838" calcext:value-type="float">
                <text:p>8.3486642838</text:p>
              </table:table-cell>
              <table:table-cell office:value-type="float" office:value="34.43" calcext:value-type="float">
                <text:p>34.43</text:p>
              </table:table-cell>
              <table:table-cell table:formula="of:=CONCATENATE(YEAR([.A2574]);&quot;_&quot;;MONTH([.A2574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25</text:p>
              </table:table-cell>
              <table:table-cell office:value-type="float" office:value="1.7566506863" calcext:value-type="float">
                <text:p>1.7566506863</text:p>
              </table:table-cell>
              <table:table-cell office:value-type="float" office:value="35" calcext:value-type="float">
                <text:p>35</text:p>
              </table:table-cell>
              <table:table-cell table:formula="of:=CONCATENATE(YEAR([.A2575]);&quot;_&quot;;MONTH([.A2575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26</text:p>
              </table:table-cell>
              <table:table-cell office:value-type="float" office:value="0.7857781649" calcext:value-type="float">
                <text:p>0.7857781649</text:p>
              </table:table-cell>
              <table:table-cell office:value-type="float" office:value="27.54" calcext:value-type="float">
                <text:p>27.54</text:p>
              </table:table-cell>
              <table:table-cell table:formula="of:=CONCATENATE(YEAR([.A2576]);&quot;_&quot;;MONTH([.A2576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.77" calcext:value-type="float">
                <text:p>23.77</text:p>
              </table:table-cell>
              <table:table-cell table:formula="of:=CONCATENATE(YEAR([.A2577]);&quot;_&quot;;MONTH([.A2577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.25" calcext:value-type="float">
                <text:p>23.25</text:p>
              </table:table-cell>
              <table:table-cell table:formula="of:=CONCATENATE(YEAR([.A2578]);&quot;_&quot;;MONTH([.A2578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47" calcext:value-type="float">
                <text:p>22.47</text:p>
              </table:table-cell>
              <table:table-cell table:formula="of:=CONCATENATE(YEAR([.A2579]);&quot;_&quot;;MONTH([.A2579]))" office:value-type="string" office:string-value="2005_11" calcext:value-type="string">
                <text:p>2005_11</text:p>
              </table:table-cell>
            </table:table-row>
            <table:table-row table:style-name="ro1" table:visibility="collapse">
              <table:table-cell office:value-type="string" calcext:value-type="string">
                <text:p>2005-1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61" calcext:value-type="float">
                <text:p>21.61</text:p>
              </table:table-cell>
              <table:table-cell table:formula="of:=CONCATENATE(YEAR([.A2580]);&quot;_&quot;;MONTH([.A2580]))" office:value-type="string" office:string-value="2005_11" calcext:value-type="string">
                <text:p>2005_1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551:.$B$2580])" office:value-type="float" office:value="34.1504221746" calcext:value-type="float">
              <text:p>34.1504221746</text:p>
            </table:table-cell>
            <table:table-cell/>
            <table:table-cell table:style-name="Result" office:value-type="string" calcext:value-type="string">
              <text:p>2005_1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5-1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86" calcext:value-type="float">
                <text:p>20.86</text:p>
              </table:table-cell>
              <table:table-cell table:formula="of:=CONCATENATE(YEAR([.A2582]);&quot;_&quot;;MONTH([.A2582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8" calcext:value-type="float">
                <text:p>18.8</text:p>
              </table:table-cell>
              <table:table-cell table:formula="of:=CONCATENATE(YEAR([.A2583]);&quot;_&quot;;MONTH([.A2583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03</text:p>
              </table:table-cell>
              <table:table-cell office:value-type="float" office:value="0.2789652646" calcext:value-type="float">
                <text:p>0.2789652646</text:p>
              </table:table-cell>
              <table:table-cell office:value-type="float" office:value="19.15" calcext:value-type="float">
                <text:p>19.15</text:p>
              </table:table-cell>
              <table:table-cell table:formula="of:=CONCATENATE(YEAR([.A2584]);&quot;_&quot;;MONTH([.A2584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04</text:p>
              </table:table-cell>
              <table:table-cell office:value-type="float" office:value="0.6304258108" calcext:value-type="float">
                <text:p>0.6304258108</text:p>
              </table:table-cell>
              <table:table-cell office:value-type="float" office:value="18.69" calcext:value-type="float">
                <text:p>18.69</text:p>
              </table:table-cell>
              <table:table-cell table:formula="of:=CONCATENATE(YEAR([.A2585]);&quot;_&quot;;MONTH([.A2585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05</text:p>
              </table:table-cell>
              <table:table-cell office:value-type="float" office:value="0.1978894919" calcext:value-type="float">
                <text:p>0.1978894919</text:p>
              </table:table-cell>
              <table:table-cell office:value-type="float" office:value="17.45" calcext:value-type="float">
                <text:p>17.45</text:p>
              </table:table-cell>
              <table:table-cell table:formula="of:=CONCATENATE(YEAR([.A2586]);&quot;_&quot;;MONTH([.A2586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25" calcext:value-type="float">
                <text:p>17.25</text:p>
              </table:table-cell>
              <table:table-cell table:formula="of:=CONCATENATE(YEAR([.A2587]);&quot;_&quot;;MONTH([.A2587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48" calcext:value-type="float">
                <text:p>16.48</text:p>
              </table:table-cell>
              <table:table-cell table:formula="of:=CONCATENATE(YEAR([.A2588]);&quot;_&quot;;MONTH([.A2588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54" calcext:value-type="float">
                <text:p>14.54</text:p>
              </table:table-cell>
              <table:table-cell table:formula="of:=CONCATENATE(YEAR([.A2589]);&quot;_&quot;;MONTH([.A2589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3" calcext:value-type="float">
                <text:p>15.3</text:p>
              </table:table-cell>
              <table:table-cell table:formula="of:=CONCATENATE(YEAR([.A2590]);&quot;_&quot;;MONTH([.A2590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4" calcext:value-type="float">
                <text:p>13.4</text:p>
              </table:table-cell>
              <table:table-cell table:formula="of:=CONCATENATE(YEAR([.A2591]);&quot;_&quot;;MONTH([.A2591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66" calcext:value-type="float">
                <text:p>12.66</text:p>
              </table:table-cell>
              <table:table-cell table:formula="of:=CONCATENATE(YEAR([.A2592]);&quot;_&quot;;MONTH([.A2592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45" calcext:value-type="float">
                <text:p>12.45</text:p>
              </table:table-cell>
              <table:table-cell table:formula="of:=CONCATENATE(YEAR([.A2593]);&quot;_&quot;;MONTH([.A2593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2" calcext:value-type="float">
                <text:p>14.2</text:p>
              </table:table-cell>
              <table:table-cell table:formula="of:=CONCATENATE(YEAR([.A2594]);&quot;_&quot;;MONTH([.A2594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3" calcext:value-type="float">
                <text:p>13.3</text:p>
              </table:table-cell>
              <table:table-cell table:formula="of:=CONCATENATE(YEAR([.A2595]);&quot;_&quot;;MONTH([.A2595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4" calcext:value-type="float">
                <text:p>13.4</text:p>
              </table:table-cell>
              <table:table-cell table:formula="of:=CONCATENATE(YEAR([.A2596]);&quot;_&quot;;MONTH([.A2596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7" calcext:value-type="float">
                <text:p>12.7</text:p>
              </table:table-cell>
              <table:table-cell table:formula="of:=CONCATENATE(YEAR([.A2597]);&quot;_&quot;;MONTH([.A2597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2" calcext:value-type="float">
                <text:p>12.2</text:p>
              </table:table-cell>
              <table:table-cell table:formula="of:=CONCATENATE(YEAR([.A2598]);&quot;_&quot;;MONTH([.A2598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8" calcext:value-type="float">
                <text:p>11.8</text:p>
              </table:table-cell>
              <table:table-cell table:formula="of:=CONCATENATE(YEAR([.A2599]);&quot;_&quot;;MONTH([.A2599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6" calcext:value-type="float">
                <text:p>11.6</text:p>
              </table:table-cell>
              <table:table-cell table:formula="of:=CONCATENATE(YEAR([.A2600]);&quot;_&quot;;MONTH([.A2600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4" calcext:value-type="float">
                <text:p>11.4</text:p>
              </table:table-cell>
              <table:table-cell table:formula="of:=CONCATENATE(YEAR([.A2601]);&quot;_&quot;;MONTH([.A2601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2" calcext:value-type="float">
                <text:p>11.2</text:p>
              </table:table-cell>
              <table:table-cell table:formula="of:=CONCATENATE(YEAR([.A2602]);&quot;_&quot;;MONTH([.A2602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7" calcext:value-type="float">
                <text:p>10.7</text:p>
              </table:table-cell>
              <table:table-cell table:formula="of:=CONCATENATE(YEAR([.A2603]);&quot;_&quot;;MONTH([.A2603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6" calcext:value-type="float">
                <text:p>10.6</text:p>
              </table:table-cell>
              <table:table-cell table:formula="of:=CONCATENATE(YEAR([.A2604]);&quot;_&quot;;MONTH([.A2604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3" calcext:value-type="float">
                <text:p>10.3</text:p>
              </table:table-cell>
              <table:table-cell table:formula="of:=CONCATENATE(YEAR([.A2605]);&quot;_&quot;;MONTH([.A2605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" calcext:value-type="float">
                <text:p>10</text:p>
              </table:table-cell>
              <table:table-cell table:formula="of:=CONCATENATE(YEAR([.A2606]);&quot;_&quot;;MONTH([.A2606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9" calcext:value-type="float">
                <text:p>9.9</text:p>
              </table:table-cell>
              <table:table-cell table:formula="of:=CONCATENATE(YEAR([.A2607]);&quot;_&quot;;MONTH([.A2607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8" calcext:value-type="float">
                <text:p>9.8</text:p>
              </table:table-cell>
              <table:table-cell table:formula="of:=CONCATENATE(YEAR([.A2608]);&quot;_&quot;;MONTH([.A2608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7" calcext:value-type="float">
                <text:p>9.7</text:p>
              </table:table-cell>
              <table:table-cell table:formula="of:=CONCATENATE(YEAR([.A2609]);&quot;_&quot;;MONTH([.A2609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2" calcext:value-type="float">
                <text:p>9.2</text:p>
              </table:table-cell>
              <table:table-cell table:formula="of:=CONCATENATE(YEAR([.A2610]);&quot;_&quot;;MONTH([.A2610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1" calcext:value-type="float">
                <text:p>9.1</text:p>
              </table:table-cell>
              <table:table-cell table:formula="of:=CONCATENATE(YEAR([.A2611]);&quot;_&quot;;MONTH([.A2611]))" office:value-type="string" office:string-value="2005_12" calcext:value-type="string">
                <text:p>2005_12</text:p>
              </table:table-cell>
            </table:table-row>
            <table:table-row table:style-name="ro1" table:visibility="collapse">
              <table:table-cell office:value-type="string" calcext:value-type="string">
                <text:p>2005-12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" calcext:value-type="float">
                <text:p>9</text:p>
              </table:table-cell>
              <table:table-cell table:formula="of:=CONCATENATE(YEAR([.A2612]);&quot;_&quot;;MONTH([.A2612]))" office:value-type="string" office:string-value="2005_12" calcext:value-type="string">
                <text:p>2005_1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582:.$B$2612])" office:value-type="float" office:value="1.1072805673" calcext:value-type="float">
              <text:p>1.1072805673</text:p>
            </table:table-cell>
            <table:table-cell/>
            <table:table-cell table:style-name="Result" office:value-type="string" calcext:value-type="string">
              <text:p>2005_1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5-02-01</text:p>
              </table:table-cell>
              <table:table-cell office:value-type="float" office:value="4.9128389359" calcext:value-type="float">
                <text:p>4.9128389359</text:p>
              </table:table-cell>
              <table:table-cell office:value-type="float" office:value="6.235" calcext:value-type="float">
                <text:p>6.235</text:p>
              </table:table-cell>
              <table:table-cell table:formula="of:=CONCATENATE(YEAR([.A2614]);&quot;_&quot;;MONTH([.A2614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284" calcext:value-type="float">
                <text:p>6.284</text:p>
              </table:table-cell>
              <table:table-cell table:formula="of:=CONCATENATE(YEAR([.A2615]);&quot;_&quot;;MONTH([.A2615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371" calcext:value-type="float">
                <text:p>6.371</text:p>
              </table:table-cell>
              <table:table-cell table:formula="of:=CONCATENATE(YEAR([.A2616]);&quot;_&quot;;MONTH([.A2616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069" calcext:value-type="float">
                <text:p>6.069</text:p>
              </table:table-cell>
              <table:table-cell table:formula="of:=CONCATENATE(YEAR([.A2617]);&quot;_&quot;;MONTH([.A2617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16" calcext:value-type="float">
                <text:p>6.16</text:p>
              </table:table-cell>
              <table:table-cell table:formula="of:=CONCATENATE(YEAR([.A2618]);&quot;_&quot;;MONTH([.A2618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069" calcext:value-type="float">
                <text:p>6.069</text:p>
              </table:table-cell>
              <table:table-cell table:formula="of:=CONCATENATE(YEAR([.A2619]);&quot;_&quot;;MONTH([.A2619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892" calcext:value-type="float">
                <text:p>5.892</text:p>
              </table:table-cell>
              <table:table-cell table:formula="of:=CONCATENATE(YEAR([.A2620]);&quot;_&quot;;MONTH([.A2620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853" calcext:value-type="float">
                <text:p>5.853</text:p>
              </table:table-cell>
              <table:table-cell table:formula="of:=CONCATENATE(YEAR([.A2621]);&quot;_&quot;;MONTH([.A2621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81" calcext:value-type="float">
                <text:p>5.81</text:p>
              </table:table-cell>
              <table:table-cell table:formula="of:=CONCATENATE(YEAR([.A2622]);&quot;_&quot;;MONTH([.A2622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738" calcext:value-type="float">
                <text:p>5.738</text:p>
              </table:table-cell>
              <table:table-cell table:formula="of:=CONCATENATE(YEAR([.A2623]);&quot;_&quot;;MONTH([.A2623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214" calcext:value-type="float">
                <text:p>5.214</text:p>
              </table:table-cell>
              <table:table-cell table:formula="of:=CONCATENATE(YEAR([.A2624]);&quot;_&quot;;MONTH([.A2624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912" calcext:value-type="float">
                <text:p>4.912</text:p>
              </table:table-cell>
              <table:table-cell table:formula="of:=CONCATENATE(YEAR([.A2625]);&quot;_&quot;;MONTH([.A2625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031" calcext:value-type="float">
                <text:p>5.031</text:p>
              </table:table-cell>
              <table:table-cell table:formula="of:=CONCATENATE(YEAR([.A2626]);&quot;_&quot;;MONTH([.A2626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021" calcext:value-type="float">
                <text:p>5.021</text:p>
              </table:table-cell>
              <table:table-cell table:formula="of:=CONCATENATE(YEAR([.A2627]);&quot;_&quot;;MONTH([.A2627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006" calcext:value-type="float">
                <text:p>5.006</text:p>
              </table:table-cell>
              <table:table-cell table:formula="of:=CONCATENATE(YEAR([.A2628]);&quot;_&quot;;MONTH([.A2628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377" calcext:value-type="float">
                <text:p>4.377</text:p>
              </table:table-cell>
              <table:table-cell table:formula="of:=CONCATENATE(YEAR([.A2629]);&quot;_&quot;;MONTH([.A2629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48" calcext:value-type="float">
                <text:p>4.248</text:p>
              </table:table-cell>
              <table:table-cell table:formula="of:=CONCATENATE(YEAR([.A2630]);&quot;_&quot;;MONTH([.A2630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816" calcext:value-type="float">
                <text:p>4.816</text:p>
              </table:table-cell>
              <table:table-cell table:formula="of:=CONCATENATE(YEAR([.A2631]);&quot;_&quot;;MONTH([.A2631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11" calcext:value-type="float">
                <text:p>4.211</text:p>
              </table:table-cell>
              <table:table-cell table:formula="of:=CONCATENATE(YEAR([.A2632]);&quot;_&quot;;MONTH([.A2632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178" calcext:value-type="float">
                <text:p>4.178</text:p>
              </table:table-cell>
              <table:table-cell table:formula="of:=CONCATENATE(YEAR([.A2633]);&quot;_&quot;;MONTH([.A2633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49" calcext:value-type="float">
                <text:p>4.249</text:p>
              </table:table-cell>
              <table:table-cell table:formula="of:=CONCATENATE(YEAR([.A2634]);&quot;_&quot;;MONTH([.A2634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174" calcext:value-type="float">
                <text:p>4.174</text:p>
              </table:table-cell>
              <table:table-cell table:formula="of:=CONCATENATE(YEAR([.A2635]);&quot;_&quot;;MONTH([.A2635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102" calcext:value-type="float">
                <text:p>4.102</text:p>
              </table:table-cell>
              <table:table-cell table:formula="of:=CONCATENATE(YEAR([.A2636]);&quot;_&quot;;MONTH([.A2636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095" calcext:value-type="float">
                <text:p>4.095</text:p>
              </table:table-cell>
              <table:table-cell table:formula="of:=CONCATENATE(YEAR([.A2637]);&quot;_&quot;;MONTH([.A2637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169" calcext:value-type="float">
                <text:p>4.169</text:p>
              </table:table-cell>
              <table:table-cell table:formula="of:=CONCATENATE(YEAR([.A2638]);&quot;_&quot;;MONTH([.A2638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082" calcext:value-type="float">
                <text:p>4.082</text:p>
              </table:table-cell>
              <table:table-cell table:formula="of:=CONCATENATE(YEAR([.A2639]);&quot;_&quot;;MONTH([.A2639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825" calcext:value-type="float">
                <text:p>3.825</text:p>
              </table:table-cell>
              <table:table-cell table:formula="of:=CONCATENATE(YEAR([.A2640]);&quot;_&quot;;MONTH([.A2640]))" office:value-type="string" office:string-value="2005_2" calcext:value-type="string">
                <text:p>2005_2</text:p>
              </table:table-cell>
            </table:table-row>
            <table:table-row table:style-name="ro1" table:visibility="collapse">
              <table:table-cell office:value-type="string" calcext:value-type="string">
                <text:p>2005-0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843" calcext:value-type="float">
                <text:p>3.843</text:p>
              </table:table-cell>
              <table:table-cell table:formula="of:=CONCATENATE(YEAR([.A2641]);&quot;_&quot;;MONTH([.A2641]))" office:value-type="string" office:string-value="2005_2" calcext:value-type="string">
                <text:p>2005_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614:.$B$2641])" office:value-type="float" office:value="4.9128389359" calcext:value-type="float">
              <text:p>4.9128389359</text:p>
            </table:table-cell>
            <table:table-cell/>
            <table:table-cell table:style-name="Result" office:value-type="string" calcext:value-type="string">
              <text:p>2005_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5-03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814" calcext:value-type="float">
                <text:p>3.814</text:p>
              </table:table-cell>
              <table:table-cell table:formula="of:=CONCATENATE(YEAR([.A2643]);&quot;_&quot;;MONTH([.A2643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64" calcext:value-type="float">
                <text:p>3.664</text:p>
              </table:table-cell>
              <table:table-cell table:formula="of:=CONCATENATE(YEAR([.A2644]);&quot;_&quot;;MONTH([.A2644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751" calcext:value-type="float">
                <text:p>3.751</text:p>
              </table:table-cell>
              <table:table-cell table:formula="of:=CONCATENATE(YEAR([.A2645]);&quot;_&quot;;MONTH([.A2645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584" calcext:value-type="float">
                <text:p>3.584</text:p>
              </table:table-cell>
              <table:table-cell table:formula="of:=CONCATENATE(YEAR([.A2646]);&quot;_&quot;;MONTH([.A2646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03" calcext:value-type="float">
                <text:p>3.603</text:p>
              </table:table-cell>
              <table:table-cell table:formula="of:=CONCATENATE(YEAR([.A2647]);&quot;_&quot;;MONTH([.A2647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72" calcext:value-type="float">
                <text:p>3.72</text:p>
              </table:table-cell>
              <table:table-cell table:formula="of:=CONCATENATE(YEAR([.A2648]);&quot;_&quot;;MONTH([.A2648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04" calcext:value-type="float">
                <text:p>3.604</text:p>
              </table:table-cell>
              <table:table-cell table:formula="of:=CONCATENATE(YEAR([.A2649]);&quot;_&quot;;MONTH([.A2649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08</text:p>
              </table:table-cell>
              <table:table-cell office:value-type="float" office:value="0.079413645" calcext:value-type="float">
                <text:p>0.079413645</text:p>
              </table:table-cell>
              <table:table-cell office:value-type="float" office:value="3.432" calcext:value-type="float">
                <text:p>3.432</text:p>
              </table:table-cell>
              <table:table-cell table:formula="of:=CONCATENATE(YEAR([.A2650]);&quot;_&quot;;MONTH([.A2650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336" calcext:value-type="float">
                <text:p>3.336</text:p>
              </table:table-cell>
              <table:table-cell table:formula="of:=CONCATENATE(YEAR([.A2651]);&quot;_&quot;;MONTH([.A2651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306" calcext:value-type="float">
                <text:p>3.306</text:p>
              </table:table-cell>
              <table:table-cell table:formula="of:=CONCATENATE(YEAR([.A2652]);&quot;_&quot;;MONTH([.A2652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132" calcext:value-type="float">
                <text:p>3.132</text:p>
              </table:table-cell>
              <table:table-cell table:formula="of:=CONCATENATE(YEAR([.A2653]);&quot;_&quot;;MONTH([.A2653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239" calcext:value-type="float">
                <text:p>3.239</text:p>
              </table:table-cell>
              <table:table-cell table:formula="of:=CONCATENATE(YEAR([.A2654]);&quot;_&quot;;MONTH([.A2654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04" calcext:value-type="float">
                <text:p>3.04</text:p>
              </table:table-cell>
              <table:table-cell table:formula="of:=CONCATENATE(YEAR([.A2655]);&quot;_&quot;;MONTH([.A2655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012" calcext:value-type="float">
                <text:p>3.012</text:p>
              </table:table-cell>
              <table:table-cell table:formula="of:=CONCATENATE(YEAR([.A2656]);&quot;_&quot;;MONTH([.A2656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987" calcext:value-type="float">
                <text:p>2.987</text:p>
              </table:table-cell>
              <table:table-cell table:formula="of:=CONCATENATE(YEAR([.A2657]);&quot;_&quot;;MONTH([.A2657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917" calcext:value-type="float">
                <text:p>2.917</text:p>
              </table:table-cell>
              <table:table-cell table:formula="of:=CONCATENATE(YEAR([.A2658]);&quot;_&quot;;MONTH([.A2658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87" calcext:value-type="float">
                <text:p>2.87</text:p>
              </table:table-cell>
              <table:table-cell table:formula="of:=CONCATENATE(YEAR([.A2659]);&quot;_&quot;;MONTH([.A2659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855" calcext:value-type="float">
                <text:p>2.855</text:p>
              </table:table-cell>
              <table:table-cell table:formula="of:=CONCATENATE(YEAR([.A2660]);&quot;_&quot;;MONTH([.A2660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959" calcext:value-type="float">
                <text:p>2.959</text:p>
              </table:table-cell>
              <table:table-cell table:formula="of:=CONCATENATE(YEAR([.A2661]);&quot;_&quot;;MONTH([.A2661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669" calcext:value-type="float">
                <text:p>2.669</text:p>
              </table:table-cell>
              <table:table-cell table:formula="of:=CONCATENATE(YEAR([.A2662]);&quot;_&quot;;MONTH([.A2662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708" calcext:value-type="float">
                <text:p>2.708</text:p>
              </table:table-cell>
              <table:table-cell table:formula="of:=CONCATENATE(YEAR([.A2663]);&quot;_&quot;;MONTH([.A2663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569" calcext:value-type="float">
                <text:p>2.569</text:p>
              </table:table-cell>
              <table:table-cell table:formula="of:=CONCATENATE(YEAR([.A2664]);&quot;_&quot;;MONTH([.A2664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92" calcext:value-type="float">
                <text:p>2.192</text:p>
              </table:table-cell>
              <table:table-cell table:formula="of:=CONCATENATE(YEAR([.A2665]);&quot;_&quot;;MONTH([.A2665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09" calcext:value-type="float">
                <text:p>2.109</text:p>
              </table:table-cell>
              <table:table-cell table:formula="of:=CONCATENATE(YEAR([.A2666]);&quot;_&quot;;MONTH([.A2666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479" calcext:value-type="float">
                <text:p>2.479</text:p>
              </table:table-cell>
              <table:table-cell table:formula="of:=CONCATENATE(YEAR([.A2667]);&quot;_&quot;;MONTH([.A2667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08" calcext:value-type="float">
                <text:p>2.208</text:p>
              </table:table-cell>
              <table:table-cell table:formula="of:=CONCATENATE(YEAR([.A2668]);&quot;_&quot;;MONTH([.A2668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43" calcext:value-type="float">
                <text:p>2.143</text:p>
              </table:table-cell>
              <table:table-cell table:formula="of:=CONCATENATE(YEAR([.A2669]);&quot;_&quot;;MONTH([.A2669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19" calcext:value-type="float">
                <text:p>2.119</text:p>
              </table:table-cell>
              <table:table-cell table:formula="of:=CONCATENATE(YEAR([.A2670]);&quot;_&quot;;MONTH([.A2670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13" calcext:value-type="float">
                <text:p>2.113</text:p>
              </table:table-cell>
              <table:table-cell table:formula="of:=CONCATENATE(YEAR([.A2671]);&quot;_&quot;;MONTH([.A2671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15" calcext:value-type="float">
                <text:p>2.115</text:p>
              </table:table-cell>
              <table:table-cell table:formula="of:=CONCATENATE(YEAR([.A2672]);&quot;_&quot;;MONTH([.A2672]))" office:value-type="string" office:string-value="2005_3" calcext:value-type="string">
                <text:p>2005_3</text:p>
              </table:table-cell>
            </table:table-row>
            <table:table-row table:style-name="ro1" table:visibility="collapse">
              <table:table-cell office:value-type="string" calcext:value-type="string">
                <text:p>2005-03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98" calcext:value-type="float">
                <text:p>2.098</text:p>
              </table:table-cell>
              <table:table-cell table:formula="of:=CONCATENATE(YEAR([.A2673]);&quot;_&quot;;MONTH([.A2673]))" office:value-type="string" office:string-value="2005_3" calcext:value-type="string">
                <text:p>2005_3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643:.$B$2673])" office:value-type="float" office:value="0.079413645" calcext:value-type="float">
              <text:p>0.079413645</text:p>
            </table:table-cell>
            <table:table-cell/>
            <table:table-cell table:style-name="Result" office:value-type="string" calcext:value-type="string">
              <text:p>2005_3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5-04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63" calcext:value-type="float">
                <text:p>2.363</text:p>
              </table:table-cell>
              <table:table-cell table:formula="of:=CONCATENATE(YEAR([.A2675]);&quot;_&quot;;MONTH([.A2675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89" calcext:value-type="float">
                <text:p>2.089</text:p>
              </table:table-cell>
              <table:table-cell table:formula="of:=CONCATENATE(YEAR([.A2676]);&quot;_&quot;;MONTH([.A2676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03</text:p>
              </table:table-cell>
              <table:table-cell office:value-type="float" office:value="0.0051789591" calcext:value-type="float">
                <text:p>0.0051789591</text:p>
              </table:table-cell>
              <table:table-cell office:value-type="float" office:value="2.064" calcext:value-type="float">
                <text:p>2.064</text:p>
              </table:table-cell>
              <table:table-cell table:formula="of:=CONCATENATE(YEAR([.A2677]);&quot;_&quot;;MONTH([.A2677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87" calcext:value-type="float">
                <text:p>2.087</text:p>
              </table:table-cell>
              <table:table-cell table:formula="of:=CONCATENATE(YEAR([.A2678]);&quot;_&quot;;MONTH([.A2678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05</text:p>
              </table:table-cell>
              <table:table-cell office:value-type="float" office:value="1.0217336416" calcext:value-type="float">
                <text:p>1.0217336416</text:p>
              </table:table-cell>
              <table:table-cell office:value-type="float" office:value="1.988" calcext:value-type="float">
                <text:p>1.988</text:p>
              </table:table-cell>
              <table:table-cell table:formula="of:=CONCATENATE(YEAR([.A2679]);&quot;_&quot;;MONTH([.A2679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222" calcext:value-type="float">
                <text:p>7.222</text:p>
              </table:table-cell>
              <table:table-cell table:formula="of:=CONCATENATE(YEAR([.A2680]);&quot;_&quot;;MONTH([.A2680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07</text:p>
              </table:table-cell>
              <table:table-cell office:value-type="float" office:value="1.3530215025" calcext:value-type="float">
                <text:p>1.3530215025</text:p>
              </table:table-cell>
              <table:table-cell office:value-type="float" office:value="6.613" calcext:value-type="float">
                <text:p>6.613</text:p>
              </table:table-cell>
              <table:table-cell table:formula="of:=CONCATENATE(YEAR([.A2681]);&quot;_&quot;;MONTH([.A2681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08</text:p>
              </table:table-cell>
              <table:table-cell office:value-type="float" office:value="8.2077703476" calcext:value-type="float">
                <text:p>8.2077703476</text:p>
              </table:table-cell>
              <table:table-cell office:value-type="float" office:value="7.502" calcext:value-type="float">
                <text:p>7.502</text:p>
              </table:table-cell>
              <table:table-cell table:formula="of:=CONCATENATE(YEAR([.A2682]);&quot;_&quot;;MONTH([.A2682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09</text:p>
              </table:table-cell>
              <table:table-cell office:value-type="float" office:value="0.4914568663" calcext:value-type="float">
                <text:p>0.4914568663</text:p>
              </table:table-cell>
              <table:table-cell office:value-type="float" office:value="4.586" calcext:value-type="float">
                <text:p>4.586</text:p>
              </table:table-cell>
              <table:table-cell table:formula="of:=CONCATENATE(YEAR([.A2683]);&quot;_&quot;;MONTH([.A2683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061" calcext:value-type="float">
                <text:p>3.061</text:p>
              </table:table-cell>
              <table:table-cell table:formula="of:=CONCATENATE(YEAR([.A2684]);&quot;_&quot;;MONTH([.A2684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923" calcext:value-type="float">
                <text:p>2.923</text:p>
              </table:table-cell>
              <table:table-cell table:formula="of:=CONCATENATE(YEAR([.A2685]);&quot;_&quot;;MONTH([.A2685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855" calcext:value-type="float">
                <text:p>2.855</text:p>
              </table:table-cell>
              <table:table-cell table:formula="of:=CONCATENATE(YEAR([.A2686]);&quot;_&quot;;MONTH([.A2686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13</text:p>
              </table:table-cell>
              <table:table-cell office:value-type="float" office:value="2.6023974419" calcext:value-type="float">
                <text:p>2.6023974419</text:p>
              </table:table-cell>
              <table:table-cell office:value-type="float" office:value="2.855" calcext:value-type="float">
                <text:p>2.855</text:p>
              </table:table-cell>
              <table:table-cell table:formula="of:=CONCATENATE(YEAR([.A2687]);&quot;_&quot;;MONTH([.A2687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14</text:p>
              </table:table-cell>
              <table:table-cell office:value-type="float" office:value="0.2499487698" calcext:value-type="float">
                <text:p>0.2499487698</text:p>
              </table:table-cell>
              <table:table-cell office:value-type="float" office:value="3.155" calcext:value-type="float">
                <text:p>3.155</text:p>
              </table:table-cell>
              <table:table-cell table:formula="of:=CONCATENATE(YEAR([.A2688]);&quot;_&quot;;MONTH([.A2688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15</text:p>
              </table:table-cell>
              <table:table-cell office:value-type="float" office:value="6.2277030945" calcext:value-type="float">
                <text:p>6.2277030945</text:p>
              </table:table-cell>
              <table:table-cell office:value-type="float" office:value="2.855" calcext:value-type="float">
                <text:p>2.855</text:p>
              </table:table-cell>
              <table:table-cell table:formula="of:=CONCATENATE(YEAR([.A2689]);&quot;_&quot;;MONTH([.A2689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16</text:p>
              </table:table-cell>
              <table:table-cell office:value-type="float" office:value="30.96758461" calcext:value-type="float">
                <text:p>30.96758461</text:p>
              </table:table-cell>
              <table:table-cell office:value-type="float" office:value="3.055" calcext:value-type="float">
                <text:p>3.055</text:p>
              </table:table-cell>
              <table:table-cell table:formula="of:=CONCATENATE(YEAR([.A2690]);&quot;_&quot;;MONTH([.A2690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764" calcext:value-type="float">
                <text:p>2.764</text:p>
              </table:table-cell>
              <table:table-cell table:formula="of:=CONCATENATE(YEAR([.A2691]);&quot;_&quot;;MONTH([.A2691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18</text:p>
              </table:table-cell>
              <table:table-cell office:value-type="float" office:value="0.2454869449" calcext:value-type="float">
                <text:p>0.2454869449</text:p>
              </table:table-cell>
              <table:table-cell office:value-type="float" office:value="2.756" calcext:value-type="float">
                <text:p>2.756</text:p>
              </table:table-cell>
              <table:table-cell table:formula="of:=CONCATENATE(YEAR([.A2692]);&quot;_&quot;;MONTH([.A2692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19</text:p>
              </table:table-cell>
              <table:table-cell office:value-type="float" office:value="4.7235488892" calcext:value-type="float">
                <text:p>4.7235488892</text:p>
              </table:table-cell>
              <table:table-cell office:value-type="float" office:value="2.606" calcext:value-type="float">
                <text:p>2.606</text:p>
              </table:table-cell>
              <table:table-cell table:formula="of:=CONCATENATE(YEAR([.A2693]);&quot;_&quot;;MONTH([.A2693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20</text:p>
              </table:table-cell>
              <table:table-cell office:value-type="float" office:value="2.7954957485" calcext:value-type="float">
                <text:p>2.7954957485</text:p>
              </table:table-cell>
              <table:table-cell office:value-type="float" office:value="2.491" calcext:value-type="float">
                <text:p>2.491</text:p>
              </table:table-cell>
              <table:table-cell table:formula="of:=CONCATENATE(YEAR([.A2694]);&quot;_&quot;;MONTH([.A2694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21</text:p>
              </table:table-cell>
              <table:table-cell office:value-type="float" office:value="1.2532320023" calcext:value-type="float">
                <text:p>1.2532320023</text:p>
              </table:table-cell>
              <table:table-cell office:value-type="float" office:value="4.228" calcext:value-type="float">
                <text:p>4.228</text:p>
              </table:table-cell>
              <table:table-cell table:formula="of:=CONCATENATE(YEAR([.A2695]);&quot;_&quot;;MONTH([.A2695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22</text:p>
              </table:table-cell>
              <table:table-cell office:value-type="float" office:value="3.088893652" calcext:value-type="float">
                <text:p>3.088893652</text:p>
              </table:table-cell>
              <table:table-cell office:value-type="float" office:value="3.584" calcext:value-type="float">
                <text:p>3.584</text:p>
              </table:table-cell>
              <table:table-cell table:formula="of:=CONCATENATE(YEAR([.A2696]);&quot;_&quot;;MONTH([.A2696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23</text:p>
              </table:table-cell>
              <table:table-cell office:value-type="float" office:value="4.5608177185" calcext:value-type="float">
                <text:p>4.5608177185</text:p>
              </table:table-cell>
              <table:table-cell office:value-type="float" office:value="3.17" calcext:value-type="float">
                <text:p>3.17</text:p>
              </table:table-cell>
              <table:table-cell table:formula="of:=CONCATENATE(YEAR([.A2697]);&quot;_&quot;;MONTH([.A2697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24</text:p>
              </table:table-cell>
              <table:table-cell office:value-type="float" office:value="3.5652780533" calcext:value-type="float">
                <text:p>3.5652780533</text:p>
              </table:table-cell>
              <table:table-cell office:value-type="float" office:value="3.052" calcext:value-type="float">
                <text:p>3.052</text:p>
              </table:table-cell>
              <table:table-cell table:formula="of:=CONCATENATE(YEAR([.A2698]);&quot;_&quot;;MONTH([.A2698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982" calcext:value-type="float">
                <text:p>3.982</text:p>
              </table:table-cell>
              <table:table-cell table:formula="of:=CONCATENATE(YEAR([.A2699]);&quot;_&quot;;MONTH([.A2699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26</text:p>
              </table:table-cell>
              <table:table-cell office:value-type="float" office:value="0.9495146871" calcext:value-type="float">
                <text:p>0.9495146871</text:p>
              </table:table-cell>
              <table:table-cell office:value-type="float" office:value="3.953" calcext:value-type="float">
                <text:p>3.953</text:p>
              </table:table-cell>
              <table:table-cell table:formula="of:=CONCATENATE(YEAR([.A2700]);&quot;_&quot;;MONTH([.A2700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27</text:p>
              </table:table-cell>
              <table:table-cell office:value-type="float" office:value="3.2217414379" calcext:value-type="float">
                <text:p>3.2217414379</text:p>
              </table:table-cell>
              <table:table-cell office:value-type="float" office:value="3.858" calcext:value-type="float">
                <text:p>3.858</text:p>
              </table:table-cell>
              <table:table-cell table:formula="of:=CONCATENATE(YEAR([.A2701]);&quot;_&quot;;MONTH([.A2701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28</text:p>
              </table:table-cell>
              <table:table-cell office:value-type="float" office:value="2.0052785873" calcext:value-type="float">
                <text:p>2.0052785873</text:p>
              </table:table-cell>
              <table:table-cell office:value-type="float" office:value="3.729" calcext:value-type="float">
                <text:p>3.729</text:p>
              </table:table-cell>
              <table:table-cell table:formula="of:=CONCATENATE(YEAR([.A2702]);&quot;_&quot;;MONTH([.A2702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584" calcext:value-type="float">
                <text:p>3.584</text:p>
              </table:table-cell>
              <table:table-cell table:formula="of:=CONCATENATE(YEAR([.A2703]);&quot;_&quot;;MONTH([.A2703]))" office:value-type="string" office:string-value="2005_4" calcext:value-type="string">
                <text:p>2005_4</text:p>
              </table:table-cell>
            </table:table-row>
            <table:table-row table:style-name="ro1" table:visibility="collapse">
              <table:table-cell office:value-type="string" calcext:value-type="string">
                <text:p>2005-04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479" calcext:value-type="float">
                <text:p>4.479</text:p>
              </table:table-cell>
              <table:table-cell table:formula="of:=CONCATENATE(YEAR([.A2704]);&quot;_&quot;;MONTH([.A2704]))" office:value-type="string" office:string-value="2005_4" calcext:value-type="string">
                <text:p>2005_4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675:.$B$2704])" office:value-type="float" office:value="77.5360829543" calcext:value-type="float">
              <text:p>77.5360829543</text:p>
            </table:table-cell>
            <table:table-cell/>
            <table:table-cell table:style-name="Result" office:value-type="string" calcext:value-type="string">
              <text:p>2005_4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5-05-01</text:p>
              </table:table-cell>
              <table:table-cell office:value-type="float" office:value="10.688999176" calcext:value-type="float">
                <text:p>10.688999176</text:p>
              </table:table-cell>
              <table:table-cell office:value-type="float" office:value="4.055" calcext:value-type="float">
                <text:p>4.055</text:p>
              </table:table-cell>
              <table:table-cell table:formula="of:=CONCATENATE(YEAR([.A2706]);&quot;_&quot;;MONTH([.A2706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428" calcext:value-type="float">
                <text:p>3.428</text:p>
              </table:table-cell>
              <table:table-cell table:formula="of:=CONCATENATE(YEAR([.A2707]);&quot;_&quot;;MONTH([.A2707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03</text:p>
              </table:table-cell>
              <table:table-cell office:value-type="float" office:value="0.6878171563" calcext:value-type="float">
                <text:p>0.6878171563</text:p>
              </table:table-cell>
              <table:table-cell office:value-type="float" office:value="3.428" calcext:value-type="float">
                <text:p>3.428</text:p>
              </table:table-cell>
              <table:table-cell table:formula="of:=CONCATENATE(YEAR([.A2708]);&quot;_&quot;;MONTH([.A2708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04</text:p>
              </table:table-cell>
              <table:table-cell office:value-type="float" office:value="0.8600510359" calcext:value-type="float">
                <text:p>0.8600510359</text:p>
              </table:table-cell>
              <table:table-cell office:value-type="float" office:value="3.278" calcext:value-type="float">
                <text:p>3.278</text:p>
              </table:table-cell>
              <table:table-cell table:formula="of:=CONCATENATE(YEAR([.A2709]);&quot;_&quot;;MONTH([.A2709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05</text:p>
              </table:table-cell>
              <table:table-cell office:value-type="float" office:value="0.2729836404" calcext:value-type="float">
                <text:p>0.2729836404</text:p>
              </table:table-cell>
              <table:table-cell office:value-type="float" office:value="3.584" calcext:value-type="float">
                <text:p>3.584</text:p>
              </table:table-cell>
              <table:table-cell table:formula="of:=CONCATENATE(YEAR([.A2710]);&quot;_&quot;;MONTH([.A2710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58" calcext:value-type="float">
                <text:p>4.258</text:p>
              </table:table-cell>
              <table:table-cell table:formula="of:=CONCATENATE(YEAR([.A2711]);&quot;_&quot;;MONTH([.A2711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42" calcext:value-type="float">
                <text:p>5.42</text:p>
              </table:table-cell>
              <table:table-cell table:formula="of:=CONCATENATE(YEAR([.A2712]);&quot;_&quot;;MONTH([.A2712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816" calcext:value-type="float">
                <text:p>4.816</text:p>
              </table:table-cell>
              <table:table-cell table:formula="of:=CONCATENATE(YEAR([.A2713]);&quot;_&quot;;MONTH([.A2713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62" calcext:value-type="float">
                <text:p>4.262</text:p>
              </table:table-cell>
              <table:table-cell table:formula="of:=CONCATENATE(YEAR([.A2714]);&quot;_&quot;;MONTH([.A2714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58" calcext:value-type="float">
                <text:p>4.258</text:p>
              </table:table-cell>
              <table:table-cell table:formula="of:=CONCATENATE(YEAR([.A2715]);&quot;_&quot;;MONTH([.A2715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58" calcext:value-type="float">
                <text:p>4.258</text:p>
              </table:table-cell>
              <table:table-cell table:formula="of:=CONCATENATE(YEAR([.A2716]);&quot;_&quot;;MONTH([.A2716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12</text:p>
              </table:table-cell>
              <table:table-cell office:value-type="float" office:value="0.0136295632" calcext:value-type="float">
                <text:p>0.0136295632</text:p>
              </table:table-cell>
              <table:table-cell office:value-type="float" office:value="4.258" calcext:value-type="float">
                <text:p>4.258</text:p>
              </table:table-cell>
              <table:table-cell table:formula="of:=CONCATENATE(YEAR([.A2717]);&quot;_&quot;;MONTH([.A2717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13</text:p>
              </table:table-cell>
              <table:table-cell office:value-type="float" office:value="0.1810244918" calcext:value-type="float">
                <text:p>0.1810244918</text:p>
              </table:table-cell>
              <table:table-cell office:value-type="float" office:value="3.911" calcext:value-type="float">
                <text:p>3.911</text:p>
              </table:table-cell>
              <table:table-cell table:formula="of:=CONCATENATE(YEAR([.A2718]);&quot;_&quot;;MONTH([.A2718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745" calcext:value-type="float">
                <text:p>3.745</text:p>
              </table:table-cell>
              <table:table-cell table:formula="of:=CONCATENATE(YEAR([.A2719]);&quot;_&quot;;MONTH([.A2719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64" calcext:value-type="float">
                <text:p>3.664</text:p>
              </table:table-cell>
              <table:table-cell table:formula="of:=CONCATENATE(YEAR([.A2720]);&quot;_&quot;;MONTH([.A2720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278" calcext:value-type="float">
                <text:p>3.278</text:p>
              </table:table-cell>
              <table:table-cell table:formula="of:=CONCATENATE(YEAR([.A2721]);&quot;_&quot;;MONTH([.A2721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204" calcext:value-type="float">
                <text:p>3.204</text:p>
              </table:table-cell>
              <table:table-cell table:formula="of:=CONCATENATE(YEAR([.A2722]);&quot;_&quot;;MONTH([.A2722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855" calcext:value-type="float">
                <text:p>2.855</text:p>
              </table:table-cell>
              <table:table-cell table:formula="of:=CONCATENATE(YEAR([.A2723]);&quot;_&quot;;MONTH([.A2723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42" calcext:value-type="float">
                <text:p>2.42</text:p>
              </table:table-cell>
              <table:table-cell table:formula="of:=CONCATENATE(YEAR([.A2724]);&quot;_&quot;;MONTH([.A2724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20</text:p>
              </table:table-cell>
              <table:table-cell office:value-type="float" office:value="1.0285954475" calcext:value-type="float">
                <text:p>1.0285954475</text:p>
              </table:table-cell>
              <table:table-cell office:value-type="float" office:value="1.424" calcext:value-type="float">
                <text:p>1.424</text:p>
              </table:table-cell>
              <table:table-cell table:formula="of:=CONCATENATE(YEAR([.A2725]);&quot;_&quot;;MONTH([.A2725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11" calcext:value-type="float">
                <text:p>1.411</text:p>
              </table:table-cell>
              <table:table-cell table:formula="of:=CONCATENATE(YEAR([.A2726]);&quot;_&quot;;MONTH([.A2726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22</text:p>
              </table:table-cell>
              <table:table-cell office:value-type="float" office:value="9.7202672958" calcext:value-type="float">
                <text:p>9.7202672958</text:p>
              </table:table-cell>
              <table:table-cell office:value-type="float" office:value="1.392" calcext:value-type="float">
                <text:p>1.392</text:p>
              </table:table-cell>
              <table:table-cell table:formula="of:=CONCATENATE(YEAR([.A2727]);&quot;_&quot;;MONTH([.A2727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35" calcext:value-type="float">
                <text:p>1.335</text:p>
              </table:table-cell>
              <table:table-cell table:formula="of:=CONCATENATE(YEAR([.A2728]);&quot;_&quot;;MONTH([.A2728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24" calcext:value-type="float">
                <text:p>1.324</text:p>
              </table:table-cell>
              <table:table-cell table:formula="of:=CONCATENATE(YEAR([.A2729]);&quot;_&quot;;MONTH([.A2729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81" calcext:value-type="float">
                <text:p>1.281</text:p>
              </table:table-cell>
              <table:table-cell table:formula="of:=CONCATENATE(YEAR([.A2730]);&quot;_&quot;;MONTH([.A2730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26</text:p>
              </table:table-cell>
              <table:table-cell office:value-type="float" office:value="26.9345626831" calcext:value-type="float">
                <text:p>26.9345626831</text:p>
              </table:table-cell>
              <table:table-cell office:value-type="float" office:value="1.276" calcext:value-type="float">
                <text:p>1.276</text:p>
              </table:table-cell>
              <table:table-cell table:formula="of:=CONCATENATE(YEAR([.A2731]);&quot;_&quot;;MONTH([.A2731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27</text:p>
              </table:table-cell>
              <table:table-cell office:value-type="float" office:value="10.2577133179" calcext:value-type="float">
                <text:p>10.2577133179</text:p>
              </table:table-cell>
              <table:table-cell office:value-type="float" office:value="1.431" calcext:value-type="float">
                <text:p>1.431</text:p>
              </table:table-cell>
              <table:table-cell table:formula="of:=CONCATENATE(YEAR([.A2732]);&quot;_&quot;;MONTH([.A2732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28</text:p>
              </table:table-cell>
              <table:table-cell office:value-type="float" office:value="6.5687022209" calcext:value-type="float">
                <text:p>6.5687022209</text:p>
              </table:table-cell>
              <table:table-cell office:value-type="float" office:value="1.227" calcext:value-type="float">
                <text:p>1.227</text:p>
              </table:table-cell>
              <table:table-cell table:formula="of:=CONCATENATE(YEAR([.A2733]);&quot;_&quot;;MONTH([.A2733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29</text:p>
              </table:table-cell>
              <table:table-cell office:value-type="float" office:value="15.4568929672" calcext:value-type="float">
                <text:p>15.4568929672</text:p>
              </table:table-cell>
              <table:table-cell office:value-type="float" office:value="1.236" calcext:value-type="float">
                <text:p>1.236</text:p>
              </table:table-cell>
              <table:table-cell table:formula="of:=CONCATENATE(YEAR([.A2734]);&quot;_&quot;;MONTH([.A2734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30</text:p>
              </table:table-cell>
              <table:table-cell office:value-type="float" office:value="11.9864253998" calcext:value-type="float">
                <text:p>11.9864253998</text:p>
              </table:table-cell>
              <table:table-cell office:value-type="float" office:value="1.381" calcext:value-type="float">
                <text:p>1.381</text:p>
              </table:table-cell>
              <table:table-cell table:formula="of:=CONCATENATE(YEAR([.A2735]);&quot;_&quot;;MONTH([.A2735]))" office:value-type="string" office:string-value="2005_5" calcext:value-type="string">
                <text:p>2005_5</text:p>
              </table:table-cell>
            </table:table-row>
            <table:table-row table:style-name="ro1" table:visibility="collapse">
              <table:table-cell office:value-type="string" calcext:value-type="string">
                <text:p>2005-05-31</text:p>
              </table:table-cell>
              <table:table-cell office:value-type="float" office:value="14.7000341415" calcext:value-type="float">
                <text:p>14.7000341415</text:p>
              </table:table-cell>
              <table:table-cell office:value-type="float" office:value="2.944" calcext:value-type="float">
                <text:p>2.944</text:p>
              </table:table-cell>
              <table:table-cell table:formula="of:=CONCATENATE(YEAR([.A2736]);&quot;_&quot;;MONTH([.A2736]))" office:value-type="string" office:string-value="2005_5" calcext:value-type="string">
                <text:p>2005_5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706:.$B$2736])" office:value-type="float" office:value="109.3576985373" calcext:value-type="float">
              <text:p>109.3576985373</text:p>
            </table:table-cell>
            <table:table-cell/>
            <table:table-cell table:style-name="Result" office:value-type="string" calcext:value-type="string">
              <text:p>2005_5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5-06-01</text:p>
              </table:table-cell>
              <table:table-cell office:value-type="float" office:value="10.2012739182" calcext:value-type="float">
                <text:p>10.2012739182</text:p>
              </table:table-cell>
              <table:table-cell office:value-type="float" office:value="2.95" calcext:value-type="float">
                <text:p>2.95</text:p>
              </table:table-cell>
              <table:table-cell table:formula="of:=CONCATENATE(YEAR([.A2738]);&quot;_&quot;;MONTH([.A2738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02</text:p>
              </table:table-cell>
              <table:table-cell office:value-type="float" office:value="1.937076211" calcext:value-type="float">
                <text:p>1.937076211</text:p>
              </table:table-cell>
              <table:table-cell office:value-type="float" office:value="2.796" calcext:value-type="float">
                <text:p>2.796</text:p>
              </table:table-cell>
              <table:table-cell table:formula="of:=CONCATENATE(YEAR([.A2739]);&quot;_&quot;;MONTH([.A2739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03</text:p>
              </table:table-cell>
              <table:table-cell office:value-type="float" office:value="18.9987487793" calcext:value-type="float">
                <text:p>18.9987487793</text:p>
              </table:table-cell>
              <table:table-cell office:value-type="float" office:value="2.65" calcext:value-type="float">
                <text:p>2.65</text:p>
              </table:table-cell>
              <table:table-cell table:formula="of:=CONCATENATE(YEAR([.A2740]);&quot;_&quot;;MONTH([.A2740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04</text:p>
              </table:table-cell>
              <table:table-cell office:value-type="float" office:value="17.9947109222" calcext:value-type="float">
                <text:p>17.9947109222</text:p>
              </table:table-cell>
              <table:table-cell office:value-type="float" office:value="2.342" calcext:value-type="float">
                <text:p>2.342</text:p>
              </table:table-cell>
              <table:table-cell table:formula="of:=CONCATENATE(YEAR([.A2741]);&quot;_&quot;;MONTH([.A2741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05</text:p>
              </table:table-cell>
              <table:table-cell office:value-type="float" office:value="6.3558254242" calcext:value-type="float">
                <text:p>6.3558254242</text:p>
              </table:table-cell>
              <table:table-cell office:value-type="float" office:value="2.092" calcext:value-type="float">
                <text:p>2.092</text:p>
              </table:table-cell>
              <table:table-cell table:formula="of:=CONCATENATE(YEAR([.A2742]);&quot;_&quot;;MONTH([.A2742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06</text:p>
              </table:table-cell>
              <table:table-cell office:value-type="float" office:value="8.0679483414" calcext:value-type="float">
                <text:p>8.0679483414</text:p>
              </table:table-cell>
              <table:table-cell office:value-type="float" office:value="2.045" calcext:value-type="float">
                <text:p>2.045</text:p>
              </table:table-cell>
              <table:table-cell table:formula="of:=CONCATENATE(YEAR([.A2743]);&quot;_&quot;;MONTH([.A2743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07</text:p>
              </table:table-cell>
              <table:table-cell office:value-type="float" office:value="3.1064343452" calcext:value-type="float">
                <text:p>3.1064343452</text:p>
              </table:table-cell>
              <table:table-cell office:value-type="float" office:value="2" calcext:value-type="float">
                <text:p>2</text:p>
              </table:table-cell>
              <table:table-cell table:formula="of:=CONCATENATE(YEAR([.A2744]);&quot;_&quot;;MONTH([.A2744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08</text:p>
              </table:table-cell>
              <table:table-cell office:value-type="float" office:value="9.9931297302" calcext:value-type="float">
                <text:p>9.9931297302</text:p>
              </table:table-cell>
              <table:table-cell office:value-type="float" office:value="2" calcext:value-type="float">
                <text:p>2</text:p>
              </table:table-cell>
              <table:table-cell table:formula="of:=CONCATENATE(YEAR([.A2745]);&quot;_&quot;;MONTH([.A2745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09</text:p>
              </table:table-cell>
              <table:table-cell office:value-type="float" office:value="4.4542956352" calcext:value-type="float">
                <text:p>4.4542956352</text:p>
              </table:table-cell>
              <table:table-cell office:value-type="float" office:value="2.3" calcext:value-type="float">
                <text:p>2.3</text:p>
              </table:table-cell>
              <table:table-cell table:formula="of:=CONCATENATE(YEAR([.A2746]);&quot;_&quot;;MONTH([.A2746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10</text:p>
              </table:table-cell>
              <table:table-cell office:value-type="float" office:value="1.5520575047" calcext:value-type="float">
                <text:p>1.5520575047</text:p>
              </table:table-cell>
              <table:table-cell office:value-type="float" office:value="2.06" calcext:value-type="float">
                <text:p>2.06</text:p>
              </table:table-cell>
              <table:table-cell table:formula="of:=CONCATENATE(YEAR([.A2747]);&quot;_&quot;;MONTH([.A2747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11</text:p>
              </table:table-cell>
              <table:table-cell office:value-type="float" office:value="20.1200180054" calcext:value-type="float">
                <text:p>20.1200180054</text:p>
              </table:table-cell>
              <table:table-cell office:value-type="float" office:value="3.851" calcext:value-type="float">
                <text:p>3.851</text:p>
              </table:table-cell>
              <table:table-cell table:formula="of:=CONCATENATE(YEAR([.A2748]);&quot;_&quot;;MONTH([.A2748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12</text:p>
              </table:table-cell>
              <table:table-cell office:value-type="float" office:value="7.0439772606" calcext:value-type="float">
                <text:p>7.0439772606</text:p>
              </table:table-cell>
              <table:table-cell office:value-type="float" office:value="9.675" calcext:value-type="float">
                <text:p>9.675</text:p>
              </table:table-cell>
              <table:table-cell table:formula="of:=CONCATENATE(YEAR([.A2749]);&quot;_&quot;;MONTH([.A2749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13</text:p>
              </table:table-cell>
              <table:table-cell office:value-type="float" office:value="0.0605855957" calcext:value-type="float">
                <text:p>0.0605855957</text:p>
              </table:table-cell>
              <table:table-cell office:value-type="float" office:value="34.47" calcext:value-type="float">
                <text:p>34.47</text:p>
              </table:table-cell>
              <table:table-cell table:formula="of:=CONCATENATE(YEAR([.A2750]);&quot;_&quot;;MONTH([.A2750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14</text:p>
              </table:table-cell>
              <table:table-cell office:value-type="float" office:value="18.0987071991" calcext:value-type="float">
                <text:p>18.0987071991</text:p>
              </table:table-cell>
              <table:table-cell office:value-type="float" office:value="65.38" calcext:value-type="float">
                <text:p>65.38</text:p>
              </table:table-cell>
              <table:table-cell table:formula="of:=CONCATENATE(YEAR([.A2751]);&quot;_&quot;;MONTH([.A2751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15</text:p>
              </table:table-cell>
              <table:table-cell office:value-type="float" office:value="9.1744413376" calcext:value-type="float">
                <text:p>9.1744413376</text:p>
              </table:table-cell>
              <table:table-cell office:value-type="float" office:value="45.04" calcext:value-type="float">
                <text:p>45.04</text:p>
              </table:table-cell>
              <table:table-cell table:formula="of:=CONCATENATE(YEAR([.A2752]);&quot;_&quot;;MONTH([.A2752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16</text:p>
              </table:table-cell>
              <table:table-cell office:value-type="float" office:value="0.2022900432" calcext:value-type="float">
                <text:p>0.2022900432</text:p>
              </table:table-cell>
              <table:table-cell office:value-type="float" office:value="48.36" calcext:value-type="float">
                <text:p>48.36</text:p>
              </table:table-cell>
              <table:table-cell table:formula="of:=CONCATENATE(YEAR([.A2753]);&quot;_&quot;;MONTH([.A2753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17</text:p>
              </table:table-cell>
              <table:table-cell office:value-type="float" office:value="29.7215995789" calcext:value-type="float">
                <text:p>29.7215995789</text:p>
              </table:table-cell>
              <table:table-cell office:value-type="float" office:value="62" calcext:value-type="float">
                <text:p>62</text:p>
              </table:table-cell>
              <table:table-cell table:formula="of:=CONCATENATE(YEAR([.A2754]);&quot;_&quot;;MONTH([.A2754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18</text:p>
              </table:table-cell>
              <table:table-cell office:value-type="float" office:value="24.5145568848" calcext:value-type="float">
                <text:p>24.5145568848</text:p>
              </table:table-cell>
              <table:table-cell office:value-type="float" office:value="48.97" calcext:value-type="float">
                <text:p>48.97</text:p>
              </table:table-cell>
              <table:table-cell table:formula="of:=CONCATENATE(YEAR([.A2755]);&quot;_&quot;;MONTH([.A2755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19</text:p>
              </table:table-cell>
              <table:table-cell office:value-type="float" office:value="41.2912635803" calcext:value-type="float">
                <text:p>41.2912635803</text:p>
              </table:table-cell>
              <table:table-cell office:value-type="float" office:value="23.87" calcext:value-type="float">
                <text:p>23.87</text:p>
              </table:table-cell>
              <table:table-cell table:formula="of:=CONCATENATE(YEAR([.A2756]);&quot;_&quot;;MONTH([.A2756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20</text:p>
              </table:table-cell>
              <table:table-cell office:value-type="float" office:value="40.8544883728" calcext:value-type="float">
                <text:p>40.8544883728</text:p>
              </table:table-cell>
              <table:table-cell office:value-type="float" office:value="24.18" calcext:value-type="float">
                <text:p>24.18</text:p>
              </table:table-cell>
              <table:table-cell table:formula="of:=CONCATENATE(YEAR([.A2757]);&quot;_&quot;;MONTH([.A2757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21</text:p>
              </table:table-cell>
              <table:table-cell office:value-type="float" office:value="67.2505569458" calcext:value-type="float">
                <text:p>67.2505569458</text:p>
              </table:table-cell>
              <table:table-cell office:value-type="float" office:value="73.36" calcext:value-type="float">
                <text:p>73.36</text:p>
              </table:table-cell>
              <table:table-cell table:formula="of:=CONCATENATE(YEAR([.A2758]);&quot;_&quot;;MONTH([.A2758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22</text:p>
              </table:table-cell>
              <table:table-cell office:value-type="float" office:value="96.290184021" calcext:value-type="float">
                <text:p>96.290184021</text:p>
              </table:table-cell>
              <table:table-cell office:value-type="float" office:value="65" calcext:value-type="float">
                <text:p>65</text:p>
              </table:table-cell>
              <table:table-cell table:formula="of:=CONCATENATE(YEAR([.A2759]);&quot;_&quot;;MONTH([.A2759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23</text:p>
              </table:table-cell>
              <table:table-cell office:value-type="float" office:value="57.9740829468" calcext:value-type="float">
                <text:p>57.9740829468</text:p>
              </table:table-cell>
              <table:table-cell office:value-type="float" office:value="40" calcext:value-type="float">
                <text:p>40</text:p>
              </table:table-cell>
              <table:table-cell table:formula="of:=CONCATENATE(YEAR([.A2760]);&quot;_&quot;;MONTH([.A2760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24</text:p>
              </table:table-cell>
              <table:table-cell office:value-type="float" office:value="10.3887138367" calcext:value-type="float">
                <text:p>10.3887138367</text:p>
              </table:table-cell>
              <table:table-cell office:value-type="float" office:value="30" calcext:value-type="float">
                <text:p>30</text:p>
              </table:table-cell>
              <table:table-cell table:formula="of:=CONCATENATE(YEAR([.A2761]);&quot;_&quot;;MONTH([.A2761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25</text:p>
              </table:table-cell>
              <table:table-cell office:value-type="float" office:value="10.9811830521" calcext:value-type="float">
                <text:p>10.9811830521</text:p>
              </table:table-cell>
              <table:table-cell office:value-type="float" office:value="21.09" calcext:value-type="float">
                <text:p>21.09</text:p>
              </table:table-cell>
              <table:table-cell table:formula="of:=CONCATENATE(YEAR([.A2762]);&quot;_&quot;;MONTH([.A2762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26</text:p>
              </table:table-cell>
              <table:table-cell office:value-type="float" office:value="2.3209855556" calcext:value-type="float">
                <text:p>2.3209855556</text:p>
              </table:table-cell>
              <table:table-cell office:value-type="float" office:value="22.36" calcext:value-type="float">
                <text:p>22.36</text:p>
              </table:table-cell>
              <table:table-cell table:formula="of:=CONCATENATE(YEAR([.A2763]);&quot;_&quot;;MONTH([.A2763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27</text:p>
              </table:table-cell>
              <table:table-cell office:value-type="float" office:value="9.7851848602" calcext:value-type="float">
                <text:p>9.7851848602</text:p>
              </table:table-cell>
              <table:table-cell office:value-type="float" office:value="20" calcext:value-type="float">
                <text:p>20</text:p>
              </table:table-cell>
              <table:table-cell table:formula="of:=CONCATENATE(YEAR([.A2764]);&quot;_&quot;;MONTH([.A2764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28</text:p>
              </table:table-cell>
              <table:table-cell office:value-type="float" office:value="24.0659351349" calcext:value-type="float">
                <text:p>24.0659351349</text:p>
              </table:table-cell>
              <table:table-cell office:value-type="float" office:value="32" calcext:value-type="float">
                <text:p>32</text:p>
              </table:table-cell>
              <table:table-cell table:formula="of:=CONCATENATE(YEAR([.A2765]);&quot;_&quot;;MONTH([.A2765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29</text:p>
              </table:table-cell>
              <table:table-cell office:value-type="float" office:value="24.1403503418" calcext:value-type="float">
                <text:p>24.1403503418</text:p>
              </table:table-cell>
              <table:table-cell office:value-type="float" office:value="45" calcext:value-type="float">
                <text:p>45</text:p>
              </table:table-cell>
              <table:table-cell table:formula="of:=CONCATENATE(YEAR([.A2766]);&quot;_&quot;;MONTH([.A2766]))" office:value-type="string" office:string-value="2005_6" calcext:value-type="string">
                <text:p>2005_6</text:p>
              </table:table-cell>
            </table:table-row>
            <table:table-row table:style-name="ro1" table:visibility="collapse">
              <table:table-cell office:value-type="string" calcext:value-type="string">
                <text:p>2005-06-30</text:p>
              </table:table-cell>
              <table:table-cell office:value-type="float" office:value="28.7066669464" calcext:value-type="float">
                <text:p>28.7066669464</text:p>
              </table:table-cell>
              <table:table-cell office:value-type="float" office:value="72.64" calcext:value-type="float">
                <text:p>72.64</text:p>
              </table:table-cell>
              <table:table-cell table:formula="of:=CONCATENATE(YEAR([.A2767]);&quot;_&quot;;MONTH([.A2767]))" office:value-type="string" office:string-value="2005_6" calcext:value-type="string">
                <text:p>2005_6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738:.$B$2767])" office:value-type="float" office:value="605.6472723113" calcext:value-type="float">
              <text:p>605.6472723113</text:p>
            </table:table-cell>
            <table:table-cell/>
            <table:table-cell table:style-name="Result" office:value-type="string" calcext:value-type="string">
              <text:p>2005_6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5-07-01</text:p>
              </table:table-cell>
              <table:table-cell office:value-type="float" office:value="58.4059295654" calcext:value-type="float">
                <text:p>58.4059295654</text:p>
              </table:table-cell>
              <table:table-cell office:value-type="float" office:value="495" calcext:value-type="float">
                <text:p>495</text:p>
              </table:table-cell>
              <table:table-cell table:formula="of:=CONCATENATE(YEAR([.A2769]);&quot;_&quot;;MONTH([.A2769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02</text:p>
              </table:table-cell>
              <table:table-cell office:value-type="float" office:value="16.8169574738" calcext:value-type="float">
                <text:p>16.8169574738</text:p>
              </table:table-cell>
              <table:table-cell office:value-type="float" office:value="226.3" calcext:value-type="float">
                <text:p>226.3</text:p>
              </table:table-cell>
              <table:table-cell table:formula="of:=CONCATENATE(YEAR([.A2770]);&quot;_&quot;;MONTH([.A2770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03</text:p>
              </table:table-cell>
              <table:table-cell office:value-type="float" office:value="18.9463806152" calcext:value-type="float">
                <text:p>18.9463806152</text:p>
              </table:table-cell>
              <table:table-cell office:value-type="float" office:value="192.1" calcext:value-type="float">
                <text:p>192.1</text:p>
              </table:table-cell>
              <table:table-cell table:formula="of:=CONCATENATE(YEAR([.A2771]);&quot;_&quot;;MONTH([.A2771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04</text:p>
              </table:table-cell>
              <table:table-cell office:value-type="float" office:value="30.3500099182" calcext:value-type="float">
                <text:p>30.3500099182</text:p>
              </table:table-cell>
              <table:table-cell office:value-type="float" office:value="92.01" calcext:value-type="float">
                <text:p>92.01</text:p>
              </table:table-cell>
              <table:table-cell table:formula="of:=CONCATENATE(YEAR([.A2772]);&quot;_&quot;;MONTH([.A2772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05</text:p>
              </table:table-cell>
              <table:table-cell office:value-type="float" office:value="59.2982978821" calcext:value-type="float">
                <text:p>59.2982978821</text:p>
              </table:table-cell>
              <table:table-cell office:value-type="float" office:value="125.2" calcext:value-type="float">
                <text:p>125.2</text:p>
              </table:table-cell>
              <table:table-cell table:formula="of:=CONCATENATE(YEAR([.A2773]);&quot;_&quot;;MONTH([.A2773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06</text:p>
              </table:table-cell>
              <table:table-cell office:value-type="float" office:value="28.8539924622" calcext:value-type="float">
                <text:p>28.8539924622</text:p>
              </table:table-cell>
              <table:table-cell office:value-type="float" office:value="132.3" calcext:value-type="float">
                <text:p>132.3</text:p>
              </table:table-cell>
              <table:table-cell table:formula="of:=CONCATENATE(YEAR([.A2774]);&quot;_&quot;;MONTH([.A2774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07</text:p>
              </table:table-cell>
              <table:table-cell office:value-type="float" office:value="13.787984848" calcext:value-type="float">
                <text:p>13.787984848</text:p>
              </table:table-cell>
              <table:table-cell office:value-type="float" office:value="178.5" calcext:value-type="float">
                <text:p>178.5</text:p>
              </table:table-cell>
              <table:table-cell table:formula="of:=CONCATENATE(YEAR([.A2775]);&quot;_&quot;;MONTH([.A2775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08</text:p>
              </table:table-cell>
              <table:table-cell office:value-type="float" office:value="0.6830200553" calcext:value-type="float">
                <text:p>0.6830200553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2776]);&quot;_&quot;;MONTH([.A2776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09</text:p>
              </table:table-cell>
              <table:table-cell office:value-type="float" office:value="4.8931393623" calcext:value-type="float">
                <text:p>4.8931393623</text:p>
              </table:table-cell>
              <table:table-cell office:value-type="float" office:value="241" calcext:value-type="float">
                <text:p>241</text:p>
              </table:table-cell>
              <table:table-cell table:formula="of:=CONCATENATE(YEAR([.A2777]);&quot;_&quot;;MONTH([.A2777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10</text:p>
              </table:table-cell>
              <table:table-cell office:value-type="float" office:value="8.4682664871" calcext:value-type="float">
                <text:p>8.4682664871</text:p>
              </table:table-cell>
              <table:table-cell office:value-type="float" office:value="514.5" calcext:value-type="float">
                <text:p>514.5</text:p>
              </table:table-cell>
              <table:table-cell table:formula="of:=CONCATENATE(YEAR([.A2778]);&quot;_&quot;;MONTH([.A2778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11</text:p>
              </table:table-cell>
              <table:table-cell office:value-type="float" office:value="55.2583847046" calcext:value-type="float">
                <text:p>55.2583847046</text:p>
              </table:table-cell>
              <table:table-cell office:value-type="float" office:value="728.1" calcext:value-type="float">
                <text:p>728.1</text:p>
              </table:table-cell>
              <table:table-cell table:formula="of:=CONCATENATE(YEAR([.A2779]);&quot;_&quot;;MONTH([.A2779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12</text:p>
              </table:table-cell>
              <table:table-cell office:value-type="float" office:value="72.645324707" calcext:value-type="float">
                <text:p>72.645324707</text:p>
              </table:table-cell>
              <table:table-cell office:value-type="float" office:value="587.6" calcext:value-type="float">
                <text:p>587.6</text:p>
              </table:table-cell>
              <table:table-cell table:formula="of:=CONCATENATE(YEAR([.A2780]);&quot;_&quot;;MONTH([.A2780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13</text:p>
              </table:table-cell>
              <table:table-cell office:value-type="float" office:value="70.0940704346" calcext:value-type="float">
                <text:p>70.0940704346</text:p>
              </table:table-cell>
              <table:table-cell office:value-type="float" office:value="514.5" calcext:value-type="float">
                <text:p>514.5</text:p>
              </table:table-cell>
              <table:table-cell table:formula="of:=CONCATENATE(YEAR([.A2781]);&quot;_&quot;;MONTH([.A2781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14</text:p>
              </table:table-cell>
              <table:table-cell office:value-type="float" office:value="93.6357498169" calcext:value-type="float">
                <text:p>93.6357498169</text:p>
              </table:table-cell>
              <table:table-cell office:value-type="float" office:value="421.1" calcext:value-type="float">
                <text:p>421.1</text:p>
              </table:table-cell>
              <table:table-cell table:formula="of:=CONCATENATE(YEAR([.A2782]);&quot;_&quot;;MONTH([.A2782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15</text:p>
              </table:table-cell>
              <table:table-cell office:value-type="float" office:value="36.5190925598" calcext:value-type="float">
                <text:p>36.5190925598</text:p>
              </table:table-cell>
              <table:table-cell office:value-type="float" office:value="555" calcext:value-type="float">
                <text:p>555</text:p>
              </table:table-cell>
              <table:table-cell table:formula="of:=CONCATENATE(YEAR([.A2783]);&quot;_&quot;;MONTH([.A2783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16</text:p>
              </table:table-cell>
              <table:table-cell office:value-type="float" office:value="90.87134552" calcext:value-type="float">
                <text:p>90.87134552</text:p>
              </table:table-cell>
              <table:table-cell office:value-type="float" office:value="960" calcext:value-type="float">
                <text:p>960</text:p>
              </table:table-cell>
              <table:table-cell table:formula="of:=CONCATENATE(YEAR([.A2784]);&quot;_&quot;;MONTH([.A2784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17</text:p>
              </table:table-cell>
              <table:table-cell office:value-type="float" office:value="81.6756210327" calcext:value-type="float">
                <text:p>81.6756210327</text:p>
              </table:table-cell>
              <table:table-cell office:value-type="float" office:value="860.4" calcext:value-type="float">
                <text:p>860.4</text:p>
              </table:table-cell>
              <table:table-cell table:formula="of:=CONCATENATE(YEAR([.A2785]);&quot;_&quot;;MONTH([.A2785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18</text:p>
              </table:table-cell>
              <table:table-cell office:value-type="float" office:value="28.9263362885" calcext:value-type="float">
                <text:p>28.9263362885</text:p>
              </table:table-cell>
              <table:table-cell office:value-type="float" office:value="1677" calcext:value-type="float">
                <text:p>1677</text:p>
              </table:table-cell>
              <table:table-cell table:formula="of:=CONCATENATE(YEAR([.A2786]);&quot;_&quot;;MONTH([.A2786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19</text:p>
              </table:table-cell>
              <table:table-cell office:value-type="float" office:value="9.7783441544" calcext:value-type="float">
                <text:p>9.7783441544</text:p>
              </table:table-cell>
              <table:table-cell office:value-type="float" office:value="1431" calcext:value-type="float">
                <text:p>1431</text:p>
              </table:table-cell>
              <table:table-cell table:formula="of:=CONCATENATE(YEAR([.A2787]);&quot;_&quot;;MONTH([.A2787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20</text:p>
              </table:table-cell>
              <table:table-cell office:value-type="float" office:value="80.5144958496" calcext:value-type="float">
                <text:p>80.5144958496</text:p>
              </table:table-cell>
              <table:table-cell office:value-type="float" office:value="2020" calcext:value-type="float">
                <text:p>2020</text:p>
              </table:table-cell>
              <table:table-cell table:formula="of:=CONCATENATE(YEAR([.A2788]);&quot;_&quot;;MONTH([.A2788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21</text:p>
              </table:table-cell>
              <table:table-cell office:value-type="float" office:value="49.5765533447" calcext:value-type="float">
                <text:p>49.5765533447</text:p>
              </table:table-cell>
              <table:table-cell office:value-type="float" office:value="1290" calcext:value-type="float">
                <text:p>1290</text:p>
              </table:table-cell>
              <table:table-cell table:formula="of:=CONCATENATE(YEAR([.A2789]);&quot;_&quot;;MONTH([.A2789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22</text:p>
              </table:table-cell>
              <table:table-cell office:value-type="float" office:value="47.9821090698" calcext:value-type="float">
                <text:p>47.9821090698</text:p>
              </table:table-cell>
              <table:table-cell office:value-type="float" office:value="840" calcext:value-type="float">
                <text:p>840</text:p>
              </table:table-cell>
              <table:table-cell table:formula="of:=CONCATENATE(YEAR([.A2790]);&quot;_&quot;;MONTH([.A2790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23</text:p>
              </table:table-cell>
              <table:table-cell office:value-type="float" office:value="96.678276062" calcext:value-type="float">
                <text:p>96.678276062</text:p>
              </table:table-cell>
              <table:table-cell office:value-type="float" office:value="557.6" calcext:value-type="float">
                <text:p>557.6</text:p>
              </table:table-cell>
              <table:table-cell table:formula="of:=CONCATENATE(YEAR([.A2791]);&quot;_&quot;;MONTH([.A2791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24</text:p>
              </table:table-cell>
              <table:table-cell office:value-type="float" office:value="110.3471908569" calcext:value-type="float">
                <text:p>110.3471908569</text:p>
              </table:table-cell>
              <table:table-cell office:value-type="float" office:value="441.8" calcext:value-type="float">
                <text:p>441.8</text:p>
              </table:table-cell>
              <table:table-cell table:formula="of:=CONCATENATE(YEAR([.A2792]);&quot;_&quot;;MONTH([.A2792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25</text:p>
              </table:table-cell>
              <table:table-cell office:value-type="float" office:value="73.5347976685" calcext:value-type="float">
                <text:p>73.5347976685</text:p>
              </table:table-cell>
              <table:table-cell office:value-type="float" office:value="443.9" calcext:value-type="float">
                <text:p>443.9</text:p>
              </table:table-cell>
              <table:table-cell table:formula="of:=CONCATENATE(YEAR([.A2793]);&quot;_&quot;;MONTH([.A2793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26</text:p>
              </table:table-cell>
              <table:table-cell office:value-type="float" office:value="118.8994674683" calcext:value-type="float">
                <text:p>118.8994674683</text:p>
              </table:table-cell>
              <table:table-cell office:value-type="float" office:value="421.6" calcext:value-type="float">
                <text:p>421.6</text:p>
              </table:table-cell>
              <table:table-cell table:formula="of:=CONCATENATE(YEAR([.A2794]);&quot;_&quot;;MONTH([.A2794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27</text:p>
              </table:table-cell>
              <table:table-cell office:value-type="float" office:value="86.0951156616" calcext:value-type="float">
                <text:p>86.0951156616</text:p>
              </table:table-cell>
              <table:table-cell office:value-type="float" office:value="180.7" calcext:value-type="float">
                <text:p>180.7</text:p>
              </table:table-cell>
              <table:table-cell table:formula="of:=CONCATENATE(YEAR([.A2795]);&quot;_&quot;;MONTH([.A2795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28</text:p>
              </table:table-cell>
              <table:table-cell office:value-type="float" office:value="65.84790802" calcext:value-type="float">
                <text:p>65.84790802</text:p>
              </table:table-cell>
              <table:table-cell office:value-type="float" office:value="314.8" calcext:value-type="float">
                <text:p>314.8</text:p>
              </table:table-cell>
              <table:table-cell table:formula="of:=CONCATENATE(YEAR([.A2796]);&quot;_&quot;;MONTH([.A2796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29</text:p>
              </table:table-cell>
              <table:table-cell office:value-type="float" office:value="27.1344852448" calcext:value-type="float">
                <text:p>27.1344852448</text:p>
              </table:table-cell>
              <table:table-cell office:value-type="float" office:value="550" calcext:value-type="float">
                <text:p>550</text:p>
              </table:table-cell>
              <table:table-cell table:formula="of:=CONCATENATE(YEAR([.A2797]);&quot;_&quot;;MONTH([.A2797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30</text:p>
              </table:table-cell>
              <table:table-cell office:value-type="float" office:value="59.1542625427" calcext:value-type="float">
                <text:p>59.1542625427</text:p>
              </table:table-cell>
              <table:table-cell office:value-type="float" office:value="353.6" calcext:value-type="float">
                <text:p>353.6</text:p>
              </table:table-cell>
              <table:table-cell table:formula="of:=CONCATENATE(YEAR([.A2798]);&quot;_&quot;;MONTH([.A2798]))" office:value-type="string" office:string-value="2005_7" calcext:value-type="string">
                <text:p>2005_7</text:p>
              </table:table-cell>
            </table:table-row>
            <table:table-row table:style-name="ro1" table:visibility="collapse">
              <table:table-cell office:value-type="string" calcext:value-type="string">
                <text:p>2005-07-31</text:p>
              </table:table-cell>
              <table:table-cell office:value-type="float" office:value="8.1895227432" calcext:value-type="float">
                <text:p>8.1895227432</text:p>
              </table:table-cell>
              <table:table-cell office:value-type="float" office:value="456" calcext:value-type="float">
                <text:p>456</text:p>
              </table:table-cell>
              <table:table-cell table:formula="of:=CONCATENATE(YEAR([.A2799]);&quot;_&quot;;MONTH([.A2799]))" office:value-type="string" office:string-value="2005_7" calcext:value-type="string">
                <text:p>2005_7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769:.$B$2799])" office:value-type="float" office:value="1603.8624324202" calcext:value-type="float">
              <text:p>1603.8624324202</text:p>
            </table:table-cell>
            <table:table-cell/>
            <table:table-cell table:style-name="Result" office:value-type="string" calcext:value-type="string">
              <text:p>2005_7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5-08-01</text:p>
              </table:table-cell>
              <table:table-cell office:value-type="float" office:value="33.3346138" calcext:value-type="float">
                <text:p>33.3346138</text:p>
              </table:table-cell>
              <table:table-cell office:value-type="float" office:value="222.9" calcext:value-type="float">
                <text:p>222.9</text:p>
              </table:table-cell>
              <table:table-cell table:formula="of:=CONCATENATE(YEAR([.A2801]);&quot;_&quot;;MONTH([.A2801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02</text:p>
              </table:table-cell>
              <table:table-cell office:value-type="float" office:value="94.2589645386" calcext:value-type="float">
                <text:p>94.2589645386</text:p>
              </table:table-cell>
              <table:table-cell office:value-type="float" office:value="1400" calcext:value-type="float">
                <text:p>1400</text:p>
              </table:table-cell>
              <table:table-cell table:formula="of:=CONCATENATE(YEAR([.A2802]);&quot;_&quot;;MONTH([.A2802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03</text:p>
              </table:table-cell>
              <table:table-cell office:value-type="float" office:value="44.7792205811" calcext:value-type="float">
                <text:p>44.7792205811</text:p>
              </table:table-cell>
              <table:table-cell office:value-type="float" office:value="825" calcext:value-type="float">
                <text:p>825</text:p>
              </table:table-cell>
              <table:table-cell table:formula="of:=CONCATENATE(YEAR([.A2803]);&quot;_&quot;;MONTH([.A2803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04</text:p>
              </table:table-cell>
              <table:table-cell office:value-type="float" office:value="48.846496582" calcext:value-type="float">
                <text:p>48.846496582</text:p>
              </table:table-cell>
              <table:table-cell office:value-type="float" office:value="1370" calcext:value-type="float">
                <text:p>1370</text:p>
              </table:table-cell>
              <table:table-cell table:formula="of:=CONCATENATE(YEAR([.A2804]);&quot;_&quot;;MONTH([.A2804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05</text:p>
              </table:table-cell>
              <table:table-cell office:value-type="float" office:value="12.5633096695" calcext:value-type="float">
                <text:p>12.5633096695</text:p>
              </table:table-cell>
              <table:table-cell office:value-type="float" office:value="650" calcext:value-type="float">
                <text:p>650</text:p>
              </table:table-cell>
              <table:table-cell table:formula="of:=CONCATENATE(YEAR([.A2805]);&quot;_&quot;;MONTH([.A2805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06</text:p>
              </table:table-cell>
              <table:table-cell office:value-type="float" office:value="23.3249702454" calcext:value-type="float">
                <text:p>23.3249702454</text:p>
              </table:table-cell>
              <table:table-cell office:value-type="float" office:value="334.9" calcext:value-type="float">
                <text:p>334.9</text:p>
              </table:table-cell>
              <table:table-cell table:formula="of:=CONCATENATE(YEAR([.A2806]);&quot;_&quot;;MONTH([.A2806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07</text:p>
              </table:table-cell>
              <table:table-cell office:value-type="float" office:value="10.3217611313" calcext:value-type="float">
                <text:p>10.3217611313</text:p>
              </table:table-cell>
              <table:table-cell office:value-type="float" office:value="255.1" calcext:value-type="float">
                <text:p>255.1</text:p>
              </table:table-cell>
              <table:table-cell table:formula="of:=CONCATENATE(YEAR([.A2807]);&quot;_&quot;;MONTH([.A2807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08</text:p>
              </table:table-cell>
              <table:table-cell office:value-type="float" office:value="39.9632644653" calcext:value-type="float">
                <text:p>39.9632644653</text:p>
              </table:table-cell>
              <table:table-cell office:value-type="float" office:value="235.1" calcext:value-type="float">
                <text:p>235.1</text:p>
              </table:table-cell>
              <table:table-cell table:formula="of:=CONCATENATE(YEAR([.A2808]);&quot;_&quot;;MONTH([.A2808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09</text:p>
              </table:table-cell>
              <table:table-cell office:value-type="float" office:value="62.4208145142" calcext:value-type="float">
                <text:p>62.4208145142</text:p>
              </table:table-cell>
              <table:table-cell office:value-type="float" office:value="1805" calcext:value-type="float">
                <text:p>1805</text:p>
              </table:table-cell>
              <table:table-cell table:formula="of:=CONCATENATE(YEAR([.A2809]);&quot;_&quot;;MONTH([.A2809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10</text:p>
              </table:table-cell>
              <table:table-cell office:value-type="float" office:value="19.7296199799" calcext:value-type="float">
                <text:p>19.7296199799</text:p>
              </table:table-cell>
              <table:table-cell office:value-type="float" office:value="199.7" calcext:value-type="float">
                <text:p>199.7</text:p>
              </table:table-cell>
              <table:table-cell table:formula="of:=CONCATENATE(YEAR([.A2810]);&quot;_&quot;;MONTH([.A2810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11</text:p>
              </table:table-cell>
              <table:table-cell office:value-type="float" office:value="21.6863441467" calcext:value-type="float">
                <text:p>21.6863441467</text:p>
              </table:table-cell>
              <table:table-cell office:value-type="float" office:value="162.3" calcext:value-type="float">
                <text:p>162.3</text:p>
              </table:table-cell>
              <table:table-cell table:formula="of:=CONCATENATE(YEAR([.A2811]);&quot;_&quot;;MONTH([.A2811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12</text:p>
              </table:table-cell>
              <table:table-cell office:value-type="float" office:value="12.9638977051" calcext:value-type="float">
                <text:p>12.9638977051</text:p>
              </table:table-cell>
              <table:table-cell office:value-type="float" office:value="100" calcext:value-type="float">
                <text:p>100</text:p>
              </table:table-cell>
              <table:table-cell table:formula="of:=CONCATENATE(YEAR([.A2812]);&quot;_&quot;;MONTH([.A2812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13</text:p>
              </table:table-cell>
              <table:table-cell office:value-type="float" office:value="7.5709981918" calcext:value-type="float">
                <text:p>7.5709981918</text:p>
              </table:table-cell>
              <table:table-cell office:value-type="float" office:value="107.7" calcext:value-type="float">
                <text:p>107.7</text:p>
              </table:table-cell>
              <table:table-cell table:formula="of:=CONCATENATE(YEAR([.A2813]);&quot;_&quot;;MONTH([.A2813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14</text:p>
              </table:table-cell>
              <table:table-cell office:value-type="float" office:value="11.1116743088" calcext:value-type="float">
                <text:p>11.1116743088</text:p>
              </table:table-cell>
              <table:table-cell office:value-type="float" office:value="98" calcext:value-type="float">
                <text:p>98</text:p>
              </table:table-cell>
              <table:table-cell table:formula="of:=CONCATENATE(YEAR([.A2814]);&quot;_&quot;;MONTH([.A2814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15</text:p>
              </table:table-cell>
              <table:table-cell office:value-type="float" office:value="19.959022522" calcext:value-type="float">
                <text:p>19.959022522</text:p>
              </table:table-cell>
              <table:table-cell office:value-type="float" office:value="100" calcext:value-type="float">
                <text:p>100</text:p>
              </table:table-cell>
              <table:table-cell table:formula="of:=CONCATENATE(YEAR([.A2815]);&quot;_&quot;;MONTH([.A2815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16</text:p>
              </table:table-cell>
              <table:table-cell office:value-type="float" office:value="27.0828952789" calcext:value-type="float">
                <text:p>27.0828952789</text:p>
              </table:table-cell>
              <table:table-cell office:value-type="float" office:value="85" calcext:value-type="float">
                <text:p>85</text:p>
              </table:table-cell>
              <table:table-cell table:formula="of:=CONCATENATE(YEAR([.A2816]);&quot;_&quot;;MONTH([.A2816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17</text:p>
              </table:table-cell>
              <table:table-cell office:value-type="float" office:value="50.9120101929" calcext:value-type="float">
                <text:p>50.9120101929</text:p>
              </table:table-cell>
              <table:table-cell office:value-type="float" office:value="90.07" calcext:value-type="float">
                <text:p>90.07</text:p>
              </table:table-cell>
              <table:table-cell table:formula="of:=CONCATENATE(YEAR([.A2817]);&quot;_&quot;;MONTH([.A2817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18</text:p>
              </table:table-cell>
              <table:table-cell office:value-type="float" office:value="10.7790431976" calcext:value-type="float">
                <text:p>10.7790431976</text:p>
              </table:table-cell>
              <table:table-cell office:value-type="float" office:value="95.3" calcext:value-type="float">
                <text:p>95.3</text:p>
              </table:table-cell>
              <table:table-cell table:formula="of:=CONCATENATE(YEAR([.A2818]);&quot;_&quot;;MONTH([.A2818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19</text:p>
              </table:table-cell>
              <table:table-cell office:value-type="float" office:value="6.8405561447" calcext:value-type="float">
                <text:p>6.8405561447</text:p>
              </table:table-cell>
              <table:table-cell office:value-type="float" office:value="85" calcext:value-type="float">
                <text:p>85</text:p>
              </table:table-cell>
              <table:table-cell table:formula="of:=CONCATENATE(YEAR([.A2819]);&quot;_&quot;;MONTH([.A2819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20</text:p>
              </table:table-cell>
              <table:table-cell office:value-type="float" office:value="19.5692481995" calcext:value-type="float">
                <text:p>19.5692481995</text:p>
              </table:table-cell>
              <table:table-cell office:value-type="float" office:value="88.25" calcext:value-type="float">
                <text:p>88.25</text:p>
              </table:table-cell>
              <table:table-cell table:formula="of:=CONCATENATE(YEAR([.A2820]);&quot;_&quot;;MONTH([.A2820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21</text:p>
              </table:table-cell>
              <table:table-cell office:value-type="float" office:value="10.6538600922" calcext:value-type="float">
                <text:p>10.6538600922</text:p>
              </table:table-cell>
              <table:table-cell office:value-type="float" office:value="87.31" calcext:value-type="float">
                <text:p>87.31</text:p>
              </table:table-cell>
              <table:table-cell table:formula="of:=CONCATENATE(YEAR([.A2821]);&quot;_&quot;;MONTH([.A2821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22</text:p>
              </table:table-cell>
              <table:table-cell office:value-type="float" office:value="15.1381492615" calcext:value-type="float">
                <text:p>15.1381492615</text:p>
              </table:table-cell>
              <table:table-cell office:value-type="float" office:value="82.25" calcext:value-type="float">
                <text:p>82.25</text:p>
              </table:table-cell>
              <table:table-cell table:formula="of:=CONCATENATE(YEAR([.A2822]);&quot;_&quot;;MONTH([.A2822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23</text:p>
              </table:table-cell>
              <table:table-cell office:value-type="float" office:value="1.5085576773" calcext:value-type="float">
                <text:p>1.5085576773</text:p>
              </table:table-cell>
              <table:table-cell office:value-type="float" office:value="74.26" calcext:value-type="float">
                <text:p>74.26</text:p>
              </table:table-cell>
              <table:table-cell table:formula="of:=CONCATENATE(YEAR([.A2823]);&quot;_&quot;;MONTH([.A2823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24</text:p>
              </table:table-cell>
              <table:table-cell office:value-type="float" office:value="20.1438350677" calcext:value-type="float">
                <text:p>20.1438350677</text:p>
              </table:table-cell>
              <table:table-cell office:value-type="float" office:value="101.1" calcext:value-type="float">
                <text:p>101.1</text:p>
              </table:table-cell>
              <table:table-cell table:formula="of:=CONCATENATE(YEAR([.A2824]);&quot;_&quot;;MONTH([.A2824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25</text:p>
              </table:table-cell>
              <table:table-cell office:value-type="float" office:value="4.2825660706" calcext:value-type="float">
                <text:p>4.2825660706</text:p>
              </table:table-cell>
              <table:table-cell office:value-type="float" office:value="148.7" calcext:value-type="float">
                <text:p>148.7</text:p>
              </table:table-cell>
              <table:table-cell table:formula="of:=CONCATENATE(YEAR([.A2825]);&quot;_&quot;;MONTH([.A2825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26</text:p>
              </table:table-cell>
              <table:table-cell office:value-type="float" office:value="12.9382476807" calcext:value-type="float">
                <text:p>12.9382476807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2826]);&quot;_&quot;;MONTH([.A2826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27</text:p>
              </table:table-cell>
              <table:table-cell office:value-type="float" office:value="11.7763881683" calcext:value-type="float">
                <text:p>11.7763881683</text:p>
              </table:table-cell>
              <table:table-cell office:value-type="float" office:value="199.6" calcext:value-type="float">
                <text:p>199.6</text:p>
              </table:table-cell>
              <table:table-cell table:formula="of:=CONCATENATE(YEAR([.A2827]);&quot;_&quot;;MONTH([.A2827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28</text:p>
              </table:table-cell>
              <table:table-cell office:value-type="float" office:value="27.6849536896" calcext:value-type="float">
                <text:p>27.6849536896</text:p>
              </table:table-cell>
              <table:table-cell office:value-type="float" office:value="170" calcext:value-type="float">
                <text:p>170</text:p>
              </table:table-cell>
              <table:table-cell table:formula="of:=CONCATENATE(YEAR([.A2828]);&quot;_&quot;;MONTH([.A2828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29</text:p>
              </table:table-cell>
              <table:table-cell office:value-type="float" office:value="3.5854849815" calcext:value-type="float">
                <text:p>3.5854849815</text:p>
              </table:table-cell>
              <table:table-cell office:value-type="float" office:value="252.9" calcext:value-type="float">
                <text:p>252.9</text:p>
              </table:table-cell>
              <table:table-cell table:formula="of:=CONCATENATE(YEAR([.A2829]);&quot;_&quot;;MONTH([.A2829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30</text:p>
              </table:table-cell>
              <table:table-cell office:value-type="float" office:value="11.858625412" calcext:value-type="float">
                <text:p>11.858625412</text:p>
              </table:table-cell>
              <table:table-cell office:value-type="float" office:value="634.5" calcext:value-type="float">
                <text:p>634.5</text:p>
              </table:table-cell>
              <table:table-cell table:formula="of:=CONCATENATE(YEAR([.A2830]);&quot;_&quot;;MONTH([.A2830]))" office:value-type="string" office:string-value="2005_8" calcext:value-type="string">
                <text:p>2005_8</text:p>
              </table:table-cell>
            </table:table-row>
            <table:table-row table:style-name="ro1" table:visibility="collapse">
              <table:table-cell office:value-type="string" calcext:value-type="string">
                <text:p>2005-08-31</text:p>
              </table:table-cell>
              <table:table-cell office:value-type="float" office:value="24.1637763977" calcext:value-type="float">
                <text:p>24.1637763977</text:p>
              </table:table-cell>
              <table:table-cell office:value-type="float" office:value="1193" calcext:value-type="float">
                <text:p>1193</text:p>
              </table:table-cell>
              <table:table-cell table:formula="of:=CONCATENATE(YEAR([.A2831]);&quot;_&quot;;MONTH([.A2831]))" office:value-type="string" office:string-value="2005_8" calcext:value-type="string">
                <text:p>2005_8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801:.$B$2831])" office:value-type="float" office:value="721.7531698944" calcext:value-type="float">
              <text:p>721.7531698944</text:p>
            </table:table-cell>
            <table:table-cell/>
            <table:table-cell table:style-name="Result" office:value-type="string" calcext:value-type="string">
              <text:p>2005_8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5-09-01</text:p>
              </table:table-cell>
              <table:table-cell office:value-type="float" office:value="10.4874172211" calcext:value-type="float">
                <text:p>10.4874172211</text:p>
              </table:table-cell>
              <table:table-cell office:value-type="float" office:value="1165" calcext:value-type="float">
                <text:p>1165</text:p>
              </table:table-cell>
              <table:table-cell table:formula="of:=CONCATENATE(YEAR([.A2833]);&quot;_&quot;;MONTH([.A2833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02</text:p>
              </table:table-cell>
              <table:table-cell office:value-type="float" office:value="17.2265453339" calcext:value-type="float">
                <text:p>17.2265453339</text:p>
              </table:table-cell>
              <table:table-cell office:value-type="float" office:value="1050" calcext:value-type="float">
                <text:p>1050</text:p>
              </table:table-cell>
              <table:table-cell table:formula="of:=CONCATENATE(YEAR([.A2834]);&quot;_&quot;;MONTH([.A2834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03</text:p>
              </table:table-cell>
              <table:table-cell office:value-type="float" office:value="39.1111297607" calcext:value-type="float">
                <text:p>39.1111297607</text:p>
              </table:table-cell>
              <table:table-cell office:value-type="float" office:value="359" calcext:value-type="float">
                <text:p>359</text:p>
              </table:table-cell>
              <table:table-cell table:formula="of:=CONCATENATE(YEAR([.A2835]);&quot;_&quot;;MONTH([.A2835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04</text:p>
              </table:table-cell>
              <table:table-cell office:value-type="float" office:value="15.0856571198" calcext:value-type="float">
                <text:p>15.0856571198</text:p>
              </table:table-cell>
              <table:table-cell office:value-type="float" office:value="518.7" calcext:value-type="float">
                <text:p>518.7</text:p>
              </table:table-cell>
              <table:table-cell table:formula="of:=CONCATENATE(YEAR([.A2836]);&quot;_&quot;;MONTH([.A2836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05</text:p>
              </table:table-cell>
              <table:table-cell office:value-type="float" office:value="39.1207008362" calcext:value-type="float">
                <text:p>39.1207008362</text:p>
              </table:table-cell>
              <table:table-cell office:value-type="float" office:value="518.8" calcext:value-type="float">
                <text:p>518.8</text:p>
              </table:table-cell>
              <table:table-cell table:formula="of:=CONCATENATE(YEAR([.A2837]);&quot;_&quot;;MONTH([.A2837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06</text:p>
              </table:table-cell>
              <table:table-cell office:value-type="float" office:value="20.9857826233" calcext:value-type="float">
                <text:p>20.9857826233</text:p>
              </table:table-cell>
              <table:table-cell office:value-type="float" office:value="541.4" calcext:value-type="float">
                <text:p>541.4</text:p>
              </table:table-cell>
              <table:table-cell table:formula="of:=CONCATENATE(YEAR([.A2838]);&quot;_&quot;;MONTH([.A2838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07</text:p>
              </table:table-cell>
              <table:table-cell office:value-type="float" office:value="5.2384438515" calcext:value-type="float">
                <text:p>5.2384438515</text:p>
              </table:table-cell>
              <table:table-cell office:value-type="float" office:value="307.3" calcext:value-type="float">
                <text:p>307.3</text:p>
              </table:table-cell>
              <table:table-cell table:formula="of:=CONCATENATE(YEAR([.A2839]);&quot;_&quot;;MONTH([.A2839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08</text:p>
              </table:table-cell>
              <table:table-cell office:value-type="float" office:value="9.2223138809" calcext:value-type="float">
                <text:p>9.2223138809</text:p>
              </table:table-cell>
              <table:table-cell office:value-type="float" office:value="173.7" calcext:value-type="float">
                <text:p>173.7</text:p>
              </table:table-cell>
              <table:table-cell table:formula="of:=CONCATENATE(YEAR([.A2840]);&quot;_&quot;;MONTH([.A2840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09</text:p>
              </table:table-cell>
              <table:table-cell office:value-type="float" office:value="5.1951990128" calcext:value-type="float">
                <text:p>5.1951990128</text:p>
              </table:table-cell>
              <table:table-cell office:value-type="float" office:value="250" calcext:value-type="float">
                <text:p>250</text:p>
              </table:table-cell>
              <table:table-cell table:formula="of:=CONCATENATE(YEAR([.A2841]);&quot;_&quot;;MONTH([.A2841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10</text:p>
              </table:table-cell>
              <table:table-cell office:value-type="float" office:value="13.2244625092" calcext:value-type="float">
                <text:p>13.2244625092</text:p>
              </table:table-cell>
              <table:table-cell office:value-type="float" office:value="231.1" calcext:value-type="float">
                <text:p>231.1</text:p>
              </table:table-cell>
              <table:table-cell table:formula="of:=CONCATENATE(YEAR([.A2842]);&quot;_&quot;;MONTH([.A2842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11</text:p>
              </table:table-cell>
              <table:table-cell office:value-type="float" office:value="10.3003988266" calcext:value-type="float">
                <text:p>10.3003988266</text:p>
              </table:table-cell>
              <table:table-cell office:value-type="float" office:value="188.1" calcext:value-type="float">
                <text:p>188.1</text:p>
              </table:table-cell>
              <table:table-cell table:formula="of:=CONCATENATE(YEAR([.A2843]);&quot;_&quot;;MONTH([.A2843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12</text:p>
              </table:table-cell>
              <table:table-cell office:value-type="float" office:value="13.0668001175" calcext:value-type="float">
                <text:p>13.0668001175</text:p>
              </table:table-cell>
              <table:table-cell office:value-type="float" office:value="147.7" calcext:value-type="float">
                <text:p>147.7</text:p>
              </table:table-cell>
              <table:table-cell table:formula="of:=CONCATENATE(YEAR([.A2844]);&quot;_&quot;;MONTH([.A2844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13</text:p>
              </table:table-cell>
              <table:table-cell office:value-type="float" office:value="22.2430610657" calcext:value-type="float">
                <text:p>22.2430610657</text:p>
              </table:table-cell>
              <table:table-cell office:value-type="float" office:value="145.2" calcext:value-type="float">
                <text:p>145.2</text:p>
              </table:table-cell>
              <table:table-cell table:formula="of:=CONCATENATE(YEAR([.A2845]);&quot;_&quot;;MONTH([.A2845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14</text:p>
              </table:table-cell>
              <table:table-cell office:value-type="float" office:value="11.7940788269" calcext:value-type="float">
                <text:p>11.7940788269</text:p>
              </table:table-cell>
              <table:table-cell office:value-type="float" office:value="111.9" calcext:value-type="float">
                <text:p>111.9</text:p>
              </table:table-cell>
              <table:table-cell table:formula="of:=CONCATENATE(YEAR([.A2846]);&quot;_&quot;;MONTH([.A2846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15</text:p>
              </table:table-cell>
              <table:table-cell office:value-type="float" office:value="4.839111805" calcext:value-type="float">
                <text:p>4.839111805</text:p>
              </table:table-cell>
              <table:table-cell office:value-type="float" office:value="109.5" calcext:value-type="float">
                <text:p>109.5</text:p>
              </table:table-cell>
              <table:table-cell table:formula="of:=CONCATENATE(YEAR([.A2847]);&quot;_&quot;;MONTH([.A2847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16</text:p>
              </table:table-cell>
              <table:table-cell office:value-type="float" office:value="6.6416115761" calcext:value-type="float">
                <text:p>6.6416115761</text:p>
              </table:table-cell>
              <table:table-cell office:value-type="float" office:value="105" calcext:value-type="float">
                <text:p>105</text:p>
              </table:table-cell>
              <table:table-cell table:formula="of:=CONCATENATE(YEAR([.A2848]);&quot;_&quot;;MONTH([.A2848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17</text:p>
              </table:table-cell>
              <table:table-cell office:value-type="float" office:value="3.4016678333" calcext:value-type="float">
                <text:p>3.4016678333</text:p>
              </table:table-cell>
              <table:table-cell office:value-type="float" office:value="153.3" calcext:value-type="float">
                <text:p>153.3</text:p>
              </table:table-cell>
              <table:table-cell table:formula="of:=CONCATENATE(YEAR([.A2849]);&quot;_&quot;;MONTH([.A2849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18</text:p>
              </table:table-cell>
              <table:table-cell office:value-type="float" office:value="1.4738340378" calcext:value-type="float">
                <text:p>1.4738340378</text:p>
              </table:table-cell>
              <table:table-cell office:value-type="float" office:value="105.2" calcext:value-type="float">
                <text:p>105.2</text:p>
              </table:table-cell>
              <table:table-cell table:formula="of:=CONCATENATE(YEAR([.A2850]);&quot;_&quot;;MONTH([.A2850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19</text:p>
              </table:table-cell>
              <table:table-cell office:value-type="float" office:value="5.5036215782" calcext:value-type="float">
                <text:p>5.5036215782</text:p>
              </table:table-cell>
              <table:table-cell office:value-type="float" office:value="95.67" calcext:value-type="float">
                <text:p>95.67</text:p>
              </table:table-cell>
              <table:table-cell table:formula="of:=CONCATENATE(YEAR([.A2851]);&quot;_&quot;;MONTH([.A2851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20</text:p>
              </table:table-cell>
              <table:table-cell office:value-type="float" office:value="28.6659317017" calcext:value-type="float">
                <text:p>28.6659317017</text:p>
              </table:table-cell>
              <table:table-cell office:value-type="float" office:value="93.05" calcext:value-type="float">
                <text:p>93.05</text:p>
              </table:table-cell>
              <table:table-cell table:formula="of:=CONCATENATE(YEAR([.A2852]);&quot;_&quot;;MONTH([.A2852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21</text:p>
              </table:table-cell>
              <table:table-cell office:value-type="float" office:value="5.7372708321" calcext:value-type="float">
                <text:p>5.7372708321</text:p>
              </table:table-cell>
              <table:table-cell office:value-type="float" office:value="88.8" calcext:value-type="float">
                <text:p>88.8</text:p>
              </table:table-cell>
              <table:table-cell table:formula="of:=CONCATENATE(YEAR([.A2853]);&quot;_&quot;;MONTH([.A2853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22</text:p>
              </table:table-cell>
              <table:table-cell office:value-type="float" office:value="30.7484607697" calcext:value-type="float">
                <text:p>30.7484607697</text:p>
              </table:table-cell>
              <table:table-cell office:value-type="float" office:value="87.72" calcext:value-type="float">
                <text:p>87.72</text:p>
              </table:table-cell>
              <table:table-cell table:formula="of:=CONCATENATE(YEAR([.A2854]);&quot;_&quot;;MONTH([.A2854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23</text:p>
              </table:table-cell>
              <table:table-cell office:value-type="float" office:value="57.1144866943" calcext:value-type="float">
                <text:p>57.1144866943</text:p>
              </table:table-cell>
              <table:table-cell office:value-type="float" office:value="85" calcext:value-type="float">
                <text:p>85</text:p>
              </table:table-cell>
              <table:table-cell table:formula="of:=CONCATENATE(YEAR([.A2855]);&quot;_&quot;;MONTH([.A2855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24</text:p>
              </table:table-cell>
              <table:table-cell office:value-type="float" office:value="7.5842146873" calcext:value-type="float">
                <text:p>7.5842146873</text:p>
              </table:table-cell>
              <table:table-cell office:value-type="float" office:value="80.58" calcext:value-type="float">
                <text:p>80.58</text:p>
              </table:table-cell>
              <table:table-cell table:formula="of:=CONCATENATE(YEAR([.A2856]);&quot;_&quot;;MONTH([.A2856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25</text:p>
              </table:table-cell>
              <table:table-cell office:value-type="float" office:value="0.7566041946" calcext:value-type="float">
                <text:p>0.7566041946</text:p>
              </table:table-cell>
              <table:table-cell office:value-type="float" office:value="71.58" calcext:value-type="float">
                <text:p>71.58</text:p>
              </table:table-cell>
              <table:table-cell table:formula="of:=CONCATENATE(YEAR([.A2857]);&quot;_&quot;;MONTH([.A2857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26</text:p>
              </table:table-cell>
              <table:table-cell office:value-type="float" office:value="1.5069390535" calcext:value-type="float">
                <text:p>1.5069390535</text:p>
              </table:table-cell>
              <table:table-cell office:value-type="float" office:value="68.21" calcext:value-type="float">
                <text:p>68.21</text:p>
              </table:table-cell>
              <table:table-cell table:formula="of:=CONCATENATE(YEAR([.A2858]);&quot;_&quot;;MONTH([.A2858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27</text:p>
              </table:table-cell>
              <table:table-cell office:value-type="float" office:value="2.836805582" calcext:value-type="float">
                <text:p>2.836805582</text:p>
              </table:table-cell>
              <table:table-cell office:value-type="float" office:value="62.59" calcext:value-type="float">
                <text:p>62.59</text:p>
              </table:table-cell>
              <table:table-cell table:formula="of:=CONCATENATE(YEAR([.A2859]);&quot;_&quot;;MONTH([.A2859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28</text:p>
              </table:table-cell>
              <table:table-cell office:value-type="float" office:value="5.0755996704" calcext:value-type="float">
                <text:p>5.0755996704</text:p>
              </table:table-cell>
              <table:table-cell office:value-type="float" office:value="61.39" calcext:value-type="float">
                <text:p>61.39</text:p>
              </table:table-cell>
              <table:table-cell table:formula="of:=CONCATENATE(YEAR([.A2860]);&quot;_&quot;;MONTH([.A2860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29</text:p>
              </table:table-cell>
              <table:table-cell office:value-type="float" office:value="6.2478909492" calcext:value-type="float">
                <text:p>6.2478909492</text:p>
              </table:table-cell>
              <table:table-cell office:value-type="float" office:value="61.11" calcext:value-type="float">
                <text:p>61.11</text:p>
              </table:table-cell>
              <table:table-cell table:formula="of:=CONCATENATE(YEAR([.A2861]);&quot;_&quot;;MONTH([.A2861]))" office:value-type="string" office:string-value="2005_9" calcext:value-type="string">
                <text:p>2005_9</text:p>
              </table:table-cell>
            </table:table-row>
            <table:table-row table:style-name="ro1" table:visibility="collapse">
              <table:table-cell office:value-type="string" calcext:value-type="string">
                <text:p>2005-09-30</text:p>
              </table:table-cell>
              <table:table-cell office:value-type="float" office:value="0.7303275466" calcext:value-type="float">
                <text:p>0.7303275466</text:p>
              </table:table-cell>
              <table:table-cell office:value-type="float" office:value="60" calcext:value-type="float">
                <text:p>60</text:p>
              </table:table-cell>
              <table:table-cell table:formula="of:=CONCATENATE(YEAR([.A2862]);&quot;_&quot;;MONTH([.A2862]))" office:value-type="string" office:string-value="2005_9" calcext:value-type="string">
                <text:p>2005_9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833:.$B$2862])" office:value-type="float" office:value="401.1663694979" calcext:value-type="float">
              <text:p>401.1663694979</text:p>
            </table:table-cell>
            <table:table-cell/>
            <table:table-cell table:style-name="Result" office:value-type="string" calcext:value-type="string">
              <text:p>2005_9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6-01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9" calcext:value-type="float">
                <text:p>8.9</text:p>
              </table:table-cell>
              <table:table-cell table:formula="of:=CONCATENATE(YEAR([.A2864]);&quot;_&quot;;MONTH([.A2864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246" calcext:value-type="float">
                <text:p>8.246</text:p>
              </table:table-cell>
              <table:table-cell table:formula="of:=CONCATENATE(YEAR([.A2865]);&quot;_&quot;;MONTH([.A2865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877" calcext:value-type="float">
                <text:p>7.877</text:p>
              </table:table-cell>
              <table:table-cell table:formula="of:=CONCATENATE(YEAR([.A2866]);&quot;_&quot;;MONTH([.A2866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145" calcext:value-type="float">
                <text:p>8.145</text:p>
              </table:table-cell>
              <table:table-cell table:formula="of:=CONCATENATE(YEAR([.A2867]);&quot;_&quot;;MONTH([.A2867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118" calcext:value-type="float">
                <text:p>8.118</text:p>
              </table:table-cell>
              <table:table-cell table:formula="of:=CONCATENATE(YEAR([.A2868]);&quot;_&quot;;MONTH([.A2868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.2" calcext:value-type="float">
                <text:p>8.2</text:p>
              </table:table-cell>
              <table:table-cell table:formula="of:=CONCATENATE(YEAR([.A2869]);&quot;_&quot;;MONTH([.A2869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786" calcext:value-type="float">
                <text:p>7.786</text:p>
              </table:table-cell>
              <table:table-cell table:formula="of:=CONCATENATE(YEAR([.A2870]);&quot;_&quot;;MONTH([.A2870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" calcext:value-type="float">
                <text:p>8</text:p>
              </table:table-cell>
              <table:table-cell table:formula="of:=CONCATENATE(YEAR([.A2871]);&quot;_&quot;;MONTH([.A2871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09</text:p>
              </table:table-cell>
              <table:table-cell office:value-type="float" office:value="0.3988705277" calcext:value-type="float">
                <text:p>0.3988705277</text:p>
              </table:table-cell>
              <table:table-cell office:value-type="float" office:value="7.6" calcext:value-type="float">
                <text:p>7.6</text:p>
              </table:table-cell>
              <table:table-cell table:formula="of:=CONCATENATE(YEAR([.A2872]);&quot;_&quot;;MONTH([.A2872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5" calcext:value-type="float">
                <text:p>7.5</text:p>
              </table:table-cell>
              <table:table-cell table:formula="of:=CONCATENATE(YEAR([.A2873]);&quot;_&quot;;MONTH([.A2873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2" calcext:value-type="float">
                <text:p>7.2</text:p>
              </table:table-cell>
              <table:table-cell table:formula="of:=CONCATENATE(YEAR([.A2874]);&quot;_&quot;;MONTH([.A2874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11" calcext:value-type="float">
                <text:p>7.11</text:p>
              </table:table-cell>
              <table:table-cell table:formula="of:=CONCATENATE(YEAR([.A2875]);&quot;_&quot;;MONTH([.A2875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2" calcext:value-type="float">
                <text:p>7.2</text:p>
              </table:table-cell>
              <table:table-cell table:formula="of:=CONCATENATE(YEAR([.A2876]);&quot;_&quot;;MONTH([.A2876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1" calcext:value-type="float">
                <text:p>7.1</text:p>
              </table:table-cell>
              <table:table-cell table:formula="of:=CONCATENATE(YEAR([.A2877]);&quot;_&quot;;MONTH([.A2877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" calcext:value-type="float">
                <text:p>7</text:p>
              </table:table-cell>
              <table:table-cell table:formula="of:=CONCATENATE(YEAR([.A2878]);&quot;_&quot;;MONTH([.A2878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" calcext:value-type="float">
                <text:p>7</text:p>
              </table:table-cell>
              <table:table-cell table:formula="of:=CONCATENATE(YEAR([.A2879]);&quot;_&quot;;MONTH([.A2879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635" calcext:value-type="float">
                <text:p>6.635</text:p>
              </table:table-cell>
              <table:table-cell table:formula="of:=CONCATENATE(YEAR([.A2880]);&quot;_&quot;;MONTH([.A2880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" calcext:value-type="float">
                <text:p>7</text:p>
              </table:table-cell>
              <table:table-cell table:formula="of:=CONCATENATE(YEAR([.A2881]);&quot;_&quot;;MONTH([.A2881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" calcext:value-type="float">
                <text:p>7</text:p>
              </table:table-cell>
              <table:table-cell table:formula="of:=CONCATENATE(YEAR([.A2882]);&quot;_&quot;;MONTH([.A2882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8" calcext:value-type="float">
                <text:p>6.8</text:p>
              </table:table-cell>
              <table:table-cell table:formula="of:=CONCATENATE(YEAR([.A2883]);&quot;_&quot;;MONTH([.A2883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778" calcext:value-type="float">
                <text:p>6.778</text:p>
              </table:table-cell>
              <table:table-cell table:formula="of:=CONCATENATE(YEAR([.A2884]);&quot;_&quot;;MONTH([.A2884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815" calcext:value-type="float">
                <text:p>6.815</text:p>
              </table:table-cell>
              <table:table-cell table:formula="of:=CONCATENATE(YEAR([.A2885]);&quot;_&quot;;MONTH([.A2885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4" calcext:value-type="float">
                <text:p>6.4</text:p>
              </table:table-cell>
              <table:table-cell table:formula="of:=CONCATENATE(YEAR([.A2886]);&quot;_&quot;;MONTH([.A2886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586" calcext:value-type="float">
                <text:p>6.586</text:p>
              </table:table-cell>
              <table:table-cell table:formula="of:=CONCATENATE(YEAR([.A2887]);&quot;_&quot;;MONTH([.A2887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1" calcext:value-type="float">
                <text:p>6.1</text:p>
              </table:table-cell>
              <table:table-cell table:formula="of:=CONCATENATE(YEAR([.A2888]);&quot;_&quot;;MONTH([.A2888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9" calcext:value-type="float">
                <text:p>5.9</text:p>
              </table:table-cell>
              <table:table-cell table:formula="of:=CONCATENATE(YEAR([.A2889]);&quot;_&quot;;MONTH([.A2889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8" calcext:value-type="float">
                <text:p>5.8</text:p>
              </table:table-cell>
              <table:table-cell table:formula="of:=CONCATENATE(YEAR([.A2890]);&quot;_&quot;;MONTH([.A2890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256" calcext:value-type="float">
                <text:p>6.256</text:p>
              </table:table-cell>
              <table:table-cell table:formula="of:=CONCATENATE(YEAR([.A2891]);&quot;_&quot;;MONTH([.A2891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01" calcext:value-type="float">
                <text:p>6.01</text:p>
              </table:table-cell>
              <table:table-cell table:formula="of:=CONCATENATE(YEAR([.A2892]);&quot;_&quot;;MONTH([.A2892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3" calcext:value-type="float">
                <text:p>5.3</text:p>
              </table:table-cell>
              <table:table-cell table:formula="of:=CONCATENATE(YEAR([.A2893]);&quot;_&quot;;MONTH([.A2893]))" office:value-type="string" office:string-value="2006_1" calcext:value-type="string">
                <text:p>2006_1</text:p>
              </table:table-cell>
            </table:table-row>
            <table:table-row table:style-name="ro1" table:visibility="collapse">
              <table:table-cell office:value-type="string" calcext:value-type="string">
                <text:p>2006-01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896" calcext:value-type="float">
                <text:p>5.896</text:p>
              </table:table-cell>
              <table:table-cell table:formula="of:=CONCATENATE(YEAR([.A2894]);&quot;_&quot;;MONTH([.A2894]))" office:value-type="string" office:string-value="2006_1" calcext:value-type="string">
                <text:p>2006_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864:.$B$2894])" office:value-type="float" office:value="0.3988705277" calcext:value-type="float">
              <text:p>0.3988705277</text:p>
            </table:table-cell>
            <table:table-cell/>
            <table:table-cell table:style-name="Result" office:value-type="string" calcext:value-type="string">
              <text:p>2006_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6-10-01</text:p>
              </table:table-cell>
              <table:table-cell office:value-type="float" office:value="16.1056747437" calcext:value-type="float">
                <text:p>16.1056747437</text:p>
              </table:table-cell>
              <table:table-cell office:value-type="float" office:value="77.31" calcext:value-type="float">
                <text:p>77.31</text:p>
              </table:table-cell>
              <table:table-cell table:formula="of:=CONCATENATE(YEAR([.A2896]);&quot;_&quot;;MONTH([.A2896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02</text:p>
              </table:table-cell>
              <table:table-cell office:value-type="float" office:value="34.6049003601" calcext:value-type="float">
                <text:p>34.6049003601</text:p>
              </table:table-cell>
              <table:table-cell office:value-type="float" office:value="105" calcext:value-type="float">
                <text:p>105</text:p>
              </table:table-cell>
              <table:table-cell table:formula="of:=CONCATENATE(YEAR([.A2897]);&quot;_&quot;;MONTH([.A2897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03</text:p>
              </table:table-cell>
              <table:table-cell office:value-type="float" office:value="49.5894622803" calcext:value-type="float">
                <text:p>49.5894622803</text:p>
              </table:table-cell>
              <table:table-cell office:value-type="float" office:value="227.6" calcext:value-type="float">
                <text:p>227.6</text:p>
              </table:table-cell>
              <table:table-cell table:formula="of:=CONCATENATE(YEAR([.A2898]);&quot;_&quot;;MONTH([.A2898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04</text:p>
              </table:table-cell>
              <table:table-cell office:value-type="float" office:value="5.5976419449" calcext:value-type="float">
                <text:p>5.5976419449</text:p>
              </table:table-cell>
              <table:table-cell office:value-type="float" office:value="646.8" calcext:value-type="float">
                <text:p>646.8</text:p>
              </table:table-cell>
              <table:table-cell table:formula="of:=CONCATENATE(YEAR([.A2899]);&quot;_&quot;;MONTH([.A2899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05</text:p>
              </table:table-cell>
              <table:table-cell office:value-type="float" office:value="13.9883298874" calcext:value-type="float">
                <text:p>13.9883298874</text:p>
              </table:table-cell>
              <table:table-cell office:value-type="float" office:value="327.8" calcext:value-type="float">
                <text:p>327.8</text:p>
              </table:table-cell>
              <table:table-cell table:formula="of:=CONCATENATE(YEAR([.A2900]);&quot;_&quot;;MONTH([.A2900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06</text:p>
              </table:table-cell>
              <table:table-cell office:value-type="float" office:value="11.3575353622" calcext:value-type="float">
                <text:p>11.3575353622</text:p>
              </table:table-cell>
              <table:table-cell office:value-type="float" office:value="180" calcext:value-type="float">
                <text:p>180</text:p>
              </table:table-cell>
              <table:table-cell table:formula="of:=CONCATENATE(YEAR([.A2901]);&quot;_&quot;;MONTH([.A2901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07</text:p>
              </table:table-cell>
              <table:table-cell office:value-type="float" office:value="10.808552742" calcext:value-type="float">
                <text:p>10.808552742</text:p>
              </table:table-cell>
              <table:table-cell office:value-type="float" office:value="139" calcext:value-type="float">
                <text:p>139</text:p>
              </table:table-cell>
              <table:table-cell table:formula="of:=CONCATENATE(YEAR([.A2902]);&quot;_&quot;;MONTH([.A2902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08</text:p>
              </table:table-cell>
              <table:table-cell office:value-type="float" office:value="15.0606365204" calcext:value-type="float">
                <text:p>15.0606365204</text:p>
              </table:table-cell>
              <table:table-cell office:value-type="float" office:value="114.1" calcext:value-type="float">
                <text:p>114.1</text:p>
              </table:table-cell>
              <table:table-cell table:formula="of:=CONCATENATE(YEAR([.A2903]);&quot;_&quot;;MONTH([.A2903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09</text:p>
              </table:table-cell>
              <table:table-cell office:value-type="float" office:value="39.8813438416" calcext:value-type="float">
                <text:p>39.8813438416</text:p>
              </table:table-cell>
              <table:table-cell office:value-type="float" office:value="101.7" calcext:value-type="float">
                <text:p>101.7</text:p>
              </table:table-cell>
              <table:table-cell table:formula="of:=CONCATENATE(YEAR([.A2904]);&quot;_&quot;;MONTH([.A2904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10</text:p>
              </table:table-cell>
              <table:table-cell office:value-type="float" office:value="0.1559246033" calcext:value-type="float">
                <text:p>0.1559246033</text:p>
              </table:table-cell>
              <table:table-cell office:value-type="float" office:value="98.43" calcext:value-type="float">
                <text:p>98.43</text:p>
              </table:table-cell>
              <table:table-cell table:formula="of:=CONCATENATE(YEAR([.A2905]);&quot;_&quot;;MONTH([.A2905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11</text:p>
              </table:table-cell>
              <table:table-cell office:value-type="float" office:value="3.9638135433" calcext:value-type="float">
                <text:p>3.9638135433</text:p>
              </table:table-cell>
              <table:table-cell office:value-type="float" office:value="80.88" calcext:value-type="float">
                <text:p>80.88</text:p>
              </table:table-cell>
              <table:table-cell table:formula="of:=CONCATENATE(YEAR([.A2906]);&quot;_&quot;;MONTH([.A2906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12</text:p>
              </table:table-cell>
              <table:table-cell office:value-type="float" office:value="1.0772120953" calcext:value-type="float">
                <text:p>1.0772120953</text:p>
              </table:table-cell>
              <table:table-cell office:value-type="float" office:value="79.26" calcext:value-type="float">
                <text:p>79.26</text:p>
              </table:table-cell>
              <table:table-cell table:formula="of:=CONCATENATE(YEAR([.A2907]);&quot;_&quot;;MONTH([.A2907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13</text:p>
              </table:table-cell>
              <table:table-cell office:value-type="float" office:value="1.1345647573" calcext:value-type="float">
                <text:p>1.1345647573</text:p>
              </table:table-cell>
              <table:table-cell office:value-type="float" office:value="80" calcext:value-type="float">
                <text:p>80</text:p>
              </table:table-cell>
              <table:table-cell table:formula="of:=CONCATENATE(YEAR([.A2908]);&quot;_&quot;;MONTH([.A2908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14</text:p>
              </table:table-cell>
              <table:table-cell office:value-type="float" office:value="0.2815308571" calcext:value-type="float">
                <text:p>0.2815308571</text:p>
              </table:table-cell>
              <table:table-cell office:value-type="float" office:value="76.78" calcext:value-type="float">
                <text:p>76.78</text:p>
              </table:table-cell>
              <table:table-cell table:formula="of:=CONCATENATE(YEAR([.A2909]);&quot;_&quot;;MONTH([.A2909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7.38" calcext:value-type="float">
                <text:p>67.38</text:p>
              </table:table-cell>
              <table:table-cell table:formula="of:=CONCATENATE(YEAR([.A2910]);&quot;_&quot;;MONTH([.A2910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16</text:p>
              </table:table-cell>
              <table:table-cell office:value-type="float" office:value="0.0707956329" calcext:value-type="float">
                <text:p>0.0707956329</text:p>
              </table:table-cell>
              <table:table-cell office:value-type="float" office:value="92.79" calcext:value-type="float">
                <text:p>92.79</text:p>
              </table:table-cell>
              <table:table-cell table:formula="of:=CONCATENATE(YEAR([.A2911]);&quot;_&quot;;MONTH([.A2911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17</text:p>
              </table:table-cell>
              <table:table-cell office:value-type="float" office:value="0.6174995899" calcext:value-type="float">
                <text:p>0.6174995899</text:p>
              </table:table-cell>
              <table:table-cell office:value-type="float" office:value="67.27" calcext:value-type="float">
                <text:p>67.27</text:p>
              </table:table-cell>
              <table:table-cell table:formula="of:=CONCATENATE(YEAR([.A2912]);&quot;_&quot;;MONTH([.A2912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18</text:p>
              </table:table-cell>
              <table:table-cell office:value-type="float" office:value="0.4958234429" calcext:value-type="float">
                <text:p>0.4958234429</text:p>
              </table:table-cell>
              <table:table-cell office:value-type="float" office:value="71.97" calcext:value-type="float">
                <text:p>71.97</text:p>
              </table:table-cell>
              <table:table-cell table:formula="of:=CONCATENATE(YEAR([.A2913]);&quot;_&quot;;MONTH([.A2913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19</text:p>
              </table:table-cell>
              <table:table-cell office:value-type="float" office:value="0.0497933663" calcext:value-type="float">
                <text:p>0.0497933663</text:p>
              </table:table-cell>
              <table:table-cell office:value-type="float" office:value="71.78" calcext:value-type="float">
                <text:p>71.78</text:p>
              </table:table-cell>
              <table:table-cell table:formula="of:=CONCATENATE(YEAR([.A2914]);&quot;_&quot;;MONTH([.A2914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20</text:p>
              </table:table-cell>
              <table:table-cell office:value-type="float" office:value="0.9438036084" calcext:value-type="float">
                <text:p>0.9438036084</text:p>
              </table:table-cell>
              <table:table-cell office:value-type="float" office:value="220" calcext:value-type="float">
                <text:p>220</text:p>
              </table:table-cell>
              <table:table-cell table:formula="of:=CONCATENATE(YEAR([.A2915]);&quot;_&quot;;MONTH([.A2915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21</text:p>
              </table:table-cell>
              <table:table-cell office:value-type="float" office:value="1.0292232037" calcext:value-type="float">
                <text:p>1.0292232037</text:p>
              </table:table-cell>
              <table:table-cell office:value-type="float" office:value="125" calcext:value-type="float">
                <text:p>125</text:p>
              </table:table-cell>
              <table:table-cell table:formula="of:=CONCATENATE(YEAR([.A2916]);&quot;_&quot;;MONTH([.A2916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5.5" calcext:value-type="float">
                <text:p>75.5</text:p>
              </table:table-cell>
              <table:table-cell table:formula="of:=CONCATENATE(YEAR([.A2917]);&quot;_&quot;;MONTH([.A2917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9.51" calcext:value-type="float">
                <text:p>79.51</text:p>
              </table:table-cell>
              <table:table-cell table:formula="of:=CONCATENATE(YEAR([.A2918]);&quot;_&quot;;MONTH([.A2918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1.35" calcext:value-type="float">
                <text:p>71.35</text:p>
              </table:table-cell>
              <table:table-cell table:formula="of:=CONCATENATE(YEAR([.A2919]);&quot;_&quot;;MONTH([.A2919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25</text:p>
              </table:table-cell>
              <table:table-cell office:value-type="float" office:value="0.3165288568" calcext:value-type="float">
                <text:p>0.3165288568</text:p>
              </table:table-cell>
              <table:table-cell office:value-type="float" office:value="80.95" calcext:value-type="float">
                <text:p>80.95</text:p>
              </table:table-cell>
              <table:table-cell table:formula="of:=CONCATENATE(YEAR([.A2920]);&quot;_&quot;;MONTH([.A2920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26</text:p>
              </table:table-cell>
              <table:table-cell office:value-type="float" office:value="0.1178333089" calcext:value-type="float">
                <text:p>0.1178333089</text:p>
              </table:table-cell>
              <table:table-cell office:value-type="float" office:value="72.41" calcext:value-type="float">
                <text:p>72.41</text:p>
              </table:table-cell>
              <table:table-cell table:formula="of:=CONCATENATE(YEAR([.A2921]);&quot;_&quot;;MONTH([.A2921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27</text:p>
              </table:table-cell>
              <table:table-cell office:value-type="float" office:value="0.711276412" calcext:value-type="float">
                <text:p>0.711276412</text:p>
              </table:table-cell>
              <table:table-cell office:value-type="float" office:value="75" calcext:value-type="float">
                <text:p>75</text:p>
              </table:table-cell>
              <table:table-cell table:formula="of:=CONCATENATE(YEAR([.A2922]);&quot;_&quot;;MONTH([.A2922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28</text:p>
              </table:table-cell>
              <table:table-cell office:value-type="float" office:value="2.4069442749" calcext:value-type="float">
                <text:p>2.4069442749</text:p>
              </table:table-cell>
              <table:table-cell office:value-type="float" office:value="83.1" calcext:value-type="float">
                <text:p>83.1</text:p>
              </table:table-cell>
              <table:table-cell table:formula="of:=CONCATENATE(YEAR([.A2923]);&quot;_&quot;;MONTH([.A2923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29</text:p>
              </table:table-cell>
              <table:table-cell office:value-type="float" office:value="2.7742073536" calcext:value-type="float">
                <text:p>2.7742073536</text:p>
              </table:table-cell>
              <table:table-cell office:value-type="float" office:value="64.06" calcext:value-type="float">
                <text:p>64.06</text:p>
              </table:table-cell>
              <table:table-cell table:formula="of:=CONCATENATE(YEAR([.A2924]);&quot;_&quot;;MONTH([.A2924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30</text:p>
              </table:table-cell>
              <table:table-cell office:value-type="float" office:value="1.6440874338" calcext:value-type="float">
                <text:p>1.6440874338</text:p>
              </table:table-cell>
              <table:table-cell office:value-type="float" office:value="69.03" calcext:value-type="float">
                <text:p>69.03</text:p>
              </table:table-cell>
              <table:table-cell table:formula="of:=CONCATENATE(YEAR([.A2925]);&quot;_&quot;;MONTH([.A2925]))" office:value-type="string" office:string-value="2006_10" calcext:value-type="string">
                <text:p>2006_10</text:p>
              </table:table-cell>
            </table:table-row>
            <table:table-row table:style-name="ro1" table:visibility="collapse">
              <table:table-cell office:value-type="string" calcext:value-type="string">
                <text:p>2006-10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5.1" calcext:value-type="float">
                <text:p>55.1</text:p>
              </table:table-cell>
              <table:table-cell table:formula="of:=CONCATENATE(YEAR([.A2926]);&quot;_&quot;;MONTH([.A2926]))" office:value-type="string" office:string-value="2006_10" calcext:value-type="string">
                <text:p>2006_10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896:.$B$2926])" office:value-type="float" office:value="214.784940023" calcext:value-type="float">
              <text:p>214.784940023</text:p>
            </table:table-cell>
            <table:table-cell/>
            <table:table-cell table:style-name="Result" office:value-type="string" calcext:value-type="string">
              <text:p>2006_10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6-11-01</text:p>
              </table:table-cell>
              <table:table-cell office:value-type="float" office:value="5.0796823502" calcext:value-type="float">
                <text:p>5.0796823502</text:p>
              </table:table-cell>
              <table:table-cell office:value-type="float" office:value="56.11" calcext:value-type="float">
                <text:p>56.11</text:p>
              </table:table-cell>
              <table:table-cell table:formula="of:=CONCATENATE(YEAR([.A2928]);&quot;_&quot;;MONTH([.A2928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02</text:p>
              </table:table-cell>
              <table:table-cell office:value-type="float" office:value="16.8944396973" calcext:value-type="float">
                <text:p>16.8944396973</text:p>
              </table:table-cell>
              <table:table-cell office:value-type="float" office:value="50.8" calcext:value-type="float">
                <text:p>50.8</text:p>
              </table:table-cell>
              <table:table-cell table:formula="of:=CONCATENATE(YEAR([.A2929]);&quot;_&quot;;MONTH([.A2929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03</text:p>
              </table:table-cell>
              <table:table-cell office:value-type="float" office:value="27.0062198639" calcext:value-type="float">
                <text:p>27.0062198639</text:p>
              </table:table-cell>
              <table:table-cell office:value-type="float" office:value="50" calcext:value-type="float">
                <text:p>50</text:p>
              </table:table-cell>
              <table:table-cell table:formula="of:=CONCATENATE(YEAR([.A2930]);&quot;_&quot;;MONTH([.A2930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04</text:p>
              </table:table-cell>
              <table:table-cell office:value-type="float" office:value="1.0623663664" calcext:value-type="float">
                <text:p>1.0623663664</text:p>
              </table:table-cell>
              <table:table-cell office:value-type="float" office:value="53.7" calcext:value-type="float">
                <text:p>53.7</text:p>
              </table:table-cell>
              <table:table-cell table:formula="of:=CONCATENATE(YEAR([.A2931]);&quot;_&quot;;MONTH([.A2931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05</text:p>
              </table:table-cell>
              <table:table-cell office:value-type="float" office:value="1.7671530247" calcext:value-type="float">
                <text:p>1.7671530247</text:p>
              </table:table-cell>
              <table:table-cell office:value-type="float" office:value="57.42" calcext:value-type="float">
                <text:p>57.42</text:p>
              </table:table-cell>
              <table:table-cell table:formula="of:=CONCATENATE(YEAR([.A2932]);&quot;_&quot;;MONTH([.A2932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06</text:p>
              </table:table-cell>
              <table:table-cell office:value-type="float" office:value="3.3929605484" calcext:value-type="float">
                <text:p>3.3929605484</text:p>
              </table:table-cell>
              <table:table-cell office:value-type="float" office:value="49.35" calcext:value-type="float">
                <text:p>49.35</text:p>
              </table:table-cell>
              <table:table-cell table:formula="of:=CONCATENATE(YEAR([.A2933]);&quot;_&quot;;MONTH([.A2933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07</text:p>
              </table:table-cell>
              <table:table-cell office:value-type="float" office:value="18.0508136749" calcext:value-type="float">
                <text:p>18.0508136749</text:p>
              </table:table-cell>
              <table:table-cell office:value-type="float" office:value="49.72" calcext:value-type="float">
                <text:p>49.72</text:p>
              </table:table-cell>
              <table:table-cell table:formula="of:=CONCATENATE(YEAR([.A2934]);&quot;_&quot;;MONTH([.A2934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08</text:p>
              </table:table-cell>
              <table:table-cell office:value-type="float" office:value="1.5712587833" calcext:value-type="float">
                <text:p>1.5712587833</text:p>
              </table:table-cell>
              <table:table-cell office:value-type="float" office:value="49.49" calcext:value-type="float">
                <text:p>49.49</text:p>
              </table:table-cell>
              <table:table-cell table:formula="of:=CONCATENATE(YEAR([.A2935]);&quot;_&quot;;MONTH([.A2935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09</text:p>
              </table:table-cell>
              <table:table-cell office:value-type="float" office:value="0.0519456789" calcext:value-type="float">
                <text:p>0.0519456789</text:p>
              </table:table-cell>
              <table:table-cell office:value-type="float" office:value="43.7" calcext:value-type="float">
                <text:p>43.7</text:p>
              </table:table-cell>
              <table:table-cell table:formula="of:=CONCATENATE(YEAR([.A2936]);&quot;_&quot;;MONTH([.A2936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7" calcext:value-type="float">
                <text:p>47</text:p>
              </table:table-cell>
              <table:table-cell table:formula="of:=CONCATENATE(YEAR([.A2937]);&quot;_&quot;;MONTH([.A2937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4.09" calcext:value-type="float">
                <text:p>44.09</text:p>
              </table:table-cell>
              <table:table-cell table:formula="of:=CONCATENATE(YEAR([.A2938]);&quot;_&quot;;MONTH([.A2938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5" calcext:value-type="float">
                <text:p>45</text:p>
              </table:table-cell>
              <table:table-cell table:formula="of:=CONCATENATE(YEAR([.A2939]);&quot;_&quot;;MONTH([.A2939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1.11" calcext:value-type="float">
                <text:p>51.11</text:p>
              </table:table-cell>
              <table:table-cell table:formula="of:=CONCATENATE(YEAR([.A2940]);&quot;_&quot;;MONTH([.A2940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1.75" calcext:value-type="float">
                <text:p>51.75</text:p>
              </table:table-cell>
              <table:table-cell table:formula="of:=CONCATENATE(YEAR([.A2941]);&quot;_&quot;;MONTH([.A2941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15</text:p>
              </table:table-cell>
              <table:table-cell office:value-type="float" office:value="0.9719946384" calcext:value-type="float">
                <text:p>0.9719946384</text:p>
              </table:table-cell>
              <table:table-cell office:value-type="float" office:value="44.16" calcext:value-type="float">
                <text:p>44.16</text:p>
              </table:table-cell>
              <table:table-cell table:formula="of:=CONCATENATE(YEAR([.A2942]);&quot;_&quot;;MONTH([.A2942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16</text:p>
              </table:table-cell>
              <table:table-cell office:value-type="float" office:value="1.7104529142" calcext:value-type="float">
                <text:p>1.7104529142</text:p>
              </table:table-cell>
              <table:table-cell office:value-type="float" office:value="39.26" calcext:value-type="float">
                <text:p>39.26</text:p>
              </table:table-cell>
              <table:table-cell table:formula="of:=CONCATENATE(YEAR([.A2943]);&quot;_&quot;;MONTH([.A2943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17</text:p>
              </table:table-cell>
              <table:table-cell office:value-type="float" office:value="0.6874249578" calcext:value-type="float">
                <text:p>0.6874249578</text:p>
              </table:table-cell>
              <table:table-cell office:value-type="float" office:value="37" calcext:value-type="float">
                <text:p>37</text:p>
              </table:table-cell>
              <table:table-cell table:formula="of:=CONCATENATE(YEAR([.A2944]);&quot;_&quot;;MONTH([.A2944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6.45" calcext:value-type="float">
                <text:p>36.45</text:p>
              </table:table-cell>
              <table:table-cell table:formula="of:=CONCATENATE(YEAR([.A2945]);&quot;_&quot;;MONTH([.A2945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19</text:p>
              </table:table-cell>
              <table:table-cell office:value-type="float" office:value="5.5400481224" calcext:value-type="float">
                <text:p>5.5400481224</text:p>
              </table:table-cell>
              <table:table-cell office:value-type="float" office:value="33.17" calcext:value-type="float">
                <text:p>33.17</text:p>
              </table:table-cell>
              <table:table-cell table:formula="of:=CONCATENATE(YEAR([.A2946]);&quot;_&quot;;MONTH([.A2946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20</text:p>
              </table:table-cell>
              <table:table-cell office:value-type="float" office:value="1.7533583641" calcext:value-type="float">
                <text:p>1.7533583641</text:p>
              </table:table-cell>
              <table:table-cell office:value-type="float" office:value="30.53" calcext:value-type="float">
                <text:p>30.53</text:p>
              </table:table-cell>
              <table:table-cell table:formula="of:=CONCATENATE(YEAR([.A2947]);&quot;_&quot;;MONTH([.A2947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21</text:p>
              </table:table-cell>
              <table:table-cell office:value-type="float" office:value="2.5634212494" calcext:value-type="float">
                <text:p>2.5634212494</text:p>
              </table:table-cell>
              <table:table-cell office:value-type="float" office:value="29.06" calcext:value-type="float">
                <text:p>29.06</text:p>
              </table:table-cell>
              <table:table-cell table:formula="of:=CONCATENATE(YEAR([.A2948]);&quot;_&quot;;MONTH([.A2948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22</text:p>
              </table:table-cell>
              <table:table-cell office:value-type="float" office:value="0.3435524106" calcext:value-type="float">
                <text:p>0.3435524106</text:p>
              </table:table-cell>
              <table:table-cell office:value-type="float" office:value="25" calcext:value-type="float">
                <text:p>25</text:p>
              </table:table-cell>
              <table:table-cell table:formula="of:=CONCATENATE(YEAR([.A2949]);&quot;_&quot;;MONTH([.A2949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23</text:p>
              </table:table-cell>
              <table:table-cell office:value-type="float" office:value="0.6914169788" calcext:value-type="float">
                <text:p>0.6914169788</text:p>
              </table:table-cell>
              <table:table-cell office:value-type="float" office:value="27" calcext:value-type="float">
                <text:p>27</text:p>
              </table:table-cell>
              <table:table-cell table:formula="of:=CONCATENATE(YEAR([.A2950]);&quot;_&quot;;MONTH([.A2950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24</text:p>
              </table:table-cell>
              <table:table-cell office:value-type="float" office:value="13.9829721451" calcext:value-type="float">
                <text:p>13.9829721451</text:p>
              </table:table-cell>
              <table:table-cell office:value-type="float" office:value="24" calcext:value-type="float">
                <text:p>24</text:p>
              </table:table-cell>
              <table:table-cell table:formula="of:=CONCATENATE(YEAR([.A2951]);&quot;_&quot;;MONTH([.A2951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25</text:p>
              </table:table-cell>
              <table:table-cell office:value-type="float" office:value="1.7606796026" calcext:value-type="float">
                <text:p>1.7606796026</text:p>
              </table:table-cell>
              <table:table-cell office:value-type="float" office:value="24" calcext:value-type="float">
                <text:p>24</text:p>
              </table:table-cell>
              <table:table-cell table:formula="of:=CONCATENATE(YEAR([.A2952]);&quot;_&quot;;MONTH([.A2952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26</text:p>
              </table:table-cell>
              <table:table-cell office:value-type="float" office:value="0.0230967309" calcext:value-type="float">
                <text:p>0.0230967309</text:p>
              </table:table-cell>
              <table:table-cell office:value-type="float" office:value="22" calcext:value-type="float">
                <text:p>22</text:p>
              </table:table-cell>
              <table:table-cell table:formula="of:=CONCATENATE(YEAR([.A2953]);&quot;_&quot;;MONTH([.A2953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27</text:p>
              </table:table-cell>
              <table:table-cell office:value-type="float" office:value="3.5656051636" calcext:value-type="float">
                <text:p>3.5656051636</text:p>
              </table:table-cell>
              <table:table-cell office:value-type="float" office:value="22.1" calcext:value-type="float">
                <text:p>22.1</text:p>
              </table:table-cell>
              <table:table-cell table:formula="of:=CONCATENATE(YEAR([.A2954]);&quot;_&quot;;MONTH([.A2954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28</text:p>
              </table:table-cell>
              <table:table-cell office:value-type="float" office:value="1.0519347191" calcext:value-type="float">
                <text:p>1.0519347191</text:p>
              </table:table-cell>
              <table:table-cell office:value-type="float" office:value="21.83" calcext:value-type="float">
                <text:p>21.83</text:p>
              </table:table-cell>
              <table:table-cell table:formula="of:=CONCATENATE(YEAR([.A2955]);&quot;_&quot;;MONTH([.A2955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3" calcext:value-type="float">
                <text:p>20.3</text:p>
              </table:table-cell>
              <table:table-cell table:formula="of:=CONCATENATE(YEAR([.A2956]);&quot;_&quot;;MONTH([.A2956]))" office:value-type="string" office:string-value="2006_11" calcext:value-type="string">
                <text:p>2006_11</text:p>
              </table:table-cell>
            </table:table-row>
            <table:table-row table:style-name="ro1" table:visibility="collapse">
              <table:table-cell office:value-type="string" calcext:value-type="string">
                <text:p>2006-1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25" calcext:value-type="float">
                <text:p>19.25</text:p>
              </table:table-cell>
              <table:table-cell table:formula="of:=CONCATENATE(YEAR([.A2957]);&quot;_&quot;;MONTH([.A2957]))" office:value-type="string" office:string-value="2006_11" calcext:value-type="string">
                <text:p>2006_1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928:.$B$2957])" office:value-type="float" office:value="109.522797985" calcext:value-type="float">
              <text:p>109.522797985</text:p>
            </table:table-cell>
            <table:table-cell/>
            <table:table-cell table:style-name="Result" office:value-type="string" calcext:value-type="string">
              <text:p>2006_1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6-1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75" calcext:value-type="float">
                <text:p>18.75</text:p>
              </table:table-cell>
              <table:table-cell table:formula="of:=CONCATENATE(YEAR([.A2959]);&quot;_&quot;;MONTH([.A2959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11" calcext:value-type="float">
                <text:p>18.11</text:p>
              </table:table-cell>
              <table:table-cell table:formula="of:=CONCATENATE(YEAR([.A2960]);&quot;_&quot;;MONTH([.A2960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8" calcext:value-type="float">
                <text:p>16.8</text:p>
              </table:table-cell>
              <table:table-cell table:formula="of:=CONCATENATE(YEAR([.A2961]);&quot;_&quot;;MONTH([.A2961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25" calcext:value-type="float">
                <text:p>16.25</text:p>
              </table:table-cell>
              <table:table-cell table:formula="of:=CONCATENATE(YEAR([.A2962]);&quot;_&quot;;MONTH([.A2962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12" calcext:value-type="float">
                <text:p>16.12</text:p>
              </table:table-cell>
              <table:table-cell table:formula="of:=CONCATENATE(YEAR([.A2963]);&quot;_&quot;;MONTH([.A2963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26" calcext:value-type="float">
                <text:p>18.26</text:p>
              </table:table-cell>
              <table:table-cell table:formula="of:=CONCATENATE(YEAR([.A2964]);&quot;_&quot;;MONTH([.A2964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6" calcext:value-type="float">
                <text:p>16.6</text:p>
              </table:table-cell>
              <table:table-cell table:formula="of:=CONCATENATE(YEAR([.A2965]);&quot;_&quot;;MONTH([.A2965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6" calcext:value-type="float">
                <text:p>16.6</text:p>
              </table:table-cell>
              <table:table-cell table:formula="of:=CONCATENATE(YEAR([.A2966]);&quot;_&quot;;MONTH([.A2966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9" calcext:value-type="float">
                <text:p>15.9</text:p>
              </table:table-cell>
              <table:table-cell table:formula="of:=CONCATENATE(YEAR([.A2967]);&quot;_&quot;;MONTH([.A2967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7" calcext:value-type="float">
                <text:p>15.7</text:p>
              </table:table-cell>
              <table:table-cell table:formula="of:=CONCATENATE(YEAR([.A2968]);&quot;_&quot;;MONTH([.A2968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5" calcext:value-type="float">
                <text:p>15.5</text:p>
              </table:table-cell>
              <table:table-cell table:formula="of:=CONCATENATE(YEAR([.A2969]);&quot;_&quot;;MONTH([.A2969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5" calcext:value-type="float">
                <text:p>15.5</text:p>
              </table:table-cell>
              <table:table-cell table:formula="of:=CONCATENATE(YEAR([.A2970]);&quot;_&quot;;MONTH([.A2970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4" calcext:value-type="float">
                <text:p>15.4</text:p>
              </table:table-cell>
              <table:table-cell table:formula="of:=CONCATENATE(YEAR([.A2971]);&quot;_&quot;;MONTH([.A2971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1" calcext:value-type="float">
                <text:p>15.1</text:p>
              </table:table-cell>
              <table:table-cell table:formula="of:=CONCATENATE(YEAR([.A2972]);&quot;_&quot;;MONTH([.A2972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75" calcext:value-type="float">
                <text:p>14.75</text:p>
              </table:table-cell>
              <table:table-cell table:formula="of:=CONCATENATE(YEAR([.A2973]);&quot;_&quot;;MONTH([.A2973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1" calcext:value-type="float">
                <text:p>16.1</text:p>
              </table:table-cell>
              <table:table-cell table:formula="of:=CONCATENATE(YEAR([.A2974]);&quot;_&quot;;MONTH([.A2974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4" calcext:value-type="float">
                <text:p>24</text:p>
              </table:table-cell>
              <table:table-cell table:formula="of:=CONCATENATE(YEAR([.A2975]);&quot;_&quot;;MONTH([.A2975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4" calcext:value-type="float">
                <text:p>34</text:p>
              </table:table-cell>
              <table:table-cell table:formula="of:=CONCATENATE(YEAR([.A2976]);&quot;_&quot;;MONTH([.A2976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5.5" calcext:value-type="float">
                <text:p>25.5</text:p>
              </table:table-cell>
              <table:table-cell table:formula="of:=CONCATENATE(YEAR([.A2977]);&quot;_&quot;;MONTH([.A2977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9" calcext:value-type="float">
                <text:p>19.9</text:p>
              </table:table-cell>
              <table:table-cell table:formula="of:=CONCATENATE(YEAR([.A2978]);&quot;_&quot;;MONTH([.A2978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4" calcext:value-type="float">
                <text:p>17.4</text:p>
              </table:table-cell>
              <table:table-cell table:formula="of:=CONCATENATE(YEAR([.A2979]);&quot;_&quot;;MONTH([.A2979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1" calcext:value-type="float">
                <text:p>16.1</text:p>
              </table:table-cell>
              <table:table-cell table:formula="of:=CONCATENATE(YEAR([.A2980]);&quot;_&quot;;MONTH([.A2980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1" calcext:value-type="float">
                <text:p>16.1</text:p>
              </table:table-cell>
              <table:table-cell table:formula="of:=CONCATENATE(YEAR([.A2981]);&quot;_&quot;;MONTH([.A2981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5" calcext:value-type="float">
                <text:p>15.5</text:p>
              </table:table-cell>
              <table:table-cell table:formula="of:=CONCATENATE(YEAR([.A2982]);&quot;_&quot;;MONTH([.A2982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5" calcext:value-type="float">
                <text:p>14.5</text:p>
              </table:table-cell>
              <table:table-cell table:formula="of:=CONCATENATE(YEAR([.A2983]);&quot;_&quot;;MONTH([.A2983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25" calcext:value-type="float">
                <text:p>14.25</text:p>
              </table:table-cell>
              <table:table-cell table:formula="of:=CONCATENATE(YEAR([.A2984]);&quot;_&quot;;MONTH([.A2984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" calcext:value-type="float">
                <text:p>14</text:p>
              </table:table-cell>
              <table:table-cell table:formula="of:=CONCATENATE(YEAR([.A2985]);&quot;_&quot;;MONTH([.A2985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8" calcext:value-type="float">
                <text:p>13.8</text:p>
              </table:table-cell>
              <table:table-cell table:formula="of:=CONCATENATE(YEAR([.A2986]);&quot;_&quot;;MONTH([.A2986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6" calcext:value-type="float">
                <text:p>13.6</text:p>
              </table:table-cell>
              <table:table-cell table:formula="of:=CONCATENATE(YEAR([.A2987]);&quot;_&quot;;MONTH([.A2987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4" calcext:value-type="float">
                <text:p>13.4</text:p>
              </table:table-cell>
              <table:table-cell table:formula="of:=CONCATENATE(YEAR([.A2988]);&quot;_&quot;;MONTH([.A2988]))" office:value-type="string" office:string-value="2006_12" calcext:value-type="string">
                <text:p>2006_12</text:p>
              </table:table-cell>
            </table:table-row>
            <table:table-row table:style-name="ro1" table:visibility="collapse">
              <table:table-cell office:value-type="string" calcext:value-type="string">
                <text:p>2006-12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1" calcext:value-type="float">
                <text:p>13.1</text:p>
              </table:table-cell>
              <table:table-cell table:formula="of:=CONCATENATE(YEAR([.A2989]);&quot;_&quot;;MONTH([.A2989]))" office:value-type="string" office:string-value="2006_12" calcext:value-type="string">
                <text:p>2006_1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959:.$B$2989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2006_1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6-0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2" calcext:value-type="float">
                <text:p>5.2</text:p>
              </table:table-cell>
              <table:table-cell table:formula="of:=CONCATENATE(YEAR([.A2991]);&quot;_&quot;;MONTH([.A2991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92" calcext:value-type="float">
                <text:p>4.92</text:p>
              </table:table-cell>
              <table:table-cell table:formula="of:=CONCATENATE(YEAR([.A2992]);&quot;_&quot;;MONTH([.A2992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" calcext:value-type="float">
                <text:p>5</text:p>
              </table:table-cell>
              <table:table-cell table:formula="of:=CONCATENATE(YEAR([.A2993]);&quot;_&quot;;MONTH([.A2993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979" calcext:value-type="float">
                <text:p>4.979</text:p>
              </table:table-cell>
              <table:table-cell table:formula="of:=CONCATENATE(YEAR([.A2994]);&quot;_&quot;;MONTH([.A2994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96" calcext:value-type="float">
                <text:p>4.96</text:p>
              </table:table-cell>
              <table:table-cell table:formula="of:=CONCATENATE(YEAR([.A2995]);&quot;_&quot;;MONTH([.A2995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904" calcext:value-type="float">
                <text:p>4.904</text:p>
              </table:table-cell>
              <table:table-cell table:formula="of:=CONCATENATE(YEAR([.A2996]);&quot;_&quot;;MONTH([.A2996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8" calcext:value-type="float">
                <text:p>4.8</text:p>
              </table:table-cell>
              <table:table-cell table:formula="of:=CONCATENATE(YEAR([.A2997]);&quot;_&quot;;MONTH([.A2997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956" calcext:value-type="float">
                <text:p>4.956</text:p>
              </table:table-cell>
              <table:table-cell table:formula="of:=CONCATENATE(YEAR([.A2998]);&quot;_&quot;;MONTH([.A2998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819" calcext:value-type="float">
                <text:p>4.819</text:p>
              </table:table-cell>
              <table:table-cell table:formula="of:=CONCATENATE(YEAR([.A2999]);&quot;_&quot;;MONTH([.A2999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6" calcext:value-type="float">
                <text:p>4.6</text:p>
              </table:table-cell>
              <table:table-cell table:formula="of:=CONCATENATE(YEAR([.A3000]);&quot;_&quot;;MONTH([.A3000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836" calcext:value-type="float">
                <text:p>4.836</text:p>
              </table:table-cell>
              <table:table-cell table:formula="of:=CONCATENATE(YEAR([.A3001]);&quot;_&quot;;MONTH([.A3001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6" calcext:value-type="float">
                <text:p>4.6</text:p>
              </table:table-cell>
              <table:table-cell table:formula="of:=CONCATENATE(YEAR([.A3002]);&quot;_&quot;;MONTH([.A3002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046" calcext:value-type="float">
                <text:p>5.046</text:p>
              </table:table-cell>
              <table:table-cell table:formula="of:=CONCATENATE(YEAR([.A3003]);&quot;_&quot;;MONTH([.A3003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623" calcext:value-type="float">
                <text:p>5.623</text:p>
              </table:table-cell>
              <table:table-cell table:formula="of:=CONCATENATE(YEAR([.A3004]);&quot;_&quot;;MONTH([.A3004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473" calcext:value-type="float">
                <text:p>5.473</text:p>
              </table:table-cell>
              <table:table-cell table:formula="of:=CONCATENATE(YEAR([.A3005]);&quot;_&quot;;MONTH([.A3005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588" calcext:value-type="float">
                <text:p>5.588</text:p>
              </table:table-cell>
              <table:table-cell table:formula="of:=CONCATENATE(YEAR([.A3006]);&quot;_&quot;;MONTH([.A3006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" calcext:value-type="float">
                <text:p>6</text:p>
              </table:table-cell>
              <table:table-cell table:formula="of:=CONCATENATE(YEAR([.A3007]);&quot;_&quot;;MONTH([.A3007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701" calcext:value-type="float">
                <text:p>4.701</text:p>
              </table:table-cell>
              <table:table-cell table:formula="of:=CONCATENATE(YEAR([.A3008]);&quot;_&quot;;MONTH([.A3008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06" calcext:value-type="float">
                <text:p>4.06</text:p>
              </table:table-cell>
              <table:table-cell table:formula="of:=CONCATENATE(YEAR([.A3009]);&quot;_&quot;;MONTH([.A3009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" calcext:value-type="float">
                <text:p>4.2</text:p>
              </table:table-cell>
              <table:table-cell table:formula="of:=CONCATENATE(YEAR([.A3010]);&quot;_&quot;;MONTH([.A3010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" calcext:value-type="float">
                <text:p>4.2</text:p>
              </table:table-cell>
              <table:table-cell table:formula="of:=CONCATENATE(YEAR([.A3011]);&quot;_&quot;;MONTH([.A3011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" calcext:value-type="float">
                <text:p>4</text:p>
              </table:table-cell>
              <table:table-cell table:formula="of:=CONCATENATE(YEAR([.A3012]);&quot;_&quot;;MONTH([.A3012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" calcext:value-type="float">
                <text:p>4</text:p>
              </table:table-cell>
              <table:table-cell table:formula="of:=CONCATENATE(YEAR([.A3013]);&quot;_&quot;;MONTH([.A3013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9" calcext:value-type="float">
                <text:p>3.9</text:p>
              </table:table-cell>
              <table:table-cell table:formula="of:=CONCATENATE(YEAR([.A3014]);&quot;_&quot;;MONTH([.A3014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" calcext:value-type="float">
                <text:p>4</text:p>
              </table:table-cell>
              <table:table-cell table:formula="of:=CONCATENATE(YEAR([.A3015]);&quot;_&quot;;MONTH([.A3015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8" calcext:value-type="float">
                <text:p>3.8</text:p>
              </table:table-cell>
              <table:table-cell table:formula="of:=CONCATENATE(YEAR([.A3016]);&quot;_&quot;;MONTH([.A3016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8" calcext:value-type="float">
                <text:p>3.8</text:p>
              </table:table-cell>
              <table:table-cell table:formula="of:=CONCATENATE(YEAR([.A3017]);&quot;_&quot;;MONTH([.A3017]))" office:value-type="string" office:string-value="2006_2" calcext:value-type="string">
                <text:p>2006_2</text:p>
              </table:table-cell>
            </table:table-row>
            <table:table-row table:style-name="ro1" table:visibility="collapse">
              <table:table-cell office:value-type="string" calcext:value-type="string">
                <text:p>2006-0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8" calcext:value-type="float">
                <text:p>3.8</text:p>
              </table:table-cell>
              <table:table-cell table:formula="of:=CONCATENATE(YEAR([.A3018]);&quot;_&quot;;MONTH([.A3018]))" office:value-type="string" office:string-value="2006_2" calcext:value-type="string">
                <text:p>2006_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2991:.$B$3018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2006_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6-03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849" calcext:value-type="float">
                <text:p>3.849</text:p>
              </table:table-cell>
              <table:table-cell table:formula="of:=CONCATENATE(YEAR([.A3020]);&quot;_&quot;;MONTH([.A3020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" calcext:value-type="float">
                <text:p>3.6</text:p>
              </table:table-cell>
              <table:table-cell table:formula="of:=CONCATENATE(YEAR([.A3021]);&quot;_&quot;;MONTH([.A3021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6" calcext:value-type="float">
                <text:p>3.6</text:p>
              </table:table-cell>
              <table:table-cell table:formula="of:=CONCATENATE(YEAR([.A3022]);&quot;_&quot;;MONTH([.A3022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04</text:p>
              </table:table-cell>
              <table:table-cell office:value-type="float" office:value="9.7564163208" calcext:value-type="float">
                <text:p>9.7564163208</text:p>
              </table:table-cell>
              <table:table-cell office:value-type="float" office:value="3.722" calcext:value-type="float">
                <text:p>3.722</text:p>
              </table:table-cell>
              <table:table-cell table:formula="of:=CONCATENATE(YEAR([.A3023]);&quot;_&quot;;MONTH([.A3023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05</text:p>
              </table:table-cell>
              <table:table-cell office:value-type="float" office:value="6.3120064735" calcext:value-type="float">
                <text:p>6.3120064735</text:p>
              </table:table-cell>
              <table:table-cell office:value-type="float" office:value="3.4" calcext:value-type="float">
                <text:p>3.4</text:p>
              </table:table-cell>
              <table:table-cell table:formula="of:=CONCATENATE(YEAR([.A3024]);&quot;_&quot;;MONTH([.A3024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06</text:p>
              </table:table-cell>
              <table:table-cell office:value-type="float" office:value="10.8219890594" calcext:value-type="float">
                <text:p>10.8219890594</text:p>
              </table:table-cell>
              <table:table-cell office:value-type="float" office:value="3.661" calcext:value-type="float">
                <text:p>3.661</text:p>
              </table:table-cell>
              <table:table-cell table:formula="of:=CONCATENATE(YEAR([.A3025]);&quot;_&quot;;MONTH([.A3025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463" calcext:value-type="float">
                <text:p>3.463</text:p>
              </table:table-cell>
              <table:table-cell table:formula="of:=CONCATENATE(YEAR([.A3026]);&quot;_&quot;;MONTH([.A3026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08</text:p>
              </table:table-cell>
              <table:table-cell office:value-type="float" office:value="0.7194631696" calcext:value-type="float">
                <text:p>0.7194631696</text:p>
              </table:table-cell>
              <table:table-cell office:value-type="float" office:value="3.347" calcext:value-type="float">
                <text:p>3.347</text:p>
              </table:table-cell>
              <table:table-cell table:formula="of:=CONCATENATE(YEAR([.A3027]);&quot;_&quot;;MONTH([.A3027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09</text:p>
              </table:table-cell>
              <table:table-cell office:value-type="float" office:value="0.044010058" calcext:value-type="float">
                <text:p>0.044010058</text:p>
              </table:table-cell>
              <table:table-cell office:value-type="float" office:value="2.5" calcext:value-type="float">
                <text:p>2.5</text:p>
              </table:table-cell>
              <table:table-cell table:formula="of:=CONCATENATE(YEAR([.A3028]);&quot;_&quot;;MONTH([.A3028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10</text:p>
              </table:table-cell>
              <table:table-cell office:value-type="float" office:value="28.8549785614" calcext:value-type="float">
                <text:p>28.8549785614</text:p>
              </table:table-cell>
              <table:table-cell office:value-type="float" office:value="2.3" calcext:value-type="float">
                <text:p>2.3</text:p>
              </table:table-cell>
              <table:table-cell table:formula="of:=CONCATENATE(YEAR([.A3029]);&quot;_&quot;;MONTH([.A3029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11</text:p>
              </table:table-cell>
              <table:table-cell office:value-type="float" office:value="3.1189472675" calcext:value-type="float">
                <text:p>3.1189472675</text:p>
              </table:table-cell>
              <table:table-cell office:value-type="float" office:value="2.938" calcext:value-type="float">
                <text:p>2.938</text:p>
              </table:table-cell>
              <table:table-cell table:formula="of:=CONCATENATE(YEAR([.A3030]);&quot;_&quot;;MONTH([.A3030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12</text:p>
              </table:table-cell>
              <table:table-cell office:value-type="float" office:value="0.288890928" calcext:value-type="float">
                <text:p>0.288890928</text:p>
              </table:table-cell>
              <table:table-cell office:value-type="float" office:value="2.5" calcext:value-type="float">
                <text:p>2.5</text:p>
              </table:table-cell>
              <table:table-cell table:formula="of:=CONCATENATE(YEAR([.A3031]);&quot;_&quot;;MONTH([.A3031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77" calcext:value-type="float">
                <text:p>2.377</text:p>
              </table:table-cell>
              <table:table-cell table:formula="of:=CONCATENATE(YEAR([.A3032]);&quot;_&quot;;MONTH([.A3032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453" calcext:value-type="float">
                <text:p>2.453</text:p>
              </table:table-cell>
              <table:table-cell table:formula="of:=CONCATENATE(YEAR([.A3033]);&quot;_&quot;;MONTH([.A3033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434" calcext:value-type="float">
                <text:p>2.434</text:p>
              </table:table-cell>
              <table:table-cell table:formula="of:=CONCATENATE(YEAR([.A3034]);&quot;_&quot;;MONTH([.A3034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45" calcext:value-type="float">
                <text:p>2.345</text:p>
              </table:table-cell>
              <table:table-cell table:formula="of:=CONCATENATE(YEAR([.A3035]);&quot;_&quot;;MONTH([.A3035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8" calcext:value-type="float">
                <text:p>2.8</text:p>
              </table:table-cell>
              <table:table-cell table:formula="of:=CONCATENATE(YEAR([.A3036]);&quot;_&quot;;MONTH([.A3036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526" calcext:value-type="float">
                <text:p>2.526</text:p>
              </table:table-cell>
              <table:table-cell table:formula="of:=CONCATENATE(YEAR([.A3037]);&quot;_&quot;;MONTH([.A3037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5" calcext:value-type="float">
                <text:p>2.5</text:p>
              </table:table-cell>
              <table:table-cell table:formula="of:=CONCATENATE(YEAR([.A3038]);&quot;_&quot;;MONTH([.A3038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4" calcext:value-type="float">
                <text:p>2.4</text:p>
              </table:table-cell>
              <table:table-cell table:formula="of:=CONCATENATE(YEAR([.A3039]);&quot;_&quot;;MONTH([.A3039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69" calcext:value-type="float">
                <text:p>2.369</text:p>
              </table:table-cell>
              <table:table-cell table:formula="of:=CONCATENATE(YEAR([.A3040]);&quot;_&quot;;MONTH([.A3040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93" calcext:value-type="float">
                <text:p>2.293</text:p>
              </table:table-cell>
              <table:table-cell table:formula="of:=CONCATENATE(YEAR([.A3041]);&quot;_&quot;;MONTH([.A3041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" calcext:value-type="float">
                <text:p>2.3</text:p>
              </table:table-cell>
              <table:table-cell table:formula="of:=CONCATENATE(YEAR([.A3042]);&quot;_&quot;;MONTH([.A3042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" calcext:value-type="float">
                <text:p>2.2</text:p>
              </table:table-cell>
              <table:table-cell table:formula="of:=CONCATENATE(YEAR([.A3043]);&quot;_&quot;;MONTH([.A3043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92" calcext:value-type="float">
                <text:p>2.092</text:p>
              </table:table-cell>
              <table:table-cell table:formula="of:=CONCATENATE(YEAR([.A3044]);&quot;_&quot;;MONTH([.A3044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02" calcext:value-type="float">
                <text:p>2.102</text:p>
              </table:table-cell>
              <table:table-cell table:formula="of:=CONCATENATE(YEAR([.A3045]);&quot;_&quot;;MONTH([.A3045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26" calcext:value-type="float">
                <text:p>2.026</text:p>
              </table:table-cell>
              <table:table-cell table:formula="of:=CONCATENATE(YEAR([.A3046]);&quot;_&quot;;MONTH([.A3046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" calcext:value-type="float">
                <text:p>2</text:p>
              </table:table-cell>
              <table:table-cell table:formula="of:=CONCATENATE(YEAR([.A3047]);&quot;_&quot;;MONTH([.A3047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65" calcext:value-type="float">
                <text:p>2.065</text:p>
              </table:table-cell>
              <table:table-cell table:formula="of:=CONCATENATE(YEAR([.A3048]);&quot;_&quot;;MONTH([.A3048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" calcext:value-type="float">
                <text:p>2</text:p>
              </table:table-cell>
              <table:table-cell table:formula="of:=CONCATENATE(YEAR([.A3049]);&quot;_&quot;;MONTH([.A3049]))" office:value-type="string" office:string-value="2006_3" calcext:value-type="string">
                <text:p>2006_3</text:p>
              </table:table-cell>
            </table:table-row>
            <table:table-row table:style-name="ro1" table:visibility="collapse">
              <table:table-cell office:value-type="string" calcext:value-type="string">
                <text:p>2006-03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" calcext:value-type="float">
                <text:p>2</text:p>
              </table:table-cell>
              <table:table-cell table:formula="of:=CONCATENATE(YEAR([.A3050]);&quot;_&quot;;MONTH([.A3050]))" office:value-type="string" office:string-value="2006_3" calcext:value-type="string">
                <text:p>2006_3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020:.$B$3050])" office:value-type="float" office:value="59.9167018382" calcext:value-type="float">
              <text:p>59.9167018382</text:p>
            </table:table-cell>
            <table:table-cell/>
            <table:table-cell table:style-name="Result" office:value-type="string" calcext:value-type="string">
              <text:p>2006_3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6-04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7" calcext:value-type="float">
                <text:p>1.7</text:p>
              </table:table-cell>
              <table:table-cell table:formula="of:=CONCATENATE(YEAR([.A3052]);&quot;_&quot;;MONTH([.A3052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931" calcext:value-type="float">
                <text:p>1.931</text:p>
              </table:table-cell>
              <table:table-cell table:formula="of:=CONCATENATE(YEAR([.A3053]);&quot;_&quot;;MONTH([.A3053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7" calcext:value-type="float">
                <text:p>1.7</text:p>
              </table:table-cell>
              <table:table-cell table:formula="of:=CONCATENATE(YEAR([.A3054]);&quot;_&quot;;MONTH([.A3054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73" calcext:value-type="float">
                <text:p>1.573</text:p>
              </table:table-cell>
              <table:table-cell table:formula="of:=CONCATENATE(YEAR([.A3055]);&quot;_&quot;;MONTH([.A3055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7" calcext:value-type="float">
                <text:p>1.7</text:p>
              </table:table-cell>
              <table:table-cell table:formula="of:=CONCATENATE(YEAR([.A3056]);&quot;_&quot;;MONTH([.A3056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503" calcext:value-type="float">
                <text:p>1.503</text:p>
              </table:table-cell>
              <table:table-cell table:formula="of:=CONCATENATE(YEAR([.A3057]);&quot;_&quot;;MONTH([.A3057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4" calcext:value-type="float">
                <text:p>1.4</text:p>
              </table:table-cell>
              <table:table-cell table:formula="of:=CONCATENATE(YEAR([.A3058]);&quot;_&quot;;MONTH([.A3058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63" calcext:value-type="float">
                <text:p>0.963</text:p>
              </table:table-cell>
              <table:table-cell table:formula="of:=CONCATENATE(YEAR([.A3059]);&quot;_&quot;;MONTH([.A3059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" calcext:value-type="float">
                <text:p>0.9</text:p>
              </table:table-cell>
              <table:table-cell table:formula="of:=CONCATENATE(YEAR([.A3060]);&quot;_&quot;;MONTH([.A3060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" calcext:value-type="float">
                <text:p>0.9</text:p>
              </table:table-cell>
              <table:table-cell table:formula="of:=CONCATENATE(YEAR([.A3061]);&quot;_&quot;;MONTH([.A3061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156" calcext:value-type="float">
                <text:p>1.156</text:p>
              </table:table-cell>
              <table:table-cell table:formula="of:=CONCATENATE(YEAR([.A3062]);&quot;_&quot;;MONTH([.A3062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088" calcext:value-type="float">
                <text:p>1.088</text:p>
              </table:table-cell>
              <table:table-cell table:formula="of:=CONCATENATE(YEAR([.A3063]);&quot;_&quot;;MONTH([.A3063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99" calcext:value-type="float">
                <text:p>1.299</text:p>
              </table:table-cell>
              <table:table-cell table:formula="of:=CONCATENATE(YEAR([.A3064]);&quot;_&quot;;MONTH([.A3064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" calcext:value-type="float">
                <text:p>1.6</text:p>
              </table:table-cell>
              <table:table-cell table:formula="of:=CONCATENATE(YEAR([.A3065]);&quot;_&quot;;MONTH([.A3065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15</text:p>
              </table:table-cell>
              <table:table-cell office:value-type="float" office:value="0.5597624183" calcext:value-type="float">
                <text:p>0.5597624183</text:p>
              </table:table-cell>
              <table:table-cell office:value-type="float" office:value="1.166" calcext:value-type="float">
                <text:p>1.166</text:p>
              </table:table-cell>
              <table:table-cell table:formula="of:=CONCATENATE(YEAR([.A3066]);&quot;_&quot;;MONTH([.A3066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16</text:p>
              </table:table-cell>
              <table:table-cell office:value-type="float" office:value="8.670712471" calcext:value-type="float">
                <text:p>8.670712471</text:p>
              </table:table-cell>
              <table:table-cell office:value-type="float" office:value="1.11" calcext:value-type="float">
                <text:p>1.11</text:p>
              </table:table-cell>
              <table:table-cell table:formula="of:=CONCATENATE(YEAR([.A3067]);&quot;_&quot;;MONTH([.A3067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17</text:p>
              </table:table-cell>
              <table:table-cell office:value-type="float" office:value="4.362118721" calcext:value-type="float">
                <text:p>4.362118721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068]);&quot;_&quot;;MONTH([.A3068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51" calcext:value-type="float">
                <text:p>1.251</text:p>
              </table:table-cell>
              <table:table-cell table:formula="of:=CONCATENATE(YEAR([.A3069]);&quot;_&quot;;MONTH([.A3069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13" calcext:value-type="float">
                <text:p>1.213</text:p>
              </table:table-cell>
              <table:table-cell table:formula="of:=CONCATENATE(YEAR([.A3070]);&quot;_&quot;;MONTH([.A3070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2" calcext:value-type="float">
                <text:p>1.2</text:p>
              </table:table-cell>
              <table:table-cell table:formula="of:=CONCATENATE(YEAR([.A3071]);&quot;_&quot;;MONTH([.A3071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21</text:p>
              </table:table-cell>
              <table:table-cell office:value-type="float" office:value="0.249829635" calcext:value-type="float">
                <text:p>0.249829635</text:p>
              </table:table-cell>
              <table:table-cell office:value-type="float" office:value="1.2" calcext:value-type="float">
                <text:p>1.2</text:p>
              </table:table-cell>
              <table:table-cell table:formula="of:=CONCATENATE(YEAR([.A3072]);&quot;_&quot;;MONTH([.A3072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" calcext:value-type="float">
                <text:p>2.3</text:p>
              </table:table-cell>
              <table:table-cell table:formula="of:=CONCATENATE(YEAR([.A3073]);&quot;_&quot;;MONTH([.A3073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23</text:p>
              </table:table-cell>
              <table:table-cell office:value-type="float" office:value="0.2511143982" calcext:value-type="float">
                <text:p>0.2511143982</text:p>
              </table:table-cell>
              <table:table-cell office:value-type="float" office:value="2.2" calcext:value-type="float">
                <text:p>2.2</text:p>
              </table:table-cell>
              <table:table-cell table:formula="of:=CONCATENATE(YEAR([.A3074]);&quot;_&quot;;MONTH([.A3074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24</text:p>
              </table:table-cell>
              <table:table-cell office:value-type="float" office:value="0.0606721938" calcext:value-type="float">
                <text:p>0.0606721938</text:p>
              </table:table-cell>
              <table:table-cell office:value-type="float" office:value="0.965" calcext:value-type="float">
                <text:p>0.965</text:p>
              </table:table-cell>
              <table:table-cell table:formula="of:=CONCATENATE(YEAR([.A3075]);&quot;_&quot;;MONTH([.A3075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25</text:p>
              </table:table-cell>
              <table:table-cell office:value-type="float" office:value="0.6705900431" calcext:value-type="float">
                <text:p>0.6705900431</text:p>
              </table:table-cell>
              <table:table-cell office:value-type="float" office:value="0.965" calcext:value-type="float">
                <text:p>0.965</text:p>
              </table:table-cell>
              <table:table-cell table:formula="of:=CONCATENATE(YEAR([.A3076]);&quot;_&quot;;MONTH([.A3076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62" calcext:value-type="float">
                <text:p>0.962</text:p>
              </table:table-cell>
              <table:table-cell table:formula="of:=CONCATENATE(YEAR([.A3077]);&quot;_&quot;;MONTH([.A3077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5" calcext:value-type="float">
                <text:p>0.95</text:p>
              </table:table-cell>
              <table:table-cell table:formula="of:=CONCATENATE(YEAR([.A3078]);&quot;_&quot;;MONTH([.A3078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" calcext:value-type="float">
                <text:p>0.9</text:p>
              </table:table-cell>
              <table:table-cell table:formula="of:=CONCATENATE(YEAR([.A3079]);&quot;_&quot;;MONTH([.A3079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" calcext:value-type="float">
                <text:p>0.9</text:p>
              </table:table-cell>
              <table:table-cell table:formula="of:=CONCATENATE(YEAR([.A3080]);&quot;_&quot;;MONTH([.A3080]))" office:value-type="string" office:string-value="2006_4" calcext:value-type="string">
                <text:p>2006_4</text:p>
              </table:table-cell>
            </table:table-row>
            <table:table-row table:style-name="ro1" table:visibility="collapse">
              <table:table-cell office:value-type="string" calcext:value-type="string">
                <text:p>2006-04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73" calcext:value-type="float">
                <text:p>0.873</text:p>
              </table:table-cell>
              <table:table-cell table:formula="of:=CONCATENATE(YEAR([.A3081]);&quot;_&quot;;MONTH([.A3081]))" office:value-type="string" office:string-value="2006_4" calcext:value-type="string">
                <text:p>2006_4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052:.$B$3081])" office:value-type="float" office:value="14.8247998804" calcext:value-type="float">
              <text:p>14.8247998804</text:p>
            </table:table-cell>
            <table:table-cell/>
            <table:table-cell table:style-name="Result" office:value-type="string" calcext:value-type="string">
              <text:p>2006_4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6-05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979" calcext:value-type="float">
                <text:p>0.979</text:p>
              </table:table-cell>
              <table:table-cell table:formula="of:=CONCATENATE(YEAR([.A3083]);&quot;_&quot;;MONTH([.A3083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02</text:p>
              </table:table-cell>
              <table:table-cell office:value-type="float" office:value="1.9086681604" calcext:value-type="float">
                <text:p>1.9086681604</text:p>
              </table:table-cell>
              <table:table-cell office:value-type="float" office:value="0.261" calcext:value-type="float">
                <text:p>0.261</text:p>
              </table:table-cell>
              <table:table-cell table:formula="of:=CONCATENATE(YEAR([.A3084]);&quot;_&quot;;MONTH([.A3084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03</text:p>
              </table:table-cell>
              <table:table-cell office:value-type="float" office:value="10.7860498428" calcext:value-type="float">
                <text:p>10.7860498428</text:p>
              </table:table-cell>
              <table:table-cell office:value-type="float" office:value="0.24" calcext:value-type="float">
                <text:p>0.24</text:p>
              </table:table-cell>
              <table:table-cell table:formula="of:=CONCATENATE(YEAR([.A3085]);&quot;_&quot;;MONTH([.A3085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04</text:p>
              </table:table-cell>
              <table:table-cell office:value-type="float" office:value="2.1694073677" calcext:value-type="float">
                <text:p>2.1694073677</text:p>
              </table:table-cell>
              <table:table-cell office:value-type="float" office:value="0.21" calcext:value-type="float">
                <text:p>0.21</text:p>
              </table:table-cell>
              <table:table-cell table:formula="of:=CONCATENATE(YEAR([.A3086]);&quot;_&quot;;MONTH([.A3086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05</text:p>
              </table:table-cell>
              <table:table-cell office:value-type="float" office:value="3.7684528828" calcext:value-type="float">
                <text:p>3.7684528828</text:p>
              </table:table-cell>
              <table:table-cell office:value-type="float" office:value="0.15" calcext:value-type="float">
                <text:p>0.15</text:p>
              </table:table-cell>
              <table:table-cell table:formula="of:=CONCATENATE(YEAR([.A3087]);&quot;_&quot;;MONTH([.A3087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06</text:p>
              </table:table-cell>
              <table:table-cell office:value-type="float" office:value="0.2972407937" calcext:value-type="float">
                <text:p>0.2972407937</text:p>
              </table:table-cell>
              <table:table-cell office:value-type="float" office:value="0.196" calcext:value-type="float">
                <text:p>0.196</text:p>
              </table:table-cell>
              <table:table-cell table:formula="of:=CONCATENATE(YEAR([.A3088]);&quot;_&quot;;MONTH([.A3088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07</text:p>
              </table:table-cell>
              <table:table-cell office:value-type="float" office:value="0.7140498757" calcext:value-type="float">
                <text:p>0.7140498757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089]);&quot;_&quot;;MONTH([.A3089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08</text:p>
              </table:table-cell>
              <table:table-cell office:value-type="float" office:value="0.0047117239" calcext:value-type="float">
                <text:p>0.0047117239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090]);&quot;_&quot;;MONTH([.A3090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09</text:p>
              </table:table-cell>
              <table:table-cell office:value-type="float" office:value="14.4209289551" calcext:value-type="float">
                <text:p>14.4209289551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091]);&quot;_&quot;;MONTH([.A3091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10</text:p>
              </table:table-cell>
              <table:table-cell office:value-type="float" office:value="0.4819421172" calcext:value-type="float">
                <text:p>0.4819421172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092]);&quot;_&quot;;MONTH([.A3092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11</text:p>
              </table:table-cell>
              <table:table-cell office:value-type="float" office:value="8.7190818787" calcext:value-type="float">
                <text:p>8.7190818787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093]);&quot;_&quot;;MONTH([.A3093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12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3094]);&quot;_&quot;;MONTH([.A3094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13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3095]);&quot;_&quot;;MONTH([.A3095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14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3096]);&quot;_&quot;;MONTH([.A3096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15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3097]);&quot;_&quot;;MONTH([.A3097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16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3098]);&quot;_&quot;;MONTH([.A3098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17</text:p>
              </table:table-cell>
              <table:table-cell office:value-type="float" office:value="1.923158884" calcext:value-type="float">
                <text:p>1.923158884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099]);&quot;_&quot;;MONTH([.A3099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18</text:p>
              </table:table-cell>
              <table:table-cell office:value-type="float" office:value="0.1777190268" calcext:value-type="float">
                <text:p>0.1777190268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00]);&quot;_&quot;;MONTH([.A3100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19</text:p>
              </table:table-cell>
              <table:table-cell office:value-type="float" office:value="3.6970818043" calcext:value-type="float">
                <text:p>3.6970818043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01]);&quot;_&quot;;MONTH([.A3101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20</text:p>
              </table:table-cell>
              <table:table-cell office:value-type="float" office:value="0.0240762215" calcext:value-type="float">
                <text:p>0.0240762215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02]);&quot;_&quot;;MONTH([.A3102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21</text:p>
              </table:table-cell>
              <table:table-cell office:value-type="float" office:value="0.0485682674" calcext:value-type="float">
                <text:p>0.0485682674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03]);&quot;_&quot;;MONTH([.A3103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22</text:p>
              </table:table-cell>
              <table:table-cell office:value-type="float" office:value="1.823952198" calcext:value-type="float">
                <text:p>1.823952198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04]);&quot;_&quot;;MONTH([.A3104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23</text:p>
              </table:table-cell>
              <table:table-cell office:value-type="float" office:value="4.6561851501" calcext:value-type="float">
                <text:p>4.6561851501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05]);&quot;_&quot;;MONTH([.A3105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24</text:p>
              </table:table-cell>
              <table:table-cell office:value-type="float" office:value="0.5829358101" calcext:value-type="float">
                <text:p>0.5829358101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06]);&quot;_&quot;;MONTH([.A3106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25</text:p>
              </table:table-cell>
              <table:table-cell office:value-type="float" office:value="3.4068088531" calcext:value-type="float">
                <text:p>3.4068088531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07]);&quot;_&quot;;MONTH([.A3107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26</text:p>
              </table:table-cell>
              <table:table-cell office:value-type="float" office:value="39.5516281128" calcext:value-type="float">
                <text:p>39.5516281128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08]);&quot;_&quot;;MONTH([.A3108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27</text:p>
              </table:table-cell>
              <table:table-cell office:value-type="float" office:value="32.73229599" calcext:value-type="float">
                <text:p>32.73229599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09]);&quot;_&quot;;MONTH([.A3109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28</text:p>
              </table:table-cell>
              <table:table-cell office:value-type="float" office:value="50.1419219971" calcext:value-type="float">
                <text:p>50.1419219971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10]);&quot;_&quot;;MONTH([.A3110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29</text:p>
              </table:table-cell>
              <table:table-cell office:value-type="float" office:value="16.925989151" calcext:value-type="float">
                <text:p>16.925989151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11]);&quot;_&quot;;MONTH([.A3111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30</text:p>
              </table:table-cell>
              <table:table-cell office:value-type="float" office:value="61.7466621399" calcext:value-type="float">
                <text:p>61.7466621399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12]);&quot;_&quot;;MONTH([.A3112]))" office:value-type="string" office:string-value="2006_5" calcext:value-type="string">
                <text:p>2006_5</text:p>
              </table:table-cell>
            </table:table-row>
            <table:table-row table:style-name="ro1" table:visibility="collapse">
              <table:table-cell office:value-type="string" calcext:value-type="string">
                <text:p>2006-05-31</text:p>
              </table:table-cell>
              <table:table-cell office:value-type="float" office:value="58.8652801514" calcext:value-type="float">
                <text:p>58.8652801514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13]);&quot;_&quot;;MONTH([.A3113]))" office:value-type="string" office:string-value="2006_5" calcext:value-type="string">
                <text:p>2006_5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083:.$B$3113])" office:value-type="float" office:value="319.5747973555" calcext:value-type="float">
              <text:p>319.5747973555</text:p>
            </table:table-cell>
            <table:table-cell/>
            <table:table-cell table:style-name="Result" office:value-type="string" calcext:value-type="string">
              <text:p>2006_5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6-06-01</text:p>
              </table:table-cell>
              <table:table-cell office:value-type="float" office:value="8.3260622025" calcext:value-type="float">
                <text:p>8.3260622025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15]);&quot;_&quot;;MONTH([.A3115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02</text:p>
              </table:table-cell>
              <table:table-cell office:value-type="float" office:value="40.1128578186" calcext:value-type="float">
                <text:p>40.1128578186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16]);&quot;_&quot;;MONTH([.A3116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03</text:p>
              </table:table-cell>
              <table:table-cell office:value-type="float" office:value="22.722328186" calcext:value-type="float">
                <text:p>22.722328186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17]);&quot;_&quot;;MONTH([.A3117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04</text:p>
              </table:table-cell>
              <table:table-cell office:value-type="float" office:value="26.6179485321" calcext:value-type="float">
                <text:p>26.6179485321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18]);&quot;_&quot;;MONTH([.A3118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05</text:p>
              </table:table-cell>
              <table:table-cell office:value-type="float" office:value="16.8619403839" calcext:value-type="float">
                <text:p>16.8619403839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19]);&quot;_&quot;;MONTH([.A3119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06</text:p>
              </table:table-cell>
              <table:table-cell office:value-type="float" office:value="20.985748291" calcext:value-type="float">
                <text:p>20.985748291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20]);&quot;_&quot;;MONTH([.A3120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07</text:p>
              </table:table-cell>
              <table:table-cell office:value-type="float" office:value="1.5207349062" calcext:value-type="float">
                <text:p>1.5207349062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21]);&quot;_&quot;;MONTH([.A3121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08</text:p>
              </table:table-cell>
              <table:table-cell office:value-type="float" office:value="8.6791086197" calcext:value-type="float">
                <text:p>8.6791086197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22]);&quot;_&quot;;MONTH([.A3122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09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formula="of:=CONCATENATE(YEAR([.A3123]);&quot;_&quot;;MONTH([.A3123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10</text:p>
              </table:table-cell>
              <table:table-cell office:value-type="float" office:value="1.0912468433" calcext:value-type="float">
                <text:p>1.0912468433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24]);&quot;_&quot;;MONTH([.A3124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11</text:p>
              </table:table-cell>
              <table:table-cell office:value-type="float" office:value="1.0087285042" calcext:value-type="float">
                <text:p>1.0087285042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25]);&quot;_&quot;;MONTH([.A3125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12</text:p>
              </table:table-cell>
              <table:table-cell office:value-type="float" office:value="1.3330260515" calcext:value-type="float">
                <text:p>1.3330260515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126]);&quot;_&quot;;MONTH([.A3126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13</text:p>
              </table:table-cell>
              <table:table-cell office:value-type="float" office:value="0.3101057708" calcext:value-type="float">
                <text:p>0.3101057708</text:p>
              </table:table-cell>
              <table:table-cell office:value-type="float" office:value="1.485" calcext:value-type="float">
                <text:p>1.485</text:p>
              </table:table-cell>
              <table:table-cell table:formula="of:=CONCATENATE(YEAR([.A3127]);&quot;_&quot;;MONTH([.A3127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14</text:p>
              </table:table-cell>
              <table:table-cell office:value-type="float" office:value="11.9769716263" calcext:value-type="float">
                <text:p>11.9769716263</text:p>
              </table:table-cell>
              <table:table-cell office:value-type="float" office:value="74.8" calcext:value-type="float">
                <text:p>74.8</text:p>
              </table:table-cell>
              <table:table-cell table:formula="of:=CONCATENATE(YEAR([.A3128]);&quot;_&quot;;MONTH([.A3128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15</text:p>
              </table:table-cell>
              <table:table-cell office:value-type="float" office:value="5.7308568954" calcext:value-type="float">
                <text:p>5.7308568954</text:p>
              </table:table-cell>
              <table:table-cell office:value-type="float" office:value="196.8" calcext:value-type="float">
                <text:p>196.8</text:p>
              </table:table-cell>
              <table:table-cell table:formula="of:=CONCATENATE(YEAR([.A3129]);&quot;_&quot;;MONTH([.A3129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16</text:p>
              </table:table-cell>
              <table:table-cell office:value-type="float" office:value="48.7058525085" calcext:value-type="float">
                <text:p>48.7058525085</text:p>
              </table:table-cell>
              <table:table-cell office:value-type="float" office:value="325" calcext:value-type="float">
                <text:p>325</text:p>
              </table:table-cell>
              <table:table-cell table:formula="of:=CONCATENATE(YEAR([.A3130]);&quot;_&quot;;MONTH([.A3130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17</text:p>
              </table:table-cell>
              <table:table-cell office:value-type="float" office:value="38.796749115" calcext:value-type="float">
                <text:p>38.796749115</text:p>
              </table:table-cell>
              <table:table-cell office:value-type="float" office:value="188.4" calcext:value-type="float">
                <text:p>188.4</text:p>
              </table:table-cell>
              <table:table-cell table:formula="of:=CONCATENATE(YEAR([.A3131]);&quot;_&quot;;MONTH([.A3131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18</text:p>
              </table:table-cell>
              <table:table-cell office:value-type="float" office:value="14.1288824081" calcext:value-type="float">
                <text:p>14.1288824081</text:p>
              </table:table-cell>
              <table:table-cell office:value-type="float" office:value="796.4" calcext:value-type="float">
                <text:p>796.4</text:p>
              </table:table-cell>
              <table:table-cell table:formula="of:=CONCATENATE(YEAR([.A3132]);&quot;_&quot;;MONTH([.A3132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19</text:p>
              </table:table-cell>
              <table:table-cell office:value-type="float" office:value="33.0386199951" calcext:value-type="float">
                <text:p>33.0386199951</text:p>
              </table:table-cell>
              <table:table-cell office:value-type="float" office:value="1012" calcext:value-type="float">
                <text:p>1012</text:p>
              </table:table-cell>
              <table:table-cell table:formula="of:=CONCATENATE(YEAR([.A3133]);&quot;_&quot;;MONTH([.A3133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20</text:p>
              </table:table-cell>
              <table:table-cell office:value-type="float" office:value="31.6519870758" calcext:value-type="float">
                <text:p>31.6519870758</text:p>
              </table:table-cell>
              <table:table-cell office:value-type="float" office:value="847.7" calcext:value-type="float">
                <text:p>847.7</text:p>
              </table:table-cell>
              <table:table-cell table:formula="of:=CONCATENATE(YEAR([.A3134]);&quot;_&quot;;MONTH([.A3134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21</text:p>
              </table:table-cell>
              <table:table-cell office:value-type="float" office:value="16.9597511292" calcext:value-type="float">
                <text:p>16.9597511292</text:p>
              </table:table-cell>
              <table:table-cell office:value-type="float" office:value="373.1" calcext:value-type="float">
                <text:p>373.1</text:p>
              </table:table-cell>
              <table:table-cell table:formula="of:=CONCATENATE(YEAR([.A3135]);&quot;_&quot;;MONTH([.A3135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22</text:p>
              </table:table-cell>
              <table:table-cell office:value-type="float" office:value="12.4752025604" calcext:value-type="float">
                <text:p>12.4752025604</text:p>
              </table:table-cell>
              <table:table-cell office:value-type="float" office:value="229.7" calcext:value-type="float">
                <text:p>229.7</text:p>
              </table:table-cell>
              <table:table-cell table:formula="of:=CONCATENATE(YEAR([.A3136]);&quot;_&quot;;MONTH([.A3136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23</text:p>
              </table:table-cell>
              <table:table-cell office:value-type="float" office:value="8.0761518478" calcext:value-type="float">
                <text:p>8.0761518478</text:p>
              </table:table-cell>
              <table:table-cell office:value-type="float" office:value="180" calcext:value-type="float">
                <text:p>180</text:p>
              </table:table-cell>
              <table:table-cell table:formula="of:=CONCATENATE(YEAR([.A3137]);&quot;_&quot;;MONTH([.A3137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24</text:p>
              </table:table-cell>
              <table:table-cell office:value-type="float" office:value="75.7844543457" calcext:value-type="float">
                <text:p>75.7844543457</text:p>
              </table:table-cell>
              <table:table-cell office:value-type="float" office:value="178.9" calcext:value-type="float">
                <text:p>178.9</text:p>
              </table:table-cell>
              <table:table-cell table:formula="of:=CONCATENATE(YEAR([.A3138]);&quot;_&quot;;MONTH([.A3138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25</text:p>
              </table:table-cell>
              <table:table-cell office:value-type="float" office:value="47.1948471069" calcext:value-type="float">
                <text:p>47.1948471069</text:p>
              </table:table-cell>
              <table:table-cell office:value-type="float" office:value="141.2" calcext:value-type="float">
                <text:p>141.2</text:p>
              </table:table-cell>
              <table:table-cell table:formula="of:=CONCATENATE(YEAR([.A3139]);&quot;_&quot;;MONTH([.A3139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26</text:p>
              </table:table-cell>
              <table:table-cell office:value-type="float" office:value="60.7152900696" calcext:value-type="float">
                <text:p>60.7152900696</text:p>
              </table:table-cell>
              <table:table-cell office:value-type="float" office:value="97.94" calcext:value-type="float">
                <text:p>97.94</text:p>
              </table:table-cell>
              <table:table-cell table:formula="of:=CONCATENATE(YEAR([.A3140]);&quot;_&quot;;MONTH([.A3140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27</text:p>
              </table:table-cell>
              <table:table-cell office:value-type="float" office:value="36.587223053" calcext:value-type="float">
                <text:p>36.587223053</text:p>
              </table:table-cell>
              <table:table-cell office:value-type="float" office:value="81.59" calcext:value-type="float">
                <text:p>81.59</text:p>
              </table:table-cell>
              <table:table-cell table:formula="of:=CONCATENATE(YEAR([.A3141]);&quot;_&quot;;MONTH([.A3141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28</text:p>
              </table:table-cell>
              <table:table-cell office:value-type="float" office:value="39.1466064453" calcext:value-type="float">
                <text:p>39.1466064453</text:p>
              </table:table-cell>
              <table:table-cell office:value-type="float" office:value="70.1" calcext:value-type="float">
                <text:p>70.1</text:p>
              </table:table-cell>
              <table:table-cell table:formula="of:=CONCATENATE(YEAR([.A3142]);&quot;_&quot;;MONTH([.A3142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29</text:p>
              </table:table-cell>
              <table:table-cell office:value-type="float" office:value="61.8553390503" calcext:value-type="float">
                <text:p>61.8553390503</text:p>
              </table:table-cell>
              <table:table-cell office:value-type="float" office:value="55.64" calcext:value-type="float">
                <text:p>55.64</text:p>
              </table:table-cell>
              <table:table-cell table:formula="of:=CONCATENATE(YEAR([.A3143]);&quot;_&quot;;MONTH([.A3143]))" office:value-type="string" office:string-value="2006_6" calcext:value-type="string">
                <text:p>2006_6</text:p>
              </table:table-cell>
            </table:table-row>
            <table:table-row table:style-name="ro1" table:visibility="collapse">
              <table:table-cell office:value-type="string" calcext:value-type="string">
                <text:p>2006-06-30</text:p>
              </table:table-cell>
              <table:table-cell office:value-type="float" office:value="17.8304176331" calcext:value-type="float">
                <text:p>17.8304176331</text:p>
              </table:table-cell>
              <table:table-cell office:value-type="float" office:value="70" calcext:value-type="float">
                <text:p>70</text:p>
              </table:table-cell>
              <table:table-cell table:formula="of:=CONCATENATE(YEAR([.A3144]);&quot;_&quot;;MONTH([.A3144]))" office:value-type="string" office:string-value="2006_6" calcext:value-type="string">
                <text:p>2006_6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115:.$B$3144])" office:value-type="float" office:value="710.2250389753" calcext:value-type="float">
              <text:p>710.2250389753</text:p>
            </table:table-cell>
            <table:table-cell/>
            <table:table-cell table:style-name="Result" office:value-type="string" calcext:value-type="string">
              <text:p>2006_6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6-07-01</text:p>
              </table:table-cell>
              <table:table-cell office:value-type="float" office:value="3.9531033039" calcext:value-type="float">
                <text:p>3.9531033039</text:p>
              </table:table-cell>
              <table:table-cell office:value-type="float" office:value="167.4" calcext:value-type="float">
                <text:p>167.4</text:p>
              </table:table-cell>
              <table:table-cell table:formula="of:=CONCATENATE(YEAR([.A3146]);&quot;_&quot;;MONTH([.A3146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02</text:p>
              </table:table-cell>
              <table:table-cell office:value-type="float" office:value="27.9699859619" calcext:value-type="float">
                <text:p>27.9699859619</text:p>
              </table:table-cell>
              <table:table-cell office:value-type="float" office:value="54.02" calcext:value-type="float">
                <text:p>54.02</text:p>
              </table:table-cell>
              <table:table-cell table:formula="of:=CONCATENATE(YEAR([.A3147]);&quot;_&quot;;MONTH([.A3147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03</text:p>
              </table:table-cell>
              <table:table-cell office:value-type="float" office:value="39.2736549377" calcext:value-type="float">
                <text:p>39.2736549377</text:p>
              </table:table-cell>
              <table:table-cell office:value-type="float" office:value="45.08" calcext:value-type="float">
                <text:p>45.08</text:p>
              </table:table-cell>
              <table:table-cell table:formula="of:=CONCATENATE(YEAR([.A3148]);&quot;_&quot;;MONTH([.A3148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04</text:p>
              </table:table-cell>
              <table:table-cell office:value-type="float" office:value="26.2805633545" calcext:value-type="float">
                <text:p>26.2805633545</text:p>
              </table:table-cell>
              <table:table-cell office:value-type="float" office:value="41.04" calcext:value-type="float">
                <text:p>41.04</text:p>
              </table:table-cell>
              <table:table-cell table:formula="of:=CONCATENATE(YEAR([.A3149]);&quot;_&quot;;MONTH([.A3149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05</text:p>
              </table:table-cell>
              <table:table-cell office:value-type="float" office:value="20.5204143524" calcext:value-type="float">
                <text:p>20.5204143524</text:p>
              </table:table-cell>
              <table:table-cell office:value-type="float" office:value="39.92" calcext:value-type="float">
                <text:p>39.92</text:p>
              </table:table-cell>
              <table:table-cell table:formula="of:=CONCATENATE(YEAR([.A3150]);&quot;_&quot;;MONTH([.A3150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06</text:p>
              </table:table-cell>
              <table:table-cell office:value-type="float" office:value="19.4982070923" calcext:value-type="float">
                <text:p>19.4982070923</text:p>
              </table:table-cell>
              <table:table-cell office:value-type="float" office:value="53.54" calcext:value-type="float">
                <text:p>53.54</text:p>
              </table:table-cell>
              <table:table-cell table:formula="of:=CONCATENATE(YEAR([.A3151]);&quot;_&quot;;MONTH([.A3151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07</text:p>
              </table:table-cell>
              <table:table-cell office:value-type="float" office:value="25.1834506989" calcext:value-type="float">
                <text:p>25.1834506989</text:p>
              </table:table-cell>
              <table:table-cell office:value-type="float" office:value="50" calcext:value-type="float">
                <text:p>50</text:p>
              </table:table-cell>
              <table:table-cell table:formula="of:=CONCATENATE(YEAR([.A3152]);&quot;_&quot;;MONTH([.A3152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08</text:p>
              </table:table-cell>
              <table:table-cell office:value-type="float" office:value="44.6748199463" calcext:value-type="float">
                <text:p>44.6748199463</text:p>
              </table:table-cell>
              <table:table-cell office:value-type="float" office:value="44.93" calcext:value-type="float">
                <text:p>44.93</text:p>
              </table:table-cell>
              <table:table-cell table:formula="of:=CONCATENATE(YEAR([.A3153]);&quot;_&quot;;MONTH([.A3153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09</text:p>
              </table:table-cell>
              <table:table-cell office:value-type="float" office:value="18.0678348541" calcext:value-type="float">
                <text:p>18.0678348541</text:p>
              </table:table-cell>
              <table:table-cell office:value-type="float" office:value="41.86" calcext:value-type="float">
                <text:p>41.86</text:p>
              </table:table-cell>
              <table:table-cell table:formula="of:=CONCATENATE(YEAR([.A3154]);&quot;_&quot;;MONTH([.A3154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10</text:p>
              </table:table-cell>
              <table:table-cell office:value-type="float" office:value="14.1185674667" calcext:value-type="float">
                <text:p>14.1185674667</text:p>
              </table:table-cell>
              <table:table-cell office:value-type="float" office:value="38.37" calcext:value-type="float">
                <text:p>38.37</text:p>
              </table:table-cell>
              <table:table-cell table:formula="of:=CONCATENATE(YEAR([.A3155]);&quot;_&quot;;MONTH([.A3155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11</text:p>
              </table:table-cell>
              <table:table-cell office:value-type="float" office:value="19.9822788239" calcext:value-type="float">
                <text:p>19.9822788239</text:p>
              </table:table-cell>
              <table:table-cell office:value-type="float" office:value="94.09" calcext:value-type="float">
                <text:p>94.09</text:p>
              </table:table-cell>
              <table:table-cell table:formula="of:=CONCATENATE(YEAR([.A3156]);&quot;_&quot;;MONTH([.A3156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12</text:p>
              </table:table-cell>
              <table:table-cell office:value-type="float" office:value="18.3448543549" calcext:value-type="float">
                <text:p>18.3448543549</text:p>
              </table:table-cell>
              <table:table-cell office:value-type="float" office:value="77.9" calcext:value-type="float">
                <text:p>77.9</text:p>
              </table:table-cell>
              <table:table-cell table:formula="of:=CONCATENATE(YEAR([.A3157]);&quot;_&quot;;MONTH([.A3157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13</text:p>
              </table:table-cell>
              <table:table-cell office:value-type="float" office:value="56.763256073" calcext:value-type="float">
                <text:p>56.763256073</text:p>
              </table:table-cell>
              <table:table-cell office:value-type="float" office:value="369.9" calcext:value-type="float">
                <text:p>369.9</text:p>
              </table:table-cell>
              <table:table-cell table:formula="of:=CONCATENATE(YEAR([.A3158]);&quot;_&quot;;MONTH([.A3158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14</text:p>
              </table:table-cell>
              <table:table-cell office:value-type="float" office:value="61.6410560608" calcext:value-type="float">
                <text:p>61.6410560608</text:p>
              </table:table-cell>
              <table:table-cell office:value-type="float" office:value="360" calcext:value-type="float">
                <text:p>360</text:p>
              </table:table-cell>
              <table:table-cell table:formula="of:=CONCATENATE(YEAR([.A3159]);&quot;_&quot;;MONTH([.A3159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15</text:p>
              </table:table-cell>
              <table:table-cell office:value-type="float" office:value="25.2306575775" calcext:value-type="float">
                <text:p>25.2306575775</text:p>
              </table:table-cell>
              <table:table-cell office:value-type="float" office:value="534" calcext:value-type="float">
                <text:p>534</text:p>
              </table:table-cell>
              <table:table-cell table:formula="of:=CONCATENATE(YEAR([.A3160]);&quot;_&quot;;MONTH([.A3160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16</text:p>
              </table:table-cell>
              <table:table-cell office:value-type="float" office:value="5.6676335335" calcext:value-type="float">
                <text:p>5.6676335335</text:p>
              </table:table-cell>
              <table:table-cell office:value-type="float" office:value="686.6" calcext:value-type="float">
                <text:p>686.6</text:p>
              </table:table-cell>
              <table:table-cell table:formula="of:=CONCATENATE(YEAR([.A3161]);&quot;_&quot;;MONTH([.A3161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17</text:p>
              </table:table-cell>
              <table:table-cell office:value-type="float" office:value="14.4222717285" calcext:value-type="float">
                <text:p>14.4222717285</text:p>
              </table:table-cell>
              <table:table-cell office:value-type="float" office:value="517.6" calcext:value-type="float">
                <text:p>517.6</text:p>
              </table:table-cell>
              <table:table-cell table:formula="of:=CONCATENATE(YEAR([.A3162]);&quot;_&quot;;MONTH([.A3162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18</text:p>
              </table:table-cell>
              <table:table-cell office:value-type="float" office:value="9.050907135" calcext:value-type="float">
                <text:p>9.050907135</text:p>
              </table:table-cell>
              <table:table-cell office:value-type="float" office:value="1415" calcext:value-type="float">
                <text:p>1415</text:p>
              </table:table-cell>
              <table:table-cell table:formula="of:=CONCATENATE(YEAR([.A3163]);&quot;_&quot;;MONTH([.A3163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19</text:p>
              </table:table-cell>
              <table:table-cell office:value-type="float" office:value="18.7509002686" calcext:value-type="float">
                <text:p>18.7509002686</text:p>
              </table:table-cell>
              <table:table-cell office:value-type="float" office:value="1025" calcext:value-type="float">
                <text:p>1025</text:p>
              </table:table-cell>
              <table:table-cell table:formula="of:=CONCATENATE(YEAR([.A3164]);&quot;_&quot;;MONTH([.A3164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20</text:p>
              </table:table-cell>
              <table:table-cell office:value-type="float" office:value="44.0849533081" calcext:value-type="float">
                <text:p>44.0849533081</text:p>
              </table:table-cell>
              <table:table-cell office:value-type="float" office:value="1345" calcext:value-type="float">
                <text:p>1345</text:p>
              </table:table-cell>
              <table:table-cell table:formula="of:=CONCATENATE(YEAR([.A3165]);&quot;_&quot;;MONTH([.A3165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21</text:p>
              </table:table-cell>
              <table:table-cell office:value-type="float" office:value="28.5172119141" calcext:value-type="float">
                <text:p>28.5172119141</text:p>
              </table:table-cell>
              <table:table-cell office:value-type="float" office:value="860" calcext:value-type="float">
                <text:p>860</text:p>
              </table:table-cell>
              <table:table-cell table:formula="of:=CONCATENATE(YEAR([.A3166]);&quot;_&quot;;MONTH([.A3166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22</text:p>
              </table:table-cell>
              <table:table-cell office:value-type="float" office:value="15.2152204514" calcext:value-type="float">
                <text:p>15.2152204514</text:p>
              </table:table-cell>
              <table:table-cell office:value-type="float" office:value="897.2" calcext:value-type="float">
                <text:p>897.2</text:p>
              </table:table-cell>
              <table:table-cell table:formula="of:=CONCATENATE(YEAR([.A3167]);&quot;_&quot;;MONTH([.A3167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23</text:p>
              </table:table-cell>
              <table:table-cell office:value-type="float" office:value="8.9773139954" calcext:value-type="float">
                <text:p>8.9773139954</text:p>
              </table:table-cell>
              <table:table-cell office:value-type="float" office:value="1450" calcext:value-type="float">
                <text:p>1450</text:p>
              </table:table-cell>
              <table:table-cell table:formula="of:=CONCATENATE(YEAR([.A3168]);&quot;_&quot;;MONTH([.A3168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24</text:p>
              </table:table-cell>
              <table:table-cell office:value-type="float" office:value="22.0258026123" calcext:value-type="float">
                <text:p>22.0258026123</text:p>
              </table:table-cell>
              <table:table-cell office:value-type="float" office:value="1088" calcext:value-type="float">
                <text:p>1088</text:p>
              </table:table-cell>
              <table:table-cell table:formula="of:=CONCATENATE(YEAR([.A3169]);&quot;_&quot;;MONTH([.A3169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25</text:p>
              </table:table-cell>
              <table:table-cell office:value-type="float" office:value="11.4436397552" calcext:value-type="float">
                <text:p>11.4436397552</text:p>
              </table:table-cell>
              <table:table-cell office:value-type="float" office:value="1090" calcext:value-type="float">
                <text:p>1090</text:p>
              </table:table-cell>
              <table:table-cell table:formula="of:=CONCATENATE(YEAR([.A3170]);&quot;_&quot;;MONTH([.A3170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26</text:p>
              </table:table-cell>
              <table:table-cell office:value-type="float" office:value="22.305683136" calcext:value-type="float">
                <text:p>22.305683136</text:p>
              </table:table-cell>
              <table:table-cell office:value-type="float" office:value="712" calcext:value-type="float">
                <text:p>712</text:p>
              </table:table-cell>
              <table:table-cell table:formula="of:=CONCATENATE(YEAR([.A3171]);&quot;_&quot;;MONTH([.A3171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27</text:p>
              </table:table-cell>
              <table:table-cell office:value-type="float" office:value="28.416009903" calcext:value-type="float">
                <text:p>28.416009903</text:p>
              </table:table-cell>
              <table:table-cell office:value-type="float" office:value="975" calcext:value-type="float">
                <text:p>975</text:p>
              </table:table-cell>
              <table:table-cell table:formula="of:=CONCATENATE(YEAR([.A3172]);&quot;_&quot;;MONTH([.A3172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28</text:p>
              </table:table-cell>
              <table:table-cell office:value-type="float" office:value="57.8503761292" calcext:value-type="float">
                <text:p>57.8503761292</text:p>
              </table:table-cell>
              <table:table-cell office:value-type="float" office:value="990" calcext:value-type="float">
                <text:p>990</text:p>
              </table:table-cell>
              <table:table-cell table:formula="of:=CONCATENATE(YEAR([.A3173]);&quot;_&quot;;MONTH([.A3173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29</text:p>
              </table:table-cell>
              <table:table-cell office:value-type="float" office:value="20.8059120178" calcext:value-type="float">
                <text:p>20.8059120178</text:p>
              </table:table-cell>
              <table:table-cell office:value-type="float" office:value="740" calcext:value-type="float">
                <text:p>740</text:p>
              </table:table-cell>
              <table:table-cell table:formula="of:=CONCATENATE(YEAR([.A3174]);&quot;_&quot;;MONTH([.A3174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30</text:p>
              </table:table-cell>
              <table:table-cell office:value-type="float" office:value="17.9706516266" calcext:value-type="float">
                <text:p>17.9706516266</text:p>
              </table:table-cell>
              <table:table-cell office:value-type="float" office:value="616" calcext:value-type="float">
                <text:p>616</text:p>
              </table:table-cell>
              <table:table-cell table:formula="of:=CONCATENATE(YEAR([.A3175]);&quot;_&quot;;MONTH([.A3175]))" office:value-type="string" office:string-value="2006_7" calcext:value-type="string">
                <text:p>2006_7</text:p>
              </table:table-cell>
            </table:table-row>
            <table:table-row table:style-name="ro1" table:visibility="collapse">
              <table:table-cell office:value-type="string" calcext:value-type="string">
                <text:p>2006-07-31</text:p>
              </table:table-cell>
              <table:table-cell office:value-type="float" office:value="17.6670722961" calcext:value-type="float">
                <text:p>17.6670722961</text:p>
              </table:table-cell>
              <table:table-cell office:value-type="float" office:value="793.3" calcext:value-type="float">
                <text:p>793.3</text:p>
              </table:table-cell>
              <table:table-cell table:formula="of:=CONCATENATE(YEAR([.A3176]);&quot;_&quot;;MONTH([.A3176]))" office:value-type="string" office:string-value="2006_7" calcext:value-type="string">
                <text:p>2006_7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146:.$B$3176])" office:value-type="float" office:value="764.6742646696" calcext:value-type="float">
              <text:p>764.6742646696</text:p>
            </table:table-cell>
            <table:table-cell/>
            <table:table-cell table:style-name="Result" office:value-type="string" calcext:value-type="string">
              <text:p>2006_7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6-08-01</text:p>
              </table:table-cell>
              <table:table-cell office:value-type="float" office:value="47.5812530518" calcext:value-type="float">
                <text:p>47.5812530518</text:p>
              </table:table-cell>
              <table:table-cell office:value-type="float" office:value="735" calcext:value-type="float">
                <text:p>735</text:p>
              </table:table-cell>
              <table:table-cell table:formula="of:=CONCATENATE(YEAR([.A3178]);&quot;_&quot;;MONTH([.A3178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02</text:p>
              </table:table-cell>
              <table:table-cell office:value-type="float" office:value="14.8746156693" calcext:value-type="float">
                <text:p>14.8746156693</text:p>
              </table:table-cell>
              <table:table-cell office:value-type="float" office:value="570.3" calcext:value-type="float">
                <text:p>570.3</text:p>
              </table:table-cell>
              <table:table-cell table:formula="of:=CONCATENATE(YEAR([.A3179]);&quot;_&quot;;MONTH([.A3179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03</text:p>
              </table:table-cell>
              <table:table-cell office:value-type="float" office:value="16.492477417" calcext:value-type="float">
                <text:p>16.492477417</text:p>
              </table:table-cell>
              <table:table-cell office:value-type="float" office:value="408.6" calcext:value-type="float">
                <text:p>408.6</text:p>
              </table:table-cell>
              <table:table-cell table:formula="of:=CONCATENATE(YEAR([.A3180]);&quot;_&quot;;MONTH([.A3180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04</text:p>
              </table:table-cell>
              <table:table-cell office:value-type="float" office:value="19.6242961884" calcext:value-type="float">
                <text:p>19.6242961884</text:p>
              </table:table-cell>
              <table:table-cell office:value-type="float" office:value="573" calcext:value-type="float">
                <text:p>573</text:p>
              </table:table-cell>
              <table:table-cell table:formula="of:=CONCATENATE(YEAR([.A3181]);&quot;_&quot;;MONTH([.A3181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05</text:p>
              </table:table-cell>
              <table:table-cell office:value-type="float" office:value="12.3686180115" calcext:value-type="float">
                <text:p>12.3686180115</text:p>
              </table:table-cell>
              <table:table-cell office:value-type="float" office:value="662.33" calcext:value-type="float">
                <text:p>662.33</text:p>
              </table:table-cell>
              <table:table-cell table:formula="of:=CONCATENATE(YEAR([.A3182]);&quot;_&quot;;MONTH([.A3182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06</text:p>
              </table:table-cell>
              <table:table-cell office:value-type="float" office:value="31.6288776398" calcext:value-type="float">
                <text:p>31.6288776398</text:p>
              </table:table-cell>
              <table:table-cell office:value-type="float" office:value="540.6" calcext:value-type="float">
                <text:p>540.6</text:p>
              </table:table-cell>
              <table:table-cell table:formula="of:=CONCATENATE(YEAR([.A3183]);&quot;_&quot;;MONTH([.A3183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07</text:p>
              </table:table-cell>
              <table:table-cell office:value-type="float" office:value="20.6918125153" calcext:value-type="float">
                <text:p>20.6918125153</text:p>
              </table:table-cell>
              <table:table-cell office:value-type="float" office:value="705.5" calcext:value-type="float">
                <text:p>705.5</text:p>
              </table:table-cell>
              <table:table-cell table:formula="of:=CONCATENATE(YEAR([.A3184]);&quot;_&quot;;MONTH([.A3184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08</text:p>
              </table:table-cell>
              <table:table-cell office:value-type="float" office:value="47.4758682251" calcext:value-type="float">
                <text:p>47.4758682251</text:p>
              </table:table-cell>
              <table:table-cell office:value-type="float" office:value="377" calcext:value-type="float">
                <text:p>377</text:p>
              </table:table-cell>
              <table:table-cell table:formula="of:=CONCATENATE(YEAR([.A3185]);&quot;_&quot;;MONTH([.A3185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09</text:p>
              </table:table-cell>
              <table:table-cell office:value-type="float" office:value="41.7400245667" calcext:value-type="float">
                <text:p>41.7400245667</text:p>
              </table:table-cell>
              <table:table-cell office:value-type="float" office:value="348.6" calcext:value-type="float">
                <text:p>348.6</text:p>
              </table:table-cell>
              <table:table-cell table:formula="of:=CONCATENATE(YEAR([.A3186]);&quot;_&quot;;MONTH([.A3186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10</text:p>
              </table:table-cell>
              <table:table-cell office:value-type="float" office:value="12.1052465439" calcext:value-type="float">
                <text:p>12.1052465439</text:p>
              </table:table-cell>
              <table:table-cell office:value-type="float" office:value="330.9" calcext:value-type="float">
                <text:p>330.9</text:p>
              </table:table-cell>
              <table:table-cell table:formula="of:=CONCATENATE(YEAR([.A3187]);&quot;_&quot;;MONTH([.A3187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11</text:p>
              </table:table-cell>
              <table:table-cell office:value-type="float" office:value="67.7541427612" calcext:value-type="float">
                <text:p>67.7541427612</text:p>
              </table:table-cell>
              <table:table-cell office:value-type="float" office:value="360" calcext:value-type="float">
                <text:p>360</text:p>
              </table:table-cell>
              <table:table-cell table:formula="of:=CONCATENATE(YEAR([.A3188]);&quot;_&quot;;MONTH([.A3188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12</text:p>
              </table:table-cell>
              <table:table-cell office:value-type="float" office:value="39.8343467712" calcext:value-type="float">
                <text:p>39.8343467712</text:p>
              </table:table-cell>
              <table:table-cell office:value-type="float" office:value="356.6" calcext:value-type="float">
                <text:p>356.6</text:p>
              </table:table-cell>
              <table:table-cell table:formula="of:=CONCATENATE(YEAR([.A3189]);&quot;_&quot;;MONTH([.A3189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13</text:p>
              </table:table-cell>
              <table:table-cell office:value-type="float" office:value="24.1746902466" calcext:value-type="float">
                <text:p>24.1746902466</text:p>
              </table:table-cell>
              <table:table-cell office:value-type="float" office:value="465.7" calcext:value-type="float">
                <text:p>465.7</text:p>
              </table:table-cell>
              <table:table-cell table:formula="of:=CONCATENATE(YEAR([.A3190]);&quot;_&quot;;MONTH([.A3190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14</text:p>
              </table:table-cell>
              <table:table-cell office:value-type="float" office:value="31.8078231812" calcext:value-type="float">
                <text:p>31.8078231812</text:p>
              </table:table-cell>
              <table:table-cell office:value-type="float" office:value="344.5" calcext:value-type="float">
                <text:p>344.5</text:p>
              </table:table-cell>
              <table:table-cell table:formula="of:=CONCATENATE(YEAR([.A3191]);&quot;_&quot;;MONTH([.A3191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15</text:p>
              </table:table-cell>
              <table:table-cell office:value-type="float" office:value="24.7456493378" calcext:value-type="float">
                <text:p>24.7456493378</text:p>
              </table:table-cell>
              <table:table-cell office:value-type="float" office:value="270" calcext:value-type="float">
                <text:p>270</text:p>
              </table:table-cell>
              <table:table-cell table:formula="of:=CONCATENATE(YEAR([.A3192]);&quot;_&quot;;MONTH([.A3192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16</text:p>
              </table:table-cell>
              <table:table-cell office:value-type="float" office:value="24.7123813629" calcext:value-type="float">
                <text:p>24.7123813629</text:p>
              </table:table-cell>
              <table:table-cell office:value-type="float" office:value="325" calcext:value-type="float">
                <text:p>325</text:p>
              </table:table-cell>
              <table:table-cell table:formula="of:=CONCATENATE(YEAR([.A3193]);&quot;_&quot;;MONTH([.A3193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17</text:p>
              </table:table-cell>
              <table:table-cell office:value-type="float" office:value="31.1091251373" calcext:value-type="float">
                <text:p>31.1091251373</text:p>
              </table:table-cell>
              <table:table-cell office:value-type="float" office:value="350.1" calcext:value-type="float">
                <text:p>350.1</text:p>
              </table:table-cell>
              <table:table-cell table:formula="of:=CONCATENATE(YEAR([.A3194]);&quot;_&quot;;MONTH([.A3194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18</text:p>
              </table:table-cell>
              <table:table-cell office:value-type="float" office:value="29.5648670197" calcext:value-type="float">
                <text:p>29.5648670197</text:p>
              </table:table-cell>
              <table:table-cell office:value-type="float" office:value="250" calcext:value-type="float">
                <text:p>250</text:p>
              </table:table-cell>
              <table:table-cell table:formula="of:=CONCATENATE(YEAR([.A3195]);&quot;_&quot;;MONTH([.A3195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19</text:p>
              </table:table-cell>
              <table:table-cell office:value-type="float" office:value="25.5925102234" calcext:value-type="float">
                <text:p>25.5925102234</text:p>
              </table:table-cell>
              <table:table-cell office:value-type="float" office:value="222" calcext:value-type="float">
                <text:p>222</text:p>
              </table:table-cell>
              <table:table-cell table:formula="of:=CONCATENATE(YEAR([.A3196]);&quot;_&quot;;MONTH([.A3196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20</text:p>
              </table:table-cell>
              <table:table-cell office:value-type="float" office:value="6.7497525215" calcext:value-type="float">
                <text:p>6.7497525215</text:p>
              </table:table-cell>
              <table:table-cell office:value-type="float" office:value="190.1" calcext:value-type="float">
                <text:p>190.1</text:p>
              </table:table-cell>
              <table:table-cell table:formula="of:=CONCATENATE(YEAR([.A3197]);&quot;_&quot;;MONTH([.A3197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21</text:p>
              </table:table-cell>
              <table:table-cell office:value-type="float" office:value="2.2355725765" calcext:value-type="float">
                <text:p>2.2355725765</text:p>
              </table:table-cell>
              <table:table-cell office:value-type="float" office:value="172.6" calcext:value-type="float">
                <text:p>172.6</text:p>
              </table:table-cell>
              <table:table-cell table:formula="of:=CONCATENATE(YEAR([.A3198]);&quot;_&quot;;MONTH([.A3198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22</text:p>
              </table:table-cell>
              <table:table-cell office:value-type="float" office:value="9.8229322433" calcext:value-type="float">
                <text:p>9.8229322433</text:p>
              </table:table-cell>
              <table:table-cell office:value-type="float" office:value="156.1" calcext:value-type="float">
                <text:p>156.1</text:p>
              </table:table-cell>
              <table:table-cell table:formula="of:=CONCATENATE(YEAR([.A3199]);&quot;_&quot;;MONTH([.A3199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23</text:p>
              </table:table-cell>
              <table:table-cell office:value-type="float" office:value="7.8895230293" calcext:value-type="float">
                <text:p>7.8895230293</text:p>
              </table:table-cell>
              <table:table-cell office:value-type="float" office:value="139.28" calcext:value-type="float">
                <text:p>139.28</text:p>
              </table:table-cell>
              <table:table-cell table:formula="of:=CONCATENATE(YEAR([.A3200]);&quot;_&quot;;MONTH([.A3200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24</text:p>
              </table:table-cell>
              <table:table-cell office:value-type="float" office:value="2.3331289291" calcext:value-type="float">
                <text:p>2.3331289291</text:p>
              </table:table-cell>
              <table:table-cell office:value-type="float" office:value="160.11" calcext:value-type="float">
                <text:p>160.11</text:p>
              </table:table-cell>
              <table:table-cell table:formula="of:=CONCATENATE(YEAR([.A3201]);&quot;_&quot;;MONTH([.A3201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25</text:p>
              </table:table-cell>
              <table:table-cell office:value-type="float" office:value="0.5442276597" calcext:value-type="float">
                <text:p>0.5442276597</text:p>
              </table:table-cell>
              <table:table-cell office:value-type="float" office:value="165" calcext:value-type="float">
                <text:p>165</text:p>
              </table:table-cell>
              <table:table-cell table:formula="of:=CONCATENATE(YEAR([.A3202]);&quot;_&quot;;MONTH([.A3202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26</text:p>
              </table:table-cell>
              <table:table-cell office:value-type="float" office:value="0.423086226" calcext:value-type="float">
                <text:p>0.423086226</text:p>
              </table:table-cell>
              <table:table-cell office:value-type="float" office:value="301.6" calcext:value-type="float">
                <text:p>301.6</text:p>
              </table:table-cell>
              <table:table-cell table:formula="of:=CONCATENATE(YEAR([.A3203]);&quot;_&quot;;MONTH([.A3203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27</text:p>
              </table:table-cell>
              <table:table-cell office:value-type="float" office:value="2.4042999744" calcext:value-type="float">
                <text:p>2.4042999744</text:p>
              </table:table-cell>
              <table:table-cell office:value-type="float" office:value="128.3" calcext:value-type="float">
                <text:p>128.3</text:p>
              </table:table-cell>
              <table:table-cell table:formula="of:=CONCATENATE(YEAR([.A3204]);&quot;_&quot;;MONTH([.A3204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28</text:p>
              </table:table-cell>
              <table:table-cell office:value-type="float" office:value="11.2117033005" calcext:value-type="float">
                <text:p>11.2117033005</text:p>
              </table:table-cell>
              <table:table-cell office:value-type="float" office:value="485.5" calcext:value-type="float">
                <text:p>485.5</text:p>
              </table:table-cell>
              <table:table-cell table:formula="of:=CONCATENATE(YEAR([.A3205]);&quot;_&quot;;MONTH([.A3205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29</text:p>
              </table:table-cell>
              <table:table-cell office:value-type="float" office:value="7.4884762764" calcext:value-type="float">
                <text:p>7.4884762764</text:p>
              </table:table-cell>
              <table:table-cell office:value-type="float" office:value="450" calcext:value-type="float">
                <text:p>450</text:p>
              </table:table-cell>
              <table:table-cell table:formula="of:=CONCATENATE(YEAR([.A3206]);&quot;_&quot;;MONTH([.A3206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30</text:p>
              </table:table-cell>
              <table:table-cell office:value-type="float" office:value="5.9627466202" calcext:value-type="float">
                <text:p>5.9627466202</text:p>
              </table:table-cell>
              <table:table-cell office:value-type="float" office:value="360.6" calcext:value-type="float">
                <text:p>360.6</text:p>
              </table:table-cell>
              <table:table-cell table:formula="of:=CONCATENATE(YEAR([.A3207]);&quot;_&quot;;MONTH([.A3207]))" office:value-type="string" office:string-value="2006_8" calcext:value-type="string">
                <text:p>2006_8</text:p>
              </table:table-cell>
            </table:table-row>
            <table:table-row table:style-name="ro1" table:visibility="collapse">
              <table:table-cell office:value-type="string" calcext:value-type="string">
                <text:p>2006-08-31</text:p>
              </table:table-cell>
              <table:table-cell office:value-type="float" office:value="9.3504886627" calcext:value-type="float">
                <text:p>9.3504886627</text:p>
              </table:table-cell>
              <table:table-cell office:value-type="float" office:value="209.5" calcext:value-type="float">
                <text:p>209.5</text:p>
              </table:table-cell>
              <table:table-cell table:formula="of:=CONCATENATE(YEAR([.A3208]);&quot;_&quot;;MONTH([.A3208]))" office:value-type="string" office:string-value="2006_8" calcext:value-type="string">
                <text:p>2006_8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178:.$B$3208])" office:value-type="float" office:value="630.2945638897" calcext:value-type="float">
              <text:p>630.2945638897</text:p>
            </table:table-cell>
            <table:table-cell/>
            <table:table-cell table:style-name="Result" office:value-type="string" calcext:value-type="string">
              <text:p>2006_8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6-09-01</text:p>
              </table:table-cell>
              <table:table-cell office:value-type="float" office:value="11.1491308212" calcext:value-type="float">
                <text:p>11.1491308212</text:p>
              </table:table-cell>
              <table:table-cell office:value-type="float" office:value="180" calcext:value-type="float">
                <text:p>180</text:p>
              </table:table-cell>
              <table:table-cell table:formula="of:=CONCATENATE(YEAR([.A3210]);&quot;_&quot;;MONTH([.A3210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02</text:p>
              </table:table-cell>
              <table:table-cell office:value-type="float" office:value="5.9944229126" calcext:value-type="float">
                <text:p>5.9944229126</text:p>
              </table:table-cell>
              <table:table-cell office:value-type="float" office:value="229.4" calcext:value-type="float">
                <text:p>229.4</text:p>
              </table:table-cell>
              <table:table-cell table:formula="of:=CONCATENATE(YEAR([.A3211]);&quot;_&quot;;MONTH([.A3211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03</text:p>
              </table:table-cell>
              <table:table-cell office:value-type="float" office:value="1.6898722649" calcext:value-type="float">
                <text:p>1.6898722649</text:p>
              </table:table-cell>
              <table:table-cell office:value-type="float" office:value="140.6" calcext:value-type="float">
                <text:p>140.6</text:p>
              </table:table-cell>
              <table:table-cell table:formula="of:=CONCATENATE(YEAR([.A3212]);&quot;_&quot;;MONTH([.A3212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1.2" calcext:value-type="float">
                <text:p>111.2</text:p>
              </table:table-cell>
              <table:table-cell table:formula="of:=CONCATENATE(YEAR([.A3213]);&quot;_&quot;;MONTH([.A3213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05</text:p>
              </table:table-cell>
              <table:table-cell office:value-type="float" office:value="0.1122229397" calcext:value-type="float">
                <text:p>0.1122229397</text:p>
              </table:table-cell>
              <table:table-cell office:value-type="float" office:value="145.8" calcext:value-type="float">
                <text:p>145.8</text:p>
              </table:table-cell>
              <table:table-cell table:formula="of:=CONCATENATE(YEAR([.A3214]);&quot;_&quot;;MONTH([.A3214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06</text:p>
              </table:table-cell>
              <table:table-cell office:value-type="float" office:value="12.6058864594" calcext:value-type="float">
                <text:p>12.6058864594</text:p>
              </table:table-cell>
              <table:table-cell office:value-type="float" office:value="195.9" calcext:value-type="float">
                <text:p>195.9</text:p>
              </table:table-cell>
              <table:table-cell table:formula="of:=CONCATENATE(YEAR([.A3215]);&quot;_&quot;;MONTH([.A3215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07</text:p>
              </table:table-cell>
              <table:table-cell office:value-type="float" office:value="10.5279664993" calcext:value-type="float">
                <text:p>10.5279664993</text:p>
              </table:table-cell>
              <table:table-cell office:value-type="float" office:value="103.6" calcext:value-type="float">
                <text:p>103.6</text:p>
              </table:table-cell>
              <table:table-cell table:formula="of:=CONCATENATE(YEAR([.A3216]);&quot;_&quot;;MONTH([.A3216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08</text:p>
              </table:table-cell>
              <table:table-cell office:value-type="float" office:value="5.5817065239" calcext:value-type="float">
                <text:p>5.5817065239</text:p>
              </table:table-cell>
              <table:table-cell office:value-type="float" office:value="100" calcext:value-type="float">
                <text:p>100</text:p>
              </table:table-cell>
              <table:table-cell table:formula="of:=CONCATENATE(YEAR([.A3217]);&quot;_&quot;;MONTH([.A3217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09</text:p>
              </table:table-cell>
              <table:table-cell office:value-type="float" office:value="19.1448059082" calcext:value-type="float">
                <text:p>19.1448059082</text:p>
              </table:table-cell>
              <table:table-cell office:value-type="float" office:value="97.61" calcext:value-type="float">
                <text:p>97.61</text:p>
              </table:table-cell>
              <table:table-cell table:formula="of:=CONCATENATE(YEAR([.A3218]);&quot;_&quot;;MONTH([.A3218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10</text:p>
              </table:table-cell>
              <table:table-cell office:value-type="float" office:value="12.5855941772" calcext:value-type="float">
                <text:p>12.5855941772</text:p>
              </table:table-cell>
              <table:table-cell office:value-type="float" office:value="98.06" calcext:value-type="float">
                <text:p>98.06</text:p>
              </table:table-cell>
              <table:table-cell table:formula="of:=CONCATENATE(YEAR([.A3219]);&quot;_&quot;;MONTH([.A3219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11</text:p>
              </table:table-cell>
              <table:table-cell office:value-type="float" office:value="5.1212620735" calcext:value-type="float">
                <text:p>5.1212620735</text:p>
              </table:table-cell>
              <table:table-cell office:value-type="float" office:value="80.95" calcext:value-type="float">
                <text:p>80.95</text:p>
              </table:table-cell>
              <table:table-cell table:formula="of:=CONCATENATE(YEAR([.A3220]);&quot;_&quot;;MONTH([.A3220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12</text:p>
              </table:table-cell>
              <table:table-cell office:value-type="float" office:value="14.1824169159" calcext:value-type="float">
                <text:p>14.1824169159</text:p>
              </table:table-cell>
              <table:table-cell office:value-type="float" office:value="100.1" calcext:value-type="float">
                <text:p>100.1</text:p>
              </table:table-cell>
              <table:table-cell table:formula="of:=CONCATENATE(YEAR([.A3221]);&quot;_&quot;;MONTH([.A3221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13</text:p>
              </table:table-cell>
              <table:table-cell office:value-type="float" office:value="47.9528999329" calcext:value-type="float">
                <text:p>47.9528999329</text:p>
              </table:table-cell>
              <table:table-cell office:value-type="float" office:value="114" calcext:value-type="float">
                <text:p>114</text:p>
              </table:table-cell>
              <table:table-cell table:formula="of:=CONCATENATE(YEAR([.A3222]);&quot;_&quot;;MONTH([.A3222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14</text:p>
              </table:table-cell>
              <table:table-cell office:value-type="float" office:value="45.1621437073" calcext:value-type="float">
                <text:p>45.1621437073</text:p>
              </table:table-cell>
              <table:table-cell office:value-type="float" office:value="106.9" calcext:value-type="float">
                <text:p>106.9</text:p>
              </table:table-cell>
              <table:table-cell table:formula="of:=CONCATENATE(YEAR([.A3223]);&quot;_&quot;;MONTH([.A3223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15</text:p>
              </table:table-cell>
              <table:table-cell office:value-type="float" office:value="79.629524231" calcext:value-type="float">
                <text:p>79.629524231</text:p>
              </table:table-cell>
              <table:table-cell office:value-type="float" office:value="101" calcext:value-type="float">
                <text:p>101</text:p>
              </table:table-cell>
              <table:table-cell table:formula="of:=CONCATENATE(YEAR([.A3224]);&quot;_&quot;;MONTH([.A3224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16</text:p>
              </table:table-cell>
              <table:table-cell office:value-type="float" office:value="29.7638092041" calcext:value-type="float">
                <text:p>29.7638092041</text:p>
              </table:table-cell>
              <table:table-cell office:value-type="float" office:value="115" calcext:value-type="float">
                <text:p>115</text:p>
              </table:table-cell>
              <table:table-cell table:formula="of:=CONCATENATE(YEAR([.A3225]);&quot;_&quot;;MONTH([.A3225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17</text:p>
              </table:table-cell>
              <table:table-cell office:value-type="float" office:value="28.0123634338" calcext:value-type="float">
                <text:p>28.0123634338</text:p>
              </table:table-cell>
              <table:table-cell office:value-type="float" office:value="145.4" calcext:value-type="float">
                <text:p>145.4</text:p>
              </table:table-cell>
              <table:table-cell table:formula="of:=CONCATENATE(YEAR([.A3226]);&quot;_&quot;;MONTH([.A3226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1.2" calcext:value-type="float">
                <text:p>111.2</text:p>
              </table:table-cell>
              <table:table-cell table:formula="of:=CONCATENATE(YEAR([.A3227]);&quot;_&quot;;MONTH([.A3227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19</text:p>
              </table:table-cell>
              <table:table-cell office:value-type="float" office:value="1.9923454523" calcext:value-type="float">
                <text:p>1.9923454523</text:p>
              </table:table-cell>
              <table:table-cell office:value-type="float" office:value="103.7" calcext:value-type="float">
                <text:p>103.7</text:p>
              </table:table-cell>
              <table:table-cell table:formula="of:=CONCATENATE(YEAR([.A3228]);&quot;_&quot;;MONTH([.A3228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20</text:p>
              </table:table-cell>
              <table:table-cell office:value-type="float" office:value="10.03677845" calcext:value-type="float">
                <text:p>10.03677845</text:p>
              </table:table-cell>
              <table:table-cell office:value-type="float" office:value="127.6" calcext:value-type="float">
                <text:p>127.6</text:p>
              </table:table-cell>
              <table:table-cell table:formula="of:=CONCATENATE(YEAR([.A3229]);&quot;_&quot;;MONTH([.A3229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21</text:p>
              </table:table-cell>
              <table:table-cell office:value-type="float" office:value="5.0456676483" calcext:value-type="float">
                <text:p>5.0456676483</text:p>
              </table:table-cell>
              <table:table-cell office:value-type="float" office:value="147.3" calcext:value-type="float">
                <text:p>147.3</text:p>
              </table:table-cell>
              <table:table-cell table:formula="of:=CONCATENATE(YEAR([.A3230]);&quot;_&quot;;MONTH([.A3230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22</text:p>
              </table:table-cell>
              <table:table-cell office:value-type="float" office:value="16.7477836609" calcext:value-type="float">
                <text:p>16.7477836609</text:p>
              </table:table-cell>
              <table:table-cell office:value-type="float" office:value="101" calcext:value-type="float">
                <text:p>101</text:p>
              </table:table-cell>
              <table:table-cell table:formula="of:=CONCATENATE(YEAR([.A3231]);&quot;_&quot;;MONTH([.A3231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23</text:p>
              </table:table-cell>
              <table:table-cell office:value-type="float" office:value="9.7111568451" calcext:value-type="float">
                <text:p>9.7111568451</text:p>
              </table:table-cell>
              <table:table-cell office:value-type="float" office:value="94.99" calcext:value-type="float">
                <text:p>94.99</text:p>
              </table:table-cell>
              <table:table-cell table:formula="of:=CONCATENATE(YEAR([.A3232]);&quot;_&quot;;MONTH([.A3232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24</text:p>
              </table:table-cell>
              <table:table-cell office:value-type="float" office:value="5.73350811" calcext:value-type="float">
                <text:p>5.73350811</text:p>
              </table:table-cell>
              <table:table-cell office:value-type="float" office:value="87.26" calcext:value-type="float">
                <text:p>87.26</text:p>
              </table:table-cell>
              <table:table-cell table:formula="of:=CONCATENATE(YEAR([.A3233]);&quot;_&quot;;MONTH([.A3233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25</text:p>
              </table:table-cell>
              <table:table-cell office:value-type="float" office:value="1.7182221413" calcext:value-type="float">
                <text:p>1.7182221413</text:p>
              </table:table-cell>
              <table:table-cell office:value-type="float" office:value="79.51" calcext:value-type="float">
                <text:p>79.51</text:p>
              </table:table-cell>
              <table:table-cell table:formula="of:=CONCATENATE(YEAR([.A3234]);&quot;_&quot;;MONTH([.A3234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26</text:p>
              </table:table-cell>
              <table:table-cell office:value-type="float" office:value="12.3027687073" calcext:value-type="float">
                <text:p>12.3027687073</text:p>
              </table:table-cell>
              <table:table-cell office:value-type="float" office:value="78.69" calcext:value-type="float">
                <text:p>78.69</text:p>
              </table:table-cell>
              <table:table-cell table:formula="of:=CONCATENATE(YEAR([.A3235]);&quot;_&quot;;MONTH([.A3235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27</text:p>
              </table:table-cell>
              <table:table-cell office:value-type="float" office:value="2.8449025154" calcext:value-type="float">
                <text:p>2.8449025154</text:p>
              </table:table-cell>
              <table:table-cell office:value-type="float" office:value="75.32" calcext:value-type="float">
                <text:p>75.32</text:p>
              </table:table-cell>
              <table:table-cell table:formula="of:=CONCATENATE(YEAR([.A3236]);&quot;_&quot;;MONTH([.A3236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28</text:p>
              </table:table-cell>
              <table:table-cell office:value-type="float" office:value="6.532248497" calcext:value-type="float">
                <text:p>6.532248497</text:p>
              </table:table-cell>
              <table:table-cell office:value-type="float" office:value="73.4" calcext:value-type="float">
                <text:p>73.4</text:p>
              </table:table-cell>
              <table:table-cell table:formula="of:=CONCATENATE(YEAR([.A3237]);&quot;_&quot;;MONTH([.A3237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29</text:p>
              </table:table-cell>
              <table:table-cell office:value-type="float" office:value="4.151102066" calcext:value-type="float">
                <text:p>4.151102066</text:p>
              </table:table-cell>
              <table:table-cell office:value-type="float" office:value="360" calcext:value-type="float">
                <text:p>360</text:p>
              </table:table-cell>
              <table:table-cell table:formula="of:=CONCATENATE(YEAR([.A3238]);&quot;_&quot;;MONTH([.A3238]))" office:value-type="string" office:string-value="2006_9" calcext:value-type="string">
                <text:p>2006_9</text:p>
              </table:table-cell>
            </table:table-row>
            <table:table-row table:style-name="ro1" table:visibility="collapse">
              <table:table-cell office:value-type="string" calcext:value-type="string">
                <text:p>2006-09-30</text:p>
              </table:table-cell>
              <table:table-cell office:value-type="float" office:value="10.2018108368" calcext:value-type="float">
                <text:p>10.2018108368</text:p>
              </table:table-cell>
              <table:table-cell office:value-type="float" office:value="111.5" calcext:value-type="float">
                <text:p>111.5</text:p>
              </table:table-cell>
              <table:table-cell table:formula="of:=CONCATENATE(YEAR([.A3239]);&quot;_&quot;;MONTH([.A3239]))" office:value-type="string" office:string-value="2006_9" calcext:value-type="string">
                <text:p>2006_9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210:.$B$3239])" office:value-type="float" office:value="416.2343229353" calcext:value-type="float">
              <text:p>416.2343229353</text:p>
            </table:table-cell>
            <table:table-cell/>
            <table:table-cell table:style-name="Result" office:value-type="string" calcext:value-type="string">
              <text:p>2006_9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7-01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3.29" calcext:value-type="float">
                <text:p>13.29</text:p>
              </table:table-cell>
              <table:table-cell table:formula="of:=CONCATENATE(YEAR([.A3241]);&quot;_&quot;;MONTH([.A3241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6" calcext:value-type="float">
                <text:p>12.6</text:p>
              </table:table-cell>
              <table:table-cell table:formula="of:=CONCATENATE(YEAR([.A3242]);&quot;_&quot;;MONTH([.A3242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12" calcext:value-type="float">
                <text:p>12.12</text:p>
              </table:table-cell>
              <table:table-cell table:formula="of:=CONCATENATE(YEAR([.A3243]);&quot;_&quot;;MONTH([.A3243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3" calcext:value-type="float">
                <text:p>12.3</text:p>
              </table:table-cell>
              <table:table-cell table:formula="of:=CONCATENATE(YEAR([.A3244]);&quot;_&quot;;MONTH([.A3244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.1" calcext:value-type="float">
                <text:p>12.1</text:p>
              </table:table-cell>
              <table:table-cell table:formula="of:=CONCATENATE(YEAR([.A3245]);&quot;_&quot;;MONTH([.A3245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13" calcext:value-type="float">
                <text:p>11.13</text:p>
              </table:table-cell>
              <table:table-cell table:formula="of:=CONCATENATE(YEAR([.A3246]);&quot;_&quot;;MONTH([.A3246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62" calcext:value-type="float">
                <text:p>11.62</text:p>
              </table:table-cell>
              <table:table-cell table:formula="of:=CONCATENATE(YEAR([.A3247]);&quot;_&quot;;MONTH([.A3247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5" calcext:value-type="float">
                <text:p>11.5</text:p>
              </table:table-cell>
              <table:table-cell table:formula="of:=CONCATENATE(YEAR([.A3248]);&quot;_&quot;;MONTH([.A3248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97" calcext:value-type="float">
                <text:p>11.97</text:p>
              </table:table-cell>
              <table:table-cell table:formula="of:=CONCATENATE(YEAR([.A3249]);&quot;_&quot;;MONTH([.A3249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" calcext:value-type="float">
                <text:p>11</text:p>
              </table:table-cell>
              <table:table-cell table:formula="of:=CONCATENATE(YEAR([.A3250]);&quot;_&quot;;MONTH([.A3250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52" calcext:value-type="float">
                <text:p>11.52</text:p>
              </table:table-cell>
              <table:table-cell table:formula="of:=CONCATENATE(YEAR([.A3251]);&quot;_&quot;;MONTH([.A3251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" calcext:value-type="float">
                <text:p>11</text:p>
              </table:table-cell>
              <table:table-cell table:formula="of:=CONCATENATE(YEAR([.A3252]);&quot;_&quot;;MONTH([.A3252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1.83" calcext:value-type="float">
                <text:p>11.83</text:p>
              </table:table-cell>
              <table:table-cell table:formula="of:=CONCATENATE(YEAR([.A3253]);&quot;_&quot;;MONTH([.A3253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8" calcext:value-type="float">
                <text:p>10.8</text:p>
              </table:table-cell>
              <table:table-cell table:formula="of:=CONCATENATE(YEAR([.A3254]);&quot;_&quot;;MONTH([.A3254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34" calcext:value-type="float">
                <text:p>10.34</text:p>
              </table:table-cell>
              <table:table-cell table:formula="of:=CONCATENATE(YEAR([.A3255]);&quot;_&quot;;MONTH([.A3255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15" calcext:value-type="float">
                <text:p>10.15</text:p>
              </table:table-cell>
              <table:table-cell table:formula="of:=CONCATENATE(YEAR([.A3256]);&quot;_&quot;;MONTH([.A3256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03" calcext:value-type="float">
                <text:p>10.03</text:p>
              </table:table-cell>
              <table:table-cell table:formula="of:=CONCATENATE(YEAR([.A3257]);&quot;_&quot;;MONTH([.A3257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26" calcext:value-type="float">
                <text:p>10.26</text:p>
              </table:table-cell>
              <table:table-cell table:formula="of:=CONCATENATE(YEAR([.A3258]);&quot;_&quot;;MONTH([.A3258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3" calcext:value-type="float">
                <text:p>10.3</text:p>
              </table:table-cell>
              <table:table-cell table:formula="of:=CONCATENATE(YEAR([.A3259]);&quot;_&quot;;MONTH([.A3259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0.27" calcext:value-type="float">
                <text:p>10.27</text:p>
              </table:table-cell>
              <table:table-cell table:formula="of:=CONCATENATE(YEAR([.A3260]);&quot;_&quot;;MONTH([.A3260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9" calcext:value-type="float">
                <text:p>9.9</text:p>
              </table:table-cell>
              <table:table-cell table:formula="of:=CONCATENATE(YEAR([.A3261]);&quot;_&quot;;MONTH([.A3261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7" calcext:value-type="float">
                <text:p>9.7</text:p>
              </table:table-cell>
              <table:table-cell table:formula="of:=CONCATENATE(YEAR([.A3262]);&quot;_&quot;;MONTH([.A3262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7" calcext:value-type="float">
                <text:p>9.7</text:p>
              </table:table-cell>
              <table:table-cell table:formula="of:=CONCATENATE(YEAR([.A3263]);&quot;_&quot;;MONTH([.A3263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5" calcext:value-type="float">
                <text:p>9.5</text:p>
              </table:table-cell>
              <table:table-cell table:formula="of:=CONCATENATE(YEAR([.A3264]);&quot;_&quot;;MONTH([.A3264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5" calcext:value-type="float">
                <text:p>9.5</text:p>
              </table:table-cell>
              <table:table-cell table:formula="of:=CONCATENATE(YEAR([.A3265]);&quot;_&quot;;MONTH([.A3265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4" calcext:value-type="float">
                <text:p>9.4</text:p>
              </table:table-cell>
              <table:table-cell table:formula="of:=CONCATENATE(YEAR([.A3266]);&quot;_&quot;;MONTH([.A3266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377" calcext:value-type="float">
                <text:p>9.377</text:p>
              </table:table-cell>
              <table:table-cell table:formula="of:=CONCATENATE(YEAR([.A3267]);&quot;_&quot;;MONTH([.A3267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9.185" calcext:value-type="float">
                <text:p>9.185</text:p>
              </table:table-cell>
              <table:table-cell table:formula="of:=CONCATENATE(YEAR([.A3268]);&quot;_&quot;;MONTH([.A3268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91" calcext:value-type="float">
                <text:p>7.91</text:p>
              </table:table-cell>
              <table:table-cell table:formula="of:=CONCATENATE(YEAR([.A3269]);&quot;_&quot;;MONTH([.A3269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" calcext:value-type="float">
                <text:p>8</text:p>
              </table:table-cell>
              <table:table-cell table:formula="of:=CONCATENATE(YEAR([.A3270]);&quot;_&quot;;MONTH([.A3270]))" office:value-type="string" office:string-value="2007_1" calcext:value-type="string">
                <text:p>2007_1</text:p>
              </table:table-cell>
            </table:table-row>
            <table:table-row table:style-name="ro1" table:visibility="collapse">
              <table:table-cell office:value-type="string" calcext:value-type="string">
                <text:p>2007-01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8" calcext:value-type="float">
                <text:p>8</text:p>
              </table:table-cell>
              <table:table-cell table:formula="of:=CONCATENATE(YEAR([.A3271]);&quot;_&quot;;MONTH([.A3271]))" office:value-type="string" office:string-value="2007_1" calcext:value-type="string">
                <text:p>2007_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241:.$B$3271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2007_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7-10-01</text:p>
              </table:table-cell>
              <table:table-cell office:value-type="float" office:value="4.7839870453" calcext:value-type="float">
                <text:p>4.7839870453</text:p>
              </table:table-cell>
              <table:table-cell office:value-type="float" office:value="96.9" calcext:value-type="float">
                <text:p>96.9</text:p>
              </table:table-cell>
              <table:table-cell table:formula="of:=CONCATENATE(YEAR([.A3273]);&quot;_&quot;;MONTH([.A3273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02</text:p>
              </table:table-cell>
              <table:table-cell office:value-type="float" office:value="45.2659034729" calcext:value-type="float">
                <text:p>45.2659034729</text:p>
              </table:table-cell>
              <table:table-cell office:value-type="float" office:value="120" calcext:value-type="float">
                <text:p>120</text:p>
              </table:table-cell>
              <table:table-cell table:formula="of:=CONCATENATE(YEAR([.A3274]);&quot;_&quot;;MONTH([.A3274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03</text:p>
              </table:table-cell>
              <table:table-cell office:value-type="float" office:value="10.9408321381" calcext:value-type="float">
                <text:p>10.9408321381</text:p>
              </table:table-cell>
              <table:table-cell office:value-type="float" office:value="83.26" calcext:value-type="float">
                <text:p>83.26</text:p>
              </table:table-cell>
              <table:table-cell table:formula="of:=CONCATENATE(YEAR([.A3275]);&quot;_&quot;;MONTH([.A3275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04</text:p>
              </table:table-cell>
              <table:table-cell office:value-type="float" office:value="1.1736994982" calcext:value-type="float">
                <text:p>1.1736994982</text:p>
              </table:table-cell>
              <table:table-cell office:value-type="float" office:value="75" calcext:value-type="float">
                <text:p>75</text:p>
              </table:table-cell>
              <table:table-cell table:formula="of:=CONCATENATE(YEAR([.A3276]);&quot;_&quot;;MONTH([.A3276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05</text:p>
              </table:table-cell>
              <table:table-cell office:value-type="float" office:value="6.6763629913" calcext:value-type="float">
                <text:p>6.6763629913</text:p>
              </table:table-cell>
              <table:table-cell office:value-type="float" office:value="80" calcext:value-type="float">
                <text:p>80</text:p>
              </table:table-cell>
              <table:table-cell table:formula="of:=CONCATENATE(YEAR([.A3277]);&quot;_&quot;;MONTH([.A3277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06</text:p>
              </table:table-cell>
              <table:table-cell office:value-type="float" office:value="0.754519105" calcext:value-type="float">
                <text:p>0.754519105</text:p>
              </table:table-cell>
              <table:table-cell office:value-type="float" office:value="70.59" calcext:value-type="float">
                <text:p>70.59</text:p>
              </table:table-cell>
              <table:table-cell table:formula="of:=CONCATENATE(YEAR([.A3278]);&quot;_&quot;;MONTH([.A3278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07</text:p>
              </table:table-cell>
              <table:table-cell office:value-type="float" office:value="0.4871049821" calcext:value-type="float">
                <text:p>0.4871049821</text:p>
              </table:table-cell>
              <table:table-cell office:value-type="float" office:value="65" calcext:value-type="float">
                <text:p>65</text:p>
              </table:table-cell>
              <table:table-cell table:formula="of:=CONCATENATE(YEAR([.A3279]);&quot;_&quot;;MONTH([.A3279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08</text:p>
              </table:table-cell>
              <table:table-cell office:value-type="float" office:value="0.0651689917" calcext:value-type="float">
                <text:p>0.0651689917</text:p>
              </table:table-cell>
              <table:table-cell office:value-type="float" office:value="85" calcext:value-type="float">
                <text:p>85</text:p>
              </table:table-cell>
              <table:table-cell table:formula="of:=CONCATENATE(YEAR([.A3280]);&quot;_&quot;;MONTH([.A3280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09</text:p>
              </table:table-cell>
              <table:table-cell office:value-type="float" office:value="1.4600534439" calcext:value-type="float">
                <text:p>1.4600534439</text:p>
              </table:table-cell>
              <table:table-cell office:value-type="float" office:value="71.61" calcext:value-type="float">
                <text:p>71.61</text:p>
              </table:table-cell>
              <table:table-cell table:formula="of:=CONCATENATE(YEAR([.A3281]);&quot;_&quot;;MONTH([.A3281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10</text:p>
              </table:table-cell>
              <table:table-cell office:value-type="float" office:value="0.4945533872" calcext:value-type="float">
                <text:p>0.4945533872</text:p>
              </table:table-cell>
              <table:table-cell office:value-type="float" office:value="54.07" calcext:value-type="float">
                <text:p>54.07</text:p>
              </table:table-cell>
              <table:table-cell table:formula="of:=CONCATENATE(YEAR([.A3282]);&quot;_&quot;;MONTH([.A3282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1" calcext:value-type="float">
                <text:p>51</text:p>
              </table:table-cell>
              <table:table-cell table:formula="of:=CONCATENATE(YEAR([.A3283]);&quot;_&quot;;MONTH([.A3283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12</text:p>
              </table:table-cell>
              <table:table-cell office:value-type="float" office:value="2.5611875057" calcext:value-type="float">
                <text:p>2.5611875057</text:p>
              </table:table-cell>
              <table:table-cell office:value-type="float" office:value="50" calcext:value-type="float">
                <text:p>50</text:p>
              </table:table-cell>
              <table:table-cell table:formula="of:=CONCATENATE(YEAR([.A3284]);&quot;_&quot;;MONTH([.A3284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0.5" calcext:value-type="float">
                <text:p>50.5</text:p>
              </table:table-cell>
              <table:table-cell table:formula="of:=CONCATENATE(YEAR([.A3285]);&quot;_&quot;;MONTH([.A3285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0" calcext:value-type="float">
                <text:p>50</text:p>
              </table:table-cell>
              <table:table-cell table:formula="of:=CONCATENATE(YEAR([.A3286]);&quot;_&quot;;MONTH([.A3286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0" calcext:value-type="float">
                <text:p>60</text:p>
              </table:table-cell>
              <table:table-cell table:formula="of:=CONCATENATE(YEAR([.A3287]);&quot;_&quot;;MONTH([.A3287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1" calcext:value-type="float">
                <text:p>51</text:p>
              </table:table-cell>
              <table:table-cell table:formula="of:=CONCATENATE(YEAR([.A3288]);&quot;_&quot;;MONTH([.A3288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17</text:p>
              </table:table-cell>
              <table:table-cell office:value-type="float" office:value="0.2477130443" calcext:value-type="float">
                <text:p>0.2477130443</text:p>
              </table:table-cell>
              <table:table-cell office:value-type="float" office:value="51" calcext:value-type="float">
                <text:p>51</text:p>
              </table:table-cell>
              <table:table-cell table:formula="of:=CONCATENATE(YEAR([.A3289]);&quot;_&quot;;MONTH([.A3289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18</text:p>
              </table:table-cell>
              <table:table-cell office:value-type="float" office:value="1.4285931587" calcext:value-type="float">
                <text:p>1.4285931587</text:p>
              </table:table-cell>
              <table:table-cell office:value-type="float" office:value="50.5" calcext:value-type="float">
                <text:p>50.5</text:p>
              </table:table-cell>
              <table:table-cell table:formula="of:=CONCATENATE(YEAR([.A3290]);&quot;_&quot;;MONTH([.A3290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19</text:p>
              </table:table-cell>
              <table:table-cell office:value-type="float" office:value="1.9280194044" calcext:value-type="float">
                <text:p>1.9280194044</text:p>
              </table:table-cell>
              <table:table-cell office:value-type="float" office:value="50" calcext:value-type="float">
                <text:p>50</text:p>
              </table:table-cell>
              <table:table-cell table:formula="of:=CONCATENATE(YEAR([.A3291]);&quot;_&quot;;MONTH([.A3291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20</text:p>
              </table:table-cell>
              <table:table-cell office:value-type="float" office:value="55.6699104309" calcext:value-type="float">
                <text:p>55.6699104309</text:p>
              </table:table-cell>
              <table:table-cell office:value-type="float" office:value="60" calcext:value-type="float">
                <text:p>60</text:p>
              </table:table-cell>
              <table:table-cell table:formula="of:=CONCATENATE(YEAR([.A3292]);&quot;_&quot;;MONTH([.A3292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21</text:p>
              </table:table-cell>
              <table:table-cell office:value-type="float" office:value="17.0463199615" calcext:value-type="float">
                <text:p>17.0463199615</text:p>
              </table:table-cell>
              <table:table-cell office:value-type="float" office:value="40" calcext:value-type="float">
                <text:p>40</text:p>
              </table:table-cell>
              <table:table-cell table:formula="of:=CONCATENATE(YEAR([.A3293]);&quot;_&quot;;MONTH([.A3293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5.18" calcext:value-type="float">
                <text:p>45.18</text:p>
              </table:table-cell>
              <table:table-cell table:formula="of:=CONCATENATE(YEAR([.A3294]);&quot;_&quot;;MONTH([.A3294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23</text:p>
              </table:table-cell>
              <table:table-cell office:value-type="float" office:value="22.4350414276" calcext:value-type="float">
                <text:p>22.4350414276</text:p>
              </table:table-cell>
              <table:table-cell office:value-type="float" office:value="61.71" calcext:value-type="float">
                <text:p>61.71</text:p>
              </table:table-cell>
              <table:table-cell table:formula="of:=CONCATENATE(YEAR([.A3295]);&quot;_&quot;;MONTH([.A3295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24</text:p>
              </table:table-cell>
              <table:table-cell office:value-type="float" office:value="7.2738990784" calcext:value-type="float">
                <text:p>7.2738990784</text:p>
              </table:table-cell>
              <table:table-cell office:value-type="float" office:value="72.22" calcext:value-type="float">
                <text:p>72.22</text:p>
              </table:table-cell>
              <table:table-cell table:formula="of:=CONCATENATE(YEAR([.A3296]);&quot;_&quot;;MONTH([.A3296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25</text:p>
              </table:table-cell>
              <table:table-cell office:value-type="float" office:value="12.7010030746" calcext:value-type="float">
                <text:p>12.7010030746</text:p>
              </table:table-cell>
              <table:table-cell office:value-type="float" office:value="53.43" calcext:value-type="float">
                <text:p>53.43</text:p>
              </table:table-cell>
              <table:table-cell table:formula="of:=CONCATENATE(YEAR([.A3297]);&quot;_&quot;;MONTH([.A3297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26</text:p>
              </table:table-cell>
              <table:table-cell office:value-type="float" office:value="0.2771208286" calcext:value-type="float">
                <text:p>0.2771208286</text:p>
              </table:table-cell>
              <table:table-cell office:value-type="float" office:value="51" calcext:value-type="float">
                <text:p>51</text:p>
              </table:table-cell>
              <table:table-cell table:formula="of:=CONCATENATE(YEAR([.A3298]);&quot;_&quot;;MONTH([.A3298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27</text:p>
              </table:table-cell>
              <table:table-cell office:value-type="float" office:value="4.4401659966" calcext:value-type="float">
                <text:p>4.4401659966</text:p>
              </table:table-cell>
              <table:table-cell office:value-type="float" office:value="51.52" calcext:value-type="float">
                <text:p>51.52</text:p>
              </table:table-cell>
              <table:table-cell table:formula="of:=CONCATENATE(YEAR([.A3299]);&quot;_&quot;;MONTH([.A3299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28</text:p>
              </table:table-cell>
              <table:table-cell office:value-type="float" office:value="10.3115119934" calcext:value-type="float">
                <text:p>10.3115119934</text:p>
              </table:table-cell>
              <table:table-cell office:value-type="float" office:value="84.52" calcext:value-type="float">
                <text:p>84.52</text:p>
              </table:table-cell>
              <table:table-cell table:formula="of:=CONCATENATE(YEAR([.A3300]);&quot;_&quot;;MONTH([.A3300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29</text:p>
              </table:table-cell>
              <table:table-cell office:value-type="float" office:value="5.7129149437" calcext:value-type="float">
                <text:p>5.7129149437</text:p>
              </table:table-cell>
              <table:table-cell office:value-type="float" office:value="60" calcext:value-type="float">
                <text:p>60</text:p>
              </table:table-cell>
              <table:table-cell table:formula="of:=CONCATENATE(YEAR([.A3301]);&quot;_&quot;;MONTH([.A3301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30</text:p>
              </table:table-cell>
              <table:table-cell office:value-type="float" office:value="1.6508740187" calcext:value-type="float">
                <text:p>1.6508740187</text:p>
              </table:table-cell>
              <table:table-cell office:value-type="float" office:value="60" calcext:value-type="float">
                <text:p>60</text:p>
              </table:table-cell>
              <table:table-cell table:formula="of:=CONCATENATE(YEAR([.A3302]);&quot;_&quot;;MONTH([.A3302]))" office:value-type="string" office:string-value="2007_10" calcext:value-type="string">
                <text:p>2007_10</text:p>
              </table:table-cell>
            </table:table-row>
            <table:table-row table:style-name="ro1" table:visibility="collapse">
              <table:table-cell office:value-type="string" calcext:value-type="string">
                <text:p>2007-10-31</text:p>
              </table:table-cell>
              <table:table-cell office:value-type="float" office:value="0.2503145933" calcext:value-type="float">
                <text:p>0.2503145933</text:p>
              </table:table-cell>
              <table:table-cell office:value-type="float" office:value="50.5" calcext:value-type="float">
                <text:p>50.5</text:p>
              </table:table-cell>
              <table:table-cell table:formula="of:=CONCATENATE(YEAR([.A3303]);&quot;_&quot;;MONTH([.A3303]))" office:value-type="string" office:string-value="2007_10" calcext:value-type="string">
                <text:p>2007_10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273:.$B$3303])" office:value-type="float" office:value="216.0367745161" calcext:value-type="float">
              <text:p>216.0367745161</text:p>
            </table:table-cell>
            <table:table-cell/>
            <table:table-cell table:style-name="Result" office:value-type="string" calcext:value-type="string">
              <text:p>2007_10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7-11-01</text:p>
              </table:table-cell>
              <table:table-cell office:value-type="float" office:value="6.5926399231" calcext:value-type="float">
                <text:p>6.5926399231</text:p>
              </table:table-cell>
              <table:table-cell office:value-type="float" office:value="70.59" calcext:value-type="float">
                <text:p>70.59</text:p>
              </table:table-cell>
              <table:table-cell table:formula="of:=CONCATENATE(YEAR([.A3305]);&quot;_&quot;;MONTH([.A3305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02</text:p>
              </table:table-cell>
              <table:table-cell office:value-type="float" office:value="6.530497551" calcext:value-type="float">
                <text:p>6.530497551</text:p>
              </table:table-cell>
              <table:table-cell office:value-type="float" office:value="60" calcext:value-type="float">
                <text:p>60</text:p>
              </table:table-cell>
              <table:table-cell table:formula="of:=CONCATENATE(YEAR([.A3306]);&quot;_&quot;;MONTH([.A3306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03</text:p>
              </table:table-cell>
              <table:table-cell office:value-type="float" office:value="1.307256937" calcext:value-type="float">
                <text:p>1.307256937</text:p>
              </table:table-cell>
              <table:table-cell office:value-type="float" office:value="50.5" calcext:value-type="float">
                <text:p>50.5</text:p>
              </table:table-cell>
              <table:table-cell table:formula="of:=CONCATENATE(YEAR([.A3307]);&quot;_&quot;;MONTH([.A3307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04</text:p>
              </table:table-cell>
              <table:table-cell office:value-type="float" office:value="1.1393406391" calcext:value-type="float">
                <text:p>1.1393406391</text:p>
              </table:table-cell>
              <table:table-cell office:value-type="float" office:value="35" calcext:value-type="float">
                <text:p>35</text:p>
              </table:table-cell>
              <table:table-cell table:formula="of:=CONCATENATE(YEAR([.A3308]);&quot;_&quot;;MONTH([.A3308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05</text:p>
              </table:table-cell>
              <table:table-cell office:value-type="float" office:value="3.8783667088" calcext:value-type="float">
                <text:p>3.8783667088</text:p>
              </table:table-cell>
              <table:table-cell office:value-type="float" office:value="31" calcext:value-type="float">
                <text:p>31</text:p>
              </table:table-cell>
              <table:table-cell table:formula="of:=CONCATENATE(YEAR([.A3309]);&quot;_&quot;;MONTH([.A3309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0" calcext:value-type="float">
                <text:p>30</text:p>
              </table:table-cell>
              <table:table-cell table:formula="of:=CONCATENATE(YEAR([.A3310]);&quot;_&quot;;MONTH([.A3310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07</text:p>
              </table:table-cell>
              <table:table-cell office:value-type="float" office:value="3.98610425" calcext:value-type="float">
                <text:p>3.98610425</text:p>
              </table:table-cell>
              <table:table-cell office:value-type="float" office:value="30" calcext:value-type="float">
                <text:p>30</text:p>
              </table:table-cell>
              <table:table-cell table:formula="of:=CONCATENATE(YEAR([.A3311]);&quot;_&quot;;MONTH([.A3311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08</text:p>
              </table:table-cell>
              <table:table-cell office:value-type="float" office:value="16.5613708496" calcext:value-type="float">
                <text:p>16.5613708496</text:p>
              </table:table-cell>
              <table:table-cell office:value-type="float" office:value="30" calcext:value-type="float">
                <text:p>30</text:p>
              </table:table-cell>
              <table:table-cell table:formula="of:=CONCATENATE(YEAR([.A3312]);&quot;_&quot;;MONTH([.A3312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6" calcext:value-type="float">
                <text:p>26</text:p>
              </table:table-cell>
              <table:table-cell table:formula="of:=CONCATENATE(YEAR([.A3313]);&quot;_&quot;;MONTH([.A3313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3" calcext:value-type="float">
                <text:p>23</text:p>
              </table:table-cell>
              <table:table-cell table:formula="of:=CONCATENATE(YEAR([.A3314]);&quot;_&quot;;MONTH([.A3314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5" calcext:value-type="float">
                <text:p>25</text:p>
              </table:table-cell>
              <table:table-cell table:formula="of:=CONCATENATE(YEAR([.A3315]);&quot;_&quot;;MONTH([.A3315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1" calcext:value-type="float">
                <text:p>51</text:p>
              </table:table-cell>
              <table:table-cell table:formula="of:=CONCATENATE(YEAR([.A3316]);&quot;_&quot;;MONTH([.A3316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0.5" calcext:value-type="float">
                <text:p>50.5</text:p>
              </table:table-cell>
              <table:table-cell table:formula="of:=CONCATENATE(YEAR([.A3317]);&quot;_&quot;;MONTH([.A3317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2" calcext:value-type="float">
                <text:p>42</text:p>
              </table:table-cell>
              <table:table-cell table:formula="of:=CONCATENATE(YEAR([.A3318]);&quot;_&quot;;MONTH([.A3318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5" calcext:value-type="float">
                <text:p>35</text:p>
              </table:table-cell>
              <table:table-cell table:formula="of:=CONCATENATE(YEAR([.A3319]);&quot;_&quot;;MONTH([.A3319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0" calcext:value-type="float">
                <text:p>30</text:p>
              </table:table-cell>
              <table:table-cell table:formula="of:=CONCATENATE(YEAR([.A3320]);&quot;_&quot;;MONTH([.A3320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.1" calcext:value-type="float">
                <text:p>22.1</text:p>
              </table:table-cell>
              <table:table-cell table:formula="of:=CONCATENATE(YEAR([.A3321]);&quot;_&quot;;MONTH([.A3321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71" calcext:value-type="float">
                <text:p>20.71</text:p>
              </table:table-cell>
              <table:table-cell table:formula="of:=CONCATENATE(YEAR([.A3322]);&quot;_&quot;;MONTH([.A3322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0.29" calcext:value-type="float">
                <text:p>20.29</text:p>
              </table:table-cell>
              <table:table-cell table:formula="of:=CONCATENATE(YEAR([.A3323]);&quot;_&quot;;MONTH([.A3323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20</text:p>
              </table:table-cell>
              <table:table-cell office:value-type="float" office:value="1.9666199684" calcext:value-type="float">
                <text:p>1.9666199684</text:p>
              </table:table-cell>
              <table:table-cell office:value-type="float" office:value="20.6" calcext:value-type="float">
                <text:p>20.6</text:p>
              </table:table-cell>
              <table:table-cell table:formula="of:=CONCATENATE(YEAR([.A3324]);&quot;_&quot;;MONTH([.A3324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9.66" calcext:value-type="float">
                <text:p>49.66</text:p>
              </table:table-cell>
              <table:table-cell table:formula="of:=CONCATENATE(YEAR([.A3325]);&quot;_&quot;;MONTH([.A3325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9.28" calcext:value-type="float">
                <text:p>29.28</text:p>
              </table:table-cell>
              <table:table-cell table:formula="of:=CONCATENATE(YEAR([.A3326]);&quot;_&quot;;MONTH([.A3326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2" calcext:value-type="float">
                <text:p>22</text:p>
              </table:table-cell>
              <table:table-cell table:formula="of:=CONCATENATE(YEAR([.A3327]);&quot;_&quot;;MONTH([.A3327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68" calcext:value-type="float">
                <text:p>18.68</text:p>
              </table:table-cell>
              <table:table-cell table:formula="of:=CONCATENATE(YEAR([.A3328]);&quot;_&quot;;MONTH([.A3328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04" calcext:value-type="float">
                <text:p>18.04</text:p>
              </table:table-cell>
              <table:table-cell table:formula="of:=CONCATENATE(YEAR([.A3329]);&quot;_&quot;;MONTH([.A3329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9.41" calcext:value-type="float">
                <text:p>19.41</text:p>
              </table:table-cell>
              <table:table-cell table:formula="of:=CONCATENATE(YEAR([.A3330]);&quot;_&quot;;MONTH([.A3330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6.98" calcext:value-type="float">
                <text:p>56.98</text:p>
              </table:table-cell>
              <table:table-cell table:formula="of:=CONCATENATE(YEAR([.A3331]);&quot;_&quot;;MONTH([.A3331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25" calcext:value-type="float">
                <text:p>125</text:p>
              </table:table-cell>
              <table:table-cell table:formula="of:=CONCATENATE(YEAR([.A3332]);&quot;_&quot;;MONTH([.A3332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0" calcext:value-type="float">
                <text:p>50</text:p>
              </table:table-cell>
              <table:table-cell table:formula="of:=CONCATENATE(YEAR([.A3333]);&quot;_&quot;;MONTH([.A3333]))" office:value-type="string" office:string-value="2007_11" calcext:value-type="string">
                <text:p>2007_11</text:p>
              </table:table-cell>
            </table:table-row>
            <table:table-row table:style-name="ro1" table:visibility="collapse">
              <table:table-cell office:value-type="string" calcext:value-type="string">
                <text:p>2007-11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1" calcext:value-type="float">
                <text:p>31</text:p>
              </table:table-cell>
              <table:table-cell table:formula="of:=CONCATENATE(YEAR([.A3334]);&quot;_&quot;;MONTH([.A3334]))" office:value-type="string" office:string-value="2007_11" calcext:value-type="string">
                <text:p>2007_11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305:.$B$3334])" office:value-type="float" office:value="41.962196827" calcext:value-type="float">
              <text:p>41.962196827</text:p>
            </table:table-cell>
            <table:table-cell/>
            <table:table-cell table:style-name="Result" office:value-type="string" calcext:value-type="string">
              <text:p>2007_11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7-1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5.11" calcext:value-type="float">
                <text:p>45.11</text:p>
              </table:table-cell>
              <table:table-cell table:formula="of:=CONCATENATE(YEAR([.A3336]);&quot;_&quot;;MONTH([.A3336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4.2" calcext:value-type="float">
                <text:p>34.2</text:p>
              </table:table-cell>
              <table:table-cell table:formula="of:=CONCATENATE(YEAR([.A3337]);&quot;_&quot;;MONTH([.A3337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0.65" calcext:value-type="float">
                <text:p>30.65</text:p>
              </table:table-cell>
              <table:table-cell table:formula="of:=CONCATENATE(YEAR([.A3338]);&quot;_&quot;;MONTH([.A3338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9.62" calcext:value-type="float">
                <text:p>29.62</text:p>
              </table:table-cell>
              <table:table-cell table:formula="of:=CONCATENATE(YEAR([.A3339]);&quot;_&quot;;MONTH([.A3339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8" calcext:value-type="float">
                <text:p>28</text:p>
              </table:table-cell>
              <table:table-cell table:formula="of:=CONCATENATE(YEAR([.A3340]);&quot;_&quot;;MONTH([.A3340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7.32" calcext:value-type="float">
                <text:p>27.32</text:p>
              </table:table-cell>
              <table:table-cell table:formula="of:=CONCATENATE(YEAR([.A3341]);&quot;_&quot;;MONTH([.A3341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6.8" calcext:value-type="float">
                <text:p>26.8</text:p>
              </table:table-cell>
              <table:table-cell table:formula="of:=CONCATENATE(YEAR([.A3342]);&quot;_&quot;;MONTH([.A3342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6.22" calcext:value-type="float">
                <text:p>26.22</text:p>
              </table:table-cell>
              <table:table-cell table:formula="of:=CONCATENATE(YEAR([.A3343]);&quot;_&quot;;MONTH([.A3343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9.1" calcext:value-type="float">
                <text:p>79.1</text:p>
              </table:table-cell>
              <table:table-cell table:formula="of:=CONCATENATE(YEAR([.A3344]);&quot;_&quot;;MONTH([.A3344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0.5" calcext:value-type="float">
                <text:p>50.5</text:p>
              </table:table-cell>
              <table:table-cell table:formula="of:=CONCATENATE(YEAR([.A3345]);&quot;_&quot;;MONTH([.A3345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9.25" calcext:value-type="float">
                <text:p>39.25</text:p>
              </table:table-cell>
              <table:table-cell table:formula="of:=CONCATENATE(YEAR([.A3346]);&quot;_&quot;;MONTH([.A3346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6.4" calcext:value-type="float">
                <text:p>36.4</text:p>
              </table:table-cell>
              <table:table-cell table:formula="of:=CONCATENATE(YEAR([.A3347]);&quot;_&quot;;MONTH([.A3347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0.6" calcext:value-type="float">
                <text:p>30.6</text:p>
              </table:table-cell>
              <table:table-cell table:formula="of:=CONCATENATE(YEAR([.A3348]);&quot;_&quot;;MONTH([.A3348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9.05" calcext:value-type="float">
                <text:p>29.05</text:p>
              </table:table-cell>
              <table:table-cell table:formula="of:=CONCATENATE(YEAR([.A3349]);&quot;_&quot;;MONTH([.A3349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8" calcext:value-type="float">
                <text:p>28</text:p>
              </table:table-cell>
              <table:table-cell table:formula="of:=CONCATENATE(YEAR([.A3350]);&quot;_&quot;;MONTH([.A3350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6.8" calcext:value-type="float">
                <text:p>26.8</text:p>
              </table:table-cell>
              <table:table-cell table:formula="of:=CONCATENATE(YEAR([.A3351]);&quot;_&quot;;MONTH([.A3351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6.2" calcext:value-type="float">
                <text:p>26.2</text:p>
              </table:table-cell>
              <table:table-cell table:formula="of:=CONCATENATE(YEAR([.A3352]);&quot;_&quot;;MONTH([.A3352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5.7" calcext:value-type="float">
                <text:p>25.7</text:p>
              </table:table-cell>
              <table:table-cell table:formula="of:=CONCATENATE(YEAR([.A3353]);&quot;_&quot;;MONTH([.A3353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19</text:p>
              </table:table-cell>
              <table:table-cell office:value-type="float" office:value="0.9737721086" calcext:value-type="float">
                <text:p>0.9737721086</text:p>
              </table:table-cell>
              <table:table-cell office:value-type="float" office:value="23.95" calcext:value-type="float">
                <text:p>23.95</text:p>
              </table:table-cell>
              <table:table-cell table:formula="of:=CONCATENATE(YEAR([.A3354]);&quot;_&quot;;MONTH([.A3354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20</text:p>
              </table:table-cell>
              <table:table-cell office:value-type="float" office:value="5.746571064" calcext:value-type="float">
                <text:p>5.746571064</text:p>
              </table:table-cell>
              <table:table-cell office:value-type="float" office:value="22.85" calcext:value-type="float">
                <text:p>22.85</text:p>
              </table:table-cell>
              <table:table-cell table:formula="of:=CONCATENATE(YEAR([.A3355]);&quot;_&quot;;MONTH([.A3355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21</text:p>
              </table:table-cell>
              <table:table-cell office:value-type="float" office:value="2.8232595921" calcext:value-type="float">
                <text:p>2.8232595921</text:p>
              </table:table-cell>
              <table:table-cell office:value-type="float" office:value="22" calcext:value-type="float">
                <text:p>22</text:p>
              </table:table-cell>
              <table:table-cell table:formula="of:=CONCATENATE(YEAR([.A3356]);&quot;_&quot;;MONTH([.A3356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4" calcext:value-type="float">
                <text:p>21.4</text:p>
              </table:table-cell>
              <table:table-cell table:formula="of:=CONCATENATE(YEAR([.A3357]);&quot;_&quot;;MONTH([.A3357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1" calcext:value-type="float">
                <text:p>21.1</text:p>
              </table:table-cell>
              <table:table-cell table:formula="of:=CONCATENATE(YEAR([.A3358]);&quot;_&quot;;MONTH([.A3358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1.1" calcext:value-type="float">
                <text:p>21.1</text:p>
              </table:table-cell>
              <table:table-cell table:formula="of:=CONCATENATE(YEAR([.A3359]);&quot;_&quot;;MONTH([.A3359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8.9" calcext:value-type="float">
                <text:p>18.9</text:p>
              </table:table-cell>
              <table:table-cell table:formula="of:=CONCATENATE(YEAR([.A3360]);&quot;_&quot;;MONTH([.A3360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75" calcext:value-type="float">
                <text:p>17.75</text:p>
              </table:table-cell>
              <table:table-cell table:formula="of:=CONCATENATE(YEAR([.A3361]);&quot;_&quot;;MONTH([.A3361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7.15" calcext:value-type="float">
                <text:p>17.15</text:p>
              </table:table-cell>
              <table:table-cell table:formula="of:=CONCATENATE(YEAR([.A3362]);&quot;_&quot;;MONTH([.A3362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6" calcext:value-type="float">
                <text:p>16.6</text:p>
              </table:table-cell>
              <table:table-cell table:formula="of:=CONCATENATE(YEAR([.A3363]);&quot;_&quot;;MONTH([.A3363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6.6" calcext:value-type="float">
                <text:p>16.6</text:p>
              </table:table-cell>
              <table:table-cell table:formula="of:=CONCATENATE(YEAR([.A3364]);&quot;_&quot;;MONTH([.A3364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5.5" calcext:value-type="float">
                <text:p>15.5</text:p>
              </table:table-cell>
              <table:table-cell table:formula="of:=CONCATENATE(YEAR([.A3365]);&quot;_&quot;;MONTH([.A3365]))" office:value-type="string" office:string-value="2007_12" calcext:value-type="string">
                <text:p>2007_12</text:p>
              </table:table-cell>
            </table:table-row>
            <table:table-row table:style-name="ro1" table:visibility="collapse">
              <table:table-cell office:value-type="string" calcext:value-type="string">
                <text:p>2007-12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4.6" calcext:value-type="float">
                <text:p>14.6</text:p>
              </table:table-cell>
              <table:table-cell table:formula="of:=CONCATENATE(YEAR([.A3366]);&quot;_&quot;;MONTH([.A3366]))" office:value-type="string" office:string-value="2007_12" calcext:value-type="string">
                <text:p>2007_1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336:.$B$3366])" office:value-type="float" office:value="9.5436027647" calcext:value-type="float">
              <text:p>9.5436027647</text:p>
            </table:table-cell>
            <table:table-cell/>
            <table:table-cell table:style-name="Result" office:value-type="string" calcext:value-type="string">
              <text:p>2007_1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7-02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52" calcext:value-type="float">
                <text:p>7.52</text:p>
              </table:table-cell>
              <table:table-cell table:formula="of:=CONCATENATE(YEAR([.A3368]);&quot;_&quot;;MONTH([.A3368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3" calcext:value-type="float">
                <text:p>7.3</text:p>
              </table:table-cell>
              <table:table-cell table:formula="of:=CONCATENATE(YEAR([.A3369]);&quot;_&quot;;MONTH([.A3369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7.3" calcext:value-type="float">
                <text:p>7.3</text:p>
              </table:table-cell>
              <table:table-cell table:formula="of:=CONCATENATE(YEAR([.A3370]);&quot;_&quot;;MONTH([.A3370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4" calcext:value-type="float">
                <text:p>6.4</text:p>
              </table:table-cell>
              <table:table-cell table:formula="of:=CONCATENATE(YEAR([.A3371]);&quot;_&quot;;MONTH([.A3371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772" calcext:value-type="float">
                <text:p>6.772</text:p>
              </table:table-cell>
              <table:table-cell table:formula="of:=CONCATENATE(YEAR([.A3372]);&quot;_&quot;;MONTH([.A3372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734" calcext:value-type="float">
                <text:p>6.734</text:p>
              </table:table-cell>
              <table:table-cell table:formula="of:=CONCATENATE(YEAR([.A3373]);&quot;_&quot;;MONTH([.A3373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4" calcext:value-type="float">
                <text:p>6.4</text:p>
              </table:table-cell>
              <table:table-cell table:formula="of:=CONCATENATE(YEAR([.A3374]);&quot;_&quot;;MONTH([.A3374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.233" calcext:value-type="float">
                <text:p>6.233</text:p>
              </table:table-cell>
              <table:table-cell table:formula="of:=CONCATENATE(YEAR([.A3375]);&quot;_&quot;;MONTH([.A3375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6" calcext:value-type="float">
                <text:p>6</text:p>
              </table:table-cell>
              <table:table-cell table:formula="of:=CONCATENATE(YEAR([.A3376]);&quot;_&quot;;MONTH([.A3376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778" calcext:value-type="float">
                <text:p>5.778</text:p>
              </table:table-cell>
              <table:table-cell table:formula="of:=CONCATENATE(YEAR([.A3377]);&quot;_&quot;;MONTH([.A3377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665" calcext:value-type="float">
                <text:p>5.665</text:p>
              </table:table-cell>
              <table:table-cell table:formula="of:=CONCATENATE(YEAR([.A3378]);&quot;_&quot;;MONTH([.A3378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394" calcext:value-type="float">
                <text:p>5.394</text:p>
              </table:table-cell>
              <table:table-cell table:formula="of:=CONCATENATE(YEAR([.A3379]);&quot;_&quot;;MONTH([.A3379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483" calcext:value-type="float">
                <text:p>5.483</text:p>
              </table:table-cell>
              <table:table-cell table:formula="of:=CONCATENATE(YEAR([.A3380]);&quot;_&quot;;MONTH([.A3380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5.1" calcext:value-type="float">
                <text:p>5.1</text:p>
              </table:table-cell>
              <table:table-cell table:formula="of:=CONCATENATE(YEAR([.A3381]);&quot;_&quot;;MONTH([.A3381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572" calcext:value-type="float">
                <text:p>4.572</text:p>
              </table:table-cell>
              <table:table-cell table:formula="of:=CONCATENATE(YEAR([.A3382]);&quot;_&quot;;MONTH([.A3382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8" calcext:value-type="float">
                <text:p>4.8</text:p>
              </table:table-cell>
              <table:table-cell table:formula="of:=CONCATENATE(YEAR([.A3383]);&quot;_&quot;;MONTH([.A3383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57" calcext:value-type="float">
                <text:p>4.57</text:p>
              </table:table-cell>
              <table:table-cell table:formula="of:=CONCATENATE(YEAR([.A3384]);&quot;_&quot;;MONTH([.A3384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549" calcext:value-type="float">
                <text:p>4.549</text:p>
              </table:table-cell>
              <table:table-cell table:formula="of:=CONCATENATE(YEAR([.A3385]);&quot;_&quot;;MONTH([.A3385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487" calcext:value-type="float">
                <text:p>4.487</text:p>
              </table:table-cell>
              <table:table-cell table:formula="of:=CONCATENATE(YEAR([.A3386]);&quot;_&quot;;MONTH([.A3386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436" calcext:value-type="float">
                <text:p>4.436</text:p>
              </table:table-cell>
              <table:table-cell table:formula="of:=CONCATENATE(YEAR([.A3387]);&quot;_&quot;;MONTH([.A3387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2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378" calcext:value-type="float">
                <text:p>4.378</text:p>
              </table:table-cell>
              <table:table-cell table:formula="of:=CONCATENATE(YEAR([.A3388]);&quot;_&quot;;MONTH([.A3388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63" calcext:value-type="float">
                <text:p>4.63</text:p>
              </table:table-cell>
              <table:table-cell table:formula="of:=CONCATENATE(YEAR([.A3389]);&quot;_&quot;;MONTH([.A3389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3" calcext:value-type="float">
                <text:p>4.3</text:p>
              </table:table-cell>
              <table:table-cell table:formula="of:=CONCATENATE(YEAR([.A3390]);&quot;_&quot;;MONTH([.A3390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398" calcext:value-type="float">
                <text:p>4.398</text:p>
              </table:table-cell>
              <table:table-cell table:formula="of:=CONCATENATE(YEAR([.A3391]);&quot;_&quot;;MONTH([.A3391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08" calcext:value-type="float">
                <text:p>4.208</text:p>
              </table:table-cell>
              <table:table-cell table:formula="of:=CONCATENATE(YEAR([.A3392]);&quot;_&quot;;MONTH([.A3392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286" calcext:value-type="float">
                <text:p>4.286</text:p>
              </table:table-cell>
              <table:table-cell table:formula="of:=CONCATENATE(YEAR([.A3393]);&quot;_&quot;;MONTH([.A3393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2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028" calcext:value-type="float">
                <text:p>4.028</text:p>
              </table:table-cell>
              <table:table-cell table:formula="of:=CONCATENATE(YEAR([.A3394]);&quot;_&quot;;MONTH([.A3394]))" office:value-type="string" office:string-value="2007_2" calcext:value-type="string">
                <text:p>2007_2</text:p>
              </table:table-cell>
            </table:table-row>
            <table:table-row table:style-name="ro1" table:visibility="collapse">
              <table:table-cell office:value-type="string" calcext:value-type="string">
                <text:p>2007-02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981" calcext:value-type="float">
                <text:p>3.981</text:p>
              </table:table-cell>
              <table:table-cell table:formula="of:=CONCATENATE(YEAR([.A3395]);&quot;_&quot;;MONTH([.A3395]))" office:value-type="string" office:string-value="2007_2" calcext:value-type="string">
                <text:p>2007_2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368:.$B$3395])" office:value-type="float" office:value="0" calcext:value-type="float">
              <text:p>0</text:p>
            </table:table-cell>
            <table:table-cell/>
            <table:table-cell table:style-name="Result" office:value-type="string" calcext:value-type="string">
              <text:p>2007_2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7-03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4.036" calcext:value-type="float">
                <text:p>4.036</text:p>
              </table:table-cell>
              <table:table-cell table:formula="of:=CONCATENATE(YEAR([.A3397]);&quot;_&quot;;MONTH([.A3397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3" calcext:value-type="float">
                <text:p>3.3</text:p>
              </table:table-cell>
              <table:table-cell table:formula="of:=CONCATENATE(YEAR([.A3398]);&quot;_&quot;;MONTH([.A3398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0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868" calcext:value-type="float">
                <text:p>3.868</text:p>
              </table:table-cell>
              <table:table-cell table:formula="of:=CONCATENATE(YEAR([.A3399]);&quot;_&quot;;MONTH([.A3399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848" calcext:value-type="float">
                <text:p>3.848</text:p>
              </table:table-cell>
              <table:table-cell table:formula="of:=CONCATENATE(YEAR([.A3400]);&quot;_&quot;;MONTH([.A3400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3.3" calcext:value-type="float">
                <text:p>3.3</text:p>
              </table:table-cell>
              <table:table-cell table:formula="of:=CONCATENATE(YEAR([.A3401]);&quot;_&quot;;MONTH([.A3401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0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9" calcext:value-type="float">
                <text:p>2.9</text:p>
              </table:table-cell>
              <table:table-cell table:formula="of:=CONCATENATE(YEAR([.A3402]);&quot;_&quot;;MONTH([.A3402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0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9" calcext:value-type="float">
                <text:p>2.9</text:p>
              </table:table-cell>
              <table:table-cell table:formula="of:=CONCATENATE(YEAR([.A3403]);&quot;_&quot;;MONTH([.A3403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0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8" calcext:value-type="float">
                <text:p>2.8</text:p>
              </table:table-cell>
              <table:table-cell table:formula="of:=CONCATENATE(YEAR([.A3404]);&quot;_&quot;;MONTH([.A3404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6" calcext:value-type="float">
                <text:p>2.6</text:p>
              </table:table-cell>
              <table:table-cell table:formula="of:=CONCATENATE(YEAR([.A3405]);&quot;_&quot;;MONTH([.A3405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06" calcext:value-type="float">
                <text:p>2.306</text:p>
              </table:table-cell>
              <table:table-cell table:formula="of:=CONCATENATE(YEAR([.A3406]);&quot;_&quot;;MONTH([.A3406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334" calcext:value-type="float">
                <text:p>2.334</text:p>
              </table:table-cell>
              <table:table-cell table:formula="of:=CONCATENATE(YEAR([.A3407]);&quot;_&quot;;MONTH([.A3407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24" calcext:value-type="float">
                <text:p>2.224</text:p>
              </table:table-cell>
              <table:table-cell table:formula="of:=CONCATENATE(YEAR([.A3408]);&quot;_&quot;;MONTH([.A3408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65" calcext:value-type="float">
                <text:p>2.265</text:p>
              </table:table-cell>
              <table:table-cell table:formula="of:=CONCATENATE(YEAR([.A3409]);&quot;_&quot;;MONTH([.A3409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77" calcext:value-type="float">
                <text:p>2.177</text:p>
              </table:table-cell>
              <table:table-cell table:formula="of:=CONCATENATE(YEAR([.A3410]);&quot;_&quot;;MONTH([.A3410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" calcext:value-type="float">
                <text:p>2.1</text:p>
              </table:table-cell>
              <table:table-cell table:formula="of:=CONCATENATE(YEAR([.A3411]);&quot;_&quot;;MONTH([.A3411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" calcext:value-type="float">
                <text:p>2.1</text:p>
              </table:table-cell>
              <table:table-cell table:formula="of:=CONCATENATE(YEAR([.A3412]);&quot;_&quot;;MONTH([.A3412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276" calcext:value-type="float">
                <text:p>2.276</text:p>
              </table:table-cell>
              <table:table-cell table:formula="of:=CONCATENATE(YEAR([.A3413]);&quot;_&quot;;MONTH([.A3413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067" calcext:value-type="float">
                <text:p>2.067</text:p>
              </table:table-cell>
              <table:table-cell table:formula="of:=CONCATENATE(YEAR([.A3414]);&quot;_&quot;;MONTH([.A3414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" calcext:value-type="float">
                <text:p>2.1</text:p>
              </table:table-cell>
              <table:table-cell table:formula="of:=CONCATENATE(YEAR([.A3415]);&quot;_&quot;;MONTH([.A3415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14" calcext:value-type="float">
                <text:p>2.114</text:p>
              </table:table-cell>
              <table:table-cell table:formula="of:=CONCATENATE(YEAR([.A3416]);&quot;_&quot;;MONTH([.A3416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21</text:p>
              </table:table-cell>
              <table:table-cell office:value-type="float" office:value="0.1411064416" calcext:value-type="float">
                <text:p>0.1411064416</text:p>
              </table:table-cell>
              <table:table-cell office:value-type="float" office:value="2.065" calcext:value-type="float">
                <text:p>2.065</text:p>
              </table:table-cell>
              <table:table-cell table:formula="of:=CONCATENATE(YEAR([.A3417]);&quot;_&quot;;MONTH([.A3417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2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45" calcext:value-type="float">
                <text:p>2.145</text:p>
              </table:table-cell>
              <table:table-cell table:formula="of:=CONCATENATE(YEAR([.A3418]);&quot;_&quot;;MONTH([.A3418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2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" calcext:value-type="float">
                <text:p>2.1</text:p>
              </table:table-cell>
              <table:table-cell table:formula="of:=CONCATENATE(YEAR([.A3419]);&quot;_&quot;;MONTH([.A3419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2.103" calcext:value-type="float">
                <text:p>2.103</text:p>
              </table:table-cell>
              <table:table-cell table:formula="of:=CONCATENATE(YEAR([.A3420]);&quot;_&quot;;MONTH([.A3420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9" calcext:value-type="float">
                <text:p>1.9</text:p>
              </table:table-cell>
              <table:table-cell table:formula="of:=CONCATENATE(YEAR([.A3421]);&quot;_&quot;;MONTH([.A3421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26</text:p>
              </table:table-cell>
              <table:table-cell office:value-type="float" office:value="5.3564915657" calcext:value-type="float">
                <text:p>5.3564915657</text:p>
              </table:table-cell>
              <table:table-cell office:value-type="float" office:value="1.966" calcext:value-type="float">
                <text:p>1.966</text:p>
              </table:table-cell>
              <table:table-cell table:formula="of:=CONCATENATE(YEAR([.A3422]);&quot;_&quot;;MONTH([.A3422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27</text:p>
              </table:table-cell>
              <table:table-cell office:value-type="float" office:value="0.5685623884" calcext:value-type="float">
                <text:p>0.5685623884</text:p>
              </table:table-cell>
              <table:table-cell office:value-type="float" office:value="1.639" calcext:value-type="float">
                <text:p>1.639</text:p>
              </table:table-cell>
              <table:table-cell table:formula="of:=CONCATENATE(YEAR([.A3423]);&quot;_&quot;;MONTH([.A3423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2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7" calcext:value-type="float">
                <text:p>1.7</text:p>
              </table:table-cell>
              <table:table-cell table:formula="of:=CONCATENATE(YEAR([.A3424]);&quot;_&quot;;MONTH([.A3424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2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" calcext:value-type="float">
                <text:p>1.6</text:p>
              </table:table-cell>
              <table:table-cell table:formula="of:=CONCATENATE(YEAR([.A3425]);&quot;_&quot;;MONTH([.A3425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3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" calcext:value-type="float">
                <text:p>1.6</text:p>
              </table:table-cell>
              <table:table-cell table:formula="of:=CONCATENATE(YEAR([.A3426]);&quot;_&quot;;MONTH([.A3426]))" office:value-type="string" office:string-value="2007_3" calcext:value-type="string">
                <text:p>2007_3</text:p>
              </table:table-cell>
            </table:table-row>
            <table:table-row table:style-name="ro1" table:visibility="collapse">
              <table:table-cell office:value-type="string" calcext:value-type="string">
                <text:p>2007-03-3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1" calcext:value-type="float">
                <text:p>1.1</text:p>
              </table:table-cell>
              <table:table-cell table:formula="of:=CONCATENATE(YEAR([.A3427]);&quot;_&quot;;MONTH([.A3427]))" office:value-type="string" office:string-value="2007_3" calcext:value-type="string">
                <text:p>2007_3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397:.$B$3427])" office:value-type="float" office:value="6.0661603957" calcext:value-type="float">
              <text:p>6.0661603957</text:p>
            </table:table-cell>
            <table:table-cell/>
            <table:table-cell table:style-name="Result" office:value-type="string" calcext:value-type="string">
              <text:p>2007_3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7-04-0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1" calcext:value-type="float">
                <text:p>1.1</text:p>
              </table:table-cell>
              <table:table-cell table:formula="of:=CONCATENATE(YEAR([.A3429]);&quot;_&quot;;MONTH([.A3429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0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1" calcext:value-type="float">
                <text:p>1.1</text:p>
              </table:table-cell>
              <table:table-cell table:formula="of:=CONCATENATE(YEAR([.A3430]);&quot;_&quot;;MONTH([.A3430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03</text:p>
              </table:table-cell>
              <table:table-cell office:value-type="float" office:value="1.3947820663" calcext:value-type="float">
                <text:p>1.3947820663</text:p>
              </table:table-cell>
              <table:table-cell office:value-type="float" office:value="1.1" calcext:value-type="float">
                <text:p>1.1</text:p>
              </table:table-cell>
              <table:table-cell table:formula="of:=CONCATENATE(YEAR([.A3431]);&quot;_&quot;;MONTH([.A3431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0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1" calcext:value-type="float">
                <text:p>1.1</text:p>
              </table:table-cell>
              <table:table-cell table:formula="of:=CONCATENATE(YEAR([.A3432]);&quot;_&quot;;MONTH([.A3432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0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1" calcext:value-type="float">
                <text:p>1.1</text:p>
              </table:table-cell>
              <table:table-cell table:formula="of:=CONCATENATE(YEAR([.A3433]);&quot;_&quot;;MONTH([.A3433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06</text:p>
              </table:table-cell>
              <table:table-cell office:value-type="float" office:value="0.1194571331" calcext:value-type="float">
                <text:p>0.1194571331</text:p>
              </table:table-cell>
              <table:table-cell office:value-type="float" office:value="1.1" calcext:value-type="float">
                <text:p>1.1</text:p>
              </table:table-cell>
              <table:table-cell table:formula="of:=CONCATENATE(YEAR([.A3434]);&quot;_&quot;;MONTH([.A3434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07</text:p>
              </table:table-cell>
              <table:table-cell office:value-type="float" office:value="0.1942231506" calcext:value-type="float">
                <text:p>0.1942231506</text:p>
              </table:table-cell>
              <table:table-cell office:value-type="float" office:value="1" calcext:value-type="float">
                <text:p>1</text:p>
              </table:table-cell>
              <table:table-cell table:formula="of:=CONCATENATE(YEAR([.A3435]);&quot;_&quot;;MONTH([.A3435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08</text:p>
              </table:table-cell>
              <table:table-cell office:value-type="float" office:value="2.502137661" calcext:value-type="float">
                <text:p>2.502137661</text:p>
              </table:table-cell>
              <table:table-cell office:value-type="float" office:value="1" calcext:value-type="float">
                <text:p>1</text:p>
              </table:table-cell>
              <table:table-cell table:formula="of:=CONCATENATE(YEAR([.A3436]);&quot;_&quot;;MONTH([.A3436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0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formula="of:=CONCATENATE(YEAR([.A3437]);&quot;_&quot;;MONTH([.A3437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10</text:p>
              </table:table-cell>
              <table:table-cell office:value-type="float" office:value="0.2768367827" calcext:value-type="float">
                <text:p>0.2768367827</text:p>
              </table:table-cell>
              <table:table-cell office:value-type="float" office:value="1" calcext:value-type="float">
                <text:p>1</text:p>
              </table:table-cell>
              <table:table-cell table:formula="of:=CONCATENATE(YEAR([.A3438]);&quot;_&quot;;MONTH([.A3438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formula="of:=CONCATENATE(YEAR([.A3439]);&quot;_&quot;;MONTH([.A3439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12</text:p>
              </table:table-cell>
              <table:table-cell office:value-type="float" office:value="5.6875548363" calcext:value-type="float">
                <text:p>5.6875548363</text:p>
              </table:table-cell>
              <table:table-cell office:value-type="float" office:value="0.7" calcext:value-type="float">
                <text:p>0.7</text:p>
              </table:table-cell>
              <table:table-cell table:formula="of:=CONCATENATE(YEAR([.A3440]);&quot;_&quot;;MONTH([.A3440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13</text:p>
              </table:table-cell>
              <table:table-cell office:value-type="float" office:value="6.0274124146" calcext:value-type="float">
                <text:p>6.0274124146</text:p>
              </table:table-cell>
              <table:table-cell office:value-type="float" office:value="0.7" calcext:value-type="float">
                <text:p>0.7</text:p>
              </table:table-cell>
              <table:table-cell table:formula="of:=CONCATENATE(YEAR([.A3441]);&quot;_&quot;;MONTH([.A3441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14</text:p>
              </table:table-cell>
              <table:table-cell office:value-type="float" office:value="1.2345073223" calcext:value-type="float">
                <text:p>1.2345073223</text:p>
              </table:table-cell>
              <table:table-cell office:value-type="float" office:value="0.7" calcext:value-type="float">
                <text:p>0.7</text:p>
              </table:table-cell>
              <table:table-cell table:formula="of:=CONCATENATE(YEAR([.A3442]);&quot;_&quot;;MONTH([.A3442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15</text:p>
              </table:table-cell>
              <table:table-cell office:value-type="float" office:value="0.3295325637" calcext:value-type="float">
                <text:p>0.3295325637</text:p>
              </table:table-cell>
              <table:table-cell office:value-type="float" office:value="0.6" calcext:value-type="float">
                <text:p>0.6</text:p>
              </table:table-cell>
              <table:table-cell table:formula="of:=CONCATENATE(YEAR([.A3443]);&quot;_&quot;;MONTH([.A3443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16</text:p>
              </table:table-cell>
              <table:table-cell office:value-type="float" office:value="6.3840618134" calcext:value-type="float">
                <text:p>6.3840618134</text:p>
              </table:table-cell>
              <table:table-cell office:value-type="float" office:value="0.6" calcext:value-type="float">
                <text:p>0.6</text:p>
              </table:table-cell>
              <table:table-cell table:formula="of:=CONCATENATE(YEAR([.A3444]);&quot;_&quot;;MONTH([.A3444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17</text:p>
              </table:table-cell>
              <table:table-cell office:value-type="float" office:value="1.8610563278" calcext:value-type="float">
                <text:p>1.8610563278</text:p>
              </table:table-cell>
              <table:table-cell office:value-type="float" office:value="0.6" calcext:value-type="float">
                <text:p>0.6</text:p>
              </table:table-cell>
              <table:table-cell table:formula="of:=CONCATENATE(YEAR([.A3445]);&quot;_&quot;;MONTH([.A3445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18</text:p>
              </table:table-cell>
              <table:table-cell office:value-type="float" office:value="1.2926105261" calcext:value-type="float">
                <text:p>1.2926105261</text:p>
              </table:table-cell>
              <table:table-cell office:value-type="float" office:value="0.55" calcext:value-type="float">
                <text:p>0.55</text:p>
              </table:table-cell>
              <table:table-cell table:formula="of:=CONCATENATE(YEAR([.A3446]);&quot;_&quot;;MONTH([.A3446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19</text:p>
              </table:table-cell>
              <table:table-cell office:value-type="float" office:value="1.9405760765" calcext:value-type="float">
                <text:p>1.9405760765</text:p>
              </table:table-cell>
              <table:table-cell office:value-type="float" office:value="0.55" calcext:value-type="float">
                <text:p>0.55</text:p>
              </table:table-cell>
              <table:table-cell table:formula="of:=CONCATENATE(YEAR([.A3447]);&quot;_&quot;;MONTH([.A3447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20</text:p>
              </table:table-cell>
              <table:table-cell office:value-type="float" office:value="7.3645782471" calcext:value-type="float">
                <text:p>7.3645782471</text:p>
              </table:table-cell>
              <table:table-cell office:value-type="float" office:value="0.55" calcext:value-type="float">
                <text:p>0.55</text:p>
              </table:table-cell>
              <table:table-cell table:formula="of:=CONCATENATE(YEAR([.A3448]);&quot;_&quot;;MONTH([.A3448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21</text:p>
              </table:table-cell>
              <table:table-cell office:value-type="float" office:value="0.9527958035" calcext:value-type="float">
                <text:p>0.9527958035</text:p>
              </table:table-cell>
              <table:table-cell office:value-type="float" office:value="0.55" calcext:value-type="float">
                <text:p>0.55</text:p>
              </table:table-cell>
              <table:table-cell table:formula="of:=CONCATENATE(YEAR([.A3449]);&quot;_&quot;;MONTH([.A3449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22</text:p>
              </table:table-cell>
              <table:table-cell office:value-type="float" office:value="8.4719848633" calcext:value-type="float">
                <text:p>8.4719848633</text:p>
              </table:table-cell>
              <table:table-cell office:value-type="float" office:value="0.55" calcext:value-type="float">
                <text:p>0.55</text:p>
              </table:table-cell>
              <table:table-cell table:formula="of:=CONCATENATE(YEAR([.A3450]);&quot;_&quot;;MONTH([.A3450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23</text:p>
              </table:table-cell>
              <table:table-cell office:value-type="float" office:value="6.6613097191" calcext:value-type="float">
                <text:p>6.6613097191</text:p>
              </table:table-cell>
              <table:table-cell office:value-type="float" office:value="0.55" calcext:value-type="float">
                <text:p>0.55</text:p>
              </table:table-cell>
              <table:table-cell table:formula="of:=CONCATENATE(YEAR([.A3451]);&quot;_&quot;;MONTH([.A3451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2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55" calcext:value-type="float">
                <text:p>0.55</text:p>
              </table:table-cell>
              <table:table-cell table:formula="of:=CONCATENATE(YEAR([.A3452]);&quot;_&quot;;MONTH([.A3452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2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" calcext:value-type="float">
                <text:p>1.3</text:p>
              </table:table-cell>
              <table:table-cell table:formula="of:=CONCATENATE(YEAR([.A3453]);&quot;_&quot;;MONTH([.A3453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2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" calcext:value-type="float">
                <text:p>1.3</text:p>
              </table:table-cell>
              <table:table-cell table:formula="of:=CONCATENATE(YEAR([.A3454]);&quot;_&quot;;MONTH([.A3454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27</text:p>
              </table:table-cell>
              <table:table-cell office:value-type="float" office:value="0.3683909178" calcext:value-type="float">
                <text:p>0.3683909178</text:p>
              </table:table-cell>
              <table:table-cell office:value-type="float" office:value="1.3" calcext:value-type="float">
                <text:p>1.3</text:p>
              </table:table-cell>
              <table:table-cell table:formula="of:=CONCATENATE(YEAR([.A3455]);&quot;_&quot;;MONTH([.A3455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28</text:p>
              </table:table-cell>
              <table:table-cell office:value-type="float" office:value="0.3667559028" calcext:value-type="float">
                <text:p>0.3667559028</text:p>
              </table:table-cell>
              <table:table-cell office:value-type="float" office:value="1.3" calcext:value-type="float">
                <text:p>1.3</text:p>
              </table:table-cell>
              <table:table-cell table:formula="of:=CONCATENATE(YEAR([.A3456]);&quot;_&quot;;MONTH([.A3456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29</text:p>
              </table:table-cell>
              <table:table-cell office:value-type="float" office:value="2.0927176476" calcext:value-type="float">
                <text:p>2.0927176476</text:p>
              </table:table-cell>
              <table:table-cell office:value-type="float" office:value="1.3" calcext:value-type="float">
                <text:p>1.3</text:p>
              </table:table-cell>
              <table:table-cell table:formula="of:=CONCATENATE(YEAR([.A3457]);&quot;_&quot;;MONTH([.A3457]))" office:value-type="string" office:string-value="2007_4" calcext:value-type="string">
                <text:p>2007_4</text:p>
              </table:table-cell>
            </table:table-row>
            <table:table-row table:style-name="ro1" table:visibility="collapse">
              <table:table-cell office:value-type="string" calcext:value-type="string">
                <text:p>2007-04-30</text:p>
              </table:table-cell>
              <table:table-cell office:value-type="float" office:value="0.1801593006" calcext:value-type="float">
                <text:p>0.1801593006</text:p>
              </table:table-cell>
              <table:table-cell office:value-type="float" office:value="1.3" calcext:value-type="float">
                <text:p>1.3</text:p>
              </table:table-cell>
              <table:table-cell table:formula="of:=CONCATENATE(YEAR([.A3458]);&quot;_&quot;;MONTH([.A3458]))" office:value-type="string" office:string-value="2007_4" calcext:value-type="string">
                <text:p>2007_4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429:.$B$3458])" office:value-type="float" office:value="55.7034410762" calcext:value-type="float">
              <text:p>55.7034410762</text:p>
            </table:table-cell>
            <table:table-cell/>
            <table:table-cell table:style-name="Result" office:value-type="string" calcext:value-type="string">
              <text:p>2007_4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7-05-01</text:p>
              </table:table-cell>
              <table:table-cell office:value-type="float" office:value="3.5517938137" calcext:value-type="float">
                <text:p>3.5517938137</text:p>
              </table:table-cell>
              <table:table-cell office:value-type="float" office:value="1.487" calcext:value-type="float">
                <text:p>1.487</text:p>
              </table:table-cell>
              <table:table-cell table:formula="of:=CONCATENATE(YEAR([.A3460]);&quot;_&quot;;MONTH([.A3460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02</text:p>
              </table:table-cell>
              <table:table-cell office:value-type="float" office:value="6.2415266037" calcext:value-type="float">
                <text:p>6.2415266037</text:p>
              </table:table-cell>
              <table:table-cell office:value-type="float" office:value="1.1" calcext:value-type="float">
                <text:p>1.1</text:p>
              </table:table-cell>
              <table:table-cell table:formula="of:=CONCATENATE(YEAR([.A3461]);&quot;_&quot;;MONTH([.A3461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03</text:p>
              </table:table-cell>
              <table:table-cell office:value-type="float" office:value="0.3093026578" calcext:value-type="float">
                <text:p>0.3093026578</text:p>
              </table:table-cell>
              <table:table-cell office:value-type="float" office:value="1.509" calcext:value-type="float">
                <text:p>1.509</text:p>
              </table:table-cell>
              <table:table-cell table:formula="of:=CONCATENATE(YEAR([.A3462]);&quot;_&quot;;MONTH([.A3462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04</text:p>
              </table:table-cell>
              <table:table-cell office:value-type="float" office:value="21.1849880219" calcext:value-type="float">
                <text:p>21.1849880219</text:p>
              </table:table-cell>
              <table:table-cell office:value-type="float" office:value="2.1" calcext:value-type="float">
                <text:p>2.1</text:p>
              </table:table-cell>
              <table:table-cell table:formula="of:=CONCATENATE(YEAR([.A3463]);&quot;_&quot;;MONTH([.A3463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05</text:p>
              </table:table-cell>
              <table:table-cell office:value-type="float" office:value="0.5609753728" calcext:value-type="float">
                <text:p>0.5609753728</text:p>
              </table:table-cell>
              <table:table-cell office:value-type="float" office:value="1.439" calcext:value-type="float">
                <text:p>1.439</text:p>
              </table:table-cell>
              <table:table-cell table:formula="of:=CONCATENATE(YEAR([.A3464]);&quot;_&quot;;MONTH([.A3464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06</text:p>
              </table:table-cell>
              <table:table-cell office:value-type="float" office:value="2.0494227409" calcext:value-type="float">
                <text:p>2.0494227409</text:p>
              </table:table-cell>
              <table:table-cell office:value-type="float" office:value="1.435" calcext:value-type="float">
                <text:p>1.435</text:p>
              </table:table-cell>
              <table:table-cell table:formula="of:=CONCATENATE(YEAR([.A3465]);&quot;_&quot;;MONTH([.A3465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07</text:p>
              </table:table-cell>
              <table:table-cell office:value-type="float" office:value="14.4148130417" calcext:value-type="float">
                <text:p>14.4148130417</text:p>
              </table:table-cell>
              <table:table-cell office:value-type="float" office:value="1.416" calcext:value-type="float">
                <text:p>1.416</text:p>
              </table:table-cell>
              <table:table-cell table:formula="of:=CONCATENATE(YEAR([.A3466]);&quot;_&quot;;MONTH([.A3466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08</text:p>
              </table:table-cell>
              <table:table-cell office:value-type="float" office:value="0.5689458251" calcext:value-type="float">
                <text:p>0.5689458251</text:p>
              </table:table-cell>
              <table:table-cell office:value-type="float" office:value="1.298" calcext:value-type="float">
                <text:p>1.298</text:p>
              </table:table-cell>
              <table:table-cell table:formula="of:=CONCATENATE(YEAR([.A3467]);&quot;_&quot;;MONTH([.A3467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09</text:p>
              </table:table-cell>
              <table:table-cell office:value-type="float" office:value="2.9984354973" calcext:value-type="float">
                <text:p>2.9984354973</text:p>
              </table:table-cell>
              <table:table-cell office:value-type="float" office:value="1.7" calcext:value-type="float">
                <text:p>1.7</text:p>
              </table:table-cell>
              <table:table-cell table:formula="of:=CONCATENATE(YEAR([.A3468]);&quot;_&quot;;MONTH([.A3468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1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" calcext:value-type="float">
                <text:p>1.6</text:p>
              </table:table-cell>
              <table:table-cell table:formula="of:=CONCATENATE(YEAR([.A3469]);&quot;_&quot;;MONTH([.A3469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11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6" calcext:value-type="float">
                <text:p>1.6</text:p>
              </table:table-cell>
              <table:table-cell table:formula="of:=CONCATENATE(YEAR([.A3470]);&quot;_&quot;;MONTH([.A3470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12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3" calcext:value-type="float">
                <text:p>1.3</text:p>
              </table:table-cell>
              <table:table-cell table:formula="of:=CONCATENATE(YEAR([.A3471]);&quot;_&quot;;MONTH([.A3471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13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1.1" calcext:value-type="float">
                <text:p>1.1</text:p>
              </table:table-cell>
              <table:table-cell table:formula="of:=CONCATENATE(YEAR([.A3472]);&quot;_&quot;;MONTH([.A3472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14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84" calcext:value-type="float">
                <text:p>0.884</text:p>
              </table:table-cell>
              <table:table-cell table:formula="of:=CONCATENATE(YEAR([.A3473]);&quot;_&quot;;MONTH([.A3473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15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85" calcext:value-type="float">
                <text:p>0.885</text:p>
              </table:table-cell>
              <table:table-cell table:formula="of:=CONCATENATE(YEAR([.A3474]);&quot;_&quot;;MONTH([.A3474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16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69" calcext:value-type="float">
                <text:p>0.869</text:p>
              </table:table-cell>
              <table:table-cell table:formula="of:=CONCATENATE(YEAR([.A3475]);&quot;_&quot;;MONTH([.A3475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17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45" calcext:value-type="float">
                <text:p>0.845</text:p>
              </table:table-cell>
              <table:table-cell table:formula="of:=CONCATENATE(YEAR([.A3476]);&quot;_&quot;;MONTH([.A3476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18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" calcext:value-type="float">
                <text:p>0.8</text:p>
              </table:table-cell>
              <table:table-cell table:formula="of:=CONCATENATE(YEAR([.A3477]);&quot;_&quot;;MONTH([.A3477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19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82" calcext:value-type="float">
                <text:p>0.882</text:p>
              </table:table-cell>
              <table:table-cell table:formula="of:=CONCATENATE(YEAR([.A3478]);&quot;_&quot;;MONTH([.A3478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20</text:p>
              </table:table-cell>
              <table:table-cell office:value-type="float" office:value="0" calcext:value-type="float">
                <text:p>0</text:p>
              </table:table-cell>
              <table:table-cell office:value-type="float" office:value="0.895" calcext:value-type="float">
                <text:p>0.895</text:p>
              </table:table-cell>
              <table:table-cell table:formula="of:=CONCATENATE(YEAR([.A3479]);&quot;_&quot;;MONTH([.A3479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21</text:p>
              </table:table-cell>
              <table:table-cell office:value-type="float" office:value="0.0142673878" calcext:value-type="float">
                <text:p>0.0142673878</text:p>
              </table:table-cell>
              <table:table-cell office:value-type="float" office:value="0.881" calcext:value-type="float">
                <text:p>0.881</text:p>
              </table:table-cell>
              <table:table-cell table:formula="of:=CONCATENATE(YEAR([.A3480]);&quot;_&quot;;MONTH([.A3480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22</text:p>
              </table:table-cell>
              <table:table-cell office:value-type="float" office:value="0.50905478" calcext:value-type="float">
                <text:p>0.50905478</text:p>
              </table:table-cell>
              <table:table-cell office:value-type="float" office:value="0.8" calcext:value-type="float">
                <text:p>0.8</text:p>
              </table:table-cell>
              <table:table-cell table:formula="of:=CONCATENATE(YEAR([.A3481]);&quot;_&quot;;MONTH([.A3481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23</text:p>
              </table:table-cell>
              <table:table-cell office:value-type="float" office:value="0.7277833819" calcext:value-type="float">
                <text:p>0.7277833819</text:p>
              </table:table-cell>
              <table:table-cell office:value-type="float" office:value="0.8" calcext:value-type="float">
                <text:p>0.8</text:p>
              </table:table-cell>
              <table:table-cell table:formula="of:=CONCATENATE(YEAR([.A3482]);&quot;_&quot;;MONTH([.A3482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24</text:p>
              </table:table-cell>
              <table:table-cell office:value-type="float" office:value="2.969830513" calcext:value-type="float">
                <text:p>2.969830513</text:p>
              </table:table-cell>
              <table:table-cell office:value-type="float" office:value="0.952" calcext:value-type="float">
                <text:p>0.952</text:p>
              </table:table-cell>
              <table:table-cell table:formula="of:=CONCATENATE(YEAR([.A3483]);&quot;_&quot;;MONTH([.A3483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25</text:p>
              </table:table-cell>
              <table:table-cell office:value-type="float" office:value="10.5688619614" calcext:value-type="float">
                <text:p>10.5688619614</text:p>
              </table:table-cell>
              <table:table-cell office:value-type="float" office:value="0.95" calcext:value-type="float">
                <text:p>0.95</text:p>
              </table:table-cell>
              <table:table-cell table:formula="of:=CONCATENATE(YEAR([.A3484]);&quot;_&quot;;MONTH([.A3484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26</text:p>
              </table:table-cell>
              <table:table-cell office:value-type="float" office:value="12.1038379669" calcext:value-type="float">
                <text:p>12.1038379669</text:p>
              </table:table-cell>
              <table:table-cell office:value-type="float" office:value="0.981" calcext:value-type="float">
                <text:p>0.981</text:p>
              </table:table-cell>
              <table:table-cell table:formula="of:=CONCATENATE(YEAR([.A3485]);&quot;_&quot;;MONTH([.A3485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27</text:p>
              </table:table-cell>
              <table:table-cell office:value-type="float" office:value="18.7135047913" calcext:value-type="float">
                <text:p>18.7135047913</text:p>
              </table:table-cell>
              <table:table-cell office:value-type="float" office:value="0.987" calcext:value-type="float">
                <text:p>0.987</text:p>
              </table:table-cell>
              <table:table-cell table:formula="of:=CONCATENATE(YEAR([.A3486]);&quot;_&quot;;MONTH([.A3486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28</text:p>
              </table:table-cell>
              <table:table-cell office:value-type="float" office:value="7.0040955544" calcext:value-type="float">
                <text:p>7.0040955544</text:p>
              </table:table-cell>
              <table:table-cell office:value-type="float" office:value="0.92" calcext:value-type="float">
                <text:p>0.92</text:p>
              </table:table-cell>
              <table:table-cell table:formula="of:=CONCATENATE(YEAR([.A3487]);&quot;_&quot;;MONTH([.A3487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29</text:p>
              </table:table-cell>
              <table:table-cell office:value-type="float" office:value="35.3200263977" calcext:value-type="float">
                <text:p>35.3200263977</text:p>
              </table:table-cell>
              <table:table-cell office:value-type="float" office:value="0.9" calcext:value-type="float">
                <text:p>0.9</text:p>
              </table:table-cell>
              <table:table-cell table:formula="of:=CONCATENATE(YEAR([.A3488]);&quot;_&quot;;MONTH([.A3488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30</text:p>
              </table:table-cell>
              <table:table-cell office:value-type="float" office:value="8.0518856049" calcext:value-type="float">
                <text:p>8.0518856049</text:p>
              </table:table-cell>
              <table:table-cell office:value-type="float" office:value="0.8" calcext:value-type="float">
                <text:p>0.8</text:p>
              </table:table-cell>
              <table:table-cell table:formula="of:=CONCATENATE(YEAR([.A3489]);&quot;_&quot;;MONTH([.A3489]))" office:value-type="string" office:string-value="2007_5" calcext:value-type="string">
                <text:p>2007_5</text:p>
              </table:table-cell>
            </table:table-row>
            <table:table-row table:style-name="ro1" table:visibility="collapse">
              <table:table-cell office:value-type="string" calcext:value-type="string">
                <text:p>2007-05-31</text:p>
              </table:table-cell>
              <table:table-cell office:value-type="float" office:value="8.5577774048" calcext:value-type="float">
                <text:p>8.5577774048</text:p>
              </table:table-cell>
              <table:table-cell office:value-type="float" office:value="0.8" calcext:value-type="float">
                <text:p>0.8</text:p>
              </table:table-cell>
              <table:table-cell table:formula="of:=CONCATENATE(YEAR([.A3490]);&quot;_&quot;;MONTH([.A3490]))" office:value-type="string" office:string-value="2007_5" calcext:value-type="string">
                <text:p>2007_5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460:.$B$3490])" office:value-type="float" office:value="156.421129319" calcext:value-type="float">
              <text:p>156.421129319</text:p>
            </table:table-cell>
            <table:table-cell/>
            <table:table-cell table:style-name="Result" office:value-type="string" calcext:value-type="string">
              <text:p>2007_5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7-06-01</text:p>
              </table:table-cell>
              <table:table-cell office:value-type="float" office:value="0.4239270389" calcext:value-type="float">
                <text:p>0.4239270389</text:p>
              </table:table-cell>
              <table:table-cell office:value-type="float" office:value="0.5" calcext:value-type="float">
                <text:p>0.5</text:p>
              </table:table-cell>
              <table:table-cell table:formula="of:=CONCATENATE(YEAR([.A3492]);&quot;_&quot;;MONTH([.A3492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02</text:p>
              </table:table-cell>
              <table:table-cell office:value-type="float" office:value="0.0363293253" calcext:value-type="float">
                <text:p>0.0363293253</text:p>
              </table:table-cell>
              <table:table-cell office:value-type="float" office:value="0.536" calcext:value-type="float">
                <text:p>0.536</text:p>
              </table:table-cell>
              <table:table-cell table:formula="of:=CONCATENATE(YEAR([.A3493]);&quot;_&quot;;MONTH([.A3493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03</text:p>
              </table:table-cell>
              <table:table-cell office:value-type="float" office:value="14.991361618" calcext:value-type="float">
                <text:p>14.991361618</text:p>
              </table:table-cell>
              <table:table-cell office:value-type="float" office:value="0.5" calcext:value-type="float">
                <text:p>0.5</text:p>
              </table:table-cell>
              <table:table-cell table:formula="of:=CONCATENATE(YEAR([.A3494]);&quot;_&quot;;MONTH([.A3494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04</text:p>
              </table:table-cell>
              <table:table-cell office:value-type="float" office:value="0.5246210694" calcext:value-type="float">
                <text:p>0.5246210694</text:p>
              </table:table-cell>
              <table:table-cell office:value-type="float" office:value="0.36" calcext:value-type="float">
                <text:p>0.36</text:p>
              </table:table-cell>
              <table:table-cell table:formula="of:=CONCATENATE(YEAR([.A3495]);&quot;_&quot;;MONTH([.A3495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05</text:p>
              </table:table-cell>
              <table:table-cell office:value-type="float" office:value="5.4531874657" calcext:value-type="float">
                <text:p>5.4531874657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496]);&quot;_&quot;;MONTH([.A3496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06</text:p>
              </table:table-cell>
              <table:table-cell office:value-type="float" office:value="19.0546150208" calcext:value-type="float">
                <text:p>19.0546150208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497]);&quot;_&quot;;MONTH([.A3497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07</text:p>
              </table:table-cell>
              <table:table-cell office:value-type="float" office:value="24.4882087708" calcext:value-type="float">
                <text:p>24.4882087708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498]);&quot;_&quot;;MONTH([.A3498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08</text:p>
              </table:table-cell>
              <table:table-cell office:value-type="float" office:value="21.3631572723" calcext:value-type="float">
                <text:p>21.3631572723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499]);&quot;_&quot;;MONTH([.A3499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09</text:p>
              </table:table-cell>
              <table:table-cell office:value-type="float" office:value="13.9485378265" calcext:value-type="float">
                <text:p>13.9485378265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500]);&quot;_&quot;;MONTH([.A3500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10</text:p>
              </table:table-cell>
              <table:table-cell office:value-type="float" office:value="11.8806495667" calcext:value-type="float">
                <text:p>11.8806495667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501]);&quot;_&quot;;MONTH([.A3501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11</text:p>
              </table:table-cell>
              <table:table-cell office:value-type="float" office:value="16.9017887115" calcext:value-type="float">
                <text:p>16.9017887115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502]);&quot;_&quot;;MONTH([.A3502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12</text:p>
              </table:table-cell>
              <table:table-cell office:value-type="float" office:value="34.8684616089" calcext:value-type="float">
                <text:p>34.8684616089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503]);&quot;_&quot;;MONTH([.A3503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13</text:p>
              </table:table-cell>
              <table:table-cell office:value-type="float" office:value="78.6696929932" calcext:value-type="float">
                <text:p>78.6696929932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504]);&quot;_&quot;;MONTH([.A3504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14</text:p>
              </table:table-cell>
              <table:table-cell office:value-type="float" office:value="8.7943134308" calcext:value-type="float">
                <text:p>8.7943134308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505]);&quot;_&quot;;MONTH([.A3505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15</text:p>
              </table:table-cell>
              <table:table-cell office:value-type="float" office:value="11.861161232" calcext:value-type="float">
                <text:p>11.861161232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506]);&quot;_&quot;;MONTH([.A3506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16</text:p>
              </table:table-cell>
              <table:table-cell office:value-type="float" office:value="65.6120529175" calcext:value-type="float">
                <text:p>65.6120529175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507]);&quot;_&quot;;MONTH([.A3507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17</text:p>
              </table:table-cell>
              <table:table-cell office:value-type="float" office:value="30.5465526581" calcext:value-type="float">
                <text:p>30.5465526581</text:p>
              </table:table-cell>
              <table:table-cell office:value-type="float" office:value="0" calcext:value-type="float">
                <text:p>0</text:p>
              </table:table-cell>
              <table:table-cell table:formula="of:=CONCATENATE(YEAR([.A3508]);&quot;_&quot;;MONTH([.A3508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18</text:p>
              </table:table-cell>
              <table:table-cell office:value-type="float" office:value="32.0211334229" calcext:value-type="float">
                <text:p>32.0211334229</text:p>
              </table:table-cell>
              <table:table-cell office:value-type="float" office:value="3" calcext:value-type="float">
                <text:p>3</text:p>
              </table:table-cell>
              <table:table-cell table:formula="of:=CONCATENATE(YEAR([.A3509]);&quot;_&quot;;MONTH([.A3509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19</text:p>
              </table:table-cell>
              <table:table-cell office:value-type="float" office:value="57.8600921631" calcext:value-type="float">
                <text:p>57.8600921631</text:p>
              </table:table-cell>
              <table:table-cell office:value-type="float" office:value="3" calcext:value-type="float">
                <text:p>3</text:p>
              </table:table-cell>
              <table:table-cell table:formula="of:=CONCATENATE(YEAR([.A3510]);&quot;_&quot;;MONTH([.A3510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20</text:p>
              </table:table-cell>
              <table:table-cell office:value-type="float" office:value="58.0094261169" calcext:value-type="float">
                <text:p>58.0094261169</text:p>
              </table:table-cell>
              <table:table-cell office:value-type="float" office:value="8" calcext:value-type="float">
                <text:p>8</text:p>
              </table:table-cell>
              <table:table-cell table:formula="of:=CONCATENATE(YEAR([.A3511]);&quot;_&quot;;MONTH([.A3511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21</text:p>
              </table:table-cell>
              <table:table-cell office:value-type="float" office:value="30.630109787" calcext:value-type="float">
                <text:p>30.630109787</text:p>
              </table:table-cell>
              <table:table-cell office:value-type="float" office:value="7.191" calcext:value-type="float">
                <text:p>7.191</text:p>
              </table:table-cell>
              <table:table-cell table:formula="of:=CONCATENATE(YEAR([.A3512]);&quot;_&quot;;MONTH([.A3512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22</text:p>
              </table:table-cell>
              <table:table-cell office:value-type="float" office:value="83.9541320801" calcext:value-type="float">
                <text:p>83.9541320801</text:p>
              </table:table-cell>
              <table:table-cell office:value-type="float" office:value="10" calcext:value-type="float">
                <text:p>10</text:p>
              </table:table-cell>
              <table:table-cell table:formula="of:=CONCATENATE(YEAR([.A3513]);&quot;_&quot;;MONTH([.A3513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23</text:p>
              </table:table-cell>
              <table:table-cell office:value-type="float" office:value="222.9179840088" calcext:value-type="float">
                <text:p>222.9179840088</text:p>
              </table:table-cell>
              <table:table-cell office:value-type="float" office:value="11.52" calcext:value-type="float">
                <text:p>11.52</text:p>
              </table:table-cell>
              <table:table-cell table:formula="of:=CONCATENATE(YEAR([.A3514]);&quot;_&quot;;MONTH([.A3514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24</text:p>
              </table:table-cell>
              <table:table-cell office:value-type="float" office:value="96.095085144" calcext:value-type="float">
                <text:p>96.095085144</text:p>
              </table:table-cell>
              <table:table-cell office:value-type="float" office:value="107.6" calcext:value-type="float">
                <text:p>107.6</text:p>
              </table:table-cell>
              <table:table-cell table:formula="of:=CONCATENATE(YEAR([.A3515]);&quot;_&quot;;MONTH([.A3515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25</text:p>
              </table:table-cell>
              <table:table-cell office:value-type="float" office:value="44.6139945984" calcext:value-type="float">
                <text:p>44.6139945984</text:p>
              </table:table-cell>
              <table:table-cell office:value-type="float" office:value="188.5" calcext:value-type="float">
                <text:p>188.5</text:p>
              </table:table-cell>
              <table:table-cell table:formula="of:=CONCATENATE(YEAR([.A3516]);&quot;_&quot;;MONTH([.A3516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26</text:p>
              </table:table-cell>
              <table:table-cell office:value-type="float" office:value="30.4623908997" calcext:value-type="float">
                <text:p>30.4623908997</text:p>
              </table:table-cell>
              <table:table-cell office:value-type="float" office:value="310" calcext:value-type="float">
                <text:p>310</text:p>
              </table:table-cell>
              <table:table-cell table:formula="of:=CONCATENATE(YEAR([.A3517]);&quot;_&quot;;MONTH([.A3517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27</text:p>
              </table:table-cell>
              <table:table-cell office:value-type="float" office:value="17.3037719727" calcext:value-type="float">
                <text:p>17.3037719727</text:p>
              </table:table-cell>
              <table:table-cell office:value-type="float" office:value="696.7" calcext:value-type="float">
                <text:p>696.7</text:p>
              </table:table-cell>
              <table:table-cell table:formula="of:=CONCATENATE(YEAR([.A3518]);&quot;_&quot;;MONTH([.A3518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28</text:p>
              </table:table-cell>
              <table:table-cell office:value-type="float" office:value="13.2812175751" calcext:value-type="float">
                <text:p>13.2812175751</text:p>
              </table:table-cell>
              <table:table-cell office:value-type="float" office:value="531.2" calcext:value-type="float">
                <text:p>531.2</text:p>
              </table:table-cell>
              <table:table-cell table:formula="of:=CONCATENATE(YEAR([.A3519]);&quot;_&quot;;MONTH([.A3519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29</text:p>
              </table:table-cell>
              <table:table-cell office:value-type="float" office:value="35.1775474548" calcext:value-type="float">
                <text:p>35.1775474548</text:p>
              </table:table-cell>
              <table:table-cell office:value-type="float" office:value="990" calcext:value-type="float">
                <text:p>990</text:p>
              </table:table-cell>
              <table:table-cell table:formula="of:=CONCATENATE(YEAR([.A3520]);&quot;_&quot;;MONTH([.A3520]))" office:value-type="string" office:string-value="2007_6" calcext:value-type="string">
                <text:p>2007_6</text:p>
              </table:table-cell>
            </table:table-row>
            <table:table-row table:style-name="ro1" table:visibility="collapse">
              <table:table-cell office:value-type="string" calcext:value-type="string">
                <text:p>2007-06-30</text:p>
              </table:table-cell>
              <table:table-cell office:value-type="float" office:value="76.018447876" calcext:value-type="float">
                <text:p>76.018447876</text:p>
              </table:table-cell>
              <table:table-cell office:value-type="float" office:value="900" calcext:value-type="float">
                <text:p>900</text:p>
              </table:table-cell>
              <table:table-cell table:formula="of:=CONCATENATE(YEAR([.A3521]);&quot;_&quot;;MONTH([.A3521]))" office:value-type="string" office:string-value="2007_6" calcext:value-type="string">
                <text:p>2007_6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492:.$B$3521])" office:value-type="float" office:value="1157.7639516259" calcext:value-type="float">
              <text:p>1157.7639516259</text:p>
            </table:table-cell>
            <table:table-cell/>
            <table:table-cell table:style-name="Result" office:value-type="string" calcext:value-type="string">
              <text:p>2007_6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7-07-01</text:p>
              </table:table-cell>
              <table:table-cell office:value-type="float" office:value="61.2927589417" calcext:value-type="float">
                <text:p>61.2927589417</text:p>
              </table:table-cell>
              <table:table-cell office:value-type="float" office:value="1075" calcext:value-type="float">
                <text:p>1075</text:p>
              </table:table-cell>
              <table:table-cell table:formula="of:=CONCATENATE(YEAR([.A3523]);&quot;_&quot;;MONTH([.A3523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02</text:p>
              </table:table-cell>
              <table:table-cell office:value-type="float" office:value="34.0564613342" calcext:value-type="float">
                <text:p>34.0564613342</text:p>
              </table:table-cell>
              <table:table-cell office:value-type="float" office:value="520" calcext:value-type="float">
                <text:p>520</text:p>
              </table:table-cell>
              <table:table-cell table:formula="of:=CONCATENATE(YEAR([.A3524]);&quot;_&quot;;MONTH([.A3524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03</text:p>
              </table:table-cell>
              <table:table-cell office:value-type="float" office:value="14.9499645233" calcext:value-type="float">
                <text:p>14.9499645233</text:p>
              </table:table-cell>
              <table:table-cell office:value-type="float" office:value="691.8" calcext:value-type="float">
                <text:p>691.8</text:p>
              </table:table-cell>
              <table:table-cell table:formula="of:=CONCATENATE(YEAR([.A3525]);&quot;_&quot;;MONTH([.A3525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04</text:p>
              </table:table-cell>
              <table:table-cell office:value-type="float" office:value="15.8039922714" calcext:value-type="float">
                <text:p>15.8039922714</text:p>
              </table:table-cell>
              <table:table-cell office:value-type="float" office:value="516.2" calcext:value-type="float">
                <text:p>516.2</text:p>
              </table:table-cell>
              <table:table-cell table:formula="of:=CONCATENATE(YEAR([.A3526]);&quot;_&quot;;MONTH([.A3526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05</text:p>
              </table:table-cell>
              <table:table-cell office:value-type="float" office:value="48.4410514832" calcext:value-type="float">
                <text:p>48.4410514832</text:p>
              </table:table-cell>
              <table:table-cell office:value-type="float" office:value="675" calcext:value-type="float">
                <text:p>675</text:p>
              </table:table-cell>
              <table:table-cell table:formula="of:=CONCATENATE(YEAR([.A3527]);&quot;_&quot;;MONTH([.A3527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06</text:p>
              </table:table-cell>
              <table:table-cell office:value-type="float" office:value="8.6679525375" calcext:value-type="float">
                <text:p>8.6679525375</text:p>
              </table:table-cell>
              <table:table-cell office:value-type="float" office:value="870" calcext:value-type="float">
                <text:p>870</text:p>
              </table:table-cell>
              <table:table-cell table:formula="of:=CONCATENATE(YEAR([.A3528]);&quot;_&quot;;MONTH([.A3528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07</text:p>
              </table:table-cell>
              <table:table-cell office:value-type="float" office:value="16.7904930115" calcext:value-type="float">
                <text:p>16.7904930115</text:p>
              </table:table-cell>
              <table:table-cell office:value-type="float" office:value="600" calcext:value-type="float">
                <text:p>600</text:p>
              </table:table-cell>
              <table:table-cell table:formula="of:=CONCATENATE(YEAR([.A3529]);&quot;_&quot;;MONTH([.A3529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08</text:p>
              </table:table-cell>
              <table:table-cell office:value-type="float" office:value="10.3356637955" calcext:value-type="float">
                <text:p>10.3356637955</text:p>
              </table:table-cell>
              <table:table-cell office:value-type="float" office:value="910" calcext:value-type="float">
                <text:p>910</text:p>
              </table:table-cell>
              <table:table-cell table:formula="of:=CONCATENATE(YEAR([.A3530]);&quot;_&quot;;MONTH([.A3530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09</text:p>
              </table:table-cell>
              <table:table-cell office:value-type="float" office:value="36.6213798523" calcext:value-type="float">
                <text:p>36.6213798523</text:p>
              </table:table-cell>
              <table:table-cell office:value-type="float" office:value="1587" calcext:value-type="float">
                <text:p>1587</text:p>
              </table:table-cell>
              <table:table-cell table:formula="of:=CONCATENATE(YEAR([.A3531]);&quot;_&quot;;MONTH([.A3531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10</text:p>
              </table:table-cell>
              <table:table-cell office:value-type="float" office:value="29.1124897003" calcext:value-type="float">
                <text:p>29.1124897003</text:p>
              </table:table-cell>
              <table:table-cell office:value-type="float" office:value="2640" calcext:value-type="float">
                <text:p>2640</text:p>
              </table:table-cell>
              <table:table-cell table:formula="of:=CONCATENATE(YEAR([.A3532]);&quot;_&quot;;MONTH([.A3532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11</text:p>
              </table:table-cell>
              <table:table-cell office:value-type="float" office:value="12.2486000061" calcext:value-type="float">
                <text:p>12.2486000061</text:p>
              </table:table-cell>
              <table:table-cell office:value-type="float" office:value="1230" calcext:value-type="float">
                <text:p>1230</text:p>
              </table:table-cell>
              <table:table-cell table:formula="of:=CONCATENATE(YEAR([.A3533]);&quot;_&quot;;MONTH([.A3533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12</text:p>
              </table:table-cell>
              <table:table-cell office:value-type="float" office:value="5.0329256058" calcext:value-type="float">
                <text:p>5.0329256058</text:p>
              </table:table-cell>
              <table:table-cell office:value-type="float" office:value="3061" calcext:value-type="float">
                <text:p>3061</text:p>
              </table:table-cell>
              <table:table-cell table:formula="of:=CONCATENATE(YEAR([.A3534]);&quot;_&quot;;MONTH([.A3534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13</text:p>
              </table:table-cell>
              <table:table-cell office:value-type="float" office:value="81.7141418457" calcext:value-type="float">
                <text:p>81.7141418457</text:p>
              </table:table-cell>
              <table:table-cell office:value-type="float" office:value="2640" calcext:value-type="float">
                <text:p>2640</text:p>
              </table:table-cell>
              <table:table-cell table:formula="of:=CONCATENATE(YEAR([.A3535]);&quot;_&quot;;MONTH([.A3535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14</text:p>
              </table:table-cell>
              <table:table-cell office:value-type="float" office:value="26.8692531586" calcext:value-type="float">
                <text:p>26.8692531586</text:p>
              </table:table-cell>
              <table:table-cell office:value-type="float" office:value="730" calcext:value-type="float">
                <text:p>730</text:p>
              </table:table-cell>
              <table:table-cell table:formula="of:=CONCATENATE(YEAR([.A3536]);&quot;_&quot;;MONTH([.A3536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15</text:p>
              </table:table-cell>
              <table:table-cell office:value-type="float" office:value="3.0233523846" calcext:value-type="float">
                <text:p>3.0233523846</text:p>
              </table:table-cell>
              <table:table-cell office:value-type="float" office:value="530" calcext:value-type="float">
                <text:p>530</text:p>
              </table:table-cell>
              <table:table-cell table:formula="of:=CONCATENATE(YEAR([.A3537]);&quot;_&quot;;MONTH([.A3537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16</text:p>
              </table:table-cell>
              <table:table-cell office:value-type="float" office:value="13.6010437012" calcext:value-type="float">
                <text:p>13.6010437012</text:p>
              </table:table-cell>
              <table:table-cell office:value-type="float" office:value="460" calcext:value-type="float">
                <text:p>460</text:p>
              </table:table-cell>
              <table:table-cell table:formula="of:=CONCATENATE(YEAR([.A3538]);&quot;_&quot;;MONTH([.A3538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17</text:p>
              </table:table-cell>
              <table:table-cell office:value-type="float" office:value="55.2608909607" calcext:value-type="float">
                <text:p>55.2608909607</text:p>
              </table:table-cell>
              <table:table-cell office:value-type="float" office:value="488.8" calcext:value-type="float">
                <text:p>488.8</text:p>
              </table:table-cell>
              <table:table-cell table:formula="of:=CONCATENATE(YEAR([.A3539]);&quot;_&quot;;MONTH([.A3539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18</text:p>
              </table:table-cell>
              <table:table-cell office:value-type="float" office:value="11.1368284225" calcext:value-type="float">
                <text:p>11.1368284225</text:p>
              </table:table-cell>
              <table:table-cell office:value-type="float" office:value="2590" calcext:value-type="float">
                <text:p>2590</text:p>
              </table:table-cell>
              <table:table-cell table:formula="of:=CONCATENATE(YEAR([.A3540]);&quot;_&quot;;MONTH([.A3540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19</text:p>
              </table:table-cell>
              <table:table-cell office:value-type="float" office:value="4.3604979515" calcext:value-type="float">
                <text:p>4.3604979515</text:p>
              </table:table-cell>
              <table:table-cell office:value-type="float" office:value="820" calcext:value-type="float">
                <text:p>820</text:p>
              </table:table-cell>
              <table:table-cell table:formula="of:=CONCATENATE(YEAR([.A3541]);&quot;_&quot;;MONTH([.A3541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20</text:p>
              </table:table-cell>
              <table:table-cell office:value-type="float" office:value="56.3372001648" calcext:value-type="float">
                <text:p>56.3372001648</text:p>
              </table:table-cell>
              <table:table-cell office:value-type="float" office:value="490" calcext:value-type="float">
                <text:p>490</text:p>
              </table:table-cell>
              <table:table-cell table:formula="of:=CONCATENATE(YEAR([.A3542]);&quot;_&quot;;MONTH([.A3542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21</text:p>
              </table:table-cell>
              <table:table-cell office:value-type="float" office:value="73.162727356" calcext:value-type="float">
                <text:p>73.162727356</text:p>
              </table:table-cell>
              <table:table-cell office:value-type="float" office:value="395.1" calcext:value-type="float">
                <text:p>395.1</text:p>
              </table:table-cell>
              <table:table-cell table:formula="of:=CONCATENATE(YEAR([.A3543]);&quot;_&quot;;MONTH([.A3543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22</text:p>
              </table:table-cell>
              <table:table-cell office:value-type="float" office:value="20.2045974731" calcext:value-type="float">
                <text:p>20.2045974731</text:p>
              </table:table-cell>
              <table:table-cell office:value-type="float" office:value="260" calcext:value-type="float">
                <text:p>260</text:p>
              </table:table-cell>
              <table:table-cell table:formula="of:=CONCATENATE(YEAR([.A3544]);&quot;_&quot;;MONTH([.A3544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23</text:p>
              </table:table-cell>
              <table:table-cell office:value-type="float" office:value="7.8301825523" calcext:value-type="float">
                <text:p>7.8301825523</text:p>
              </table:table-cell>
              <table:table-cell office:value-type="float" office:value="200" calcext:value-type="float">
                <text:p>200</text:p>
              </table:table-cell>
              <table:table-cell table:formula="of:=CONCATENATE(YEAR([.A3545]);&quot;_&quot;;MONTH([.A3545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24</text:p>
              </table:table-cell>
              <table:table-cell office:value-type="float" office:value="20.0964221954" calcext:value-type="float">
                <text:p>20.0964221954</text:p>
              </table:table-cell>
              <table:table-cell office:value-type="float" office:value="385" calcext:value-type="float">
                <text:p>385</text:p>
              </table:table-cell>
              <table:table-cell table:formula="of:=CONCATENATE(YEAR([.A3546]);&quot;_&quot;;MONTH([.A3546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25</text:p>
              </table:table-cell>
              <table:table-cell office:value-type="float" office:value="27.3376178741" calcext:value-type="float">
                <text:p>27.3376178741</text:p>
              </table:table-cell>
              <table:table-cell office:value-type="float" office:value="950" calcext:value-type="float">
                <text:p>950</text:p>
              </table:table-cell>
              <table:table-cell table:formula="of:=CONCATENATE(YEAR([.A3547]);&quot;_&quot;;MONTH([.A3547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26</text:p>
              </table:table-cell>
              <table:table-cell office:value-type="float" office:value="11.5365447998" calcext:value-type="float">
                <text:p>11.5365447998</text:p>
              </table:table-cell>
              <table:table-cell office:value-type="float" office:value="1110" calcext:value-type="float">
                <text:p>1110</text:p>
              </table:table-cell>
              <table:table-cell table:formula="of:=CONCATENATE(YEAR([.A3548]);&quot;_&quot;;MONTH([.A3548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27</text:p>
              </table:table-cell>
              <table:table-cell office:value-type="float" office:value="61.3683586121" calcext:value-type="float">
                <text:p>61.3683586121</text:p>
              </table:table-cell>
              <table:table-cell office:value-type="float" office:value="880" calcext:value-type="float">
                <text:p>880</text:p>
              </table:table-cell>
              <table:table-cell table:formula="of:=CONCATENATE(YEAR([.A3549]);&quot;_&quot;;MONTH([.A3549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28</text:p>
              </table:table-cell>
              <table:table-cell office:value-type="float" office:value="42.4065475464" calcext:value-type="float">
                <text:p>42.4065475464</text:p>
              </table:table-cell>
              <table:table-cell office:value-type="float" office:value="760.8" calcext:value-type="float">
                <text:p>760.8</text:p>
              </table:table-cell>
              <table:table-cell table:formula="of:=CONCATENATE(YEAR([.A3550]);&quot;_&quot;;MONTH([.A3550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29</text:p>
              </table:table-cell>
              <table:table-cell office:value-type="float" office:value="70.4272460938" calcext:value-type="float">
                <text:p>70.4272460938</text:p>
              </table:table-cell>
              <table:table-cell office:value-type="float" office:value="760" calcext:value-type="float">
                <text:p>760</text:p>
              </table:table-cell>
              <table:table-cell table:formula="of:=CONCATENATE(YEAR([.A3551]);&quot;_&quot;;MONTH([.A3551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30</text:p>
              </table:table-cell>
              <table:table-cell office:value-type="float" office:value="72.0178222656" calcext:value-type="float">
                <text:p>72.0178222656</text:p>
              </table:table-cell>
              <table:table-cell office:value-type="float" office:value="1340" calcext:value-type="float">
                <text:p>1340</text:p>
              </table:table-cell>
              <table:table-cell table:formula="of:=CONCATENATE(YEAR([.A3552]);&quot;_&quot;;MONTH([.A3552]))" office:value-type="string" office:string-value="2007_7" calcext:value-type="string">
                <text:p>2007_7</text:p>
              </table:table-cell>
            </table:table-row>
            <table:table-row table:style-name="ro1" table:visibility="collapse">
              <table:table-cell office:value-type="string" calcext:value-type="string">
                <text:p>2007-07-31</text:p>
              </table:table-cell>
              <table:table-cell office:value-type="float" office:value="23.434129715" calcext:value-type="float">
                <text:p>23.434129715</text:p>
              </table:table-cell>
              <table:table-cell office:value-type="float" office:value="2135" calcext:value-type="float">
                <text:p>2135</text:p>
              </table:table-cell>
              <table:table-cell table:formula="of:=CONCATENATE(YEAR([.A3553]);&quot;_&quot;;MONTH([.A3553]))" office:value-type="string" office:string-value="2007_7" calcext:value-type="string">
                <text:p>2007_7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523:.$B$3553])" office:value-type="float" office:value="975.479138136" calcext:value-type="float">
              <text:p>975.479138136</text:p>
            </table:table-cell>
            <table:table-cell/>
            <table:table-cell table:style-name="Result" office:value-type="string" calcext:value-type="string">
              <text:p>2007_7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7-08-01</text:p>
              </table:table-cell>
              <table:table-cell office:value-type="float" office:value="5.8280539513" calcext:value-type="float">
                <text:p>5.8280539513</text:p>
              </table:table-cell>
              <table:table-cell office:value-type="float" office:value="1605" calcext:value-type="float">
                <text:p>1605</text:p>
              </table:table-cell>
              <table:table-cell table:formula="of:=CONCATENATE(YEAR([.A3555]);&quot;_&quot;;MONTH([.A3555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02</text:p>
              </table:table-cell>
              <table:table-cell office:value-type="float" office:value="115.2353134155" calcext:value-type="float">
                <text:p>115.2353134155</text:p>
              </table:table-cell>
              <table:table-cell office:value-type="float" office:value="1350" calcext:value-type="float">
                <text:p>1350</text:p>
              </table:table-cell>
              <table:table-cell table:formula="of:=CONCATENATE(YEAR([.A3556]);&quot;_&quot;;MONTH([.A3556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03</text:p>
              </table:table-cell>
              <table:table-cell office:value-type="float" office:value="87.2199859619" calcext:value-type="float">
                <text:p>87.2199859619</text:p>
              </table:table-cell>
              <table:table-cell office:value-type="float" office:value="1035" calcext:value-type="float">
                <text:p>1035</text:p>
              </table:table-cell>
              <table:table-cell table:formula="of:=CONCATENATE(YEAR([.A3557]);&quot;_&quot;;MONTH([.A3557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04</text:p>
              </table:table-cell>
              <table:table-cell office:value-type="float" office:value="74.9449081421" calcext:value-type="float">
                <text:p>74.9449081421</text:p>
              </table:table-cell>
              <table:table-cell office:value-type="float" office:value="837.5" calcext:value-type="float">
                <text:p>837.5</text:p>
              </table:table-cell>
              <table:table-cell table:formula="of:=CONCATENATE(YEAR([.A3558]);&quot;_&quot;;MONTH([.A3558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05</text:p>
              </table:table-cell>
              <table:table-cell office:value-type="float" office:value="107.1345748901" calcext:value-type="float">
                <text:p>107.1345748901</text:p>
              </table:table-cell>
              <table:table-cell office:value-type="float" office:value="511.4" calcext:value-type="float">
                <text:p>511.4</text:p>
              </table:table-cell>
              <table:table-cell table:formula="of:=CONCATENATE(YEAR([.A3559]);&quot;_&quot;;MONTH([.A3559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06</text:p>
              </table:table-cell>
              <table:table-cell office:value-type="float" office:value="105.8873825073" calcext:value-type="float">
                <text:p>105.8873825073</text:p>
              </table:table-cell>
              <table:table-cell office:value-type="float" office:value="1550" calcext:value-type="float">
                <text:p>1550</text:p>
              </table:table-cell>
              <table:table-cell table:formula="of:=CONCATENATE(YEAR([.A3560]);&quot;_&quot;;MONTH([.A3560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07</text:p>
              </table:table-cell>
              <table:table-cell office:value-type="float" office:value="64.6983566284" calcext:value-type="float">
                <text:p>64.6983566284</text:p>
              </table:table-cell>
              <table:table-cell office:value-type="float" office:value="2202" calcext:value-type="float">
                <text:p>2202</text:p>
              </table:table-cell>
              <table:table-cell table:formula="of:=CONCATENATE(YEAR([.A3561]);&quot;_&quot;;MONTH([.A3561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08</text:p>
              </table:table-cell>
              <table:table-cell office:value-type="float" office:value="38.3381195068" calcext:value-type="float">
                <text:p>38.3381195068</text:p>
              </table:table-cell>
              <table:table-cell office:value-type="float" office:value="1445" calcext:value-type="float">
                <text:p>1445</text:p>
              </table:table-cell>
              <table:table-cell table:formula="of:=CONCATENATE(YEAR([.A3562]);&quot;_&quot;;MONTH([.A3562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09</text:p>
              </table:table-cell>
              <table:table-cell office:value-type="float" office:value="26.3277053833" calcext:value-type="float">
                <text:p>26.3277053833</text:p>
              </table:table-cell>
              <table:table-cell office:value-type="float" office:value="1150" calcext:value-type="float">
                <text:p>1150</text:p>
              </table:table-cell>
              <table:table-cell table:formula="of:=CONCATENATE(YEAR([.A3563]);&quot;_&quot;;MONTH([.A3563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10</text:p>
              </table:table-cell>
              <table:table-cell office:value-type="float" office:value="24.8022727966" calcext:value-type="float">
                <text:p>24.8022727966</text:p>
              </table:table-cell>
              <table:table-cell office:value-type="float" office:value="580" calcext:value-type="float">
                <text:p>580</text:p>
              </table:table-cell>
              <table:table-cell table:formula="of:=CONCATENATE(YEAR([.A3564]);&quot;_&quot;;MONTH([.A3564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11</text:p>
              </table:table-cell>
              <table:table-cell office:value-type="float" office:value="7.2055649757" calcext:value-type="float">
                <text:p>7.2055649757</text:p>
              </table:table-cell>
              <table:table-cell office:value-type="float" office:value="470" calcext:value-type="float">
                <text:p>470</text:p>
              </table:table-cell>
              <table:table-cell table:formula="of:=CONCATENATE(YEAR([.A3565]);&quot;_&quot;;MONTH([.A3565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12</text:p>
              </table:table-cell>
              <table:table-cell office:value-type="float" office:value="12.1109104156" calcext:value-type="float">
                <text:p>12.1109104156</text:p>
              </table:table-cell>
              <table:table-cell office:value-type="float" office:value="380" calcext:value-type="float">
                <text:p>380</text:p>
              </table:table-cell>
              <table:table-cell table:formula="of:=CONCATENATE(YEAR([.A3566]);&quot;_&quot;;MONTH([.A3566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13</text:p>
              </table:table-cell>
              <table:table-cell office:value-type="float" office:value="3.8919811249" calcext:value-type="float">
                <text:p>3.8919811249</text:p>
              </table:table-cell>
              <table:table-cell office:value-type="float" office:value="572.4" calcext:value-type="float">
                <text:p>572.4</text:p>
              </table:table-cell>
              <table:table-cell table:formula="of:=CONCATENATE(YEAR([.A3567]);&quot;_&quot;;MONTH([.A3567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14</text:p>
              </table:table-cell>
              <table:table-cell office:value-type="float" office:value="10.3700733185" calcext:value-type="float">
                <text:p>10.3700733185</text:p>
              </table:table-cell>
              <table:table-cell office:value-type="float" office:value="355" calcext:value-type="float">
                <text:p>355</text:p>
              </table:table-cell>
              <table:table-cell table:formula="of:=CONCATENATE(YEAR([.A3568]);&quot;_&quot;;MONTH([.A3568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15</text:p>
              </table:table-cell>
              <table:table-cell office:value-type="float" office:value="17.443862915" calcext:value-type="float">
                <text:p>17.443862915</text:p>
              </table:table-cell>
              <table:table-cell office:value-type="float" office:value="310" calcext:value-type="float">
                <text:p>310</text:p>
              </table:table-cell>
              <table:table-cell table:formula="of:=CONCATENATE(YEAR([.A3569]);&quot;_&quot;;MONTH([.A3569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16</text:p>
              </table:table-cell>
              <table:table-cell office:value-type="float" office:value="11.6164636612" calcext:value-type="float">
                <text:p>11.6164636612</text:p>
              </table:table-cell>
              <table:table-cell office:value-type="float" office:value="510" calcext:value-type="float">
                <text:p>510</text:p>
              </table:table-cell>
              <table:table-cell table:formula="of:=CONCATENATE(YEAR([.A3570]);&quot;_&quot;;MONTH([.A3570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17</text:p>
              </table:table-cell>
              <table:table-cell office:value-type="float" office:value="1.4112943411" calcext:value-type="float">
                <text:p>1.4112943411</text:p>
              </table:table-cell>
              <table:table-cell office:value-type="float" office:value="380" calcext:value-type="float">
                <text:p>380</text:p>
              </table:table-cell>
              <table:table-cell table:formula="of:=CONCATENATE(YEAR([.A3571]);&quot;_&quot;;MONTH([.A3571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18</text:p>
              </table:table-cell>
              <table:table-cell office:value-type="float" office:value="1.5514725447" calcext:value-type="float">
                <text:p>1.5514725447</text:p>
              </table:table-cell>
              <table:table-cell office:value-type="float" office:value="440.8" calcext:value-type="float">
                <text:p>440.8</text:p>
              </table:table-cell>
              <table:table-cell table:formula="of:=CONCATENATE(YEAR([.A3572]);&quot;_&quot;;MONTH([.A3572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19</text:p>
              </table:table-cell>
              <table:table-cell office:value-type="float" office:value="6.2333507538" calcext:value-type="float">
                <text:p>6.2333507538</text:p>
              </table:table-cell>
              <table:table-cell office:value-type="float" office:value="398.1" calcext:value-type="float">
                <text:p>398.1</text:p>
              </table:table-cell>
              <table:table-cell table:formula="of:=CONCATENATE(YEAR([.A3573]);&quot;_&quot;;MONTH([.A3573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20</text:p>
              </table:table-cell>
              <table:table-cell office:value-type="float" office:value="31.497674942" calcext:value-type="float">
                <text:p>31.497674942</text:p>
              </table:table-cell>
              <table:table-cell office:value-type="float" office:value="502.9" calcext:value-type="float">
                <text:p>502.9</text:p>
              </table:table-cell>
              <table:table-cell table:formula="of:=CONCATENATE(YEAR([.A3574]);&quot;_&quot;;MONTH([.A3574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21</text:p>
              </table:table-cell>
              <table:table-cell office:value-type="float" office:value="51.8439674377" calcext:value-type="float">
                <text:p>51.8439674377</text:p>
              </table:table-cell>
              <table:table-cell office:value-type="float" office:value="360" calcext:value-type="float">
                <text:p>360</text:p>
              </table:table-cell>
              <table:table-cell table:formula="of:=CONCATENATE(YEAR([.A3575]);&quot;_&quot;;MONTH([.A3575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22</text:p>
              </table:table-cell>
              <table:table-cell office:value-type="float" office:value="8.4933176041" calcext:value-type="float">
                <text:p>8.4933176041</text:p>
              </table:table-cell>
              <table:table-cell office:value-type="float" office:value="990" calcext:value-type="float">
                <text:p>990</text:p>
              </table:table-cell>
              <table:table-cell table:formula="of:=CONCATENATE(YEAR([.A3576]);&quot;_&quot;;MONTH([.A3576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23</text:p>
              </table:table-cell>
              <table:table-cell office:value-type="float" office:value="25.7397727966" calcext:value-type="float">
                <text:p>25.7397727966</text:p>
              </table:table-cell>
              <table:table-cell office:value-type="float" office:value="1160" calcext:value-type="float">
                <text:p>1160</text:p>
              </table:table-cell>
              <table:table-cell table:formula="of:=CONCATENATE(YEAR([.A3577]);&quot;_&quot;;MONTH([.A3577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24</text:p>
              </table:table-cell>
              <table:table-cell office:value-type="float" office:value="7.4923048019" calcext:value-type="float">
                <text:p>7.4923048019</text:p>
              </table:table-cell>
              <table:table-cell office:value-type="float" office:value="880" calcext:value-type="float">
                <text:p>880</text:p>
              </table:table-cell>
              <table:table-cell table:formula="of:=CONCATENATE(YEAR([.A3578]);&quot;_&quot;;MONTH([.A3578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25</text:p>
              </table:table-cell>
              <table:table-cell office:value-type="float" office:value="22.3023910522" calcext:value-type="float">
                <text:p>22.3023910522</text:p>
              </table:table-cell>
              <table:table-cell office:value-type="float" office:value="990" calcext:value-type="float">
                <text:p>990</text:p>
              </table:table-cell>
              <table:table-cell table:formula="of:=CONCATENATE(YEAR([.A3579]);&quot;_&quot;;MONTH([.A3579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26</text:p>
              </table:table-cell>
              <table:table-cell office:value-type="float" office:value="31.2561511993" calcext:value-type="float">
                <text:p>31.2561511993</text:p>
              </table:table-cell>
              <table:table-cell office:value-type="float" office:value="1200" calcext:value-type="float">
                <text:p>1200</text:p>
              </table:table-cell>
              <table:table-cell table:formula="of:=CONCATENATE(YEAR([.A3580]);&quot;_&quot;;MONTH([.A3580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27</text:p>
              </table:table-cell>
              <table:table-cell office:value-type="float" office:value="16.7449398041" calcext:value-type="float">
                <text:p>16.7449398041</text:p>
              </table:table-cell>
              <table:table-cell office:value-type="float" office:value="1020" calcext:value-type="float">
                <text:p>1020</text:p>
              </table:table-cell>
              <table:table-cell table:formula="of:=CONCATENATE(YEAR([.A3581]);&quot;_&quot;;MONTH([.A3581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28</text:p>
              </table:table-cell>
              <table:table-cell office:value-type="float" office:value="15.029" calcext:value-type="float">
                <text:p>15.029</text:p>
              </table:table-cell>
              <table:table-cell office:value-type="float" office:value="780" calcext:value-type="float">
                <text:p>780</text:p>
              </table:table-cell>
              <table:table-cell table:formula="of:=CONCATENATE(YEAR([.A3582]);&quot;_&quot;;MONTH([.A3582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29</text:p>
              </table:table-cell>
              <table:table-cell office:value-type="float" office:value="13.3133039474" calcext:value-type="float">
                <text:p>13.3133039474</text:p>
              </table:table-cell>
              <table:table-cell office:value-type="float" office:value="510" calcext:value-type="float">
                <text:p>510</text:p>
              </table:table-cell>
              <table:table-cell table:formula="of:=CONCATENATE(YEAR([.A3583]);&quot;_&quot;;MONTH([.A3583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30</text:p>
              </table:table-cell>
              <table:table-cell office:value-type="float" office:value="44.041557312" calcext:value-type="float">
                <text:p>44.041557312</text:p>
              </table:table-cell>
              <table:table-cell office:value-type="float" office:value="420" calcext:value-type="float">
                <text:p>420</text:p>
              </table:table-cell>
              <table:table-cell table:formula="of:=CONCATENATE(YEAR([.A3584]);&quot;_&quot;;MONTH([.A3584]))" office:value-type="string" office:string-value="2007_8" calcext:value-type="string">
                <text:p>2007_8</text:p>
              </table:table-cell>
            </table:table-row>
            <table:table-row table:style-name="ro1" table:visibility="collapse">
              <table:table-cell office:value-type="string" calcext:value-type="string">
                <text:p>2007-08-31</text:p>
              </table:table-cell>
              <table:table-cell office:value-type="float" office:value="50.8047180176" calcext:value-type="float">
                <text:p>50.8047180176</text:p>
              </table:table-cell>
              <table:table-cell office:value-type="float" office:value="780" calcext:value-type="float">
                <text:p>780</text:p>
              </table:table-cell>
              <table:table-cell table:formula="of:=CONCATENATE(YEAR([.A3585]);&quot;_&quot;;MONTH([.A3585]))" office:value-type="string" office:string-value="2007_8" calcext:value-type="string">
                <text:p>2007_8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555:.$B$3585])" office:value-type="float" office:value="1040.8107461487" calcext:value-type="float">
              <text:p>1040.8107461487</text:p>
            </table:table-cell>
            <table:table-cell/>
            <table:table-cell table:style-name="Result" office:value-type="string" calcext:value-type="string">
              <text:p>2007_8 Sum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07-09-01</text:p>
              </table:table-cell>
              <table:table-cell office:value-type="float" office:value="30.9685459137" calcext:value-type="float">
                <text:p>30.9685459137</text:p>
              </table:table-cell>
              <table:table-cell office:value-type="float" office:value="290" calcext:value-type="float">
                <text:p>290</text:p>
              </table:table-cell>
              <table:table-cell table:formula="of:=CONCATENATE(YEAR([.A3587]);&quot;_&quot;;MONTH([.A3587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02</text:p>
              </table:table-cell>
              <table:table-cell office:value-type="float" office:value="55.6477584839" calcext:value-type="float">
                <text:p>55.6477584839</text:p>
              </table:table-cell>
              <table:table-cell office:value-type="float" office:value="215" calcext:value-type="float">
                <text:p>215</text:p>
              </table:table-cell>
              <table:table-cell table:formula="of:=CONCATENATE(YEAR([.A3588]);&quot;_&quot;;MONTH([.A3588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03</text:p>
              </table:table-cell>
              <table:table-cell office:value-type="float" office:value="56.5066833496" calcext:value-type="float">
                <text:p>56.5066833496</text:p>
              </table:table-cell>
              <table:table-cell office:value-type="float" office:value="245" calcext:value-type="float">
                <text:p>245</text:p>
              </table:table-cell>
              <table:table-cell table:formula="of:=CONCATENATE(YEAR([.A3589]);&quot;_&quot;;MONTH([.A3589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04</text:p>
              </table:table-cell>
              <table:table-cell office:value-type="float" office:value="22.4561786652" calcext:value-type="float">
                <text:p>22.4561786652</text:p>
              </table:table-cell>
              <table:table-cell office:value-type="float" office:value="195" calcext:value-type="float">
                <text:p>195</text:p>
              </table:table-cell>
              <table:table-cell table:formula="of:=CONCATENATE(YEAR([.A3590]);&quot;_&quot;;MONTH([.A3590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05</text:p>
              </table:table-cell>
              <table:table-cell office:value-type="float" office:value="23.6950187683" calcext:value-type="float">
                <text:p>23.6950187683</text:p>
              </table:table-cell>
              <table:table-cell office:value-type="float" office:value="170" calcext:value-type="float">
                <text:p>170</text:p>
              </table:table-cell>
              <table:table-cell table:formula="of:=CONCATENATE(YEAR([.A3591]);&quot;_&quot;;MONTH([.A3591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06</text:p>
              </table:table-cell>
              <table:table-cell office:value-type="float" office:value="7.6293544769" calcext:value-type="float">
                <text:p>7.6293544769</text:p>
              </table:table-cell>
              <table:table-cell office:value-type="float" office:value="150" calcext:value-type="float">
                <text:p>150</text:p>
              </table:table-cell>
              <table:table-cell table:formula="of:=CONCATENATE(YEAR([.A3592]);&quot;_&quot;;MONTH([.A3592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07</text:p>
              </table:table-cell>
              <table:table-cell office:value-type="float" office:value="0.8485075831" calcext:value-type="float">
                <text:p>0.8485075831</text:p>
              </table:table-cell>
              <table:table-cell office:value-type="float" office:value="140" calcext:value-type="float">
                <text:p>140</text:p>
              </table:table-cell>
              <table:table-cell table:formula="of:=CONCATENATE(YEAR([.A3593]);&quot;_&quot;;MONTH([.A3593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08</text:p>
              </table:table-cell>
              <table:table-cell office:value-type="float" office:value="4.8962893486" calcext:value-type="float">
                <text:p>4.8962893486</text:p>
              </table:table-cell>
              <table:table-cell office:value-type="float" office:value="133" calcext:value-type="float">
                <text:p>133</text:p>
              </table:table-cell>
              <table:table-cell table:formula="of:=CONCATENATE(YEAR([.A3594]);&quot;_&quot;;MONTH([.A3594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09</text:p>
              </table:table-cell>
              <table:table-cell office:value-type="float" office:value="7.6765217781" calcext:value-type="float">
                <text:p>7.6765217781</text:p>
              </table:table-cell>
              <table:table-cell office:value-type="float" office:value="130" calcext:value-type="float">
                <text:p>130</text:p>
              </table:table-cell>
              <table:table-cell table:formula="of:=CONCATENATE(YEAR([.A3595]);&quot;_&quot;;MONTH([.A3595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10</text:p>
              </table:table-cell>
              <table:table-cell office:value-type="float" office:value="11.3512887955" calcext:value-type="float">
                <text:p>11.3512887955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3596]);&quot;_&quot;;MONTH([.A3596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11</text:p>
              </table:table-cell>
              <table:table-cell office:value-type="float" office:value="0.9689953327" calcext:value-type="float">
                <text:p>0.9689953327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3597]);&quot;_&quot;;MONTH([.A3597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12</text:p>
              </table:table-cell>
              <table:table-cell office:value-type="float" office:value="6.5428910255" calcext:value-type="float">
                <text:p>6.5428910255</text:p>
              </table:table-cell>
              <table:table-cell office:value-type="float" office:value="101" calcext:value-type="float">
                <text:p>101</text:p>
              </table:table-cell>
              <table:table-cell table:formula="of:=CONCATENATE(YEAR([.A3598]);&quot;_&quot;;MONTH([.A3598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13</text:p>
              </table:table-cell>
              <table:table-cell office:value-type="float" office:value="3.416533947" calcext:value-type="float">
                <text:p>3.416533947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3599]);&quot;_&quot;;MONTH([.A3599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14</text:p>
              </table:table-cell>
              <table:table-cell office:value-type="float" office:value="13.7402114868" calcext:value-type="float">
                <text:p>13.7402114868</text:p>
              </table:table-cell>
              <table:table-cell office:value-type="float" office:value="110" calcext:value-type="float">
                <text:p>110</text:p>
              </table:table-cell>
              <table:table-cell table:formula="of:=CONCATENATE(YEAR([.A3600]);&quot;_&quot;;MONTH([.A3600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15</text:p>
              </table:table-cell>
              <table:table-cell office:value-type="float" office:value="24.3170528412" calcext:value-type="float">
                <text:p>24.3170528412</text:p>
              </table:table-cell>
              <table:table-cell office:value-type="float" office:value="105.45" calcext:value-type="float">
                <text:p>105.45</text:p>
              </table:table-cell>
              <table:table-cell table:formula="of:=CONCATENATE(YEAR([.A3601]);&quot;_&quot;;MONTH([.A3601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16</text:p>
              </table:table-cell>
              <table:table-cell office:value-type="float" office:value="17.9603786469" calcext:value-type="float">
                <text:p>17.9603786469</text:p>
              </table:table-cell>
              <table:table-cell office:value-type="float" office:value="101" calcext:value-type="float">
                <text:p>101</text:p>
              </table:table-cell>
              <table:table-cell table:formula="of:=CONCATENATE(YEAR([.A3602]);&quot;_&quot;;MONTH([.A3602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17</text:p>
              </table:table-cell>
              <table:table-cell office:value-type="float" office:value="48.1360359192" calcext:value-type="float">
                <text:p>48.1360359192</text:p>
              </table:table-cell>
              <table:table-cell office:value-type="float" office:value="96" calcext:value-type="float">
                <text:p>96</text:p>
              </table:table-cell>
              <table:table-cell table:formula="of:=CONCATENATE(YEAR([.A3603]);&quot;_&quot;;MONTH([.A3603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18</text:p>
              </table:table-cell>
              <table:table-cell office:value-type="float" office:value="74.2792510986" calcext:value-type="float">
                <text:p>74.2792510986</text:p>
              </table:table-cell>
              <table:table-cell office:value-type="float" office:value="95" calcext:value-type="float">
                <text:p>95</text:p>
              </table:table-cell>
              <table:table-cell table:formula="of:=CONCATENATE(YEAR([.A3604]);&quot;_&quot;;MONTH([.A3604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19</text:p>
              </table:table-cell>
              <table:table-cell office:value-type="float" office:value="49.9196891785" calcext:value-type="float">
                <text:p>49.9196891785</text:p>
              </table:table-cell>
              <table:table-cell office:value-type="float" office:value="92.65" calcext:value-type="float">
                <text:p>92.65</text:p>
              </table:table-cell>
              <table:table-cell table:formula="of:=CONCATENATE(YEAR([.A3605]);&quot;_&quot;;MONTH([.A3605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20</text:p>
              </table:table-cell>
              <table:table-cell office:value-type="float" office:value="2.1558651924" calcext:value-type="float">
                <text:p>2.1558651924</text:p>
              </table:table-cell>
              <table:table-cell office:value-type="float" office:value="98.54" calcext:value-type="float">
                <text:p>98.54</text:p>
              </table:table-cell>
              <table:table-cell table:formula="of:=CONCATENATE(YEAR([.A3606]);&quot;_&quot;;MONTH([.A3606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21</text:p>
              </table:table-cell>
              <table:table-cell office:value-type="float" office:value="2.0442962646" calcext:value-type="float">
                <text:p>2.0442962646</text:p>
              </table:table-cell>
              <table:table-cell office:value-type="float" office:value="95" calcext:value-type="float">
                <text:p>95</text:p>
              </table:table-cell>
              <table:table-cell table:formula="of:=CONCATENATE(YEAR([.A3607]);&quot;_&quot;;MONTH([.A3607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22</text:p>
              </table:table-cell>
              <table:table-cell office:value-type="float" office:value="1.7813131809" calcext:value-type="float">
                <text:p>1.7813131809</text:p>
              </table:table-cell>
              <table:table-cell office:value-type="float" office:value="108.3" calcext:value-type="float">
                <text:p>108.3</text:p>
              </table:table-cell>
              <table:table-cell table:formula="of:=CONCATENATE(YEAR([.A3608]);&quot;_&quot;;MONTH([.A3608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23</text:p>
              </table:table-cell>
              <table:table-cell office:value-type="float" office:value="10.6992931366" calcext:value-type="float">
                <text:p>10.6992931366</text:p>
              </table:table-cell>
              <table:table-cell office:value-type="float" office:value="95" calcext:value-type="float">
                <text:p>95</text:p>
              </table:table-cell>
              <table:table-cell table:formula="of:=CONCATENATE(YEAR([.A3609]);&quot;_&quot;;MONTH([.A3609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24</text:p>
              </table:table-cell>
              <table:table-cell office:value-type="float" office:value="28.4709777832" calcext:value-type="float">
                <text:p>28.4709777832</text:p>
              </table:table-cell>
              <table:table-cell office:value-type="float" office:value="90" calcext:value-type="float">
                <text:p>90</text:p>
              </table:table-cell>
              <table:table-cell table:formula="of:=CONCATENATE(YEAR([.A3610]);&quot;_&quot;;MONTH([.A3610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25</text:p>
              </table:table-cell>
              <table:table-cell office:value-type="float" office:value="36.7530136108" calcext:value-type="float">
                <text:p>36.7530136108</text:p>
              </table:table-cell>
              <table:table-cell office:value-type="float" office:value="85" calcext:value-type="float">
                <text:p>85</text:p>
              </table:table-cell>
              <table:table-cell table:formula="of:=CONCATENATE(YEAR([.A3611]);&quot;_&quot;;MONTH([.A3611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26</text:p>
              </table:table-cell>
              <table:table-cell office:value-type="float" office:value="15.8044748306" calcext:value-type="float">
                <text:p>15.8044748306</text:p>
              </table:table-cell>
              <table:table-cell office:value-type="float" office:value="85" calcext:value-type="float">
                <text:p>85</text:p>
              </table:table-cell>
              <table:table-cell table:formula="of:=CONCATENATE(YEAR([.A3612]);&quot;_&quot;;MONTH([.A3612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27</text:p>
              </table:table-cell>
              <table:table-cell office:value-type="float" office:value="2.3191258907" calcext:value-type="float">
                <text:p>2.3191258907</text:p>
              </table:table-cell>
              <table:table-cell office:value-type="float" office:value="81.45" calcext:value-type="float">
                <text:p>81.45</text:p>
              </table:table-cell>
              <table:table-cell table:formula="of:=CONCATENATE(YEAR([.A3613]);&quot;_&quot;;MONTH([.A3613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28</text:p>
              </table:table-cell>
              <table:table-cell office:value-type="float" office:value="11.5751476288" calcext:value-type="float">
                <text:p>11.5751476288</text:p>
              </table:table-cell>
              <table:table-cell office:value-type="float" office:value="81" calcext:value-type="float">
                <text:p>81</text:p>
              </table:table-cell>
              <table:table-cell table:formula="of:=CONCATENATE(YEAR([.A3614]);&quot;_&quot;;MONTH([.A3614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29</text:p>
              </table:table-cell>
              <table:table-cell office:value-type="float" office:value="23.9219532013" calcext:value-type="float">
                <text:p>23.9219532013</text:p>
              </table:table-cell>
              <table:table-cell office:value-type="float" office:value="75.52" calcext:value-type="float">
                <text:p>75.52</text:p>
              </table:table-cell>
              <table:table-cell table:formula="of:=CONCATENATE(YEAR([.A3615]);&quot;_&quot;;MONTH([.A3615]))" office:value-type="string" office:string-value="2007_9" calcext:value-type="string">
                <text:p>2007_9</text:p>
              </table:table-cell>
            </table:table-row>
            <table:table-row table:style-name="ro1" table:visibility="collapse">
              <table:table-cell office:value-type="string" calcext:value-type="string">
                <text:p>2007-09-30</text:p>
              </table:table-cell>
              <table:table-cell office:value-type="float" office:value="53.4771728516" calcext:value-type="float">
                <text:p>53.4771728516</text:p>
              </table:table-cell>
              <table:table-cell office:value-type="float" office:value="124.8" calcext:value-type="float">
                <text:p>124.8</text:p>
              </table:table-cell>
              <table:table-cell table:formula="of:=CONCATENATE(YEAR([.A3616]);&quot;_&quot;;MONTH([.A3616]))" office:value-type="string" office:string-value="2007_9" calcext:value-type="string">
                <text:p>2007_9</text:p>
              </table:table-cell>
            </table:table-row>
          </table:table-row-group>
          <table:table-row table:style-name="ro1">
            <table:table-cell/>
            <table:table-cell table:style-name="Result" table:formula="of:=SUBTOTAL(9;[.$B$3587:.$B$3616])" office:value-type="float" office:value="649.9598202108" calcext:value-type="float">
              <text:p>649.9598202108</text:p>
            </table:table-cell>
            <table:table-cell/>
            <table:table-cell table:style-name="Result" office:value-type="string" calcext:value-type="string">
              <text:p>2007_9 Sum</text:p>
            </table:table-cell>
          </table:table-row>
        </table:table-row-group>
        <table:table-row table:style-name="ro1">
          <table:table-cell/>
          <table:table-cell table:style-name="Result" table:formula="of:=SUBTOTAL(9;[.$B$2:.$B$3617])" office:value-type="float" office:value="35155.4208857119" calcext:value-type="float">
            <text:p>35155.4208857119</text:p>
          </table:table-cell>
          <table:table-cell/>
          <table:table-cell table:style-name="Result" office:value-type="string" calcext:value-type="string">
            <text:p>Grand Total</text:p>
          </table:table-cell>
        </table:table-row>
      </table:table>
      <table:named-expressions/>
      <table:database-ranges>
        <table:database-range table:name="__Anonymous_DB__1" table:target-range-address="santeguli.A1:santeguli.D3618">
          <table:sort table:bind-styles-to-content="false">
            <table:sort-by table:field-number="3" table:data-type="automatic"/>
          </table:sort>
          <table:subtotal-rules table:bind-styles-to-content="false">
            <table:sort-groups/>
            <table:subtotal-rule table:group-by-field-number="3">
              <table:subtotal-field table:field-number="1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13:17:00.198975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8T13:22:56.716299632</dc:date>
    <dc:creator>Srinivas Vaidyanathan</dc:creator>
    <meta:editing-duration>PT24M42S</meta:editing-duration>
    <meta:editing-cycles>2</meta:editing-cycles>
    <meta:generator>LibreOffice/5.1.4.2$Linux_X86_64 LibreOffice_project/10m0$Build-2</meta:generator>
    <meta:document-statistic meta:table-count="2" meta:cell-count="14252" meta:object-count="0"/>
  </office:meta>
</office:document-meta>
</file>